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48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by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api.github.com/repos/rspec/rspec-mocks</text:p>
          </table:table-cell>
          <table:table-cell table:formula="of:=REPLACE([.B1]; 1; 29; &quot;&quot;)" office:value-type="string" office:string-value="rspec/rspec-mocks" calcext:value-type="string">
            <text:p>rspec/rspec-mock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ttps://api.github.com/repos/celluloid/celluloid</text:p>
          </table:table-cell>
          <table:table-cell table:formula="of:=REPLACE([.B2]; 1; 29; &quot;&quot;)" office:value-type="string" office:string-value="celluloid/celluloid" calcext:value-type="string">
            <text:p>celluloid/celluloi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ttps://api.github.com/repos/ruby-grape/grape</text:p>
          </table:table-cell>
          <table:table-cell table:formula="of:=REPLACE([.B3]; 1; 29; &quot;&quot;)" office:value-type="string" office:string-value="ruby-grape/grape" calcext:value-type="string">
            <text:p>ruby-grape/grap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ttps://api.github.com/repos/Katello/katello</text:p>
          </table:table-cell>
          <table:table-cell table:formula="of:=REPLACE([.B4]; 1; 29; &quot;&quot;)" office:value-type="string" office:string-value="Katello/katello" calcext:value-type="string">
            <text:p>Katello/katell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ttps://api.github.com/repos/amatsuda/kaminari</text:p>
          </table:table-cell>
          <table:table-cell table:formula="of:=REPLACE([.B5]; 1; 29; &quot;&quot;)" office:value-type="string" office:string-value="amatsuda/kaminari" calcext:value-type="string">
            <text:p>amatsuda/kaminar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ttps://api.github.com/repos/activemerchant/active_merchant</text:p>
          </table:table-cell>
          <table:table-cell table:formula="of:=REPLACE([.B6]; 1; 29; &quot;&quot;)" office:value-type="string" office:string-value="activemerchant/active_merchant" calcext:value-type="string">
            <text:p>activemerchant/active_merchant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ttps://api.github.com/repos/randym/axlsx</text:p>
          </table:table-cell>
          <table:table-cell table:formula="of:=REPLACE([.B7]; 1; 29; &quot;&quot;)" office:value-type="string" office:string-value="randym/axlsx" calcext:value-type="string">
            <text:p>randym/axlsx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ttps://api.github.com/repos/heroku/heroku-buildpack-ruby</text:p>
          </table:table-cell>
          <table:table-cell table:formula="of:=REPLACE([.B8]; 1; 29; &quot;&quot;)" office:value-type="string" office:string-value="heroku/heroku-buildpack-ruby" calcext:value-type="string">
            <text:p>heroku/heroku-buildpack-ruby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https://api.github.com/repos/errbit/errbit</text:p>
          </table:table-cell>
          <table:table-cell table:formula="of:=REPLACE([.B9]; 1; 29; &quot;&quot;)" office:value-type="string" office:string-value="errbit/errbit" calcext:value-type="string">
            <text:p>errbit/errbit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ttps://api.github.com/repos/antirez/redis-doc</text:p>
          </table:table-cell>
          <table:table-cell table:formula="of:=REPLACE([.B10]; 1; 29; &quot;&quot;)" office:value-type="string" office:string-value="antirez/redis-doc" calcext:value-type="string">
            <text:p>antirez/redis-doc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https://api.github.com/repos/puppetlabs/puppet</text:p>
          </table:table-cell>
          <table:table-cell table:formula="of:=REPLACE([.B11]; 1; 29; &quot;&quot;)" office:value-type="string" office:string-value="puppetlabs/puppet" calcext:value-type="string">
            <text:p>puppetlabs/puppet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https://api.github.com/repos/rapid7/metasploit-framework</text:p>
          </table:table-cell>
          <table:table-cell table:formula="of:=REPLACE([.B12]; 1; 29; &quot;&quot;)" office:value-type="string" office:string-value="rapid7/metasploit-framework" calcext:value-type="string">
            <text:p>rapid7/metasploit-framework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ttps://api.github.com/repos/puppetlabs/puppet-acceptance</text:p>
          </table:table-cell>
          <table:table-cell table:formula="of:=REPLACE([.B13]; 1; 29; &quot;&quot;)" office:value-type="string" office:string-value="puppetlabs/puppet-acceptance" calcext:value-type="string">
            <text:p>puppetlabs/puppet-acceptance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https://api.github.com/repos/middleman/middleman</text:p>
          </table:table-cell>
          <table:table-cell table:formula="of:=REPLACE([.B14]; 1; 29; &quot;&quot;)" office:value-type="string" office:string-value="middleman/middleman" calcext:value-type="string">
            <text:p>middleman/middlema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https://api.github.com/repos/travis-ci/travis-core</text:p>
          </table:table-cell>
          <table:table-cell table:formula="of:=REPLACE([.B15]; 1; 29; &quot;&quot;)" office:value-type="string" office:string-value="travis-ci/travis-core" calcext:value-type="string">
            <text:p>travis-ci/travis-cor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https://api.github.com/repos/brianmario/mysql2</text:p>
          </table:table-cell>
          <table:table-cell table:formula="of:=REPLACE([.B16]; 1; 29; &quot;&quot;)" office:value-type="string" office:string-value="brianmario/mysql2" calcext:value-type="string">
            <text:p>brianmario/mysql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ttps://api.github.com/repos/egtaonline/egta_online</text:p>
          </table:table-cell>
          <table:table-cell table:formula="of:=REPLACE([.B17]; 1; 29; &quot;&quot;)" office:value-type="string" office:string-value="egtaonline/egta_online" calcext:value-type="string">
            <text:p>egtaonline/egta_onlin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https://api.github.com/repos/heroku/heroku</text:p>
          </table:table-cell>
          <table:table-cell table:formula="of:=REPLACE([.B18]; 1; 29; &quot;&quot;)" office:value-type="string" office:string-value="heroku/heroku" calcext:value-type="string">
            <text:p>heroku/heroku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https://api.github.com/repos/rails/rails</text:p>
          </table:table-cell>
          <table:table-cell table:formula="of:=REPLACE([.B19]; 1; 29; &quot;&quot;)" office:value-type="string" office:string-value="rails/rails" calcext:value-type="string">
            <text:p>rails/rails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https://api.github.com/repos/gousiosg/github-mirror</text:p>
          </table:table-cell>
          <table:table-cell table:formula="of:=REPLACE([.B20]; 1; 29; &quot;&quot;)" office:value-type="string" office:string-value="gousiosg/github-mirror" calcext:value-type="string">
            <text:p>gousiosg/github-mirror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https://api.github.com/repos/dchelimsky/rspec</text:p>
          </table:table-cell>
          <table:table-cell table:formula="of:=REPLACE([.B21]; 1; 29; &quot;&quot;)" office:value-type="string" office:string-value="dchelimsky/rspec" calcext:value-type="string">
            <text:p>dchelimsky/rspec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https://api.github.com/repos/rspec/rspec-rails</text:p>
          </table:table-cell>
          <table:table-cell table:formula="of:=REPLACE([.B22]; 1; 29; &quot;&quot;)" office:value-type="string" office:string-value="rspec/rspec-rails" calcext:value-type="string">
            <text:p>rspec/rspec-rails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api.github.com/repos/sunlightlabs/congress</text:p>
          </table:table-cell>
          <table:table-cell table:formula="of:=REPLACE([.B23]; 1; 29; &quot;&quot;)" office:value-type="string" office:string-value="sunlightlabs/congress" calcext:value-type="string">
            <text:p>sunlightlabs/congress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https://api.github.com/repos/progit/progit</text:p>
          </table:table-cell>
          <table:table-cell table:formula="of:=REPLACE([.B24]; 1; 29; &quot;&quot;)" office:value-type="string" office:string-value="progit/progit" calcext:value-type="string">
            <text:p>progit/progit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https://api.github.com/repos/redmine/redmine</text:p>
          </table:table-cell>
          <table:table-cell table:formula="of:=REPLACE([.B25]; 1; 29; &quot;&quot;)" office:value-type="string" office:string-value="redmine/redmine" calcext:value-type="string">
            <text:p>redmine/redmin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https://api.github.com/repos/fog/fog</text:p>
          </table:table-cell>
          <table:table-cell table:formula="of:=REPLACE([.B26]; 1; 29; &quot;&quot;)" office:value-type="string" office:string-value="fog/fog" calcext:value-type="string">
            <text:p>fog/fog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https://api.github.com/repos/senchalabs/jsduck</text:p>
          </table:table-cell>
          <table:table-cell table:formula="of:=REPLACE([.B27]; 1; 29; &quot;&quot;)" office:value-type="string" office:string-value="senchalabs/jsduck" calcext:value-type="string">
            <text:p>senchalabs/jsduck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https://api.github.com/repos/newrelic/rpm</text:p>
          </table:table-cell>
          <table:table-cell table:formula="of:=REPLACE([.B28]; 1; 29; &quot;&quot;)" office:value-type="string" office:string-value="newrelic/rpm" calcext:value-type="string">
            <text:p>newrelic/rpm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https://api.github.com/repos/rubymotion/BubbleWrap</text:p>
          </table:table-cell>
          <table:table-cell table:formula="of:=REPLACE([.B29]; 1; 29; &quot;&quot;)" office:value-type="string" office:string-value="rubymotion/BubbleWrap" calcext:value-type="string">
            <text:p>rubymotion/BubbleWrap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ttps://api.github.com/repos/railsbp/rails_best_practices</text:p>
          </table:table-cell>
          <table:table-cell table:formula="of:=REPLACE([.B30]; 1; 29; &quot;&quot;)" office:value-type="string" office:string-value="railsbp/rails_best_practices" calcext:value-type="string">
            <text:p>railsbp/rails_best_practices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https://api.github.com/repos/openshift/rhc</text:p>
          </table:table-cell>
          <table:table-cell table:formula="of:=REPLACE([.B31]; 1; 29; &quot;&quot;)" office:value-type="string" office:string-value="openshift/rhc" calcext:value-type="string">
            <text:p>openshift/rhc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https://api.github.com/repos/mperham/sidekiq</text:p>
          </table:table-cell>
          <table:table-cell table:formula="of:=REPLACE([.B32]; 1; 29; &quot;&quot;)" office:value-type="string" office:string-value="mperham/sidekiq" calcext:value-type="string">
            <text:p>mperham/sidekiq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https://api.github.com/repos/calabash/calabash-ios</text:p>
          </table:table-cell>
          <table:table-cell table:formula="of:=REPLACE([.B33]; 1; 29; &quot;&quot;)" office:value-type="string" office:string-value="calabash/calabash-ios" calcext:value-type="string">
            <text:p>calabash/calabash-io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https://api.github.com/repos/calabash/calabash-android</text:p>
          </table:table-cell>
          <table:table-cell table:formula="of:=REPLACE([.B34]; 1; 29; &quot;&quot;)" office:value-type="string" office:string-value="calabash/calabash-android" calcext:value-type="string">
            <text:p>calabash/calabash-android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https://api.github.com/repos/diaspora/diaspora</text:p>
          </table:table-cell>
          <table:table-cell table:formula="of:=REPLACE([.B35]; 1; 29; &quot;&quot;)" office:value-type="string" office:string-value="diaspora/diaspora" calcext:value-type="string">
            <text:p>diaspora/diaspora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https://api.github.com/repos/fluent/fluentd</text:p>
          </table:table-cell>
          <table:table-cell table:formula="of:=REPLACE([.B36]; 1; 29; &quot;&quot;)" office:value-type="string" office:string-value="fluent/fluentd" calcext:value-type="string">
            <text:p>fluent/fluentd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https://api.github.com/repos/elm-city-craftworks/practicing-ruby-web</text:p>
          </table:table-cell>
          <table:table-cell table:formula="of:=REPLACE([.B37]; 1; 29; &quot;&quot;)" office:value-type="string" office:string-value="elm-city-craftworks/practicing-ruby-web" calcext:value-type="string">
            <text:p>elm-city-craftworks/practicing-ruby-web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https://api.github.com/repos/sinatra/sinatra</text:p>
          </table:table-cell>
          <table:table-cell table:formula="of:=REPLACE([.B38]; 1; 29; &quot;&quot;)" office:value-type="string" office:string-value="sinatra/sinatra" calcext:value-type="string">
            <text:p>sinatra/sinatra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https://api.github.com/repos/github-archive/developer.github.com</text:p>
          </table:table-cell>
          <table:table-cell table:formula="of:=REPLACE([.B39]; 1; 29; &quot;&quot;)" office:value-type="string" office:string-value="github-archive/developer.github.com" calcext:value-type="string">
            <text:p>github-archive/developer.github.com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https://api.github.com/repos/chef-cookbooks/windows</text:p>
          </table:table-cell>
          <table:table-cell table:formula="of:=REPLACE([.B40]; 1; 29; &quot;&quot;)" office:value-type="string" office:string-value="chef-cookbooks/windows" calcext:value-type="string">
            <text:p>chef-cookbooks/windows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https://api.github.com/repos/github/github-services</text:p>
          </table:table-cell>
          <table:table-cell table:formula="of:=REPLACE([.B41]; 1; 29; &quot;&quot;)" office:value-type="string" office:string-value="github/github-services" calcext:value-type="string">
            <text:p>github/github-servic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https://api.github.com/repos/YaleSTC/reservations</text:p>
          </table:table-cell>
          <table:table-cell table:formula="of:=REPLACE([.B42]; 1; 29; &quot;&quot;)" office:value-type="string" office:string-value="YaleSTC/reservations" calcext:value-type="string">
            <text:p>YaleSTC/reservations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https://api.github.com/repos/jruby/jruby</text:p>
          </table:table-cell>
          <table:table-cell table:formula="of:=REPLACE([.B43]; 1; 29; &quot;&quot;)" office:value-type="string" office:string-value="jruby/jruby" calcext:value-type="string">
            <text:p>jruby/jruby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https://api.github.com/repos/gistflow/gistflow</text:p>
          </table:table-cell>
          <table:table-cell table:formula="of:=REPLACE([.B44]; 1; 29; &quot;&quot;)" office:value-type="string" office:string-value="gistflow/gistflow" calcext:value-type="string">
            <text:p>gistflow/gistflow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https://api.github.com/repos/capistrano/capistrano</text:p>
          </table:table-cell>
          <table:table-cell table:formula="of:=REPLACE([.B45]; 1; 29; &quot;&quot;)" office:value-type="string" office:string-value="capistrano/capistrano" calcext:value-type="string">
            <text:p>capistrano/capistrano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https://api.github.com/repos/extension/ask</text:p>
          </table:table-cell>
          <table:table-cell table:formula="of:=REPLACE([.B46]; 1; 29; &quot;&quot;)" office:value-type="string" office:string-value="extension/ask" calcext:value-type="string">
            <text:p>extension/ask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https://api.github.com/repos/infochimps-labs/ironfan</text:p>
          </table:table-cell>
          <table:table-cell table:formula="of:=REPLACE([.B47]; 1; 29; &quot;&quot;)" office:value-type="string" office:string-value="infochimps-labs/ironfan" calcext:value-type="string">
            <text:p>infochimps-labs/ironfan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https://api.github.com/repos/twitter/twitter-cldr-rb</text:p>
          </table:table-cell>
          <table:table-cell table:formula="of:=REPLACE([.B48]; 1; 29; &quot;&quot;)" office:value-type="string" office:string-value="twitter/twitter-cldr-rb" calcext:value-type="string">
            <text:p>twitter/twitter-cldr-rb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https://api.github.com/repos/browsermedia/browsercms</text:p>
          </table:table-cell>
          <table:table-cell table:formula="of:=REPLACE([.B49]; 1; 29; &quot;&quot;)" office:value-type="string" office:string-value="browsermedia/browsercms" calcext:value-type="string">
            <text:p>browsermedia/browsercms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https://api.github.com/repos/instructure/canvas-lms</text:p>
          </table:table-cell>
          <table:table-cell table:formula="of:=REPLACE([.B50]; 1; 29; &quot;&quot;)" office:value-type="string" office:string-value="instructure/canvas-lms" calcext:value-type="string">
            <text:p>instructure/canvas-lms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https://api.github.com/repos/jfelchner/ruby-progressbar</text:p>
          </table:table-cell>
          <table:table-cell table:formula="of:=REPLACE([.B51]; 1; 29; &quot;&quot;)" office:value-type="string" office:string-value="jfelchner/ruby-progressbar" calcext:value-type="string">
            <text:p>jfelchner/ruby-progressbar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https://api.github.com/repos/imathis/octopress</text:p>
          </table:table-cell>
          <table:table-cell table:formula="of:=REPLACE([.B52]; 1; 29; &quot;&quot;)" office:value-type="string" office:string-value="imathis/octopress" calcext:value-type="string">
            <text:p>imathis/octopress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https://api.github.com/repos/sferik/twitter</text:p>
          </table:table-cell>
          <table:table-cell table:formula="of:=REPLACE([.B53]; 1; 29; &quot;&quot;)" office:value-type="string" office:string-value="sferik/twitter" calcext:value-type="string">
            <text:p>sferik/twitter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https://api.github.com/repos/rsim/oracle-enhanced</text:p>
          </table:table-cell>
          <table:table-cell table:formula="of:=REPLACE([.B54]; 1; 29; &quot;&quot;)" office:value-type="string" office:string-value="rsim/oracle-enhanced" calcext:value-type="string">
            <text:p>rsim/oracle-enhanced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https://api.github.com/repos/gitlabhq/gitlabhq</text:p>
          </table:table-cell>
          <table:table-cell table:formula="of:=REPLACE([.B55]; 1; 29; &quot;&quot;)" office:value-type="string" office:string-value="gitlabhq/gitlabhq" calcext:value-type="string">
            <text:p>gitlabhq/gitlabhq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https://api.github.com/repos/ooyala/barkeep</text:p>
          </table:table-cell>
          <table:table-cell table:formula="of:=REPLACE([.B56]; 1; 29; &quot;&quot;)" office:value-type="string" office:string-value="ooyala/barkeep" calcext:value-type="string">
            <text:p>ooyala/barkeep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https://api.github.com/repos/Homebrew/homebrew-dupes</text:p>
          </table:table-cell>
          <table:table-cell table:formula="of:=REPLACE([.B57]; 1; 29; &quot;&quot;)" office:value-type="string" office:string-value="Homebrew/homebrew-dupes" calcext:value-type="string">
            <text:p>Homebrew/homebrew-dupes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https://api.github.com/repos/Shopify/liquid</text:p>
          </table:table-cell>
          <table:table-cell table:formula="of:=REPLACE([.B58]; 1; 29; &quot;&quot;)" office:value-type="string" office:string-value="Shopify/liquid" calcext:value-type="string">
            <text:p>Shopify/liquid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ttps://api.github.com/repos/mitchellh/vagrant</text:p>
          </table:table-cell>
          <table:table-cell table:formula="of:=REPLACE([.B59]; 1; 29; &quot;&quot;)" office:value-type="string" office:string-value="mitchellh/vagrant" calcext:value-type="string">
            <text:p>mitchellh/vagrant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https://api.github.com/repos/basho/riak-ruby-client</text:p>
          </table:table-cell>
          <table:table-cell table:formula="of:=REPLACE([.B60]; 1; 29; &quot;&quot;)" office:value-type="string" office:string-value="basho/riak-ruby-client" calcext:value-type="string">
            <text:p>basho/riak-ruby-client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https://api.github.com/repos/haml/haml</text:p>
          </table:table-cell>
          <table:table-cell table:formula="of:=REPLACE([.B61]; 1; 29; &quot;&quot;)" office:value-type="string" office:string-value="haml/haml" calcext:value-type="string">
            <text:p>haml/haml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https://api.github.com/repos/rightscale/rightscale_cookbooks</text:p>
          </table:table-cell>
          <table:table-cell table:formula="of:=REPLACE([.B62]; 1; 29; &quot;&quot;)" office:value-type="string" office:string-value="rightscale/rightscale_cookbooks" calcext:value-type="string">
            <text:p>rightscale/rightscale_cookbooks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https://api.github.com/repos/lsegal/yard</text:p>
          </table:table-cell>
          <table:table-cell table:formula="of:=REPLACE([.B63]; 1; 29; &quot;&quot;)" office:value-type="string" office:string-value="lsegal/yard" calcext:value-type="string">
            <text:p>lsegal/yard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https://api.github.com/repos/rescuedcode/StaffPlan</text:p>
          </table:table-cell>
          <table:table-cell table:formula="of:=REPLACE([.B64]; 1; 29; &quot;&quot;)" office:value-type="string" office:string-value="rescuedcode/StaffPlan" calcext:value-type="string">
            <text:p>rescuedcode/StaffPlan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https://api.github.com/repos/pry/pry</text:p>
          </table:table-cell>
          <table:table-cell table:formula="of:=REPLACE([.B65]; 1; 29; &quot;&quot;)" office:value-type="string" office:string-value="pry/pry" calcext:value-type="string">
            <text:p>pry/pry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string" calcext:value-type="string">
            <text:p>https://api.github.com/repos/puppetlabs/puppetlabs-mysql</text:p>
          </table:table-cell>
          <table:table-cell table:formula="of:=REPLACE([.B66]; 1; 29; &quot;&quot;)" office:value-type="string" office:string-value="puppetlabs/puppetlabs-mysql" calcext:value-type="string">
            <text:p>puppetlabs/puppetlabs-mysql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string" calcext:value-type="string">
            <text:p>https://api.github.com/repos/MarkUsProject/Markus</text:p>
          </table:table-cell>
          <table:table-cell table:formula="of:=REPLACE([.B67]; 1; 29; &quot;&quot;)" office:value-type="string" office:string-value="MarkUsProject/Markus" calcext:value-type="string">
            <text:p>MarkUsProject/Markus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https://api.github.com/repos/bborn/communityengine</text:p>
          </table:table-cell>
          <table:table-cell table:formula="of:=REPLACE([.B68]; 1; 29; &quot;&quot;)" office:value-type="string" office:string-value="bborn/communityengine" calcext:value-type="string">
            <text:p>bborn/communityengine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string" calcext:value-type="string">
            <text:p>https://api.github.com/repos/twilio/twilio-ruby</text:p>
          </table:table-cell>
          <table:table-cell table:formula="of:=REPLACE([.B69]; 1; 29; &quot;&quot;)" office:value-type="string" office:string-value="twilio/twilio-ruby" calcext:value-type="string">
            <text:p>twilio/twilio-ruby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https://api.github.com/repos/jordansissel/fpm</text:p>
          </table:table-cell>
          <table:table-cell table:formula="of:=REPLACE([.B70]; 1; 29; &quot;&quot;)" office:value-type="string" office:string-value="jordansissel/fpm" calcext:value-type="string">
            <text:p>jordansissel/fpm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string" calcext:value-type="string">
            <text:p>https://api.github.com/repos/RubyMoney/money</text:p>
          </table:table-cell>
          <table:table-cell table:formula="of:=REPLACE([.B71]; 1; 29; &quot;&quot;)" office:value-type="string" office:string-value="RubyMoney/money" calcext:value-type="string">
            <text:p>RubyMoney/money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https://api.github.com/repos/ruby-amqp/amqp</text:p>
          </table:table-cell>
          <table:table-cell table:formula="of:=REPLACE([.B72]; 1; 29; &quot;&quot;)" office:value-type="string" office:string-value="ruby-amqp/amqp" calcext:value-type="string">
            <text:p>ruby-amqp/amqp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https://api.github.com/repos/joshmcarthur/Latter</text:p>
          </table:table-cell>
          <table:table-cell table:formula="of:=REPLACE([.B73]; 1; 29; &quot;&quot;)" office:value-type="string" office:string-value="joshmcarthur/Latter" calcext:value-type="string">
            <text:p>joshmcarthur/Latter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https://api.github.com/repos/comfy/comfortable-mexican-sofa</text:p>
          </table:table-cell>
          <table:table-cell table:formula="of:=REPLACE([.B74]; 1; 29; &quot;&quot;)" office:value-type="string" office:string-value="comfy/comfortable-mexican-sofa" calcext:value-type="string">
            <text:p>comfy/comfortable-mexican-sofa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string" calcext:value-type="string">
            <text:p>https://api.github.com/repos/infochimps-labs/wukong</text:p>
          </table:table-cell>
          <table:table-cell table:formula="of:=REPLACE([.B75]; 1; 29; &quot;&quot;)" office:value-type="string" office:string-value="infochimps-labs/wukong" calcext:value-type="string">
            <text:p>infochimps-labs/wukong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https://api.github.com/repos/theforeman/smart-proxy</text:p>
          </table:table-cell>
          <table:table-cell table:formula="of:=REPLACE([.B76]; 1; 29; &quot;&quot;)" office:value-type="string" office:string-value="theforeman/smart-proxy" calcext:value-type="string">
            <text:p>theforeman/smart-proxy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string" calcext:value-type="string">
            <text:p>https://api.github.com/repos/holderdeord/hdo-site</text:p>
          </table:table-cell>
          <table:table-cell table:formula="of:=REPLACE([.B77]; 1; 29; &quot;&quot;)" office:value-type="string" office:string-value="holderdeord/hdo-site" calcext:value-type="string">
            <text:p>holderdeord/hdo-site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https://api.github.com/repos/spree/spree</text:p>
          </table:table-cell>
          <table:table-cell table:formula="of:=REPLACE([.B78]; 1; 29; &quot;&quot;)" office:value-type="string" office:string-value="spree/spree" calcext:value-type="string">
            <text:p>spree/spree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string" calcext:value-type="string">
            <text:p>https://api.github.com/repos/trustthevote/Rocky</text:p>
          </table:table-cell>
          <table:table-cell table:formula="of:=REPLACE([.B79]; 1; 29; &quot;&quot;)" office:value-type="string" office:string-value="trustthevote/Rocky" calcext:value-type="string">
            <text:p>trustthevote/Rocky</text:p>
          </table:table-cell>
        </table:table-row>
        <table:table-row table:style-name="ro1">
          <table:table-cell office:value-type="float" office:value="10856" calcext:value-type="float">
            <text:p>10856</text:p>
          </table:table-cell>
          <table:table-cell office:value-type="string" calcext:value-type="string">
            <text:p>https://api.github.com/repos/rubysherpas/forem</text:p>
          </table:table-cell>
          <table:table-cell table:formula="of:=REPLACE([.B80]; 1; 29; &quot;&quot;)" office:value-type="string" office:string-value="rubysherpas/forem" calcext:value-type="string">
            <text:p>rubysherpas/forem</text:p>
          </table:table-cell>
        </table:table-row>
        <table:table-row table:style-name="ro1">
          <table:table-cell office:value-type="float" office:value="10882" calcext:value-type="float">
            <text:p>10882</text:p>
          </table:table-cell>
          <table:table-cell office:value-type="string" calcext:value-type="string">
            <text:p>https://api.github.com/repos/pivotal/projectmonitor</text:p>
          </table:table-cell>
          <table:table-cell table:formula="of:=REPLACE([.B81]; 1; 29; &quot;&quot;)" office:value-type="string" office:string-value="pivotal/projectmonitor" calcext:value-type="string">
            <text:p>pivotal/projectmonitor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https://api.github.com/repos/padrino/padrino-framework</text:p>
          </table:table-cell>
          <table:table-cell table:formula="of:=REPLACE([.B82]; 1; 29; &quot;&quot;)" office:value-type="string" office:string-value="padrino/padrino-framework" calcext:value-type="string">
            <text:p>padrino/padrino-framework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https://api.github.com/repos/solnic/virtus</text:p>
          </table:table-cell>
          <table:table-cell table:formula="of:=REPLACE([.B83]; 1; 29; &quot;&quot;)" office:value-type="string" office:string-value="solnic/virtus" calcext:value-type="string">
            <text:p>solnic/virtus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string" calcext:value-type="string">
            <text:p>https://api.github.com/repos/stympy/faker</text:p>
          </table:table-cell>
          <table:table-cell table:formula="of:=REPLACE([.B84]; 1; 29; &quot;&quot;)" office:value-type="string" office:string-value="stympy/faker" calcext:value-type="string">
            <text:p>stympy/faker</text:p>
          </table:table-cell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https://api.github.com/repos/schubergphilis/nagios</text:p>
          </table:table-cell>
          <table:table-cell table:formula="of:=REPLACE([.B85]; 1; 29; &quot;&quot;)" office:value-type="string" office:string-value="schubergphilis/nagios" calcext:value-type="string">
            <text:p>schubergphilis/nagios</text:p>
          </table:table-cell>
        </table:table-row>
        <table:table-row table:style-name="ro1">
          <table:table-cell office:value-type="float" office:value="11602" calcext:value-type="float">
            <text:p>11602</text:p>
          </table:table-cell>
          <table:table-cell office:value-type="string" calcext:value-type="string">
            <text:p>https://api.github.com/repos/travis-ci/travis-cookbooks</text:p>
          </table:table-cell>
          <table:table-cell table:formula="of:=REPLACE([.B86]; 1; 29; &quot;&quot;)" office:value-type="string" office:string-value="travis-ci/travis-cookbooks" calcext:value-type="string">
            <text:p>travis-ci/travis-cookbooks</text:p>
          </table:table-cell>
        </table:table-row>
        <table:table-row table:style-name="ro1">
          <table:table-cell office:value-type="float" office:value="11809" calcext:value-type="float">
            <text:p>11809</text:p>
          </table:table-cell>
          <table:table-cell office:value-type="string" calcext:value-type="string">
            <text:p>https://api.github.com/repos/RailsApps/rails_apps_composer</text:p>
          </table:table-cell>
          <table:table-cell table:formula="of:=REPLACE([.B87]; 1; 29; &quot;&quot;)" office:value-type="string" office:string-value="RailsApps/rails_apps_composer" calcext:value-type="string">
            <text:p>RailsApps/rails_apps_composer</text:p>
          </table:table-cell>
        </table:table-row>
        <table:table-row table:style-name="ro1">
          <table:table-cell office:value-type="float" office:value="11814" calcext:value-type="float">
            <text:p>11814</text:p>
          </table:table-cell>
          <table:table-cell office:value-type="string" calcext:value-type="string">
            <text:p>https://api.github.com/repos/seomoz/qless</text:p>
          </table:table-cell>
          <table:table-cell table:formula="of:=REPLACE([.B88]; 1; 29; &quot;&quot;)" office:value-type="string" office:string-value="seomoz/qless" calcext:value-type="string">
            <text:p>seomoz/qless</text:p>
          </table:table-cell>
        </table:table-row>
        <table:table-row table:style-name="ro1">
          <table:table-cell office:value-type="float" office:value="11845" calcext:value-type="float">
            <text:p>11845</text:p>
          </table:table-cell>
          <table:table-cell office:value-type="string" calcext:value-type="string">
            <text:p>https://api.github.com/repos/torquebox/torquebox</text:p>
          </table:table-cell>
          <table:table-cell table:formula="of:=REPLACE([.B89]; 1; 29; &quot;&quot;)" office:value-type="string" office:string-value="torquebox/torquebox" calcext:value-type="string">
            <text:p>torquebox/torquebox</text:p>
          </table:table-cell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string" calcext:value-type="string">
            <text:p>https://api.github.com/repos/rubinius/rubinius</text:p>
          </table:table-cell>
          <table:table-cell table:formula="of:=REPLACE([.B90]; 1; 29; &quot;&quot;)" office:value-type="string" office:string-value="rubinius/rubinius" calcext:value-type="string">
            <text:p>rubinius/rubinius</text:p>
          </table:table-cell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string" calcext:value-type="string">
            <text:p>https://api.github.com/repos/rcbops/chef-cookbooks</text:p>
          </table:table-cell>
          <table:table-cell table:formula="of:=REPLACE([.B91]; 1; 29; &quot;&quot;)" office:value-type="string" office:string-value="rcbops/chef-cookbooks" calcext:value-type="string">
            <text:p>rcbops/chef-cookbooks</text:p>
          </table:table-cell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string" calcext:value-type="string">
            <text:p>https://api.github.com/repos/plataformatec/devise</text:p>
          </table:table-cell>
          <table:table-cell table:formula="of:=REPLACE([.B92]; 1; 29; &quot;&quot;)" office:value-type="string" office:string-value="plataformatec/devise" calcext:value-type="string">
            <text:p>plataformatec/devise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string" calcext:value-type="string">
            <text:p>https://api.github.com/repos/puma/puma</text:p>
          </table:table-cell>
          <table:table-cell table:formula="of:=REPLACE([.B93]; 1; 29; &quot;&quot;)" office:value-type="string" office:string-value="puma/puma" calcext:value-type="string">
            <text:p>puma/puma</text:p>
          </table:table-cell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string" calcext:value-type="string">
            <text:p>https://api.github.com/repos/activescaffold/active_scaffold</text:p>
          </table:table-cell>
          <table:table-cell table:formula="of:=REPLACE([.B94]; 1; 29; &quot;&quot;)" office:value-type="string" office:string-value="activescaffold/active_scaffold" calcext:value-type="string">
            <text:p>activescaffold/active_scaffold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https://api.github.com/repos/troessner/reek</text:p>
          </table:table-cell>
          <table:table-cell table:formula="of:=REPLACE([.B95]; 1; 29; &quot;&quot;)" office:value-type="string" office:string-value="troessner/reek" calcext:value-type="string">
            <text:p>troessner/reek</text:p>
          </table:table-cell>
        </table:table-row>
        <table:table-row table:style-name="ro1">
          <table:table-cell office:value-type="float" office:value="12885" calcext:value-type="float">
            <text:p>12885</text:p>
          </table:table-cell>
          <table:table-cell office:value-type="string" calcext:value-type="string">
            <text:p>https://api.github.com/repos/sferik/rails_admin</text:p>
          </table:table-cell>
          <table:table-cell table:formula="of:=REPLACE([.B96]; 1; 29; &quot;&quot;)" office:value-type="string" office:string-value="sferik/rails_admin" calcext:value-type="string">
            <text:p>sferik/rails_admin</text:p>
          </table:table-cell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https://api.github.com/repos/thoughtbot/suspenders</text:p>
          </table:table-cell>
          <table:table-cell table:formula="of:=REPLACE([.B97]; 1; 29; &quot;&quot;)" office:value-type="string" office:string-value="thoughtbot/suspenders" calcext:value-type="string">
            <text:p>thoughtbot/suspenders</text:p>
          </table:table-cell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string" calcext:value-type="string">
            <text:p>https://api.github.com/repos/jeremyevans/sequel</text:p>
          </table:table-cell>
          <table:table-cell table:formula="of:=REPLACE([.B98]; 1; 29; &quot;&quot;)" office:value-type="string" office:string-value="jeremyevans/sequel" calcext:value-type="string">
            <text:p>jeremyevans/sequel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https://api.github.com/repos/ruby/ruby</text:p>
          </table:table-cell>
          <table:table-cell table:formula="of:=REPLACE([.B99]; 1; 29; &quot;&quot;)" office:value-type="string" office:string-value="ruby/ruby" calcext:value-type="string">
            <text:p>ruby/ruby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string" calcext:value-type="string">
            <text:p>https://api.github.com/repos/leonidas/qa-reports</text:p>
          </table:table-cell>
          <table:table-cell table:formula="of:=REPLACE([.B100]; 1; 29; &quot;&quot;)" office:value-type="string" office:string-value="leonidas/qa-reports" calcext:value-type="string">
            <text:p>leonidas/qa-reports</text:p>
          </table:table-cell>
        </table:table-row>
        <table:table-row table:style-name="ro1">
          <table:table-cell office:value-type="float" office:value="14669" calcext:value-type="float">
            <text:p>14669</text:p>
          </table:table-cell>
          <table:table-cell office:value-type="string" calcext:value-type="string">
            <text:p>https://api.github.com/repos/rails-sqlserver/activerecord-sqlserver-adapter</text:p>
          </table:table-cell>
          <table:table-cell table:formula="of:=REPLACE([.B101]; 1; 29; &quot;&quot;)" office:value-type="string" office:string-value="rails-sqlserver/activerecord-sqlserver-adapter" calcext:value-type="string">
            <text:p>rails-sqlserver/activerecord-sqlserver-adapter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https://api.github.com/repos/sharetribe/sharetribe</text:p>
          </table:table-cell>
          <table:table-cell table:formula="of:=REPLACE([.B102]; 1; 29; &quot;&quot;)" office:value-type="string" office:string-value="sharetribe/sharetribe" calcext:value-type="string">
            <text:p>sharetribe/sharetribe</text:p>
          </table:table-cell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string" calcext:value-type="string">
            <text:p>https://api.github.com/repos/gettalong/kramdown</text:p>
          </table:table-cell>
          <table:table-cell table:formula="of:=REPLACE([.B103]; 1; 29; &quot;&quot;)" office:value-type="string" office:string-value="gettalong/kramdown" calcext:value-type="string">
            <text:p>gettalong/kramdown</text:p>
          </table:table-cell>
        </table:table-row>
        <table:table-row table:style-name="ro1">
          <table:table-cell office:value-type="float" office:value="15841" calcext:value-type="float">
            <text:p>15841</text:p>
          </table:table-cell>
          <table:table-cell office:value-type="string" calcext:value-type="string">
            <text:p>https://api.github.com/repos/plataformatec/simple_form</text:p>
          </table:table-cell>
          <table:table-cell table:formula="of:=REPLACE([.B104]; 1; 29; &quot;&quot;)" office:value-type="string" office:string-value="plataformatec/simple_form" calcext:value-type="string">
            <text:p>plataformatec/simple_form</text:p>
          </table:table-cell>
        </table:table-row>
        <table:table-row table:style-name="ro1">
          <table:table-cell office:value-type="float" office:value="16011" calcext:value-type="float">
            <text:p>16011</text:p>
          </table:table-cell>
          <table:table-cell office:value-type="string" calcext:value-type="string">
            <text:p>https://api.github.com/repos/intercom/intercom-ruby</text:p>
          </table:table-cell>
          <table:table-cell table:formula="of:=REPLACE([.B105]; 1; 29; &quot;&quot;)" office:value-type="string" office:string-value="intercom/intercom-ruby" calcext:value-type="string">
            <text:p>intercom/intercom-ruby</text:p>
          </table:table-cell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string" calcext:value-type="string">
            <text:p>https://api.github.com/repos/guard/guard</text:p>
          </table:table-cell>
          <table:table-cell table:formula="of:=REPLACE([.B106]; 1; 29; &quot;&quot;)" office:value-type="string" office:string-value="guard/guard" calcext:value-type="string">
            <text:p>guard/guard</text:p>
          </table:table-cell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string" calcext:value-type="string">
            <text:p>https://api.github.com/repos/tablexi/nucore-open</text:p>
          </table:table-cell>
          <table:table-cell table:formula="of:=REPLACE([.B107]; 1; 29; &quot;&quot;)" office:value-type="string" office:string-value="tablexi/nucore-open" calcext:value-type="string">
            <text:p>tablexi/nucore-open</text:p>
          </table:table-cell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https://api.github.com/repos/till/easybib-cookbooks</text:p>
          </table:table-cell>
          <table:table-cell table:formula="of:=REPLACE([.B108]; 1; 29; &quot;&quot;)" office:value-type="string" office:string-value="till/easybib-cookbooks" calcext:value-type="string">
            <text:p>till/easybib-cookbooks</text:p>
          </table:table-cell>
        </table:table-row>
        <table:table-row table:style-name="ro1">
          <table:table-cell office:value-type="float" office:value="16729" calcext:value-type="float">
            <text:p>16729</text:p>
          </table:table-cell>
          <table:table-cell office:value-type="string" calcext:value-type="string">
            <text:p>https://api.github.com/repos/alexreisner/geocoder</text:p>
          </table:table-cell>
          <table:table-cell table:formula="of:=REPLACE([.B109]; 1; 29; &quot;&quot;)" office:value-type="string" office:string-value="alexreisner/geocoder" calcext:value-type="string">
            <text:p>alexreisner/geocoder</text:p>
          </table:table-cell>
        </table:table-row>
        <table:table-row table:style-name="ro1">
          <table:table-cell office:value-type="float" office:value="16786" calcext:value-type="float">
            <text:p>16786</text:p>
          </table:table-cell>
          <table:table-cell office:value-type="string" calcext:value-type="string">
            <text:p>https://api.github.com/repos/concord-consortium/rigse</text:p>
          </table:table-cell>
          <table:table-cell table:formula="of:=REPLACE([.B110]; 1; 29; &quot;&quot;)" office:value-type="string" office:string-value="concord-consortium/rigse" calcext:value-type="string">
            <text:p>concord-consortium/rigse</text:p>
          </table:table-cell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string" calcext:value-type="string">
            <text:p>https://api.github.com/repos/Libertree/libertree-frontend-ramaze</text:p>
          </table:table-cell>
          <table:table-cell table:formula="of:=REPLACE([.B111]; 1; 29; &quot;&quot;)" office:value-type="string" office:string-value="Libertree/libertree-frontend-ramaze" calcext:value-type="string">
            <text:p>Libertree/libertree-frontend-ramaze</text:p>
          </table:table-cell>
        </table:table-row>
        <table:table-row table:style-name="ro1">
          <table:table-cell office:value-type="float" office:value="16922" calcext:value-type="float">
            <text:p>16922</text:p>
          </table:table-cell>
          <table:table-cell office:value-type="string" calcext:value-type="string">
            <text:p>https://api.github.com/repos/locomotivecms/engine</text:p>
          </table:table-cell>
          <table:table-cell table:formula="of:=REPLACE([.B112]; 1; 29; &quot;&quot;)" office:value-type="string" office:string-value="locomotivecms/engine" calcext:value-type="string">
            <text:p>locomotivecms/engine</text:p>
          </table:table-cell>
        </table:table-row>
        <table:table-row table:style-name="ro1">
          <table:table-cell office:value-type="float" office:value="17525" calcext:value-type="float">
            <text:p>17525</text:p>
          </table:table-cell>
          <table:table-cell office:value-type="string" calcext:value-type="string">
            <text:p>https://api.github.com/repos/hudmol/archivesspace</text:p>
          </table:table-cell>
          <table:table-cell table:formula="of:=REPLACE([.B113]; 1; 29; &quot;&quot;)" office:value-type="string" office:string-value="hudmol/archivesspace" calcext:value-type="string">
            <text:p>hudmol/archivesspace</text:p>
          </table:table-cell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string" calcext:value-type="string">
            <text:p>https://api.github.com/repos/thoughtbot/shoulda-matchers</text:p>
          </table:table-cell>
          <table:table-cell table:formula="of:=REPLACE([.B114]; 1; 29; &quot;&quot;)" office:value-type="string" office:string-value="thoughtbot/shoulda-matchers" calcext:value-type="string">
            <text:p>thoughtbot/shoulda-matchers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string" calcext:value-type="string">
            <text:p>https://api.github.com/repos/isenseDev/rSENSE</text:p>
          </table:table-cell>
          <table:table-cell table:formula="of:=REPLACE([.B115]; 1; 29; &quot;&quot;)" office:value-type="string" office:string-value="isenseDev/rSENSE" calcext:value-type="string">
            <text:p>isenseDev/rSENSE</text:p>
          </table:table-cell>
        </table:table-row>
        <table:table-row table:style-name="ro1">
          <table:table-cell office:value-type="float" office:value="17735" calcext:value-type="float">
            <text:p>17735</text:p>
          </table:table-cell>
          <table:table-cell office:value-type="string" calcext:value-type="string">
            <text:p>https://api.github.com/repos/fatfreecrm/fat_free_crm</text:p>
          </table:table-cell>
          <table:table-cell table:formula="of:=REPLACE([.B116]; 1; 29; &quot;&quot;)" office:value-type="string" office:string-value="fatfreecrm/fat_free_crm" calcext:value-type="string">
            <text:p>fatfreecrm/fat_free_crm</text:p>
          </table:table-cell>
        </table:table-row>
        <table:table-row table:style-name="ro1">
          <table:table-cell office:value-type="float" office:value="17919" calcext:value-type="float">
            <text:p>17919</text:p>
          </table:table-cell>
          <table:table-cell office:value-type="string" calcext:value-type="string">
            <text:p>https://api.github.com/repos/spree-contrib/spree_i18n</text:p>
          </table:table-cell>
          <table:table-cell table:formula="of:=REPLACE([.B117]; 1; 29; &quot;&quot;)" office:value-type="string" office:string-value="spree-contrib/spree_i18n" calcext:value-type="string">
            <text:p>spree-contrib/spree_i18n</text:p>
          </table:table-cell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string" calcext:value-type="string">
            <text:p>https://api.github.com/repos/shoes/shoes4</text:p>
          </table:table-cell>
          <table:table-cell table:formula="of:=REPLACE([.B118]; 1; 29; &quot;&quot;)" office:value-type="string" office:string-value="shoes/shoes4" calcext:value-type="string">
            <text:p>shoes/shoes4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string" calcext:value-type="string">
            <text:p>https://api.github.com/repos/TracksApp/tracks</text:p>
          </table:table-cell>
          <table:table-cell table:formula="of:=REPLACE([.B119]; 1; 29; &quot;&quot;)" office:value-type="string" office:string-value="TracksApp/tracks" calcext:value-type="string">
            <text:p>TracksApp/tracks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string" calcext:value-type="string">
            <text:p>https://api.github.com/repos/adhearsion/adhearsion</text:p>
          </table:table-cell>
          <table:table-cell table:formula="of:=REPLACE([.B120]; 1; 29; &quot;&quot;)" office:value-type="string" office:string-value="adhearsion/adhearsion" calcext:value-type="string">
            <text:p>adhearsion/adhearsion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string" calcext:value-type="string">
            <text:p>https://api.github.com/repos/adhearsion/punchblock</text:p>
          </table:table-cell>
          <table:table-cell table:formula="of:=REPLACE([.B121]; 1; 29; &quot;&quot;)" office:value-type="string" office:string-value="adhearsion/punchblock" calcext:value-type="string">
            <text:p>adhearsion/punchblock</text:p>
          </table:table-cell>
        </table:table-row>
        <table:table-row table:style-name="ro1">
          <table:table-cell office:value-type="float" office:value="18322" calcext:value-type="float">
            <text:p>18322</text:p>
          </table:table-cell>
          <table:table-cell office:value-type="string" calcext:value-type="string">
            <text:p>https://api.github.com/repos/Bnei-Baruch/kmedia</text:p>
          </table:table-cell>
          <table:table-cell table:formula="of:=REPLACE([.B122]; 1; 29; &quot;&quot;)" office:value-type="string" office:string-value="Bnei-Baruch/kmedia" calcext:value-type="string">
            <text:p>Bnei-Baruch/kmedia</text:p>
          </table:table-cell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string" calcext:value-type="string">
            <text:p>https://api.github.com/repos/sferik/t</text:p>
          </table:table-cell>
          <table:table-cell table:formula="of:=REPLACE([.B123]; 1; 29; &quot;&quot;)" office:value-type="string" office:string-value="sferik/t" calcext:value-type="string">
            <text:p>sferik/t</text:p>
          </table:table-cell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string" calcext:value-type="string">
            <text:p>https://api.github.com/repos/apache/buildr</text:p>
          </table:table-cell>
          <table:table-cell table:formula="of:=REPLACE([.B124]; 1; 29; &quot;&quot;)" office:value-type="string" office:string-value="apache/buildr" calcext:value-type="string">
            <text:p>apache/buildr</text:p>
          </table:table-cell>
        </table:table-row>
        <table:table-row table:style-name="ro1">
          <table:table-cell office:value-type="float" office:value="18716" calcext:value-type="float">
            <text:p>18716</text:p>
          </table:table-cell>
          <table:table-cell office:value-type="string" calcext:value-type="string">
            <text:p>https://api.github.com/repos/rubygems/rubygems</text:p>
          </table:table-cell>
          <table:table-cell table:formula="of:=REPLACE([.B125]; 1; 29; &quot;&quot;)" office:value-type="string" office:string-value="rubygems/rubygems" calcext:value-type="string">
            <text:p>rubygems/rubygems</text:p>
          </table:table-cell>
        </table:table-row>
        <table:table-row table:style-name="ro1">
          <table:table-cell office:value-type="float" office:value="18751" calcext:value-type="float">
            <text:p>18751</text:p>
          </table:table-cell>
          <table:table-cell office:value-type="string" calcext:value-type="string">
            <text:p>https://api.github.com/repos/piotrmurach/github</text:p>
          </table:table-cell>
          <table:table-cell table:formula="of:=REPLACE([.B126]; 1; 29; &quot;&quot;)" office:value-type="string" office:string-value="piotrmurach/github" calcext:value-type="string">
            <text:p>piotrmurach/github</text:p>
          </table:table-cell>
        </table:table-row>
        <table:table-row table:style-name="ro1">
          <table:table-cell office:value-type="float" office:value="18793" calcext:value-type="float">
            <text:p>18793</text:p>
          </table:table-cell>
          <table:table-cell office:value-type="string" calcext:value-type="string">
            <text:p>https://api.github.com/repos/micktaiwan/scpm</text:p>
          </table:table-cell>
          <table:table-cell table:formula="of:=REPLACE([.B127]; 1; 29; &quot;&quot;)" office:value-type="string" office:string-value="micktaiwan/scpm" calcext:value-type="string">
            <text:p>micktaiwan/scpm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string" calcext:value-type="string">
            <text:p>https://api.github.com/repos/sul-dlss/hydrus</text:p>
          </table:table-cell>
          <table:table-cell table:formula="of:=REPLACE([.B128]; 1; 29; &quot;&quot;)" office:value-type="string" office:string-value="sul-dlss/hydrus" calcext:value-type="string">
            <text:p>sul-dlss/hydrus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https://api.github.com/repos/victorykit/victorykit</text:p>
          </table:table-cell>
          <table:table-cell table:formula="of:=REPLACE([.B129]; 1; 29; &quot;&quot;)" office:value-type="string" office:string-value="victorykit/victorykit" calcext:value-type="string">
            <text:p>victorykit/victorykit</text:p>
          </table:table-cell>
        </table:table-row>
        <table:table-row table:style-name="ro1">
          <table:table-cell office:value-type="float" office:value="19181" calcext:value-type="float">
            <text:p>19181</text:p>
          </table:table-cell>
          <table:table-cell office:value-type="string" calcext:value-type="string">
            <text:p>https://api.github.com/repos/citation-style-language/styles</text:p>
          </table:table-cell>
          <table:table-cell table:formula="of:=REPLACE([.B130]; 1; 29; &quot;&quot;)" office:value-type="string" office:string-value="citation-style-language/styles" calcext:value-type="string">
            <text:p>citation-style-language/styles</text:p>
          </table:table-cell>
        </table:table-row>
        <table:table-row table:style-name="ro1">
          <table:table-cell office:value-type="float" office:value="19185" calcext:value-type="float">
            <text:p>19185</text:p>
          </table:table-cell>
          <table:table-cell office:value-type="string" calcext:value-type="string">
            <text:p>https://api.github.com/repos/bkeepers/dotenv</text:p>
          </table:table-cell>
          <table:table-cell table:formula="of:=REPLACE([.B131]; 1; 29; &quot;&quot;)" office:value-type="string" office:string-value="bkeepers/dotenv" calcext:value-type="string">
            <text:p>bkeepers/dotenv</text:p>
          </table:table-cell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string" calcext:value-type="string">
            <text:p>https://api.github.com/repos/puppetlabs/marionette-collective</text:p>
          </table:table-cell>
          <table:table-cell table:formula="of:=REPLACE([.B132]; 1; 29; &quot;&quot;)" office:value-type="string" office:string-value="puppetlabs/marionette-collective" calcext:value-type="string">
            <text:p>puppetlabs/marionette-collective</text:p>
          </table:table-cell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string" calcext:value-type="string">
            <text:p>https://api.github.com/repos/mroth/lolcommits</text:p>
          </table:table-cell>
          <table:table-cell table:formula="of:=REPLACE([.B133]; 1; 29; &quot;&quot;)" office:value-type="string" office:string-value="mroth/lolcommits" calcext:value-type="string">
            <text:p>mroth/lolcommits</text:p>
          </table:table-cell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https://api.github.com/repos/frogatto/frogatto</text:p>
          </table:table-cell>
          <table:table-cell table:formula="of:=REPLACE([.B134]; 1; 29; &quot;&quot;)" office:value-type="string" office:string-value="frogatto/frogatto" calcext:value-type="string">
            <text:p>frogatto/frogatto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https://api.github.com/repos/ging/social_stream</text:p>
          </table:table-cell>
          <table:table-cell table:formula="of:=REPLACE([.B135]; 1; 29; &quot;&quot;)" office:value-type="string" office:string-value="ging/social_stream" calcext:value-type="string">
            <text:p>ging/social_stream</text:p>
          </table:table-cell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string" calcext:value-type="string">
            <text:p>https://api.github.com/repos/rspec/rspec-expectations</text:p>
          </table:table-cell>
          <table:table-cell table:formula="of:=REPLACE([.B136]; 1; 29; &quot;&quot;)" office:value-type="string" office:string-value="rspec/rspec-expectations" calcext:value-type="string">
            <text:p>rspec/rspec-expectations</text:p>
          </table:table-cell>
        </table:table-row>
        <table:table-row table:style-name="ro1">
          <table:table-cell office:value-type="float" office:value="20429" calcext:value-type="float">
            <text:p>20429</text:p>
          </table:table-cell>
          <table:table-cell office:value-type="string" calcext:value-type="string">
            <text:p>https://api.github.com/repos/thoughtbot/paperclip</text:p>
          </table:table-cell>
          <table:table-cell table:formula="of:=REPLACE([.B137]; 1; 29; &quot;&quot;)" office:value-type="string" office:string-value="thoughtbot/paperclip" calcext:value-type="string">
            <text:p>thoughtbot/paperclip</text:p>
          </table:table-cell>
        </table:table-row>
        <table:table-row table:style-name="ro1">
          <table:table-cell office:value-type="float" office:value="20786" calcext:value-type="float">
            <text:p>20786</text:p>
          </table:table-cell>
          <table:table-cell office:value-type="string" calcext:value-type="string">
            <text:p>https://api.github.com/repos/cloudfoundry/bosh</text:p>
          </table:table-cell>
          <table:table-cell table:formula="of:=REPLACE([.B138]; 1; 29; &quot;&quot;)" office:value-type="string" office:string-value="cloudfoundry/bosh" calcext:value-type="string">
            <text:p>cloudfoundry/bosh</text:p>
          </table:table-cell>
        </table:table-row>
        <table:table-row table:style-name="ro1">
          <table:table-cell office:value-type="float" office:value="20849" calcext:value-type="float">
            <text:p>20849</text:p>
          </table:table-cell>
          <table:table-cell office:value-type="string" calcext:value-type="string">
            <text:p>https://api.github.com/repos/projectblacklight/blacklight</text:p>
          </table:table-cell>
          <table:table-cell table:formula="of:=REPLACE([.B139]; 1; 29; &quot;&quot;)" office:value-type="string" office:string-value="projectblacklight/blacklight" calcext:value-type="string">
            <text:p>projectblacklight/blacklight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string" calcext:value-type="string">
            <text:p>https://api.github.com/repos/dtulibrary/toshokan</text:p>
          </table:table-cell>
          <table:table-cell table:formula="of:=REPLACE([.B140]; 1; 29; &quot;&quot;)" office:value-type="string" office:string-value="dtulibrary/toshokan" calcext:value-type="string">
            <text:p>dtulibrary/toshokan</text:p>
          </table:table-cell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string" calcext:value-type="string">
            <text:p>https://api.github.com/repos/jruby/activerecord-jdbc-adapter</text:p>
          </table:table-cell>
          <table:table-cell table:formula="of:=REPLACE([.B141]; 1; 29; &quot;&quot;)" office:value-type="string" office:string-value="jruby/activerecord-jdbc-adapter" calcext:value-type="string">
            <text:p>jruby/activerecord-jdbc-adapter</text:p>
          </table:table-cell>
        </table:table-row>
        <table:table-row table:style-name="ro1">
          <table:table-cell office:value-type="float" office:value="21276" calcext:value-type="float">
            <text:p>21276</text:p>
          </table:table-cell>
          <table:table-cell office:value-type="string" calcext:value-type="string">
            <text:p>https://api.github.com/repos/prawnpdf/prawn</text:p>
          </table:table-cell>
          <table:table-cell table:formula="of:=REPLACE([.B142]; 1; 29; &quot;&quot;)" office:value-type="string" office:string-value="prawnpdf/prawn" calcext:value-type="string">
            <text:p>prawnpdf/prawn</text:p>
          </table:table-cell>
        </table:table-row>
        <table:table-row table:style-name="ro1">
          <table:table-cell office:value-type="float" office:value="21603" calcext:value-type="float">
            <text:p>21603</text:p>
          </table:table-cell>
          <table:table-cell office:value-type="string" calcext:value-type="string">
            <text:p>https://api.github.com/repos/otwcode/otwarchive</text:p>
          </table:table-cell>
          <table:table-cell table:formula="of:=REPLACE([.B143]; 1; 29; &quot;&quot;)" office:value-type="string" office:string-value="otwcode/otwarchive" calcext:value-type="string">
            <text:p>otwcode/otwarchive</text:p>
          </table:table-cell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string" calcext:value-type="string">
            <text:p>https://api.github.com/repos/rightscale/right_link</text:p>
          </table:table-cell>
          <table:table-cell table:formula="of:=REPLACE([.B144]; 1; 29; &quot;&quot;)" office:value-type="string" office:string-value="rightscale/right_link" calcext:value-type="string">
            <text:p>rightscale/right_link</text:p>
          </table:table-cell>
        </table:table-row>
        <table:table-row table:style-name="ro1">
          <table:table-cell office:value-type="float" office:value="22588" calcext:value-type="float">
            <text:p>22588</text:p>
          </table:table-cell>
          <table:table-cell office:value-type="string" calcext:value-type="string">
            <text:p>https://api.github.com/repos/NUBIC/surveyor</text:p>
          </table:table-cell>
          <table:table-cell table:formula="of:=REPLACE([.B145]; 1; 29; &quot;&quot;)" office:value-type="string" office:string-value="NUBIC/surveyor" calcext:value-type="string">
            <text:p>NUBIC/surveyor</text:p>
          </table:table-cell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string" calcext:value-type="string">
            <text:p>https://api.github.com/repos/wvanbergen/request-log-analyzer</text:p>
          </table:table-cell>
          <table:table-cell table:formula="of:=REPLACE([.B146]; 1; 29; &quot;&quot;)" office:value-type="string" office:string-value="wvanbergen/request-log-analyzer" calcext:value-type="string">
            <text:p>wvanbergen/request-log-analyzer</text:p>
          </table:table-cell>
        </table:table-row>
        <table:table-row table:style-name="ro1">
          <table:table-cell office:value-type="float" office:value="22851" calcext:value-type="float">
            <text:p>22851</text:p>
          </table:table-cell>
          <table:table-cell office:value-type="string" calcext:value-type="string">
            <text:p>https://api.github.com/repos/DayhomeRegistry/dayhomes</text:p>
          </table:table-cell>
          <table:table-cell table:formula="of:=REPLACE([.B147]; 1; 29; &quot;&quot;)" office:value-type="string" office:string-value="DayhomeRegistry/dayhomes" calcext:value-type="string">
            <text:p>DayhomeRegistry/dayhomes</text:p>
          </table:table-cell>
        </table:table-row>
        <table:table-row table:style-name="ro1">
          <table:table-cell office:value-type="float" office:value="23102" calcext:value-type="float">
            <text:p>23102</text:p>
          </table:table-cell>
          <table:table-cell office:value-type="string" calcext:value-type="string">
            <text:p>https://api.github.com/repos/edavis10/redmine</text:p>
          </table:table-cell>
          <table:table-cell table:formula="of:=REPLACE([.B148]; 1; 29; &quot;&quot;)" office:value-type="string" office:string-value="edavis10/redmine" calcext:value-type="string">
            <text:p>edavis10/redmine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https://api.github.com/repos/ari/jobsworth</text:p>
          </table:table-cell>
          <table:table-cell table:formula="of:=REPLACE([.B149]; 1; 29; &quot;&quot;)" office:value-type="string" office:string-value="ari/jobsworth" calcext:value-type="string">
            <text:p>ari/jobsworth</text:p>
          </table:table-cell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https://api.github.com/repos/presidentbeef/brakeman</text:p>
          </table:table-cell>
          <table:table-cell table:formula="of:=REPLACE([.B150]; 1; 29; &quot;&quot;)" office:value-type="string" office:string-value="presidentbeef/brakeman" calcext:value-type="string">
            <text:p>presidentbeef/brakeman</text:p>
          </table:table-cell>
        </table:table-row>
        <table:table-row table:style-name="ro1">
          <table:table-cell office:value-type="float" office:value="23714" calcext:value-type="float">
            <text:p>23714</text:p>
          </table:table-cell>
          <table:table-cell office:value-type="string" calcext:value-type="string">
            <text:p>https://api.github.com/repos/stripe/stripe-ruby</text:p>
          </table:table-cell>
          <table:table-cell table:formula="of:=REPLACE([.B151]; 1; 29; &quot;&quot;)" office:value-type="string" office:string-value="stripe/stripe-ruby" calcext:value-type="string">
            <text:p>stripe/stripe-ruby</text:p>
          </table:table-cell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string" calcext:value-type="string">
            <text:p>https://api.github.com/repos/jnicklas/capybara</text:p>
          </table:table-cell>
          <table:table-cell table:formula="of:=REPLACE([.B152]; 1; 29; &quot;&quot;)" office:value-type="string" office:string-value="jnicklas/capybara" calcext:value-type="string">
            <text:p>jnicklas/capybara</text:p>
          </table:table-cell>
        </table:table-row>
        <table:table-row table:style-name="ro1">
          <table:table-cell office:value-type="float" office:value="23903" calcext:value-type="float">
            <text:p>23903</text:p>
          </table:table-cell>
          <table:table-cell office:value-type="string" calcext:value-type="string">
            <text:p>https://api.github.com/repos/convio/watirmark</text:p>
          </table:table-cell>
          <table:table-cell table:formula="of:=REPLACE([.B153]; 1; 29; &quot;&quot;)" office:value-type="string" office:string-value="convio/watirmark" calcext:value-type="string">
            <text:p>convio/watirmark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https://api.github.com/repos/github/linguist</text:p>
          </table:table-cell>
          <table:table-cell table:formula="of:=REPLACE([.B154]; 1; 29; &quot;&quot;)" office:value-type="string" office:string-value="github/linguist" calcext:value-type="string">
            <text:p>github/linguist</text:p>
          </table:table-cell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https://api.github.com/repos/puppetlabs/puppetlabs-stdlib</text:p>
          </table:table-cell>
          <table:table-cell table:formula="of:=REPLACE([.B155]; 1; 29; &quot;&quot;)" office:value-type="string" office:string-value="puppetlabs/puppetlabs-stdlib" calcext:value-type="string">
            <text:p>puppetlabs/puppetlabs-stdlib</text:p>
          </table:table-cell>
        </table:table-row>
        <table:table-row table:style-name="ro1">
          <table:table-cell office:value-type="float" office:value="24477" calcext:value-type="float">
            <text:p>24477</text:p>
          </table:table-cell>
          <table:table-cell office:value-type="string" calcext:value-type="string">
            <text:p>https://api.github.com/repos/katsyoshi/mikutter</text:p>
          </table:table-cell>
          <table:table-cell table:formula="of:=REPLACE([.B156]; 1; 29; &quot;&quot;)" office:value-type="string" office:string-value="katsyoshi/mikutter" calcext:value-type="string">
            <text:p>katsyoshi/mikutter</text:p>
          </table:table-cell>
        </table:table-row>
        <table:table-row table:style-name="ro1">
          <table:table-cell office:value-type="float" office:value="25196" calcext:value-type="float">
            <text:p>25196</text:p>
          </table:table-cell>
          <table:table-cell office:value-type="string" calcext:value-type="string">
            <text:p>https://api.github.com/repos/applicationsonline/librarian</text:p>
          </table:table-cell>
          <table:table-cell table:formula="of:=REPLACE([.B157]; 1; 29; &quot;&quot;)" office:value-type="string" office:string-value="applicationsonline/librarian" calcext:value-type="string">
            <text:p>applicationsonline/librarian</text:p>
          </table:table-cell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string" calcext:value-type="string">
            <text:p>https://api.github.com/repos/oneclick/rubyinstaller</text:p>
          </table:table-cell>
          <table:table-cell table:formula="of:=REPLACE([.B158]; 1; 29; &quot;&quot;)" office:value-type="string" office:string-value="oneclick/rubyinstaller" calcext:value-type="string">
            <text:p>oneclick/rubyinstaller</text:p>
          </table:table-cell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string" calcext:value-type="string">
            <text:p>https://api.github.com/repos/rails-sqlserver/tiny_tds</text:p>
          </table:table-cell>
          <table:table-cell table:formula="of:=REPLACE([.B159]; 1; 29; &quot;&quot;)" office:value-type="string" office:string-value="rails-sqlserver/tiny_tds" calcext:value-type="string">
            <text:p>rails-sqlserver/tiny_tds</text:p>
          </table:table-cell>
        </table:table-row>
        <table:table-row table:style-name="ro1">
          <table:table-cell office:value-type="float" office:value="25689" calcext:value-type="float">
            <text:p>25689</text:p>
          </table:table-cell>
          <table:table-cell office:value-type="string" calcext:value-type="string">
            <text:p>https://api.github.com/repos/testmycode/tmc-server</text:p>
          </table:table-cell>
          <table:table-cell table:formula="of:=REPLACE([.B160]; 1; 29; &quot;&quot;)" office:value-type="string" office:string-value="testmycode/tmc-server" calcext:value-type="string">
            <text:p>testmycode/tmc-server</text:p>
          </table:table-cell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string" calcext:value-type="string">
            <text:p>https://api.github.com/repos/vegantech/sims</text:p>
          </table:table-cell>
          <table:table-cell table:formula="of:=REPLACE([.B161]; 1; 29; &quot;&quot;)" office:value-type="string" office:string-value="vegantech/sims" calcext:value-type="string">
            <text:p>vegantech/sims</text:p>
          </table:table-cell>
        </table:table-row>
        <table:table-row table:style-name="ro1">
          <table:table-cell office:value-type="float" office:value="25932" calcext:value-type="float">
            <text:p>25932</text:p>
          </table:table-cell>
          <table:table-cell office:value-type="string" calcext:value-type="string">
            <text:p>https://api.github.com/repos/jashkenas/ruby-processing</text:p>
          </table:table-cell>
          <table:table-cell table:formula="of:=REPLACE([.B162]; 1; 29; &quot;&quot;)" office:value-type="string" office:string-value="jashkenas/ruby-processing" calcext:value-type="string">
            <text:p>jashkenas/ruby-processing</text:p>
          </table:table-cell>
        </table:table-row>
        <table:table-row table:style-name="ro1">
          <table:table-cell office:value-type="float" office:value="26188" calcext:value-type="float">
            <text:p>26188</text:p>
          </table:table-cell>
          <table:table-cell office:value-type="string" calcext:value-type="string">
            <text:p>https://api.github.com/repos/leihs/leihs</text:p>
          </table:table-cell>
          <table:table-cell table:formula="of:=REPLACE([.B163]; 1; 29; &quot;&quot;)" office:value-type="string" office:string-value="leihs/leihs" calcext:value-type="string">
            <text:p>leihs/leihs</text:p>
          </table:table-cell>
        </table:table-row>
        <table:table-row table:style-name="ro1">
          <table:table-cell office:value-type="float" office:value="26728" calcext:value-type="float">
            <text:p>26728</text:p>
          </table:table-cell>
          <table:table-cell office:value-type="string" calcext:value-type="string">
            <text:p>https://api.github.com/repos/rack/rack</text:p>
          </table:table-cell>
          <table:table-cell table:formula="of:=REPLACE([.B164]; 1; 29; &quot;&quot;)" office:value-type="string" office:string-value="rack/rack" calcext:value-type="string">
            <text:p>rack/rack</text:p>
          </table:table-cell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string" calcext:value-type="string">
            <text:p>https://api.github.com/repos/rdp/freeldssheetmusic.org</text:p>
          </table:table-cell>
          <table:table-cell table:formula="of:=REPLACE([.B165]; 1; 29; &quot;&quot;)" office:value-type="string" office:string-value="rdp/freeldssheetmusic.org" calcext:value-type="string">
            <text:p>rdp/freeldssheetmusic.org</text:p>
          </table:table-cell>
        </table:table-row>
        <table:table-row table:style-name="ro1">
          <table:table-cell office:value-type="float" office:value="27439" calcext:value-type="float">
            <text:p>27439</text:p>
          </table:table-cell>
          <table:table-cell office:value-type="string" calcext:value-type="string">
            <text:p>https://api.github.com/repos/mongodb/mongo-ruby-driver</text:p>
          </table:table-cell>
          <table:table-cell table:formula="of:=REPLACE([.B166]; 1; 29; &quot;&quot;)" office:value-type="string" office:string-value="mongodb/mongo-ruby-driver" calcext:value-type="string">
            <text:p>mongodb/mongo-ruby-driver</text:p>
          </table:table-cell>
        </table:table-row>
        <table:table-row table:style-name="ro1">
          <table:table-cell office:value-type="float" office:value="27537" calcext:value-type="float">
            <text:p>27537</text:p>
          </table:table-cell>
          <table:table-cell office:value-type="string" calcext:value-type="string">
            <text:p>https://api.github.com/repos/ccls/odms</text:p>
          </table:table-cell>
          <table:table-cell table:formula="of:=REPLACE([.B167]; 1; 29; &quot;&quot;)" office:value-type="string" office:string-value="ccls/odms" calcext:value-type="string">
            <text:p>ccls/odms</text:p>
          </table:table-cell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string" calcext:value-type="string">
            <text:p>https://api.github.com/repos/Casecommons/pg_search</text:p>
          </table:table-cell>
          <table:table-cell table:formula="of:=REPLACE([.B168]; 1; 29; &quot;&quot;)" office:value-type="string" office:string-value="Casecommons/pg_search" calcext:value-type="string">
            <text:p>Casecommons/pg_search</text:p>
          </table:table-cell>
        </table:table-row>
        <table:table-row table:style-name="ro1">
          <table:table-cell office:value-type="float" office:value="27693" calcext:value-type="float">
            <text:p>27693</text:p>
          </table:table-cell>
          <table:table-cell office:value-type="string" calcext:value-type="string">
            <text:p>https://api.github.com/repos/thoughtbot/bourbon</text:p>
          </table:table-cell>
          <table:table-cell table:formula="of:=REPLACE([.B169]; 1; 29; &quot;&quot;)" office:value-type="string" office:string-value="thoughtbot/bourbon" calcext:value-type="string">
            <text:p>thoughtbot/bourbon</text:p>
          </table:table-cell>
        </table:table-row>
        <table:table-row table:style-name="ro1">
          <table:table-cell office:value-type="float" office:value="27905" calcext:value-type="float">
            <text:p>27905</text:p>
          </table:table-cell>
          <table:table-cell office:value-type="string" calcext:value-type="string">
            <text:p>https://api.github.com/repos/wincent/command-t</text:p>
          </table:table-cell>
          <table:table-cell table:formula="of:=REPLACE([.B170]; 1; 29; &quot;&quot;)" office:value-type="string" office:string-value="wincent/command-t" calcext:value-type="string">
            <text:p>wincent/command-t</text:p>
          </table:table-cell>
        </table:table-row>
        <table:table-row table:style-name="ro1">
          <table:table-cell office:value-type="float" office:value="28008" calcext:value-type="float">
            <text:p>28008</text:p>
          </table:table-cell>
          <table:table-cell office:value-type="string" calcext:value-type="string">
            <text:p>https://api.github.com/repos/inaturalist/inaturalist</text:p>
          </table:table-cell>
          <table:table-cell table:formula="of:=REPLACE([.B171]; 1; 29; &quot;&quot;)" office:value-type="string" office:string-value="inaturalist/inaturalist" calcext:value-type="string">
            <text:p>inaturalist/inaturalist</text:p>
          </table:table-cell>
        </table:table-row>
        <table:table-row table:style-name="ro1">
          <table:table-cell office:value-type="float" office:value="28824" calcext:value-type="float">
            <text:p>28824</text:p>
          </table:table-cell>
          <table:table-cell office:value-type="string" calcext:value-type="string">
            <text:p>https://api.github.com/repos/cloudfoundry/cloud_controller_ng</text:p>
          </table:table-cell>
          <table:table-cell table:formula="of:=REPLACE([.B172]; 1; 29; &quot;&quot;)" office:value-type="string" office:string-value="cloudfoundry/cloud_controller_ng" calcext:value-type="string">
            <text:p>cloudfoundry/cloud_controller_ng</text:p>
          </table:table-cell>
        </table:table-row>
        <table:table-row table:style-name="ro1">
          <table:table-cell office:value-type="float" office:value="28923" calcext:value-type="float">
            <text:p>28923</text:p>
          </table:table-cell>
          <table:table-cell office:value-type="string" calcext:value-type="string">
            <text:p>https://api.github.com/repos/jmettraux/ruote</text:p>
          </table:table-cell>
          <table:table-cell table:formula="of:=REPLACE([.B173]; 1; 29; &quot;&quot;)" office:value-type="string" office:string-value="jmettraux/ruote" calcext:value-type="string">
            <text:p>jmettraux/ruote</text:p>
          </table:table-cell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https://api.github.com/repos/unepwcmc/SAPI</text:p>
          </table:table-cell>
          <table:table-cell table:formula="of:=REPLACE([.B174]; 1; 29; &quot;&quot;)" office:value-type="string" office:string-value="unepwcmc/SAPI" calcext:value-type="string">
            <text:p>unepwcmc/SAPI</text:p>
          </table:table-cell>
        </table:table-row>
        <table:table-row table:style-name="ro1">
          <table:table-cell office:value-type="float" office:value="29914" calcext:value-type="float">
            <text:p>29914</text:p>
          </table:table-cell>
          <table:table-cell office:value-type="string" calcext:value-type="string">
            <text:p>https://api.github.com/repos/redis/redis-rb</text:p>
          </table:table-cell>
          <table:table-cell table:formula="of:=REPLACE([.B175]; 1; 29; &quot;&quot;)" office:value-type="string" office:string-value="redis/redis-rb" calcext:value-type="string">
            <text:p>redis/redis-rb</text:p>
          </table:table-cell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string" calcext:value-type="string">
            <text:p>https://api.github.com/repos/zendesk/zendesk_api_client_rb</text:p>
          </table:table-cell>
          <table:table-cell table:formula="of:=REPLACE([.B176]; 1; 29; &quot;&quot;)" office:value-type="string" office:string-value="zendesk/zendesk_api_client_rb" calcext:value-type="string">
            <text:p>zendesk/zendesk_api_client_rb</text:p>
          </table:table-cell>
        </table:table-row>
        <table:table-row table:style-name="ro1">
          <table:table-cell office:value-type="float" office:value="30540" calcext:value-type="float">
            <text:p>30540</text:p>
          </table:table-cell>
          <table:table-cell office:value-type="string" calcext:value-type="string">
            <text:p>https://api.github.com/repos/openaustralia/planningalerts</text:p>
          </table:table-cell>
          <table:table-cell table:formula="of:=REPLACE([.B177]; 1; 29; &quot;&quot;)" office:value-type="string" office:string-value="openaustralia/planningalerts" calcext:value-type="string">
            <text:p>openaustralia/planningalerts</text:p>
          </table:table-cell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string" calcext:value-type="string">
            <text:p>https://api.github.com/repos/hhba/mapa76</text:p>
          </table:table-cell>
          <table:table-cell table:formula="of:=REPLACE([.B178]; 1; 29; &quot;&quot;)" office:value-type="string" office:string-value="hhba/mapa76" calcext:value-type="string">
            <text:p>hhba/mapa76</text:p>
          </table:table-cell>
        </table:table-row>
        <table:table-row table:style-name="ro1">
          <table:table-cell office:value-type="float" office:value="31277" calcext:value-type="float">
            <text:p>31277</text:p>
          </table:table-cell>
          <table:table-cell office:value-type="string" calcext:value-type="string">
            <text:p>https://api.github.com/repos/mindpin-shcmusic/pin-2012-edu</text:p>
          </table:table-cell>
          <table:table-cell table:formula="of:=REPLACE([.B179]; 1; 29; &quot;&quot;)" office:value-type="string" office:string-value="mindpin-shcmusic/pin-2012-edu" calcext:value-type="string">
            <text:p>mindpin-shcmusic/pin-2012-edu</text:p>
          </table:table-cell>
        </table:table-row>
        <table:table-row table:style-name="ro1">
          <table:table-cell office:value-type="float" office:value="31779" calcext:value-type="float">
            <text:p>31779</text:p>
          </table:table-cell>
          <table:table-cell office:value-type="string" calcext:value-type="string">
            <text:p>https://api.github.com/repos/travis-ci/travis-build</text:p>
          </table:table-cell>
          <table:table-cell table:formula="of:=REPLACE([.B180]; 1; 29; &quot;&quot;)" office:value-type="string" office:string-value="travis-ci/travis-build" calcext:value-type="string">
            <text:p>travis-ci/travis-build</text:p>
          </table:table-cell>
        </table:table-row>
        <table:table-row table:style-name="ro1">
          <table:table-cell office:value-type="float" office:value="32405" calcext:value-type="float">
            <text:p>32405</text:p>
          </table:table-cell>
          <table:table-cell office:value-type="string" calcext:value-type="string">
            <text:p>https://api.github.com/repos/HipByte/RubyMotion</text:p>
          </table:table-cell>
          <table:table-cell table:formula="of:=REPLACE([.B181]; 1; 29; &quot;&quot;)" office:value-type="string" office:string-value="HipByte/RubyMotion" calcext:value-type="string">
            <text:p>HipByte/RubyMotion</text:p>
          </table:table-cell>
        </table:table-row>
        <table:table-row table:style-name="ro1">
          <table:table-cell office:value-type="float" office:value="32421" calcext:value-type="float">
            <text:p>32421</text:p>
          </table:table-cell>
          <table:table-cell office:value-type="string" calcext:value-type="string">
            <text:p>https://api.github.com/repos/thredded/thredded</text:p>
          </table:table-cell>
          <table:table-cell table:formula="of:=REPLACE([.B182]; 1; 29; &quot;&quot;)" office:value-type="string" office:string-value="thredded/thredded" calcext:value-type="string">
            <text:p>thredded/thredded</text:p>
          </table:table-cell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https://api.github.com/repos/thoughtbot/clearance</text:p>
          </table:table-cell>
          <table:table-cell table:formula="of:=REPLACE([.B183]; 1; 29; &quot;&quot;)" office:value-type="string" office:string-value="thoughtbot/clearance" calcext:value-type="string">
            <text:p>thoughtbot/clearance</text:p>
          </table:table-cell>
        </table:table-row>
        <table:table-row table:style-name="ro1">
          <table:table-cell office:value-type="float" office:value="33168" calcext:value-type="float">
            <text:p>33168</text:p>
          </table:table-cell>
          <table:table-cell office:value-type="string" calcext:value-type="string">
            <text:p>https://api.github.com/repos/openteam-tusur/timetable</text:p>
          </table:table-cell>
          <table:table-cell table:formula="of:=REPLACE([.B184]; 1; 29; &quot;&quot;)" office:value-type="string" office:string-value="openteam-tusur/timetable" calcext:value-type="string">
            <text:p>openteam-tusur/timetable</text:p>
          </table:table-cell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string" calcext:value-type="string">
            <text:p>https://api.github.com/repos/axsh/wakame-vdc</text:p>
          </table:table-cell>
          <table:table-cell table:formula="of:=REPLACE([.B185]; 1; 29; &quot;&quot;)" office:value-type="string" office:string-value="axsh/wakame-vdc" calcext:value-type="string">
            <text:p>axsh/wakame-vdc</text:p>
          </table:table-cell>
        </table:table-row>
        <table:table-row table:style-name="ro1">
          <table:table-cell office:value-type="float" office:value="33843" calcext:value-type="float">
            <text:p>33843</text:p>
          </table:table-cell>
          <table:table-cell office:value-type="string" calcext:value-type="string">
            <text:p>https://api.github.com/repos/auditorium/auditorium</text:p>
          </table:table-cell>
          <table:table-cell table:formula="of:=REPLACE([.B186]; 1; 29; &quot;&quot;)" office:value-type="string" office:string-value="auditorium/auditorium" calcext:value-type="string">
            <text:p>auditorium/auditorium</text:p>
          </table:table-cell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https://api.github.com/repos/rodjek/puppet-lint</text:p>
          </table:table-cell>
          <table:table-cell table:formula="of:=REPLACE([.B187]; 1; 29; &quot;&quot;)" office:value-type="string" office:string-value="rodjek/puppet-lint" calcext:value-type="string">
            <text:p>rodjek/puppet-lint</text:p>
          </table:table-cell>
        </table:table-row>
        <table:table-row table:style-name="ro1">
          <table:table-cell office:value-type="float" office:value="34187" calcext:value-type="float">
            <text:p>34187</text:p>
          </table:table-cell>
          <table:table-cell office:value-type="string" calcext:value-type="string">
            <text:p>https://api.github.com/repos/calagator/calagator</text:p>
          </table:table-cell>
          <table:table-cell table:formula="of:=REPLACE([.B188]; 1; 29; &quot;&quot;)" office:value-type="string" office:string-value="calagator/calagator" calcext:value-type="string">
            <text:p>calagator/calagator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string" calcext:value-type="string">
            <text:p>https://api.github.com/repos/IntersectAustralia/dc21</text:p>
          </table:table-cell>
          <table:table-cell table:formula="of:=REPLACE([.B189]; 1; 29; &quot;&quot;)" office:value-type="string" office:string-value="IntersectAustralia/dc21" calcext:value-type="string">
            <text:p>IntersectAustralia/dc21</text:p>
          </table:table-cell>
        </table:table-row>
        <table:table-row table:style-name="ro1">
          <table:table-cell office:value-type="float" office:value="34936" calcext:value-type="float">
            <text:p>34936</text:p>
          </table:table-cell>
          <table:table-cell office:value-type="string" calcext:value-type="string">
            <text:p>https://api.github.com/repos/kete/kete</text:p>
          </table:table-cell>
          <table:table-cell table:formula="of:=REPLACE([.B190]; 1; 29; &quot;&quot;)" office:value-type="string" office:string-value="kete/kete" calcext:value-type="string">
            <text:p>kete/kete</text:p>
          </table:table-cell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string" calcext:value-type="string">
            <text:p>https://api.github.com/repos/scottwainstock/pbm</text:p>
          </table:table-cell>
          <table:table-cell table:formula="of:=REPLACE([.B191]; 1; 29; &quot;&quot;)" office:value-type="string" office:string-value="scottwainstock/pbm" calcext:value-type="string">
            <text:p>scottwainstock/pbm</text:p>
          </table:table-cell>
        </table:table-row>
        <table:table-row table:style-name="ro1">
          <table:table-cell office:value-type="float" office:value="35770" calcext:value-type="float">
            <text:p>35770</text:p>
          </table:table-cell>
          <table:table-cell office:value-type="string" calcext:value-type="string">
            <text:p>https://api.github.com/repos/rubygems/rubygems.org</text:p>
          </table:table-cell>
          <table:table-cell table:formula="of:=REPLACE([.B192]; 1; 29; &quot;&quot;)" office:value-type="string" office:string-value="rubygems/rubygems.org" calcext:value-type="string">
            <text:p>rubygems/rubygems.org</text:p>
          </table:table-cell>
        </table:table-row>
        <table:table-row table:style-name="ro1">
          <table:table-cell office:value-type="float" office:value="35929" calcext:value-type="float">
            <text:p>35929</text:p>
          </table:table-cell>
          <table:table-cell office:value-type="string" calcext:value-type="string">
            <text:p>https://api.github.com/repos/apache/deltacloud</text:p>
          </table:table-cell>
          <table:table-cell table:formula="of:=REPLACE([.B193]; 1; 29; &quot;&quot;)" office:value-type="string" office:string-value="apache/deltacloud" calcext:value-type="string">
            <text:p>apache/deltacloud</text:p>
          </table:table-cell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https://api.github.com/repos/airbrake/airbrake</text:p>
          </table:table-cell>
          <table:table-cell table:formula="of:=REPLACE([.B194]; 1; 29; &quot;&quot;)" office:value-type="string" office:string-value="airbrake/airbrake" calcext:value-type="string">
            <text:p>airbrake/airbrake</text:p>
          </table:table-cell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string" calcext:value-type="string">
            <text:p>https://api.github.com/repos/openteam-tusur/plans</text:p>
          </table:table-cell>
          <table:table-cell table:formula="of:=REPLACE([.B195]; 1; 29; &quot;&quot;)" office:value-type="string" office:string-value="openteam-tusur/plans" calcext:value-type="string">
            <text:p>openteam-tusur/plans</text:p>
          </table:table-cell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string" calcext:value-type="string">
            <text:p>https://api.github.com/repos/comptasso/FaitesLesComptes</text:p>
          </table:table-cell>
          <table:table-cell table:formula="of:=REPLACE([.B196]; 1; 29; &quot;&quot;)" office:value-type="string" office:string-value="comptasso/FaitesLesComptes" calcext:value-type="string">
            <text:p>comptasso/FaitesLesComptes</text:p>
          </table:table-cell>
        </table:table-row>
        <table:table-row table:style-name="ro1">
          <table:table-cell office:value-type="float" office:value="37382" calcext:value-type="float">
            <text:p>37382</text:p>
          </table:table-cell>
          <table:table-cell office:value-type="string" calcext:value-type="string">
            <text:p>https://api.github.com/repos/aronezhang/ironmine</text:p>
          </table:table-cell>
          <table:table-cell table:formula="of:=REPLACE([.B197]; 1; 29; &quot;&quot;)" office:value-type="string" office:string-value="aronezhang/ironmine" calcext:value-type="string">
            <text:p>aronezhang/ironmine</text:p>
          </table:table-cell>
        </table:table-row>
        <table:table-row table:style-name="ro1">
          <table:table-cell office:value-type="float" office:value="37531" calcext:value-type="float">
            <text:p>37531</text:p>
          </table:table-cell>
          <table:table-cell office:value-type="string" calcext:value-type="string">
            <text:p>https://api.github.com/repos/karhatsu/elk_sports</text:p>
          </table:table-cell>
          <table:table-cell table:formula="of:=REPLACE([.B198]; 1; 29; &quot;&quot;)" office:value-type="string" office:string-value="karhatsu/elk_sports" calcext:value-type="string">
            <text:p>karhatsu/elk_sports</text:p>
          </table:table-cell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string" calcext:value-type="string">
            <text:p>https://api.github.com/repos/ekylibre/ekylibre</text:p>
          </table:table-cell>
          <table:table-cell table:formula="of:=REPLACE([.B199]; 1; 29; &quot;&quot;)" office:value-type="string" office:string-value="ekylibre/ekylibre" calcext:value-type="string">
            <text:p>ekylibre/ekylibre</text:p>
          </table:table-cell>
        </table:table-row>
        <table:table-row table:style-name="ro1">
          <table:table-cell office:value-type="float" office:value="38409" calcext:value-type="float">
            <text:p>38409</text:p>
          </table:table-cell>
          <table:table-cell office:value-type="string" calcext:value-type="string">
            <text:p>https://api.github.com/repos/jnunemaker/flipper</text:p>
          </table:table-cell>
          <table:table-cell table:formula="of:=REPLACE([.B200]; 1; 29; &quot;&quot;)" office:value-type="string" office:string-value="jnunemaker/flipper" calcext:value-type="string">
            <text:p>jnunemaker/flipper</text:p>
          </table:table-cell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string" calcext:value-type="string">
            <text:p>https://api.github.com/repos/weppos/whois</text:p>
          </table:table-cell>
          <table:table-cell table:formula="of:=REPLACE([.B201]; 1; 29; &quot;&quot;)" office:value-type="string" office:string-value="weppos/whois" calcext:value-type="string">
            <text:p>weppos/whois</text:p>
          </table:table-cell>
        </table:table-row>
        <table:table-row table:style-name="ro1">
          <table:table-cell office:value-type="float" office:value="38823" calcext:value-type="float">
            <text:p>38823</text:p>
          </table:table-cell>
          <table:table-cell office:value-type="string" calcext:value-type="string">
            <text:p>https://api.github.com/repos/sensu/sensu</text:p>
          </table:table-cell>
          <table:table-cell table:formula="of:=REPLACE([.B202]; 1; 29; &quot;&quot;)" office:value-type="string" office:string-value="sensu/sensu" calcext:value-type="string">
            <text:p>sensu/sensu</text:p>
          </table:table-cell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string" calcext:value-type="string">
            <text:p>https://api.github.com/repos/ruboto/ruboto</text:p>
          </table:table-cell>
          <table:table-cell table:formula="of:=REPLACE([.B203]; 1; 29; &quot;&quot;)" office:value-type="string" office:string-value="ruboto/ruboto" calcext:value-type="string">
            <text:p>ruboto/ruboto</text:p>
          </table:table-cell>
        </table:table-row>
        <table:table-row table:style-name="ro1">
          <table:table-cell office:value-type="float" office:value="39307" calcext:value-type="float">
            <text:p>39307</text:p>
          </table:table-cell>
          <table:table-cell office:value-type="string" calcext:value-type="string">
            <text:p>https://api.github.com/repos/gnome-design-team/gnome-icons</text:p>
          </table:table-cell>
          <table:table-cell table:formula="of:=REPLACE([.B204]; 1; 29; &quot;&quot;)" office:value-type="string" office:string-value="gnome-design-team/gnome-icons" calcext:value-type="string">
            <text:p>gnome-design-team/gnome-icons</text:p>
          </table:table-cell>
        </table:table-row>
        <table:table-row table:style-name="ro1">
          <table:table-cell office:value-type="float" office:value="40080" calcext:value-type="float">
            <text:p>40080</text:p>
          </table:table-cell>
          <table:table-cell office:value-type="string" calcext:value-type="string">
            <text:p>https://api.github.com/repos/concerto/concerto</text:p>
          </table:table-cell>
          <table:table-cell table:formula="of:=REPLACE([.B205]; 1; 29; &quot;&quot;)" office:value-type="string" office:string-value="concerto/concerto" calcext:value-type="string">
            <text:p>concerto/concerto</text:p>
          </table:table-cell>
        </table:table-row>
        <table:table-row table:style-name="ro1">
          <table:table-cell office:value-type="float" office:value="40833" calcext:value-type="float">
            <text:p>40833</text:p>
          </table:table-cell>
          <table:table-cell office:value-type="string" calcext:value-type="string">
            <text:p>https://api.github.com/repos/MagLev/maglev</text:p>
          </table:table-cell>
          <table:table-cell table:formula="of:=REPLACE([.B206]; 1; 29; &quot;&quot;)" office:value-type="string" office:string-value="MagLev/maglev" calcext:value-type="string">
            <text:p>MagLev/magle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https://api.github.com/repos/Homebrew/homebrew-games</text:p>
          </table:table-cell>
          <table:table-cell table:formula="of:=REPLACE([.B207]; 1; 29; &quot;&quot;)" office:value-type="string" office:string-value="Homebrew/homebrew-games" calcext:value-type="string">
            <text:p>Homebrew/homebrew-games</text:p>
          </table:table-cell>
        </table:table-row>
        <table:table-row table:style-name="ro1">
          <table:table-cell office:value-type="float" office:value="41390" calcext:value-type="float">
            <text:p>41390</text:p>
          </table:table-cell>
          <table:table-cell office:value-type="string" calcext:value-type="string">
            <text:p>https://api.github.com/repos/guard/listen</text:p>
          </table:table-cell>
          <table:table-cell table:formula="of:=REPLACE([.B208]; 1; 29; &quot;&quot;)" office:value-type="string" office:string-value="guard/listen" calcext:value-type="string">
            <text:p>guard/listen</text:p>
          </table:table-cell>
        </table:table-row>
        <table:table-row table:style-name="ro1">
          <table:table-cell office:value-type="float" office:value="42011" calcext:value-type="float">
            <text:p>42011</text:p>
          </table:table-cell>
          <table:table-cell office:value-type="string" calcext:value-type="string">
            <text:p>https://api.github.com/repos/assaf/vanity</text:p>
          </table:table-cell>
          <table:table-cell table:formula="of:=REPLACE([.B209]; 1; 29; &quot;&quot;)" office:value-type="string" office:string-value="assaf/vanity" calcext:value-type="string">
            <text:p>assaf/vanity</text:p>
          </table:table-cell>
        </table:table-row>
        <table:table-row table:style-name="ro1">
          <table:table-cell office:value-type="float" office:value="42286" calcext:value-type="float">
            <text:p>42286</text:p>
          </table:table-cell>
          <table:table-cell office:value-type="string" calcext:value-type="string">
            <text:p>https://api.github.com/repos/markevans/dragonfly</text:p>
          </table:table-cell>
          <table:table-cell table:formula="of:=REPLACE([.B210]; 1; 29; &quot;&quot;)" office:value-type="string" office:string-value="markevans/dragonfly" calcext:value-type="string">
            <text:p>markevans/dragonfly</text:p>
          </table:table-cell>
        </table:table-row>
        <table:table-row table:style-name="ro1">
          <table:table-cell office:value-type="float" office:value="44686" calcext:value-type="float">
            <text:p>44686</text:p>
          </table:table-cell>
          <table:table-cell office:value-type="string" calcext:value-type="string">
            <text:p>https://api.github.com/repos/theforeman/foreman</text:p>
          </table:table-cell>
          <table:table-cell table:formula="of:=REPLACE([.B211]; 1; 29; &quot;&quot;)" office:value-type="string" office:string-value="theforeman/foreman" calcext:value-type="string">
            <text:p>theforeman/foreman</text:p>
          </table:table-cell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string" calcext:value-type="string">
            <text:p>https://api.github.com/repos/Shopify/active_shipping</text:p>
          </table:table-cell>
          <table:table-cell table:formula="of:=REPLACE([.B212]; 1; 29; &quot;&quot;)" office:value-type="string" office:string-value="Shopify/active_shipping" calcext:value-type="string">
            <text:p>Shopify/active_shipping</text:p>
          </table:table-cell>
        </table:table-row>
        <table:table-row table:style-name="ro1">
          <table:table-cell office:value-type="float" office:value="45316" calcext:value-type="float">
            <text:p>45316</text:p>
          </table:table-cell>
          <table:table-cell office:value-type="string" calcext:value-type="string">
            <text:p>https://api.github.com/repos/openSUSE/open-build-service</text:p>
          </table:table-cell>
          <table:table-cell table:formula="of:=REPLACE([.B213]; 1; 29; &quot;&quot;)" office:value-type="string" office:string-value="openSUSE/open-build-service" calcext:value-type="string">
            <text:p>openSUSE/open-build-service</text:p>
          </table:table-cell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string" calcext:value-type="string">
            <text:p>https://api.github.com/repos/puppetlabs/puppetlabs-apache</text:p>
          </table:table-cell>
          <table:table-cell table:formula="of:=REPLACE([.B214]; 1; 29; &quot;&quot;)" office:value-type="string" office:string-value="puppetlabs/puppetlabs-apache" calcext:value-type="string">
            <text:p>puppetlabs/puppetlabs-apache</text:p>
          </table:table-cell>
        </table:table-row>
        <table:table-row table:style-name="ro1">
          <table:table-cell office:value-type="float" office:value="45947" calcext:value-type="float">
            <text:p>45947</text:p>
          </table:table-cell>
          <table:table-cell office:value-type="string" calcext:value-type="string">
            <text:p>https://api.github.com/repos/expertiza/expertiza</text:p>
          </table:table-cell>
          <table:table-cell table:formula="of:=REPLACE([.B215]; 1; 29; &quot;&quot;)" office:value-type="string" office:string-value="expertiza/expertiza" calcext:value-type="string">
            <text:p>expertiza/expertiza</text:p>
          </table:table-cell>
        </table:table-row>
        <table:table-row table:style-name="ro1">
          <table:table-cell office:value-type="float" office:value="46357" calcext:value-type="float">
            <text:p>46357</text:p>
          </table:table-cell>
          <table:table-cell office:value-type="string" calcext:value-type="string">
            <text:p>https://api.github.com/repos/rspec/rspec-core</text:p>
          </table:table-cell>
          <table:table-cell table:formula="of:=REPLACE([.B216]; 1; 29; &quot;&quot;)" office:value-type="string" office:string-value="rspec/rspec-core" calcext:value-type="string">
            <text:p>rspec/rspec-core</text:p>
          </table:table-cell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string" calcext:value-type="string">
            <text:p>https://api.github.com/repos/cloudfoundry/warden</text:p>
          </table:table-cell>
          <table:table-cell table:formula="of:=REPLACE([.B217]; 1; 29; &quot;&quot;)" office:value-type="string" office:string-value="cloudfoundry/warden" calcext:value-type="string">
            <text:p>cloudfoundry/warden</text:p>
          </table:table-cell>
        </table:table-row>
        <table:table-row table:style-name="ro1">
          <table:table-cell office:value-type="float" office:value="47269" calcext:value-type="float">
            <text:p>47269</text:p>
          </table:table-cell>
          <table:table-cell office:value-type="string" calcext:value-type="string">
            <text:p>https://api.github.com/repos/shuargan/Tabule</text:p>
          </table:table-cell>
          <table:table-cell table:formula="of:=REPLACE([.B218]; 1; 29; &quot;&quot;)" office:value-type="string" office:string-value="shuargan/Tabule" calcext:value-type="string">
            <text:p>shuargan/Tabule</text:p>
          </table:table-cell>
        </table:table-row>
        <table:table-row table:style-name="ro1">
          <table:table-cell office:value-type="float" office:value="48215" calcext:value-type="float">
            <text:p>48215</text:p>
          </table:table-cell>
          <table:table-cell office:value-type="string" calcext:value-type="string">
            <text:p>https://api.github.com/repos/ckruse/cforum</text:p>
          </table:table-cell>
          <table:table-cell table:formula="of:=REPLACE([.B219]; 1; 29; &quot;&quot;)" office:value-type="string" office:string-value="ckruse/cforum" calcext:value-type="string">
            <text:p>ckruse/cforum</text:p>
          </table:table-cell>
        </table:table-row>
        <table:table-row table:style-name="ro1">
          <table:table-cell office:value-type="float" office:value="48354" calcext:value-type="float">
            <text:p>48354</text:p>
          </table:table-cell>
          <table:table-cell office:value-type="string" calcext:value-type="string">
            <text:p>https://api.github.com/repos/mpi2/imits</text:p>
          </table:table-cell>
          <table:table-cell table:formula="of:=REPLACE([.B220]; 1; 29; &quot;&quot;)" office:value-type="string" office:string-value="mpi2/imits" calcext:value-type="string">
            <text:p>mpi2/imits</text:p>
          </table:table-cell>
        </table:table-row>
        <table:table-row table:style-name="ro1">
          <table:table-cell office:value-type="float" office:value="49127" calcext:value-type="float">
            <text:p>49127</text:p>
          </table:table-cell>
          <table:table-cell office:value-type="string" calcext:value-type="string">
            <text:p>https://api.github.com/repos/tdiary/tdiary-core</text:p>
          </table:table-cell>
          <table:table-cell table:formula="of:=REPLACE([.B221]; 1; 29; &quot;&quot;)" office:value-type="string" office:string-value="tdiary/tdiary-core" calcext:value-type="string">
            <text:p>tdiary/tdiary-core</text:p>
          </table:table-cell>
        </table:table-row>
        <table:table-row table:style-name="ro1">
          <table:table-cell office:value-type="float" office:value="49242" calcext:value-type="float">
            <text:p>49242</text:p>
          </table:table-cell>
          <table:table-cell office:value-type="string" calcext:value-type="string">
            <text:p>https://api.github.com/repos/zenops/cookbooks</text:p>
          </table:table-cell>
          <table:table-cell table:formula="of:=REPLACE([.B222]; 1; 29; &quot;&quot;)" office:value-type="string" office:string-value="zenops/cookbooks" calcext:value-type="string">
            <text:p>zenops/cookbooks</text:p>
          </table:table-cell>
        </table:table-row>
        <table:table-row table:style-name="ro1">
          <table:table-cell office:value-type="float" office:value="49907" calcext:value-type="float">
            <text:p>49907</text:p>
          </table:table-cell>
          <table:table-cell office:value-type="string" calcext:value-type="string">
            <text:p>https://api.github.com/repos/jmettraux/rufus-scheduler</text:p>
          </table:table-cell>
          <table:table-cell table:formula="of:=REPLACE([.B223]; 1; 29; &quot;&quot;)" office:value-type="string" office:string-value="jmettraux/rufus-scheduler" calcext:value-type="string">
            <text:p>jmettraux/rufus-scheduler</text:p>
          </table:table-cell>
        </table:table-row>
        <table:table-row table:style-name="ro1">
          <table:table-cell office:value-type="float" office:value="50918" calcext:value-type="float">
            <text:p>50918</text:p>
          </table:table-cell>
          <table:table-cell office:value-type="string" calcext:value-type="string">
            <text:p>https://api.github.com/repos/sanger/sequencescape</text:p>
          </table:table-cell>
          <table:table-cell table:formula="of:=REPLACE([.B224]; 1; 29; &quot;&quot;)" office:value-type="string" office:string-value="sanger/sequencescape" calcext:value-type="string">
            <text:p>sanger/sequencescape</text:p>
          </table:table-cell>
        </table:table-row>
        <table:table-row table:style-name="ro1">
          <table:table-cell office:value-type="float" office:value="51670" calcext:value-type="float">
            <text:p>51670</text:p>
          </table:table-cell>
          <table:table-cell office:value-type="string" calcext:value-type="string">
            <text:p>https://api.github.com/repos/alabs/oigame</text:p>
          </table:table-cell>
          <table:table-cell table:formula="of:=REPLACE([.B225]; 1; 29; &quot;&quot;)" office:value-type="string" office:string-value="alabs/oigame" calcext:value-type="string">
            <text:p>alabs/oigame</text:p>
          </table:table-cell>
        </table:table-row>
        <table:table-row table:style-name="ro1">
          <table:table-cell office:value-type="float" office:value="52687" calcext:value-type="float">
            <text:p>52687</text:p>
          </table:table-cell>
          <table:table-cell office:value-type="string" calcext:value-type="string">
            <text:p>https://api.github.com/repos/ontohub/ontohub</text:p>
          </table:table-cell>
          <table:table-cell table:formula="of:=REPLACE([.B226]; 1; 29; &quot;&quot;)" office:value-type="string" office:string-value="ontohub/ontohub" calcext:value-type="string">
            <text:p>ontohub/ontohub</text:p>
          </table:table-cell>
        </table:table-row>
        <table:table-row table:style-name="ro1">
          <table:table-cell office:value-type="float" office:value="53383" calcext:value-type="float">
            <text:p>53383</text:p>
          </table:table-cell>
          <table:table-cell office:value-type="string" calcext:value-type="string">
            <text:p>https://api.github.com/repos/mongoid/moped</text:p>
          </table:table-cell>
          <table:table-cell table:formula="of:=REPLACE([.B227]; 1; 29; &quot;&quot;)" office:value-type="string" office:string-value="mongoid/moped" calcext:value-type="string">
            <text:p>mongoid/moped</text:p>
          </table:table-cell>
        </table:table-row>
        <table:table-row table:style-name="ro1">
          <table:table-cell office:value-type="float" office:value="53589" calcext:value-type="float">
            <text:p>53589</text:p>
          </table:table-cell>
          <table:table-cell office:value-type="string" calcext:value-type="string">
            <text:p>https://api.github.com/repos/yast/yast-storage</text:p>
          </table:table-cell>
          <table:table-cell table:formula="of:=REPLACE([.B228]; 1; 29; &quot;&quot;)" office:value-type="string" office:string-value="yast/yast-storage" calcext:value-type="string">
            <text:p>yast/yast-storage</text:p>
          </table:table-cell>
        </table:table-row>
        <table:table-row table:style-name="ro1">
          <table:table-cell office:value-type="float" office:value="54038" calcext:value-type="float">
            <text:p>54038</text:p>
          </table:table-cell>
          <table:table-cell office:value-type="string" calcext:value-type="string">
            <text:p>https://api.github.com/repos/huerlisi/CyDoc</text:p>
          </table:table-cell>
          <table:table-cell table:formula="of:=REPLACE([.B229]; 1; 29; &quot;&quot;)" office:value-type="string" office:string-value="huerlisi/CyDoc" calcext:value-type="string">
            <text:p>huerlisi/CyDoc</text:p>
          </table:table-cell>
        </table:table-row>
        <table:table-row table:style-name="ro1">
          <table:table-cell office:value-type="float" office:value="54129" calcext:value-type="float">
            <text:p>54129</text:p>
          </table:table-cell>
          <table:table-cell office:value-type="string" calcext:value-type="string">
            <text:p>https://api.github.com/repos/play/play</text:p>
          </table:table-cell>
          <table:table-cell table:formula="of:=REPLACE([.B230]; 1; 29; &quot;&quot;)" office:value-type="string" office:string-value="play/play" calcext:value-type="string">
            <text:p>play/play</text:p>
          </table:table-cell>
        </table:table-row>
        <table:table-row table:style-name="ro1">
          <table:table-cell office:value-type="float" office:value="54487" calcext:value-type="float">
            <text:p>54487</text:p>
          </table:table-cell>
          <table:table-cell office:value-type="string" calcext:value-type="string">
            <text:p>https://api.github.com/repos/EOL/eol</text:p>
          </table:table-cell>
          <table:table-cell table:formula="of:=REPLACE([.B231]; 1; 29; &quot;&quot;)" office:value-type="string" office:string-value="EOL/eol" calcext:value-type="string">
            <text:p>EOL/eol</text:p>
          </table:table-cell>
        </table:table-row>
        <table:table-row table:style-name="ro1">
          <table:table-cell office:value-type="float" office:value="54674" calcext:value-type="float">
            <text:p>54674</text:p>
          </table:table-cell>
          <table:table-cell office:value-type="string" calcext:value-type="string">
            <text:p>https://api.github.com/repos/skanev/evans</text:p>
          </table:table-cell>
          <table:table-cell table:formula="of:=REPLACE([.B232]; 1; 29; &quot;&quot;)" office:value-type="string" office:string-value="skanev/evans" calcext:value-type="string">
            <text:p>skanev/evans</text:p>
          </table:table-cell>
        </table:table-row>
        <table:table-row table:style-name="ro1">
          <table:table-cell office:value-type="float" office:value="54757" calcext:value-type="float">
            <text:p>54757</text:p>
          </table:table-cell>
          <table:table-cell office:value-type="string" calcext:value-type="string">
            <text:p>https://api.github.com/repos/rohandaxini/knowbuddy</text:p>
          </table:table-cell>
          <table:table-cell table:formula="of:=REPLACE([.B233]; 1; 29; &quot;&quot;)" office:value-type="string" office:string-value="rohandaxini/knowbuddy" calcext:value-type="string">
            <text:p>rohandaxini/knowbuddy</text:p>
          </table:table-cell>
        </table:table-row>
        <table:table-row table:style-name="ro1">
          <table:table-cell office:value-type="float" office:value="54802" calcext:value-type="float">
            <text:p>54802</text:p>
          </table:table-cell>
          <table:table-cell office:value-type="string" calcext:value-type="string">
            <text:p>https://api.github.com/repos/openstreetmap/openstreetmap-website</text:p>
          </table:table-cell>
          <table:table-cell table:formula="of:=REPLACE([.B234]; 1; 29; &quot;&quot;)" office:value-type="string" office:string-value="openstreetmap/openstreetmap-website" calcext:value-type="string">
            <text:p>openstreetmap/openstreetmap-website</text:p>
          </table:table-cell>
        </table:table-row>
        <table:table-row table:style-name="ro1">
          <table:table-cell office:value-type="float" office:value="56074" calcext:value-type="float">
            <text:p>56074</text:p>
          </table:table-cell>
          <table:table-cell office:value-type="string" calcext:value-type="string">
            <text:p>https://api.github.com/repos/voxpupuli/puppet-nginx</text:p>
          </table:table-cell>
          <table:table-cell table:formula="of:=REPLACE([.B235]; 1; 29; &quot;&quot;)" office:value-type="string" office:string-value="voxpupuli/puppet-nginx" calcext:value-type="string">
            <text:p>voxpupuli/puppet-nginx</text:p>
          </table:table-cell>
        </table:table-row>
        <table:table-row table:style-name="ro1">
          <table:table-cell office:value-type="float" office:value="58364" calcext:value-type="float">
            <text:p>58364</text:p>
          </table:table-cell>
          <table:table-cell office:value-type="string" calcext:value-type="string">
            <text:p>https://api.github.com/repos/openSUSE/software-o-o</text:p>
          </table:table-cell>
          <table:table-cell table:formula="of:=REPLACE([.B236]; 1; 29; &quot;&quot;)" office:value-type="string" office:string-value="openSUSE/software-o-o" calcext:value-type="string">
            <text:p>openSUSE/software-o-o</text:p>
          </table:table-cell>
        </table:table-row>
        <table:table-row table:style-name="ro1">
          <table:table-cell office:value-type="float" office:value="58876" calcext:value-type="float">
            <text:p>58876</text:p>
          </table:table-cell>
          <table:table-cell office:value-type="string" calcext:value-type="string">
            <text:p>https://api.github.com/repos/cloudfoundry-attic/vmc</text:p>
          </table:table-cell>
          <table:table-cell table:formula="of:=REPLACE([.B237]; 1; 29; &quot;&quot;)" office:value-type="string" office:string-value="cloudfoundry-attic/vmc" calcext:value-type="string">
            <text:p>cloudfoundry-attic/vmc</text:p>
          </table:table-cell>
        </table:table-row>
        <table:table-row table:style-name="ro1">
          <table:table-cell office:value-type="float" office:value="59344" calcext:value-type="float">
            <text:p>59344</text:p>
          </table:table-cell>
          <table:table-cell office:value-type="string" calcext:value-type="string">
            <text:p>https://api.github.com/repos/travis-ci/travis-hub</text:p>
          </table:table-cell>
          <table:table-cell table:formula="of:=REPLACE([.B238]; 1; 29; &quot;&quot;)" office:value-type="string" office:string-value="travis-ci/travis-hub" calcext:value-type="string">
            <text:p>travis-ci/travis-hub</text:p>
          </table:table-cell>
        </table:table-row>
        <table:table-row table:style-name="ro1">
          <table:table-cell office:value-type="float" office:value="59350" calcext:value-type="float">
            <text:p>59350</text:p>
          </table:table-cell>
          <table:table-cell office:value-type="string" calcext:value-type="string">
            <text:p>https://api.github.com/repos/travis-ci/travis-worker</text:p>
          </table:table-cell>
          <table:table-cell table:formula="of:=REPLACE([.B239]; 1; 29; &quot;&quot;)" office:value-type="string" office:string-value="travis-ci/travis-worker" calcext:value-type="string">
            <text:p>travis-ci/travis-worker</text:p>
          </table:table-cell>
        </table:table-row>
        <table:table-row table:style-name="ro1">
          <table:table-cell office:value-type="float" office:value="59351" calcext:value-type="float">
            <text:p>59351</text:p>
          </table:table-cell>
          <table:table-cell office:value-type="string" calcext:value-type="string">
            <text:p>https://api.github.com/repos/travis-ci/travis-api</text:p>
          </table:table-cell>
          <table:table-cell table:formula="of:=REPLACE([.B240]; 1; 29; &quot;&quot;)" office:value-type="string" office:string-value="travis-ci/travis-api" calcext:value-type="string">
            <text:p>travis-ci/travis-api</text:p>
          </table:table-cell>
        </table:table-row>
        <table:table-row table:style-name="ro1">
          <table:table-cell office:value-type="float" office:value="59640" calcext:value-type="float">
            <text:p>59640</text:p>
          </table:table-cell>
          <table:table-cell office:value-type="string" calcext:value-type="string">
            <text:p>https://api.github.com/repos/koraktor/braumeister.org</text:p>
          </table:table-cell>
          <table:table-cell table:formula="of:=REPLACE([.B241]; 1; 29; &quot;&quot;)" office:value-type="string" office:string-value="koraktor/braumeister.org" calcext:value-type="string">
            <text:p>koraktor/braumeister.org</text:p>
          </table:table-cell>
        </table:table-row>
        <table:table-row table:style-name="ro1">
          <table:table-cell office:value-type="float" office:value="59715" calcext:value-type="float">
            <text:p>59715</text:p>
          </table:table-cell>
          <table:table-cell office:value-type="string" calcext:value-type="string">
            <text:p>https://api.github.com/repos/rightscale/rightimage</text:p>
          </table:table-cell>
          <table:table-cell table:formula="of:=REPLACE([.B242]; 1; 29; &quot;&quot;)" office:value-type="string" office:string-value="rightscale/rightimage" calcext:value-type="string">
            <text:p>rightscale/rightimage</text:p>
          </table:table-cell>
        </table:table-row>
        <table:table-row table:style-name="ro1">
          <table:table-cell office:value-type="float" office:value="59799" calcext:value-type="float">
            <text:p>59799</text:p>
          </table:table-cell>
          <table:table-cell office:value-type="string" calcext:value-type="string">
            <text:p>https://api.github.com/repos/ruby-amqp/bunny</text:p>
          </table:table-cell>
          <table:table-cell table:formula="of:=REPLACE([.B243]; 1; 29; &quot;&quot;)" office:value-type="string" office:string-value="ruby-amqp/bunny" calcext:value-type="string">
            <text:p>ruby-amqp/bunny</text:p>
          </table:table-cell>
        </table:table-row>
        <table:table-row table:style-name="ro1">
          <table:table-cell office:value-type="float" office:value="59882" calcext:value-type="float">
            <text:p>59882</text:p>
          </table:table-cell>
          <table:table-cell office:value-type="string" calcext:value-type="string">
            <text:p>https://api.github.com/repos/nedforce/devcms-core</text:p>
          </table:table-cell>
          <table:table-cell table:formula="of:=REPLACE([.B244]; 1; 29; &quot;&quot;)" office:value-type="string" office:string-value="nedforce/devcms-core" calcext:value-type="string">
            <text:p>nedforce/devcms-core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https://api.github.com/repos/Shopify/shopify_app</text:p>
          </table:table-cell>
          <table:table-cell table:formula="of:=REPLACE([.B245]; 1; 29; &quot;&quot;)" office:value-type="string" office:string-value="Shopify/shopify_app" calcext:value-type="string">
            <text:p>Shopify/shopify_app</text:p>
          </table:table-cell>
        </table:table-row>
        <table:table-row table:style-name="ro1">
          <table:table-cell office:value-type="float" office:value="60880" calcext:value-type="float">
            <text:p>60880</text:p>
          </table:table-cell>
          <table:table-cell office:value-type="string" calcext:value-type="string">
            <text:p>https://api.github.com/repos/sferik/sign-in-with-twitter</text:p>
          </table:table-cell>
          <table:table-cell table:formula="of:=REPLACE([.B246]; 1; 29; &quot;&quot;)" office:value-type="string" office:string-value="sferik/sign-in-with-twitter" calcext:value-type="string">
            <text:p>sferik/sign-in-with-twitter</text:p>
          </table:table-cell>
        </table:table-row>
        <table:table-row table:style-name="ro1">
          <table:table-cell office:value-type="float" office:value="60891" calcext:value-type="float">
            <text:p>60891</text:p>
          </table:table-cell>
          <table:table-cell office:value-type="string" calcext:value-type="string">
            <text:p>https://api.github.com/repos/codeforamerica/follow-all</text:p>
          </table:table-cell>
          <table:table-cell table:formula="of:=REPLACE([.B247]; 1; 29; &quot;&quot;)" office:value-type="string" office:string-value="codeforamerica/follow-all" calcext:value-type="string">
            <text:p>codeforamerica/follow-all</text:p>
          </table:table-cell>
        </table:table-row>
        <table:table-row table:style-name="ro1">
          <table:table-cell office:value-type="float" office:value="60911" calcext:value-type="float">
            <text:p>60911</text:p>
          </table:table-cell>
          <table:table-cell office:value-type="string" calcext:value-type="string">
            <text:p>https://api.github.com/repos/datasektionen/cashflow</text:p>
          </table:table-cell>
          <table:table-cell table:formula="of:=REPLACE([.B248]; 1; 29; &quot;&quot;)" office:value-type="string" office:string-value="datasektionen/cashflow" calcext:value-type="string">
            <text:p>datasektionen/cashflow</text:p>
          </table:table-cell>
        </table:table-row>
        <table:table-row table:style-name="ro1">
          <table:table-cell office:value-type="float" office:value="61687" calcext:value-type="float">
            <text:p>61687</text:p>
          </table:table-cell>
          <table:table-cell office:value-type="string" calcext:value-type="string">
            <text:p>https://api.github.com/repos/NZOI/nztrain</text:p>
          </table:table-cell>
          <table:table-cell table:formula="of:=REPLACE([.B249]; 1; 29; &quot;&quot;)" office:value-type="string" office:string-value="NZOI/nztrain" calcext:value-type="string">
            <text:p>NZOI/nztrain</text:p>
          </table:table-cell>
        </table:table-row>
        <table:table-row table:style-name="ro1">
          <table:table-cell office:value-type="float" office:value="61887" calcext:value-type="float">
            <text:p>61887</text:p>
          </table:table-cell>
          <table:table-cell office:value-type="string" calcext:value-type="string">
            <text:p>https://api.github.com/repos/Homebrew/homebrew-versions</text:p>
          </table:table-cell>
          <table:table-cell table:formula="of:=REPLACE([.B250]; 1; 29; &quot;&quot;)" office:value-type="string" office:string-value="Homebrew/homebrew-versions" calcext:value-type="string">
            <text:p>Homebrew/homebrew-versions</text:p>
          </table:table-cell>
        </table:table-row>
        <table:table-row table:style-name="ro1">
          <table:table-cell office:value-type="float" office:value="63828" calcext:value-type="float">
            <text:p>63828</text:p>
          </table:table-cell>
          <table:table-cell office:value-type="string" calcext:value-type="string">
            <text:p>https://api.github.com/repos/benhoskings/babushka</text:p>
          </table:table-cell>
          <table:table-cell table:formula="of:=REPLACE([.B251]; 1; 29; &quot;&quot;)" office:value-type="string" office:string-value="benhoskings/babushka" calcext:value-type="string">
            <text:p>benhoskings/babushka</text:p>
          </table:table-cell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string" calcext:value-type="string">
            <text:p>https://api.github.com/repos/hotsh/rstat.us</text:p>
          </table:table-cell>
          <table:table-cell table:formula="of:=REPLACE([.B252]; 1; 29; &quot;&quot;)" office:value-type="string" office:string-value="hotsh/rstat.us" calcext:value-type="string">
            <text:p>hotsh/rstat.us</text:p>
          </table:table-cell>
        </table:table-row>
        <table:table-row table:style-name="ro1">
          <table:table-cell office:value-type="float" office:value="64794" calcext:value-type="float">
            <text:p>64794</text:p>
          </table:table-cell>
          <table:table-cell office:value-type="string" calcext:value-type="string">
            <text:p>https://api.github.com/repos/marcandre/backports</text:p>
          </table:table-cell>
          <table:table-cell table:formula="of:=REPLACE([.B253]; 1; 29; &quot;&quot;)" office:value-type="string" office:string-value="marcandre/backports" calcext:value-type="string">
            <text:p>marcandre/backports</text:p>
          </table:table-cell>
        </table:table-row>
        <table:table-row table:style-name="ro1">
          <table:table-cell office:value-type="float" office:value="65049" calcext:value-type="float">
            <text:p>65049</text:p>
          </table:table-cell>
          <table:table-cell office:value-type="string" calcext:value-type="string">
            <text:p>https://api.github.com/repos/alexeymuranov/raclette</text:p>
          </table:table-cell>
          <table:table-cell table:formula="of:=REPLACE([.B254]; 1; 29; &quot;&quot;)" office:value-type="string" office:string-value="alexeymuranov/raclette" calcext:value-type="string">
            <text:p>alexeymuranov/raclette</text:p>
          </table:table-cell>
        </table:table-row>
        <table:table-row table:style-name="ro1">
          <table:table-cell office:value-type="float" office:value="65064" calcext:value-type="float">
            <text:p>65064</text:p>
          </table:table-cell>
          <table:table-cell office:value-type="string" calcext:value-type="string">
            <text:p>https://api.github.com/repos/djmitche/releng-puppet</text:p>
          </table:table-cell>
          <table:table-cell table:formula="of:=REPLACE([.B255]; 1; 29; &quot;&quot;)" office:value-type="string" office:string-value="djmitche/releng-puppet" calcext:value-type="string">
            <text:p>djmitche/releng-puppet</text:p>
          </table:table-cell>
        </table:table-row>
        <table:table-row table:style-name="ro1">
          <table:table-cell office:value-type="float" office:value="65190" calcext:value-type="float">
            <text:p>65190</text:p>
          </table:table-cell>
          <table:table-cell office:value-type="string" calcext:value-type="string">
            <text:p>https://api.github.com/repos/mysociety/fixmytransport</text:p>
          </table:table-cell>
          <table:table-cell table:formula="of:=REPLACE([.B256]; 1; 29; &quot;&quot;)" office:value-type="string" office:string-value="mysociety/fixmytransport" calcext:value-type="string">
            <text:p>mysociety/fixmytransport</text:p>
          </table:table-cell>
        </table:table-row>
        <table:table-row table:style-name="ro1">
          <table:table-cell office:value-type="float" office:value="65232" calcext:value-type="float">
            <text:p>65232</text:p>
          </table:table-cell>
          <table:table-cell office:value-type="string" calcext:value-type="string">
            <text:p>https://api.github.com/repos/telasi/service.telasi.ge</text:p>
          </table:table-cell>
          <table:table-cell table:formula="of:=REPLACE([.B257]; 1; 29; &quot;&quot;)" office:value-type="string" office:string-value="telasi/service.telasi.ge" calcext:value-type="string">
            <text:p>telasi/service.telasi.ge</text:p>
          </table:table-cell>
        </table:table-row>
        <table:table-row table:style-name="ro1">
          <table:table-cell office:value-type="float" office:value="66148" calcext:value-type="float">
            <text:p>66148</text:p>
          </table:table-cell>
          <table:table-cell office:value-type="string" calcext:value-type="string">
            <text:p>https://api.github.com/repos/kaznum/sanataro</text:p>
          </table:table-cell>
          <table:table-cell table:formula="of:=REPLACE([.B258]; 1; 29; &quot;&quot;)" office:value-type="string" office:string-value="kaznum/sanataro" calcext:value-type="string">
            <text:p>kaznum/sanataro</text:p>
          </table:table-cell>
        </table:table-row>
        <table:table-row table:style-name="ro1">
          <table:table-cell office:value-type="float" office:value="66698" calcext:value-type="float">
            <text:p>66698</text:p>
          </table:table-cell>
          <table:table-cell office:value-type="string" calcext:value-type="string">
            <text:p>https://api.github.com/repos/Vizzuality/iom</text:p>
          </table:table-cell>
          <table:table-cell table:formula="of:=REPLACE([.B259]; 1; 29; &quot;&quot;)" office:value-type="string" office:string-value="Vizzuality/iom" calcext:value-type="string">
            <text:p>Vizzuality/iom</text:p>
          </table:table-cell>
        </table:table-row>
        <table:table-row table:style-name="ro1">
          <table:table-cell office:value-type="float" office:value="66708" calcext:value-type="float">
            <text:p>66708</text:p>
          </table:table-cell>
          <table:table-cell office:value-type="string" calcext:value-type="string">
            <text:p>https://api.github.com/repos/puppetlabs/education-builds</text:p>
          </table:table-cell>
          <table:table-cell table:formula="of:=REPLACE([.B260]; 1; 29; &quot;&quot;)" office:value-type="string" office:string-value="puppetlabs/education-builds" calcext:value-type="string">
            <text:p>puppetlabs/education-builds</text:p>
          </table:table-cell>
        </table:table-row>
        <table:table-row table:style-name="ro1">
          <table:table-cell office:value-type="float" office:value="67190" calcext:value-type="float">
            <text:p>67190</text:p>
          </table:table-cell>
          <table:table-cell office:value-type="string" calcext:value-type="string">
            <text:p>https://api.github.com/repos/railsbridge/docs</text:p>
          </table:table-cell>
          <table:table-cell table:formula="of:=REPLACE([.B261]; 1; 29; &quot;&quot;)" office:value-type="string" office:string-value="railsbridge/docs" calcext:value-type="string">
            <text:p>railsbridge/docs</text:p>
          </table:table-cell>
        </table:table-row>
        <table:table-row table:style-name="ro1">
          <table:table-cell office:value-type="float" office:value="67450" calcext:value-type="float">
            <text:p>67450</text:p>
          </table:table-cell>
          <table:table-cell office:value-type="string" calcext:value-type="string">
            <text:p>https://api.github.com/repos/projectcypress/cypress</text:p>
          </table:table-cell>
          <table:table-cell table:formula="of:=REPLACE([.B262]; 1; 29; &quot;&quot;)" office:value-type="string" office:string-value="projectcypress/cypress" calcext:value-type="string">
            <text:p>projectcypress/cypress</text:p>
          </table:table-cell>
        </table:table-row>
        <table:table-row table:style-name="ro1">
          <table:table-cell office:value-type="float" office:value="67640" calcext:value-type="float">
            <text:p>67640</text:p>
          </table:table-cell>
          <table:table-cell office:value-type="string" calcext:value-type="string">
            <text:p>https://api.github.com/repos/rightscale/right_support</text:p>
          </table:table-cell>
          <table:table-cell table:formula="of:=REPLACE([.B263]; 1; 29; &quot;&quot;)" office:value-type="string" office:string-value="rightscale/right_support" calcext:value-type="string">
            <text:p>rightscale/right_support</text:p>
          </table:table-cell>
        </table:table-row>
        <table:table-row table:style-name="ro1">
          <table:table-cell office:value-type="float" office:value="68562" calcext:value-type="float">
            <text:p>68562</text:p>
          </table:table-cell>
          <table:table-cell office:value-type="string" calcext:value-type="string">
            <text:p>https://api.github.com/repos/webyast/webyast</text:p>
          </table:table-cell>
          <table:table-cell table:formula="of:=REPLACE([.B264]; 1; 29; &quot;&quot;)" office:value-type="string" office:string-value="webyast/webyast" calcext:value-type="string">
            <text:p>webyast/webyast</text:p>
          </table:table-cell>
        </table:table-row>
        <table:table-row table:style-name="ro1">
          <table:table-cell office:value-type="float" office:value="69792" calcext:value-type="float">
            <text:p>69792</text:p>
          </table:table-cell>
          <table:table-cell office:value-type="string" calcext:value-type="string">
            <text:p>https://api.github.com/repos/rhomobile/rhomobile-docs</text:p>
          </table:table-cell>
          <table:table-cell table:formula="of:=REPLACE([.B265]; 1; 29; &quot;&quot;)" office:value-type="string" office:string-value="rhomobile/rhomobile-docs" calcext:value-type="string">
            <text:p>rhomobile/rhomobile-docs</text:p>
          </table:table-cell>
        </table:table-row>
        <table:table-row table:style-name="ro1">
          <table:table-cell office:value-type="float" office:value="70217" calcext:value-type="float">
            <text:p>70217</text:p>
          </table:table-cell>
          <table:table-cell office:value-type="string" calcext:value-type="string">
            <text:p>https://api.github.com/repos/projecthydra/active_fedora</text:p>
          </table:table-cell>
          <table:table-cell table:formula="of:=REPLACE([.B266]; 1; 29; &quot;&quot;)" office:value-type="string" office:string-value="projecthydra/active_fedora" calcext:value-type="string">
            <text:p>projecthydra/active_fedora</text:p>
          </table:table-cell>
        </table:table-row>
        <table:table-row table:style-name="ro1">
          <table:table-cell office:value-type="float" office:value="70586" calcext:value-type="float">
            <text:p>70586</text:p>
          </table:table-cell>
          <table:table-cell office:value-type="string" calcext:value-type="string">
            <text:p>https://api.github.com/repos/rdoc/rdoc</text:p>
          </table:table-cell>
          <table:table-cell table:formula="of:=REPLACE([.B267]; 1; 29; &quot;&quot;)" office:value-type="string" office:string-value="rdoc/rdoc" calcext:value-type="string">
            <text:p>rdoc/rdoc</text:p>
          </table:table-cell>
        </table:table-row>
        <table:table-row table:style-name="ro1">
          <table:table-cell office:value-type="float" office:value="70783" calcext:value-type="float">
            <text:p>70783</text:p>
          </table:table-cell>
          <table:table-cell office:value-type="string" calcext:value-type="string">
            <text:p>https://api.github.com/repos/codeforamerica/adopt-a-hydrant</text:p>
          </table:table-cell>
          <table:table-cell table:formula="of:=REPLACE([.B268]; 1; 29; &quot;&quot;)" office:value-type="string" office:string-value="codeforamerica/adopt-a-hydrant" calcext:value-type="string">
            <text:p>codeforamerica/adopt-a-hydrant</text:p>
          </table:table-cell>
        </table:table-row>
        <table:table-row table:style-name="ro1">
          <table:table-cell office:value-type="float" office:value="72283" calcext:value-type="float">
            <text:p>72283</text:p>
          </table:table-cell>
          <table:table-cell office:value-type="string" calcext:value-type="string">
            <text:p>https://api.github.com/repos/pathwaysmedical/frasernw</text:p>
          </table:table-cell>
          <table:table-cell table:formula="of:=REPLACE([.B269]; 1; 29; &quot;&quot;)" office:value-type="string" office:string-value="pathwaysmedical/frasernw" calcext:value-type="string">
            <text:p>pathwaysmedical/frasernw</text:p>
          </table:table-cell>
        </table:table-row>
        <table:table-row table:style-name="ro1">
          <table:table-cell office:value-type="float" office:value="72578" calcext:value-type="float">
            <text:p>72578</text:p>
          </table:table-cell>
          <table:table-cell office:value-type="string" calcext:value-type="string">
            <text:p>https://api.github.com/repos/psu-stewardship/scholarsphere</text:p>
          </table:table-cell>
          <table:table-cell table:formula="of:=REPLACE([.B270]; 1; 29; &quot;&quot;)" office:value-type="string" office:string-value="psu-stewardship/scholarsphere" calcext:value-type="string">
            <text:p>psu-stewardship/scholarsphere</text:p>
          </table:table-cell>
        </table:table-row>
        <table:table-row table:style-name="ro1">
          <table:table-cell office:value-type="float" office:value="72877" calcext:value-type="float">
            <text:p>72877</text:p>
          </table:table-cell>
          <table:table-cell office:value-type="string" calcext:value-type="string">
            <text:p>https://api.github.com/repos/ndlib/atrium</text:p>
          </table:table-cell>
          <table:table-cell table:formula="of:=REPLACE([.B271]; 1; 29; &quot;&quot;)" office:value-type="string" office:string-value="ndlib/atrium" calcext:value-type="string">
            <text:p>ndlib/atrium</text:p>
          </table:table-cell>
        </table:table-row>
        <table:table-row table:style-name="ro1">
          <table:table-cell office:value-type="float" office:value="72879" calcext:value-type="float">
            <text:p>72879</text:p>
          </table:table-cell>
          <table:table-cell office:value-type="string" calcext:value-type="string">
            <text:p>https://api.github.com/repos/mkorcy/tdl_hydra_head</text:p>
          </table:table-cell>
          <table:table-cell table:formula="of:=REPLACE([.B272]; 1; 29; &quot;&quot;)" office:value-type="string" office:string-value="mkorcy/tdl_hydra_head" calcext:value-type="string">
            <text:p>mkorcy/tdl_hydra_head</text:p>
          </table:table-cell>
        </table:table-row>
        <table:table-row table:style-name="ro1">
          <table:table-cell office:value-type="float" office:value="73747" calcext:value-type="float">
            <text:p>73747</text:p>
          </table:table-cell>
          <table:table-cell office:value-type="string" calcext:value-type="string">
            <text:p>https://api.github.com/repos/wwagner33/solar</text:p>
          </table:table-cell>
          <table:table-cell table:formula="of:=REPLACE([.B273]; 1; 29; &quot;&quot;)" office:value-type="string" office:string-value="wwagner33/solar" calcext:value-type="string">
            <text:p>wwagner33/solar</text:p>
          </table:table-cell>
        </table:table-row>
        <table:table-row table:style-name="ro1">
          <table:table-cell office:value-type="float" office:value="74269" calcext:value-type="float">
            <text:p>74269</text:p>
          </table:table-cell>
          <table:table-cell office:value-type="string" calcext:value-type="string">
            <text:p>https://api.github.com/repos/linguisticexplorer/Linguistic-Explorer</text:p>
          </table:table-cell>
          <table:table-cell table:formula="of:=REPLACE([.B274]; 1; 29; &quot;&quot;)" office:value-type="string" office:string-value="linguisticexplorer/Linguistic-Explorer" calcext:value-type="string">
            <text:p>linguisticexplorer/Linguistic-Explorer</text:p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office:value-type="string" calcext:value-type="string">
            <text:p>https://api.github.com/repos/morsbox/rusrails</text:p>
          </table:table-cell>
          <table:table-cell table:formula="of:=REPLACE([.B275]; 1; 29; &quot;&quot;)" office:value-type="string" office:string-value="morsbox/rusrails" calcext:value-type="string">
            <text:p>morsbox/rusrails</text:p>
          </table:table-cell>
        </table:table-row>
        <table:table-row table:style-name="ro1">
          <table:table-cell office:value-type="float" office:value="74678" calcext:value-type="float">
            <text:p>74678</text:p>
          </table:table-cell>
          <table:table-cell office:value-type="string" calcext:value-type="string">
            <text:p>https://api.github.com/repos/jrochkind/bento_search</text:p>
          </table:table-cell>
          <table:table-cell table:formula="of:=REPLACE([.B276]; 1; 29; &quot;&quot;)" office:value-type="string" office:string-value="jrochkind/bento_search" calcext:value-type="string">
            <text:p>jrochkind/bento_search</text:p>
          </table:table-cell>
        </table:table-row>
        <table:table-row table:style-name="ro1">
          <table:table-cell office:value-type="float" office:value="75205" calcext:value-type="float">
            <text:p>75205</text:p>
          </table:table-cell>
          <table:table-cell office:value-type="string" calcext:value-type="string">
            <text:p>https://api.github.com/repos/ozgg/Sovia</text:p>
          </table:table-cell>
          <table:table-cell table:formula="of:=REPLACE([.B277]; 1; 29; &quot;&quot;)" office:value-type="string" office:string-value="ozgg/Sovia" calcext:value-type="string">
            <text:p>ozgg/Sovia</text:p>
          </table:table-cell>
        </table:table-row>
        <table:table-row table:style-name="ro1">
          <table:table-cell office:value-type="float" office:value="75976" calcext:value-type="float">
            <text:p>75976</text:p>
          </table:table-cell>
          <table:table-cell office:value-type="string" calcext:value-type="string">
            <text:p>https://api.github.com/repos/ToxBank/toxbank-investigation</text:p>
          </table:table-cell>
          <table:table-cell table:formula="of:=REPLACE([.B278]; 1; 29; &quot;&quot;)" office:value-type="string" office:string-value="ToxBank/toxbank-investigation" calcext:value-type="string">
            <text:p>ToxBank/toxbank-investigation</text:p>
          </table:table-cell>
        </table:table-row>
        <table:table-row table:style-name="ro1">
          <table:table-cell office:value-type="float" office:value="76191" calcext:value-type="float">
            <text:p>76191</text:p>
          </table:table-cell>
          <table:table-cell office:value-type="string" calcext:value-type="string">
            <text:p>https://api.github.com/repos/danbartlett/opensit</text:p>
          </table:table-cell>
          <table:table-cell table:formula="of:=REPLACE([.B279]; 1; 29; &quot;&quot;)" office:value-type="string" office:string-value="danbartlett/opensit" calcext:value-type="string">
            <text:p>danbartlett/opensit</text:p>
          </table:table-cell>
        </table:table-row>
        <table:table-row table:style-name="ro1">
          <table:table-cell office:value-type="float" office:value="76888" calcext:value-type="float">
            <text:p>76888</text:p>
          </table:table-cell>
          <table:table-cell office:value-type="string" calcext:value-type="string">
            <text:p>https://api.github.com/repos/mbj/mutant</text:p>
          </table:table-cell>
          <table:table-cell table:formula="of:=REPLACE([.B280]; 1; 29; &quot;&quot;)" office:value-type="string" office:string-value="mbj/mutant" calcext:value-type="string">
            <text:p>mbj/mutant</text:p>
          </table:table-cell>
        </table:table-row>
        <table:table-row table:style-name="ro1">
          <table:table-cell office:value-type="float" office:value="77098" calcext:value-type="float">
            <text:p>77098</text:p>
          </table:table-cell>
          <table:table-cell office:value-type="string" calcext:value-type="string">
            <text:p>https://api.github.com/repos/spree/spree_auth_devise</text:p>
          </table:table-cell>
          <table:table-cell table:formula="of:=REPLACE([.B281]; 1; 29; &quot;&quot;)" office:value-type="string" office:string-value="spree/spree_auth_devise" calcext:value-type="string">
            <text:p>spree/spree_auth_devise</text:p>
          </table:table-cell>
        </table:table-row>
        <table:table-row table:style-name="ro1">
          <table:table-cell office:value-type="float" office:value="78275" calcext:value-type="float">
            <text:p>78275</text:p>
          </table:table-cell>
          <table:table-cell office:value-type="string" calcext:value-type="string">
            <text:p>https://api.github.com/repos/coshx/coshx</text:p>
          </table:table-cell>
          <table:table-cell table:formula="of:=REPLACE([.B282]; 1; 29; &quot;&quot;)" office:value-type="string" office:string-value="coshx/coshx" calcext:value-type="string">
            <text:p>coshx/coshx</text:p>
          </table:table-cell>
        </table:table-row>
        <table:table-row table:style-name="ro1">
          <table:table-cell office:value-type="float" office:value="78605" calcext:value-type="float">
            <text:p>78605</text:p>
          </table:table-cell>
          <table:table-cell office:value-type="string" calcext:value-type="string">
            <text:p>https://api.github.com/repos/alexeymuranov/comb</text:p>
          </table:table-cell>
          <table:table-cell table:formula="of:=REPLACE([.B283]; 1; 29; &quot;&quot;)" office:value-type="string" office:string-value="alexeymuranov/comb" calcext:value-type="string">
            <text:p>alexeymuranov/comb</text:p>
          </table:table-cell>
        </table:table-row>
        <table:table-row table:style-name="ro1">
          <table:table-cell office:value-type="float" office:value="79807" calcext:value-type="float">
            <text:p>79807</text:p>
          </table:table-cell>
          <table:table-cell office:value-type="string" calcext:value-type="string">
            <text:p>https://api.github.com/repos/scottwillson/racing_on_rails</text:p>
          </table:table-cell>
          <table:table-cell table:formula="of:=REPLACE([.B284]; 1; 29; &quot;&quot;)" office:value-type="string" office:string-value="scottwillson/racing_on_rails" calcext:value-type="string">
            <text:p>scottwillson/racing_on_rails</text:p>
          </table:table-cell>
        </table:table-row>
        <table:table-row table:style-name="ro1">
          <table:table-cell office:value-type="float" office:value="82299" calcext:value-type="float">
            <text:p>82299</text:p>
          </table:table-cell>
          <table:table-cell office:value-type="string" calcext:value-type="string">
            <text:p>https://api.github.com/repos/turboladen/hub_hub</text:p>
          </table:table-cell>
          <table:table-cell table:formula="of:=REPLACE([.B285]; 1; 29; &quot;&quot;)" office:value-type="string" office:string-value="turboladen/hub_hub" calcext:value-type="string">
            <text:p>turboladen/hub_hub</text:p>
          </table:table-cell>
        </table:table-row>
        <table:table-row table:style-name="ro1">
          <table:table-cell office:value-type="float" office:value="83215" calcext:value-type="float">
            <text:p>83215</text:p>
          </table:table-cell>
          <table:table-cell office:value-type="string" calcext:value-type="string">
            <text:p>https://api.github.com/repos/TrustTheVote-Project/Voter-Services-Portal</text:p>
          </table:table-cell>
          <table:table-cell table:formula="of:=REPLACE([.B286]; 1; 29; &quot;&quot;)" office:value-type="string" office:string-value="TrustTheVote-Project/Voter-Services-Portal" calcext:value-type="string">
            <text:p>TrustTheVote-Project/Voter-Services-Portal</text:p>
          </table:table-cell>
        </table:table-row>
        <table:table-row table:style-name="ro1">
          <table:table-cell office:value-type="float" office:value="83788" calcext:value-type="float">
            <text:p>83788</text:p>
          </table:table-cell>
          <table:table-cell office:value-type="string" calcext:value-type="string">
            <text:p>https://api.github.com/repos/danmunn/redmine_dmsf</text:p>
          </table:table-cell>
          <table:table-cell table:formula="of:=REPLACE([.B287]; 1; 29; &quot;&quot;)" office:value-type="string" office:string-value="danmunn/redmine_dmsf" calcext:value-type="string">
            <text:p>danmunn/redmine_dmsf</text:p>
          </table:table-cell>
        </table:table-row>
        <table:table-row table:style-name="ro1">
          <table:table-cell office:value-type="float" office:value="83945" calcext:value-type="float">
            <text:p>83945</text:p>
          </table:table-cell>
          <table:table-cell office:value-type="string" calcext:value-type="string">
            <text:p>https://api.github.com/repos/BaobabHealthTrust/mnch-hotline</text:p>
          </table:table-cell>
          <table:table-cell table:formula="of:=REPLACE([.B288]; 1; 29; &quot;&quot;)" office:value-type="string" office:string-value="BaobabHealthTrust/mnch-hotline" calcext:value-type="string">
            <text:p>BaobabHealthTrust/mnch-hotline</text:p>
          </table:table-cell>
        </table:table-row>
        <table:table-row table:style-name="ro1">
          <table:table-cell office:value-type="float" office:value="85302" calcext:value-type="float">
            <text:p>85302</text:p>
          </table:table-cell>
          <table:table-cell office:value-type="string" calcext:value-type="string">
            <text:p>https://api.github.com/repos/bugsnag/bugsnag-ruby</text:p>
          </table:table-cell>
          <table:table-cell table:formula="of:=REPLACE([.B289]; 1; 29; &quot;&quot;)" office:value-type="string" office:string-value="bugsnag/bugsnag-ruby" calcext:value-type="string">
            <text:p>bugsnag/bugsnag-ruby</text:p>
          </table:table-cell>
        </table:table-row>
        <table:table-row table:style-name="ro1">
          <table:table-cell office:value-type="float" office:value="85316" calcext:value-type="float">
            <text:p>85316</text:p>
          </table:table-cell>
          <table:table-cell office:value-type="string" calcext:value-type="string">
            <text:p>https://api.github.com/repos/deiga/new-Roydon</text:p>
          </table:table-cell>
          <table:table-cell table:formula="of:=REPLACE([.B290]; 1; 29; &quot;&quot;)" office:value-type="string" office:string-value="deiga/new-Roydon" calcext:value-type="string">
            <text:p>deiga/new-Roydon</text:p>
          </table:table-cell>
        </table:table-row>
        <table:table-row table:style-name="ro1">
          <table:table-cell office:value-type="float" office:value="85362" calcext:value-type="float">
            <text:p>85362</text:p>
          </table:table-cell>
          <table:table-cell office:value-type="string" calcext:value-type="string">
            <text:p>https://api.github.com/repos/wpscanteam/wpscan</text:p>
          </table:table-cell>
          <table:table-cell table:formula="of:=REPLACE([.B291]; 1; 29; &quot;&quot;)" office:value-type="string" office:string-value="wpscanteam/wpscan" calcext:value-type="string">
            <text:p>wpscanteam/wpscan</text:p>
          </table:table-cell>
        </table:table-row>
        <table:table-row table:style-name="ro1">
          <table:table-cell office:value-type="float" office:value="86793" calcext:value-type="float">
            <text:p>86793</text:p>
          </table:table-cell>
          <table:table-cell office:value-type="string" calcext:value-type="string">
            <text:p>https://api.github.com/repos/watir/watir-classic</text:p>
          </table:table-cell>
          <table:table-cell table:formula="of:=REPLACE([.B292]; 1; 29; &quot;&quot;)" office:value-type="string" office:string-value="watir/watir-classic" calcext:value-type="string">
            <text:p>watir/watir-classic</text:p>
          </table:table-cell>
        </table:table-row>
        <table:table-row table:style-name="ro1">
          <table:table-cell office:value-type="float" office:value="87701" calcext:value-type="float">
            <text:p>87701</text:p>
          </table:table-cell>
          <table:table-cell office:value-type="string" calcext:value-type="string">
            <text:p>https://api.github.com/repos/biow0lf/prometheus2.0</text:p>
          </table:table-cell>
          <table:table-cell table:formula="of:=REPLACE([.B293]; 1; 29; &quot;&quot;)" office:value-type="string" office:string-value="biow0lf/prometheus2.0" calcext:value-type="string">
            <text:p>biow0lf/prometheus2.0</text:p>
          </table:table-cell>
        </table:table-row>
        <table:table-row table:style-name="ro1">
          <table:table-cell office:value-type="float" office:value="89672" calcext:value-type="float">
            <text:p>89672</text:p>
          </table:table-cell>
          <table:table-cell office:value-type="string" calcext:value-type="string">
            <text:p>https://api.github.com/repos/scoutapp/scout-plugins</text:p>
          </table:table-cell>
          <table:table-cell table:formula="of:=REPLACE([.B294]; 1; 29; &quot;&quot;)" office:value-type="string" office:string-value="scoutapp/scout-plugins" calcext:value-type="string">
            <text:p>scoutapp/scout-plugins</text:p>
          </table:table-cell>
        </table:table-row>
        <table:table-row table:style-name="ro1">
          <table:table-cell office:value-type="float" office:value="90583" calcext:value-type="float">
            <text:p>90583</text:p>
          </table:table-cell>
          <table:table-cell office:value-type="string" calcext:value-type="string">
            <text:p>https://api.github.com/repos/mconf/mconf-web</text:p>
          </table:table-cell>
          <table:table-cell table:formula="of:=REPLACE([.B295]; 1; 29; &quot;&quot;)" office:value-type="string" office:string-value="mconf/mconf-web" calcext:value-type="string">
            <text:p>mconf/mconf-web</text:p>
          </table:table-cell>
        </table:table-row>
        <table:table-row table:style-name="ro1">
          <table:table-cell office:value-type="float" office:value="91064" calcext:value-type="float">
            <text:p>91064</text:p>
          </table:table-cell>
          <table:table-cell office:value-type="string" calcext:value-type="string">
            <text:p>https://api.github.com/repos/rapid7/nexpose-client</text:p>
          </table:table-cell>
          <table:table-cell table:formula="of:=REPLACE([.B296]; 1; 29; &quot;&quot;)" office:value-type="string" office:string-value="rapid7/nexpose-client" calcext:value-type="string">
            <text:p>rapid7/nexpose-client</text:p>
          </table:table-cell>
        </table:table-row>
        <table:table-row table:style-name="ro1">
          <table:table-cell office:value-type="float" office:value="92224" calcext:value-type="float">
            <text:p>92224</text:p>
          </table:table-cell>
          <table:table-cell office:value-type="string" calcext:value-type="string">
            <text:p>https://api.github.com/repos/genome/dgi-db</text:p>
          </table:table-cell>
          <table:table-cell table:formula="of:=REPLACE([.B297]; 1; 29; &quot;&quot;)" office:value-type="string" office:string-value="genome/dgi-db" calcext:value-type="string">
            <text:p>genome/dgi-db</text:p>
          </table:table-cell>
        </table:table-row>
        <table:table-row table:style-name="ro1">
          <table:table-cell office:value-type="float" office:value="93537" calcext:value-type="float">
            <text:p>93537</text:p>
          </table:table-cell>
          <table:table-cell office:value-type="string" calcext:value-type="string">
            <text:p>https://api.github.com/repos/scholarslab/prism</text:p>
          </table:table-cell>
          <table:table-cell table:formula="of:=REPLACE([.B298]; 1; 29; &quot;&quot;)" office:value-type="string" office:string-value="scholarslab/prism" calcext:value-type="string">
            <text:p>scholarslab/prism</text:p>
          </table:table-cell>
        </table:table-row>
        <table:table-row table:style-name="ro1">
          <table:table-cell office:value-type="float" office:value="93578" calcext:value-type="float">
            <text:p>93578</text:p>
          </table:table-cell>
          <table:table-cell office:value-type="string" calcext:value-type="string">
            <text:p>https://api.github.com/repos/usgo/gocongress</text:p>
          </table:table-cell>
          <table:table-cell table:formula="of:=REPLACE([.B299]; 1; 29; &quot;&quot;)" office:value-type="string" office:string-value="usgo/gocongress" calcext:value-type="string">
            <text:p>usgo/gocongress</text:p>
          </table:table-cell>
        </table:table-row>
        <table:table-row table:style-name="ro1">
          <table:table-cell office:value-type="float" office:value="95776" calcext:value-type="float">
            <text:p>95776</text:p>
          </table:table-cell>
          <table:table-cell office:value-type="string" calcext:value-type="string">
            <text:p>https://api.github.com/repos/nabu-catalog/nabu</text:p>
          </table:table-cell>
          <table:table-cell table:formula="of:=REPLACE([.B300]; 1; 29; &quot;&quot;)" office:value-type="string" office:string-value="nabu-catalog/nabu" calcext:value-type="string">
            <text:p>nabu-catalog/nabu</text:p>
          </table:table-cell>
        </table:table-row>
        <table:table-row table:style-name="ro1">
          <table:table-cell office:value-type="float" office:value="102099" calcext:value-type="float">
            <text:p>102099</text:p>
          </table:table-cell>
          <table:table-cell office:value-type="string" calcext:value-type="string">
            <text:p>https://api.github.com/repos/ongaeshi/milkode</text:p>
          </table:table-cell>
          <table:table-cell table:formula="of:=REPLACE([.B301]; 1; 29; &quot;&quot;)" office:value-type="string" office:string-value="ongaeshi/milkode" calcext:value-type="string">
            <text:p>ongaeshi/milkode</text:p>
          </table:table-cell>
        </table:table-row>
        <table:table-row table:style-name="ro1">
          <table:table-cell office:value-type="float" office:value="102637" calcext:value-type="float">
            <text:p>102637</text:p>
          </table:table-cell>
          <table:table-cell office:value-type="string" calcext:value-type="string">
            <text:p>https://api.github.com/repos/alexjohnj/geographyas</text:p>
          </table:table-cell>
          <table:table-cell table:formula="of:=REPLACE([.B302]; 1; 29; &quot;&quot;)" office:value-type="string" office:string-value="alexjohnj/geographyas" calcext:value-type="string">
            <text:p>alexjohnj/geographyas</text:p>
          </table:table-cell>
        </table:table-row>
        <table:table-row table:style-name="ro1">
          <table:table-cell office:value-type="float" office:value="109121" calcext:value-type="float">
            <text:p>109121</text:p>
          </table:table-cell>
          <table:table-cell office:value-type="string" calcext:value-type="string">
            <text:p>https://api.github.com/repos/cowboyd/libv8</text:p>
          </table:table-cell>
          <table:table-cell table:formula="of:=REPLACE([.B303]; 1; 29; &quot;&quot;)" office:value-type="string" office:string-value="cowboyd/libv8" calcext:value-type="string">
            <text:p>cowboyd/libv8</text:p>
          </table:table-cell>
        </table:table-row>
        <table:table-row table:style-name="ro1">
          <table:table-cell office:value-type="float" office:value="109352" calcext:value-type="float">
            <text:p>109352</text:p>
          </table:table-cell>
          <table:table-cell office:value-type="string" calcext:value-type="string">
            <text:p>https://api.github.com/repos/honeybadger-io/honeybadger-ruby</text:p>
          </table:table-cell>
          <table:table-cell table:formula="of:=REPLACE([.B304]; 1; 29; &quot;&quot;)" office:value-type="string" office:string-value="honeybadger-io/honeybadger-ruby" calcext:value-type="string">
            <text:p>honeybadger-io/honeybadger-ruby</text:p>
          </table:table-cell>
        </table:table-row>
        <table:table-row table:style-name="ro1">
          <table:table-cell office:value-type="float" office:value="109808" calcext:value-type="float">
            <text:p>109808</text:p>
          </table:table-cell>
          <table:table-cell office:value-type="string" calcext:value-type="string">
            <text:p>https://api.github.com/repos/sensu/sensu-puppet</text:p>
          </table:table-cell>
          <table:table-cell table:formula="of:=REPLACE([.B305]; 1; 29; &quot;&quot;)" office:value-type="string" office:string-value="sensu/sensu-puppet" calcext:value-type="string">
            <text:p>sensu/sensu-puppet</text:p>
          </table:table-cell>
        </table:table-row>
        <table:table-row table:style-name="ro1">
          <table:table-cell office:value-type="float" office:value="110508" calcext:value-type="float">
            <text:p>110508</text:p>
          </table:table-cell>
          <table:table-cell office:value-type="string" calcext:value-type="string">
            <text:p>https://api.github.com/repos/mholling/nswtopo</text:p>
          </table:table-cell>
          <table:table-cell table:formula="of:=REPLACE([.B306]; 1; 29; &quot;&quot;)" office:value-type="string" office:string-value="mholling/nswtopo" calcext:value-type="string">
            <text:p>mholling/nswtopo</text:p>
          </table:table-cell>
        </table:table-row>
        <table:table-row table:style-name="ro1">
          <table:table-cell office:value-type="float" office:value="111425" calcext:value-type="float">
            <text:p>111425</text:p>
          </table:table-cell>
          <table:table-cell office:value-type="string" calcext:value-type="string">
            <text:p>https://api.github.com/repos/r888888888/danbooru</text:p>
          </table:table-cell>
          <table:table-cell table:formula="of:=REPLACE([.B307]; 1; 29; &quot;&quot;)" office:value-type="string" office:string-value="r888888888/danbooru" calcext:value-type="string">
            <text:p>r888888888/danbooru</text:p>
          </table:table-cell>
        </table:table-row>
        <table:table-row table:style-name="ro1">
          <table:table-cell office:value-type="float" office:value="113674" calcext:value-type="float">
            <text:p>113674</text:p>
          </table:table-cell>
          <table:table-cell office:value-type="string" calcext:value-type="string">
            <text:p>https://api.github.com/repos/recortable/Masqueunacasa</text:p>
          </table:table-cell>
          <table:table-cell table:formula="of:=REPLACE([.B308]; 1; 29; &quot;&quot;)" office:value-type="string" office:string-value="recortable/Masqueunacasa" calcext:value-type="string">
            <text:p>recortable/Masqueunacasa</text:p>
          </table:table-cell>
        </table:table-row>
        <table:table-row table:style-name="ro1">
          <table:table-cell office:value-type="float" office:value="113812" calcext:value-type="float">
            <text:p>113812</text:p>
          </table:table-cell>
          <table:table-cell office:value-type="string" calcext:value-type="string">
            <text:p>https://api.github.com/repos/chengdh/il_yanzhao</text:p>
          </table:table-cell>
          <table:table-cell table:formula="of:=REPLACE([.B309]; 1; 29; &quot;&quot;)" office:value-type="string" office:string-value="chengdh/il_yanzhao" calcext:value-type="string">
            <text:p>chengdh/il_yanzhao</text:p>
          </table:table-cell>
        </table:table-row>
        <table:table-row table:style-name="ro1">
          <table:table-cell office:value-type="float" office:value="116127" calcext:value-type="float">
            <text:p>116127</text:p>
          </table:table-cell>
          <table:table-cell office:value-type="string" calcext:value-type="string">
            <text:p>https://api.github.com/repos/urbanadventurer/WhatWeb</text:p>
          </table:table-cell>
          <table:table-cell table:formula="of:=REPLACE([.B310]; 1; 29; &quot;&quot;)" office:value-type="string" office:string-value="urbanadventurer/WhatWeb" calcext:value-type="string">
            <text:p>urbanadventurer/WhatWeb</text:p>
          </table:table-cell>
        </table:table-row>
        <table:table-row table:style-name="ro1">
          <table:table-cell office:value-type="float" office:value="116216" calcext:value-type="float">
            <text:p>116216</text:p>
          </table:table-cell>
          <table:table-cell office:value-type="string" calcext:value-type="string">
            <text:p>https://api.github.com/repos/FreeRidePGH/BikeBinder</text:p>
          </table:table-cell>
          <table:table-cell table:formula="of:=REPLACE([.B311]; 1; 29; &quot;&quot;)" office:value-type="string" office:string-value="FreeRidePGH/BikeBinder" calcext:value-type="string">
            <text:p>FreeRidePGH/BikeBinder</text:p>
          </table:table-cell>
        </table:table-row>
        <table:table-row table:style-name="ro1">
          <table:table-cell office:value-type="float" office:value="116629" calcext:value-type="float">
            <text:p>116629</text:p>
          </table:table-cell>
          <table:table-cell office:value-type="string" calcext:value-type="string">
            <text:p>https://api.github.com/repos/toy/image_optim</text:p>
          </table:table-cell>
          <table:table-cell table:formula="of:=REPLACE([.B312]; 1; 29; &quot;&quot;)" office:value-type="string" office:string-value="toy/image_optim" calcext:value-type="string">
            <text:p>toy/image_optim</text:p>
          </table:table-cell>
        </table:table-row>
        <table:table-row table:style-name="ro1">
          <table:table-cell office:value-type="float" office:value="126579" calcext:value-type="float">
            <text:p>126579</text:p>
          </table:table-cell>
          <table:table-cell office:value-type="string" calcext:value-type="string">
            <text:p>https://api.github.com/repos/BBQ/dfm_b</text:p>
          </table:table-cell>
          <table:table-cell table:formula="of:=REPLACE([.B313]; 1; 29; &quot;&quot;)" office:value-type="string" office:string-value="BBQ/dfm_b" calcext:value-type="string">
            <text:p>BBQ/dfm_b</text:p>
          </table:table-cell>
        </table:table-row>
        <table:table-row table:style-name="ro1">
          <table:table-cell office:value-type="float" office:value="128007" calcext:value-type="float">
            <text:p>128007</text:p>
          </table:table-cell>
          <table:table-cell office:value-type="string" calcext:value-type="string">
            <text:p>https://api.github.com/repos/innoq/iqvoc</text:p>
          </table:table-cell>
          <table:table-cell table:formula="of:=REPLACE([.B314]; 1; 29; &quot;&quot;)" office:value-type="string" office:string-value="innoq/iqvoc" calcext:value-type="string">
            <text:p>innoq/iqvoc</text:p>
          </table:table-cell>
        </table:table-row>
        <table:table-row table:style-name="ro1">
          <table:table-cell office:value-type="float" office:value="128177" calcext:value-type="float">
            <text:p>128177</text:p>
          </table:table-cell>
          <table:table-cell office:value-type="string" calcext:value-type="string">
            <text:p>https://api.github.com/repos/myGrid/biocatalogue</text:p>
          </table:table-cell>
          <table:table-cell table:formula="of:=REPLACE([.B315]; 1; 29; &quot;&quot;)" office:value-type="string" office:string-value="myGrid/biocatalogue" calcext:value-type="string">
            <text:p>myGrid/biocatalogue</text:p>
          </table:table-cell>
        </table:table-row>
        <table:table-row table:style-name="ro1">
          <table:table-cell office:value-type="float" office:value="128898" calcext:value-type="float">
            <text:p>128898</text:p>
          </table:table-cell>
          <table:table-cell office:value-type="string" calcext:value-type="string">
            <text:p>https://api.github.com/repos/unepwcmc/labs</text:p>
          </table:table-cell>
          <table:table-cell table:formula="of:=REPLACE([.B316]; 1; 29; &quot;&quot;)" office:value-type="string" office:string-value="unepwcmc/labs" calcext:value-type="string">
            <text:p>unepwcmc/labs</text:p>
          </table:table-cell>
        </table:table-row>
        <table:table-row table:style-name="ro1">
          <table:table-cell office:value-type="float" office:value="128950" calcext:value-type="float">
            <text:p>128950</text:p>
          </table:table-cell>
          <table:table-cell office:value-type="string" calcext:value-type="string">
            <text:p>https://api.github.com/repos/treasure-data/td</text:p>
          </table:table-cell>
          <table:table-cell table:formula="of:=REPLACE([.B317]; 1; 29; &quot;&quot;)" office:value-type="string" office:string-value="treasure-data/td" calcext:value-type="string">
            <text:p>treasure-data/td</text:p>
          </table:table-cell>
        </table:table-row>
        <table:table-row table:style-name="ro1">
          <table:table-cell office:value-type="float" office:value="129168" calcext:value-type="float">
            <text:p>129168</text:p>
          </table:table-cell>
          <table:table-cell office:value-type="string" calcext:value-type="string">
            <text:p>https://api.github.com/repos/next-l/enju_biblio</text:p>
          </table:table-cell>
          <table:table-cell table:formula="of:=REPLACE([.B318]; 1; 29; &quot;&quot;)" office:value-type="string" office:string-value="next-l/enju_biblio" calcext:value-type="string">
            <text:p>next-l/enju_biblio</text:p>
          </table:table-cell>
        </table:table-row>
        <table:table-row table:style-name="ro1">
          <table:table-cell office:value-type="float" office:value="129845" calcext:value-type="float">
            <text:p>129845</text:p>
          </table:table-cell>
          <table:table-cell office:value-type="string" calcext:value-type="string">
            <text:p>https://api.github.com/repos/yast/yast-packager</text:p>
          </table:table-cell>
          <table:table-cell table:formula="of:=REPLACE([.B319]; 1; 29; &quot;&quot;)" office:value-type="string" office:string-value="yast/yast-packager" calcext:value-type="string">
            <text:p>yast/yast-packager</text:p>
          </table:table-cell>
        </table:table-row>
        <table:table-row table:style-name="ro1">
          <table:table-cell office:value-type="float" office:value="131859" calcext:value-type="float">
            <text:p>131859</text:p>
          </table:table-cell>
          <table:table-cell office:value-type="string" calcext:value-type="string">
            <text:p>https://api.github.com/repos/wagn/wagn-cldstr</text:p>
          </table:table-cell>
          <table:table-cell table:formula="of:=REPLACE([.B320]; 1; 29; &quot;&quot;)" office:value-type="string" office:string-value="wagn/wagn-cldstr" calcext:value-type="string">
            <text:p>wagn/wagn-cldstr</text:p>
          </table:table-cell>
        </table:table-row>
        <table:table-row table:style-name="ro1">
          <table:table-cell office:value-type="float" office:value="132026" calcext:value-type="float">
            <text:p>132026</text:p>
          </table:table-cell>
          <table:table-cell office:value-type="string" calcext:value-type="string">
            <text:p>https://api.github.com/repos/42floors/mls-gem</text:p>
          </table:table-cell>
          <table:table-cell table:formula="of:=REPLACE([.B321]; 1; 29; &quot;&quot;)" office:value-type="string" office:string-value="42floors/mls-gem" calcext:value-type="string">
            <text:p>42floors/mls-gem</text:p>
          </table:table-cell>
        </table:table-row>
        <table:table-row table:style-name="ro1">
          <table:table-cell office:value-type="float" office:value="132260" calcext:value-type="float">
            <text:p>132260</text:p>
          </table:table-cell>
          <table:table-cell office:value-type="string" calcext:value-type="string">
            <text:p>https://api.github.com/repos/tankwanghow/full_circle</text:p>
          </table:table-cell>
          <table:table-cell table:formula="of:=REPLACE([.B322]; 1; 29; &quot;&quot;)" office:value-type="string" office:string-value="tankwanghow/full_circle" calcext:value-type="string">
            <text:p>tankwanghow/full_circle</text:p>
          </table:table-cell>
        </table:table-row>
        <table:table-row table:style-name="ro1">
          <table:table-cell office:value-type="float" office:value="132646" calcext:value-type="float">
            <text:p>132646</text:p>
          </table:table-cell>
          <table:table-cell office:value-type="string" calcext:value-type="string">
            <text:p>https://api.github.com/repos/treasure-data/td-client-ruby</text:p>
          </table:table-cell>
          <table:table-cell table:formula="of:=REPLACE([.B323]; 1; 29; &quot;&quot;)" office:value-type="string" office:string-value="treasure-data/td-client-ruby" calcext:value-type="string">
            <text:p>treasure-data/td-client-ruby</text:p>
          </table:table-cell>
        </table:table-row>
        <table:table-row table:style-name="ro1">
          <table:table-cell office:value-type="float" office:value="133975" calcext:value-type="float">
            <text:p>133975</text:p>
          </table:table-cell>
          <table:table-cell office:value-type="string" calcext:value-type="string">
            <text:p>https://api.github.com/repos/fracturedatlas/artfully_ose</text:p>
          </table:table-cell>
          <table:table-cell table:formula="of:=REPLACE([.B324]; 1; 29; &quot;&quot;)" office:value-type="string" office:string-value="fracturedatlas/artfully_ose" calcext:value-type="string">
            <text:p>fracturedatlas/artfully_ose</text:p>
          </table:table-cell>
        </table:table-row>
        <table:table-row table:style-name="ro1">
          <table:table-cell office:value-type="float" office:value="134768" calcext:value-type="float">
            <text:p>134768</text:p>
          </table:table-cell>
          <table:table-cell office:value-type="string" calcext:value-type="string">
            <text:p>https://api.github.com/repos/conversation/babushka-deps</text:p>
          </table:table-cell>
          <table:table-cell table:formula="of:=REPLACE([.B325]; 1; 29; &quot;&quot;)" office:value-type="string" office:string-value="conversation/babushka-deps" calcext:value-type="string">
            <text:p>conversation/babushka-deps</text:p>
          </table:table-cell>
        </table:table-row>
        <table:table-row table:style-name="ro1">
          <table:table-cell office:value-type="float" office:value="136294" calcext:value-type="float">
            <text:p>136294</text:p>
          </table:table-cell>
          <table:table-cell office:value-type="string" calcext:value-type="string">
            <text:p>https://api.github.com/repos/sunaku/tork</text:p>
          </table:table-cell>
          <table:table-cell table:formula="of:=REPLACE([.B326]; 1; 29; &quot;&quot;)" office:value-type="string" office:string-value="sunaku/tork" calcext:value-type="string">
            <text:p>sunaku/tork</text:p>
          </table:table-cell>
        </table:table-row>
        <table:table-row table:style-name="ro1">
          <table:table-cell office:value-type="float" office:value="137192" calcext:value-type="float">
            <text:p>137192</text:p>
          </table:table-cell>
          <table:table-cell office:value-type="string" calcext:value-type="string">
            <text:p>https://api.github.com/repos/robertgauld/osm</text:p>
          </table:table-cell>
          <table:table-cell table:formula="of:=REPLACE([.B327]; 1; 29; &quot;&quot;)" office:value-type="string" office:string-value="robertgauld/osm" calcext:value-type="string">
            <text:p>robertgauld/osm</text:p>
          </table:table-cell>
        </table:table-row>
        <table:table-row table:style-name="ro1">
          <table:table-cell office:value-type="float" office:value="137912" calcext:value-type="float">
            <text:p>137912</text:p>
          </table:table-cell>
          <table:table-cell office:value-type="string" calcext:value-type="string">
            <text:p>https://api.github.com/repos/KosyanMedia/nano_api</text:p>
          </table:table-cell>
          <table:table-cell table:formula="of:=REPLACE([.B328]; 1; 29; &quot;&quot;)" office:value-type="string" office:string-value="KosyanMedia/nano_api" calcext:value-type="string">
            <text:p>KosyanMedia/nano_api</text:p>
          </table:table-cell>
        </table:table-row>
        <table:table-row table:style-name="ro1">
          <table:table-cell office:value-type="float" office:value="138587" calcext:value-type="float">
            <text:p>138587</text:p>
          </table:table-cell>
          <table:table-cell office:value-type="string" calcext:value-type="string">
            <text:p>https://api.github.com/repos/yast/yast-autoinstallation</text:p>
          </table:table-cell>
          <table:table-cell table:formula="of:=REPLACE([.B329]; 1; 29; &quot;&quot;)" office:value-type="string" office:string-value="yast/yast-autoinstallation" calcext:value-type="string">
            <text:p>yast/yast-autoinstallation</text:p>
          </table:table-cell>
        </table:table-row>
        <table:table-row table:style-name="ro1">
          <table:table-cell office:value-type="float" office:value="139288" calcext:value-type="float">
            <text:p>139288</text:p>
          </table:table-cell>
          <table:table-cell office:value-type="string" calcext:value-type="string">
            <text:p>https://api.github.com/repos/floere/phony</text:p>
          </table:table-cell>
          <table:table-cell table:formula="of:=REPLACE([.B330]; 1; 29; &quot;&quot;)" office:value-type="string" office:string-value="floere/phony" calcext:value-type="string">
            <text:p>floere/phony</text:p>
          </table:table-cell>
        </table:table-row>
        <table:table-row table:style-name="ro1">
          <table:table-cell office:value-type="float" office:value="141575" calcext:value-type="float">
            <text:p>141575</text:p>
          </table:table-cell>
          <table:table-cell office:value-type="string" calcext:value-type="string">
            <text:p>https://api.github.com/repos/rwestgeest/propile</text:p>
          </table:table-cell>
          <table:table-cell table:formula="of:=REPLACE([.B331]; 1; 29; &quot;&quot;)" office:value-type="string" office:string-value="rwestgeest/propile" calcext:value-type="string">
            <text:p>rwestgeest/propile</text:p>
          </table:table-cell>
        </table:table-row>
        <table:table-row table:style-name="ro1">
          <table:table-cell office:value-type="float" office:value="142774" calcext:value-type="float">
            <text:p>142774</text:p>
          </table:table-cell>
          <table:table-cell office:value-type="string" calcext:value-type="string">
            <text:p>https://api.github.com/repos/VoicesOfHumanity/InterMix</text:p>
          </table:table-cell>
          <table:table-cell table:formula="of:=REPLACE([.B332]; 1; 29; &quot;&quot;)" office:value-type="string" office:string-value="VoicesOfHumanity/InterMix" calcext:value-type="string">
            <text:p>VoicesOfHumanity/InterMix</text:p>
          </table:table-cell>
        </table:table-row>
        <table:table-row table:style-name="ro1">
          <table:table-cell office:value-type="float" office:value="143195" calcext:value-type="float">
            <text:p>143195</text:p>
          </table:table-cell>
          <table:table-cell office:value-type="string" calcext:value-type="string">
            <text:p>https://api.github.com/repos/chastell/kamerling</text:p>
          </table:table-cell>
          <table:table-cell table:formula="of:=REPLACE([.B333]; 1; 29; &quot;&quot;)" office:value-type="string" office:string-value="chastell/kamerling" calcext:value-type="string">
            <text:p>chastell/kamerling</text:p>
          </table:table-cell>
        </table:table-row>
        <table:table-row table:style-name="ro1">
          <table:table-cell office:value-type="float" office:value="146283" calcext:value-type="float">
            <text:p>146283</text:p>
          </table:table-cell>
          <table:table-cell office:value-type="string" calcext:value-type="string">
            <text:p>https://api.github.com/repos/ourcities/meurio</text:p>
          </table:table-cell>
          <table:table-cell table:formula="of:=REPLACE([.B334]; 1; 29; &quot;&quot;)" office:value-type="string" office:string-value="ourcities/meurio" calcext:value-type="string">
            <text:p>ourcities/meurio</text:p>
          </table:table-cell>
        </table:table-row>
        <table:table-row table:style-name="ro1">
          <table:table-cell office:value-type="float" office:value="146534" calcext:value-type="float">
            <text:p>146534</text:p>
          </table:table-cell>
          <table:table-cell office:value-type="string" calcext:value-type="string">
            <text:p>https://api.github.com/repos/elektronaut/sugar</text:p>
          </table:table-cell>
          <table:table-cell table:formula="of:=REPLACE([.B335]; 1; 29; &quot;&quot;)" office:value-type="string" office:string-value="elektronaut/sugar" calcext:value-type="string">
            <text:p>elektronaut/sugar</text:p>
          </table:table-cell>
        </table:table-row>
        <table:table-row table:style-name="ro1">
          <table:table-cell office:value-type="float" office:value="147172" calcext:value-type="float">
            <text:p>147172</text:p>
          </table:table-cell>
          <table:table-cell office:value-type="string" calcext:value-type="string">
            <text:p>https://api.github.com/repos/recurly/recurly-client-ruby</text:p>
          </table:table-cell>
          <table:table-cell table:formula="of:=REPLACE([.B336]; 1; 29; &quot;&quot;)" office:value-type="string" office:string-value="recurly/recurly-client-ruby" calcext:value-type="string">
            <text:p>recurly/recurly-client-ruby</text:p>
          </table:table-cell>
        </table:table-row>
        <table:table-row table:style-name="ro1">
          <table:table-cell office:value-type="float" office:value="147804" calcext:value-type="float">
            <text:p>147804</text:p>
          </table:table-cell>
          <table:table-cell office:value-type="string" calcext:value-type="string">
            <text:p>https://api.github.com/repos/sighmon/NI</text:p>
          </table:table-cell>
          <table:table-cell table:formula="of:=REPLACE([.B337]; 1; 29; &quot;&quot;)" office:value-type="string" office:string-value="sighmon/NI" calcext:value-type="string">
            <text:p>sighmon/NI</text:p>
          </table:table-cell>
        </table:table-row>
        <table:table-row table:style-name="ro1">
          <table:table-cell office:value-type="float" office:value="152996" calcext:value-type="float">
            <text:p>152996</text:p>
          </table:table-cell>
          <table:table-cell office:value-type="string" calcext:value-type="string">
            <text:p>https://api.github.com/repos/kmuto/review</text:p>
          </table:table-cell>
          <table:table-cell table:formula="of:=REPLACE([.B338]; 1; 29; &quot;&quot;)" office:value-type="string" office:string-value="kmuto/review" calcext:value-type="string">
            <text:p>kmuto/review</text:p>
          </table:table-cell>
        </table:table-row>
        <table:table-row table:style-name="ro1">
          <table:table-cell office:value-type="float" office:value="153731" calcext:value-type="float">
            <text:p>153731</text:p>
          </table:table-cell>
          <table:table-cell office:value-type="string" calcext:value-type="string">
            <text:p>https://api.github.com/repos/Libertree/libertree-backend-rb</text:p>
          </table:table-cell>
          <table:table-cell table:formula="of:=REPLACE([.B339]; 1; 29; &quot;&quot;)" office:value-type="string" office:string-value="Libertree/libertree-backend-rb" calcext:value-type="string">
            <text:p>Libertree/libertree-backend-rb</text:p>
          </table:table-cell>
        </table:table-row>
        <table:table-row table:style-name="ro1">
          <table:table-cell office:value-type="float" office:value="153932" calcext:value-type="float">
            <text:p>153932</text:p>
          </table:table-cell>
          <table:table-cell office:value-type="string" calcext:value-type="string">
            <text:p>https://api.github.com/repos/ruby-protobuf/protobuf</text:p>
          </table:table-cell>
          <table:table-cell table:formula="of:=REPLACE([.B340]; 1; 29; &quot;&quot;)" office:value-type="string" office:string-value="ruby-protobuf/protobuf" calcext:value-type="string">
            <text:p>ruby-protobuf/protobuf</text:p>
          </table:table-cell>
        </table:table-row>
        <table:table-row table:style-name="ro1">
          <table:table-cell office:value-type="float" office:value="153941" calcext:value-type="float">
            <text:p>153941</text:p>
          </table:table-cell>
          <table:table-cell office:value-type="string" calcext:value-type="string">
            <text:p>https://api.github.com/repos/robertgauld/OSMExtender</text:p>
          </table:table-cell>
          <table:table-cell table:formula="of:=REPLACE([.B341]; 1; 29; &quot;&quot;)" office:value-type="string" office:string-value="robertgauld/OSMExtender" calcext:value-type="string">
            <text:p>robertgauld/OSMExtender</text:p>
          </table:table-cell>
        </table:table-row>
        <table:table-row table:style-name="ro1">
          <table:table-cell office:value-type="float" office:value="155401" calcext:value-type="float">
            <text:p>155401</text:p>
          </table:table-cell>
          <table:table-cell office:value-type="string" calcext:value-type="string">
            <text:p>https://api.github.com/repos/gderosa/onboard</text:p>
          </table:table-cell>
          <table:table-cell table:formula="of:=REPLACE([.B342]; 1; 29; &quot;&quot;)" office:value-type="string" office:string-value="gderosa/onboard" calcext:value-type="string">
            <text:p>gderosa/onboard</text:p>
          </table:table-cell>
        </table:table-row>
        <table:table-row table:style-name="ro1">
          <table:table-cell office:value-type="float" office:value="156467" calcext:value-type="float">
            <text:p>156467</text:p>
          </table:table-cell>
          <table:table-cell office:value-type="string" calcext:value-type="string">
            <text:p>https://api.github.com/repos/rightscale/right_agent</text:p>
          </table:table-cell>
          <table:table-cell table:formula="of:=REPLACE([.B343]; 1; 29; &quot;&quot;)" office:value-type="string" office:string-value="rightscale/right_agent" calcext:value-type="string">
            <text:p>rightscale/right_agent</text:p>
          </table:table-cell>
        </table:table-row>
        <table:table-row table:style-name="ro1">
          <table:table-cell office:value-type="float" office:value="158212" calcext:value-type="float">
            <text:p>158212</text:p>
          </table:table-cell>
          <table:table-cell office:value-type="string" calcext:value-type="string">
            <text:p>https://api.github.com/repos/engineyard/engineyard-serverside</text:p>
          </table:table-cell>
          <table:table-cell table:formula="of:=REPLACE([.B344]; 1; 29; &quot;&quot;)" office:value-type="string" office:string-value="engineyard/engineyard-serverside" calcext:value-type="string">
            <text:p>engineyard/engineyard-serverside</text:p>
          </table:table-cell>
        </table:table-row>
        <table:table-row table:style-name="ro1">
          <table:table-cell office:value-type="float" office:value="161140" calcext:value-type="float">
            <text:p>161140</text:p>
          </table:table-cell>
          <table:table-cell office:value-type="string" calcext:value-type="string">
            <text:p>https://api.github.com/repos/rs-services/cookbooks_internal</text:p>
          </table:table-cell>
          <table:table-cell table:formula="of:=REPLACE([.B345]; 1; 29; &quot;&quot;)" office:value-type="string" office:string-value="rs-services/cookbooks_internal" calcext:value-type="string">
            <text:p>rs-services/cookbooks_internal</text:p>
          </table:table-cell>
        </table:table-row>
        <table:table-row table:style-name="ro1">
          <table:table-cell office:value-type="float" office:value="161627" calcext:value-type="float">
            <text:p>161627</text:p>
          </table:table-cell>
          <table:table-cell office:value-type="string" calcext:value-type="string">
            <text:p>https://api.github.com/repos/NUBIC/ncs_navigator_deployment</text:p>
          </table:table-cell>
          <table:table-cell table:formula="of:=REPLACE([.B346]; 1; 29; &quot;&quot;)" office:value-type="string" office:string-value="NUBIC/ncs_navigator_deployment" calcext:value-type="string">
            <text:p>NUBIC/ncs_navigator_deployment</text:p>
          </table:table-cell>
        </table:table-row>
        <table:table-row table:style-name="ro1">
          <table:table-cell office:value-type="float" office:value="164522" calcext:value-type="float">
            <text:p>164522</text:p>
          </table:table-cell>
          <table:table-cell office:value-type="string" calcext:value-type="string">
            <text:p>https://api.github.com/repos/benhoskings/babushka-deps</text:p>
          </table:table-cell>
          <table:table-cell table:formula="of:=REPLACE([.B347]; 1; 29; &quot;&quot;)" office:value-type="string" office:string-value="benhoskings/babushka-deps" calcext:value-type="string">
            <text:p>benhoskings/babushka-deps</text:p>
          </table:table-cell>
        </table:table-row>
        <table:table-row table:style-name="ro1">
          <table:table-cell office:value-type="float" office:value="165580" calcext:value-type="float">
            <text:p>165580</text:p>
          </table:table-cell>
          <table:table-cell office:value-type="string" calcext:value-type="string">
            <text:p>https://api.github.com/repos/FreeUKGen/MyopicVicar</text:p>
          </table:table-cell>
          <table:table-cell table:formula="of:=REPLACE([.B348]; 1; 29; &quot;&quot;)" office:value-type="string" office:string-value="FreeUKGen/MyopicVicar" calcext:value-type="string">
            <text:p>FreeUKGen/MyopicVicar</text:p>
          </table:table-cell>
        </table:table-row>
        <table:table-row table:style-name="ro1">
          <table:table-cell office:value-type="float" office:value="167177" calcext:value-type="float">
            <text:p>167177</text:p>
          </table:table-cell>
          <table:table-cell office:value-type="string" calcext:value-type="string">
            <text:p>https://api.github.com/repos/opinsys/puavo-users</text:p>
          </table:table-cell>
          <table:table-cell table:formula="of:=REPLACE([.B349]; 1; 29; &quot;&quot;)" office:value-type="string" office:string-value="opinsys/puavo-users" calcext:value-type="string">
            <text:p>opinsys/puavo-users</text:p>
          </table:table-cell>
        </table:table-row>
        <table:table-row table:style-name="ro1">
          <table:table-cell office:value-type="float" office:value="174682" calcext:value-type="float">
            <text:p>174682</text:p>
          </table:table-cell>
          <table:table-cell office:value-type="string" calcext:value-type="string">
            <text:p>https://api.github.com/repos/Progressbar/web</text:p>
          </table:table-cell>
          <table:table-cell table:formula="of:=REPLACE([.B350]; 1; 29; &quot;&quot;)" office:value-type="string" office:string-value="Progressbar/web" calcext:value-type="string">
            <text:p>Progressbar/web</text:p>
          </table:table-cell>
        </table:table-row>
        <table:table-row table:style-name="ro1">
          <table:table-cell office:value-type="float" office:value="175693" calcext:value-type="float">
            <text:p>175693</text:p>
          </table:table-cell>
          <table:table-cell office:value-type="string" calcext:value-type="string">
            <text:p>https://api.github.com/repos/takyam-git/pjeuler</text:p>
          </table:table-cell>
          <table:table-cell table:formula="of:=REPLACE([.B351]; 1; 29; &quot;&quot;)" office:value-type="string" office:string-value="takyam-git/pjeuler" calcext:value-type="string">
            <text:p>takyam-git/pjeuler</text:p>
          </table:table-cell>
        </table:table-row>
        <table:table-row table:style-name="ro1">
          <table:table-cell office:value-type="float" office:value="179132" calcext:value-type="float">
            <text:p>179132</text:p>
          </table:table-cell>
          <table:table-cell office:value-type="string" calcext:value-type="string">
            <text:p>https://api.github.com/repos/projectcypress/health-data-standards</text:p>
          </table:table-cell>
          <table:table-cell table:formula="of:=REPLACE([.B352]; 1; 29; &quot;&quot;)" office:value-type="string" office:string-value="projectcypress/health-data-standards" calcext:value-type="string">
            <text:p>projectcypress/health-data-standards</text:p>
          </table:table-cell>
        </table:table-row>
        <table:table-row table:style-name="ro1">
          <table:table-cell office:value-type="float" office:value="181094" calcext:value-type="float">
            <text:p>181094</text:p>
          </table:table-cell>
          <table:table-cell office:value-type="string" calcext:value-type="string">
            <text:p>https://api.github.com/repos/Shopify/shopify_api</text:p>
          </table:table-cell>
          <table:table-cell table:formula="of:=REPLACE([.B353]; 1; 29; &quot;&quot;)" office:value-type="string" office:string-value="Shopify/shopify_api" calcext:value-type="string">
            <text:p>Shopify/shopify_api</text:p>
          </table:table-cell>
        </table:table-row>
        <table:table-row table:style-name="ro1">
          <table:table-cell office:value-type="float" office:value="183598" calcext:value-type="float">
            <text:p>183598</text:p>
          </table:table-cell>
          <table:table-cell office:value-type="string" calcext:value-type="string">
            <text:p>https://api.github.com/repos/trogdoro/xiki</text:p>
          </table:table-cell>
          <table:table-cell table:formula="of:=REPLACE([.B354]; 1; 29; &quot;&quot;)" office:value-type="string" office:string-value="trogdoro/xiki" calcext:value-type="string">
            <text:p>trogdoro/xiki</text:p>
          </table:table-cell>
        </table:table-row>
        <table:table-row table:style-name="ro1">
          <table:table-cell office:value-type="float" office:value="196147" calcext:value-type="float">
            <text:p>196147</text:p>
          </table:table-cell>
          <table:table-cell office:value-type="string" calcext:value-type="string">
            <text:p>https://api.github.com/repos/projecthydra/hydra-head</text:p>
          </table:table-cell>
          <table:table-cell table:formula="of:=REPLACE([.B355]; 1; 29; &quot;&quot;)" office:value-type="string" office:string-value="projecthydra/hydra-head" calcext:value-type="string">
            <text:p>projecthydra/hydra-head</text:p>
          </table:table-cell>
        </table:table-row>
        <table:table-row table:style-name="ro1">
          <table:table-cell office:value-type="float" office:value="201196" calcext:value-type="float">
            <text:p>201196</text:p>
          </table:table-cell>
          <table:table-cell office:value-type="string" calcext:value-type="string">
            <text:p>https://api.github.com/repos/gmbollati/nacer</text:p>
          </table:table-cell>
          <table:table-cell table:formula="of:=REPLACE([.B356]; 1; 29; &quot;&quot;)" office:value-type="string" office:string-value="gmbollati/nacer" calcext:value-type="string">
            <text:p>gmbollati/nacer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string" calcext:value-type="string">
            <text:p>https://api.github.com/repos/uvalib/tracksys</text:p>
          </table:table-cell>
          <table:table-cell table:formula="of:=REPLACE([.B357]; 1; 29; &quot;&quot;)" office:value-type="string" office:string-value="uvalib/tracksys" calcext:value-type="string">
            <text:p>uvalib/tracksys</text:p>
          </table:table-cell>
        </table:table-row>
        <table:table-row table:style-name="ro1">
          <table:table-cell office:value-type="float" office:value="203952" calcext:value-type="float">
            <text:p>203952</text:p>
          </table:table-cell>
          <table:table-cell office:value-type="string" calcext:value-type="string">
            <text:p>https://api.github.com/repos/test-unit/test-unit</text:p>
          </table:table-cell>
          <table:table-cell table:formula="of:=REPLACE([.B358]; 1; 29; &quot;&quot;)" office:value-type="string" office:string-value="test-unit/test-unit" calcext:value-type="string">
            <text:p>test-unit/test-unit</text:p>
          </table:table-cell>
        </table:table-row>
        <table:table-row table:style-name="ro1">
          <table:table-cell office:value-type="float" office:value="204109" calcext:value-type="float">
            <text:p>204109</text:p>
          </table:table-cell>
          <table:table-cell office:value-type="string" calcext:value-type="string">
            <text:p>https://api.github.com/repos/joto/taginfo</text:p>
          </table:table-cell>
          <table:table-cell table:formula="of:=REPLACE([.B359]; 1; 29; &quot;&quot;)" office:value-type="string" office:string-value="joto/taginfo" calcext:value-type="string">
            <text:p>joto/taginfo</text:p>
          </table:table-cell>
        </table:table-row>
        <table:table-row table:style-name="ro1">
          <table:table-cell office:value-type="float" office:value="204452" calcext:value-type="float">
            <text:p>204452</text:p>
          </table:table-cell>
          <table:table-cell office:value-type="string" calcext:value-type="string">
            <text:p>https://api.github.com/repos/ruby-rdf/rdf</text:p>
          </table:table-cell>
          <table:table-cell table:formula="of:=REPLACE([.B360]; 1; 29; &quot;&quot;)" office:value-type="string" office:string-value="ruby-rdf/rdf" calcext:value-type="string">
            <text:p>ruby-rdf/rdf</text:p>
          </table:table-cell>
        </table:table-row>
        <table:table-row table:style-name="ro1">
          <table:table-cell office:value-type="float" office:value="206283" calcext:value-type="float">
            <text:p>206283</text:p>
          </table:table-cell>
          <table:table-cell office:value-type="string" calcext:value-type="string">
            <text:p>https://api.github.com/repos/abartov/bybeconv</text:p>
          </table:table-cell>
          <table:table-cell table:formula="of:=REPLACE([.B361]; 1; 29; &quot;&quot;)" office:value-type="string" office:string-value="abartov/bybeconv" calcext:value-type="string">
            <text:p>abartov/bybeconv</text:p>
          </table:table-cell>
        </table:table-row>
        <table:table-row table:style-name="ro1">
          <table:table-cell office:value-type="float" office:value="206467" calcext:value-type="float">
            <text:p>206467</text:p>
          </table:table-cell>
          <table:table-cell office:value-type="string" calcext:value-type="string">
            <text:p>https://api.github.com/repos/ronin-ruby/ronin-exploits</text:p>
          </table:table-cell>
          <table:table-cell table:formula="of:=REPLACE([.B362]; 1; 29; &quot;&quot;)" office:value-type="string" office:string-value="ronin-ruby/ronin-exploits" calcext:value-type="string">
            <text:p>ronin-ruby/ronin-exploits</text:p>
          </table:table-cell>
        </table:table-row>
        <table:table-row table:style-name="ro1">
          <table:table-cell office:value-type="float" office:value="206944" calcext:value-type="float">
            <text:p>206944</text:p>
          </table:table-cell>
          <table:table-cell office:value-type="string" calcext:value-type="string">
            <text:p>https://api.github.com/repos/sunlightlabs/scout</text:p>
          </table:table-cell>
          <table:table-cell table:formula="of:=REPLACE([.B363]; 1; 29; &quot;&quot;)" office:value-type="string" office:string-value="sunlightlabs/scout" calcext:value-type="string">
            <text:p>sunlightlabs/scout</text:p>
          </table:table-cell>
        </table:table-row>
        <table:table-row table:style-name="ro1">
          <table:table-cell office:value-type="float" office:value="210668" calcext:value-type="float">
            <text:p>210668</text:p>
          </table:table-cell>
          <table:table-cell office:value-type="string" calcext:value-type="string">
            <text:p>https://api.github.com/repos/cloudfoundry/dea_ng</text:p>
          </table:table-cell>
          <table:table-cell table:formula="of:=REPLACE([.B364]; 1; 29; &quot;&quot;)" office:value-type="string" office:string-value="cloudfoundry/dea_ng" calcext:value-type="string">
            <text:p>cloudfoundry/dea_ng</text:p>
          </table:table-cell>
        </table:table-row>
        <table:table-row table:style-name="ro1">
          <table:table-cell office:value-type="float" office:value="210702" calcext:value-type="float">
            <text:p>210702</text:p>
          </table:table-cell>
          <table:table-cell office:value-type="string" calcext:value-type="string">
            <text:p>https://api.github.com/repos/gettalong/webgen</text:p>
          </table:table-cell>
          <table:table-cell table:formula="of:=REPLACE([.B365]; 1; 29; &quot;&quot;)" office:value-type="string" office:string-value="gettalong/webgen" calcext:value-type="string">
            <text:p>gettalong/webgen</text:p>
          </table:table-cell>
        </table:table-row>
        <table:table-row table:style-name="ro1">
          <table:table-cell office:value-type="float" office:value="212107" calcext:value-type="float">
            <text:p>212107</text:p>
          </table:table-cell>
          <table:table-cell office:value-type="string" calcext:value-type="string">
            <text:p>https://api.github.com/repos/aasm/aasm</text:p>
          </table:table-cell>
          <table:table-cell table:formula="of:=REPLACE([.B366]; 1; 29; &quot;&quot;)" office:value-type="string" office:string-value="aasm/aasm" calcext:value-type="string">
            <text:p>aasm/aasm</text:p>
          </table:table-cell>
        </table:table-row>
        <table:table-row table:style-name="ro1">
          <table:table-cell office:value-type="float" office:value="213153" calcext:value-type="float">
            <text:p>213153</text:p>
          </table:table-cell>
          <table:table-cell office:value-type="string" calcext:value-type="string">
            <text:p>https://api.github.com/repos/huerlisi/bookyt</text:p>
          </table:table-cell>
          <table:table-cell table:formula="of:=REPLACE([.B367]; 1; 29; &quot;&quot;)" office:value-type="string" office:string-value="huerlisi/bookyt" calcext:value-type="string">
            <text:p>huerlisi/bookyt</text:p>
          </table:table-cell>
        </table:table-row>
        <table:table-row table:style-name="ro1">
          <table:table-cell office:value-type="float" office:value="213827" calcext:value-type="float">
            <text:p>213827</text:p>
          </table:table-cell>
          <table:table-cell office:value-type="string" calcext:value-type="string">
            <text:p>https://api.github.com/repos/integrity/integrity</text:p>
          </table:table-cell>
          <table:table-cell table:formula="of:=REPLACE([.B368]; 1; 29; &quot;&quot;)" office:value-type="string" office:string-value="integrity/integrity" calcext:value-type="string">
            <text:p>integrity/integrity</text:p>
          </table:table-cell>
        </table:table-row>
        <table:table-row table:style-name="ro1">
          <table:table-cell office:value-type="float" office:value="218847" calcext:value-type="float">
            <text:p>218847</text:p>
          </table:table-cell>
          <table:table-cell office:value-type="string" calcext:value-type="string">
            <text:p>https://api.github.com/repos/gmassanek/codemarks</text:p>
          </table:table-cell>
          <table:table-cell table:formula="of:=REPLACE([.B369]; 1; 29; &quot;&quot;)" office:value-type="string" office:string-value="gmassanek/codemarks" calcext:value-type="string">
            <text:p>gmassanek/codemarks</text:p>
          </table:table-cell>
        </table:table-row>
        <table:table-row table:style-name="ro1">
          <table:table-cell office:value-type="float" office:value="222292" calcext:value-type="float">
            <text:p>222292</text:p>
          </table:table-cell>
          <table:table-cell office:value-type="string" calcext:value-type="string">
            <text:p>https://api.github.com/repos/vpenso/scripts</text:p>
          </table:table-cell>
          <table:table-cell table:formula="of:=REPLACE([.B370]; 1; 29; &quot;&quot;)" office:value-type="string" office:string-value="vpenso/scripts" calcext:value-type="string">
            <text:p>vpenso/scripts</text:p>
          </table:table-cell>
        </table:table-row>
        <table:table-row table:style-name="ro1">
          <table:table-cell office:value-type="float" office:value="230961" calcext:value-type="float">
            <text:p>230961</text:p>
          </table:table-cell>
          <table:table-cell office:value-type="string" calcext:value-type="string">
            <text:p>https://api.github.com/repos/Homebrew/homebrew-science</text:p>
          </table:table-cell>
          <table:table-cell table:formula="of:=REPLACE([.B371]; 1; 29; &quot;&quot;)" office:value-type="string" office:string-value="Homebrew/homebrew-science" calcext:value-type="string">
            <text:p>Homebrew/homebrew-science</text:p>
          </table:table-cell>
        </table:table-row>
        <table:table-row table:style-name="ro1">
          <table:table-cell office:value-type="float" office:value="232172" calcext:value-type="float">
            <text:p>232172</text:p>
          </table:table-cell>
          <table:table-cell office:value-type="string" calcext:value-type="string">
            <text:p>https://api.github.com/repos/extension/learn</text:p>
          </table:table-cell>
          <table:table-cell table:formula="of:=REPLACE([.B372]; 1; 29; &quot;&quot;)" office:value-type="string" office:string-value="extension/learn" calcext:value-type="string">
            <text:p>extension/learn</text:p>
          </table:table-cell>
        </table:table-row>
        <table:table-row table:style-name="ro1">
          <table:table-cell office:value-type="float" office:value="233361" calcext:value-type="float">
            <text:p>233361</text:p>
          </table:table-cell>
          <table:table-cell office:value-type="string" calcext:value-type="string">
            <text:p>https://api.github.com/repos/pivotal/LicenseFinder</text:p>
          </table:table-cell>
          <table:table-cell table:formula="of:=REPLACE([.B373]; 1; 29; &quot;&quot;)" office:value-type="string" office:string-value="pivotal/LicenseFinder" calcext:value-type="string">
            <text:p>pivotal/LicenseFinder</text:p>
          </table:table-cell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https://api.github.com/repos/railsbridge/bridge_troll</text:p>
          </table:table-cell>
          <table:table-cell table:formula="of:=REPLACE([.B374]; 1; 29; &quot;&quot;)" office:value-type="string" office:string-value="railsbridge/bridge_troll" calcext:value-type="string">
            <text:p>railsbridge/bridge_troll</text:p>
          </table:table-cell>
        </table:table-row>
        <table:table-row table:style-name="ro1">
          <table:table-cell office:value-type="float" office:value="254377" calcext:value-type="float">
            <text:p>254377</text:p>
          </table:table-cell>
          <table:table-cell office:value-type="string" calcext:value-type="string">
            <text:p>https://api.github.com/repos/Catharz/Raids-Per-Loot</text:p>
          </table:table-cell>
          <table:table-cell table:formula="of:=REPLACE([.B375]; 1; 29; &quot;&quot;)" office:value-type="string" office:string-value="Catharz/Raids-Per-Loot" calcext:value-type="string">
            <text:p>Catharz/Raids-Per-Loot</text:p>
          </table:table-cell>
        </table:table-row>
        <table:table-row table:style-name="ro1">
          <table:table-cell office:value-type="float" office:value="256700" calcext:value-type="float">
            <text:p>256700</text:p>
          </table:table-cell>
          <table:table-cell office:value-type="string" calcext:value-type="string">
            <text:p>https://api.github.com/repos/Marketcircle/AXElements</text:p>
          </table:table-cell>
          <table:table-cell table:formula="of:=REPLACE([.B376]; 1; 29; &quot;&quot;)" office:value-type="string" office:string-value="Marketcircle/AXElements" calcext:value-type="string">
            <text:p>Marketcircle/AXElements</text:p>
          </table:table-cell>
        </table:table-row>
        <table:table-row table:style-name="ro1">
          <table:table-cell office:value-type="float" office:value="257321" calcext:value-type="float">
            <text:p>257321</text:p>
          </table:table-cell>
          <table:table-cell office:value-type="string" calcext:value-type="string">
            <text:p>https://api.github.com/repos/brandleadership/kuhsaft</text:p>
          </table:table-cell>
          <table:table-cell table:formula="of:=REPLACE([.B377]; 1; 29; &quot;&quot;)" office:value-type="string" office:string-value="brandleadership/kuhsaft" calcext:value-type="string">
            <text:p>brandleadership/kuhsaft</text:p>
          </table:table-cell>
        </table:table-row>
        <table:table-row table:style-name="ro1">
          <table:table-cell office:value-type="float" office:value="258245" calcext:value-type="float">
            <text:p>258245</text:p>
          </table:table-cell>
          <table:table-cell office:value-type="string" calcext:value-type="string">
            <text:p>https://api.github.com/repos/yast/yast-installation</text:p>
          </table:table-cell>
          <table:table-cell table:formula="of:=REPLACE([.B378]; 1; 29; &quot;&quot;)" office:value-type="string" office:string-value="yast/yast-installation" calcext:value-type="string">
            <text:p>yast/yast-installation</text:p>
          </table:table-cell>
        </table:table-row>
        <table:table-row table:style-name="ro1">
          <table:table-cell office:value-type="float" office:value="266606" calcext:value-type="float">
            <text:p>266606</text:p>
          </table:table-cell>
          <table:table-cell office:value-type="string" calcext:value-type="string">
            <text:p>https://api.github.com/repos/yast/yast-network</text:p>
          </table:table-cell>
          <table:table-cell table:formula="of:=REPLACE([.B379]; 1; 29; &quot;&quot;)" office:value-type="string" office:string-value="yast/yast-network" calcext:value-type="string">
            <text:p>yast/yast-network</text:p>
          </table:table-cell>
        </table:table-row>
        <table:table-row table:style-name="ro1">
          <table:table-cell office:value-type="float" office:value="280416" calcext:value-type="float">
            <text:p>280416</text:p>
          </table:table-cell>
          <table:table-cell office:value-type="string" calcext:value-type="string">
            <text:p>https://api.github.com/repos/tumblr/jetpants</text:p>
          </table:table-cell>
          <table:table-cell table:formula="of:=REPLACE([.B380]; 1; 29; &quot;&quot;)" office:value-type="string" office:string-value="tumblr/jetpants" calcext:value-type="string">
            <text:p>tumblr/jetpants</text:p>
          </table:table-cell>
        </table:table-row>
        <table:table-row table:style-name="ro1">
          <table:table-cell office:value-type="float" office:value="283344" calcext:value-type="float">
            <text:p>283344</text:p>
          </table:table-cell>
          <table:table-cell office:value-type="string" calcext:value-type="string">
            <text:p>https://api.github.com/repos/Imaginea/fontli</text:p>
          </table:table-cell>
          <table:table-cell table:formula="of:=REPLACE([.B381]; 1; 29; &quot;&quot;)" office:value-type="string" office:string-value="Imaginea/fontli" calcext:value-type="string">
            <text:p>Imaginea/fontli</text:p>
          </table:table-cell>
        </table:table-row>
        <table:table-row table:style-name="ro1">
          <table:table-cell office:value-type="float" office:value="290166" calcext:value-type="float">
            <text:p>290166</text:p>
          </table:table-cell>
          <table:table-cell office:value-type="string" calcext:value-type="string">
            <text:p>https://api.github.com/repos/npolar/api.npolar.no</text:p>
          </table:table-cell>
          <table:table-cell table:formula="of:=REPLACE([.B382]; 1; 29; &quot;&quot;)" office:value-type="string" office:string-value="npolar/api.npolar.no" calcext:value-type="string">
            <text:p>npolar/api.npolar.no</text:p>
          </table:table-cell>
        </table:table-row>
        <table:table-row table:style-name="ro1">
          <table:table-cell office:value-type="float" office:value="291884" calcext:value-type="float">
            <text:p>291884</text:p>
          </table:table-cell>
          <table:table-cell office:value-type="string" calcext:value-type="string">
            <text:p>https://api.github.com/repos/librato/librato-services</text:p>
          </table:table-cell>
          <table:table-cell table:formula="of:=REPLACE([.B383]; 1; 29; &quot;&quot;)" office:value-type="string" office:string-value="librato/librato-services" calcext:value-type="string">
            <text:p>librato/librato-services</text:p>
          </table:table-cell>
        </table:table-row>
        <table:table-row table:style-name="ro1">
          <table:table-cell office:value-type="float" office:value="293509" calcext:value-type="float">
            <text:p>293509</text:p>
          </table:table-cell>
          <table:table-cell office:value-type="string" calcext:value-type="string">
            <text:p>https://api.github.com/repos/siwapp/siwapp</text:p>
          </table:table-cell>
          <table:table-cell table:formula="of:=REPLACE([.B384]; 1; 29; &quot;&quot;)" office:value-type="string" office:string-value="siwapp/siwapp" calcext:value-type="string">
            <text:p>siwapp/siwapp</text:p>
          </table:table-cell>
        </table:table-row>
        <table:table-row table:style-name="ro1">
          <table:table-cell office:value-type="float" office:value="302729" calcext:value-type="float">
            <text:p>302729</text:p>
          </table:table-cell>
          <table:table-cell office:value-type="string" calcext:value-type="string">
            <text:p>https://api.github.com/repos/yithian/personae</text:p>
          </table:table-cell>
          <table:table-cell table:formula="of:=REPLACE([.B385]; 1; 29; &quot;&quot;)" office:value-type="string" office:string-value="yithian/personae" calcext:value-type="string">
            <text:p>yithian/personae</text:p>
          </table:table-cell>
        </table:table-row>
        <table:table-row table:style-name="ro1">
          <table:table-cell office:value-type="float" office:value="303320" calcext:value-type="float">
            <text:p>303320</text:p>
          </table:table-cell>
          <table:table-cell office:value-type="string" calcext:value-type="string">
            <text:p>https://api.github.com/repos/balanced/balanced-api</text:p>
          </table:table-cell>
          <table:table-cell table:formula="of:=REPLACE([.B386]; 1; 29; &quot;&quot;)" office:value-type="string" office:string-value="balanced/balanced-api" calcext:value-type="string">
            <text:p>balanced/balanced-api</text:p>
          </table:table-cell>
        </table:table-row>
        <table:table-row table:style-name="ro1">
          <table:table-cell office:value-type="float" office:value="308120" calcext:value-type="float">
            <text:p>308120</text:p>
          </table:table-cell>
          <table:table-cell office:value-type="string" calcext:value-type="string">
            <text:p>https://api.github.com/repos/tknerr/bills-kitchen</text:p>
          </table:table-cell>
          <table:table-cell table:formula="of:=REPLACE([.B387]; 1; 29; &quot;&quot;)" office:value-type="string" office:string-value="tknerr/bills-kitchen" calcext:value-type="string">
            <text:p>tknerr/bills-kitchen</text:p>
          </table:table-cell>
        </table:table-row>
        <table:table-row table:style-name="ro1">
          <table:table-cell office:value-type="float" office:value="319220" calcext:value-type="float">
            <text:p>319220</text:p>
          </table:table-cell>
          <table:table-cell office:value-type="string" calcext:value-type="string">
            <text:p>https://api.github.com/repos/gooddata/gooddata-ruby</text:p>
          </table:table-cell>
          <table:table-cell table:formula="of:=REPLACE([.B388]; 1; 29; &quot;&quot;)" office:value-type="string" office:string-value="gooddata/gooddata-ruby" calcext:value-type="string">
            <text:p>gooddata/gooddata-ruby</text:p>
          </table:table-cell>
        </table:table-row>
        <table:table-row table:style-name="ro1">
          <table:table-cell office:value-type="float" office:value="321830" calcext:value-type="float">
            <text:p>321830</text:p>
          </table:table-cell>
          <table:table-cell office:value-type="string" calcext:value-type="string">
            <text:p>https://api.github.com/repos/SpontaneousCMS/spontaneous</text:p>
          </table:table-cell>
          <table:table-cell table:formula="of:=REPLACE([.B389]; 1; 29; &quot;&quot;)" office:value-type="string" office:string-value="SpontaneousCMS/spontaneous" calcext:value-type="string">
            <text:p>SpontaneousCMS/spontaneous</text:p>
          </table:table-cell>
        </table:table-row>
        <table:table-row table:style-name="ro1">
          <table:table-cell office:value-type="float" office:value="326629" calcext:value-type="float">
            <text:p>326629</text:p>
          </table:table-cell>
          <table:table-cell office:value-type="string" calcext:value-type="string">
            <text:p>https://api.github.com/repos/jasonknight/salor-retail</text:p>
          </table:table-cell>
          <table:table-cell table:formula="of:=REPLACE([.B390]; 1; 29; &quot;&quot;)" office:value-type="string" office:string-value="jasonknight/salor-retail" calcext:value-type="string">
            <text:p>jasonknight/salor-retail</text:p>
          </table:table-cell>
        </table:table-row>
        <table:table-row table:style-name="ro1">
          <table:table-cell office:value-type="float" office:value="327962" calcext:value-type="float">
            <text:p>327962</text:p>
          </table:table-cell>
          <table:table-cell office:value-type="string" calcext:value-type="string">
            <text:p>https://api.github.com/repos/Growstuff/growstuff</text:p>
          </table:table-cell>
          <table:table-cell table:formula="of:=REPLACE([.B391]; 1; 29; &quot;&quot;)" office:value-type="string" office:string-value="Growstuff/growstuff" calcext:value-type="string">
            <text:p>Growstuff/growstuff</text:p>
          </table:table-cell>
        </table:table-row>
        <table:table-row table:style-name="ro1">
          <table:table-cell office:value-type="float" office:value="330742" calcext:value-type="float">
            <text:p>330742</text:p>
          </table:table-cell>
          <table:table-cell office:value-type="string" calcext:value-type="string">
            <text:p>https://api.github.com/repos/andyl/BAMRU-Private</text:p>
          </table:table-cell>
          <table:table-cell table:formula="of:=REPLACE([.B392]; 1; 29; &quot;&quot;)" office:value-type="string" office:string-value="andyl/BAMRU-Private" calcext:value-type="string">
            <text:p>andyl/BAMRU-Private</text:p>
          </table:table-cell>
        </table:table-row>
        <table:table-row table:style-name="ro1">
          <table:table-cell office:value-type="float" office:value="339706" calcext:value-type="float">
            <text:p>339706</text:p>
          </table:table-cell>
          <table:table-cell office:value-type="string" calcext:value-type="string">
            <text:p>https://api.github.com/repos/sul-dlss/dor-services</text:p>
          </table:table-cell>
          <table:table-cell table:formula="of:=REPLACE([.B393]; 1; 29; &quot;&quot;)" office:value-type="string" office:string-value="sul-dlss/dor-services" calcext:value-type="string">
            <text:p>sul-dlss/dor-services</text:p>
          </table:table-cell>
        </table:table-row>
        <table:table-row table:style-name="ro1">
          <table:table-cell office:value-type="float" office:value="352633" calcext:value-type="float">
            <text:p>352633</text:p>
          </table:table-cell>
          <table:table-cell office:value-type="string" calcext:value-type="string">
            <text:p>https://api.github.com/repos/rapid7/metasploit_data_models</text:p>
          </table:table-cell>
          <table:table-cell table:formula="of:=REPLACE([.B394]; 1; 29; &quot;&quot;)" office:value-type="string" office:string-value="rapid7/metasploit_data_models" calcext:value-type="string">
            <text:p>rapid7/metasploit_data_models</text:p>
          </table:table-cell>
        </table:table-row>
        <table:table-row table:style-name="ro1">
          <table:table-cell office:value-type="float" office:value="354930" calcext:value-type="float">
            <text:p>354930</text:p>
          </table:table-cell>
          <table:table-cell office:value-type="string" calcext:value-type="string">
            <text:p>https://api.github.com/repos/francocatena/cocts</text:p>
          </table:table-cell>
          <table:table-cell table:formula="of:=REPLACE([.B395]; 1; 29; &quot;&quot;)" office:value-type="string" office:string-value="francocatena/cocts" calcext:value-type="string">
            <text:p>francocatena/cocts</text:p>
          </table:table-cell>
        </table:table-row>
        <table:table-row table:style-name="ro1">
          <table:table-cell office:value-type="float" office:value="357077" calcext:value-type="float">
            <text:p>357077</text:p>
          </table:table-cell>
          <table:table-cell office:value-type="string" calcext:value-type="string">
            <text:p>https://api.github.com/repos/benbalter/benbalter.github.com</text:p>
          </table:table-cell>
          <table:table-cell table:formula="of:=REPLACE([.B396]; 1; 29; &quot;&quot;)" office:value-type="string" office:string-value="benbalter/benbalter.github.com" calcext:value-type="string">
            <text:p>benbalter/benbalter.github.com</text:p>
          </table:table-cell>
        </table:table-row>
        <table:table-row table:style-name="ro1">
          <table:table-cell office:value-type="float" office:value="361214" calcext:value-type="float">
            <text:p>361214</text:p>
          </table:table-cell>
          <table:table-cell office:value-type="string" calcext:value-type="string">
            <text:p>https://api.github.com/repos/phoet/on_ruby</text:p>
          </table:table-cell>
          <table:table-cell table:formula="of:=REPLACE([.B397]; 1; 29; &quot;&quot;)" office:value-type="string" office:string-value="phoet/on_ruby" calcext:value-type="string">
            <text:p>phoet/on_ruby</text:p>
          </table:table-cell>
        </table:table-row>
        <table:table-row table:style-name="ro1">
          <table:table-cell office:value-type="float" office:value="363054" calcext:value-type="float">
            <text:p>363054</text:p>
          </table:table-cell>
          <table:table-cell office:value-type="string" calcext:value-type="string">
            <text:p>https://api.github.com/repos/sul-dlss/sw_index_tests</text:p>
          </table:table-cell>
          <table:table-cell table:formula="of:=REPLACE([.B398]; 1; 29; &quot;&quot;)" office:value-type="string" office:string-value="sul-dlss/sw_index_tests" calcext:value-type="string">
            <text:p>sul-dlss/sw_index_tests</text:p>
          </table:table-cell>
        </table:table-row>
        <table:table-row table:style-name="ro1">
          <table:table-cell office:value-type="float" office:value="377275" calcext:value-type="float">
            <text:p>377275</text:p>
          </table:table-cell>
          <table:table-cell office:value-type="string" calcext:value-type="string">
            <text:p>https://api.github.com/repos/ericduran/drupalcores</text:p>
          </table:table-cell>
          <table:table-cell table:formula="of:=REPLACE([.B399]; 1; 29; &quot;&quot;)" office:value-type="string" office:string-value="ericduran/drupalcores" calcext:value-type="string">
            <text:p>ericduran/drupalcores</text:p>
          </table:table-cell>
        </table:table-row>
        <table:table-row table:style-name="ro1">
          <table:table-cell office:value-type="float" office:value="377750" calcext:value-type="float">
            <text:p>377750</text:p>
          </table:table-cell>
          <table:table-cell office:value-type="string" calcext:value-type="string">
            <text:p>https://api.github.com/repos/domthu/13fismine</text:p>
          </table:table-cell>
          <table:table-cell table:formula="of:=REPLACE([.B400]; 1; 29; &quot;&quot;)" office:value-type="string" office:string-value="domthu/13fismine" calcext:value-type="string">
            <text:p>domthu/13fismine</text:p>
          </table:table-cell>
        </table:table-row>
        <table:table-row table:style-name="ro1">
          <table:table-cell office:value-type="float" office:value="382186" calcext:value-type="float">
            <text:p>382186</text:p>
          </table:table-cell>
          <table:table-cell office:value-type="string" calcext:value-type="string">
            <text:p>https://api.github.com/repos/sul-dlss/argo</text:p>
          </table:table-cell>
          <table:table-cell table:formula="of:=REPLACE([.B401]; 1; 29; &quot;&quot;)" office:value-type="string" office:string-value="sul-dlss/argo" calcext:value-type="string">
            <text:p>sul-dlss/argo</text:p>
          </table:table-cell>
        </table:table-row>
        <table:table-row table:style-name="ro1">
          <table:table-cell office:value-type="float" office:value="382577" calcext:value-type="float">
            <text:p>382577</text:p>
          </table:table-cell>
          <table:table-cell office:value-type="string" calcext:value-type="string">
            <text:p>https://api.github.com/repos/rdp/sensible-cinema</text:p>
          </table:table-cell>
          <table:table-cell table:formula="of:=REPLACE([.B402]; 1; 29; &quot;&quot;)" office:value-type="string" office:string-value="rdp/sensible-cinema" calcext:value-type="string">
            <text:p>rdp/sensible-cinema</text:p>
          </table:table-cell>
        </table:table-row>
        <table:table-row table:style-name="ro1">
          <table:table-cell office:value-type="float" office:value="383034" calcext:value-type="float">
            <text:p>383034</text:p>
          </table:table-cell>
          <table:table-cell office:value-type="string" calcext:value-type="string">
            <text:p>https://api.github.com/repos/befdata/befdata</text:p>
          </table:table-cell>
          <table:table-cell table:formula="of:=REPLACE([.B403]; 1; 29; &quot;&quot;)" office:value-type="string" office:string-value="befdata/befdata" calcext:value-type="string">
            <text:p>befdata/befdata</text:p>
          </table:table-cell>
        </table:table-row>
        <table:table-row table:style-name="ro1">
          <table:table-cell office:value-type="float" office:value="386135" calcext:value-type="float">
            <text:p>386135</text:p>
          </table:table-cell>
          <table:table-cell office:value-type="string" calcext:value-type="string">
            <text:p>https://api.github.com/repos/eithery/blue_troll</text:p>
          </table:table-cell>
          <table:table-cell table:formula="of:=REPLACE([.B404]; 1; 29; &quot;&quot;)" office:value-type="string" office:string-value="eithery/blue_troll" calcext:value-type="string">
            <text:p>eithery/blue_troll</text:p>
          </table:table-cell>
        </table:table-row>
        <table:table-row table:style-name="ro1">
          <table:table-cell office:value-type="float" office:value="386293" calcext:value-type="float">
            <text:p>386293</text:p>
          </table:table-cell>
          <table:table-cell office:value-type="string" calcext:value-type="string">
            <text:p>https://api.github.com/repos/KitaitiMakoto/epub-parser</text:p>
          </table:table-cell>
          <table:table-cell table:formula="of:=REPLACE([.B405]; 1; 29; &quot;&quot;)" office:value-type="string" office:string-value="KitaitiMakoto/epub-parser" calcext:value-type="string">
            <text:p>KitaitiMakoto/epub-parser</text:p>
          </table:table-cell>
        </table:table-row>
        <table:table-row table:style-name="ro1">
          <table:table-cell office:value-type="float" office:value="393921" calcext:value-type="float">
            <text:p>393921</text:p>
          </table:table-cell>
          <table:table-cell office:value-type="string" calcext:value-type="string">
            <text:p>https://api.github.com/repos/next-l/enju_library</text:p>
          </table:table-cell>
          <table:table-cell table:formula="of:=REPLACE([.B406]; 1; 29; &quot;&quot;)" office:value-type="string" office:string-value="next-l/enju_library" calcext:value-type="string">
            <text:p>next-l/enju_library</text:p>
          </table:table-cell>
        </table:table-row>
        <table:table-row table:style-name="ro1">
          <table:table-cell office:value-type="float" office:value="398654" calcext:value-type="float">
            <text:p>398654</text:p>
          </table:table-cell>
          <table:table-cell office:value-type="string" calcext:value-type="string">
            <text:p>https://api.github.com/repos/brianhempel/isrubyfastyet</text:p>
          </table:table-cell>
          <table:table-cell table:formula="of:=REPLACE([.B407]; 1; 29; &quot;&quot;)" office:value-type="string" office:string-value="brianhempel/isrubyfastyet" calcext:value-type="string">
            <text:p>brianhempel/isrubyfastyet</text:p>
          </table:table-cell>
        </table:table-row>
        <table:table-row table:style-name="ro1">
          <table:table-cell office:value-type="float" office:value="399266" calcext:value-type="float">
            <text:p>399266</text:p>
          </table:table-cell>
          <table:table-cell office:value-type="string" calcext:value-type="string">
            <text:p>https://api.github.com/repos/gamersmafia/gamersmafia</text:p>
          </table:table-cell>
          <table:table-cell table:formula="of:=REPLACE([.B408]; 1; 29; &quot;&quot;)" office:value-type="string" office:string-value="gamersmafia/gamersmafia" calcext:value-type="string">
            <text:p>gamersmafia/gamersmafia</text:p>
          </table:table-cell>
        </table:table-row>
        <table:table-row table:style-name="ro1">
          <table:table-cell office:value-type="float" office:value="406798" calcext:value-type="float">
            <text:p>406798</text:p>
          </table:table-cell>
          <table:table-cell office:value-type="string" calcext:value-type="string">
            <text:p>https://api.github.com/repos/enriclluelles/route_translator</text:p>
          </table:table-cell>
          <table:table-cell table:formula="of:=REPLACE([.B409]; 1; 29; &quot;&quot;)" office:value-type="string" office:string-value="enriclluelles/route_translator" calcext:value-type="string">
            <text:p>enriclluelles/route_translator</text:p>
          </table:table-cell>
        </table:table-row>
        <table:table-row table:style-name="ro1">
          <table:table-cell office:value-type="float" office:value="424371" calcext:value-type="float">
            <text:p>424371</text:p>
          </table:table-cell>
          <table:table-cell office:value-type="string" calcext:value-type="string">
            <text:p>https://api.github.com/repos/ets-berkeley-edu/calcentral</text:p>
          </table:table-cell>
          <table:table-cell table:formula="of:=REPLACE([.B410]; 1; 29; &quot;&quot;)" office:value-type="string" office:string-value="ets-berkeley-edu/calcentral" calcext:value-type="string">
            <text:p>ets-berkeley-edu/calcentral</text:p>
          </table:table-cell>
        </table:table-row>
        <table:table-row table:style-name="ro1">
          <table:table-cell office:value-type="float" office:value="458433" calcext:value-type="float">
            <text:p>458433</text:p>
          </table:table-cell>
          <table:table-cell office:value-type="string" calcext:value-type="string">
            <text:p>https://api.github.com/repos/yast/yast-bootloader</text:p>
          </table:table-cell>
          <table:table-cell table:formula="of:=REPLACE([.B411]; 1; 29; &quot;&quot;)" office:value-type="string" office:string-value="yast/yast-bootloader" calcext:value-type="string">
            <text:p>yast/yast-bootloader</text:p>
          </table:table-cell>
        </table:table-row>
        <table:table-row table:style-name="ro1">
          <table:table-cell office:value-type="float" office:value="458532" calcext:value-type="float">
            <text:p>458532</text:p>
          </table:table-cell>
          <table:table-cell office:value-type="string" calcext:value-type="string">
            <text:p>https://api.github.com/repos/stormpath/stormpath-sdk-ruby</text:p>
          </table:table-cell>
          <table:table-cell table:formula="of:=REPLACE([.B412]; 1; 29; &quot;&quot;)" office:value-type="string" office:string-value="stormpath/stormpath-sdk-ruby" calcext:value-type="string">
            <text:p>stormpath/stormpath-sdk-ruby</text:p>
          </table:table-cell>
        </table:table-row>
        <table:table-row table:style-name="ro1">
          <table:table-cell office:value-type="float" office:value="461826" calcext:value-type="float">
            <text:p>461826</text:p>
          </table:table-cell>
          <table:table-cell office:value-type="string" calcext:value-type="string">
            <text:p>https://api.github.com/repos/archSeer/Scarlet</text:p>
          </table:table-cell>
          <table:table-cell table:formula="of:=REPLACE([.B413]; 1; 29; &quot;&quot;)" office:value-type="string" office:string-value="archSeer/Scarlet" calcext:value-type="string">
            <text:p>archSeer/Scarlet</text:p>
          </table:table-cell>
        </table:table-row>
        <table:table-row table:style-name="ro1">
          <table:table-cell office:value-type="float" office:value="478449" calcext:value-type="float">
            <text:p>478449</text:p>
          </table:table-cell>
          <table:table-cell office:value-type="string" calcext:value-type="string">
            <text:p>https://api.github.com/repos/SouthArts1/ArtsReady</text:p>
          </table:table-cell>
          <table:table-cell table:formula="of:=REPLACE([.B414]; 1; 29; &quot;&quot;)" office:value-type="string" office:string-value="SouthArts1/ArtsReady" calcext:value-type="string">
            <text:p>SouthArts1/ArtsReady</text:p>
          </table:table-cell>
        </table:table-row>
        <table:table-row table:style-name="ro1">
          <table:table-cell office:value-type="float" office:value="485828" calcext:value-type="float">
            <text:p>485828</text:p>
          </table:table-cell>
          <table:table-cell office:value-type="string" calcext:value-type="string">
            <text:p>https://api.github.com/repos/triAGENS/ashikawa-core</text:p>
          </table:table-cell>
          <table:table-cell table:formula="of:=REPLACE([.B415]; 1; 29; &quot;&quot;)" office:value-type="string" office:string-value="triAGENS/ashikawa-core" calcext:value-type="string">
            <text:p>triAGENS/ashikawa-core</text:p>
          </table:table-cell>
        </table:table-row>
        <table:table-row table:style-name="ro1">
          <table:table-cell office:value-type="float" office:value="495678" calcext:value-type="float">
            <text:p>495678</text:p>
          </table:table-cell>
          <table:table-cell office:value-type="string" calcext:value-type="string">
            <text:p>https://api.github.com/repos/team-umlaut/umlaut</text:p>
          </table:table-cell>
          <table:table-cell table:formula="of:=REPLACE([.B416]; 1; 29; &quot;&quot;)" office:value-type="string" office:string-value="team-umlaut/umlaut" calcext:value-type="string">
            <text:p>team-umlaut/umlaut</text:p>
          </table:table-cell>
        </table:table-row>
        <table:table-row table:style-name="ro1">
          <table:table-cell office:value-type="float" office:value="498184" calcext:value-type="float">
            <text:p>498184</text:p>
          </table:table-cell>
          <table:table-cell office:value-type="string" calcext:value-type="string">
            <text:p>https://api.github.com/repos/metacpan/metacpan-puppet</text:p>
          </table:table-cell>
          <table:table-cell table:formula="of:=REPLACE([.B417]; 1; 29; &quot;&quot;)" office:value-type="string" office:string-value="metacpan/metacpan-puppet" calcext:value-type="string">
            <text:p>metacpan/metacpan-puppet</text:p>
          </table:table-cell>
        </table:table-row>
        <table:table-row table:style-name="ro1">
          <table:table-cell office:value-type="float" office:value="506636" calcext:value-type="float">
            <text:p>506636</text:p>
          </table:table-cell>
          <table:table-cell office:value-type="string" calcext:value-type="string">
            <text:p>https://api.github.com/repos/DataDog/chef-datadog</text:p>
          </table:table-cell>
          <table:table-cell table:formula="of:=REPLACE([.B418]; 1; 29; &quot;&quot;)" office:value-type="string" office:string-value="DataDog/chef-datadog" calcext:value-type="string">
            <text:p>DataDog/chef-datadog</text:p>
          </table:table-cell>
        </table:table-row>
        <table:table-row table:style-name="ro1">
          <table:table-cell office:value-type="float" office:value="506727" calcext:value-type="float">
            <text:p>506727</text:p>
          </table:table-cell>
          <table:table-cell office:value-type="string" calcext:value-type="string">
            <text:p>https://api.github.com/repos/RobBikmansurov/bp1step</text:p>
          </table:table-cell>
          <table:table-cell table:formula="of:=REPLACE([.B419]; 1; 29; &quot;&quot;)" office:value-type="string" office:string-value="RobBikmansurov/bp1step" calcext:value-type="string">
            <text:p>RobBikmansurov/bp1step</text:p>
          </table:table-cell>
        </table:table-row>
        <table:table-row table:style-name="ro1">
          <table:table-cell office:value-type="float" office:value="507546" calcext:value-type="float">
            <text:p>507546</text:p>
          </table:table-cell>
          <table:table-cell office:value-type="string" calcext:value-type="string">
            <text:p>https://api.github.com/repos/Loremaster/Chi_app</text:p>
          </table:table-cell>
          <table:table-cell table:formula="of:=REPLACE([.B420]; 1; 29; &quot;&quot;)" office:value-type="string" office:string-value="Loremaster/Chi_app" calcext:value-type="string">
            <text:p>Loremaster/Chi_app</text:p>
          </table:table-cell>
        </table:table-row>
        <table:table-row table:style-name="ro1">
          <table:table-cell office:value-type="float" office:value="508901" calcext:value-type="float">
            <text:p>508901</text:p>
          </table:table-cell>
          <table:table-cell office:value-type="string" calcext:value-type="string">
            <text:p>https://api.github.com/repos/INTA-Suelos/SiSinta</text:p>
          </table:table-cell>
          <table:table-cell table:formula="of:=REPLACE([.B421]; 1; 29; &quot;&quot;)" office:value-type="string" office:string-value="INTA-Suelos/SiSinta" calcext:value-type="string">
            <text:p>INTA-Suelos/SiSinta</text:p>
          </table:table-cell>
        </table:table-row>
        <table:table-row table:style-name="ro1">
          <table:table-cell office:value-type="float" office:value="516060" calcext:value-type="float">
            <text:p>516060</text:p>
          </table:table-cell>
          <table:table-cell office:value-type="string" calcext:value-type="string">
            <text:p>https://api.github.com/repos/jcs/lobsters</text:p>
          </table:table-cell>
          <table:table-cell table:formula="of:=REPLACE([.B422]; 1; 29; &quot;&quot;)" office:value-type="string" office:string-value="jcs/lobsters" calcext:value-type="string">
            <text:p>jcs/lobsters</text:p>
          </table:table-cell>
        </table:table-row>
        <table:table-row table:style-name="ro1">
          <table:table-cell office:value-type="float" office:value="516915" calcext:value-type="float">
            <text:p>516915</text:p>
          </table:table-cell>
          <table:table-cell office:value-type="string" calcext:value-type="string">
            <text:p>https://api.github.com/repos/ifunam/salva</text:p>
          </table:table-cell>
          <table:table-cell table:formula="of:=REPLACE([.B423]; 1; 29; &quot;&quot;)" office:value-type="string" office:string-value="ifunam/salva" calcext:value-type="string">
            <text:p>ifunam/salva</text:p>
          </table:table-cell>
        </table:table-row>
        <table:table-row table:style-name="ro1">
          <table:table-cell office:value-type="float" office:value="517631" calcext:value-type="float">
            <text:p>517631</text:p>
          </table:table-cell>
          <table:table-cell office:value-type="string" calcext:value-type="string">
            <text:p>https://api.github.com/repos/puppetlabs/packaging</text:p>
          </table:table-cell>
          <table:table-cell table:formula="of:=REPLACE([.B424]; 1; 29; &quot;&quot;)" office:value-type="string" office:string-value="puppetlabs/packaging" calcext:value-type="string">
            <text:p>puppetlabs/packaging</text:p>
          </table:table-cell>
        </table:table-row>
        <table:table-row table:style-name="ro1">
          <table:table-cell office:value-type="float" office:value="521445" calcext:value-type="float">
            <text:p>521445</text:p>
          </table:table-cell>
          <table:table-cell office:value-type="string" calcext:value-type="string">
            <text:p>https://api.github.com/repos/Novator/Pandora</text:p>
          </table:table-cell>
          <table:table-cell table:formula="of:=REPLACE([.B425]; 1; 29; &quot;&quot;)" office:value-type="string" office:string-value="Novator/Pandora" calcext:value-type="string">
            <text:p>Novator/Pandora</text:p>
          </table:table-cell>
        </table:table-row>
        <table:table-row table:style-name="ro1">
          <table:table-cell office:value-type="float" office:value="521641" calcext:value-type="float">
            <text:p>521641</text:p>
          </table:table-cell>
          <table:table-cell office:value-type="string" calcext:value-type="string">
            <text:p>https://api.github.com/repos/frab/frab</text:p>
          </table:table-cell>
          <table:table-cell table:formula="of:=REPLACE([.B426]; 1; 29; &quot;&quot;)" office:value-type="string" office:string-value="frab/frab" calcext:value-type="string">
            <text:p>frab/frab</text:p>
          </table:table-cell>
        </table:table-row>
        <table:table-row table:style-name="ro1">
          <table:table-cell office:value-type="float" office:value="524752" calcext:value-type="float">
            <text:p>524752</text:p>
          </table:table-cell>
          <table:table-cell office:value-type="string" calcext:value-type="string">
            <text:p>https://api.github.com/repos/Albacore/albacore</text:p>
          </table:table-cell>
          <table:table-cell table:formula="of:=REPLACE([.B427]; 1; 29; &quot;&quot;)" office:value-type="string" office:string-value="Albacore/albacore" calcext:value-type="string">
            <text:p>Albacore/albacore</text:p>
          </table:table-cell>
        </table:table-row>
        <table:table-row table:style-name="ro1">
          <table:table-cell office:value-type="float" office:value="530941" calcext:value-type="float">
            <text:p>530941</text:p>
          </table:table-cell>
          <table:table-cell office:value-type="string" calcext:value-type="string">
            <text:p>https://api.github.com/repos/Aalto-LeTech/stops</text:p>
          </table:table-cell>
          <table:table-cell table:formula="of:=REPLACE([.B428]; 1; 29; &quot;&quot;)" office:value-type="string" office:string-value="Aalto-LeTech/stops" calcext:value-type="string">
            <text:p>Aalto-LeTech/stops</text:p>
          </table:table-cell>
        </table:table-row>
        <table:table-row table:style-name="ro1">
          <table:table-cell office:value-type="float" office:value="531800" calcext:value-type="float">
            <text:p>531800</text:p>
          </table:table-cell>
          <table:table-cell office:value-type="string" calcext:value-type="string">
            <text:p>https://api.github.com/repos/leereilly/swot</text:p>
          </table:table-cell>
          <table:table-cell table:formula="of:=REPLACE([.B429]; 1; 29; &quot;&quot;)" office:value-type="string" office:string-value="leereilly/swot" calcext:value-type="string">
            <text:p>leereilly/swot</text:p>
          </table:table-cell>
        </table:table-row>
        <table:table-row table:style-name="ro1">
          <table:table-cell office:value-type="float" office:value="539685" calcext:value-type="float">
            <text:p>539685</text:p>
          </table:table-cell>
          <table:table-cell office:value-type="string" calcext:value-type="string">
            <text:p>https://api.github.com/repos/pentandra/lifepreserver</text:p>
          </table:table-cell>
          <table:table-cell table:formula="of:=REPLACE([.B430]; 1; 29; &quot;&quot;)" office:value-type="string" office:string-value="pentandra/lifepreserver" calcext:value-type="string">
            <text:p>pentandra/lifepreserver</text:p>
          </table:table-cell>
        </table:table-row>
        <table:table-row table:style-name="ro1">
          <table:table-cell office:value-type="float" office:value="540957" calcext:value-type="float">
            <text:p>540957</text:p>
          </table:table-cell>
          <table:table-cell office:value-type="string" calcext:value-type="string">
            <text:p>https://api.github.com/repos/cxn03651/write_xlsx</text:p>
          </table:table-cell>
          <table:table-cell table:formula="of:=REPLACE([.B431]; 1; 29; &quot;&quot;)" office:value-type="string" office:string-value="cxn03651/write_xlsx" calcext:value-type="string">
            <text:p>cxn03651/write_xlsx</text:p>
          </table:table-cell>
        </table:table-row>
        <table:table-row table:style-name="ro1">
          <table:table-cell office:value-type="float" office:value="548930" calcext:value-type="float">
            <text:p>548930</text:p>
          </table:table-cell>
          <table:table-cell office:value-type="string" calcext:value-type="string">
            <text:p>https://api.github.com/repos/vito/atomy</text:p>
          </table:table-cell>
          <table:table-cell table:formula="of:=REPLACE([.B432]; 1; 29; &quot;&quot;)" office:value-type="string" office:string-value="vito/atomy" calcext:value-type="string">
            <text:p>vito/atomy</text:p>
          </table:table-cell>
        </table:table-row>
        <table:table-row table:style-name="ro1">
          <table:table-cell office:value-type="float" office:value="551065" calcext:value-type="float">
            <text:p>551065</text:p>
          </table:table-cell>
          <table:table-cell office:value-type="string" calcext:value-type="string">
            <text:p>https://api.github.com/repos/awead/Hydra-Rock</text:p>
          </table:table-cell>
          <table:table-cell table:formula="of:=REPLACE([.B433]; 1; 29; &quot;&quot;)" office:value-type="string" office:string-value="awead/Hydra-Rock" calcext:value-type="string">
            <text:p>awead/Hydra-Rock</text:p>
          </table:table-cell>
        </table:table-row>
        <table:table-row table:style-name="ro1">
          <table:table-cell office:value-type="float" office:value="588331" calcext:value-type="float">
            <text:p>588331</text:p>
          </table:table-cell>
          <table:table-cell office:value-type="string" calcext:value-type="string">
            <text:p>https://api.github.com/repos/reciprocity/grc</text:p>
          </table:table-cell>
          <table:table-cell table:formula="of:=REPLACE([.B434]; 1; 29; &quot;&quot;)" office:value-type="string" office:string-value="reciprocity/grc" calcext:value-type="string">
            <text:p>reciprocity/grc</text:p>
          </table:table-cell>
        </table:table-row>
        <table:table-row table:style-name="ro1">
          <table:table-cell office:value-type="float" office:value="598920" calcext:value-type="float">
            <text:p>598920</text:p>
          </table:table-cell>
          <table:table-cell office:value-type="string" calcext:value-type="string">
            <text:p>https://api.github.com/repos/rubymotion/sugarcube</text:p>
          </table:table-cell>
          <table:table-cell table:formula="of:=REPLACE([.B435]; 1; 29; &quot;&quot;)" office:value-type="string" office:string-value="rubymotion/sugarcube" calcext:value-type="string">
            <text:p>rubymotion/sugarcube</text:p>
          </table:table-cell>
        </table:table-row>
        <table:table-row table:style-name="ro1">
          <table:table-cell office:value-type="float" office:value="607119" calcext:value-type="float">
            <text:p>607119</text:p>
          </table:table-cell>
          <table:table-cell office:value-type="string" calcext:value-type="string">
            <text:p>https://api.github.com/repos/YaleSTC/shifts</text:p>
          </table:table-cell>
          <table:table-cell table:formula="of:=REPLACE([.B436]; 1; 29; &quot;&quot;)" office:value-type="string" office:string-value="YaleSTC/shifts" calcext:value-type="string">
            <text:p>YaleSTC/shifts</text:p>
          </table:table-cell>
        </table:table-row>
        <table:table-row table:style-name="ro1">
          <table:table-cell office:value-type="float" office:value="608246" calcext:value-type="float">
            <text:p>608246</text:p>
          </table:table-cell>
          <table:table-cell office:value-type="string" calcext:value-type="string">
            <text:p>https://api.github.com/repos/pophealth/popHealth</text:p>
          </table:table-cell>
          <table:table-cell table:formula="of:=REPLACE([.B437]; 1; 29; &quot;&quot;)" office:value-type="string" office:string-value="pophealth/popHealth" calcext:value-type="string">
            <text:p>pophealth/popHealth</text:p>
          </table:table-cell>
        </table:table-row>
        <table:table-row table:style-name="ro1">
          <table:table-cell office:value-type="float" office:value="613225" calcext:value-type="float">
            <text:p>613225</text:p>
          </table:table-cell>
          <table:table-cell office:value-type="string" calcext:value-type="string">
            <text:p>https://api.github.com/repos/CyTeam/katalog</text:p>
          </table:table-cell>
          <table:table-cell table:formula="of:=REPLACE([.B438]; 1; 29; &quot;&quot;)" office:value-type="string" office:string-value="CyTeam/katalog" calcext:value-type="string">
            <text:p>CyTeam/katalog</text:p>
          </table:table-cell>
        </table:table-row>
        <table:table-row table:style-name="ro1">
          <table:table-cell office:value-type="float" office:value="613768" calcext:value-type="float">
            <text:p>613768</text:p>
          </table:table-cell>
          <table:table-cell office:value-type="string" calcext:value-type="string">
            <text:p>https://api.github.com/repos/pat/thinking-sphinx</text:p>
          </table:table-cell>
          <table:table-cell table:formula="of:=REPLACE([.B439]; 1; 29; &quot;&quot;)" office:value-type="string" office:string-value="pat/thinking-sphinx" calcext:value-type="string">
            <text:p>pat/thinking-sphinx</text:p>
          </table:table-cell>
        </table:table-row>
        <table:table-row table:style-name="ro1">
          <table:table-cell office:value-type="float" office:value="614053" calcext:value-type="float">
            <text:p>614053</text:p>
          </table:table-cell>
          <table:table-cell office:value-type="string" calcext:value-type="string">
            <text:p>https://api.github.com/repos/mysociety/alaveteli</text:p>
          </table:table-cell>
          <table:table-cell table:formula="of:=REPLACE([.B440]; 1; 29; &quot;&quot;)" office:value-type="string" office:string-value="mysociety/alaveteli" calcext:value-type="string">
            <text:p>mysociety/alaveteli</text:p>
          </table:table-cell>
        </table:table-row>
        <table:table-row table:style-name="ro1">
          <table:table-cell office:value-type="float" office:value="627843" calcext:value-type="float">
            <text:p>627843</text:p>
          </table:table-cell>
          <table:table-cell office:value-type="string" calcext:value-type="string">
            <text:p>https://api.github.com/repos/tolien/ledgr-app</text:p>
          </table:table-cell>
          <table:table-cell table:formula="of:=REPLACE([.B441]; 1; 29; &quot;&quot;)" office:value-type="string" office:string-value="tolien/ledgr-app" calcext:value-type="string">
            <text:p>tolien/ledgr-app</text:p>
          </table:table-cell>
        </table:table-row>
        <table:table-row table:style-name="ro1">
          <table:table-cell office:value-type="float" office:value="631966" calcext:value-type="float">
            <text:p>631966</text:p>
          </table:table-cell>
          <table:table-cell office:value-type="string" calcext:value-type="string">
            <text:p>https://api.github.com/repos/xing/beetle</text:p>
          </table:table-cell>
          <table:table-cell table:formula="of:=REPLACE([.B442]; 1; 29; &quot;&quot;)" office:value-type="string" office:string-value="xing/beetle" calcext:value-type="string">
            <text:p>xing/beetle</text:p>
          </table:table-cell>
        </table:table-row>
        <table:table-row table:style-name="ro1">
          <table:table-cell office:value-type="float" office:value="661094" calcext:value-type="float">
            <text:p>661094</text:p>
          </table:table-cell>
          <table:table-cell office:value-type="string" calcext:value-type="string">
            <text:p>https://api.github.com/repos/travis-ci/travis-logs</text:p>
          </table:table-cell>
          <table:table-cell table:formula="of:=REPLACE([.B443]; 1; 29; &quot;&quot;)" office:value-type="string" office:string-value="travis-ci/travis-logs" calcext:value-type="string">
            <text:p>travis-ci/travis-logs</text:p>
          </table:table-cell>
        </table:table-row>
        <table:table-row table:style-name="ro1">
          <table:table-cell office:value-type="float" office:value="669307" calcext:value-type="float">
            <text:p>669307</text:p>
          </table:table-cell>
          <table:table-cell office:value-type="string" calcext:value-type="string">
            <text:p>https://api.github.com/repos/dekellum/syncwrap</text:p>
          </table:table-cell>
          <table:table-cell table:formula="of:=REPLACE([.B444]; 1; 29; &quot;&quot;)" office:value-type="string" office:string-value="dekellum/syncwrap" calcext:value-type="string">
            <text:p>dekellum/syncwrap</text:p>
          </table:table-cell>
        </table:table-row>
        <table:table-row table:style-name="ro1">
          <table:table-cell office:value-type="float" office:value="671242" calcext:value-type="float">
            <text:p>671242</text:p>
          </table:table-cell>
          <table:table-cell office:value-type="string" calcext:value-type="string">
            <text:p>https://api.github.com/repos/sdc/leap</text:p>
          </table:table-cell>
          <table:table-cell table:formula="of:=REPLACE([.B445]; 1; 29; &quot;&quot;)" office:value-type="string" office:string-value="sdc/leap" calcext:value-type="string">
            <text:p>sdc/leap</text:p>
          </table:table-cell>
        </table:table-row>
        <table:table-row table:style-name="ro1">
          <table:table-cell office:value-type="float" office:value="680246" calcext:value-type="float">
            <text:p>680246</text:p>
          </table:table-cell>
          <table:table-cell office:value-type="string" calcext:value-type="string">
            <text:p>https://api.github.com/repos/NREL/api-umbrella-web</text:p>
          </table:table-cell>
          <table:table-cell table:formula="of:=REPLACE([.B446]; 1; 29; &quot;&quot;)" office:value-type="string" office:string-value="NREL/api-umbrella-web" calcext:value-type="string">
            <text:p>NREL/api-umbrella-web</text:p>
          </table:table-cell>
        </table:table-row>
        <table:table-row table:style-name="ro1">
          <table:table-cell office:value-type="float" office:value="687922" calcext:value-type="float">
            <text:p>687922</text:p>
          </table:table-cell>
          <table:table-cell office:value-type="string" calcext:value-type="string">
            <text:p>https://api.github.com/repos/bbatsov/rubocop</text:p>
          </table:table-cell>
          <table:table-cell table:formula="of:=REPLACE([.B447]; 1; 29; &quot;&quot;)" office:value-type="string" office:string-value="bbatsov/rubocop" calcext:value-type="string">
            <text:p>bbatsov/rubocop</text:p>
          </table:table-cell>
        </table:table-row>
        <table:table-row table:style-name="ro1">
          <table:table-cell office:value-type="float" office:value="696102" calcext:value-type="float">
            <text:p>696102</text:p>
          </table:table-cell>
          <table:table-cell office:value-type="string" calcext:value-type="string">
            <text:p>https://api.github.com/repos/refinery/refinerycms</text:p>
          </table:table-cell>
          <table:table-cell table:formula="of:=REPLACE([.B448]; 1; 29; &quot;&quot;)" office:value-type="string" office:string-value="refinery/refinerycms" calcext:value-type="string">
            <text:p>refinery/refinerycms</text:p>
          </table:table-cell>
        </table:table-row>
        <table:table-row table:style-name="ro1">
          <table:table-cell office:value-type="float" office:value="704835" calcext:value-type="float">
            <text:p>704835</text:p>
          </table:table-cell>
          <table:table-cell office:value-type="string" calcext:value-type="string">
            <text:p>https://api.github.com/repos/diowa/icare</text:p>
          </table:table-cell>
          <table:table-cell table:formula="of:=REPLACE([.B449]; 1; 29; &quot;&quot;)" office:value-type="string" office:string-value="diowa/icare" calcext:value-type="string">
            <text:p>diowa/icare</text:p>
          </table:table-cell>
        </table:table-row>
        <table:table-row table:style-name="ro1">
          <table:table-cell office:value-type="float" office:value="711448" calcext:value-type="float">
            <text:p>711448</text:p>
          </table:table-cell>
          <table:table-cell office:value-type="string" calcext:value-type="string">
            <text:p>https://api.github.com/repos/travis-ci/travis-tasks</text:p>
          </table:table-cell>
          <table:table-cell table:formula="of:=REPLACE([.B450]; 1; 29; &quot;&quot;)" office:value-type="string" office:string-value="travis-ci/travis-tasks" calcext:value-type="string">
            <text:p>travis-ci/travis-tasks</text:p>
          </table:table-cell>
        </table:table-row>
        <table:table-row table:style-name="ro1">
          <table:table-cell office:value-type="float" office:value="712204" calcext:value-type="float">
            <text:p>712204</text:p>
          </table:table-cell>
          <table:table-cell office:value-type="string" calcext:value-type="string">
            <text:p>https://api.github.com/repos/sudara/alonetone</text:p>
          </table:table-cell>
          <table:table-cell table:formula="of:=REPLACE([.B451]; 1; 29; &quot;&quot;)" office:value-type="string" office:string-value="sudara/alonetone" calcext:value-type="string">
            <text:p>sudara/alonetone</text:p>
          </table:table-cell>
        </table:table-row>
        <table:table-row table:style-name="ro1">
          <table:table-cell office:value-type="float" office:value="722314" calcext:value-type="float">
            <text:p>722314</text:p>
          </table:table-cell>
          <table:table-cell office:value-type="string" calcext:value-type="string">
            <text:p>https://api.github.com/repos/arbox/wlapi</text:p>
          </table:table-cell>
          <table:table-cell table:formula="of:=REPLACE([.B452]; 1; 29; &quot;&quot;)" office:value-type="string" office:string-value="arbox/wlapi" calcext:value-type="string">
            <text:p>arbox/wlapi</text:p>
          </table:table-cell>
        </table:table-row>
        <table:table-row table:style-name="ro1">
          <table:table-cell office:value-type="float" office:value="726829" calcext:value-type="float">
            <text:p>726829</text:p>
          </table:table-cell>
          <table:table-cell office:value-type="string" calcext:value-type="string">
            <text:p>https://api.github.com/repos/dekellum/rjack</text:p>
          </table:table-cell>
          <table:table-cell table:formula="of:=REPLACE([.B453]; 1; 29; &quot;&quot;)" office:value-type="string" office:string-value="dekellum/rjack" calcext:value-type="string">
            <text:p>dekellum/rjack</text:p>
          </table:table-cell>
        </table:table-row>
        <table:table-row table:style-name="ro1">
          <table:table-cell office:value-type="float" office:value="740488" calcext:value-type="float">
            <text:p>740488</text:p>
          </table:table-cell>
          <table:table-cell office:value-type="string" calcext:value-type="string">
            <text:p>https://api.github.com/repos/rabbit-shocker/rabbit</text:p>
          </table:table-cell>
          <table:table-cell table:formula="of:=REPLACE([.B454]; 1; 29; &quot;&quot;)" office:value-type="string" office:string-value="rabbit-shocker/rabbit" calcext:value-type="string">
            <text:p>rabbit-shocker/rabbit</text:p>
          </table:table-cell>
        </table:table-row>
        <table:table-row table:style-name="ro1">
          <table:table-cell office:value-type="float" office:value="775774" calcext:value-type="float">
            <text:p>775774</text:p>
          </table:table-cell>
          <table:table-cell office:value-type="string" calcext:value-type="string">
            <text:p>https://api.github.com/repos/opal/opal</text:p>
          </table:table-cell>
          <table:table-cell table:formula="of:=REPLACE([.B455]; 1; 29; &quot;&quot;)" office:value-type="string" office:string-value="opal/opal" calcext:value-type="string">
            <text:p>opal/opal</text:p>
          </table:table-cell>
        </table:table-row>
        <table:table-row table:style-name="ro1">
          <table:table-cell office:value-type="float" office:value="779698" calcext:value-type="float">
            <text:p>779698</text:p>
          </table:table-cell>
          <table:table-cell office:value-type="string" calcext:value-type="string">
            <text:p>https://api.github.com/repos/happypeter/onestep</text:p>
          </table:table-cell>
          <table:table-cell table:formula="of:=REPLACE([.B456]; 1; 29; &quot;&quot;)" office:value-type="string" office:string-value="happypeter/onestep" calcext:value-type="string">
            <text:p>happypeter/onestep</text:p>
          </table:table-cell>
        </table:table-row>
        <table:table-row table:style-name="ro1">
          <table:table-cell office:value-type="float" office:value="792438" calcext:value-type="float">
            <text:p>792438</text:p>
          </table:table-cell>
          <table:table-cell office:value-type="string" calcext:value-type="string">
            <text:p>https://api.github.com/repos/ncbo/bioportal_web_ui</text:p>
          </table:table-cell>
          <table:table-cell table:formula="of:=REPLACE([.B457]; 1; 29; &quot;&quot;)" office:value-type="string" office:string-value="ncbo/bioportal_web_ui" calcext:value-type="string">
            <text:p>ncbo/bioportal_web_ui</text:p>
          </table:table-cell>
        </table:table-row>
        <table:table-row table:style-name="ro1">
          <table:table-cell office:value-type="float" office:value="810171" calcext:value-type="float">
            <text:p>810171</text:p>
          </table:table-cell>
          <table:table-cell office:value-type="string" calcext:value-type="string">
            <text:p>https://api.github.com/repos/pixelastic/oroshi</text:p>
          </table:table-cell>
          <table:table-cell table:formula="of:=REPLACE([.B458]; 1; 29; &quot;&quot;)" office:value-type="string" office:string-value="pixelastic/oroshi" calcext:value-type="string">
            <text:p>pixelastic/oroshi</text:p>
          </table:table-cell>
        </table:table-row>
        <table:table-row table:style-name="ro1">
          <table:table-cell office:value-type="float" office:value="811373" calcext:value-type="float">
            <text:p>811373</text:p>
          </table:table-cell>
          <table:table-cell office:value-type="string" calcext:value-type="string">
            <text:p>https://api.github.com/repos/movitto/omega</text:p>
          </table:table-cell>
          <table:table-cell table:formula="of:=REPLACE([.B459]; 1; 29; &quot;&quot;)" office:value-type="string" office:string-value="movitto/omega" calcext:value-type="string">
            <text:p>movitto/omega</text:p>
          </table:table-cell>
        </table:table-row>
        <table:table-row table:style-name="ro1">
          <table:table-cell office:value-type="float" office:value="822535" calcext:value-type="float">
            <text:p>822535</text:p>
          </table:table-cell>
          <table:table-cell office:value-type="string" calcext:value-type="string">
            <text:p>https://api.github.com/repos/jbosstools/jbosstools-website</text:p>
          </table:table-cell>
          <table:table-cell table:formula="of:=REPLACE([.B460]; 1; 29; &quot;&quot;)" office:value-type="string" office:string-value="jbosstools/jbosstools-website" calcext:value-type="string">
            <text:p>jbosstools/jbosstools-website</text:p>
          </table:table-cell>
        </table:table-row>
        <table:table-row table:style-name="ro1">
          <table:table-cell office:value-type="float" office:value="832359" calcext:value-type="float">
            <text:p>832359</text:p>
          </table:table-cell>
          <table:table-cell office:value-type="string" calcext:value-type="string">
            <text:p>https://api.github.com/repos/savonrb/savon</text:p>
          </table:table-cell>
          <table:table-cell table:formula="of:=REPLACE([.B461]; 1; 29; &quot;&quot;)" office:value-type="string" office:string-value="savonrb/savon" calcext:value-type="string">
            <text:p>savonrb/savon</text:p>
          </table:table-cell>
        </table:table-row>
        <table:table-row table:style-name="ro1">
          <table:table-cell office:value-type="float" office:value="865512" calcext:value-type="float">
            <text:p>865512</text:p>
          </table:table-cell>
          <table:table-cell office:value-type="string" calcext:value-type="string">
            <text:p>https://api.github.com/repos/bengler/grove</text:p>
          </table:table-cell>
          <table:table-cell table:formula="of:=REPLACE([.B462]; 1; 29; &quot;&quot;)" office:value-type="string" office:string-value="bengler/grove" calcext:value-type="string">
            <text:p>bengler/grove</text:p>
          </table:table-cell>
        </table:table-row>
        <table:table-row table:style-name="ro1">
          <table:table-cell office:value-type="float" office:value="901568" calcext:value-type="float">
            <text:p>901568</text:p>
          </table:table-cell>
          <table:table-cell office:value-type="string" calcext:value-type="string">
            <text:p>https://api.github.com/repos/chetan/bixby-manager</text:p>
          </table:table-cell>
          <table:table-cell table:formula="of:=REPLACE([.B463]; 1; 29; &quot;&quot;)" office:value-type="string" office:string-value="chetan/bixby-manager" calcext:value-type="string">
            <text:p>chetan/bixby-manager</text:p>
          </table:table-cell>
        </table:table-row>
        <table:table-row table:style-name="ro1">
          <table:table-cell office:value-type="float" office:value="903945" calcext:value-type="float">
            <text:p>903945</text:p>
          </table:table-cell>
          <table:table-cell office:value-type="string" calcext:value-type="string">
            <text:p>https://api.github.com/repos/dschweisguth/gww</text:p>
          </table:table-cell>
          <table:table-cell table:formula="of:=REPLACE([.B464]; 1; 29; &quot;&quot;)" office:value-type="string" office:string-value="dschweisguth/gww" calcext:value-type="string">
            <text:p>dschweisguth/gww</text:p>
          </table:table-cell>
        </table:table-row>
        <table:table-row table:style-name="ro1">
          <table:table-cell office:value-type="float" office:value="904158" calcext:value-type="float">
            <text:p>904158</text:p>
          </table:table-cell>
          <table:table-cell office:value-type="string" calcext:value-type="string">
            <text:p>https://api.github.com/repos/tent/tentd</text:p>
          </table:table-cell>
          <table:table-cell table:formula="of:=REPLACE([.B465]; 1; 29; &quot;&quot;)" office:value-type="string" office:string-value="tent/tentd" calcext:value-type="string">
            <text:p>tent/tentd</text:p>
          </table:table-cell>
        </table:table-row>
        <table:table-row table:style-name="ro1">
          <table:table-cell office:value-type="float" office:value="910617" calcext:value-type="float">
            <text:p>910617</text:p>
          </table:table-cell>
          <table:table-cell office:value-type="string" calcext:value-type="string">
            <text:p>https://api.github.com/repos/laclasse-com/service-annuaire</text:p>
          </table:table-cell>
          <table:table-cell table:formula="of:=REPLACE([.B466]; 1; 29; &quot;&quot;)" office:value-type="string" office:string-value="laclasse-com/service-annuaire" calcext:value-type="string">
            <text:p>laclasse-com/service-annuaire</text:p>
          </table:table-cell>
        </table:table-row>
        <table:table-row table:style-name="ro1">
          <table:table-cell office:value-type="float" office:value="918129" calcext:value-type="float">
            <text:p>918129</text:p>
          </table:table-cell>
          <table:table-cell office:value-type="string" calcext:value-type="string">
            <text:p>https://api.github.com/repos/everyleaf/kozuchi</text:p>
          </table:table-cell>
          <table:table-cell table:formula="of:=REPLACE([.B467]; 1; 29; &quot;&quot;)" office:value-type="string" office:string-value="everyleaf/kozuchi" calcext:value-type="string">
            <text:p>everyleaf/kozuchi</text:p>
          </table:table-cell>
        </table:table-row>
        <table:table-row table:style-name="ro1">
          <table:table-cell office:value-type="float" office:value="920240" calcext:value-type="float">
            <text:p>920240</text:p>
          </table:table-cell>
          <table:table-cell office:value-type="string" calcext:value-type="string">
            <text:p>https://api.github.com/repos/thecourseforum/theCourseForum</text:p>
          </table:table-cell>
          <table:table-cell table:formula="of:=REPLACE([.B468]; 1; 29; &quot;&quot;)" office:value-type="string" office:string-value="thecourseforum/theCourseForum" calcext:value-type="string">
            <text:p>thecourseforum/theCourseForum</text:p>
          </table:table-cell>
        </table:table-row>
        <table:table-row table:style-name="ro1">
          <table:table-cell office:value-type="float" office:value="924880" calcext:value-type="float">
            <text:p>924880</text:p>
          </table:table-cell>
          <table:table-cell office:value-type="string" calcext:value-type="string">
            <text:p>https://api.github.com/repos/lynnfaraday/aresmush</text:p>
          </table:table-cell>
          <table:table-cell table:formula="of:=REPLACE([.B469]; 1; 29; &quot;&quot;)" office:value-type="string" office:string-value="lynnfaraday/aresmush" calcext:value-type="string">
            <text:p>lynnfaraday/aresmush</text:p>
          </table:table-cell>
        </table:table-row>
        <table:table-row table:style-name="ro1">
          <table:table-cell office:value-type="float" office:value="948188" calcext:value-type="float">
            <text:p>948188</text:p>
          </table:table-cell>
          <table:table-cell office:value-type="string" calcext:value-type="string">
            <text:p>https://api.github.com/repos/thoughtbot/guides</text:p>
          </table:table-cell>
          <table:table-cell table:formula="of:=REPLACE([.B470]; 1; 29; &quot;&quot;)" office:value-type="string" office:string-value="thoughtbot/guides" calcext:value-type="string">
            <text:p>thoughtbot/guides</text:p>
          </table:table-cell>
        </table:table-row>
        <table:table-row table:style-name="ro1">
          <table:table-cell office:value-type="float" office:value="957009" calcext:value-type="float">
            <text:p>957009</text:p>
          </table:table-cell>
          <table:table-cell office:value-type="string" calcext:value-type="string">
            <text:p>https://api.github.com/repos/narkisr/puppet-base-env</text:p>
          </table:table-cell>
          <table:table-cell table:formula="of:=REPLACE([.B471]; 1; 29; &quot;&quot;)" office:value-type="string" office:string-value="narkisr/puppet-base-env" calcext:value-type="string">
            <text:p>narkisr/puppet-base-env</text:p>
          </table:table-cell>
        </table:table-row>
        <table:table-row table:style-name="ro1">
          <table:table-cell office:value-type="float" office:value="962422" calcext:value-type="float">
            <text:p>962422</text:p>
          </table:table-cell>
          <table:table-cell office:value-type="string" calcext:value-type="string">
            <text:p>https://api.github.com/repos/binaryage/site</text:p>
          </table:table-cell>
          <table:table-cell table:formula="of:=REPLACE([.B472]; 1; 29; &quot;&quot;)" office:value-type="string" office:string-value="binaryage/site" calcext:value-type="string">
            <text:p>binaryage/site</text:p>
          </table:table-cell>
        </table:table-row>
        <table:table-row table:style-name="ro1">
          <table:table-cell office:value-type="float" office:value="976121" calcext:value-type="float">
            <text:p>976121</text:p>
          </table:table-cell>
          <table:table-cell office:value-type="string" calcext:value-type="string">
            <text:p>https://api.github.com/repos/puzzle/cryptopus</text:p>
          </table:table-cell>
          <table:table-cell table:formula="of:=REPLACE([.B473]; 1; 29; &quot;&quot;)" office:value-type="string" office:string-value="puzzle/cryptopus" calcext:value-type="string">
            <text:p>puzzle/cryptopus</text:p>
          </table:table-cell>
        </table:table-row>
        <table:table-row table:style-name="ro1">
          <table:table-cell office:value-type="float" office:value="989872" calcext:value-type="float">
            <text:p>989872</text:p>
          </table:table-cell>
          <table:table-cell office:value-type="string" calcext:value-type="string">
            <text:p>https://api.github.com/repos/ktns/ruphy</text:p>
          </table:table-cell>
          <table:table-cell table:formula="of:=REPLACE([.B474]; 1; 29; &quot;&quot;)" office:value-type="string" office:string-value="ktns/ruphy" calcext:value-type="string">
            <text:p>ktns/ruphy</text:p>
          </table:table-cell>
        </table:table-row>
        <table:table-row table:style-name="ro1">
          <table:table-cell office:value-type="float" office:value="1007566" calcext:value-type="float">
            <text:p>1007566</text:p>
          </table:table-cell>
          <table:table-cell office:value-type="string" calcext:value-type="string">
            <text:p>https://api.github.com/repos/sgharms/LatinVerb</text:p>
          </table:table-cell>
          <table:table-cell table:formula="of:=REPLACE([.B475]; 1; 29; &quot;&quot;)" office:value-type="string" office:string-value="sgharms/LatinVerb" calcext:value-type="string">
            <text:p>sgharms/LatinVerb</text:p>
          </table:table-cell>
        </table:table-row>
        <table:table-row table:style-name="ro1">
          <table:table-cell office:value-type="float" office:value="1013335" calcext:value-type="float">
            <text:p>1013335</text:p>
          </table:table-cell>
          <table:table-cell office:value-type="string" calcext:value-type="string">
            <text:p>https://api.github.com/repos/khustochka/quails</text:p>
          </table:table-cell>
          <table:table-cell table:formula="of:=REPLACE([.B476]; 1; 29; &quot;&quot;)" office:value-type="string" office:string-value="khustochka/quails" calcext:value-type="string">
            <text:p>khustochka/quails</text:p>
          </table:table-cell>
        </table:table-row>
        <table:table-row table:style-name="ro1">
          <table:table-cell office:value-type="float" office:value="1016115" calcext:value-type="float">
            <text:p>1016115</text:p>
          </table:table-cell>
          <table:table-cell office:value-type="string" calcext:value-type="string">
            <text:p>https://api.github.com/repos/michaelfranzl/SalorHospitality</text:p>
          </table:table-cell>
          <table:table-cell table:formula="of:=REPLACE([.B477]; 1; 29; &quot;&quot;)" office:value-type="string" office:string-value="michaelfranzl/SalorHospitality" calcext:value-type="string">
            <text:p>michaelfranzl/SalorHospitality</text:p>
          </table:table-cell>
        </table:table-row>
        <table:table-row table:style-name="ro1">
          <table:table-cell office:value-type="float" office:value="1029197" calcext:value-type="float">
            <text:p>1029197</text:p>
          </table:table-cell>
          <table:table-cell office:value-type="string" calcext:value-type="string">
            <text:p>https://api.github.com/repos/leapcode/leap_web</text:p>
          </table:table-cell>
          <table:table-cell table:formula="of:=REPLACE([.B478]; 1; 29; &quot;&quot;)" office:value-type="string" office:string-value="leapcode/leap_web" calcext:value-type="string">
            <text:p>leapcode/leap_web</text:p>
          </table:table-cell>
        </table:table-row>
        <table:table-row table:style-name="ro1">
          <table:table-cell office:value-type="float" office:value="1059888" calcext:value-type="float">
            <text:p>1059888</text:p>
          </table:table-cell>
          <table:table-cell office:value-type="string" calcext:value-type="string">
            <text:p>https://api.github.com/repos/ronin-ruby/ronin-support</text:p>
          </table:table-cell>
          <table:table-cell table:formula="of:=REPLACE([.B479]; 1; 29; &quot;&quot;)" office:value-type="string" office:string-value="ronin-ruby/ronin-support" calcext:value-type="string">
            <text:p>ronin-ruby/ronin-support</text:p>
          </table:table-cell>
        </table:table-row>
        <table:table-row table:style-name="ro1">
          <table:table-cell office:value-type="float" office:value="1171201" calcext:value-type="float">
            <text:p>1171201</text:p>
          </table:table-cell>
          <table:table-cell office:value-type="string" calcext:value-type="string">
            <text:p>https://api.github.com/repos/getsentry/raven-ruby</text:p>
          </table:table-cell>
          <table:table-cell table:formula="of:=REPLACE([.B480]; 1; 29; &quot;&quot;)" office:value-type="string" office:string-value="getsentry/raven-ruby" calcext:value-type="string">
            <text:p>getsentry/raven-ruby</text:p>
          </table:table-cell>
        </table:table-row>
        <table:table-row table:style-name="ro1">
          <table:table-cell office:value-type="float" office:value="1281767" calcext:value-type="float">
            <text:p>1281767</text:p>
          </table:table-cell>
          <table:table-cell office:value-type="string" calcext:value-type="string">
            <text:p>https://api.github.com/repos/yast/yast-registration</text:p>
          </table:table-cell>
          <table:table-cell table:formula="of:=REPLACE([.B481]; 1; 29; &quot;&quot;)" office:value-type="string" office:string-value="yast/yast-registration" calcext:value-type="string">
            <text:p>yast/yast-registration</text:p>
          </table:table-cell>
        </table:table-row>
        <table:table-row table:style-name="ro1">
          <table:table-cell office:value-type="float" office:value="1343156" calcext:value-type="float">
            <text:p>1343156</text:p>
          </table:table-cell>
          <table:table-cell office:value-type="string" calcext:value-type="string">
            <text:p>https://api.github.com/repos/eucalyptus/eucalyptus-cookbook</text:p>
          </table:table-cell>
          <table:table-cell table:formula="of:=REPLACE([.B482]; 1; 29; &quot;&quot;)" office:value-type="string" office:string-value="eucalyptus/eucalyptus-cookbook" calcext:value-type="string">
            <text:p>eucalyptus/eucalyptus-cookbook</text:p>
          </table:table-cell>
        </table:table-row>
        <table:table-row table:style-name="ro1">
          <table:table-cell office:value-type="float" office:value="1347553" calcext:value-type="float">
            <text:p>1347553</text:p>
          </table:table-cell>
          <table:table-cell office:value-type="string" calcext:value-type="string">
            <text:p>https://api.github.com/repos/openshift/origin-server</text:p>
          </table:table-cell>
          <table:table-cell table:formula="of:=REPLACE([.B483]; 1; 29; &quot;&quot;)" office:value-type="string" office:string-value="openshift/origin-server" calcext:value-type="string">
            <text:p>openshift/origin-server</text:p>
          </table:table-cell>
        </table:table-row>
        <table:table-row table:style-name="ro1">
          <table:table-cell office:value-type="float" office:value="1362032" calcext:value-type="float">
            <text:p>1362032</text:p>
          </table:table-cell>
          <table:table-cell office:value-type="string" calcext:value-type="string">
            <text:p>https://api.github.com/repos/TopClubCompany/developers</text:p>
          </table:table-cell>
          <table:table-cell table:formula="of:=REPLACE([.B484]; 1; 29; &quot;&quot;)" office:value-type="string" office:string-value="TopClubCompany/developers" calcext:value-type="string">
            <text:p>TopClubCompany/developers</text:p>
          </table:table-cell>
        </table:table-row>
        <table:table-row table:style-name="ro1">
          <table:table-cell office:value-type="float" office:value="1363875" calcext:value-type="float">
            <text:p>1363875</text:p>
          </table:table-cell>
          <table:table-cell office:value-type="string" calcext:value-type="string">
            <text:p>https://api.github.com/repos/arangamani/jenkins_api_client</text:p>
          </table:table-cell>
          <table:table-cell table:formula="of:=REPLACE([.B485]; 1; 29; &quot;&quot;)" office:value-type="string" office:string-value="arangamani/jenkins_api_client" calcext:value-type="string">
            <text:p>arangamani/jenkins_api_client</text:p>
          </table:table-cell>
        </table:table-row>
        <table:table-row table:style-name="ro1">
          <table:table-cell office:value-type="float" office:value="1363963" calcext:value-type="float">
            <text:p>1363963</text:p>
          </table:table-cell>
          <table:table-cell office:value-type="string" calcext:value-type="string">
            <text:p>https://api.github.com/repos/coorasse/Airesis</text:p>
          </table:table-cell>
          <table:table-cell table:formula="of:=REPLACE([.B486]; 1; 29; &quot;&quot;)" office:value-type="string" office:string-value="coorasse/Airesis" calcext:value-type="string">
            <text:p>coorasse/Airesis</text:p>
          </table:table-cell>
        </table:table-row>
        <table:table-row table:style-name="ro1">
          <table:table-cell office:value-type="float" office:value="1364863" calcext:value-type="float">
            <text:p>1364863</text:p>
          </table:table-cell>
          <table:table-cell office:value-type="string" calcext:value-type="string">
            <text:p>https://api.github.com/repos/intuit/simple_deploy</text:p>
          </table:table-cell>
          <table:table-cell table:formula="of:=REPLACE([.B487]; 1; 29; &quot;&quot;)" office:value-type="string" office:string-value="intuit/simple_deploy" calcext:value-type="string">
            <text:p>intuit/simple_deploy</text:p>
          </table:table-cell>
        </table:table-row>
        <table:table-row table:style-name="ro1">
          <table:table-cell office:value-type="float" office:value="1365532" calcext:value-type="float">
            <text:p>1365532</text:p>
          </table:table-cell>
          <table:table-cell office:value-type="string" calcext:value-type="string">
            <text:p>https://api.github.com/repos/remomueller/slice</text:p>
          </table:table-cell>
          <table:table-cell table:formula="of:=REPLACE([.B488]; 1; 29; &quot;&quot;)" office:value-type="string" office:string-value="remomueller/slice" calcext:value-type="string">
            <text:p>remomueller/slice</text:p>
          </table:table-cell>
        </table:table-row>
        <table:table-row table:style-name="ro1">
          <table:table-cell office:value-type="float" office:value="1367996" calcext:value-type="float">
            <text:p>1367996</text:p>
          </table:table-cell>
          <table:table-cell office:value-type="string" calcext:value-type="string">
            <text:p>https://api.github.com/repos/koideploy/showcase</text:p>
          </table:table-cell>
          <table:table-cell table:formula="of:=REPLACE([.B489]; 1; 29; &quot;&quot;)" office:value-type="string" office:string-value="koideploy/showcase" calcext:value-type="string">
            <text:p>koideploy/showcase</text:p>
          </table:table-cell>
        </table:table-row>
        <table:table-row table:style-name="ro1">
          <table:table-cell office:value-type="float" office:value="1370853" calcext:value-type="float">
            <text:p>1370853</text:p>
          </table:table-cell>
          <table:table-cell office:value-type="string" calcext:value-type="string">
            <text:p>https://api.github.com/repos/mozilla/build-puppet</text:p>
          </table:table-cell>
          <table:table-cell table:formula="of:=REPLACE([.B490]; 1; 29; &quot;&quot;)" office:value-type="string" office:string-value="mozilla/build-puppet" calcext:value-type="string">
            <text:p>mozilla/build-puppet</text:p>
          </table:table-cell>
        </table:table-row>
        <table:table-row table:style-name="ro1">
          <table:table-cell office:value-type="float" office:value="1372730" calcext:value-type="float">
            <text:p>1372730</text:p>
          </table:table-cell>
          <table:table-cell office:value-type="string" calcext:value-type="string">
            <text:p>https://api.github.com/repos/duke-libraries/dul-hydra</text:p>
          </table:table-cell>
          <table:table-cell table:formula="of:=REPLACE([.B491]; 1; 29; &quot;&quot;)" office:value-type="string" office:string-value="duke-libraries/dul-hydra" calcext:value-type="string">
            <text:p>duke-libraries/dul-hydra</text:p>
          </table:table-cell>
        </table:table-row>
        <table:table-row table:style-name="ro1">
          <table:table-cell office:value-type="float" office:value="1378498" calcext:value-type="float">
            <text:p>1378498</text:p>
          </table:table-cell>
          <table:table-cell office:value-type="string" calcext:value-type="string">
            <text:p>https://api.github.com/repos/mutle/fu2</text:p>
          </table:table-cell>
          <table:table-cell table:formula="of:=REPLACE([.B492]; 1; 29; &quot;&quot;)" office:value-type="string" office:string-value="mutle/fu2" calcext:value-type="string">
            <text:p>mutle/fu2</text:p>
          </table:table-cell>
        </table:table-row>
        <table:table-row table:style-name="ro1">
          <table:table-cell office:value-type="float" office:value="1381021" calcext:value-type="float">
            <text:p>1381021</text:p>
          </table:table-cell>
          <table:table-cell office:value-type="string" calcext:value-type="string">
            <text:p>https://api.github.com/repos/gitlabhq/gitlab-ci</text:p>
          </table:table-cell>
          <table:table-cell table:formula="of:=REPLACE([.B493]; 1; 29; &quot;&quot;)" office:value-type="string" office:string-value="gitlabhq/gitlab-ci" calcext:value-type="string">
            <text:p>gitlabhq/gitlab-ci</text:p>
          </table:table-cell>
        </table:table-row>
        <table:table-row table:style-name="ro1">
          <table:table-cell office:value-type="float" office:value="1391224" calcext:value-type="float">
            <text:p>1391224</text:p>
          </table:table-cell>
          <table:table-cell office:value-type="string" calcext:value-type="string">
            <text:p>https://api.github.com/repos/Ragnarson/shelly</text:p>
          </table:table-cell>
          <table:table-cell table:formula="of:=REPLACE([.B494]; 1; 29; &quot;&quot;)" office:value-type="string" office:string-value="Ragnarson/shelly" calcext:value-type="string">
            <text:p>Ragnarson/shelly</text:p>
          </table:table-cell>
        </table:table-row>
        <table:table-row table:style-name="ro1">
          <table:table-cell office:value-type="float" office:value="1397979" calcext:value-type="float">
            <text:p>1397979</text:p>
          </table:table-cell>
          <table:table-cell office:value-type="string" calcext:value-type="string">
            <text:p>https://api.github.com/repos/aws/aws-sdk-ruby</text:p>
          </table:table-cell>
          <table:table-cell table:formula="of:=REPLACE([.B495]; 1; 29; &quot;&quot;)" office:value-type="string" office:string-value="aws/aws-sdk-ruby" calcext:value-type="string">
            <text:p>aws/aws-sdk-ruby</text:p>
          </table:table-cell>
        </table:table-row>
        <table:table-row table:style-name="ro1">
          <table:table-cell office:value-type="float" office:value="1402724" calcext:value-type="float">
            <text:p>1402724</text:p>
          </table:table-cell>
          <table:table-cell office:value-type="string" calcext:value-type="string">
            <text:p>https://api.github.com/repos/YorickPeterse/ruby-lint</text:p>
          </table:table-cell>
          <table:table-cell table:formula="of:=REPLACE([.B496]; 1; 29; &quot;&quot;)" office:value-type="string" office:string-value="YorickPeterse/ruby-lint" calcext:value-type="string">
            <text:p>YorickPeterse/ruby-lint</text:p>
          </table:table-cell>
        </table:table-row>
        <table:table-row table:style-name="ro1">
          <table:table-cell office:value-type="float" office:value="1425210" calcext:value-type="float">
            <text:p>1425210</text:p>
          </table:table-cell>
          <table:table-cell office:value-type="string" calcext:value-type="string">
            <text:p>https://api.github.com/repos/CyTeam/hozr</text:p>
          </table:table-cell>
          <table:table-cell table:formula="of:=REPLACE([.B497]; 1; 29; &quot;&quot;)" office:value-type="string" office:string-value="CyTeam/hozr" calcext:value-type="string">
            <text:p>CyTeam/hozr</text:p>
          </table:table-cell>
        </table:table-row>
        <table:table-row table:style-name="ro1">
          <table:table-cell office:value-type="float" office:value="1429131" calcext:value-type="float">
            <text:p>1429131</text:p>
          </table:table-cell>
          <table:table-cell office:value-type="string" calcext:value-type="string">
            <text:p>https://api.github.com/repos/fetaro/rbatch</text:p>
          </table:table-cell>
          <table:table-cell table:formula="of:=REPLACE([.B498]; 1; 29; &quot;&quot;)" office:value-type="string" office:string-value="fetaro/rbatch" calcext:value-type="string">
            <text:p>fetaro/rbatch</text:p>
          </table:table-cell>
        </table:table-row>
        <table:table-row table:style-name="ro1">
          <table:table-cell office:value-type="float" office:value="1438441" calcext:value-type="float">
            <text:p>1438441</text:p>
          </table:table-cell>
          <table:table-cell office:value-type="string" calcext:value-type="string">
            <text:p>https://api.github.com/repos/rails-api/active_model_serializers</text:p>
          </table:table-cell>
          <table:table-cell table:formula="of:=REPLACE([.B499]; 1; 29; &quot;&quot;)" office:value-type="string" office:string-value="rails-api/active_model_serializers" calcext:value-type="string">
            <text:p>rails-api/active_model_serializers</text:p>
          </table:table-cell>
        </table:table-row>
        <table:table-row table:style-name="ro1">
          <table:table-cell office:value-type="float" office:value="1438898" calcext:value-type="float">
            <text:p>1438898</text:p>
          </table:table-cell>
          <table:table-cell office:value-type="string" calcext:value-type="string">
            <text:p>https://api.github.com/repos/Arie/serveme</text:p>
          </table:table-cell>
          <table:table-cell table:formula="of:=REPLACE([.B500]; 1; 29; &quot;&quot;)" office:value-type="string" office:string-value="Arie/serveme" calcext:value-type="string">
            <text:p>Arie/serveme</text:p>
          </table:table-cell>
        </table:table-row>
        <table:table-row table:style-name="ro1">
          <table:table-cell office:value-type="float" office:value="1444899" calcext:value-type="float">
            <text:p>1444899</text:p>
          </table:table-cell>
          <table:table-cell office:value-type="string" calcext:value-type="string">
            <text:p>https://api.github.com/repos/OSAS/rh-events</text:p>
          </table:table-cell>
          <table:table-cell table:formula="of:=REPLACE([.B501]; 1; 29; &quot;&quot;)" office:value-type="string" office:string-value="OSAS/rh-events" calcext:value-type="string">
            <text:p>OSAS/rh-events</text:p>
          </table:table-cell>
        </table:table-row>
        <table:table-row table:style-name="ro1">
          <table:table-cell office:value-type="float" office:value="1454040" calcext:value-type="float">
            <text:p>1454040</text:p>
          </table:table-cell>
          <table:table-cell office:value-type="string" calcext:value-type="string">
            <text:p>https://api.github.com/repos/rubys/awdwr</text:p>
          </table:table-cell>
          <table:table-cell table:formula="of:=REPLACE([.B502]; 1; 29; &quot;&quot;)" office:value-type="string" office:string-value="rubys/awdwr" calcext:value-type="string">
            <text:p>rubys/awdwr</text:p>
          </table:table-cell>
        </table:table-row>
        <table:table-row table:style-name="ro1">
          <table:table-cell office:value-type="float" office:value="1472802" calcext:value-type="float">
            <text:p>1472802</text:p>
          </table:table-cell>
          <table:table-cell office:value-type="string" calcext:value-type="string">
            <text:p>https://api.github.com/repos/woto/yaponama_2012</text:p>
          </table:table-cell>
          <table:table-cell table:formula="of:=REPLACE([.B503]; 1; 29; &quot;&quot;)" office:value-type="string" office:string-value="woto/yaponama_2012" calcext:value-type="string">
            <text:p>woto/yaponama_2012</text:p>
          </table:table-cell>
        </table:table-row>
        <table:table-row table:style-name="ro1">
          <table:table-cell office:value-type="float" office:value="1474715" calcext:value-type="float">
            <text:p>1474715</text:p>
          </table:table-cell>
          <table:table-cell office:value-type="string" calcext:value-type="string">
            <text:p>https://api.github.com/repos/remomueller/tasktracker</text:p>
          </table:table-cell>
          <table:table-cell table:formula="of:=REPLACE([.B504]; 1; 29; &quot;&quot;)" office:value-type="string" office:string-value="remomueller/tasktracker" calcext:value-type="string">
            <text:p>remomueller/tasktracker</text:p>
          </table:table-cell>
        </table:table-row>
        <table:table-row table:style-name="ro1">
          <table:table-cell office:value-type="float" office:value="1475782" calcext:value-type="float">
            <text:p>1475782</text:p>
          </table:table-cell>
          <table:table-cell office:value-type="string" calcext:value-type="string">
            <text:p>https://api.github.com/repos/rideconnection/clearinghouse</text:p>
          </table:table-cell>
          <table:table-cell table:formula="of:=REPLACE([.B505]; 1; 29; &quot;&quot;)" office:value-type="string" office:string-value="rideconnection/clearinghouse" calcext:value-type="string">
            <text:p>rideconnection/clearinghouse</text:p>
          </table:table-cell>
        </table:table-row>
        <table:table-row table:style-name="ro1">
          <table:table-cell office:value-type="float" office:value="1493560" calcext:value-type="float">
            <text:p>1493560</text:p>
          </table:table-cell>
          <table:table-cell office:value-type="string" calcext:value-type="string">
            <text:p>https://api.github.com/repos/jgraichen/redmine_dashboard</text:p>
          </table:table-cell>
          <table:table-cell table:formula="of:=REPLACE([.B506]; 1; 29; &quot;&quot;)" office:value-type="string" office:string-value="jgraichen/redmine_dashboard" calcext:value-type="string">
            <text:p>jgraichen/redmine_dashboard</text:p>
          </table:table-cell>
        </table:table-row>
        <table:table-row table:style-name="ro1">
          <table:table-cell office:value-type="float" office:value="1503822" calcext:value-type="float">
            <text:p>1503822</text:p>
          </table:table-cell>
          <table:table-cell office:value-type="string" calcext:value-type="string">
            <text:p>https://api.github.com/repos/mikeymicrophone/little_hippie</text:p>
          </table:table-cell>
          <table:table-cell table:formula="of:=REPLACE([.B507]; 1; 29; &quot;&quot;)" office:value-type="string" office:string-value="mikeymicrophone/little_hippie" calcext:value-type="string">
            <text:p>mikeymicrophone/little_hippie</text:p>
          </table:table-cell>
        </table:table-row>
        <table:table-row table:style-name="ro1">
          <table:table-cell office:value-type="float" office:value="1505778" calcext:value-type="float">
            <text:p>1505778</text:p>
          </table:table-cell>
          <table:table-cell office:value-type="string" calcext:value-type="string">
            <text:p>https://api.github.com/repos/sul-dlss/revs</text:p>
          </table:table-cell>
          <table:table-cell table:formula="of:=REPLACE([.B508]; 1; 29; &quot;&quot;)" office:value-type="string" office:string-value="sul-dlss/revs" calcext:value-type="string">
            <text:p>sul-dlss/revs</text:p>
          </table:table-cell>
        </table:table-row>
        <table:table-row table:style-name="ro1">
          <table:table-cell office:value-type="float" office:value="1525905" calcext:value-type="float">
            <text:p>1525905</text:p>
          </table:table-cell>
          <table:table-cell office:value-type="string" calcext:value-type="string">
            <text:p>https://api.github.com/repos/rapidftr/RapidFTR</text:p>
          </table:table-cell>
          <table:table-cell table:formula="of:=REPLACE([.B509]; 1; 29; &quot;&quot;)" office:value-type="string" office:string-value="rapidftr/RapidFTR" calcext:value-type="string">
            <text:p>rapidftr/RapidFTR</text:p>
          </table:table-cell>
        </table:table-row>
        <table:table-row table:style-name="ro1">
          <table:table-cell office:value-type="float" office:value="1526285" calcext:value-type="float">
            <text:p>1526285</text:p>
          </table:table-cell>
          <table:table-cell office:value-type="string" calcext:value-type="string">
            <text:p>https://api.github.com/repos/vcr/vcr</text:p>
          </table:table-cell>
          <table:table-cell table:formula="of:=REPLACE([.B510]; 1; 29; &quot;&quot;)" office:value-type="string" office:string-value="vcr/vcr" calcext:value-type="string">
            <text:p>vcr/vcr</text:p>
          </table:table-cell>
        </table:table-row>
        <table:table-row table:style-name="ro1">
          <table:table-cell office:value-type="float" office:value="1545591" calcext:value-type="float">
            <text:p>1545591</text:p>
          </table:table-cell>
          <table:table-cell office:value-type="string" calcext:value-type="string">
            <text:p>https://api.github.com/repos/opf/openproject</text:p>
          </table:table-cell>
          <table:table-cell table:formula="of:=REPLACE([.B511]; 1; 29; &quot;&quot;)" office:value-type="string" office:string-value="opf/openproject" calcext:value-type="string">
            <text:p>opf/openproject</text:p>
          </table:table-cell>
        </table:table-row>
        <table:table-row table:style-name="ro1">
          <table:table-cell office:value-type="float" office:value="1556760" calcext:value-type="float">
            <text:p>1556760</text:p>
          </table:table-cell>
          <table:table-cell office:value-type="string" calcext:value-type="string">
            <text:p>https://api.github.com/repos/niklas/cataract</text:p>
          </table:table-cell>
          <table:table-cell table:formula="of:=REPLACE([.B512]; 1; 29; &quot;&quot;)" office:value-type="string" office:string-value="niklas/cataract" calcext:value-type="string">
            <text:p>niklas/cataract</text:p>
          </table:table-cell>
        </table:table-row>
        <table:table-row table:style-name="ro1">
          <table:table-cell office:value-type="float" office:value="1567522" calcext:value-type="float">
            <text:p>1567522</text:p>
          </table:table-cell>
          <table:table-cell office:value-type="string" calcext:value-type="string">
            <text:p>https://api.github.com/repos/magavdraakon/i-tee</text:p>
          </table:table-cell>
          <table:table-cell table:formula="of:=REPLACE([.B513]; 1; 29; &quot;&quot;)" office:value-type="string" office:string-value="magavdraakon/i-tee" calcext:value-type="string">
            <text:p>magavdraakon/i-tee</text:p>
          </table:table-cell>
        </table:table-row>
        <table:table-row table:style-name="ro1">
          <table:table-cell office:value-type="float" office:value="1571520" calcext:value-type="float">
            <text:p>1571520</text:p>
          </table:table-cell>
          <table:table-cell office:value-type="string" calcext:value-type="string">
            <text:p>https://api.github.com/repos/codetriage/codetriage</text:p>
          </table:table-cell>
          <table:table-cell table:formula="of:=REPLACE([.B514]; 1; 29; &quot;&quot;)" office:value-type="string" office:string-value="codetriage/codetriage" calcext:value-type="string">
            <text:p>codetriage/codetriage</text:p>
          </table:table-cell>
        </table:table-row>
        <table:table-row table:style-name="ro1">
          <table:table-cell office:value-type="float" office:value="1597246" calcext:value-type="float">
            <text:p>1597246</text:p>
          </table:table-cell>
          <table:table-cell office:value-type="string" calcext:value-type="string">
            <text:p>https://api.github.com/repos/crowbar/barclamp-crowbar</text:p>
          </table:table-cell>
          <table:table-cell table:formula="of:=REPLACE([.B515]; 1; 29; &quot;&quot;)" office:value-type="string" office:string-value="crowbar/barclamp-crowbar" calcext:value-type="string">
            <text:p>crowbar/barclamp-crowbar</text:p>
          </table:table-cell>
        </table:table-row>
        <table:table-row table:style-name="ro1">
          <table:table-cell office:value-type="float" office:value="1622702" calcext:value-type="float">
            <text:p>1622702</text:p>
          </table:table-cell>
          <table:table-cell office:value-type="string" calcext:value-type="string">
            <text:p>https://api.github.com/repos/game7/sportified</text:p>
          </table:table-cell>
          <table:table-cell table:formula="of:=REPLACE([.B516]; 1; 29; &quot;&quot;)" office:value-type="string" office:string-value="game7/sportified" calcext:value-type="string">
            <text:p>game7/sportified</text:p>
          </table:table-cell>
        </table:table-row>
        <table:table-row table:style-name="ro1">
          <table:table-cell office:value-type="float" office:value="1623342" calcext:value-type="float">
            <text:p>1623342</text:p>
          </table:table-cell>
          <table:table-cell office:value-type="string" calcext:value-type="string">
            <text:p>https://api.github.com/repos/GregLawson/Open-Table-Explorer</text:p>
          </table:table-cell>
          <table:table-cell table:formula="of:=REPLACE([.B517]; 1; 29; &quot;&quot;)" office:value-type="string" office:string-value="GregLawson/Open-Table-Explorer" calcext:value-type="string">
            <text:p>GregLawson/Open-Table-Explorer</text:p>
          </table:table-cell>
        </table:table-row>
        <table:table-row table:style-name="ro1">
          <table:table-cell office:value-type="float" office:value="1660613" calcext:value-type="float">
            <text:p>1660613</text:p>
          </table:table-cell>
          <table:table-cell office:value-type="string" calcext:value-type="string">
            <text:p>https://api.github.com/repos/2dv401/wp102dv401</text:p>
          </table:table-cell>
          <table:table-cell table:formula="of:=REPLACE([.B518]; 1; 29; &quot;&quot;)" office:value-type="string" office:string-value="2dv401/wp102dv401" calcext:value-type="string">
            <text:p>2dv401/wp102dv401</text:p>
          </table:table-cell>
        </table:table-row>
        <table:table-row table:style-name="ro1">
          <table:table-cell office:value-type="float" office:value="1699671" calcext:value-type="float">
            <text:p>1699671</text:p>
          </table:table-cell>
          <table:table-cell office:value-type="string" calcext:value-type="string">
            <text:p>https://api.github.com/repos/PecanProject/bety</text:p>
          </table:table-cell>
          <table:table-cell table:formula="of:=REPLACE([.B519]; 1; 29; &quot;&quot;)" office:value-type="string" office:string-value="PecanProject/bety" calcext:value-type="string">
            <text:p>PecanProject/bety</text:p>
          </table:table-cell>
        </table:table-row>
        <table:table-row table:style-name="ro1">
          <table:table-cell office:value-type="float" office:value="1804943" calcext:value-type="float">
            <text:p>1804943</text:p>
          </table:table-cell>
          <table:table-cell office:value-type="string" calcext:value-type="string">
            <text:p>https://api.github.com/repos/AlexZerr/bonediva</text:p>
          </table:table-cell>
          <table:table-cell table:formula="of:=REPLACE([.B520]; 1; 29; &quot;&quot;)" office:value-type="string" office:string-value="AlexZerr/bonediva" calcext:value-type="string">
            <text:p>AlexZerr/bonediva</text:p>
          </table:table-cell>
        </table:table-row>
        <table:table-row table:style-name="ro1">
          <table:table-cell office:value-type="float" office:value="1838145" calcext:value-type="float">
            <text:p>1838145</text:p>
          </table:table-cell>
          <table:table-cell office:value-type="string" calcext:value-type="string">
            <text:p>https://api.github.com/repos/piotrmurach/tty</text:p>
          </table:table-cell>
          <table:table-cell table:formula="of:=REPLACE([.B521]; 1; 29; &quot;&quot;)" office:value-type="string" office:string-value="piotrmurach/tty" calcext:value-type="string">
            <text:p>piotrmurach/tty</text:p>
          </table:table-cell>
        </table:table-row>
        <table:table-row table:style-name="ro1">
          <table:table-cell office:value-type="float" office:value="1853062" calcext:value-type="float">
            <text:p>1853062</text:p>
          </table:table-cell>
          <table:table-cell office:value-type="string" calcext:value-type="string">
            <text:p>https://api.github.com/repos/redding/assert</text:p>
          </table:table-cell>
          <table:table-cell table:formula="of:=REPLACE([.B522]; 1; 29; &quot;&quot;)" office:value-type="string" office:string-value="redding/assert" calcext:value-type="string">
            <text:p>redding/assert</text:p>
          </table:table-cell>
        </table:table-row>
        <table:table-row table:style-name="ro1">
          <table:table-cell office:value-type="float" office:value="1854342" calcext:value-type="float">
            <text:p>1854342</text:p>
          </table:table-cell>
          <table:table-cell office:value-type="string" calcext:value-type="string">
            <text:p>https://api.github.com/repos/girders-ios/Specs</text:p>
          </table:table-cell>
          <table:table-cell table:formula="of:=REPLACE([.B523]; 1; 29; &quot;&quot;)" office:value-type="string" office:string-value="girders-ios/Specs" calcext:value-type="string">
            <text:p>girders-ios/Specs</text:p>
          </table:table-cell>
        </table:table-row>
        <table:table-row table:style-name="ro1">
          <table:table-cell office:value-type="float" office:value="1866404" calcext:value-type="float">
            <text:p>1866404</text:p>
          </table:table-cell>
          <table:table-cell office:value-type="string" calcext:value-type="string">
            <text:p>https://api.github.com/repos/stormpath/stormpath-rails</text:p>
          </table:table-cell>
          <table:table-cell table:formula="of:=REPLACE([.B524]; 1; 29; &quot;&quot;)" office:value-type="string" office:string-value="stormpath/stormpath-rails" calcext:value-type="string">
            <text:p>stormpath/stormpath-rails</text:p>
          </table:table-cell>
        </table:table-row>
        <table:table-row table:style-name="ro1">
          <table:table-cell office:value-type="float" office:value="1875851" calcext:value-type="float">
            <text:p>1875851</text:p>
          </table:table-cell>
          <table:table-cell office:value-type="string" calcext:value-type="string">
            <text:p>https://api.github.com/repos/leapcode/leap_platform</text:p>
          </table:table-cell>
          <table:table-cell table:formula="of:=REPLACE([.B525]; 1; 29; &quot;&quot;)" office:value-type="string" office:string-value="leapcode/leap_platform" calcext:value-type="string">
            <text:p>leapcode/leap_platform</text:p>
          </table:table-cell>
        </table:table-row>
        <table:table-row table:style-name="ro1">
          <table:table-cell office:value-type="float" office:value="1881402" calcext:value-type="float">
            <text:p>1881402</text:p>
          </table:table-cell>
          <table:table-cell office:value-type="string" calcext:value-type="string">
            <text:p>https://api.github.com/repos/mistydemeo/tigerbrew</text:p>
          </table:table-cell>
          <table:table-cell table:formula="of:=REPLACE([.B526]; 1; 29; &quot;&quot;)" office:value-type="string" office:string-value="mistydemeo/tigerbrew" calcext:value-type="string">
            <text:p>mistydemeo/tigerbrew</text:p>
          </table:table-cell>
        </table:table-row>
        <table:table-row table:style-name="ro1">
          <table:table-cell office:value-type="float" office:value="1882312" calcext:value-type="float">
            <text:p>1882312</text:p>
          </table:table-cell>
          <table:table-cell office:value-type="string" calcext:value-type="string">
            <text:p>https://api.github.com/repos/ivaldi/brimir</text:p>
          </table:table-cell>
          <table:table-cell table:formula="of:=REPLACE([.B527]; 1; 29; &quot;&quot;)" office:value-type="string" office:string-value="ivaldi/brimir" calcext:value-type="string">
            <text:p>ivaldi/brimir</text:p>
          </table:table-cell>
        </table:table-row>
        <table:table-row table:style-name="ro1">
          <table:table-cell office:value-type="float" office:value="1882608" calcext:value-type="float">
            <text:p>1882608</text:p>
          </table:table-cell>
          <table:table-cell office:value-type="string" calcext:value-type="string">
            <text:p>https://api.github.com/repos/edmundhighcock/gs2crmod</text:p>
          </table:table-cell>
          <table:table-cell table:formula="of:=REPLACE([.B528]; 1; 29; &quot;&quot;)" office:value-type="string" office:string-value="edmundhighcock/gs2crmod" calcext:value-type="string">
            <text:p>edmundhighcock/gs2crmod</text:p>
          </table:table-cell>
        </table:table-row>
        <table:table-row table:style-name="ro1">
          <table:table-cell office:value-type="float" office:value="1885741" calcext:value-type="float">
            <text:p>1885741</text:p>
          </table:table-cell>
          <table:table-cell office:value-type="string" calcext:value-type="string">
            <text:p>https://api.github.com/repos/goldrush/goldrush</text:p>
          </table:table-cell>
          <table:table-cell table:formula="of:=REPLACE([.B529]; 1; 29; &quot;&quot;)" office:value-type="string" office:string-value="goldrush/goldrush" calcext:value-type="string">
            <text:p>goldrush/goldrush</text:p>
          </table:table-cell>
        </table:table-row>
        <table:table-row table:style-name="ro1">
          <table:table-cell office:value-type="float" office:value="1886695" calcext:value-type="float">
            <text:p>1886695</text:p>
          </table:table-cell>
          <table:table-cell office:value-type="string" calcext:value-type="string">
            <text:p>https://api.github.com/repos/realityforge/domgen</text:p>
          </table:table-cell>
          <table:table-cell table:formula="of:=REPLACE([.B530]; 1; 29; &quot;&quot;)" office:value-type="string" office:string-value="realityforge/domgen" calcext:value-type="string">
            <text:p>realityforge/domgen</text:p>
          </table:table-cell>
        </table:table-row>
        <table:table-row table:style-name="ro1">
          <table:table-cell office:value-type="float" office:value="1887594" calcext:value-type="float">
            <text:p>1887594</text:p>
          </table:table-cell>
          <table:table-cell office:value-type="string" calcext:value-type="string">
            <text:p>https://api.github.com/repos/nviennot/nobrainer</text:p>
          </table:table-cell>
          <table:table-cell table:formula="of:=REPLACE([.B531]; 1; 29; &quot;&quot;)" office:value-type="string" office:string-value="nviennot/nobrainer" calcext:value-type="string">
            <text:p>nviennot/nobrainer</text:p>
          </table:table-cell>
        </table:table-row>
        <table:table-row table:style-name="ro1">
          <table:table-cell office:value-type="float" office:value="1892574" calcext:value-type="float">
            <text:p>1892574</text:p>
          </table:table-cell>
          <table:table-cell office:value-type="string" calcext:value-type="string">
            <text:p>https://api.github.com/repos/noted/noted</text:p>
          </table:table-cell>
          <table:table-cell table:formula="of:=REPLACE([.B532]; 1; 29; &quot;&quot;)" office:value-type="string" office:string-value="noted/noted" calcext:value-type="string">
            <text:p>noted/noted</text:p>
          </table:table-cell>
        </table:table-row>
        <table:table-row table:style-name="ro1">
          <table:table-cell office:value-type="float" office:value="1915724" calcext:value-type="float">
            <text:p>1915724</text:p>
          </table:table-cell>
          <table:table-cell office:value-type="string" calcext:value-type="string">
            <text:p>https://api.github.com/repos/DanielMSchmidt/turnierApp</text:p>
          </table:table-cell>
          <table:table-cell table:formula="of:=REPLACE([.B533]; 1; 29; &quot;&quot;)" office:value-type="string" office:string-value="DanielMSchmidt/turnierApp" calcext:value-type="string">
            <text:p>DanielMSchmidt/turnierApp</text:p>
          </table:table-cell>
        </table:table-row>
        <table:table-row table:style-name="ro1">
          <table:table-cell office:value-type="float" office:value="1930663" calcext:value-type="float">
            <text:p>1930663</text:p>
          </table:table-cell>
          <table:table-cell office:value-type="string" calcext:value-type="string">
            <text:p>https://api.github.com/repos/k5bot/k5bot</text:p>
          </table:table-cell>
          <table:table-cell table:formula="of:=REPLACE([.B534]; 1; 29; &quot;&quot;)" office:value-type="string" office:string-value="k5bot/k5bot" calcext:value-type="string">
            <text:p>k5bot/k5bot</text:p>
          </table:table-cell>
        </table:table-row>
        <table:table-row table:style-name="ro1">
          <table:table-cell office:value-type="float" office:value="1930991" calcext:value-type="float">
            <text:p>1930991</text:p>
          </table:table-cell>
          <table:table-cell office:value-type="string" calcext:value-type="string">
            <text:p>https://api.github.com/repos/JoshCheek/seeing_is_believing</text:p>
          </table:table-cell>
          <table:table-cell table:formula="of:=REPLACE([.B535]; 1; 29; &quot;&quot;)" office:value-type="string" office:string-value="JoshCheek/seeing_is_believing" calcext:value-type="string">
            <text:p>JoshCheek/seeing_is_believing</text:p>
          </table:table-cell>
        </table:table-row>
        <table:table-row table:style-name="ro1">
          <table:table-cell office:value-type="float" office:value="1931370" calcext:value-type="float">
            <text:p>1931370</text:p>
          </table:table-cell>
          <table:table-cell office:value-type="string" calcext:value-type="string">
            <text:p>https://api.github.com/repos/mmb/meme_captain_web</text:p>
          </table:table-cell>
          <table:table-cell table:formula="of:=REPLACE([.B536]; 1; 29; &quot;&quot;)" office:value-type="string" office:string-value="mmb/meme_captain_web" calcext:value-type="string">
            <text:p>mmb/meme_captain_web</text:p>
          </table:table-cell>
        </table:table-row>
        <table:table-row table:style-name="ro1">
          <table:table-cell office:value-type="float" office:value="1944247" calcext:value-type="float">
            <text:p>1944247</text:p>
          </table:table-cell>
          <table:table-cell office:value-type="string" calcext:value-type="string">
            <text:p>https://api.github.com/repos/laclasse-com/service-cahiertextes</text:p>
          </table:table-cell>
          <table:table-cell table:formula="of:=REPLACE([.B537]; 1; 29; &quot;&quot;)" office:value-type="string" office:string-value="laclasse-com/service-cahiertextes" calcext:value-type="string">
            <text:p>laclasse-com/service-cahiertextes</text:p>
          </table:table-cell>
        </table:table-row>
        <table:table-row table:style-name="ro1">
          <table:table-cell office:value-type="float" office:value="1948699" calcext:value-type="float">
            <text:p>1948699</text:p>
          </table:table-cell>
          <table:table-cell office:value-type="string" calcext:value-type="string">
            <text:p>https://api.github.com/repos/kavichen/kavichen.github.com</text:p>
          </table:table-cell>
          <table:table-cell table:formula="of:=REPLACE([.B538]; 1; 29; &quot;&quot;)" office:value-type="string" office:string-value="kavichen/kavichen.github.com" calcext:value-type="string">
            <text:p>kavichen/kavichen.github.com</text:p>
          </table:table-cell>
        </table:table-row>
        <table:table-row table:style-name="ro1">
          <table:table-cell office:value-type="float" office:value="1949092" calcext:value-type="float">
            <text:p>1949092</text:p>
          </table:table-cell>
          <table:table-cell office:value-type="string" calcext:value-type="string">
            <text:p>https://api.github.com/repos/xtuaok/twitter_track_following</text:p>
          </table:table-cell>
          <table:table-cell table:formula="of:=REPLACE([.B539]; 1; 29; &quot;&quot;)" office:value-type="string" office:string-value="xtuaok/twitter_track_following" calcext:value-type="string">
            <text:p>xtuaok/twitter_track_following</text:p>
          </table:table-cell>
        </table:table-row>
        <table:table-row table:style-name="ro1">
          <table:table-cell office:value-type="float" office:value="1978669" calcext:value-type="float">
            <text:p>1978669</text:p>
          </table:table-cell>
          <table:table-cell office:value-type="string" calcext:value-type="string">
            <text:p>https://api.github.com/repos/infochimps-labs/big_data_for_chimps</text:p>
          </table:table-cell>
          <table:table-cell table:formula="of:=REPLACE([.B540]; 1; 29; &quot;&quot;)" office:value-type="string" office:string-value="infochimps-labs/big_data_for_chimps" calcext:value-type="string">
            <text:p>infochimps-labs/big_data_for_chimps</text:p>
          </table:table-cell>
        </table:table-row>
        <table:table-row table:style-name="ro1">
          <table:table-cell office:value-type="float" office:value="1985448" calcext:value-type="float">
            <text:p>1985448</text:p>
          </table:table-cell>
          <table:table-cell office:value-type="string" calcext:value-type="string">
            <text:p>https://api.github.com/repos/101companies/101rails</text:p>
          </table:table-cell>
          <table:table-cell table:formula="of:=REPLACE([.B541]; 1; 29; &quot;&quot;)" office:value-type="string" office:string-value="101companies/101rails" calcext:value-type="string">
            <text:p>101companies/101rails</text:p>
          </table:table-cell>
        </table:table-row>
        <table:table-row table:style-name="ro1">
          <table:table-cell office:value-type="float" office:value="1999053" calcext:value-type="float">
            <text:p>1999053</text:p>
          </table:table-cell>
          <table:table-cell office:value-type="string" calcext:value-type="string">
            <text:p>https://api.github.com/repos/kostya/eye</text:p>
          </table:table-cell>
          <table:table-cell table:formula="of:=REPLACE([.B542]; 1; 29; &quot;&quot;)" office:value-type="string" office:string-value="kostya/eye" calcext:value-type="string">
            <text:p>kostya/eye</text:p>
          </table:table-cell>
        </table:table-row>
        <table:table-row table:style-name="ro1">
          <table:table-cell office:value-type="float" office:value="2193819" calcext:value-type="float">
            <text:p>2193819</text:p>
          </table:table-cell>
          <table:table-cell office:value-type="string" calcext:value-type="string">
            <text:p>https://api.github.com/repos/ucsdlib/damspas</text:p>
          </table:table-cell>
          <table:table-cell table:formula="of:=REPLACE([.B543]; 1; 29; &quot;&quot;)" office:value-type="string" office:string-value="ucsdlib/damspas" calcext:value-type="string">
            <text:p>ucsdlib/damspas</text:p>
          </table:table-cell>
        </table:table-row>
        <table:table-row table:style-name="ro1">
          <table:table-cell office:value-type="float" office:value="2211057" calcext:value-type="float">
            <text:p>2211057</text:p>
          </table:table-cell>
          <table:table-cell office:value-type="string" calcext:value-type="string">
            <text:p>https://api.github.com/repos/skooter/premierorders.rails</text:p>
          </table:table-cell>
          <table:table-cell table:formula="of:=REPLACE([.B544]; 1; 29; &quot;&quot;)" office:value-type="string" office:string-value="skooter/premierorders.rails" calcext:value-type="string">
            <text:p>skooter/premierorders.rails</text:p>
          </table:table-cell>
        </table:table-row>
        <table:table-row table:style-name="ro1">
          <table:table-cell office:value-type="float" office:value="2243530" calcext:value-type="float">
            <text:p>2243530</text:p>
          </table:table-cell>
          <table:table-cell office:value-type="string" calcext:value-type="string">
            <text:p>https://api.github.com/repos/houston/houston-core</text:p>
          </table:table-cell>
          <table:table-cell table:formula="of:=REPLACE([.B545]; 1; 29; &quot;&quot;)" office:value-type="string" office:string-value="houston/houston-core" calcext:value-type="string">
            <text:p>houston/houston-core</text:p>
          </table:table-cell>
        </table:table-row>
        <table:table-row table:style-name="ro1">
          <table:table-cell office:value-type="float" office:value="2243585" calcext:value-type="float">
            <text:p>2243585</text:p>
          </table:table-cell>
          <table:table-cell office:value-type="string" calcext:value-type="string">
            <text:p>https://api.github.com/repos/NYULibraries/findingaids</text:p>
          </table:table-cell>
          <table:table-cell table:formula="of:=REPLACE([.B546]; 1; 29; &quot;&quot;)" office:value-type="string" office:string-value="NYULibraries/findingaids" calcext:value-type="string">
            <text:p>NYULibraries/findingaids</text:p>
          </table:table-cell>
        </table:table-row>
        <table:table-row table:style-name="ro1">
          <table:table-cell office:value-type="float" office:value="2249675" calcext:value-type="float">
            <text:p>2249675</text:p>
          </table:table-cell>
          <table:table-cell office:value-type="string" calcext:value-type="string">
            <text:p>https://api.github.com/repos/MushroomObserver/mushroom-observer</text:p>
          </table:table-cell>
          <table:table-cell table:formula="of:=REPLACE([.B547]; 1; 29; &quot;&quot;)" office:value-type="string" office:string-value="MushroomObserver/mushroom-observer" calcext:value-type="string">
            <text:p>MushroomObserver/mushroom-observer</text:p>
          </table:table-cell>
        </table:table-row>
        <table:table-row table:style-name="ro1">
          <table:table-cell office:value-type="float" office:value="2256493" calcext:value-type="float">
            <text:p>2256493</text:p>
          </table:table-cell>
          <table:table-cell office:value-type="string" calcext:value-type="string">
            <text:p>https://api.github.com/repos/sup-heliotrope/sup</text:p>
          </table:table-cell>
          <table:table-cell table:formula="of:=REPLACE([.B548]; 1; 29; &quot;&quot;)" office:value-type="string" office:string-value="sup-heliotrope/sup" calcext:value-type="string">
            <text:p>sup-heliotrope/sup</text:p>
          </table:table-cell>
        </table:table-row>
        <table:table-row table:style-name="ro1">
          <table:table-cell office:value-type="float" office:value="2261434" calcext:value-type="float">
            <text:p>2261434</text:p>
          </table:table-cell>
          <table:table-cell office:value-type="string" calcext:value-type="string">
            <text:p>https://api.github.com/repos/rubymonsters/speakerinnen_liste</text:p>
          </table:table-cell>
          <table:table-cell table:formula="of:=REPLACE([.B549]; 1; 29; &quot;&quot;)" office:value-type="string" office:string-value="rubymonsters/speakerinnen_liste" calcext:value-type="string">
            <text:p>rubymonsters/speakerinnen_liste</text:p>
          </table:table-cell>
        </table:table-row>
        <table:table-row table:style-name="ro1">
          <table:table-cell office:value-type="float" office:value="2269069" calcext:value-type="float">
            <text:p>2269069</text:p>
          </table:table-cell>
          <table:table-cell office:value-type="string" calcext:value-type="string">
            <text:p>https://api.github.com/repos/smidig/conference-app</text:p>
          </table:table-cell>
          <table:table-cell table:formula="of:=REPLACE([.B550]; 1; 29; &quot;&quot;)" office:value-type="string" office:string-value="smidig/conference-app" calcext:value-type="string">
            <text:p>smidig/conference-app</text:p>
          </table:table-cell>
        </table:table-row>
        <table:table-row table:style-name="ro1">
          <table:table-cell office:value-type="float" office:value="2270014" calcext:value-type="float">
            <text:p>2270014</text:p>
          </table:table-cell>
          <table:table-cell office:value-type="string" calcext:value-type="string">
            <text:p>https://api.github.com/repos/dpla/frontend</text:p>
          </table:table-cell>
          <table:table-cell table:formula="of:=REPLACE([.B551]; 1; 29; &quot;&quot;)" office:value-type="string" office:string-value="dpla/frontend" calcext:value-type="string">
            <text:p>dpla/frontend</text:p>
          </table:table-cell>
        </table:table-row>
        <table:table-row table:style-name="ro1">
          <table:table-cell office:value-type="float" office:value="2274246" calcext:value-type="float">
            <text:p>2274246</text:p>
          </table:table-cell>
          <table:table-cell office:value-type="string" calcext:value-type="string">
            <text:p>https://api.github.com/repos/extension/people</text:p>
          </table:table-cell>
          <table:table-cell table:formula="of:=REPLACE([.B552]; 1; 29; &quot;&quot;)" office:value-type="string" office:string-value="extension/people" calcext:value-type="string">
            <text:p>extension/people</text:p>
          </table:table-cell>
        </table:table-row>
        <table:table-row table:style-name="ro1">
          <table:table-cell office:value-type="float" office:value="2274288" calcext:value-type="float">
            <text:p>2274288</text:p>
          </table:table-cell>
          <table:table-cell office:value-type="string" calcext:value-type="string">
            <text:p>https://api.github.com/repos/zendesk/zendesk_apps_tools</text:p>
          </table:table-cell>
          <table:table-cell table:formula="of:=REPLACE([.B553]; 1; 29; &quot;&quot;)" office:value-type="string" office:string-value="zendesk/zendesk_apps_tools" calcext:value-type="string">
            <text:p>zendesk/zendesk_apps_tools</text:p>
          </table:table-cell>
        </table:table-row>
        <table:table-row table:style-name="ro1">
          <table:table-cell office:value-type="float" office:value="2284317" calcext:value-type="float">
            <text:p>2284317</text:p>
          </table:table-cell>
          <table:table-cell office:value-type="string" calcext:value-type="string">
            <text:p>https://api.github.com/repos/paav-o/lounasaika</text:p>
          </table:table-cell>
          <table:table-cell table:formula="of:=REPLACE([.B554]; 1; 29; &quot;&quot;)" office:value-type="string" office:string-value="paav-o/lounasaika" calcext:value-type="string">
            <text:p>paav-o/lounasaika</text:p>
          </table:table-cell>
        </table:table-row>
        <table:table-row table:style-name="ro1">
          <table:table-cell office:value-type="float" office:value="2285664" calcext:value-type="float">
            <text:p>2285664</text:p>
          </table:table-cell>
          <table:table-cell office:value-type="string" calcext:value-type="string">
            <text:p>https://api.github.com/repos/twitter/secureheaders</text:p>
          </table:table-cell>
          <table:table-cell table:formula="of:=REPLACE([.B555]; 1; 29; &quot;&quot;)" office:value-type="string" office:string-value="twitter/secureheaders" calcext:value-type="string">
            <text:p>twitter/secureheaders</text:p>
          </table:table-cell>
        </table:table-row>
        <table:table-row table:style-name="ro1">
          <table:table-cell office:value-type="float" office:value="2290242" calcext:value-type="float">
            <text:p>2290242</text:p>
          </table:table-cell>
          <table:table-cell office:value-type="string" calcext:value-type="string">
            <text:p>https://api.github.com/repos/akicho8/bushido</text:p>
          </table:table-cell>
          <table:table-cell table:formula="of:=REPLACE([.B556]; 1; 29; &quot;&quot;)" office:value-type="string" office:string-value="akicho8/bushido" calcext:value-type="string">
            <text:p>akicho8/bushido</text:p>
          </table:table-cell>
        </table:table-row>
        <table:table-row table:style-name="ro1">
          <table:table-cell office:value-type="float" office:value="2295060" calcext:value-type="float">
            <text:p>2295060</text:p>
          </table:table-cell>
          <table:table-cell office:value-type="string" calcext:value-type="string">
            <text:p>https://api.github.com/repos/chastell/art_decomp</text:p>
          </table:table-cell>
          <table:table-cell table:formula="of:=REPLACE([.B557]; 1; 29; &quot;&quot;)" office:value-type="string" office:string-value="chastell/art_decomp" calcext:value-type="string">
            <text:p>chastell/art_decomp</text:p>
          </table:table-cell>
        </table:table-row>
        <table:table-row table:style-name="ro1">
          <table:table-cell office:value-type="float" office:value="2306335" calcext:value-type="float">
            <text:p>2306335</text:p>
          </table:table-cell>
          <table:table-cell office:value-type="string" calcext:value-type="string">
            <text:p>https://api.github.com/repos/hybridgroup/artoo</text:p>
          </table:table-cell>
          <table:table-cell table:formula="of:=REPLACE([.B558]; 1; 29; &quot;&quot;)" office:value-type="string" office:string-value="hybridgroup/artoo" calcext:value-type="string">
            <text:p>hybridgroup/artoo</text:p>
          </table:table-cell>
        </table:table-row>
        <table:table-row table:style-name="ro1">
          <table:table-cell office:value-type="float" office:value="2308809" calcext:value-type="float">
            <text:p>2308809</text:p>
          </table:table-cell>
          <table:table-cell office:value-type="string" calcext:value-type="string">
            <text:p>https://api.github.com/repos/iconara/cql-rb</text:p>
          </table:table-cell>
          <table:table-cell table:formula="of:=REPLACE([.B559]; 1; 29; &quot;&quot;)" office:value-type="string" office:string-value="iconara/cql-rb" calcext:value-type="string">
            <text:p>iconara/cql-rb</text:p>
          </table:table-cell>
        </table:table-row>
        <table:table-row table:style-name="ro1">
          <table:table-cell office:value-type="float" office:value="2309440" calcext:value-type="float">
            <text:p>2309440</text:p>
          </table:table-cell>
          <table:table-cell office:value-type="string" calcext:value-type="string">
            <text:p>https://api.github.com/repos/dwaynemac/padma-mailing</text:p>
          </table:table-cell>
          <table:table-cell table:formula="of:=REPLACE([.B560]; 1; 29; &quot;&quot;)" office:value-type="string" office:string-value="dwaynemac/padma-mailing" calcext:value-type="string">
            <text:p>dwaynemac/padma-mailing</text:p>
          </table:table-cell>
        </table:table-row>
        <table:table-row table:style-name="ro1">
          <table:table-cell office:value-type="float" office:value="2311994" calcext:value-type="float">
            <text:p>2311994</text:p>
          </table:table-cell>
          <table:table-cell office:value-type="string" calcext:value-type="string">
            <text:p>https://api.github.com/repos/nanoc/nanoc</text:p>
          </table:table-cell>
          <table:table-cell table:formula="of:=REPLACE([.B561]; 1; 29; &quot;&quot;)" office:value-type="string" office:string-value="nanoc/nanoc" calcext:value-type="string">
            <text:p>nanoc/nanoc</text:p>
          </table:table-cell>
        </table:table-row>
        <table:table-row table:style-name="ro1">
          <table:table-cell office:value-type="float" office:value="2315093" calcext:value-type="float">
            <text:p>2315093</text:p>
          </table:table-cell>
          <table:table-cell office:value-type="string" calcext:value-type="string">
            <text:p>https://api.github.com/repos/noguchi/photoxp</text:p>
          </table:table-cell>
          <table:table-cell table:formula="of:=REPLACE([.B562]; 1; 29; &quot;&quot;)" office:value-type="string" office:string-value="noguchi/photoxp" calcext:value-type="string">
            <text:p>noguchi/photoxp</text:p>
          </table:table-cell>
        </table:table-row>
        <table:table-row table:style-name="ro1">
          <table:table-cell office:value-type="float" office:value="2320938" calcext:value-type="float">
            <text:p>2320938</text:p>
          </table:table-cell>
          <table:table-cell office:value-type="string" calcext:value-type="string">
            <text:p>https://api.github.com/repos/killbill/killbill-plugin-framework-ruby</text:p>
          </table:table-cell>
          <table:table-cell table:formula="of:=REPLACE([.B563]; 1; 29; &quot;&quot;)" office:value-type="string" office:string-value="killbill/killbill-plugin-framework-ruby" calcext:value-type="string">
            <text:p>killbill/killbill-plugin-framework-ruby</text:p>
          </table:table-cell>
        </table:table-row>
        <table:table-row table:style-name="ro1">
          <table:table-cell office:value-type="float" office:value="2322888" calcext:value-type="float">
            <text:p>2322888</text:p>
          </table:table-cell>
          <table:table-cell office:value-type="string" calcext:value-type="string">
            <text:p>https://api.github.com/repos/viki-org/viki-api-gem</text:p>
          </table:table-cell>
          <table:table-cell table:formula="of:=REPLACE([.B564]; 1; 29; &quot;&quot;)" office:value-type="string" office:string-value="viki-org/viki-api-gem" calcext:value-type="string">
            <text:p>viki-org/viki-api-gem</text:p>
          </table:table-cell>
        </table:table-row>
        <table:table-row table:style-name="ro1">
          <table:table-cell office:value-type="float" office:value="2324888" calcext:value-type="float">
            <text:p>2324888</text:p>
          </table:table-cell>
          <table:table-cell office:value-type="string" calcext:value-type="string">
            <text:p>https://api.github.com/repos/next-l/enju_circulation</text:p>
          </table:table-cell>
          <table:table-cell table:formula="of:=REPLACE([.B565]; 1; 29; &quot;&quot;)" office:value-type="string" office:string-value="next-l/enju_circulation" calcext:value-type="string">
            <text:p>next-l/enju_circulation</text:p>
          </table:table-cell>
        </table:table-row>
        <table:table-row table:style-name="ro1">
          <table:table-cell office:value-type="float" office:value="2326701" calcext:value-type="float">
            <text:p>2326701</text:p>
          </table:table-cell>
          <table:table-cell office:value-type="string" calcext:value-type="string">
            <text:p>https://api.github.com/repos/devlab-oy/sepa</text:p>
          </table:table-cell>
          <table:table-cell table:formula="of:=REPLACE([.B566]; 1; 29; &quot;&quot;)" office:value-type="string" office:string-value="devlab-oy/sepa" calcext:value-type="string">
            <text:p>devlab-oy/sepa</text:p>
          </table:table-cell>
        </table:table-row>
        <table:table-row table:style-name="ro1">
          <table:table-cell office:value-type="float" office:value="2326732" calcext:value-type="float">
            <text:p>2326732</text:p>
          </table:table-cell>
          <table:table-cell office:value-type="string" calcext:value-type="string">
            <text:p>https://api.github.com/repos/meinekleinefarm/shop</text:p>
          </table:table-cell>
          <table:table-cell table:formula="of:=REPLACE([.B567]; 1; 29; &quot;&quot;)" office:value-type="string" office:string-value="meinekleinefarm/shop" calcext:value-type="string">
            <text:p>meinekleinefarm/shop</text:p>
          </table:table-cell>
        </table:table-row>
        <table:table-row table:style-name="ro1">
          <table:table-cell office:value-type="float" office:value="2339795" calcext:value-type="float">
            <text:p>2339795</text:p>
          </table:table-cell>
          <table:table-cell office:value-type="string" calcext:value-type="string">
            <text:p>https://api.github.com/repos/unepwcmc/wukumurl</text:p>
          </table:table-cell>
          <table:table-cell table:formula="of:=REPLACE([.B568]; 1; 29; &quot;&quot;)" office:value-type="string" office:string-value="unepwcmc/wukumurl" calcext:value-type="string">
            <text:p>unepwcmc/wukumurl</text:p>
          </table:table-cell>
        </table:table-row>
        <table:table-row table:style-name="ro1">
          <table:table-cell office:value-type="float" office:value="2367064" calcext:value-type="float">
            <text:p>2367064</text:p>
          </table:table-cell>
          <table:table-cell office:value-type="string" calcext:value-type="string">
            <text:p>https://api.github.com/repos/asciidoctor/asciidoctor</text:p>
          </table:table-cell>
          <table:table-cell table:formula="of:=REPLACE([.B569]; 1; 29; &quot;&quot;)" office:value-type="string" office:string-value="asciidoctor/asciidoctor" calcext:value-type="string">
            <text:p>asciidoctor/asciidoctor</text:p>
          </table:table-cell>
        </table:table-row>
        <table:table-row table:style-name="ro1">
          <table:table-cell office:value-type="float" office:value="2376976" calcext:value-type="float">
            <text:p>2376976</text:p>
          </table:table-cell>
          <table:table-cell office:value-type="string" calcext:value-type="string">
            <text:p>https://api.github.com/repos/jedcn/reveal-ck</text:p>
          </table:table-cell>
          <table:table-cell table:formula="of:=REPLACE([.B570]; 1; 29; &quot;&quot;)" office:value-type="string" office:string-value="jedcn/reveal-ck" calcext:value-type="string">
            <text:p>jedcn/reveal-ck</text:p>
          </table:table-cell>
        </table:table-row>
        <table:table-row table:style-name="ro1">
          <table:table-cell office:value-type="float" office:value="2378398" calcext:value-type="float">
            <text:p>2378398</text:p>
          </table:table-cell>
          <table:table-cell office:value-type="string" calcext:value-type="string">
            <text:p>https://api.github.com/repos/nirnanaaa/gollum_rails</text:p>
          </table:table-cell>
          <table:table-cell table:formula="of:=REPLACE([.B571]; 1; 29; &quot;&quot;)" office:value-type="string" office:string-value="nirnanaaa/gollum_rails" calcext:value-type="string">
            <text:p>nirnanaaa/gollum_rails</text:p>
          </table:table-cell>
        </table:table-row>
        <table:table-row table:style-name="ro1">
          <table:table-cell office:value-type="float" office:value="2391064" calcext:value-type="float">
            <text:p>2391064</text:p>
          </table:table-cell>
          <table:table-cell office:value-type="string" calcext:value-type="string">
            <text:p>https://api.github.com/repos/ranguba/groonga-client</text:p>
          </table:table-cell>
          <table:table-cell table:formula="of:=REPLACE([.B572]; 1; 29; &quot;&quot;)" office:value-type="string" office:string-value="ranguba/groonga-client" calcext:value-type="string">
            <text:p>ranguba/groonga-client</text:p>
          </table:table-cell>
        </table:table-row>
        <table:table-row table:style-name="ro1">
          <table:table-cell office:value-type="float" office:value="2408377" calcext:value-type="float">
            <text:p>2408377</text:p>
          </table:table-cell>
          <table:table-cell office:value-type="string" calcext:value-type="string">
            <text:p>https://api.github.com/repos/theodi/open-orgn-services</text:p>
          </table:table-cell>
          <table:table-cell table:formula="of:=REPLACE([.B573]; 1; 29; &quot;&quot;)" office:value-type="string" office:string-value="theodi/open-orgn-services" calcext:value-type="string">
            <text:p>theodi/open-orgn-services</text:p>
          </table:table-cell>
        </table:table-row>
        <table:table-row table:style-name="ro1">
          <table:table-cell office:value-type="float" office:value="2415098" calcext:value-type="float">
            <text:p>2415098</text:p>
          </table:table-cell>
          <table:table-cell office:value-type="string" calcext:value-type="string">
            <text:p>https://api.github.com/repos/agorf/feed2email</text:p>
          </table:table-cell>
          <table:table-cell table:formula="of:=REPLACE([.B574]; 1; 29; &quot;&quot;)" office:value-type="string" office:string-value="agorf/feed2email" calcext:value-type="string">
            <text:p>agorf/feed2email</text:p>
          </table:table-cell>
        </table:table-row>
        <table:table-row table:style-name="ro1">
          <table:table-cell office:value-type="float" office:value="2417769" calcext:value-type="float">
            <text:p>2417769</text:p>
          </table:table-cell>
          <table:table-cell office:value-type="string" calcext:value-type="string">
            <text:p>https://api.github.com/repos/chef-cookbooks/jenkins</text:p>
          </table:table-cell>
          <table:table-cell table:formula="of:=REPLACE([.B575]; 1; 29; &quot;&quot;)" office:value-type="string" office:string-value="chef-cookbooks/jenkins" calcext:value-type="string">
            <text:p>chef-cookbooks/jenkins</text:p>
          </table:table-cell>
        </table:table-row>
        <table:table-row table:style-name="ro1">
          <table:table-cell office:value-type="float" office:value="2417889" calcext:value-type="float">
            <text:p>2417889</text:p>
          </table:table-cell>
          <table:table-cell office:value-type="string" calcext:value-type="string">
            <text:p>https://api.github.com/repos/deivid-rodriguez/nipanipa</text:p>
          </table:table-cell>
          <table:table-cell table:formula="of:=REPLACE([.B576]; 1; 29; &quot;&quot;)" office:value-type="string" office:string-value="deivid-rodriguez/nipanipa" calcext:value-type="string">
            <text:p>deivid-rodriguez/nipanipa</text:p>
          </table:table-cell>
        </table:table-row>
        <table:table-row table:style-name="ro1">
          <table:table-cell office:value-type="float" office:value="2424438" calcext:value-type="float">
            <text:p>2424438</text:p>
          </table:table-cell>
          <table:table-cell office:value-type="string" calcext:value-type="string">
            <text:p>https://api.github.com/repos/brigade/scss-lint</text:p>
          </table:table-cell>
          <table:table-cell table:formula="of:=REPLACE([.B577]; 1; 29; &quot;&quot;)" office:value-type="string" office:string-value="brigade/scss-lint" calcext:value-type="string">
            <text:p>brigade/scss-lint</text:p>
          </table:table-cell>
        </table:table-row>
        <table:table-row table:style-name="ro1">
          <table:table-cell office:value-type="float" office:value="2436951" calcext:value-type="float">
            <text:p>2436951</text:p>
          </table:table-cell>
          <table:table-cell office:value-type="string" calcext:value-type="string">
            <text:p>https://api.github.com/repos/keikun17/yapos</text:p>
          </table:table-cell>
          <table:table-cell table:formula="of:=REPLACE([.B578]; 1; 29; &quot;&quot;)" office:value-type="string" office:string-value="keikun17/yapos" calcext:value-type="string">
            <text:p>keikun17/yapos</text:p>
          </table:table-cell>
        </table:table-row>
        <table:table-row table:style-name="ro1">
          <table:table-cell office:value-type="float" office:value="2442918" calcext:value-type="float">
            <text:p>2442918</text:p>
          </table:table-cell>
          <table:table-cell office:value-type="string" calcext:value-type="string">
            <text:p>https://api.github.com/repos/everydayhero/developer.everydayhero.com</text:p>
          </table:table-cell>
          <table:table-cell table:formula="of:=REPLACE([.B579]; 1; 29; &quot;&quot;)" office:value-type="string" office:string-value="everydayhero/developer.everydayhero.com" calcext:value-type="string">
            <text:p>everydayhero/developer.everydayhero.com</text:p>
          </table:table-cell>
        </table:table-row>
        <table:table-row table:style-name="ro1">
          <table:table-cell office:value-type="float" office:value="2443433" calcext:value-type="float">
            <text:p>2443433</text:p>
          </table:table-cell>
          <table:table-cell office:value-type="string" calcext:value-type="string">
            <text:p>https://api.github.com/repos/leschenko/ab_admin</text:p>
          </table:table-cell>
          <table:table-cell table:formula="of:=REPLACE([.B580]; 1; 29; &quot;&quot;)" office:value-type="string" office:string-value="leschenko/ab_admin" calcext:value-type="string">
            <text:p>leschenko/ab_admin</text:p>
          </table:table-cell>
        </table:table-row>
        <table:table-row table:style-name="ro1">
          <table:table-cell office:value-type="float" office:value="2444213" calcext:value-type="float">
            <text:p>2444213</text:p>
          </table:table-cell>
          <table:table-cell office:value-type="string" calcext:value-type="string">
            <text:p>https://api.github.com/repos/threadhead/scoutz</text:p>
          </table:table-cell>
          <table:table-cell table:formula="of:=REPLACE([.B581]; 1; 29; &quot;&quot;)" office:value-type="string" office:string-value="threadhead/scoutz" calcext:value-type="string">
            <text:p>threadhead/scoutz</text:p>
          </table:table-cell>
        </table:table-row>
        <table:table-row table:style-name="ro1">
          <table:table-cell office:value-type="float" office:value="2446965" calcext:value-type="float">
            <text:p>2446965</text:p>
          </table:table-cell>
          <table:table-cell office:value-type="string" calcext:value-type="string">
            <text:p>https://api.github.com/repos/openshift/openshift-extras</text:p>
          </table:table-cell>
          <table:table-cell table:formula="of:=REPLACE([.B582]; 1; 29; &quot;&quot;)" office:value-type="string" office:string-value="openshift/openshift-extras" calcext:value-type="string">
            <text:p>openshift/openshift-extras</text:p>
          </table:table-cell>
        </table:table-row>
        <table:table-row table:style-name="ro1">
          <table:table-cell office:value-type="float" office:value="2460286" calcext:value-type="float">
            <text:p>2460286</text:p>
          </table:table-cell>
          <table:table-cell office:value-type="string" calcext:value-type="string">
            <text:p>https://api.github.com/repos/sdbmich1/plumboard</text:p>
          </table:table-cell>
          <table:table-cell table:formula="of:=REPLACE([.B583]; 1; 29; &quot;&quot;)" office:value-type="string" office:string-value="sdbmich1/plumboard" calcext:value-type="string">
            <text:p>sdbmich1/plumboard</text:p>
          </table:table-cell>
        </table:table-row>
        <table:table-row table:style-name="ro1">
          <table:table-cell office:value-type="float" office:value="2460818" calcext:value-type="float">
            <text:p>2460818</text:p>
          </table:table-cell>
          <table:table-cell office:value-type="string" calcext:value-type="string">
            <text:p>https://api.github.com/repos/TranscendComputing/CloudMux</text:p>
          </table:table-cell>
          <table:table-cell table:formula="of:=REPLACE([.B584]; 1; 29; &quot;&quot;)" office:value-type="string" office:string-value="TranscendComputing/CloudMux" calcext:value-type="string">
            <text:p>TranscendComputing/CloudMux</text:p>
          </table:table-cell>
        </table:table-row>
        <table:table-row table:style-name="ro1">
          <table:table-cell office:value-type="float" office:value="2463453" calcext:value-type="float">
            <text:p>2463453</text:p>
          </table:table-cell>
          <table:table-cell office:value-type="string" calcext:value-type="string">
            <text:p>https://api.github.com/repos/pione/pione</text:p>
          </table:table-cell>
          <table:table-cell table:formula="of:=REPLACE([.B585]; 1; 29; &quot;&quot;)" office:value-type="string" office:string-value="pione/pione" calcext:value-type="string">
            <text:p>pione/pione</text:p>
          </table:table-cell>
        </table:table-row>
        <table:table-row table:style-name="ro1">
          <table:table-cell office:value-type="float" office:value="2464152" calcext:value-type="float">
            <text:p>2464152</text:p>
          </table:table-cell>
          <table:table-cell office:value-type="string" calcext:value-type="string">
            <text:p>https://api.github.com/repos/careerbuilder/ruby-cb-api</text:p>
          </table:table-cell>
          <table:table-cell table:formula="of:=REPLACE([.B586]; 1; 29; &quot;&quot;)" office:value-type="string" office:string-value="careerbuilder/ruby-cb-api" calcext:value-type="string">
            <text:p>careerbuilder/ruby-cb-api</text:p>
          </table:table-cell>
        </table:table-row>
        <table:table-row table:style-name="ro1">
          <table:table-cell office:value-type="float" office:value="2466155" calcext:value-type="float">
            <text:p>2466155</text:p>
          </table:table-cell>
          <table:table-cell office:value-type="string" calcext:value-type="string">
            <text:p>https://api.github.com/repos/cubesystems/releaf</text:p>
          </table:table-cell>
          <table:table-cell table:formula="of:=REPLACE([.B587]; 1; 29; &quot;&quot;)" office:value-type="string" office:string-value="cubesystems/releaf" calcext:value-type="string">
            <text:p>cubesystems/releaf</text:p>
          </table:table-cell>
        </table:table-row>
        <table:table-row table:style-name="ro1">
          <table:table-cell office:value-type="float" office:value="2484691" calcext:value-type="float">
            <text:p>2484691</text:p>
          </table:table-cell>
          <table:table-cell office:value-type="string" calcext:value-type="string">
            <text:p>https://api.github.com/repos/aheward/kuality-coeus</text:p>
          </table:table-cell>
          <table:table-cell table:formula="of:=REPLACE([.B588]; 1; 29; &quot;&quot;)" office:value-type="string" office:string-value="aheward/kuality-coeus" calcext:value-type="string">
            <text:p>aheward/kuality-coeus</text:p>
          </table:table-cell>
        </table:table-row>
        <table:table-row table:style-name="ro1">
          <table:table-cell office:value-type="float" office:value="2496729" calcext:value-type="float">
            <text:p>2496729</text:p>
          </table:table-cell>
          <table:table-cell office:value-type="string" calcext:value-type="string">
            <text:p>https://api.github.com/repos/catarse/catarse</text:p>
          </table:table-cell>
          <table:table-cell table:formula="of:=REPLACE([.B589]; 1; 29; &quot;&quot;)" office:value-type="string" office:string-value="catarse/catarse" calcext:value-type="string">
            <text:p>catarse/catarse</text:p>
          </table:table-cell>
        </table:table-row>
        <table:table-row table:style-name="ro1">
          <table:table-cell office:value-type="float" office:value="2522468" calcext:value-type="float">
            <text:p>2522468</text:p>
          </table:table-cell>
          <table:table-cell office:value-type="string" calcext:value-type="string">
            <text:p>https://api.github.com/repos/dhoelzer/DAD</text:p>
          </table:table-cell>
          <table:table-cell table:formula="of:=REPLACE([.B590]; 1; 29; &quot;&quot;)" office:value-type="string" office:string-value="dhoelzer/DAD" calcext:value-type="string">
            <text:p>dhoelzer/DAD</text:p>
          </table:table-cell>
        </table:table-row>
        <table:table-row table:style-name="ro1">
          <table:table-cell office:value-type="float" office:value="2532693" calcext:value-type="float">
            <text:p>2532693</text:p>
          </table:table-cell>
          <table:table-cell office:value-type="string" calcext:value-type="string">
            <text:p>https://api.github.com/repos/gitlabhq/gitlab-shell</text:p>
          </table:table-cell>
          <table:table-cell table:formula="of:=REPLACE([.B591]; 1; 29; &quot;&quot;)" office:value-type="string" office:string-value="gitlabhq/gitlab-shell" calcext:value-type="string">
            <text:p>gitlabhq/gitlab-shell</text:p>
          </table:table-cell>
        </table:table-row>
        <table:table-row table:style-name="ro1">
          <table:table-cell office:value-type="float" office:value="2539527" calcext:value-type="float">
            <text:p>2539527</text:p>
          </table:table-cell>
          <table:table-cell office:value-type="string" calcext:value-type="string">
            <text:p>https://api.github.com/repos/discourse/discourse</text:p>
          </table:table-cell>
          <table:table-cell table:formula="of:=REPLACE([.B592]; 1; 29; &quot;&quot;)" office:value-type="string" office:string-value="discourse/discourse" calcext:value-type="string">
            <text:p>discourse/discourse</text:p>
          </table:table-cell>
        </table:table-row>
        <table:table-row table:style-name="ro1">
          <table:table-cell office:value-type="float" office:value="2545485" calcext:value-type="float">
            <text:p>2545485</text:p>
          </table:table-cell>
          <table:table-cell office:value-type="string" calcext:value-type="string">
            <text:p>https://api.github.com/repos/seekshiva/courses</text:p>
          </table:table-cell>
          <table:table-cell table:formula="of:=REPLACE([.B593]; 1; 29; &quot;&quot;)" office:value-type="string" office:string-value="seekshiva/courses" calcext:value-type="string">
            <text:p>seekshiva/courses</text:p>
          </table:table-cell>
        </table:table-row>
        <table:table-row table:style-name="ro1">
          <table:table-cell office:value-type="float" office:value="2559114" calcext:value-type="float">
            <text:p>2559114</text:p>
          </table:table-cell>
          <table:table-cell office:value-type="string" calcext:value-type="string">
            <text:p>https://api.github.com/repos/tunacasserole/omni</text:p>
          </table:table-cell>
          <table:table-cell table:formula="of:=REPLACE([.B594]; 1; 29; &quot;&quot;)" office:value-type="string" office:string-value="tunacasserole/omni" calcext:value-type="string">
            <text:p>tunacasserole/omni</text:p>
          </table:table-cell>
        </table:table-row>
        <table:table-row table:style-name="ro1">
          <table:table-cell office:value-type="float" office:value="2564562" calcext:value-type="float">
            <text:p>2564562</text:p>
          </table:table-cell>
          <table:table-cell office:value-type="string" calcext:value-type="string">
            <text:p>https://api.github.com/repos/rondevera/twig</text:p>
          </table:table-cell>
          <table:table-cell table:formula="of:=REPLACE([.B595]; 1; 29; &quot;&quot;)" office:value-type="string" office:string-value="rondevera/twig" calcext:value-type="string">
            <text:p>rondevera/twig</text:p>
          </table:table-cell>
        </table:table-row>
        <table:table-row table:style-name="ro1">
          <table:table-cell office:value-type="float" office:value="2565205" calcext:value-type="float">
            <text:p>2565205</text:p>
          </table:table-cell>
          <table:table-cell office:value-type="string" calcext:value-type="string">
            <text:p>https://api.github.com/repos/rdunlop/unicycling-registration</text:p>
          </table:table-cell>
          <table:table-cell table:formula="of:=REPLACE([.B596]; 1; 29; &quot;&quot;)" office:value-type="string" office:string-value="rdunlop/unicycling-registration" calcext:value-type="string">
            <text:p>rdunlop/unicycling-registration</text:p>
          </table:table-cell>
        </table:table-row>
        <table:table-row table:style-name="ro1">
          <table:table-cell office:value-type="float" office:value="2610282" calcext:value-type="float">
            <text:p>2610282</text:p>
          </table:table-cell>
          <table:table-cell office:value-type="string" calcext:value-type="string">
            <text:p>https://api.github.com/repos/rubber/rubber</text:p>
          </table:table-cell>
          <table:table-cell table:formula="of:=REPLACE([.B597]; 1; 29; &quot;&quot;)" office:value-type="string" office:string-value="rubber/rubber" calcext:value-type="string">
            <text:p>rubber/rubber</text:p>
          </table:table-cell>
        </table:table-row>
        <table:table-row table:style-name="ro1">
          <table:table-cell office:value-type="float" office:value="2610528" calcext:value-type="float">
            <text:p>2610528</text:p>
          </table:table-cell>
          <table:table-cell office:value-type="string" calcext:value-type="string">
            <text:p>https://api.github.com/repos/livingstyleguide/livingstyleguide</text:p>
          </table:table-cell>
          <table:table-cell table:formula="of:=REPLACE([.B598]; 1; 29; &quot;&quot;)" office:value-type="string" office:string-value="livingstyleguide/livingstyleguide" calcext:value-type="string">
            <text:p>livingstyleguide/livingstyleguide</text:p>
          </table:table-cell>
        </table:table-row>
        <table:table-row table:style-name="ro1">
          <table:table-cell office:value-type="float" office:value="2611119" calcext:value-type="float">
            <text:p>2611119</text:p>
          </table:table-cell>
          <table:table-cell office:value-type="string" calcext:value-type="string">
            <text:p>https://api.github.com/repos/jasnow/LegisTracker2</text:p>
          </table:table-cell>
          <table:table-cell table:formula="of:=REPLACE([.B599]; 1; 29; &quot;&quot;)" office:value-type="string" office:string-value="jasnow/LegisTracker2" calcext:value-type="string">
            <text:p>jasnow/LegisTracker2</text:p>
          </table:table-cell>
        </table:table-row>
        <table:table-row table:style-name="ro1">
          <table:table-cell office:value-type="float" office:value="2626437" calcext:value-type="float">
            <text:p>2626437</text:p>
          </table:table-cell>
          <table:table-cell office:value-type="string" calcext:value-type="string">
            <text:p>https://api.github.com/repos/andreassteph/fetsite</text:p>
          </table:table-cell>
          <table:table-cell table:formula="of:=REPLACE([.B600]; 1; 29; &quot;&quot;)" office:value-type="string" office:string-value="andreassteph/fetsite" calcext:value-type="string">
            <text:p>andreassteph/fetsite</text:p>
          </table:table-cell>
        </table:table-row>
        <table:table-row table:style-name="ro1">
          <table:table-cell office:value-type="float" office:value="2647280" calcext:value-type="float">
            <text:p>2647280</text:p>
          </table:table-cell>
          <table:table-cell office:value-type="string" calcext:value-type="string">
            <text:p>https://api.github.com/repos/brianwisti/marysplace-rails</text:p>
          </table:table-cell>
          <table:table-cell table:formula="of:=REPLACE([.B601]; 1; 29; &quot;&quot;)" office:value-type="string" office:string-value="brianwisti/marysplace-rails" calcext:value-type="string">
            <text:p>brianwisti/marysplace-rails</text:p>
          </table:table-cell>
        </table:table-row>
        <table:table-row table:style-name="ro1">
          <table:table-cell office:value-type="float" office:value="2665173" calcext:value-type="float">
            <text:p>2665173</text:p>
          </table:table-cell>
          <table:table-cell office:value-type="string" calcext:value-type="string">
            <text:p>https://api.github.com/repos/mikisvaz/rbbt-util</text:p>
          </table:table-cell>
          <table:table-cell table:formula="of:=REPLACE([.B602]; 1; 29; &quot;&quot;)" office:value-type="string" office:string-value="mikisvaz/rbbt-util" calcext:value-type="string">
            <text:p>mikisvaz/rbbt-util</text:p>
          </table:table-cell>
        </table:table-row>
        <table:table-row table:style-name="ro1">
          <table:table-cell office:value-type="float" office:value="2689004" calcext:value-type="float">
            <text:p>2689004</text:p>
          </table:table-cell>
          <table:table-cell office:value-type="string" calcext:value-type="string">
            <text:p>https://api.github.com/repos/neinteractiveliterature/intercode</text:p>
          </table:table-cell>
          <table:table-cell table:formula="of:=REPLACE([.B603]; 1; 29; &quot;&quot;)" office:value-type="string" office:string-value="neinteractiveliterature/intercode" calcext:value-type="string">
            <text:p>neinteractiveliterature/intercode</text:p>
          </table:table-cell>
        </table:table-row>
        <table:table-row table:style-name="ro1">
          <table:table-cell office:value-type="float" office:value="2697024" calcext:value-type="float">
            <text:p>2697024</text:p>
          </table:table-cell>
          <table:table-cell office:value-type="string" calcext:value-type="string">
            <text:p>https://api.github.com/repos/ReviewSite/ReviewSite</text:p>
          </table:table-cell>
          <table:table-cell table:formula="of:=REPLACE([.B604]; 1; 29; &quot;&quot;)" office:value-type="string" office:string-value="ReviewSite/ReviewSite" calcext:value-type="string">
            <text:p>ReviewSite/ReviewSite</text:p>
          </table:table-cell>
        </table:table-row>
        <table:table-row table:style-name="ro1">
          <table:table-cell office:value-type="float" office:value="2704536" calcext:value-type="float">
            <text:p>2704536</text:p>
          </table:table-cell>
          <table:table-cell office:value-type="string" calcext:value-type="string">
            <text:p>https://api.github.com/repos/nmeylan/RORganize</text:p>
          </table:table-cell>
          <table:table-cell table:formula="of:=REPLACE([.B605]; 1; 29; &quot;&quot;)" office:value-type="string" office:string-value="nmeylan/RORganize" calcext:value-type="string">
            <text:p>nmeylan/RORganize</text:p>
          </table:table-cell>
        </table:table-row>
        <table:table-row table:style-name="ro1">
          <table:table-cell office:value-type="float" office:value="2722710" calcext:value-type="float">
            <text:p>2722710</text:p>
          </table:table-cell>
          <table:table-cell office:value-type="string" calcext:value-type="string">
            <text:p>https://api.github.com/repos/aws/opsworks-cookbooks</text:p>
          </table:table-cell>
          <table:table-cell table:formula="of:=REPLACE([.B606]; 1; 29; &quot;&quot;)" office:value-type="string" office:string-value="aws/opsworks-cookbooks" calcext:value-type="string">
            <text:p>aws/opsworks-cookbooks</text:p>
          </table:table-cell>
        </table:table-row>
        <table:table-row table:style-name="ro1">
          <table:table-cell office:value-type="float" office:value="2743171" calcext:value-type="float">
            <text:p>2743171</text:p>
          </table:table-cell>
          <table:table-cell office:value-type="string" calcext:value-type="string">
            <text:p>https://api.github.com/repos/theodi/member-directory</text:p>
          </table:table-cell>
          <table:table-cell table:formula="of:=REPLACE([.B607]; 1; 29; &quot;&quot;)" office:value-type="string" office:string-value="theodi/member-directory" calcext:value-type="string">
            <text:p>theodi/member-directory</text:p>
          </table:table-cell>
        </table:table-row>
        <table:table-row table:style-name="ro1">
          <table:table-cell office:value-type="float" office:value="2748122" calcext:value-type="float">
            <text:p>2748122</text:p>
          </table:table-cell>
          <table:table-cell office:value-type="string" calcext:value-type="string">
            <text:p>https://api.github.com/repos/insignia4u/i4u</text:p>
          </table:table-cell>
          <table:table-cell table:formula="of:=REPLACE([.B608]; 1; 29; &quot;&quot;)" office:value-type="string" office:string-value="insignia4u/i4u" calcext:value-type="string">
            <text:p>insignia4u/i4u</text:p>
          </table:table-cell>
        </table:table-row>
        <table:table-row table:style-name="ro1">
          <table:table-cell office:value-type="float" office:value="2758428" calcext:value-type="float">
            <text:p>2758428</text:p>
          </table:table-cell>
          <table:table-cell office:value-type="string" calcext:value-type="string">
            <text:p>https://api.github.com/repos/killbill/killbill-admin-ui</text:p>
          </table:table-cell>
          <table:table-cell table:formula="of:=REPLACE([.B609]; 1; 29; &quot;&quot;)" office:value-type="string" office:string-value="killbill/killbill-admin-ui" calcext:value-type="string">
            <text:p>killbill/killbill-admin-ui</text:p>
          </table:table-cell>
        </table:table-row>
        <table:table-row table:style-name="ro1">
          <table:table-cell office:value-type="float" office:value="2765681" calcext:value-type="float">
            <text:p>2765681</text:p>
          </table:table-cell>
          <table:table-cell office:value-type="string" calcext:value-type="string">
            <text:p>https://api.github.com/repos/domokos/Furnacecontrol</text:p>
          </table:table-cell>
          <table:table-cell table:formula="of:=REPLACE([.B610]; 1; 29; &quot;&quot;)" office:value-type="string" office:string-value="domokos/Furnacecontrol" calcext:value-type="string">
            <text:p>domokos/Furnacecontrol</text:p>
          </table:table-cell>
        </table:table-row>
        <table:table-row table:style-name="ro1">
          <table:table-cell office:value-type="float" office:value="2770624" calcext:value-type="float">
            <text:p>2770624</text:p>
          </table:table-cell>
          <table:table-cell office:value-type="string" calcext:value-type="string">
            <text:p>https://api.github.com/repos/tansaku/LocalSupport</text:p>
          </table:table-cell>
          <table:table-cell table:formula="of:=REPLACE([.B611]; 1; 29; &quot;&quot;)" office:value-type="string" office:string-value="tansaku/LocalSupport" calcext:value-type="string">
            <text:p>tansaku/LocalSupport</text:p>
          </table:table-cell>
        </table:table-row>
        <table:table-row table:style-name="ro1">
          <table:table-cell office:value-type="float" office:value="2777142" calcext:value-type="float">
            <text:p>2777142</text:p>
          </table:table-cell>
          <table:table-cell office:value-type="string" calcext:value-type="string">
            <text:p>https://api.github.com/repos/whiteleaf7/narou</text:p>
          </table:table-cell>
          <table:table-cell table:formula="of:=REPLACE([.B612]; 1; 29; &quot;&quot;)" office:value-type="string" office:string-value="whiteleaf7/narou" calcext:value-type="string">
            <text:p>whiteleaf7/narou</text:p>
          </table:table-cell>
        </table:table-row>
        <table:table-row table:style-name="ro1">
          <table:table-cell office:value-type="float" office:value="2822628" calcext:value-type="float">
            <text:p>2822628</text:p>
          </table:table-cell>
          <table:table-cell office:value-type="string" calcext:value-type="string">
            <text:p>https://api.github.com/repos/zendesk/zendesk_apps_support</text:p>
          </table:table-cell>
          <table:table-cell table:formula="of:=REPLACE([.B613]; 1; 29; &quot;&quot;)" office:value-type="string" office:string-value="zendesk/zendesk_apps_support" calcext:value-type="string">
            <text:p>zendesk/zendesk_apps_support</text:p>
          </table:table-cell>
        </table:table-row>
        <table:table-row table:style-name="ro1">
          <table:table-cell office:value-type="float" office:value="2823958" calcext:value-type="float">
            <text:p>2823958</text:p>
          </table:table-cell>
          <table:table-cell office:value-type="string" calcext:value-type="string">
            <text:p>https://api.github.com/repos/Vermonster/wwqi-platform</text:p>
          </table:table-cell>
          <table:table-cell table:formula="of:=REPLACE([.B614]; 1; 29; &quot;&quot;)" office:value-type="string" office:string-value="Vermonster/wwqi-platform" calcext:value-type="string">
            <text:p>Vermonster/wwqi-platform</text:p>
          </table:table-cell>
        </table:table-row>
        <table:table-row table:style-name="ro1">
          <table:table-cell office:value-type="float" office:value="2833045" calcext:value-type="float">
            <text:p>2833045</text:p>
          </table:table-cell>
          <table:table-cell office:value-type="string" calcext:value-type="string">
            <text:p>https://api.github.com/repos/fgrehm/vagrant-lxc</text:p>
          </table:table-cell>
          <table:table-cell table:formula="of:=REPLACE([.B615]; 1; 29; &quot;&quot;)" office:value-type="string" office:string-value="fgrehm/vagrant-lxc" calcext:value-type="string">
            <text:p>fgrehm/vagrant-lxc</text:p>
          </table:table-cell>
        </table:table-row>
        <table:table-row table:style-name="ro1">
          <table:table-cell office:value-type="float" office:value="2852915" calcext:value-type="float">
            <text:p>2852915</text:p>
          </table:table-cell>
          <table:table-cell office:value-type="string" calcext:value-type="string">
            <text:p>https://api.github.com/repos/theodi/services-manager</text:p>
          </table:table-cell>
          <table:table-cell table:formula="of:=REPLACE([.B616]; 1; 29; &quot;&quot;)" office:value-type="string" office:string-value="theodi/services-manager" calcext:value-type="string">
            <text:p>theodi/services-manager</text:p>
          </table:table-cell>
        </table:table-row>
        <table:table-row table:style-name="ro1">
          <table:table-cell office:value-type="float" office:value="2857019" calcext:value-type="float">
            <text:p>2857019</text:p>
          </table:table-cell>
          <table:table-cell office:value-type="string" calcext:value-type="string">
            <text:p>https://api.github.com/repos/rollbar/rollbar-gem</text:p>
          </table:table-cell>
          <table:table-cell table:formula="of:=REPLACE([.B617]; 1; 29; &quot;&quot;)" office:value-type="string" office:string-value="rollbar/rollbar-gem" calcext:value-type="string">
            <text:p>rollbar/rollbar-gem</text:p>
          </table:table-cell>
        </table:table-row>
        <table:table-row table:style-name="ro1">
          <table:table-cell office:value-type="float" office:value="2867947" calcext:value-type="float">
            <text:p>2867947</text:p>
          </table:table-cell>
          <table:table-cell office:value-type="string" calcext:value-type="string">
            <text:p>https://api.github.com/repos/ministryofjustice/tribunals</text:p>
          </table:table-cell>
          <table:table-cell table:formula="of:=REPLACE([.B618]; 1; 29; &quot;&quot;)" office:value-type="string" office:string-value="ministryofjustice/tribunals" calcext:value-type="string">
            <text:p>ministryofjustice/tribunals</text:p>
          </table:table-cell>
        </table:table-row>
        <table:table-row table:style-name="ro1">
          <table:table-cell office:value-type="float" office:value="2872145" calcext:value-type="float">
            <text:p>2872145</text:p>
          </table:table-cell>
          <table:table-cell office:value-type="string" calcext:value-type="string">
            <text:p>https://api.github.com/repos/pubnub/ruby</text:p>
          </table:table-cell>
          <table:table-cell table:formula="of:=REPLACE([.B619]; 1; 29; &quot;&quot;)" office:value-type="string" office:string-value="pubnub/ruby" calcext:value-type="string">
            <text:p>pubnub/ruby</text:p>
          </table:table-cell>
        </table:table-row>
        <table:table-row table:style-name="ro1">
          <table:table-cell office:value-type="float" office:value="2879147" calcext:value-type="float">
            <text:p>2879147</text:p>
          </table:table-cell>
          <table:table-cell office:value-type="string" calcext:value-type="string">
            <text:p>https://api.github.com/repos/kazu634/chef</text:p>
          </table:table-cell>
          <table:table-cell table:formula="of:=REPLACE([.B620]; 1; 29; &quot;&quot;)" office:value-type="string" office:string-value="kazu634/chef" calcext:value-type="string">
            <text:p>kazu634/chef</text:p>
          </table:table-cell>
        </table:table-row>
        <table:table-row table:style-name="ro1">
          <table:table-cell office:value-type="float" office:value="2885859" calcext:value-type="float">
            <text:p>2885859</text:p>
          </table:table-cell>
          <table:table-cell office:value-type="string" calcext:value-type="string">
            <text:p>https://api.github.com/repos/niku/nikulog</text:p>
          </table:table-cell>
          <table:table-cell table:formula="of:=REPLACE([.B621]; 1; 29; &quot;&quot;)" office:value-type="string" office:string-value="niku/nikulog" calcext:value-type="string">
            <text:p>niku/nikulog</text:p>
          </table:table-cell>
        </table:table-row>
        <table:table-row table:style-name="ro1">
          <table:table-cell office:value-type="float" office:value="2893590" calcext:value-type="float">
            <text:p>2893590</text:p>
          </table:table-cell>
          <table:table-cell office:value-type="string" calcext:value-type="string">
            <text:p>https://api.github.com/repos/theodi/open-data-certificate</text:p>
          </table:table-cell>
          <table:table-cell table:formula="of:=REPLACE([.B622]; 1; 29; &quot;&quot;)" office:value-type="string" office:string-value="theodi/open-data-certificate" calcext:value-type="string">
            <text:p>theodi/open-data-certificate</text:p>
          </table:table-cell>
        </table:table-row>
        <table:table-row table:style-name="ro1">
          <table:table-cell office:value-type="float" office:value="2902010" calcext:value-type="float">
            <text:p>2902010</text:p>
          </table:table-cell>
          <table:table-cell office:value-type="string" calcext:value-type="string">
            <text:p>https://api.github.com/repos/SUSE/hackweek</text:p>
          </table:table-cell>
          <table:table-cell table:formula="of:=REPLACE([.B623]; 1; 29; &quot;&quot;)" office:value-type="string" office:string-value="SUSE/hackweek" calcext:value-type="string">
            <text:p>SUSE/hackweek</text:p>
          </table:table-cell>
        </table:table-row>
        <table:table-row table:style-name="ro1">
          <table:table-cell office:value-type="float" office:value="2938159" calcext:value-type="float">
            <text:p>2938159</text:p>
          </table:table-cell>
          <table:table-cell office:value-type="string" calcext:value-type="string">
            <text:p>https://api.github.com/repos/ichylinux/daddy</text:p>
          </table:table-cell>
          <table:table-cell table:formula="of:=REPLACE([.B624]; 1; 29; &quot;&quot;)" office:value-type="string" office:string-value="ichylinux/daddy" calcext:value-type="string">
            <text:p>ichylinux/daddy</text:p>
          </table:table-cell>
        </table:table-row>
        <table:table-row table:style-name="ro1">
          <table:table-cell office:value-type="float" office:value="2941615" calcext:value-type="float">
            <text:p>2941615</text:p>
          </table:table-cell>
          <table:table-cell office:value-type="string" calcext:value-type="string">
            <text:p>https://api.github.com/repos/eurucamp/call4papers</text:p>
          </table:table-cell>
          <table:table-cell table:formula="of:=REPLACE([.B625]; 1; 29; &quot;&quot;)" office:value-type="string" office:string-value="eurucamp/call4papers" calcext:value-type="string">
            <text:p>eurucamp/call4papers</text:p>
          </table:table-cell>
        </table:table-row>
        <table:table-row table:style-name="ro1">
          <table:table-cell office:value-type="float" office:value="2959895" calcext:value-type="float">
            <text:p>2959895</text:p>
          </table:table-cell>
          <table:table-cell office:value-type="string" calcext:value-type="string">
            <text:p>https://api.github.com/repos/jzaleski/hijack</text:p>
          </table:table-cell>
          <table:table-cell table:formula="of:=REPLACE([.B626]; 1; 29; &quot;&quot;)" office:value-type="string" office:string-value="jzaleski/hijack" calcext:value-type="string">
            <text:p>jzaleski/hijack</text:p>
          </table:table-cell>
        </table:table-row>
        <table:table-row table:style-name="ro1">
          <table:table-cell office:value-type="float" office:value="2964119" calcext:value-type="float">
            <text:p>2964119</text:p>
          </table:table-cell>
          <table:table-cell office:value-type="string" calcext:value-type="string">
            <text:p>https://api.github.com/repos/fjordllc/interns</text:p>
          </table:table-cell>
          <table:table-cell table:formula="of:=REPLACE([.B627]; 1; 29; &quot;&quot;)" office:value-type="string" office:string-value="fjordllc/interns" calcext:value-type="string">
            <text:p>fjordllc/interns</text:p>
          </table:table-cell>
        </table:table-row>
        <table:table-row table:style-name="ro1">
          <table:table-cell office:value-type="float" office:value="2984141" calcext:value-type="float">
            <text:p>2984141</text:p>
          </table:table-cell>
          <table:table-cell office:value-type="string" calcext:value-type="string">
            <text:p>https://api.github.com/repos/Shopify/identity_cache</text:p>
          </table:table-cell>
          <table:table-cell table:formula="of:=REPLACE([.B628]; 1; 29; &quot;&quot;)" office:value-type="string" office:string-value="Shopify/identity_cache" calcext:value-type="string">
            <text:p>Shopify/identity_cache</text:p>
          </table:table-cell>
        </table:table-row>
        <table:table-row table:style-name="ro1">
          <table:table-cell office:value-type="float" office:value="2985317" calcext:value-type="float">
            <text:p>2985317</text:p>
          </table:table-cell>
          <table:table-cell office:value-type="string" calcext:value-type="string">
            <text:p>https://api.github.com/repos/steveoro/goggles</text:p>
          </table:table-cell>
          <table:table-cell table:formula="of:=REPLACE([.B629]; 1; 29; &quot;&quot;)" office:value-type="string" office:string-value="steveoro/goggles" calcext:value-type="string">
            <text:p>steveoro/goggles</text:p>
          </table:table-cell>
        </table:table-row>
        <table:table-row table:style-name="ro1">
          <table:table-cell office:value-type="float" office:value="2985569" calcext:value-type="float">
            <text:p>2985569</text:p>
          </table:table-cell>
          <table:table-cell office:value-type="string" calcext:value-type="string">
            <text:p>https://api.github.com/repos/HakubJozak/volant</text:p>
          </table:table-cell>
          <table:table-cell table:formula="of:=REPLACE([.B630]; 1; 29; &quot;&quot;)" office:value-type="string" office:string-value="HakubJozak/volant" calcext:value-type="string">
            <text:p>HakubJozak/volant</text:p>
          </table:table-cell>
        </table:table-row>
        <table:table-row table:style-name="ro1">
          <table:table-cell office:value-type="float" office:value="2991001" calcext:value-type="float">
            <text:p>2991001</text:p>
          </table:table-cell>
          <table:table-cell office:value-type="string" calcext:value-type="string">
            <text:p>https://api.github.com/repos/NESCent/TraitDB</text:p>
          </table:table-cell>
          <table:table-cell table:formula="of:=REPLACE([.B631]; 1; 29; &quot;&quot;)" office:value-type="string" office:string-value="NESCent/TraitDB" calcext:value-type="string">
            <text:p>NESCent/TraitDB</text:p>
          </table:table-cell>
        </table:table-row>
        <table:table-row table:style-name="ro1">
          <table:table-cell office:value-type="float" office:value="3028140" calcext:value-type="float">
            <text:p>3028140</text:p>
          </table:table-cell>
          <table:table-cell office:value-type="string" calcext:value-type="string">
            <text:p>https://api.github.com/repos/michaeldever/stinson</text:p>
          </table:table-cell>
          <table:table-cell table:formula="of:=REPLACE([.B632]; 1; 29; &quot;&quot;)" office:value-type="string" office:string-value="michaeldever/stinson" calcext:value-type="string">
            <text:p>michaeldever/stinson</text:p>
          </table:table-cell>
        </table:table-row>
        <table:table-row table:style-name="ro1">
          <table:table-cell office:value-type="float" office:value="3041797" calcext:value-type="float">
            <text:p>3041797</text:p>
          </table:table-cell>
          <table:table-cell office:value-type="string" calcext:value-type="string">
            <text:p>https://api.github.com/repos/openstax/exercises</text:p>
          </table:table-cell>
          <table:table-cell table:formula="of:=REPLACE([.B633]; 1; 29; &quot;&quot;)" office:value-type="string" office:string-value="openstax/exercises" calcext:value-type="string">
            <text:p>openstax/exercises</text:p>
          </table:table-cell>
        </table:table-row>
        <table:table-row table:style-name="ro1">
          <table:table-cell office:value-type="float" office:value="3050731" calcext:value-type="float">
            <text:p>3050731</text:p>
          </table:table-cell>
          <table:table-cell office:value-type="string" calcext:value-type="string">
            <text:p>https://api.github.com/repos/myGrid/taverna-player</text:p>
          </table:table-cell>
          <table:table-cell table:formula="of:=REPLACE([.B634]; 1; 29; &quot;&quot;)" office:value-type="string" office:string-value="myGrid/taverna-player" calcext:value-type="string">
            <text:p>myGrid/taverna-player</text:p>
          </table:table-cell>
        </table:table-row>
        <table:table-row table:style-name="ro1">
          <table:table-cell office:value-type="float" office:value="3075777" calcext:value-type="float">
            <text:p>3075777</text:p>
          </table:table-cell>
          <table:table-cell office:value-type="string" calcext:value-type="string">
            <text:p>https://api.github.com/repos/gjtorikian/html-proofer</text:p>
          </table:table-cell>
          <table:table-cell table:formula="of:=REPLACE([.B635]; 1; 29; &quot;&quot;)" office:value-type="string" office:string-value="gjtorikian/html-proofer" calcext:value-type="string">
            <text:p>gjtorikian/html-proofer</text:p>
          </table:table-cell>
        </table:table-row>
        <table:table-row table:style-name="ro1">
          <table:table-cell office:value-type="float" office:value="3075805" calcext:value-type="float">
            <text:p>3075805</text:p>
          </table:table-cell>
          <table:table-cell office:value-type="string" calcext:value-type="string">
            <text:p>https://api.github.com/repos/cantino/huginn</text:p>
          </table:table-cell>
          <table:table-cell table:formula="of:=REPLACE([.B636]; 1; 29; &quot;&quot;)" office:value-type="string" office:string-value="cantino/huginn" calcext:value-type="string">
            <text:p>cantino/huginn</text:p>
          </table:table-cell>
        </table:table-row>
        <table:table-row table:style-name="ro1">
          <table:table-cell office:value-type="float" office:value="3086778" calcext:value-type="float">
            <text:p>3086778</text:p>
          </table:table-cell>
          <table:table-cell office:value-type="string" calcext:value-type="string">
            <text:p>https://api.github.com/repos/loomio/loomio</text:p>
          </table:table-cell>
          <table:table-cell table:formula="of:=REPLACE([.B637]; 1; 29; &quot;&quot;)" office:value-type="string" office:string-value="loomio/loomio" calcext:value-type="string">
            <text:p>loomio/loomio</text:p>
          </table:table-cell>
        </table:table-row>
        <table:table-row table:style-name="ro1">
          <table:table-cell office:value-type="float" office:value="3170079" calcext:value-type="float">
            <text:p>3170079</text:p>
          </table:table-cell>
          <table:table-cell office:value-type="string" calcext:value-type="string">
            <text:p>https://api.github.com/repos/appium/ruby_lib</text:p>
          </table:table-cell>
          <table:table-cell table:formula="of:=REPLACE([.B638]; 1; 29; &quot;&quot;)" office:value-type="string" office:string-value="appium/ruby_lib" calcext:value-type="string">
            <text:p>appium/ruby_lib</text:p>
          </table:table-cell>
        </table:table-row>
        <table:table-row table:style-name="ro1">
          <table:table-cell office:value-type="float" office:value="3179980" calcext:value-type="float">
            <text:p>3179980</text:p>
          </table:table-cell>
          <table:table-cell office:value-type="string" calcext:value-type="string">
            <text:p>https://api.github.com/repos/monologue31/Friendnews</text:p>
          </table:table-cell>
          <table:table-cell table:formula="of:=REPLACE([.B639]; 1; 29; &quot;&quot;)" office:value-type="string" office:string-value="monologue31/Friendnews" calcext:value-type="string">
            <text:p>monologue31/Friendnews</text:p>
          </table:table-cell>
        </table:table-row>
        <table:table-row table:style-name="ro1">
          <table:table-cell office:value-type="float" office:value="3182640" calcext:value-type="float">
            <text:p>3182640</text:p>
          </table:table-cell>
          <table:table-cell office:value-type="string" calcext:value-type="string">
            <text:p>https://api.github.com/repos/WinRb/WinRM</text:p>
          </table:table-cell>
          <table:table-cell table:formula="of:=REPLACE([.B640]; 1; 29; &quot;&quot;)" office:value-type="string" office:string-value="WinRb/WinRM" calcext:value-type="string">
            <text:p>WinRb/WinRM</text:p>
          </table:table-cell>
        </table:table-row>
        <table:table-row table:style-name="ro1">
          <table:table-cell office:value-type="float" office:value="3185213" calcext:value-type="float">
            <text:p>3185213</text:p>
          </table:table-cell>
          <table:table-cell office:value-type="string" calcext:value-type="string">
            <text:p>https://api.github.com/repos/appfolio/ae_page_objects</text:p>
          </table:table-cell>
          <table:table-cell table:formula="of:=REPLACE([.B641]; 1; 29; &quot;&quot;)" office:value-type="string" office:string-value="appfolio/ae_page_objects" calcext:value-type="string">
            <text:p>appfolio/ae_page_objects</text:p>
          </table:table-cell>
        </table:table-row>
        <table:table-row table:style-name="ro1">
          <table:table-cell office:value-type="float" office:value="3201792" calcext:value-type="float">
            <text:p>3201792</text:p>
          </table:table-cell>
          <table:table-cell office:value-type="string" calcext:value-type="string">
            <text:p>https://api.github.com/repos/deivid-rodriguez/byebug</text:p>
          </table:table-cell>
          <table:table-cell table:formula="of:=REPLACE([.B642]; 1; 29; &quot;&quot;)" office:value-type="string" office:string-value="deivid-rodriguez/byebug" calcext:value-type="string">
            <text:p>deivid-rodriguez/byebug</text:p>
          </table:table-cell>
        </table:table-row>
        <table:table-row table:style-name="ro1">
          <table:table-cell office:value-type="float" office:value="3231991" calcext:value-type="float">
            <text:p>3231991</text:p>
          </table:table-cell>
          <table:table-cell office:value-type="string" calcext:value-type="string">
            <text:p>https://api.github.com/repos/redding/mr</text:p>
          </table:table-cell>
          <table:table-cell table:formula="of:=REPLACE([.B643]; 1; 29; &quot;&quot;)" office:value-type="string" office:string-value="redding/mr" calcext:value-type="string">
            <text:p>redding/mr</text:p>
          </table:table-cell>
        </table:table-row>
        <table:table-row table:style-name="ro1">
          <table:table-cell office:value-type="float" office:value="3236561" calcext:value-type="float">
            <text:p>3236561</text:p>
          </table:table-cell>
          <table:table-cell office:value-type="string" calcext:value-type="string">
            <text:p>https://api.github.com/repos/tansengming/rails-base</text:p>
          </table:table-cell>
          <table:table-cell table:formula="of:=REPLACE([.B644]; 1; 29; &quot;&quot;)" office:value-type="string" office:string-value="tansengming/rails-base" calcext:value-type="string">
            <text:p>tansengming/rails-base</text:p>
          </table:table-cell>
        </table:table-row>
        <table:table-row table:style-name="ro1">
          <table:table-cell office:value-type="float" office:value="3236571" calcext:value-type="float">
            <text:p>3236571</text:p>
          </table:table-cell>
          <table:table-cell office:value-type="string" calcext:value-type="string">
            <text:p>https://api.github.com/repos/sensu/sensu-docs</text:p>
          </table:table-cell>
          <table:table-cell table:formula="of:=REPLACE([.B645]; 1; 29; &quot;&quot;)" office:value-type="string" office:string-value="sensu/sensu-docs" calcext:value-type="string">
            <text:p>sensu/sensu-docs</text:p>
          </table:table-cell>
        </table:table-row>
        <table:table-row table:style-name="ro1">
          <table:table-cell office:value-type="float" office:value="3238991" calcext:value-type="float">
            <text:p>3238991</text:p>
          </table:table-cell>
          <table:table-cell office:value-type="string" calcext:value-type="string">
            <text:p>https://api.github.com/repos/Linuxbrew/linuxbrew</text:p>
          </table:table-cell>
          <table:table-cell table:formula="of:=REPLACE([.B646]; 1; 29; &quot;&quot;)" office:value-type="string" office:string-value="Linuxbrew/linuxbrew" calcext:value-type="string">
            <text:p>Linuxbrew/linuxbrew</text:p>
          </table:table-cell>
        </table:table-row>
        <table:table-row table:style-name="ro1">
          <table:table-cell office:value-type="float" office:value="3241531" calcext:value-type="float">
            <text:p>3241531</text:p>
          </table:table-cell>
          <table:table-cell office:value-type="string" calcext:value-type="string">
            <text:p>https://api.github.com/repos/grzesiek-galezowski/tdd-ebook</text:p>
          </table:table-cell>
          <table:table-cell table:formula="of:=REPLACE([.B647]; 1; 29; &quot;&quot;)" office:value-type="string" office:string-value="grzesiek-galezowski/tdd-ebook" calcext:value-type="string">
            <text:p>grzesiek-galezowski/tdd-ebook</text:p>
          </table:table-cell>
        </table:table-row>
        <table:table-row table:style-name="ro1">
          <table:table-cell office:value-type="float" office:value="3277873" calcext:value-type="float">
            <text:p>3277873</text:p>
          </table:table-cell>
          <table:table-cell office:value-type="string" calcext:value-type="string">
            <text:p>https://api.github.com/repos/pearkes/tugboat</text:p>
          </table:table-cell>
          <table:table-cell table:formula="of:=REPLACE([.B648]; 1; 29; &quot;&quot;)" office:value-type="string" office:string-value="pearkes/tugboat" calcext:value-type="string">
            <text:p>pearkes/tugboat</text:p>
          </table:table-cell>
        </table:table-row>
        <table:table-row table:style-name="ro1">
          <table:table-cell office:value-type="float" office:value="3280441" calcext:value-type="float">
            <text:p>3280441</text:p>
          </table:table-cell>
          <table:table-cell office:value-type="string" calcext:value-type="string">
            <text:p>https://api.github.com/repos/zunda/emoticommits</text:p>
          </table:table-cell>
          <table:table-cell table:formula="of:=REPLACE([.B649]; 1; 29; &quot;&quot;)" office:value-type="string" office:string-value="zunda/emoticommits" calcext:value-type="string">
            <text:p>zunda/emoticommits</text:p>
          </table:table-cell>
        </table:table-row>
        <table:table-row table:style-name="ro1">
          <table:table-cell office:value-type="float" office:value="3288536" calcext:value-type="float">
            <text:p>3288536</text:p>
          </table:table-cell>
          <table:table-cell office:value-type="string" calcext:value-type="string">
            <text:p>https://api.github.com/repos/redding/deas</text:p>
          </table:table-cell>
          <table:table-cell table:formula="of:=REPLACE([.B650]; 1; 29; &quot;&quot;)" office:value-type="string" office:string-value="redding/deas" calcext:value-type="string">
            <text:p>redding/deas</text:p>
          </table:table-cell>
        </table:table-row>
        <table:table-row table:style-name="ro1">
          <table:table-cell office:value-type="float" office:value="3296029" calcext:value-type="float">
            <text:p>3296029</text:p>
          </table:table-cell>
          <table:table-cell office:value-type="string" calcext:value-type="string">
            <text:p>https://api.github.com/repos/theodi/dashboards</text:p>
          </table:table-cell>
          <table:table-cell table:formula="of:=REPLACE([.B651]; 1; 29; &quot;&quot;)" office:value-type="string" office:string-value="theodi/dashboards" calcext:value-type="string">
            <text:p>theodi/dashboards</text:p>
          </table:table-cell>
        </table:table-row>
        <table:table-row table:style-name="ro1">
          <table:table-cell office:value-type="float" office:value="3325213" calcext:value-type="float">
            <text:p>3325213</text:p>
          </table:table-cell>
          <table:table-cell office:value-type="string" calcext:value-type="string">
            <text:p>https://api.github.com/repos/grrrisu/dawning</text:p>
          </table:table-cell>
          <table:table-cell table:formula="of:=REPLACE([.B652]; 1; 29; &quot;&quot;)" office:value-type="string" office:string-value="grrrisu/dawning" calcext:value-type="string">
            <text:p>grrrisu/dawning</text:p>
          </table:table-cell>
        </table:table-row>
        <table:table-row table:style-name="ro1">
          <table:table-cell office:value-type="float" office:value="3327924" calcext:value-type="float">
            <text:p>3327924</text:p>
          </table:table-cell>
          <table:table-cell office:value-type="string" calcext:value-type="string">
            <text:p>https://api.github.com/repos/opencivicdata/ocd-division-ids</text:p>
          </table:table-cell>
          <table:table-cell table:formula="of:=REPLACE([.B653]; 1; 29; &quot;&quot;)" office:value-type="string" office:string-value="opencivicdata/ocd-division-ids" calcext:value-type="string">
            <text:p>opencivicdata/ocd-division-ids</text:p>
          </table:table-cell>
        </table:table-row>
        <table:table-row table:style-name="ro1">
          <table:table-cell office:value-type="float" office:value="3336732" calcext:value-type="float">
            <text:p>3336732</text:p>
          </table:table-cell>
          <table:table-cell office:value-type="string" calcext:value-type="string">
            <text:p>https://api.github.com/repos/coopdevs/katuma</text:p>
          </table:table-cell>
          <table:table-cell table:formula="of:=REPLACE([.B654]; 1; 29; &quot;&quot;)" office:value-type="string" office:string-value="coopdevs/katuma" calcext:value-type="string">
            <text:p>coopdevs/katuma</text:p>
          </table:table-cell>
        </table:table-row>
        <table:table-row table:style-name="ro1">
          <table:table-cell office:value-type="float" office:value="3338855" calcext:value-type="float">
            <text:p>3338855</text:p>
          </table:table-cell>
          <table:table-cell office:value-type="string" calcext:value-type="string">
            <text:p>https://api.github.com/repos/openstack/puppet-keystone</text:p>
          </table:table-cell>
          <table:table-cell table:formula="of:=REPLACE([.B655]; 1; 29; &quot;&quot;)" office:value-type="string" office:string-value="openstack/puppet-keystone" calcext:value-type="string">
            <text:p>openstack/puppet-keystone</text:p>
          </table:table-cell>
        </table:table-row>
        <table:table-row table:style-name="ro1">
          <table:table-cell office:value-type="float" office:value="3338862" calcext:value-type="float">
            <text:p>3338862</text:p>
          </table:table-cell>
          <table:table-cell office:value-type="string" calcext:value-type="string">
            <text:p>https://api.github.com/repos/openstack/puppet-nova</text:p>
          </table:table-cell>
          <table:table-cell table:formula="of:=REPLACE([.B656]; 1; 29; &quot;&quot;)" office:value-type="string" office:string-value="openstack/puppet-nova" calcext:value-type="string">
            <text:p>openstack/puppet-nova</text:p>
          </table:table-cell>
        </table:table-row>
        <table:table-row table:style-name="ro1">
          <table:table-cell office:value-type="float" office:value="3367996" calcext:value-type="float">
            <text:p>3367996</text:p>
          </table:table-cell>
          <table:table-cell office:value-type="string" calcext:value-type="string">
            <text:p>https://api.github.com/repos/mongodb/bson-ruby</text:p>
          </table:table-cell>
          <table:table-cell table:formula="of:=REPLACE([.B657]; 1; 29; &quot;&quot;)" office:value-type="string" office:string-value="mongodb/bson-ruby" calcext:value-type="string">
            <text:p>mongodb/bson-ruby</text:p>
          </table:table-cell>
        </table:table-row>
        <table:table-row table:style-name="ro1">
          <table:table-cell office:value-type="float" office:value="3374123" calcext:value-type="float">
            <text:p>3374123</text:p>
          </table:table-cell>
          <table:table-cell office:value-type="string" calcext:value-type="string">
            <text:p>https://api.github.com/repos/rhenium/aclog</text:p>
          </table:table-cell>
          <table:table-cell table:formula="of:=REPLACE([.B658]; 1; 29; &quot;&quot;)" office:value-type="string" office:string-value="rhenium/aclog" calcext:value-type="string">
            <text:p>rhenium/aclog</text:p>
          </table:table-cell>
        </table:table-row>
        <table:table-row table:style-name="ro1">
          <table:table-cell office:value-type="float" office:value="3389657" calcext:value-type="float">
            <text:p>3389657</text:p>
          </table:table-cell>
          <table:table-cell office:value-type="string" calcext:value-type="string">
            <text:p>https://api.github.com/repos/mlandauer/cuttlefish</text:p>
          </table:table-cell>
          <table:table-cell table:formula="of:=REPLACE([.B659]; 1; 29; &quot;&quot;)" office:value-type="string" office:string-value="mlandauer/cuttlefish" calcext:value-type="string">
            <text:p>mlandauer/cuttlefish</text:p>
          </table:table-cell>
        </table:table-row>
        <table:table-row table:style-name="ro1">
          <table:table-cell office:value-type="float" office:value="3398670" calcext:value-type="float">
            <text:p>3398670</text:p>
          </table:table-cell>
          <table:table-cell office:value-type="string" calcext:value-type="string">
            <text:p>https://api.github.com/repos/rayasocialmedia/psych_analyzer</text:p>
          </table:table-cell>
          <table:table-cell table:formula="of:=REPLACE([.B660]; 1; 29; &quot;&quot;)" office:value-type="string" office:string-value="rayasocialmedia/psych_analyzer" calcext:value-type="string">
            <text:p>rayasocialmedia/psych_analyzer</text:p>
          </table:table-cell>
        </table:table-row>
        <table:table-row table:style-name="ro1">
          <table:table-cell office:value-type="float" office:value="3411703" calcext:value-type="float">
            <text:p>3411703</text:p>
          </table:table-cell>
          <table:table-cell office:value-type="string" calcext:value-type="string">
            <text:p>https://api.github.com/repos/projecthydra/sufia</text:p>
          </table:table-cell>
          <table:table-cell table:formula="of:=REPLACE([.B661]; 1; 29; &quot;&quot;)" office:value-type="string" office:string-value="projecthydra/sufia" calcext:value-type="string">
            <text:p>projecthydra/sufia</text:p>
          </table:table-cell>
        </table:table-row>
        <table:table-row table:style-name="ro1">
          <table:table-cell office:value-type="float" office:value="3412520" calcext:value-type="float">
            <text:p>3412520</text:p>
          </table:table-cell>
          <table:table-cell office:value-type="string" calcext:value-type="string">
            <text:p>https://api.github.com/repos/ai/autoprefixer-rails</text:p>
          </table:table-cell>
          <table:table-cell table:formula="of:=REPLACE([.B662]; 1; 29; &quot;&quot;)" office:value-type="string" office:string-value="ai/autoprefixer-rails" calcext:value-type="string">
            <text:p>ai/autoprefixer-rails</text:p>
          </table:table-cell>
        </table:table-row>
        <table:table-row table:style-name="ro1">
          <table:table-cell office:value-type="float" office:value="3435538" calcext:value-type="float">
            <text:p>3435538</text:p>
          </table:table-cell>
          <table:table-cell office:value-type="string" calcext:value-type="string">
            <text:p>https://api.github.com/repos/eiel/railsdoc.eiel.info</text:p>
          </table:table-cell>
          <table:table-cell table:formula="of:=REPLACE([.B663]; 1; 29; &quot;&quot;)" office:value-type="string" office:string-value="eiel/railsdoc.eiel.info" calcext:value-type="string">
            <text:p>eiel/railsdoc.eiel.info</text:p>
          </table:table-cell>
        </table:table-row>
        <table:table-row table:style-name="ro1">
          <table:table-cell office:value-type="float" office:value="3445051" calcext:value-type="float">
            <text:p>3445051</text:p>
          </table:table-cell>
          <table:table-cell office:value-type="string" calcext:value-type="string">
            <text:p>https://api.github.com/repos/ulmic/i_am_the_lider</text:p>
          </table:table-cell>
          <table:table-cell table:formula="of:=REPLACE([.B664]; 1; 29; &quot;&quot;)" office:value-type="string" office:string-value="ulmic/i_am_the_lider" calcext:value-type="string">
            <text:p>ulmic/i_am_the_lider</text:p>
          </table:table-cell>
        </table:table-row>
        <table:table-row table:style-name="ro1">
          <table:table-cell office:value-type="float" office:value="3448714" calcext:value-type="float">
            <text:p>3448714</text:p>
          </table:table-cell>
          <table:table-cell office:value-type="string" calcext:value-type="string">
            <text:p>https://api.github.com/repos/chef-cookbooks/omnibus</text:p>
          </table:table-cell>
          <table:table-cell table:formula="of:=REPLACE([.B665]; 1; 29; &quot;&quot;)" office:value-type="string" office:string-value="chef-cookbooks/omnibus" calcext:value-type="string">
            <text:p>chef-cookbooks/omnibus</text:p>
          </table:table-cell>
        </table:table-row>
        <table:table-row table:style-name="ro1">
          <table:table-cell office:value-type="float" office:value="3451316" calcext:value-type="float">
            <text:p>3451316</text:p>
          </table:table-cell>
          <table:table-cell office:value-type="string" calcext:value-type="string">
            <text:p>https://api.github.com/repos/Katello/katello-installer</text:p>
          </table:table-cell>
          <table:table-cell table:formula="of:=REPLACE([.B666]; 1; 29; &quot;&quot;)" office:value-type="string" office:string-value="Katello/katello-installer" calcext:value-type="string">
            <text:p>Katello/katello-installer</text:p>
          </table:table-cell>
        </table:table-row>
        <table:table-row table:style-name="ro1">
          <table:table-cell office:value-type="float" office:value="3453435" calcext:value-type="float">
            <text:p>3453435</text:p>
          </table:table-cell>
          <table:table-cell office:value-type="string" calcext:value-type="string">
            <text:p>https://api.github.com/repos/ytti/oxidized</text:p>
          </table:table-cell>
          <table:table-cell table:formula="of:=REPLACE([.B667]; 1; 29; &quot;&quot;)" office:value-type="string" office:string-value="ytti/oxidized" calcext:value-type="string">
            <text:p>ytti/oxidized</text:p>
          </table:table-cell>
        </table:table-row>
        <table:table-row table:style-name="ro1">
          <table:table-cell office:value-type="float" office:value="3454014" calcext:value-type="float">
            <text:p>3454014</text:p>
          </table:table-cell>
          <table:table-cell office:value-type="string" calcext:value-type="string">
            <text:p>https://api.github.com/repos/gabriprat/hoshinplan</text:p>
          </table:table-cell>
          <table:table-cell table:formula="of:=REPLACE([.B668]; 1; 29; &quot;&quot;)" office:value-type="string" office:string-value="gabriprat/hoshinplan" calcext:value-type="string">
            <text:p>gabriprat/hoshinplan</text:p>
          </table:table-cell>
        </table:table-row>
        <table:table-row table:style-name="ro1">
          <table:table-cell office:value-type="float" office:value="3458589" calcext:value-type="float">
            <text:p>3458589</text:p>
          </table:table-cell>
          <table:table-cell office:value-type="string" calcext:value-type="string">
            <text:p>https://api.github.com/repos/bbfsdev/bbfs</text:p>
          </table:table-cell>
          <table:table-cell table:formula="of:=REPLACE([.B669]; 1; 29; &quot;&quot;)" office:value-type="string" office:string-value="bbfsdev/bbfs" calcext:value-type="string">
            <text:p>bbfsdev/bbfs</text:p>
          </table:table-cell>
        </table:table-row>
        <table:table-row table:style-name="ro1">
          <table:table-cell office:value-type="float" office:value="3460514" calcext:value-type="float">
            <text:p>3460514</text:p>
          </table:table-cell>
          <table:table-cell office:value-type="string" calcext:value-type="string">
            <text:p>https://api.github.com/repos/litaio/lita</text:p>
          </table:table-cell>
          <table:table-cell table:formula="of:=REPLACE([.B670]; 1; 29; &quot;&quot;)" office:value-type="string" office:string-value="litaio/lita" calcext:value-type="string">
            <text:p>litaio/lita</text:p>
          </table:table-cell>
        </table:table-row>
        <table:table-row table:style-name="ro1">
          <table:table-cell office:value-type="float" office:value="3463747" calcext:value-type="float">
            <text:p>3463747</text:p>
          </table:table-cell>
          <table:table-cell office:value-type="string" calcext:value-type="string">
            <text:p>https://api.github.com/repos/larryberland/ushomego</text:p>
          </table:table-cell>
          <table:table-cell table:formula="of:=REPLACE([.B671]; 1; 29; &quot;&quot;)" office:value-type="string" office:string-value="larryberland/ushomego" calcext:value-type="string">
            <text:p>larryberland/ushomego</text:p>
          </table:table-cell>
        </table:table-row>
        <table:table-row table:style-name="ro1">
          <table:table-cell office:value-type="float" office:value="3467621" calcext:value-type="float">
            <text:p>3467621</text:p>
          </table:table-cell>
          <table:table-cell office:value-type="string" calcext:value-type="string">
            <text:p>https://api.github.com/repos/jenkinsci/puppet-jenkins</text:p>
          </table:table-cell>
          <table:table-cell table:formula="of:=REPLACE([.B672]; 1; 29; &quot;&quot;)" office:value-type="string" office:string-value="jenkinsci/puppet-jenkins" calcext:value-type="string">
            <text:p>jenkinsci/puppet-jenkins</text:p>
          </table:table-cell>
        </table:table-row>
        <table:table-row table:style-name="ro1">
          <table:table-cell office:value-type="float" office:value="3468765" calcext:value-type="float">
            <text:p>3468765</text:p>
          </table:table-cell>
          <table:table-cell office:value-type="string" calcext:value-type="string">
            <text:p>https://api.github.com/repos/dodgerogers/Teebox_network</text:p>
          </table:table-cell>
          <table:table-cell table:formula="of:=REPLACE([.B673]; 1; 29; &quot;&quot;)" office:value-type="string" office:string-value="dodgerogers/Teebox_network" calcext:value-type="string">
            <text:p>dodgerogers/Teebox_network</text:p>
          </table:table-cell>
        </table:table-row>
        <table:table-row table:style-name="ro1">
          <table:table-cell office:value-type="float" office:value="3470417" calcext:value-type="float">
            <text:p>3470417</text:p>
          </table:table-cell>
          <table:table-cell office:value-type="string" calcext:value-type="string">
            <text:p>https://api.github.com/repos/Lorjuo/tgt</text:p>
          </table:table-cell>
          <table:table-cell table:formula="of:=REPLACE([.B674]; 1; 29; &quot;&quot;)" office:value-type="string" office:string-value="Lorjuo/tgt" calcext:value-type="string">
            <text:p>Lorjuo/tgt</text:p>
          </table:table-cell>
        </table:table-row>
        <table:table-row table:style-name="ro1">
          <table:table-cell office:value-type="float" office:value="3473680" calcext:value-type="float">
            <text:p>3473680</text:p>
          </table:table-cell>
          <table:table-cell office:value-type="string" calcext:value-type="string">
            <text:p>https://api.github.com/repos/IntersectAustralia/faims-web</text:p>
          </table:table-cell>
          <table:table-cell table:formula="of:=REPLACE([.B675]; 1; 29; &quot;&quot;)" office:value-type="string" office:string-value="IntersectAustralia/faims-web" calcext:value-type="string">
            <text:p>IntersectAustralia/faims-web</text:p>
          </table:table-cell>
        </table:table-row>
        <table:table-row table:style-name="ro1">
          <table:table-cell office:value-type="float" office:value="3473917" calcext:value-type="float">
            <text:p>3473917</text:p>
          </table:table-cell>
          <table:table-cell office:value-type="string" calcext:value-type="string">
            <text:p>https://api.github.com/repos/openaustralia/publicwhip</text:p>
          </table:table-cell>
          <table:table-cell table:formula="of:=REPLACE([.B676]; 1; 29; &quot;&quot;)" office:value-type="string" office:string-value="openaustralia/publicwhip" calcext:value-type="string">
            <text:p>openaustralia/publicwhip</text:p>
          </table:table-cell>
        </table:table-row>
        <table:table-row table:style-name="ro1">
          <table:table-cell office:value-type="float" office:value="3474211" calcext:value-type="float">
            <text:p>3474211</text:p>
          </table:table-cell>
          <table:table-cell office:value-type="string" calcext:value-type="string">
            <text:p>https://api.github.com/repos/IntersectAustralia/hcsvlab</text:p>
          </table:table-cell>
          <table:table-cell table:formula="of:=REPLACE([.B677]; 1; 29; &quot;&quot;)" office:value-type="string" office:string-value="IntersectAustralia/hcsvlab" calcext:value-type="string">
            <text:p>IntersectAustralia/hcsvlab</text:p>
          </table:table-cell>
        </table:table-row>
        <table:table-row table:style-name="ro1">
          <table:table-cell office:value-type="float" office:value="3484422" calcext:value-type="float">
            <text:p>3484422</text:p>
          </table:table-cell>
          <table:table-cell office:value-type="string" calcext:value-type="string">
            <text:p>https://api.github.com/repos/concord-consortium/lara</text:p>
          </table:table-cell>
          <table:table-cell table:formula="of:=REPLACE([.B678]; 1; 29; &quot;&quot;)" office:value-type="string" office:string-value="concord-consortium/lara" calcext:value-type="string">
            <text:p>concord-consortium/lara</text:p>
          </table:table-cell>
        </table:table-row>
        <table:table-row table:style-name="ro1">
          <table:table-cell office:value-type="float" office:value="3485097" calcext:value-type="float">
            <text:p>3485097</text:p>
          </table:table-cell>
          <table:table-cell office:value-type="string" calcext:value-type="string">
            <text:p>https://api.github.com/repos/musescore/MuseScore_design</text:p>
          </table:table-cell>
          <table:table-cell table:formula="of:=REPLACE([.B679]; 1; 29; &quot;&quot;)" office:value-type="string" office:string-value="musescore/MuseScore_design" calcext:value-type="string">
            <text:p>musescore/MuseScore_design</text:p>
          </table:table-cell>
        </table:table-row>
        <table:table-row table:style-name="ro1">
          <table:table-cell office:value-type="float" office:value="3489224" calcext:value-type="float">
            <text:p>3489224</text:p>
          </table:table-cell>
          <table:table-cell office:value-type="string" calcext:value-type="string">
            <text:p>https://api.github.com/repos/customerlobby/lobbyist-ruby</text:p>
          </table:table-cell>
          <table:table-cell table:formula="of:=REPLACE([.B680]; 1; 29; &quot;&quot;)" office:value-type="string" office:string-value="customerlobby/lobbyist-ruby" calcext:value-type="string">
            <text:p>customerlobby/lobbyist-ruby</text:p>
          </table:table-cell>
        </table:table-row>
        <table:table-row table:style-name="ro1">
          <table:table-cell office:value-type="float" office:value="3497221" calcext:value-type="float">
            <text:p>3497221</text:p>
          </table:table-cell>
          <table:table-cell office:value-type="string" calcext:value-type="string">
            <text:p>https://api.github.com/repos/theforeman/foreman_discovery</text:p>
          </table:table-cell>
          <table:table-cell table:formula="of:=REPLACE([.B681]; 1; 29; &quot;&quot;)" office:value-type="string" office:string-value="theforeman/foreman_discovery" calcext:value-type="string">
            <text:p>theforeman/foreman_discovery</text:p>
          </table:table-cell>
        </table:table-row>
        <table:table-row table:style-name="ro1">
          <table:table-cell office:value-type="float" office:value="3500287" calcext:value-type="float">
            <text:p>3500287</text:p>
          </table:table-cell>
          <table:table-cell office:value-type="string" calcext:value-type="string">
            <text:p>https://api.github.com/repos/anusharanganathan/oraingest</text:p>
          </table:table-cell>
          <table:table-cell table:formula="of:=REPLACE([.B682]; 1; 29; &quot;&quot;)" office:value-type="string" office:string-value="anusharanganathan/oraingest" calcext:value-type="string">
            <text:p>anusharanganathan/oraingest</text:p>
          </table:table-cell>
        </table:table-row>
        <table:table-row table:style-name="ro1">
          <table:table-cell office:value-type="float" office:value="3502790" calcext:value-type="float">
            <text:p>3502790</text:p>
          </table:table-cell>
          <table:table-cell office:value-type="string" calcext:value-type="string">
            <text:p>https://api.github.com/repos/matthias-g/stc-karlsruhe</text:p>
          </table:table-cell>
          <table:table-cell table:formula="of:=REPLACE([.B683]; 1; 29; &quot;&quot;)" office:value-type="string" office:string-value="matthias-g/stc-karlsruhe" calcext:value-type="string">
            <text:p>matthias-g/stc-karlsruhe</text:p>
          </table:table-cell>
        </table:table-row>
        <table:table-row table:style-name="ro1">
          <table:table-cell office:value-type="float" office:value="3512031" calcext:value-type="float">
            <text:p>3512031</text:p>
          </table:table-cell>
          <table:table-cell office:value-type="string" calcext:value-type="string">
            <text:p>https://api.github.com/repos/NYULibraries/getit</text:p>
          </table:table-cell>
          <table:table-cell table:formula="of:=REPLACE([.B684]; 1; 29; &quot;&quot;)" office:value-type="string" office:string-value="NYULibraries/getit" calcext:value-type="string">
            <text:p>NYULibraries/getit</text:p>
          </table:table-cell>
        </table:table-row>
        <table:table-row table:style-name="ro1">
          <table:table-cell office:value-type="float" office:value="3526154" calcext:value-type="float">
            <text:p>3526154</text:p>
          </table:table-cell>
          <table:table-cell office:value-type="string" calcext:value-type="string">
            <text:p>https://api.github.com/repos/camsys/oneclick</text:p>
          </table:table-cell>
          <table:table-cell table:formula="of:=REPLACE([.B685]; 1; 29; &quot;&quot;)" office:value-type="string" office:string-value="camsys/oneclick" calcext:value-type="string">
            <text:p>camsys/oneclick</text:p>
          </table:table-cell>
        </table:table-row>
        <table:table-row table:style-name="ro1">
          <table:table-cell office:value-type="float" office:value="3534180" calcext:value-type="float">
            <text:p>3534180</text:p>
          </table:table-cell>
          <table:table-cell office:value-type="string" calcext:value-type="string">
            <text:p>https://api.github.com/repos/diowa/ruby2-rails4-bootstrap-heroku</text:p>
          </table:table-cell>
          <table:table-cell table:formula="of:=REPLACE([.B686]; 1; 29; &quot;&quot;)" office:value-type="string" office:string-value="diowa/ruby2-rails4-bootstrap-heroku" calcext:value-type="string">
            <text:p>diowa/ruby2-rails4-bootstrap-heroku</text:p>
          </table:table-cell>
        </table:table-row>
        <table:table-row table:style-name="ro1">
          <table:table-cell office:value-type="float" office:value="3538570" calcext:value-type="float">
            <text:p>3538570</text:p>
          </table:table-cell>
          <table:table-cell office:value-type="string" calcext:value-type="string">
            <text:p>https://api.github.com/repos/orocos-toolchain/orogen</text:p>
          </table:table-cell>
          <table:table-cell table:formula="of:=REPLACE([.B687]; 1; 29; &quot;&quot;)" office:value-type="string" office:string-value="orocos-toolchain/orogen" calcext:value-type="string">
            <text:p>orocos-toolchain/orogen</text:p>
          </table:table-cell>
        </table:table-row>
        <table:table-row table:style-name="ro1">
          <table:table-cell office:value-type="float" office:value="3553629" calcext:value-type="float">
            <text:p>3553629</text:p>
          </table:table-cell>
          <table:table-cell office:value-type="string" calcext:value-type="string">
            <text:p>https://api.github.com/repos/Det-Kongelige-Bibliotek/valhal</text:p>
          </table:table-cell>
          <table:table-cell table:formula="of:=REPLACE([.B688]; 1; 29; &quot;&quot;)" office:value-type="string" office:string-value="Det-Kongelige-Bibliotek/valhal" calcext:value-type="string">
            <text:p>Det-Kongelige-Bibliotek/valhal</text:p>
          </table:table-cell>
        </table:table-row>
        <table:table-row table:style-name="ro1">
          <table:table-cell office:value-type="float" office:value="3554208" calcext:value-type="float">
            <text:p>3554208</text:p>
          </table:table-cell>
          <table:table-cell office:value-type="string" calcext:value-type="string">
            <text:p>https://api.github.com/repos/malmostad/intranet-dashboard</text:p>
          </table:table-cell>
          <table:table-cell table:formula="of:=REPLACE([.B689]; 1; 29; &quot;&quot;)" office:value-type="string" office:string-value="malmostad/intranet-dashboard" calcext:value-type="string">
            <text:p>malmostad/intranet-dashboard</text:p>
          </table:table-cell>
        </table:table-row>
        <table:table-row table:style-name="ro1">
          <table:table-cell office:value-type="float" office:value="3563781" calcext:value-type="float">
            <text:p>3563781</text:p>
          </table:table-cell>
          <table:table-cell office:value-type="string" calcext:value-type="string">
            <text:p>https://api.github.com/repos/fschwiet/letscodejavascript</text:p>
          </table:table-cell>
          <table:table-cell table:formula="of:=REPLACE([.B690]; 1; 29; &quot;&quot;)" office:value-type="string" office:string-value="fschwiet/letscodejavascript" calcext:value-type="string">
            <text:p>fschwiet/letscodejavascript</text:p>
          </table:table-cell>
        </table:table-row>
        <table:table-row table:style-name="ro1">
          <table:table-cell office:value-type="float" office:value="3569832" calcext:value-type="float">
            <text:p>3569832</text:p>
          </table:table-cell>
          <table:table-cell office:value-type="string" calcext:value-type="string">
            <text:p>https://api.github.com/repos/dmhallahan/issuedeck</text:p>
          </table:table-cell>
          <table:table-cell table:formula="of:=REPLACE([.B691]; 1; 29; &quot;&quot;)" office:value-type="string" office:string-value="dmhallahan/issuedeck" calcext:value-type="string">
            <text:p>dmhallahan/issuedeck</text:p>
          </table:table-cell>
        </table:table-row>
        <table:table-row table:style-name="ro1">
          <table:table-cell office:value-type="float" office:value="3581496" calcext:value-type="float">
            <text:p>3581496</text:p>
          </table:table-cell>
          <table:table-cell office:value-type="string" calcext:value-type="string">
            <text:p>https://api.github.com/repos/chorankates/rouster</text:p>
          </table:table-cell>
          <table:table-cell table:formula="of:=REPLACE([.B692]; 1; 29; &quot;&quot;)" office:value-type="string" office:string-value="chorankates/rouster" calcext:value-type="string">
            <text:p>chorankates/rouster</text:p>
          </table:table-cell>
        </table:table-row>
        <table:table-row table:style-name="ro1">
          <table:table-cell office:value-type="float" office:value="3584650" calcext:value-type="float">
            <text:p>3584650</text:p>
          </table:table-cell>
          <table:table-cell office:value-type="string" calcext:value-type="string">
            <text:p>https://api.github.com/repos/atlrug/atlrug4</text:p>
          </table:table-cell>
          <table:table-cell table:formula="of:=REPLACE([.B693]; 1; 29; &quot;&quot;)" office:value-type="string" office:string-value="atlrug/atlrug4" calcext:value-type="string">
            <text:p>atlrug/atlrug4</text:p>
          </table:table-cell>
        </table:table-row>
        <table:table-row table:style-name="ro1">
          <table:table-cell office:value-type="float" office:value="3597441" calcext:value-type="float">
            <text:p>3597441</text:p>
          </table:table-cell>
          <table:table-cell office:value-type="string" calcext:value-type="string">
            <text:p>https://api.github.com/repos/laclasse-com/service-documents</text:p>
          </table:table-cell>
          <table:table-cell table:formula="of:=REPLACE([.B694]; 1; 29; &quot;&quot;)" office:value-type="string" office:string-value="laclasse-com/service-documents" calcext:value-type="string">
            <text:p>laclasse-com/service-documents</text:p>
          </table:table-cell>
        </table:table-row>
        <table:table-row table:style-name="ro1">
          <table:table-cell office:value-type="float" office:value="3601823" calcext:value-type="float">
            <text:p>3601823</text:p>
          </table:table-cell>
          <table:table-cell office:value-type="string" calcext:value-type="string">
            <text:p>https://api.github.com/repos/newmen/versatile-diamond</text:p>
          </table:table-cell>
          <table:table-cell table:formula="of:=REPLACE([.B695]; 1; 29; &quot;&quot;)" office:value-type="string" office:string-value="newmen/versatile-diamond" calcext:value-type="string">
            <text:p>newmen/versatile-diamond</text:p>
          </table:table-cell>
        </table:table-row>
        <table:table-row table:style-name="ro1">
          <table:table-cell office:value-type="float" office:value="3602346" calcext:value-type="float">
            <text:p>3602346</text:p>
          </table:table-cell>
          <table:table-cell office:value-type="string" calcext:value-type="string">
            <text:p>https://api.github.com/repos/garethr/garethr-docker</text:p>
          </table:table-cell>
          <table:table-cell table:formula="of:=REPLACE([.B696]; 1; 29; &quot;&quot;)" office:value-type="string" office:string-value="garethr/garethr-docker" calcext:value-type="string">
            <text:p>garethr/garethr-docker</text:p>
          </table:table-cell>
        </table:table-row>
        <table:table-row table:style-name="ro1">
          <table:table-cell office:value-type="float" office:value="3602693" calcext:value-type="float">
            <text:p>3602693</text:p>
          </table:table-cell>
          <table:table-cell office:value-type="string" calcext:value-type="string">
            <text:p>https://api.github.com/repos/Cominch/dial-a-device</text:p>
          </table:table-cell>
          <table:table-cell table:formula="of:=REPLACE([.B697]; 1; 29; &quot;&quot;)" office:value-type="string" office:string-value="Cominch/dial-a-device" calcext:value-type="string">
            <text:p>Cominch/dial-a-device</text:p>
          </table:table-cell>
        </table:table-row>
        <table:table-row table:style-name="ro1">
          <table:table-cell office:value-type="float" office:value="3603814" calcext:value-type="float">
            <text:p>3603814</text:p>
          </table:table-cell>
          <table:table-cell office:value-type="string" calcext:value-type="string">
            <text:p>https://api.github.com/repos/cloudfoundry/java-buildpack</text:p>
          </table:table-cell>
          <table:table-cell table:formula="of:=REPLACE([.B698]; 1; 29; &quot;&quot;)" office:value-type="string" office:string-value="cloudfoundry/java-buildpack" calcext:value-type="string">
            <text:p>cloudfoundry/java-buildpack</text:p>
          </table:table-cell>
        </table:table-row>
        <table:table-row table:style-name="ro1">
          <table:table-cell office:value-type="float" office:value="3607979" calcext:value-type="float">
            <text:p>3607979</text:p>
          </table:table-cell>
          <table:table-cell office:value-type="string" calcext:value-type="string">
            <text:p>https://api.github.com/repos/Metaswitch/chef</text:p>
          </table:table-cell>
          <table:table-cell table:formula="of:=REPLACE([.B699]; 1; 29; &quot;&quot;)" office:value-type="string" office:string-value="Metaswitch/chef" calcext:value-type="string">
            <text:p>Metaswitch/chef</text:p>
          </table:table-cell>
        </table:table-row>
        <table:table-row table:style-name="ro1">
          <table:table-cell office:value-type="float" office:value="3608376" calcext:value-type="float">
            <text:p>3608376</text:p>
          </table:table-cell>
          <table:table-cell office:value-type="string" calcext:value-type="string">
            <text:p>https://api.github.com/repos/ably/docs</text:p>
          </table:table-cell>
          <table:table-cell table:formula="of:=REPLACE([.B700]; 1; 29; &quot;&quot;)" office:value-type="string" office:string-value="ably/docs" calcext:value-type="string">
            <text:p>ably/docs</text:p>
          </table:table-cell>
        </table:table-row>
        <table:table-row table:style-name="ro1">
          <table:table-cell office:value-type="float" office:value="3623684" calcext:value-type="float">
            <text:p>3623684</text:p>
          </table:table-cell>
          <table:table-cell office:value-type="string" calcext:value-type="string">
            <text:p>https://api.github.com/repos/HabitatMap/AirCasting</text:p>
          </table:table-cell>
          <table:table-cell table:formula="of:=REPLACE([.B701]; 1; 29; &quot;&quot;)" office:value-type="string" office:string-value="HabitatMap/AirCasting" calcext:value-type="string">
            <text:p>HabitatMap/AirCasting</text:p>
          </table:table-cell>
        </table:table-row>
        <table:table-row table:style-name="ro1">
          <table:table-cell office:value-type="float" office:value="3627548" calcext:value-type="float">
            <text:p>3627548</text:p>
          </table:table-cell>
          <table:table-cell office:value-type="string" calcext:value-type="string">
            <text:p>https://api.github.com/repos/dwaynemac/attendance</text:p>
          </table:table-cell>
          <table:table-cell table:formula="of:=REPLACE([.B702]; 1; 29; &quot;&quot;)" office:value-type="string" office:string-value="dwaynemac/attendance" calcext:value-type="string">
            <text:p>dwaynemac/attendance</text:p>
          </table:table-cell>
        </table:table-row>
        <table:table-row table:style-name="ro1">
          <table:table-cell office:value-type="float" office:value="3632008" calcext:value-type="float">
            <text:p>3632008</text:p>
          </table:table-cell>
          <table:table-cell office:value-type="string" calcext:value-type="string">
            <text:p>https://api.github.com/repos/Scalarm/scalarm_experiment_manager</text:p>
          </table:table-cell>
          <table:table-cell table:formula="of:=REPLACE([.B703]; 1; 29; &quot;&quot;)" office:value-type="string" office:string-value="Scalarm/scalarm_experiment_manager" calcext:value-type="string">
            <text:p>Scalarm/scalarm_experiment_manager</text:p>
          </table:table-cell>
        </table:table-row>
        <table:table-row table:style-name="ro1">
          <table:table-cell office:value-type="float" office:value="3656489" calcext:value-type="float">
            <text:p>3656489</text:p>
          </table:table-cell>
          <table:table-cell office:value-type="string" calcext:value-type="string">
            <text:p>https://api.github.com/repos/Vars5/resumereader</text:p>
          </table:table-cell>
          <table:table-cell table:formula="of:=REPLACE([.B704]; 1; 29; &quot;&quot;)" office:value-type="string" office:string-value="Vars5/resumereader" calcext:value-type="string">
            <text:p>Vars5/resumereader</text:p>
          </table:table-cell>
        </table:table-row>
        <table:table-row table:style-name="ro1">
          <table:table-cell office:value-type="float" office:value="3664983" calcext:value-type="float">
            <text:p>3664983</text:p>
          </table:table-cell>
          <table:table-cell office:value-type="string" calcext:value-type="string">
            <text:p>https://api.github.com/repos/maddenp/ppp</text:p>
          </table:table-cell>
          <table:table-cell table:formula="of:=REPLACE([.B705]; 1; 29; &quot;&quot;)" office:value-type="string" office:string-value="maddenp/ppp" calcext:value-type="string">
            <text:p>maddenp/ppp</text:p>
          </table:table-cell>
        </table:table-row>
        <table:table-row table:style-name="ro1">
          <table:table-cell office:value-type="float" office:value="3671396" calcext:value-type="float">
            <text:p>3671396</text:p>
          </table:table-cell>
          <table:table-cell office:value-type="string" calcext:value-type="string">
            <text:p>https://api.github.com/repos/chef-cookbooks/docker</text:p>
          </table:table-cell>
          <table:table-cell table:formula="of:=REPLACE([.B706]; 1; 29; &quot;&quot;)" office:value-type="string" office:string-value="chef-cookbooks/docker" calcext:value-type="string">
            <text:p>chef-cookbooks/docker</text:p>
          </table:table-cell>
        </table:table-row>
        <table:table-row table:style-name="ro1">
          <table:table-cell office:value-type="float" office:value="3674590" calcext:value-type="float">
            <text:p>3674590</text:p>
          </table:table-cell>
          <table:table-cell office:value-type="string" calcext:value-type="string">
            <text:p>https://api.github.com/repos/mbj/unparser</text:p>
          </table:table-cell>
          <table:table-cell table:formula="of:=REPLACE([.B707]; 1; 29; &quot;&quot;)" office:value-type="string" office:string-value="mbj/unparser" calcext:value-type="string">
            <text:p>mbj/unparser</text:p>
          </table:table-cell>
        </table:table-row>
        <table:table-row table:style-name="ro1">
          <table:table-cell office:value-type="float" office:value="3697924" calcext:value-type="float">
            <text:p>3697924</text:p>
          </table:table-cell>
          <table:table-cell office:value-type="string" calcext:value-type="string">
            <text:p>https://api.github.com/repos/johm/borges</text:p>
          </table:table-cell>
          <table:table-cell table:formula="of:=REPLACE([.B708]; 1; 29; &quot;&quot;)" office:value-type="string" office:string-value="johm/borges" calcext:value-type="string">
            <text:p>johm/borges</text:p>
          </table:table-cell>
        </table:table-row>
        <table:table-row table:style-name="ro1">
          <table:table-cell office:value-type="float" office:value="3712685" calcext:value-type="float">
            <text:p>3712685</text:p>
          </table:table-cell>
          <table:table-cell office:value-type="string" calcext:value-type="string">
            <text:p>https://api.github.com/repos/rosa-abf/rosa-build</text:p>
          </table:table-cell>
          <table:table-cell table:formula="of:=REPLACE([.B709]; 1; 29; &quot;&quot;)" office:value-type="string" office:string-value="rosa-abf/rosa-build" calcext:value-type="string">
            <text:p>rosa-abf/rosa-build</text:p>
          </table:table-cell>
        </table:table-row>
        <table:table-row table:style-name="ro1">
          <table:table-cell office:value-type="float" office:value="3719960" calcext:value-type="float">
            <text:p>3719960</text:p>
          </table:table-cell>
          <table:table-cell office:value-type="string" calcext:value-type="string">
            <text:p>https://api.github.com/repos/codeforamerica/ohana-api</text:p>
          </table:table-cell>
          <table:table-cell table:formula="of:=REPLACE([.B710]; 1; 29; &quot;&quot;)" office:value-type="string" office:string-value="codeforamerica/ohana-api" calcext:value-type="string">
            <text:p>codeforamerica/ohana-api</text:p>
          </table:table-cell>
        </table:table-row>
        <table:table-row table:style-name="ro1">
          <table:table-cell office:value-type="float" office:value="3721544" calcext:value-type="float">
            <text:p>3721544</text:p>
          </table:table-cell>
          <table:table-cell office:value-type="string" calcext:value-type="string">
            <text:p>https://api.github.com/repos/openstack/cookbook-openstack-compute</text:p>
          </table:table-cell>
          <table:table-cell table:formula="of:=REPLACE([.B711]; 1; 29; &quot;&quot;)" office:value-type="string" office:string-value="openstack/cookbook-openstack-compute" calcext:value-type="string">
            <text:p>openstack/cookbook-openstack-compute</text:p>
          </table:table-cell>
        </table:table-row>
        <table:table-row table:style-name="ro1">
          <table:table-cell office:value-type="float" office:value="3728772" calcext:value-type="float">
            <text:p>3728772</text:p>
          </table:table-cell>
          <table:table-cell office:value-type="string" calcext:value-type="string">
            <text:p>https://api.github.com/repos/Coursemology/coursemology.org</text:p>
          </table:table-cell>
          <table:table-cell table:formula="of:=REPLACE([.B712]; 1; 29; &quot;&quot;)" office:value-type="string" office:string-value="Coursemology/coursemology.org" calcext:value-type="string">
            <text:p>Coursemology/coursemology.org</text:p>
          </table:table-cell>
        </table:table-row>
        <table:table-row table:style-name="ro1">
          <table:table-cell office:value-type="float" office:value="3729843" calcext:value-type="float">
            <text:p>3729843</text:p>
          </table:table-cell>
          <table:table-cell office:value-type="string" calcext:value-type="string">
            <text:p>https://api.github.com/repos/openSUSE/osem</text:p>
          </table:table-cell>
          <table:table-cell table:formula="of:=REPLACE([.B713]; 1; 29; &quot;&quot;)" office:value-type="string" office:string-value="openSUSE/osem" calcext:value-type="string">
            <text:p>openSUSE/osem</text:p>
          </table:table-cell>
        </table:table-row>
        <table:table-row table:style-name="ro1">
          <table:table-cell office:value-type="float" office:value="3736296" calcext:value-type="float">
            <text:p>3736296</text:p>
          </table:table-cell>
          <table:table-cell office:value-type="string" calcext:value-type="string">
            <text:p>https://api.github.com/repos/JITSystems/ijkh</text:p>
          </table:table-cell>
          <table:table-cell table:formula="of:=REPLACE([.B714]; 1; 29; &quot;&quot;)" office:value-type="string" office:string-value="JITSystems/ijkh" calcext:value-type="string">
            <text:p>JITSystems/ijkh</text:p>
          </table:table-cell>
        </table:table-row>
        <table:table-row table:style-name="ro1">
          <table:table-cell office:value-type="float" office:value="3760694" calcext:value-type="float">
            <text:p>3760694</text:p>
          </table:table-cell>
          <table:table-cell office:value-type="string" calcext:value-type="string">
            <text:p>https://api.github.com/repos/appsignal/appsignal</text:p>
          </table:table-cell>
          <table:table-cell table:formula="of:=REPLACE([.B715]; 1; 29; &quot;&quot;)" office:value-type="string" office:string-value="appsignal/appsignal" calcext:value-type="string">
            <text:p>appsignal/appsignal</text:p>
          </table:table-cell>
        </table:table-row>
        <table:table-row table:style-name="ro1">
          <table:table-cell office:value-type="float" office:value="3765594" calcext:value-type="float">
            <text:p>3765594</text:p>
          </table:table-cell>
          <table:table-cell office:value-type="string" calcext:value-type="string">
            <text:p>https://api.github.com/repos/mgup/hq</text:p>
          </table:table-cell>
          <table:table-cell table:formula="of:=REPLACE([.B716]; 1; 29; &quot;&quot;)" office:value-type="string" office:string-value="mgup/hq" calcext:value-type="string">
            <text:p>mgup/hq</text:p>
          </table:table-cell>
        </table:table-row>
        <table:table-row table:style-name="ro1">
          <table:table-cell office:value-type="float" office:value="3794776" calcext:value-type="float">
            <text:p>3794776</text:p>
          </table:table-cell>
          <table:table-cell office:value-type="string" calcext:value-type="string">
            <text:p>https://api.github.com/repos/openfootball/at-austria</text:p>
          </table:table-cell>
          <table:table-cell table:formula="of:=REPLACE([.B717]; 1; 29; &quot;&quot;)" office:value-type="string" office:string-value="openfootball/at-austria" calcext:value-type="string">
            <text:p>openfootball/at-austria</text:p>
          </table:table-cell>
        </table:table-row>
        <table:table-row table:style-name="ro1">
          <table:table-cell office:value-type="float" office:value="3806553" calcext:value-type="float">
            <text:p>3806553</text:p>
          </table:table-cell>
          <table:table-cell office:value-type="string" calcext:value-type="string">
            <text:p>https://api.github.com/repos/paulfioravanti/resume</text:p>
          </table:table-cell>
          <table:table-cell table:formula="of:=REPLACE([.B718]; 1; 29; &quot;&quot;)" office:value-type="string" office:string-value="paulfioravanti/resume" calcext:value-type="string">
            <text:p>paulfioravanti/resume</text:p>
          </table:table-cell>
        </table:table-row>
        <table:table-row table:style-name="ro1">
          <table:table-cell office:value-type="float" office:value="3815595" calcext:value-type="float">
            <text:p>3815595</text:p>
          </table:table-cell>
          <table:table-cell office:value-type="string" calcext:value-type="string">
            <text:p>https://api.github.com/repos/great-h/great-h.github.io</text:p>
          </table:table-cell>
          <table:table-cell table:formula="of:=REPLACE([.B719]; 1; 29; &quot;&quot;)" office:value-type="string" office:string-value="great-h/great-h.github.io" calcext:value-type="string">
            <text:p>great-h/great-h.github.io</text:p>
          </table:table-cell>
        </table:table-row>
        <table:table-row table:style-name="ro1">
          <table:table-cell office:value-type="float" office:value="3817505" calcext:value-type="float">
            <text:p>3817505</text:p>
          </table:table-cell>
          <table:table-cell office:value-type="string" calcext:value-type="string">
            <text:p>https://api.github.com/repos/WGBH/openvault</text:p>
          </table:table-cell>
          <table:table-cell table:formula="of:=REPLACE([.B720]; 1; 29; &quot;&quot;)" office:value-type="string" office:string-value="WGBH/openvault" calcext:value-type="string">
            <text:p>WGBH/openvault</text:p>
          </table:table-cell>
        </table:table-row>
        <table:table-row table:style-name="ro1">
          <table:table-cell office:value-type="float" office:value="3825055" calcext:value-type="float">
            <text:p>3825055</text:p>
          </table:table-cell>
          <table:table-cell office:value-type="string" calcext:value-type="string">
            <text:p>https://api.github.com/repos/brigade/overcommit</text:p>
          </table:table-cell>
          <table:table-cell table:formula="of:=REPLACE([.B721]; 1; 29; &quot;&quot;)" office:value-type="string" office:string-value="brigade/overcommit" calcext:value-type="string">
            <text:p>brigade/overcommit</text:p>
          </table:table-cell>
        </table:table-row>
        <table:table-row table:style-name="ro1">
          <table:table-cell office:value-type="float" office:value="3825551" calcext:value-type="float">
            <text:p>3825551</text:p>
          </table:table-cell>
          <table:table-cell office:value-type="string" calcext:value-type="string">
            <text:p>https://api.github.com/repos/bundler/bundler</text:p>
          </table:table-cell>
          <table:table-cell table:formula="of:=REPLACE([.B722]; 1; 29; &quot;&quot;)" office:value-type="string" office:string-value="bundler/bundler" calcext:value-type="string">
            <text:p>bundler/bundler</text:p>
          </table:table-cell>
        </table:table-row>
        <table:table-row table:style-name="ro1">
          <table:table-cell office:value-type="float" office:value="3829631" calcext:value-type="float">
            <text:p>3829631</text:p>
          </table:table-cell>
          <table:table-cell office:value-type="string" calcext:value-type="string">
            <text:p>https://api.github.com/repos/puppetlabs/puppetlabs-postgresql</text:p>
          </table:table-cell>
          <table:table-cell table:formula="of:=REPLACE([.B723]; 1; 29; &quot;&quot;)" office:value-type="string" office:string-value="puppetlabs/puppetlabs-postgresql" calcext:value-type="string">
            <text:p>puppetlabs/puppetlabs-postgresql</text:p>
          </table:table-cell>
        </table:table-row>
        <table:table-row table:style-name="ro1">
          <table:table-cell office:value-type="float" office:value="3839922" calcext:value-type="float">
            <text:p>3839922</text:p>
          </table:table-cell>
          <table:table-cell office:value-type="string" calcext:value-type="string">
            <text:p>https://api.github.com/repos/foodcoops/foodsoft</text:p>
          </table:table-cell>
          <table:table-cell table:formula="of:=REPLACE([.B724]; 1; 29; &quot;&quot;)" office:value-type="string" office:string-value="foodcoops/foodsoft" calcext:value-type="string">
            <text:p>foodcoops/foodsoft</text:p>
          </table:table-cell>
        </table:table-row>
        <table:table-row table:style-name="ro1">
          <table:table-cell office:value-type="float" office:value="3848299" calcext:value-type="float">
            <text:p>3848299</text:p>
          </table:table-cell>
          <table:table-cell office:value-type="string" calcext:value-type="string">
            <text:p>https://api.github.com/repos/walkeriniraq/twitarr</text:p>
          </table:table-cell>
          <table:table-cell table:formula="of:=REPLACE([.B725]; 1; 29; &quot;&quot;)" office:value-type="string" office:string-value="walkeriniraq/twitarr" calcext:value-type="string">
            <text:p>walkeriniraq/twitarr</text:p>
          </table:table-cell>
        </table:table-row>
        <table:table-row table:style-name="ro1">
          <table:table-cell office:value-type="float" office:value="3877115" calcext:value-type="float">
            <text:p>3877115</text:p>
          </table:table-cell>
          <table:table-cell office:value-type="string" calcext:value-type="string">
            <text:p>https://api.github.com/repos/neno/navigator-3-frontend</text:p>
          </table:table-cell>
          <table:table-cell table:formula="of:=REPLACE([.B726]; 1; 29; &quot;&quot;)" office:value-type="string" office:string-value="neno/navigator-3-frontend" calcext:value-type="string">
            <text:p>neno/navigator-3-frontend</text:p>
          </table:table-cell>
        </table:table-row>
        <table:table-row table:style-name="ro1">
          <table:table-cell office:value-type="float" office:value="3877895" calcext:value-type="float">
            <text:p>3877895</text:p>
          </table:table-cell>
          <table:table-cell office:value-type="string" calcext:value-type="string">
            <text:p>https://api.github.com/repos/jjyg/boobs</text:p>
          </table:table-cell>
          <table:table-cell table:formula="of:=REPLACE([.B727]; 1; 29; &quot;&quot;)" office:value-type="string" office:string-value="jjyg/boobs" calcext:value-type="string">
            <text:p>jjyg/boobs</text:p>
          </table:table-cell>
        </table:table-row>
        <table:table-row table:style-name="ro1">
          <table:table-cell office:value-type="float" office:value="3890962" calcext:value-type="float">
            <text:p>3890962</text:p>
          </table:table-cell>
          <table:table-cell office:value-type="string" calcext:value-type="string">
            <text:p>https://api.github.com/repos/graspapp/grasp</text:p>
          </table:table-cell>
          <table:table-cell table:formula="of:=REPLACE([.B728]; 1; 29; &quot;&quot;)" office:value-type="string" office:string-value="graspapp/grasp" calcext:value-type="string">
            <text:p>graspapp/grasp</text:p>
          </table:table-cell>
        </table:table-row>
        <table:table-row table:style-name="ro1">
          <table:table-cell office:value-type="float" office:value="3925045" calcext:value-type="float">
            <text:p>3925045</text:p>
          </table:table-cell>
          <table:table-cell office:value-type="string" calcext:value-type="string">
            <text:p>https://api.github.com/repos/redcross/arcdata</text:p>
          </table:table-cell>
          <table:table-cell table:formula="of:=REPLACE([.B729]; 1; 29; &quot;&quot;)" office:value-type="string" office:string-value="redcross/arcdata" calcext:value-type="string">
            <text:p>redcross/arcdata</text:p>
          </table:table-cell>
        </table:table-row>
        <table:table-row table:style-name="ro1">
          <table:table-cell office:value-type="float" office:value="3929150" calcext:value-type="float">
            <text:p>3929150</text:p>
          </table:table-cell>
          <table:table-cell office:value-type="string" calcext:value-type="string">
            <text:p>https://api.github.com/repos/octokit/octokit.rb</text:p>
          </table:table-cell>
          <table:table-cell table:formula="of:=REPLACE([.B730]; 1; 29; &quot;&quot;)" office:value-type="string" office:string-value="octokit/octokit.rb" calcext:value-type="string">
            <text:p>octokit/octokit.rb</text:p>
          </table:table-cell>
        </table:table-row>
        <table:table-row table:style-name="ro1">
          <table:table-cell office:value-type="float" office:value="3945833" calcext:value-type="float">
            <text:p>3945833</text:p>
          </table:table-cell>
          <table:table-cell office:value-type="string" calcext:value-type="string">
            <text:p>https://api.github.com/repos/edx/cs_comments_service</text:p>
          </table:table-cell>
          <table:table-cell table:formula="of:=REPLACE([.B731]; 1; 29; &quot;&quot;)" office:value-type="string" office:string-value="edx/cs_comments_service" calcext:value-type="string">
            <text:p>edx/cs_comments_service</text:p>
          </table:table-cell>
        </table:table-row>
        <table:table-row table:style-name="ro1">
          <table:table-cell office:value-type="float" office:value="3947065" calcext:value-type="float">
            <text:p>3947065</text:p>
          </table:table-cell>
          <table:table-cell office:value-type="string" calcext:value-type="string">
            <text:p>https://api.github.com/repos/publiclab/plots2</text:p>
          </table:table-cell>
          <table:table-cell table:formula="of:=REPLACE([.B732]; 1; 29; &quot;&quot;)" office:value-type="string" office:string-value="publiclab/plots2" calcext:value-type="string">
            <text:p>publiclab/plots2</text:p>
          </table:table-cell>
        </table:table-row>
        <table:table-row table:style-name="ro1">
          <table:table-cell office:value-type="float" office:value="3964854" calcext:value-type="float">
            <text:p>3964854</text:p>
          </table:table-cell>
          <table:table-cell office:value-type="string" calcext:value-type="string">
            <text:p>https://api.github.com/repos/eea/bise.catalogue</text:p>
          </table:table-cell>
          <table:table-cell table:formula="of:=REPLACE([.B733]; 1; 29; &quot;&quot;)" office:value-type="string" office:string-value="eea/bise.catalogue" calcext:value-type="string">
            <text:p>eea/bise.catalogue</text:p>
          </table:table-cell>
        </table:table-row>
        <table:table-row table:style-name="ro1">
          <table:table-cell office:value-type="float" office:value="3968039" calcext:value-type="float">
            <text:p>3968039</text:p>
          </table:table-cell>
          <table:table-cell office:value-type="string" calcext:value-type="string">
            <text:p>https://api.github.com/repos/fiuba/alfred</text:p>
          </table:table-cell>
          <table:table-cell table:formula="of:=REPLACE([.B734]; 1; 29; &quot;&quot;)" office:value-type="string" office:string-value="fiuba/alfred" calcext:value-type="string">
            <text:p>fiuba/alfred</text:p>
          </table:table-cell>
        </table:table-row>
        <table:table-row table:style-name="ro1">
          <table:table-cell office:value-type="float" office:value="3970782" calcext:value-type="float">
            <text:p>3970782</text:p>
          </table:table-cell>
          <table:table-cell office:value-type="string" calcext:value-type="string">
            <text:p>https://api.github.com/repos/gramie-sw/ggp2</text:p>
          </table:table-cell>
          <table:table-cell table:formula="of:=REPLACE([.B735]; 1; 29; &quot;&quot;)" office:value-type="string" office:string-value="gramie-sw/ggp2" calcext:value-type="string">
            <text:p>gramie-sw/ggp2</text:p>
          </table:table-cell>
        </table:table-row>
        <table:table-row table:style-name="ro1">
          <table:table-cell office:value-type="float" office:value="3972778" calcext:value-type="float">
            <text:p>3972778</text:p>
          </table:table-cell>
          <table:table-cell office:value-type="string" calcext:value-type="string">
            <text:p>https://api.github.com/repos/giv2giv/giv2giv-rails</text:p>
          </table:table-cell>
          <table:table-cell table:formula="of:=REPLACE([.B736]; 1; 29; &quot;&quot;)" office:value-type="string" office:string-value="giv2giv/giv2giv-rails" calcext:value-type="string">
            <text:p>giv2giv/giv2giv-rails</text:p>
          </table:table-cell>
        </table:table-row>
        <table:table-row table:style-name="ro1">
          <table:table-cell office:value-type="float" office:value="3978664" calcext:value-type="float">
            <text:p>3978664</text:p>
          </table:table-cell>
          <table:table-cell office:value-type="string" calcext:value-type="string">
            <text:p>https://api.github.com/repos/pagseguro/ruby</text:p>
          </table:table-cell>
          <table:table-cell table:formula="of:=REPLACE([.B737]; 1; 29; &quot;&quot;)" office:value-type="string" office:string-value="pagseguro/ruby" calcext:value-type="string">
            <text:p>pagseguro/ruby</text:p>
          </table:table-cell>
        </table:table-row>
        <table:table-row table:style-name="ro1">
          <table:table-cell office:value-type="float" office:value="3982156" calcext:value-type="float">
            <text:p>3982156</text:p>
          </table:table-cell>
          <table:table-cell office:value-type="string" calcext:value-type="string">
            <text:p>https://api.github.com/repos/mather013/footy</text:p>
          </table:table-cell>
          <table:table-cell table:formula="of:=REPLACE([.B738]; 1; 29; &quot;&quot;)" office:value-type="string" office:string-value="mather013/footy" calcext:value-type="string">
            <text:p>mather013/footy</text:p>
          </table:table-cell>
        </table:table-row>
        <table:table-row table:style-name="ro1">
          <table:table-cell office:value-type="float" office:value="3987455" calcext:value-type="float">
            <text:p>3987455</text:p>
          </table:table-cell>
          <table:table-cell office:value-type="string" calcext:value-type="string">
            <text:p>https://api.github.com/repos/Stackle/BMB2014</text:p>
          </table:table-cell>
          <table:table-cell table:formula="of:=REPLACE([.B739]; 1; 29; &quot;&quot;)" office:value-type="string" office:string-value="Stackle/BMB2014" calcext:value-type="string">
            <text:p>Stackle/BMB2014</text:p>
          </table:table-cell>
        </table:table-row>
        <table:table-row table:style-name="ro1">
          <table:table-cell office:value-type="float" office:value="3990170" calcext:value-type="float">
            <text:p>3990170</text:p>
          </table:table-cell>
          <table:table-cell office:value-type="string" calcext:value-type="string">
            <text:p>https://api.github.com/repos/eapache/starscope</text:p>
          </table:table-cell>
          <table:table-cell table:formula="of:=REPLACE([.B740]; 1; 29; &quot;&quot;)" office:value-type="string" office:string-value="eapache/starscope" calcext:value-type="string">
            <text:p>eapache/starscope</text:p>
          </table:table-cell>
        </table:table-row>
        <table:table-row table:style-name="ro1">
          <table:table-cell office:value-type="float" office:value="4003091" calcext:value-type="float">
            <text:p>4003091</text:p>
          </table:table-cell>
          <table:table-cell office:value-type="string" calcext:value-type="string">
            <text:p>https://api.github.com/repos/ArturT/Railstom</text:p>
          </table:table-cell>
          <table:table-cell table:formula="of:=REPLACE([.B741]; 1; 29; &quot;&quot;)" office:value-type="string" office:string-value="ArturT/Railstom" calcext:value-type="string">
            <text:p>ArturT/Railstom</text:p>
          </table:table-cell>
        </table:table-row>
        <table:table-row table:style-name="ro1">
          <table:table-cell office:value-type="float" office:value="4025321" calcext:value-type="float">
            <text:p>4025321</text:p>
          </table:table-cell>
          <table:table-cell office:value-type="string" calcext:value-type="string">
            <text:p>https://api.github.com/repos/opal/opal-browser</text:p>
          </table:table-cell>
          <table:table-cell table:formula="of:=REPLACE([.B742]; 1; 29; &quot;&quot;)" office:value-type="string" office:string-value="opal/opal-browser" calcext:value-type="string">
            <text:p>opal/opal-browser</text:p>
          </table:table-cell>
        </table:table-row>
        <table:table-row table:style-name="ro1">
          <table:table-cell office:value-type="float" office:value="4034386" calcext:value-type="float">
            <text:p>4034386</text:p>
          </table:table-cell>
          <table:table-cell office:value-type="string" calcext:value-type="string">
            <text:p>https://api.github.com/repos/groupon/Selenium-Grid-Extras</text:p>
          </table:table-cell>
          <table:table-cell table:formula="of:=REPLACE([.B743]; 1; 29; &quot;&quot;)" office:value-type="string" office:string-value="groupon/Selenium-Grid-Extras" calcext:value-type="string">
            <text:p>groupon/Selenium-Grid-Extras</text:p>
          </table:table-cell>
        </table:table-row>
        <table:table-row table:style-name="ro1">
          <table:table-cell office:value-type="float" office:value="4039426" calcext:value-type="float">
            <text:p>4039426</text:p>
          </table:table-cell>
          <table:table-cell office:value-type="string" calcext:value-type="string">
            <text:p>https://api.github.com/repos/ICRAR/TSN_alpha</text:p>
          </table:table-cell>
          <table:table-cell table:formula="of:=REPLACE([.B744]; 1; 29; &quot;&quot;)" office:value-type="string" office:string-value="ICRAR/TSN_alpha" calcext:value-type="string">
            <text:p>ICRAR/TSN_alpha</text:p>
          </table:table-cell>
        </table:table-row>
        <table:table-row table:style-name="ro1">
          <table:table-cell office:value-type="float" office:value="4098990" calcext:value-type="float">
            <text:p>4098990</text:p>
          </table:table-cell>
          <table:table-cell office:value-type="string" calcext:value-type="string">
            <text:p>https://api.github.com/repos/rails-girls-summer-of-code/rgsoc-teams</text:p>
          </table:table-cell>
          <table:table-cell table:formula="of:=REPLACE([.B745]; 1; 29; &quot;&quot;)" office:value-type="string" office:string-value="rails-girls-summer-of-code/rgsoc-teams" calcext:value-type="string">
            <text:p>rails-girls-summer-of-code/rgsoc-teams</text:p>
          </table:table-cell>
        </table:table-row>
        <table:table-row table:style-name="ro1">
          <table:table-cell office:value-type="float" office:value="4100576" calcext:value-type="float">
            <text:p>4100576</text:p>
          </table:table-cell>
          <table:table-cell office:value-type="string" calcext:value-type="string">
            <text:p>https://api.github.com/repos/rom-rb/rom</text:p>
          </table:table-cell>
          <table:table-cell table:formula="of:=REPLACE([.B746]; 1; 29; &quot;&quot;)" office:value-type="string" office:string-value="rom-rb/rom" calcext:value-type="string">
            <text:p>rom-rb/rom</text:p>
          </table:table-cell>
        </table:table-row>
        <table:table-row table:style-name="ro1">
          <table:table-cell office:value-type="float" office:value="4106170" calcext:value-type="float">
            <text:p>4106170</text:p>
          </table:table-cell>
          <table:table-cell office:value-type="string" calcext:value-type="string">
            <text:p>https://api.github.com/repos/yeahrb/yeah</text:p>
          </table:table-cell>
          <table:table-cell table:formula="of:=REPLACE([.B747]; 1; 29; &quot;&quot;)" office:value-type="string" office:string-value="yeahrb/yeah" calcext:value-type="string">
            <text:p>yeahrb/yeah</text:p>
          </table:table-cell>
        </table:table-row>
        <table:table-row table:style-name="ro1">
          <table:table-cell office:value-type="float" office:value="4112574" calcext:value-type="float">
            <text:p>4112574</text:p>
          </table:table-cell>
          <table:table-cell office:value-type="string" calcext:value-type="string">
            <text:p>https://api.github.com/repos/nishiki/manage-password</text:p>
          </table:table-cell>
          <table:table-cell table:formula="of:=REPLACE([.B748]; 1; 29; &quot;&quot;)" office:value-type="string" office:string-value="nishiki/manage-password" calcext:value-type="string">
            <text:p>nishiki/manage-password</text:p>
          </table:table-cell>
        </table:table-row>
        <table:table-row table:style-name="ro1">
          <table:table-cell office:value-type="float" office:value="4122382" calcext:value-type="float">
            <text:p>4122382</text:p>
          </table:table-cell>
          <table:table-cell office:value-type="string" calcext:value-type="string">
            <text:p>https://api.github.com/repos/amatriain/feedbunch</text:p>
          </table:table-cell>
          <table:table-cell table:formula="of:=REPLACE([.B749]; 1; 29; &quot;&quot;)" office:value-type="string" office:string-value="amatriain/feedbunch" calcext:value-type="string">
            <text:p>amatriain/feedbunch</text:p>
          </table:table-cell>
        </table:table-row>
        <table:table-row table:style-name="ro1">
          <table:table-cell office:value-type="float" office:value="4124256" calcext:value-type="float">
            <text:p>4124256</text:p>
          </table:table-cell>
          <table:table-cell office:value-type="string" calcext:value-type="string">
            <text:p>https://api.github.com/repos/1337/yesterday-i-learned</text:p>
          </table:table-cell>
          <table:table-cell table:formula="of:=REPLACE([.B750]; 1; 29; &quot;&quot;)" office:value-type="string" office:string-value="1337/yesterday-i-learned" calcext:value-type="string">
            <text:p>1337/yesterday-i-learned</text:p>
          </table:table-cell>
        </table:table-row>
        <table:table-row table:style-name="ro1">
          <table:table-cell office:value-type="float" office:value="4125828" calcext:value-type="float">
            <text:p>4125828</text:p>
          </table:table-cell>
          <table:table-cell office:value-type="string" calcext:value-type="string">
            <text:p>https://api.github.com/repos/Helabs/pah</text:p>
          </table:table-cell>
          <table:table-cell table:formula="of:=REPLACE([.B751]; 1; 29; &quot;&quot;)" office:value-type="string" office:string-value="Helabs/pah" calcext:value-type="string">
            <text:p>Helabs/pah</text:p>
          </table:table-cell>
        </table:table-row>
        <table:table-row table:style-name="ro1">
          <table:table-cell office:value-type="float" office:value="4161600" calcext:value-type="float">
            <text:p>4161600</text:p>
          </table:table-cell>
          <table:table-cell office:value-type="string" calcext:value-type="string">
            <text:p>https://api.github.com/repos/gems-uff/sapos</text:p>
          </table:table-cell>
          <table:table-cell table:formula="of:=REPLACE([.B752]; 1; 29; &quot;&quot;)" office:value-type="string" office:string-value="gems-uff/sapos" calcext:value-type="string">
            <text:p>gems-uff/sapos</text:p>
          </table:table-cell>
        </table:table-row>
        <table:table-row table:style-name="ro1">
          <table:table-cell office:value-type="float" office:value="4174622" calcext:value-type="float">
            <text:p>4174622</text:p>
          </table:table-cell>
          <table:table-cell office:value-type="string" calcext:value-type="string">
            <text:p>https://api.github.com/repos/swipely/docker-api</text:p>
          </table:table-cell>
          <table:table-cell table:formula="of:=REPLACE([.B753]; 1; 29; &quot;&quot;)" office:value-type="string" office:string-value="swipely/docker-api" calcext:value-type="string">
            <text:p>swipely/docker-api</text:p>
          </table:table-cell>
        </table:table-row>
        <table:table-row table:style-name="ro1">
          <table:table-cell office:value-type="float" office:value="4213272" calcext:value-type="float">
            <text:p>4213272</text:p>
          </table:table-cell>
          <table:table-cell office:value-type="string" calcext:value-type="string">
            <text:p>https://api.github.com/repos/glebm/i18n-tasks</text:p>
          </table:table-cell>
          <table:table-cell table:formula="of:=REPLACE([.B754]; 1; 29; &quot;&quot;)" office:value-type="string" office:string-value="glebm/i18n-tasks" calcext:value-type="string">
            <text:p>glebm/i18n-tasks</text:p>
          </table:table-cell>
        </table:table-row>
        <table:table-row table:style-name="ro1">
          <table:table-cell office:value-type="float" office:value="4252145" calcext:value-type="float">
            <text:p>4252145</text:p>
          </table:table-cell>
          <table:table-cell office:value-type="string" calcext:value-type="string">
            <text:p>https://api.github.com/repos/averageazn247/tamulol</text:p>
          </table:table-cell>
          <table:table-cell table:formula="of:=REPLACE([.B755]; 1; 29; &quot;&quot;)" office:value-type="string" office:string-value="averageazn247/tamulol" calcext:value-type="string">
            <text:p>averageazn247/tamulol</text:p>
          </table:table-cell>
        </table:table-row>
        <table:table-row table:style-name="ro1">
          <table:table-cell office:value-type="float" office:value="4252579" calcext:value-type="float">
            <text:p>4252579</text:p>
          </table:table-cell>
          <table:table-cell office:value-type="string" calcext:value-type="string">
            <text:p>https://api.github.com/repos/linduxed/bluecherries</text:p>
          </table:table-cell>
          <table:table-cell table:formula="of:=REPLACE([.B756]; 1; 29; &quot;&quot;)" office:value-type="string" office:string-value="linduxed/bluecherries" calcext:value-type="string">
            <text:p>linduxed/bluecherries</text:p>
          </table:table-cell>
        </table:table-row>
        <table:table-row table:style-name="ro1">
          <table:table-cell office:value-type="float" office:value="4256796" calcext:value-type="float">
            <text:p>4256796</text:p>
          </table:table-cell>
          <table:table-cell office:value-type="string" calcext:value-type="string">
            <text:p>https://api.github.com/repos/puppetlabs/razor-server</text:p>
          </table:table-cell>
          <table:table-cell table:formula="of:=REPLACE([.B757]; 1; 29; &quot;&quot;)" office:value-type="string" office:string-value="puppetlabs/razor-server" calcext:value-type="string">
            <text:p>puppetlabs/razor-server</text:p>
          </table:table-cell>
        </table:table-row>
        <table:table-row table:style-name="ro1">
          <table:table-cell office:value-type="float" office:value="4257448" calcext:value-type="float">
            <text:p>4257448</text:p>
          </table:table-cell>
          <table:table-cell office:value-type="string" calcext:value-type="string">
            <text:p>https://api.github.com/repos/tmcyf/tmcyf</text:p>
          </table:table-cell>
          <table:table-cell table:formula="of:=REPLACE([.B758]; 1; 29; &quot;&quot;)" office:value-type="string" office:string-value="tmcyf/tmcyf" calcext:value-type="string">
            <text:p>tmcyf/tmcyf</text:p>
          </table:table-cell>
        </table:table-row>
        <table:table-row table:style-name="ro1">
          <table:table-cell office:value-type="float" office:value="4260741" calcext:value-type="float">
            <text:p>4260741</text:p>
          </table:table-cell>
          <table:table-cell office:value-type="string" calcext:value-type="string">
            <text:p>https://api.github.com/repos/orgsync/active_interaction</text:p>
          </table:table-cell>
          <table:table-cell table:formula="of:=REPLACE([.B759]; 1; 29; &quot;&quot;)" office:value-type="string" office:string-value="orgsync/active_interaction" calcext:value-type="string">
            <text:p>orgsync/active_interaction</text:p>
          </table:table-cell>
        </table:table-row>
        <table:table-row table:style-name="ro1">
          <table:table-cell office:value-type="float" office:value="4290149" calcext:value-type="float">
            <text:p>4290149</text:p>
          </table:table-cell>
          <table:table-cell office:value-type="string" calcext:value-type="string">
            <text:p>https://api.github.com/repos/mizzy/serverspec</text:p>
          </table:table-cell>
          <table:table-cell table:formula="of:=REPLACE([.B760]; 1; 29; &quot;&quot;)" office:value-type="string" office:string-value="mizzy/serverspec" calcext:value-type="string">
            <text:p>mizzy/serverspec</text:p>
          </table:table-cell>
        </table:table-row>
        <table:table-row table:style-name="ro1">
          <table:table-cell office:value-type="float" office:value="4323186" calcext:value-type="float">
            <text:p>4323186</text:p>
          </table:table-cell>
          <table:table-cell office:value-type="string" calcext:value-type="string">
            <text:p>https://api.github.com/repos/psu-stewardship/archivesphere</text:p>
          </table:table-cell>
          <table:table-cell table:formula="of:=REPLACE([.B761]; 1; 29; &quot;&quot;)" office:value-type="string" office:string-value="psu-stewardship/archivesphere" calcext:value-type="string">
            <text:p>psu-stewardship/archivesphere</text:p>
          </table:table-cell>
        </table:table-row>
        <table:table-row table:style-name="ro1">
          <table:table-cell office:value-type="float" office:value="4323732" calcext:value-type="float">
            <text:p>4323732</text:p>
          </table:table-cell>
          <table:table-cell office:value-type="string" calcext:value-type="string">
            <text:p>https://api.github.com/repos/NYULibraries/rooms</text:p>
          </table:table-cell>
          <table:table-cell table:formula="of:=REPLACE([.B762]; 1; 29; &quot;&quot;)" office:value-type="string" office:string-value="NYULibraries/rooms" calcext:value-type="string">
            <text:p>NYULibraries/rooms</text:p>
          </table:table-cell>
        </table:table-row>
        <table:table-row table:style-name="ro1">
          <table:table-cell office:value-type="float" office:value="4378693" calcext:value-type="float">
            <text:p>4378693</text:p>
          </table:table-cell>
          <table:table-cell office:value-type="string" calcext:value-type="string">
            <text:p>https://api.github.com/repos/rails-assets/rails-assets</text:p>
          </table:table-cell>
          <table:table-cell table:formula="of:=REPLACE([.B763]; 1; 29; &quot;&quot;)" office:value-type="string" office:string-value="rails-assets/rails-assets" calcext:value-type="string">
            <text:p>rails-assets/rails-assets</text:p>
          </table:table-cell>
        </table:table-row>
        <table:table-row table:style-name="ro1">
          <table:table-cell office:value-type="float" office:value="4387801" calcext:value-type="float">
            <text:p>4387801</text:p>
          </table:table-cell>
          <table:table-cell office:value-type="string" calcext:value-type="string">
            <text:p>https://api.github.com/repos/github/github-ldap</text:p>
          </table:table-cell>
          <table:table-cell table:formula="of:=REPLACE([.B764]; 1; 29; &quot;&quot;)" office:value-type="string" office:string-value="github/github-ldap" calcext:value-type="string">
            <text:p>github/github-ldap</text:p>
          </table:table-cell>
        </table:table-row>
        <table:table-row table:style-name="ro1">
          <table:table-cell office:value-type="float" office:value="4420524" calcext:value-type="float">
            <text:p>4420524</text:p>
          </table:table-cell>
          <table:table-cell office:value-type="string" calcext:value-type="string">
            <text:p>https://api.github.com/repos/moebooru/moebooru</text:p>
          </table:table-cell>
          <table:table-cell table:formula="of:=REPLACE([.B765]; 1; 29; &quot;&quot;)" office:value-type="string" office:string-value="moebooru/moebooru" calcext:value-type="string">
            <text:p>moebooru/moebooru</text:p>
          </table:table-cell>
        </table:table-row>
        <table:table-row table:style-name="ro1">
          <table:table-cell office:value-type="float" office:value="4430593" calcext:value-type="float">
            <text:p>4430593</text:p>
          </table:table-cell>
          <table:table-cell office:value-type="string" calcext:value-type="string">
            <text:p>https://api.github.com/repos/openteam-com/timetable-app</text:p>
          </table:table-cell>
          <table:table-cell table:formula="of:=REPLACE([.B766]; 1; 29; &quot;&quot;)" office:value-type="string" office:string-value="openteam-com/timetable-app" calcext:value-type="string">
            <text:p>openteam-com/timetable-app</text:p>
          </table:table-cell>
        </table:table-row>
        <table:table-row table:style-name="ro1">
          <table:table-cell office:value-type="float" office:value="4436213" calcext:value-type="float">
            <text:p>4436213</text:p>
          </table:table-cell>
          <table:table-cell office:value-type="string" calcext:value-type="string">
            <text:p>https://api.github.com/repos/afimb/chouette2</text:p>
          </table:table-cell>
          <table:table-cell table:formula="of:=REPLACE([.B767]; 1; 29; &quot;&quot;)" office:value-type="string" office:string-value="afimb/chouette2" calcext:value-type="string">
            <text:p>afimb/chouette2</text:p>
          </table:table-cell>
        </table:table-row>
        <table:table-row table:style-name="ro1">
          <table:table-cell office:value-type="float" office:value="4466278" calcext:value-type="float">
            <text:p>4466278</text:p>
          </table:table-cell>
          <table:table-cell office:value-type="string" calcext:value-type="string">
            <text:p>https://api.github.com/repos/bundler/bundler-api</text:p>
          </table:table-cell>
          <table:table-cell table:formula="of:=REPLACE([.B768]; 1; 29; &quot;&quot;)" office:value-type="string" office:string-value="bundler/bundler-api" calcext:value-type="string">
            <text:p>bundler/bundler-api</text:p>
          </table:table-cell>
        </table:table-row>
        <table:table-row table:style-name="ro1">
          <table:table-cell office:value-type="float" office:value="4470805" calcext:value-type="float">
            <text:p>4470805</text:p>
          </table:table-cell>
          <table:table-cell office:value-type="string" calcext:value-type="string">
            <text:p>https://api.github.com/repos/jalcine/cmake.vim</text:p>
          </table:table-cell>
          <table:table-cell table:formula="of:=REPLACE([.B769]; 1; 29; &quot;&quot;)" office:value-type="string" office:string-value="jalcine/cmake.vim" calcext:value-type="string">
            <text:p>jalcine/cmake.vim</text:p>
          </table:table-cell>
        </table:table-row>
        <table:table-row table:style-name="ro1">
          <table:table-cell office:value-type="float" office:value="4484156" calcext:value-type="float">
            <text:p>4484156</text:p>
          </table:table-cell>
          <table:table-cell office:value-type="string" calcext:value-type="string">
            <text:p>https://api.github.com/repos/ankane/searchkick</text:p>
          </table:table-cell>
          <table:table-cell table:formula="of:=REPLACE([.B770]; 1; 29; &quot;&quot;)" office:value-type="string" office:string-value="ankane/searchkick" calcext:value-type="string">
            <text:p>ankane/searchkick</text:p>
          </table:table-cell>
        </table:table-row>
        <table:table-row table:style-name="ro1">
          <table:table-cell office:value-type="float" office:value="4485960" calcext:value-type="float">
            <text:p>4485960</text:p>
          </table:table-cell>
          <table:table-cell office:value-type="string" calcext:value-type="string">
            <text:p>https://api.github.com/repos/github/choosealicense.com</text:p>
          </table:table-cell>
          <table:table-cell table:formula="of:=REPLACE([.B771]; 1; 29; &quot;&quot;)" office:value-type="string" office:string-value="github/choosealicense.com" calcext:value-type="string">
            <text:p>github/choosealicense.com</text:p>
          </table:table-cell>
        </table:table-row>
        <table:table-row table:style-name="ro1">
          <table:table-cell office:value-type="float" office:value="4490281" calcext:value-type="float">
            <text:p>4490281</text:p>
          </table:table-cell>
          <table:table-cell office:value-type="string" calcext:value-type="string">
            <text:p>https://api.github.com/repos/jaros1/gofreerev-fb</text:p>
          </table:table-cell>
          <table:table-cell table:formula="of:=REPLACE([.B772]; 1; 29; &quot;&quot;)" office:value-type="string" office:string-value="jaros1/gofreerev-fb" calcext:value-type="string">
            <text:p>jaros1/gofreerev-fb</text:p>
          </table:table-cell>
        </table:table-row>
        <table:table-row table:style-name="ro1">
          <table:table-cell office:value-type="float" office:value="4493504" calcext:value-type="float">
            <text:p>4493504</text:p>
          </table:table-cell>
          <table:table-cell office:value-type="string" calcext:value-type="string">
            <text:p>https://api.github.com/repos/mmozuras/pronto</text:p>
          </table:table-cell>
          <table:table-cell table:formula="of:=REPLACE([.B773]; 1; 29; &quot;&quot;)" office:value-type="string" office:string-value="mmozuras/pronto" calcext:value-type="string">
            <text:p>mmozuras/pronto</text:p>
          </table:table-cell>
        </table:table-row>
        <table:table-row table:style-name="ro1">
          <table:table-cell office:value-type="float" office:value="4498063" calcext:value-type="float">
            <text:p>4498063</text:p>
          </table:table-cell>
          <table:table-cell office:value-type="string" calcext:value-type="string">
            <text:p>https://api.github.com/repos/mthssdrbrg/kafka-cookbook</text:p>
          </table:table-cell>
          <table:table-cell table:formula="of:=REPLACE([.B774]; 1; 29; &quot;&quot;)" office:value-type="string" office:string-value="mthssdrbrg/kafka-cookbook" calcext:value-type="string">
            <text:p>mthssdrbrg/kafka-cookbook</text:p>
          </table:table-cell>
        </table:table-row>
        <table:table-row table:style-name="ro1">
          <table:table-cell office:value-type="float" office:value="4505845" calcext:value-type="float">
            <text:p>4505845</text:p>
          </table:table-cell>
          <table:table-cell office:value-type="string" calcext:value-type="string">
            <text:p>https://api.github.com/repos/icco/inspiration</text:p>
          </table:table-cell>
          <table:table-cell table:formula="of:=REPLACE([.B775]; 1; 29; &quot;&quot;)" office:value-type="string" office:string-value="icco/inspiration" calcext:value-type="string">
            <text:p>icco/inspiration</text:p>
          </table:table-cell>
        </table:table-row>
        <table:table-row table:style-name="ro1">
          <table:table-cell office:value-type="float" office:value="4511752" calcext:value-type="float">
            <text:p>4511752</text:p>
          </table:table-cell>
          <table:table-cell office:value-type="string" calcext:value-type="string">
            <text:p>https://api.github.com/repos/mcatm/rippingyard</text:p>
          </table:table-cell>
          <table:table-cell table:formula="of:=REPLACE([.B776]; 1; 29; &quot;&quot;)" office:value-type="string" office:string-value="mcatm/rippingyard" calcext:value-type="string">
            <text:p>mcatm/rippingyard</text:p>
          </table:table-cell>
        </table:table-row>
        <table:table-row table:style-name="ro1">
          <table:table-cell office:value-type="float" office:value="4524570" calcext:value-type="float">
            <text:p>4524570</text:p>
          </table:table-cell>
          <table:table-cell office:value-type="string" calcext:value-type="string">
            <text:p>https://api.github.com/repos/CartoDB/cartodb</text:p>
          </table:table-cell>
          <table:table-cell table:formula="of:=REPLACE([.B777]; 1; 29; &quot;&quot;)" office:value-type="string" office:string-value="CartoDB/cartodb" calcext:value-type="string">
            <text:p>CartoDB/cartodb</text:p>
          </table:table-cell>
        </table:table-row>
        <table:table-row table:style-name="ro1">
          <table:table-cell office:value-type="float" office:value="4525055" calcext:value-type="float">
            <text:p>4525055</text:p>
          </table:table-cell>
          <table:table-cell office:value-type="string" calcext:value-type="string">
            <text:p>https://api.github.com/repos/kiba/kibabase</text:p>
          </table:table-cell>
          <table:table-cell table:formula="of:=REPLACE([.B778]; 1; 29; &quot;&quot;)" office:value-type="string" office:string-value="kiba/kibabase" calcext:value-type="string">
            <text:p>kiba/kibabase</text:p>
          </table:table-cell>
        </table:table-row>
        <table:table-row table:style-name="ro1">
          <table:table-cell office:value-type="float" office:value="4537155" calcext:value-type="float">
            <text:p>4537155</text:p>
          </table:table-cell>
          <table:table-cell office:value-type="string" calcext:value-type="string">
            <text:p>https://api.github.com/repos/TheGiftsProject/katalog</text:p>
          </table:table-cell>
          <table:table-cell table:formula="of:=REPLACE([.B779]; 1; 29; &quot;&quot;)" office:value-type="string" office:string-value="TheGiftsProject/katalog" calcext:value-type="string">
            <text:p>TheGiftsProject/katalog</text:p>
          </table:table-cell>
        </table:table-row>
        <table:table-row table:style-name="ro1">
          <table:table-cell office:value-type="float" office:value="4573582" calcext:value-type="float">
            <text:p>4573582</text:p>
          </table:table-cell>
          <table:table-cell office:value-type="string" calcext:value-type="string">
            <text:p>https://api.github.com/repos/hyoshida/clipclap</text:p>
          </table:table-cell>
          <table:table-cell table:formula="of:=REPLACE([.B780]; 1; 29; &quot;&quot;)" office:value-type="string" office:string-value="hyoshida/clipclap" calcext:value-type="string">
            <text:p>hyoshida/clipclap</text:p>
          </table:table-cell>
        </table:table-row>
        <table:table-row table:style-name="ro1">
          <table:table-cell office:value-type="float" office:value="4584373" calcext:value-type="float">
            <text:p>4584373</text:p>
          </table:table-cell>
          <table:table-cell office:value-type="string" calcext:value-type="string">
            <text:p>https://api.github.com/repos/bf4/gemproject</text:p>
          </table:table-cell>
          <table:table-cell table:formula="of:=REPLACE([.B781]; 1; 29; &quot;&quot;)" office:value-type="string" office:string-value="bf4/gemproject" calcext:value-type="string">
            <text:p>bf4/gemproject</text:p>
          </table:table-cell>
        </table:table-row>
        <table:table-row table:style-name="ro1">
          <table:table-cell office:value-type="float" office:value="4592794" calcext:value-type="float">
            <text:p>4592794</text:p>
          </table:table-cell>
          <table:table-cell office:value-type="string" calcext:value-type="string">
            <text:p>https://api.github.com/repos/punchgirls/job_board</text:p>
          </table:table-cell>
          <table:table-cell table:formula="of:=REPLACE([.B782]; 1; 29; &quot;&quot;)" office:value-type="string" office:string-value="punchgirls/job_board" calcext:value-type="string">
            <text:p>punchgirls/job_board</text:p>
          </table:table-cell>
        </table:table-row>
        <table:table-row table:style-name="ro1">
          <table:table-cell office:value-type="float" office:value="4621278" calcext:value-type="float">
            <text:p>4621278</text:p>
          </table:table-cell>
          <table:table-cell office:value-type="string" calcext:value-type="string">
            <text:p>https://api.github.com/repos/otvorenesudy/otvorenesudy</text:p>
          </table:table-cell>
          <table:table-cell table:formula="of:=REPLACE([.B783]; 1; 29; &quot;&quot;)" office:value-type="string" office:string-value="otvorenesudy/otvorenesudy" calcext:value-type="string">
            <text:p>otvorenesudy/otvorenesudy</text:p>
          </table:table-cell>
        </table:table-row>
        <table:table-row table:style-name="ro1">
          <table:table-cell office:value-type="float" office:value="4622296" calcext:value-type="float">
            <text:p>4622296</text:p>
          </table:table-cell>
          <table:table-cell office:value-type="string" calcext:value-type="string">
            <text:p>https://api.github.com/repos/droidlabs/motion-prime</text:p>
          </table:table-cell>
          <table:table-cell table:formula="of:=REPLACE([.B784]; 1; 29; &quot;&quot;)" office:value-type="string" office:string-value="droidlabs/motion-prime" calcext:value-type="string">
            <text:p>droidlabs/motion-prime</text:p>
          </table:table-cell>
        </table:table-row>
        <table:table-row table:style-name="ro1">
          <table:table-cell office:value-type="float" office:value="4629982" calcext:value-type="float">
            <text:p>4629982</text:p>
          </table:table-cell>
          <table:table-cell office:value-type="string" calcext:value-type="string">
            <text:p>https://api.github.com/repos/calonso-conabio/buscador</text:p>
          </table:table-cell>
          <table:table-cell table:formula="of:=REPLACE([.B785]; 1; 29; &quot;&quot;)" office:value-type="string" office:string-value="calonso-conabio/buscador" calcext:value-type="string">
            <text:p>calonso-conabio/buscador</text:p>
          </table:table-cell>
        </table:table-row>
        <table:table-row table:style-name="ro1">
          <table:table-cell office:value-type="float" office:value="4638141" calcext:value-type="float">
            <text:p>4638141</text:p>
          </table:table-cell>
          <table:table-cell office:value-type="string" calcext:value-type="string">
            <text:p>https://api.github.com/repos/thecartercenter/elmo</text:p>
          </table:table-cell>
          <table:table-cell table:formula="of:=REPLACE([.B786]; 1; 29; &quot;&quot;)" office:value-type="string" office:string-value="thecartercenter/elmo" calcext:value-type="string">
            <text:p>thecartercenter/elmo</text:p>
          </table:table-cell>
        </table:table-row>
        <table:table-row table:style-name="ro1">
          <table:table-cell office:value-type="float" office:value="4650623" calcext:value-type="float">
            <text:p>4650623</text:p>
          </table:table-cell>
          <table:table-cell office:value-type="string" calcext:value-type="string">
            <text:p>https://api.github.com/repos/appunite/cocoapods-private</text:p>
          </table:table-cell>
          <table:table-cell table:formula="of:=REPLACE([.B787]; 1; 29; &quot;&quot;)" office:value-type="string" office:string-value="appunite/cocoapods-private" calcext:value-type="string">
            <text:p>appunite/cocoapods-private</text:p>
          </table:table-cell>
        </table:table-row>
        <table:table-row table:style-name="ro1">
          <table:table-cell office:value-type="float" office:value="4652385" calcext:value-type="float">
            <text:p>4652385</text:p>
          </table:table-cell>
          <table:table-cell office:value-type="string" calcext:value-type="string">
            <text:p>https://api.github.com/repos/skylightio/skylight-ruby</text:p>
          </table:table-cell>
          <table:table-cell table:formula="of:=REPLACE([.B788]; 1; 29; &quot;&quot;)" office:value-type="string" office:string-value="skylightio/skylight-ruby" calcext:value-type="string">
            <text:p>skylightio/skylight-ruby</text:p>
          </table:table-cell>
        </table:table-row>
        <table:table-row table:style-name="ro1">
          <table:table-cell office:value-type="float" office:value="4653925" calcext:value-type="float">
            <text:p>4653925</text:p>
          </table:table-cell>
          <table:table-cell office:value-type="string" calcext:value-type="string">
            <text:p>https://api.github.com/repos/coopdevs/timeoverflow</text:p>
          </table:table-cell>
          <table:table-cell table:formula="of:=REPLACE([.B789]; 1; 29; &quot;&quot;)" office:value-type="string" office:string-value="coopdevs/timeoverflow" calcext:value-type="string">
            <text:p>coopdevs/timeoverflow</text:p>
          </table:table-cell>
        </table:table-row>
        <table:table-row table:style-name="ro1">
          <table:table-cell office:value-type="float" office:value="4662938" calcext:value-type="float">
            <text:p>4662938</text:p>
          </table:table-cell>
          <table:table-cell office:value-type="string" calcext:value-type="string">
            <text:p>https://api.github.com/repos/vjoel/tupelo</text:p>
          </table:table-cell>
          <table:table-cell table:formula="of:=REPLACE([.B790]; 1; 29; &quot;&quot;)" office:value-type="string" office:string-value="vjoel/tupelo" calcext:value-type="string">
            <text:p>vjoel/tupelo</text:p>
          </table:table-cell>
        </table:table-row>
        <table:table-row table:style-name="ro1">
          <table:table-cell office:value-type="float" office:value="4685715" calcext:value-type="float">
            <text:p>4685715</text:p>
          </table:table-cell>
          <table:table-cell office:value-type="string" calcext:value-type="string">
            <text:p>https://api.github.com/repos/zomeki/zomeki-development</text:p>
          </table:table-cell>
          <table:table-cell table:formula="of:=REPLACE([.B791]; 1; 29; &quot;&quot;)" office:value-type="string" office:string-value="zomeki/zomeki-development" calcext:value-type="string">
            <text:p>zomeki/zomeki-development</text:p>
          </table:table-cell>
        </table:table-row>
        <table:table-row table:style-name="ro1">
          <table:table-cell office:value-type="float" office:value="4708777" calcext:value-type="float">
            <text:p>4708777</text:p>
          </table:table-cell>
          <table:table-cell office:value-type="string" calcext:value-type="string">
            <text:p>https://api.github.com/repos/ivannasya/vendor</text:p>
          </table:table-cell>
          <table:table-cell table:formula="of:=REPLACE([.B792]; 1; 29; &quot;&quot;)" office:value-type="string" office:string-value="ivannasya/vendor" calcext:value-type="string">
            <text:p>ivannasya/vendor</text:p>
          </table:table-cell>
        </table:table-row>
        <table:table-row table:style-name="ro1">
          <table:table-cell office:value-type="float" office:value="4755891" calcext:value-type="float">
            <text:p>4755891</text:p>
          </table:table-cell>
          <table:table-cell office:value-type="string" calcext:value-type="string">
            <text:p>https://api.github.com/repos/BBC-News/wraith</text:p>
          </table:table-cell>
          <table:table-cell table:formula="of:=REPLACE([.B793]; 1; 29; &quot;&quot;)" office:value-type="string" office:string-value="BBC-News/wraith" calcext:value-type="string">
            <text:p>BBC-News/wraith</text:p>
          </table:table-cell>
        </table:table-row>
        <table:table-row table:style-name="ro1">
          <table:table-cell office:value-type="float" office:value="4757857" calcext:value-type="float">
            <text:p>4757857</text:p>
          </table:table-cell>
          <table:table-cell office:value-type="string" calcext:value-type="string">
            <text:p>https://api.github.com/repos/hitobito/hitobito</text:p>
          </table:table-cell>
          <table:table-cell table:formula="of:=REPLACE([.B794]; 1; 29; &quot;&quot;)" office:value-type="string" office:string-value="hitobito/hitobito" calcext:value-type="string">
            <text:p>hitobito/hitobito</text:p>
          </table:table-cell>
        </table:table-row>
        <table:table-row table:style-name="ro1">
          <table:table-cell office:value-type="float" office:value="4761503" calcext:value-type="float">
            <text:p>4761503</text:p>
          </table:table-cell>
          <table:table-cell office:value-type="string" calcext:value-type="string">
            <text:p>https://api.github.com/repos/layervault/psd.rb</text:p>
          </table:table-cell>
          <table:table-cell table:formula="of:=REPLACE([.B795]; 1; 29; &quot;&quot;)" office:value-type="string" office:string-value="layervault/psd.rb" calcext:value-type="string">
            <text:p>layervault/psd.rb</text:p>
          </table:table-cell>
        </table:table-row>
        <table:table-row table:style-name="ro1">
          <table:table-cell office:value-type="float" office:value="4772470" calcext:value-type="float">
            <text:p>4772470</text:p>
          </table:table-cell>
          <table:table-cell office:value-type="string" calcext:value-type="string">
            <text:p>https://api.github.com/repos/mojotech/capybara-ui</text:p>
          </table:table-cell>
          <table:table-cell table:formula="of:=REPLACE([.B796]; 1; 29; &quot;&quot;)" office:value-type="string" office:string-value="mojotech/capybara-ui" calcext:value-type="string">
            <text:p>mojotech/capybara-ui</text:p>
          </table:table-cell>
        </table:table-row>
        <table:table-row table:style-name="ro1">
          <table:table-cell office:value-type="float" office:value="4785118" calcext:value-type="float">
            <text:p>4785118</text:p>
          </table:table-cell>
          <table:table-cell office:value-type="string" calcext:value-type="string">
            <text:p>https://api.github.com/repos/osrf/homebrew-simulation</text:p>
          </table:table-cell>
          <table:table-cell table:formula="of:=REPLACE([.B797]; 1; 29; &quot;&quot;)" office:value-type="string" office:string-value="osrf/homebrew-simulation" calcext:value-type="string">
            <text:p>osrf/homebrew-simulation</text:p>
          </table:table-cell>
        </table:table-row>
        <table:table-row table:style-name="ro1">
          <table:table-cell office:value-type="float" office:value="4789254" calcext:value-type="float">
            <text:p>4789254</text:p>
          </table:table-cell>
          <table:table-cell office:value-type="string" calcext:value-type="string">
            <text:p>https://api.github.com/repos/trema/pio</text:p>
          </table:table-cell>
          <table:table-cell table:formula="of:=REPLACE([.B798]; 1; 29; &quot;&quot;)" office:value-type="string" office:string-value="trema/pio" calcext:value-type="string">
            <text:p>trema/pio</text:p>
          </table:table-cell>
        </table:table-row>
        <table:table-row table:style-name="ro1">
          <table:table-cell office:value-type="float" office:value="4823371" calcext:value-type="float">
            <text:p>4823371</text:p>
          </table:table-cell>
          <table:table-cell office:value-type="string" calcext:value-type="string">
            <text:p>https://api.github.com/repos/seedpod/seedpod</text:p>
          </table:table-cell>
          <table:table-cell table:formula="of:=REPLACE([.B799]; 1; 29; &quot;&quot;)" office:value-type="string" office:string-value="seedpod/seedpod" calcext:value-type="string">
            <text:p>seedpod/seedpod</text:p>
          </table:table-cell>
        </table:table-row>
        <table:table-row table:style-name="ro1">
          <table:table-cell office:value-type="float" office:value="4850646" calcext:value-type="float">
            <text:p>4850646</text:p>
          </table:table-cell>
          <table:table-cell office:value-type="string" calcext:value-type="string">
            <text:p>https://api.github.com/repos/TheOdinProject/theodinproject</text:p>
          </table:table-cell>
          <table:table-cell table:formula="of:=REPLACE([.B800]; 1; 29; &quot;&quot;)" office:value-type="string" office:string-value="TheOdinProject/theodinproject" calcext:value-type="string">
            <text:p>TheOdinProject/theodinproject</text:p>
          </table:table-cell>
        </table:table-row>
        <table:table-row table:style-name="ro1">
          <table:table-cell office:value-type="float" office:value="4869529" calcext:value-type="float">
            <text:p>4869529</text:p>
          </table:table-cell>
          <table:table-cell office:value-type="string" calcext:value-type="string">
            <text:p>https://api.github.com/repos/finnlabs/openproject-meeting</text:p>
          </table:table-cell>
          <table:table-cell table:formula="of:=REPLACE([.B801]; 1; 29; &quot;&quot;)" office:value-type="string" office:string-value="finnlabs/openproject-meeting" calcext:value-type="string">
            <text:p>finnlabs/openproject-meeting</text:p>
          </table:table-cell>
        </table:table-row>
        <table:table-row table:style-name="ro1">
          <table:table-cell office:value-type="float" office:value="4870272" calcext:value-type="float">
            <text:p>4870272</text:p>
          </table:table-cell>
          <table:table-cell office:value-type="string" calcext:value-type="string">
            <text:p>https://api.github.com/repos/codificadas/docs-es</text:p>
          </table:table-cell>
          <table:table-cell table:formula="of:=REPLACE([.B802]; 1; 29; &quot;&quot;)" office:value-type="string" office:string-value="codificadas/docs-es" calcext:value-type="string">
            <text:p>codificadas/docs-es</text:p>
          </table:table-cell>
        </table:table-row>
        <table:table-row table:style-name="ro1">
          <table:table-cell office:value-type="float" office:value="4883820" calcext:value-type="float">
            <text:p>4883820</text:p>
          </table:table-cell>
          <table:table-cell office:value-type="string" calcext:value-type="string">
            <text:p>https://api.github.com/repos/rainforestapp/rainforest-cli</text:p>
          </table:table-cell>
          <table:table-cell table:formula="of:=REPLACE([.B803]; 1; 29; &quot;&quot;)" office:value-type="string" office:string-value="rainforestapp/rainforest-cli" calcext:value-type="string">
            <text:p>rainforestapp/rainforest-cli</text:p>
          </table:table-cell>
        </table:table-row>
        <table:table-row table:style-name="ro1">
          <table:table-cell office:value-type="float" office:value="4894767" calcext:value-type="float">
            <text:p>4894767</text:p>
          </table:table-cell>
          <table:table-cell office:value-type="string" calcext:value-type="string">
            <text:p>https://api.github.com/repos/github/pages-gem</text:p>
          </table:table-cell>
          <table:table-cell table:formula="of:=REPLACE([.B804]; 1; 29; &quot;&quot;)" office:value-type="string" office:string-value="github/pages-gem" calcext:value-type="string">
            <text:p>github/pages-gem</text:p>
          </table:table-cell>
        </table:table-row>
        <table:table-row table:style-name="ro1">
          <table:table-cell office:value-type="float" office:value="4910794" calcext:value-type="float">
            <text:p>4910794</text:p>
          </table:table-cell>
          <table:table-cell office:value-type="string" calcext:value-type="string">
            <text:p>https://api.github.com/repos/thoughtworks/pacto</text:p>
          </table:table-cell>
          <table:table-cell table:formula="of:=REPLACE([.B805]; 1; 29; &quot;&quot;)" office:value-type="string" office:string-value="thoughtworks/pacto" calcext:value-type="string">
            <text:p>thoughtworks/pacto</text:p>
          </table:table-cell>
        </table:table-row>
        <table:table-row table:style-name="ro1">
          <table:table-cell office:value-type="float" office:value="4917826" calcext:value-type="float">
            <text:p>4917826</text:p>
          </table:table-cell>
          <table:table-cell office:value-type="string" calcext:value-type="string">
            <text:p>https://api.github.com/repos/yujinakayama/transpec</text:p>
          </table:table-cell>
          <table:table-cell table:formula="of:=REPLACE([.B806]; 1; 29; &quot;&quot;)" office:value-type="string" office:string-value="yujinakayama/transpec" calcext:value-type="string">
            <text:p>yujinakayama/transpec</text:p>
          </table:table-cell>
        </table:table-row>
        <table:table-row table:style-name="ro1">
          <table:table-cell office:value-type="float" office:value="4952345" calcext:value-type="float">
            <text:p>4952345</text:p>
          </table:table-cell>
          <table:table-cell office:value-type="string" calcext:value-type="string">
            <text:p>https://api.github.com/repos/MauroQuaglia/studio</text:p>
          </table:table-cell>
          <table:table-cell table:formula="of:=REPLACE([.B807]; 1; 29; &quot;&quot;)" office:value-type="string" office:string-value="MauroQuaglia/studio" calcext:value-type="string">
            <text:p>MauroQuaglia/studio</text:p>
          </table:table-cell>
        </table:table-row>
        <table:table-row table:style-name="ro1">
          <table:table-cell office:value-type="float" office:value="4953179" calcext:value-type="float">
            <text:p>4953179</text:p>
          </table:table-cell>
          <table:table-cell office:value-type="string" calcext:value-type="string">
            <text:p>https://api.github.com/repos/OpenBEL/bel.rb</text:p>
          </table:table-cell>
          <table:table-cell table:formula="of:=REPLACE([.B808]; 1; 29; &quot;&quot;)" office:value-type="string" office:string-value="OpenBEL/bel.rb" calcext:value-type="string">
            <text:p>OpenBEL/bel.rb</text:p>
          </table:table-cell>
        </table:table-row>
        <table:table-row table:style-name="ro1">
          <table:table-cell office:value-type="float" office:value="4957133" calcext:value-type="float">
            <text:p>4957133</text:p>
          </table:table-cell>
          <table:table-cell office:value-type="string" calcext:value-type="string">
            <text:p>https://api.github.com/repos/skycocker/chromebrew</text:p>
          </table:table-cell>
          <table:table-cell table:formula="of:=REPLACE([.B809]; 1; 29; &quot;&quot;)" office:value-type="string" office:string-value="skycocker/chromebrew" calcext:value-type="string">
            <text:p>skycocker/chromebrew</text:p>
          </table:table-cell>
        </table:table-row>
        <table:table-row table:style-name="ro1">
          <table:table-cell office:value-type="float" office:value="4959838" calcext:value-type="float">
            <text:p>4959838</text:p>
          </table:table-cell>
          <table:table-cell office:value-type="string" calcext:value-type="string">
            <text:p>https://api.github.com/repos/puppetlabs/beaker</text:p>
          </table:table-cell>
          <table:table-cell table:formula="of:=REPLACE([.B810]; 1; 29; &quot;&quot;)" office:value-type="string" office:string-value="puppetlabs/beaker" calcext:value-type="string">
            <text:p>puppetlabs/beaker</text:p>
          </table:table-cell>
        </table:table-row>
        <table:table-row table:style-name="ro1">
          <table:table-cell office:value-type="float" office:value="4962201" calcext:value-type="float">
            <text:p>4962201</text:p>
          </table:table-cell>
          <table:table-cell office:value-type="string" calcext:value-type="string">
            <text:p>https://api.github.com/repos/aburone/titi</text:p>
          </table:table-cell>
          <table:table-cell table:formula="of:=REPLACE([.B811]; 1; 29; &quot;&quot;)" office:value-type="string" office:string-value="aburone/titi" calcext:value-type="string">
            <text:p>aburone/titi</text:p>
          </table:table-cell>
        </table:table-row>
        <table:table-row table:style-name="ro1">
          <table:table-cell office:value-type="float" office:value="4968176" calcext:value-type="float">
            <text:p>4968176</text:p>
          </table:table-cell>
          <table:table-cell office:value-type="string" calcext:value-type="string">
            <text:p>https://api.github.com/repos/roadhouse/mtgmgmt</text:p>
          </table:table-cell>
          <table:table-cell table:formula="of:=REPLACE([.B812]; 1; 29; &quot;&quot;)" office:value-type="string" office:string-value="roadhouse/mtgmgmt" calcext:value-type="string">
            <text:p>roadhouse/mtgmgmt</text:p>
          </table:table-cell>
        </table:table-row>
        <table:table-row table:style-name="ro1">
          <table:table-cell office:value-type="float" office:value="5000343" calcext:value-type="float">
            <text:p>5000343</text:p>
          </table:table-cell>
          <table:table-cell office:value-type="string" calcext:value-type="string">
            <text:p>https://api.github.com/repos/mifl/android_device_qcom_msm8960</text:p>
          </table:table-cell>
          <table:table-cell table:formula="of:=REPLACE([.B813]; 1; 29; &quot;&quot;)" office:value-type="string" office:string-value="mifl/android_device_qcom_msm8960" calcext:value-type="string">
            <text:p>mifl/android_device_qcom_msm8960</text:p>
          </table:table-cell>
        </table:table-row>
        <table:table-row table:style-name="ro1">
          <table:table-cell office:value-type="float" office:value="5010095" calcext:value-type="float">
            <text:p>5010095</text:p>
          </table:table-cell>
          <table:table-cell office:value-type="string" calcext:value-type="string">
            <text:p>https://api.github.com/repos/droonga/fluent-plugin-droonga</text:p>
          </table:table-cell>
          <table:table-cell table:formula="of:=REPLACE([.B814]; 1; 29; &quot;&quot;)" office:value-type="string" office:string-value="droonga/fluent-plugin-droonga" calcext:value-type="string">
            <text:p>droonga/fluent-plugin-droonga</text:p>
          </table:table-cell>
        </table:table-row>
        <table:table-row table:style-name="ro1">
          <table:table-cell office:value-type="float" office:value="5011839" calcext:value-type="float">
            <text:p>5011839</text:p>
          </table:table-cell>
          <table:table-cell office:value-type="string" calcext:value-type="string">
            <text:p>https://api.github.com/repos/cloudfoundry/java-buildpack-dependency-builder</text:p>
          </table:table-cell>
          <table:table-cell table:formula="of:=REPLACE([.B815]; 1; 29; &quot;&quot;)" office:value-type="string" office:string-value="cloudfoundry/java-buildpack-dependency-builder" calcext:value-type="string">
            <text:p>cloudfoundry/java-buildpack-dependency-builder</text:p>
          </table:table-cell>
        </table:table-row>
        <table:table-row table:style-name="ro1">
          <table:table-cell office:value-type="float" office:value="5018022" calcext:value-type="float">
            <text:p>5018022</text:p>
          </table:table-cell>
          <table:table-cell office:value-type="string" calcext:value-type="string">
            <text:p>https://api.github.com/repos/sanichi/icu_www_app</text:p>
          </table:table-cell>
          <table:table-cell table:formula="of:=REPLACE([.B816]; 1; 29; &quot;&quot;)" office:value-type="string" office:string-value="sanichi/icu_www_app" calcext:value-type="string">
            <text:p>sanichi/icu_www_app</text:p>
          </table:table-cell>
        </table:table-row>
        <table:table-row table:style-name="ro1">
          <table:table-cell office:value-type="float" office:value="5025788" calcext:value-type="float">
            <text:p>5025788</text:p>
          </table:table-cell>
          <table:table-cell office:value-type="string" calcext:value-type="string">
            <text:p>https://api.github.com/repos/openstack/puppet-neutron</text:p>
          </table:table-cell>
          <table:table-cell table:formula="of:=REPLACE([.B817]; 1; 29; &quot;&quot;)" office:value-type="string" office:string-value="openstack/puppet-neutron" calcext:value-type="string">
            <text:p>openstack/puppet-neutron</text:p>
          </table:table-cell>
        </table:table-row>
        <table:table-row table:style-name="ro1">
          <table:table-cell office:value-type="float" office:value="5030564" calcext:value-type="float">
            <text:p>5030564</text:p>
          </table:table-cell>
          <table:table-cell office:value-type="string" calcext:value-type="string">
            <text:p>https://api.github.com/repos/knewter/elixir-sips-site</text:p>
          </table:table-cell>
          <table:table-cell table:formula="of:=REPLACE([.B818]; 1; 29; &quot;&quot;)" office:value-type="string" office:string-value="knewter/elixir-sips-site" calcext:value-type="string">
            <text:p>knewter/elixir-sips-site</text:p>
          </table:table-cell>
        </table:table-row>
        <table:table-row table:style-name="ro1">
          <table:table-cell office:value-type="float" office:value="5042636" calcext:value-type="float">
            <text:p>5042636</text:p>
          </table:table-cell>
          <table:table-cell office:value-type="string" calcext:value-type="string">
            <text:p>https://api.github.com/repos/samaaron/sonic-pi</text:p>
          </table:table-cell>
          <table:table-cell table:formula="of:=REPLACE([.B819]; 1; 29; &quot;&quot;)" office:value-type="string" office:string-value="samaaron/sonic-pi" calcext:value-type="string">
            <text:p>samaaron/sonic-pi</text:p>
          </table:table-cell>
        </table:table-row>
        <table:table-row table:style-name="ro1">
          <table:table-cell office:value-type="float" office:value="5102430" calcext:value-type="float">
            <text:p>5102430</text:p>
          </table:table-cell>
          <table:table-cell office:value-type="string" calcext:value-type="string">
            <text:p>https://api.github.com/repos/staticfloat/homebrew-juliadeps</text:p>
          </table:table-cell>
          <table:table-cell table:formula="of:=REPLACE([.B820]; 1; 29; &quot;&quot;)" office:value-type="string" office:string-value="staticfloat/homebrew-juliadeps" calcext:value-type="string">
            <text:p>staticfloat/homebrew-juliadeps</text:p>
          </table:table-cell>
        </table:table-row>
        <table:table-row table:style-name="ro1">
          <table:table-cell office:value-type="float" office:value="5143486" calcext:value-type="float">
            <text:p>5143486</text:p>
          </table:table-cell>
          <table:table-cell office:value-type="string" calcext:value-type="string">
            <text:p>https://api.github.com/repos/JJ/IV</text:p>
          </table:table-cell>
          <table:table-cell table:formula="of:=REPLACE([.B821]; 1; 29; &quot;&quot;)" office:value-type="string" office:string-value="JJ/IV" calcext:value-type="string">
            <text:p>JJ/IV</text:p>
          </table:table-cell>
        </table:table-row>
        <table:table-row table:style-name="ro1">
          <table:table-cell office:value-type="float" office:value="5163646" calcext:value-type="float">
            <text:p>5163646</text:p>
          </table:table-cell>
          <table:table-cell office:value-type="string" calcext:value-type="string">
            <text:p>https://api.github.com/repos/mozilla-services/svcops-puppet</text:p>
          </table:table-cell>
          <table:table-cell table:formula="of:=REPLACE([.B822]; 1; 29; &quot;&quot;)" office:value-type="string" office:string-value="mozilla-services/svcops-puppet" calcext:value-type="string">
            <text:p>mozilla-services/svcops-puppet</text:p>
          </table:table-cell>
        </table:table-row>
        <table:table-row table:style-name="ro1">
          <table:table-cell office:value-type="float" office:value="5171562" calcext:value-type="float">
            <text:p>5171562</text:p>
          </table:table-cell>
          <table:table-cell office:value-type="string" calcext:value-type="string">
            <text:p>https://api.github.com/repos/bemyeyes/bemyeyes-server</text:p>
          </table:table-cell>
          <table:table-cell table:formula="of:=REPLACE([.B823]; 1; 29; &quot;&quot;)" office:value-type="string" office:string-value="bemyeyes/bemyeyes-server" calcext:value-type="string">
            <text:p>bemyeyes/bemyeyes-server</text:p>
          </table:table-cell>
        </table:table-row>
        <table:table-row table:style-name="ro1">
          <table:table-cell office:value-type="float" office:value="5175175" calcext:value-type="float">
            <text:p>5175175</text:p>
          </table:table-cell>
          <table:table-cell office:value-type="string" calcext:value-type="string">
            <text:p>https://api.github.com/repos/feedbin/feedbin</text:p>
          </table:table-cell>
          <table:table-cell table:formula="of:=REPLACE([.B824]; 1; 29; &quot;&quot;)" office:value-type="string" office:string-value="feedbin/feedbin" calcext:value-type="string">
            <text:p>feedbin/feedbin</text:p>
          </table:table-cell>
        </table:table-row>
        <table:table-row table:style-name="ro1">
          <table:table-cell office:value-type="float" office:value="5190737" calcext:value-type="float">
            <text:p>5190737</text:p>
          </table:table-cell>
          <table:table-cell office:value-type="string" calcext:value-type="string">
            <text:p>https://api.github.com/repos/fs/rails-base</text:p>
          </table:table-cell>
          <table:table-cell table:formula="of:=REPLACE([.B825]; 1; 29; &quot;&quot;)" office:value-type="string" office:string-value="fs/rails-base" calcext:value-type="string">
            <text:p>fs/rails-base</text:p>
          </table:table-cell>
        </table:table-row>
        <table:table-row table:style-name="ro1">
          <table:table-cell office:value-type="float" office:value="5190933" calcext:value-type="float">
            <text:p>5190933</text:p>
          </table:table-cell>
          <table:table-cell office:value-type="string" calcext:value-type="string">
            <text:p>https://api.github.com/repos/GSI-HPC/sys-chef-cookbook</text:p>
          </table:table-cell>
          <table:table-cell table:formula="of:=REPLACE([.B826]; 1; 29; &quot;&quot;)" office:value-type="string" office:string-value="GSI-HPC/sys-chef-cookbook" calcext:value-type="string">
            <text:p>GSI-HPC/sys-chef-cookbook</text:p>
          </table:table-cell>
        </table:table-row>
        <table:table-row table:style-name="ro1">
          <table:table-cell office:value-type="float" office:value="5198914" calcext:value-type="float">
            <text:p>5198914</text:p>
          </table:table-cell>
          <table:table-cell office:value-type="string" calcext:value-type="string">
            <text:p>https://api.github.com/repos/cequel/cequel</text:p>
          </table:table-cell>
          <table:table-cell table:formula="of:=REPLACE([.B827]; 1; 29; &quot;&quot;)" office:value-type="string" office:string-value="cequel/cequel" calcext:value-type="string">
            <text:p>cequel/cequel</text:p>
          </table:table-cell>
        </table:table-row>
        <table:table-row table:style-name="ro1">
          <table:table-cell office:value-type="float" office:value="5207109" calcext:value-type="float">
            <text:p>5207109</text:p>
          </table:table-cell>
          <table:table-cell office:value-type="string" calcext:value-type="string">
            <text:p>https://api.github.com/repos/thebravoman/software_engineering_2013</text:p>
          </table:table-cell>
          <table:table-cell table:formula="of:=REPLACE([.B828]; 1; 29; &quot;&quot;)" office:value-type="string" office:string-value="thebravoman/software_engineering_2013" calcext:value-type="string">
            <text:p>thebravoman/software_engineering_2013</text:p>
          </table:table-cell>
        </table:table-row>
        <table:table-row table:style-name="ro1">
          <table:table-cell office:value-type="float" office:value="5228416" calcext:value-type="float">
            <text:p>5228416</text:p>
          </table:table-cell>
          <table:table-cell office:value-type="string" calcext:value-type="string">
            <text:p>https://api.github.com/repos/nanoc/nanoc.ws</text:p>
          </table:table-cell>
          <table:table-cell table:formula="of:=REPLACE([.B829]; 1; 29; &quot;&quot;)" office:value-type="string" office:string-value="nanoc/nanoc.ws" calcext:value-type="string">
            <text:p>nanoc/nanoc.ws</text:p>
          </table:table-cell>
        </table:table-row>
        <table:table-row table:style-name="ro1">
          <table:table-cell office:value-type="float" office:value="5231480" calcext:value-type="float">
            <text:p>5231480</text:p>
          </table:table-cell>
          <table:table-cell office:value-type="string" calcext:value-type="string">
            <text:p>https://api.github.com/repos/xward/ruby-agents-sdk</text:p>
          </table:table-cell>
          <table:table-cell table:formula="of:=REPLACE([.B830]; 1; 29; &quot;&quot;)" office:value-type="string" office:string-value="xward/ruby-agents-sdk" calcext:value-type="string">
            <text:p>xward/ruby-agents-sdk</text:p>
          </table:table-cell>
        </table:table-row>
        <table:table-row table:style-name="ro1">
          <table:table-cell office:value-type="float" office:value="5234200" calcext:value-type="float">
            <text:p>5234200</text:p>
          </table:table-cell>
          <table:table-cell office:value-type="string" calcext:value-type="string">
            <text:p>https://api.github.com/repos/bfosberry/GameSocial</text:p>
          </table:table-cell>
          <table:table-cell table:formula="of:=REPLACE([.B831]; 1; 29; &quot;&quot;)" office:value-type="string" office:string-value="bfosberry/GameSocial" calcext:value-type="string">
            <text:p>bfosberry/GameSocial</text:p>
          </table:table-cell>
        </table:table-row>
        <table:table-row table:style-name="ro1">
          <table:table-cell office:value-type="float" office:value="5241197" calcext:value-type="float">
            <text:p>5241197</text:p>
          </table:table-cell>
          <table:table-cell office:value-type="string" calcext:value-type="string">
            <text:p>https://api.github.com/repos/square/kochiku</text:p>
          </table:table-cell>
          <table:table-cell table:formula="of:=REPLACE([.B832]; 1; 29; &quot;&quot;)" office:value-type="string" office:string-value="square/kochiku" calcext:value-type="string">
            <text:p>square/kochiku</text:p>
          </table:table-cell>
        </table:table-row>
        <table:table-row table:style-name="ro1">
          <table:table-cell office:value-type="float" office:value="5250929" calcext:value-type="float">
            <text:p>5250929</text:p>
          </table:table-cell>
          <table:table-cell office:value-type="string" calcext:value-type="string">
            <text:p>https://api.github.com/repos/osaris/sp-gestion</text:p>
          </table:table-cell>
          <table:table-cell table:formula="of:=REPLACE([.B833]; 1; 29; &quot;&quot;)" office:value-type="string" office:string-value="osaris/sp-gestion" calcext:value-type="string">
            <text:p>osaris/sp-gestion</text:p>
          </table:table-cell>
        </table:table-row>
        <table:table-row table:style-name="ro1">
          <table:table-cell office:value-type="float" office:value="5260605" calcext:value-type="float">
            <text:p>5260605</text:p>
          </table:table-cell>
          <table:table-cell office:value-type="string" calcext:value-type="string">
            <text:p>https://api.github.com/repos/superbay/knowledge</text:p>
          </table:table-cell>
          <table:table-cell table:formula="of:=REPLACE([.B834]; 1; 29; &quot;&quot;)" office:value-type="string" office:string-value="superbay/knowledge" calcext:value-type="string">
            <text:p>superbay/knowledge</text:p>
          </table:table-cell>
        </table:table-row>
        <table:table-row table:style-name="ro1">
          <table:table-cell office:value-type="float" office:value="5270492" calcext:value-type="float">
            <text:p>5270492</text:p>
          </table:table-cell>
          <table:table-cell office:value-type="string" calcext:value-type="string">
            <text:p>https://api.github.com/repos/UniversityRadioYork/ury-rapid</text:p>
          </table:table-cell>
          <table:table-cell table:formula="of:=REPLACE([.B835]; 1; 29; &quot;&quot;)" office:value-type="string" office:string-value="UniversityRadioYork/ury-rapid" calcext:value-type="string">
            <text:p>UniversityRadioYork/ury-rapid</text:p>
          </table:table-cell>
        </table:table-row>
        <table:table-row table:style-name="ro1">
          <table:table-cell office:value-type="float" office:value="5320615" calcext:value-type="float">
            <text:p>5320615</text:p>
          </table:table-cell>
          <table:table-cell office:value-type="string" calcext:value-type="string">
            <text:p>https://api.github.com/repos/SpeciesFileGroup/taxonworks</text:p>
          </table:table-cell>
          <table:table-cell table:formula="of:=REPLACE([.B836]; 1; 29; &quot;&quot;)" office:value-type="string" office:string-value="SpeciesFileGroup/taxonworks" calcext:value-type="string">
            <text:p>SpeciesFileGroup/taxonworks</text:p>
          </table:table-cell>
        </table:table-row>
        <table:table-row table:style-name="ro1">
          <table:table-cell office:value-type="float" office:value="5336238" calcext:value-type="float">
            <text:p>5336238</text:p>
          </table:table-cell>
          <table:table-cell office:value-type="string" calcext:value-type="string">
            <text:p>https://api.github.com/repos/grimmwerks/batterypopv2</text:p>
          </table:table-cell>
          <table:table-cell table:formula="of:=REPLACE([.B837]; 1; 29; &quot;&quot;)" office:value-type="string" office:string-value="grimmwerks/batterypopv2" calcext:value-type="string">
            <text:p>grimmwerks/batterypopv2</text:p>
          </table:table-cell>
        </table:table-row>
        <table:table-row table:style-name="ro1">
          <table:table-cell office:value-type="float" office:value="5342150" calcext:value-type="float">
            <text:p>5342150</text:p>
          </table:table-cell>
          <table:table-cell office:value-type="string" calcext:value-type="string">
            <text:p>https://api.github.com/repos/uhm-coe/kapa</text:p>
          </table:table-cell>
          <table:table-cell table:formula="of:=REPLACE([.B838]; 1; 29; &quot;&quot;)" office:value-type="string" office:string-value="uhm-coe/kapa" calcext:value-type="string">
            <text:p>uhm-coe/kapa</text:p>
          </table:table-cell>
        </table:table-row>
        <table:table-row table:style-name="ro1">
          <table:table-cell office:value-type="float" office:value="5371300" calcext:value-type="float">
            <text:p>5371300</text:p>
          </table:table-cell>
          <table:table-cell office:value-type="string" calcext:value-type="string">
            <text:p>https://api.github.com/repos/opengovernment/askthem</text:p>
          </table:table-cell>
          <table:table-cell table:formula="of:=REPLACE([.B839]; 1; 29; &quot;&quot;)" office:value-type="string" office:string-value="opengovernment/askthem" calcext:value-type="string">
            <text:p>opengovernment/askthem</text:p>
          </table:table-cell>
        </table:table-row>
        <table:table-row table:style-name="ro1">
          <table:table-cell office:value-type="float" office:value="5386967" calcext:value-type="float">
            <text:p>5386967</text:p>
          </table:table-cell>
          <table:table-cell office:value-type="string" calcext:value-type="string">
            <text:p>https://api.github.com/repos/SearleCon/sacobs</text:p>
          </table:table-cell>
          <table:table-cell table:formula="of:=REPLACE([.B840]; 1; 29; &quot;&quot;)" office:value-type="string" office:string-value="SearleCon/sacobs" calcext:value-type="string">
            <text:p>SearleCon/sacobs</text:p>
          </table:table-cell>
        </table:table-row>
        <table:table-row table:style-name="ro1">
          <table:table-cell office:value-type="float" office:value="5392547" calcext:value-type="float">
            <text:p>5392547</text:p>
          </table:table-cell>
          <table:table-cell office:value-type="string" calcext:value-type="string">
            <text:p>https://api.github.com/repos/aleksandarmilicevic/arby</text:p>
          </table:table-cell>
          <table:table-cell table:formula="of:=REPLACE([.B841]; 1; 29; &quot;&quot;)" office:value-type="string" office:string-value="aleksandarmilicevic/arby" calcext:value-type="string">
            <text:p>aleksandarmilicevic/arby</text:p>
          </table:table-cell>
        </table:table-row>
        <table:table-row table:style-name="ro1">
          <table:table-cell office:value-type="float" office:value="5403414" calcext:value-type="float">
            <text:p>5403414</text:p>
          </table:table-cell>
          <table:table-cell office:value-type="string" calcext:value-type="string">
            <text:p>https://api.github.com/repos/SCPR/SCPRv4</text:p>
          </table:table-cell>
          <table:table-cell table:formula="of:=REPLACE([.B842]; 1; 29; &quot;&quot;)" office:value-type="string" office:string-value="SCPR/SCPRv4" calcext:value-type="string">
            <text:p>SCPR/SCPRv4</text:p>
          </table:table-cell>
        </table:table-row>
        <table:table-row table:style-name="ro1">
          <table:table-cell office:value-type="float" office:value="5406963" calcext:value-type="float">
            <text:p>5406963</text:p>
          </table:table-cell>
          <table:table-cell office:value-type="string" calcext:value-type="string">
            <text:p>https://api.github.com/repos/ministryofjustice/courtfinder</text:p>
          </table:table-cell>
          <table:table-cell table:formula="of:=REPLACE([.B843]; 1; 29; &quot;&quot;)" office:value-type="string" office:string-value="ministryofjustice/courtfinder" calcext:value-type="string">
            <text:p>ministryofjustice/courtfinder</text:p>
          </table:table-cell>
        </table:table-row>
        <table:table-row table:style-name="ro1">
          <table:table-cell office:value-type="float" office:value="5420469" calcext:value-type="float">
            <text:p>5420469</text:p>
          </table:table-cell>
          <table:table-cell office:value-type="string" calcext:value-type="string">
            <text:p>https://api.github.com/repos/JuanitoFatas/Guides</text:p>
          </table:table-cell>
          <table:table-cell table:formula="of:=REPLACE([.B844]; 1; 29; &quot;&quot;)" office:value-type="string" office:string-value="JuanitoFatas/Guides" calcext:value-type="string">
            <text:p>JuanitoFatas/Guides</text:p>
          </table:table-cell>
        </table:table-row>
        <table:table-row table:style-name="ro1">
          <table:table-cell office:value-type="float" office:value="5422584" calcext:value-type="float">
            <text:p>5422584</text:p>
          </table:table-cell>
          <table:table-cell office:value-type="string" calcext:value-type="string">
            <text:p>https://api.github.com/repos/zfoster/corgi</text:p>
          </table:table-cell>
          <table:table-cell table:formula="of:=REPLACE([.B845]; 1; 29; &quot;&quot;)" office:value-type="string" office:string-value="zfoster/corgi" calcext:value-type="string">
            <text:p>zfoster/corgi</text:p>
          </table:table-cell>
        </table:table-row>
        <table:table-row table:style-name="ro1">
          <table:table-cell office:value-type="float" office:value="5426101" calcext:value-type="float">
            <text:p>5426101</text:p>
          </table:table-cell>
          <table:table-cell office:value-type="string" calcext:value-type="string">
            <text:p>https://api.github.com/repos/jrhorn424/recruiter</text:p>
          </table:table-cell>
          <table:table-cell table:formula="of:=REPLACE([.B846]; 1; 29; &quot;&quot;)" office:value-type="string" office:string-value="jrhorn424/recruiter" calcext:value-type="string">
            <text:p>jrhorn424/recruiter</text:p>
          </table:table-cell>
        </table:table-row>
        <table:table-row table:style-name="ro1">
          <table:table-cell office:value-type="float" office:value="5429145" calcext:value-type="float">
            <text:p>5429145</text:p>
          </table:table-cell>
          <table:table-cell office:value-type="string" calcext:value-type="string">
            <text:p>https://api.github.com/repos/ggomagundan/todpop</text:p>
          </table:table-cell>
          <table:table-cell table:formula="of:=REPLACE([.B847]; 1; 29; &quot;&quot;)" office:value-type="string" office:string-value="ggomagundan/todpop" calcext:value-type="string">
            <text:p>ggomagundan/todpop</text:p>
          </table:table-cell>
        </table:table-row>
        <table:table-row table:style-name="ro1">
          <table:table-cell office:value-type="float" office:value="5440766" calcext:value-type="float">
            <text:p>5440766</text:p>
          </table:table-cell>
          <table:table-cell office:value-type="string" calcext:value-type="string">
            <text:p>https://api.github.com/repos/ruedap/daplog</text:p>
          </table:table-cell>
          <table:table-cell table:formula="of:=REPLACE([.B848]; 1; 29; &quot;&quot;)" office:value-type="string" office:string-value="ruedap/daplog" calcext:value-type="string">
            <text:p>ruedap/daplog</text:p>
          </table:table-cell>
        </table:table-row>
        <table:table-row table:style-name="ro1">
          <table:table-cell office:value-type="float" office:value="5451599" calcext:value-type="float">
            <text:p>5451599</text:p>
          </table:table-cell>
          <table:table-cell office:value-type="string" calcext:value-type="string">
            <text:p>https://api.github.com/repos/elastic/elasticsearch-ruby</text:p>
          </table:table-cell>
          <table:table-cell table:formula="of:=REPLACE([.B849]; 1; 29; &quot;&quot;)" office:value-type="string" office:string-value="elastic/elasticsearch-ruby" calcext:value-type="string">
            <text:p>elastic/elasticsearch-ruby</text:p>
          </table:table-cell>
        </table:table-row>
        <table:table-row table:style-name="ro1">
          <table:table-cell office:value-type="float" office:value="5472460" calcext:value-type="float">
            <text:p>5472460</text:p>
          </table:table-cell>
          <table:table-cell office:value-type="string" calcext:value-type="string">
            <text:p>https://api.github.com/repos/Blahah/transrate</text:p>
          </table:table-cell>
          <table:table-cell table:formula="of:=REPLACE([.B850]; 1; 29; &quot;&quot;)" office:value-type="string" office:string-value="Blahah/transrate" calcext:value-type="string">
            <text:p>Blahah/transrate</text:p>
          </table:table-cell>
        </table:table-row>
        <table:table-row table:style-name="ro1">
          <table:table-cell office:value-type="float" office:value="5495407" calcext:value-type="float">
            <text:p>5495407</text:p>
          </table:table-cell>
          <table:table-cell office:value-type="string" calcext:value-type="string">
            <text:p>https://api.github.com/repos/travis-ci/dpl</text:p>
          </table:table-cell>
          <table:table-cell table:formula="of:=REPLACE([.B851]; 1; 29; &quot;&quot;)" office:value-type="string" office:string-value="travis-ci/dpl" calcext:value-type="string">
            <text:p>travis-ci/dpl</text:p>
          </table:table-cell>
        </table:table-row>
        <table:table-row table:style-name="ro1">
          <table:table-cell office:value-type="float" office:value="5500328" calcext:value-type="float">
            <text:p>5500328</text:p>
          </table:table-cell>
          <table:table-cell office:value-type="string" calcext:value-type="string">
            <text:p>https://api.github.com/repos/yanhaijing/yanhaijing.github.com</text:p>
          </table:table-cell>
          <table:table-cell table:formula="of:=REPLACE([.B852]; 1; 29; &quot;&quot;)" office:value-type="string" office:string-value="yanhaijing/yanhaijing.github.com" calcext:value-type="string">
            <text:p>yanhaijing/yanhaijing.github.com</text:p>
          </table:table-cell>
        </table:table-row>
        <table:table-row table:style-name="ro1">
          <table:table-cell office:value-type="float" office:value="5528291" calcext:value-type="float">
            <text:p>5528291</text:p>
          </table:table-cell>
          <table:table-cell office:value-type="string" calcext:value-type="string">
            <text:p>https://api.github.com/repos/calabash/calabash</text:p>
          </table:table-cell>
          <table:table-cell table:formula="of:=REPLACE([.B853]; 1; 29; &quot;&quot;)" office:value-type="string" office:string-value="calabash/calabash" calcext:value-type="string">
            <text:p>calabash/calabash</text:p>
          </table:table-cell>
        </table:table-row>
        <table:table-row table:style-name="ro1">
          <table:table-cell office:value-type="float" office:value="5561829" calcext:value-type="float">
            <text:p>5561829</text:p>
          </table:table-cell>
          <table:table-cell office:value-type="string" calcext:value-type="string">
            <text:p>https://api.github.com/repos/osulp/Room-Reservation</text:p>
          </table:table-cell>
          <table:table-cell table:formula="of:=REPLACE([.B854]; 1; 29; &quot;&quot;)" office:value-type="string" office:string-value="osulp/Room-Reservation" calcext:value-type="string">
            <text:p>osulp/Room-Reservation</text:p>
          </table:table-cell>
        </table:table-row>
        <table:table-row table:style-name="ro1">
          <table:table-cell office:value-type="float" office:value="5574753" calcext:value-type="float">
            <text:p>5574753</text:p>
          </table:table-cell>
          <table:table-cell office:value-type="string" calcext:value-type="string">
            <text:p>https://api.github.com/repos/rletters/rletters</text:p>
          </table:table-cell>
          <table:table-cell table:formula="of:=REPLACE([.B855]; 1; 29; &quot;&quot;)" office:value-type="string" office:string-value="rletters/rletters" calcext:value-type="string">
            <text:p>rletters/rletters</text:p>
          </table:table-cell>
        </table:table-row>
        <table:table-row table:style-name="ro1">
          <table:table-cell office:value-type="float" office:value="5586050" calcext:value-type="float">
            <text:p>5586050</text:p>
          </table:table-cell>
          <table:table-cell office:value-type="string" calcext:value-type="string">
            <text:p>https://api.github.com/repos/cirope/mawidabp</text:p>
          </table:table-cell>
          <table:table-cell table:formula="of:=REPLACE([.B856]; 1; 29; &quot;&quot;)" office:value-type="string" office:string-value="cirope/mawidabp" calcext:value-type="string">
            <text:p>cirope/mawidabp</text:p>
          </table:table-cell>
        </table:table-row>
        <table:table-row table:style-name="ro1">
          <table:table-cell office:value-type="float" office:value="5588556" calcext:value-type="float">
            <text:p>5588556</text:p>
          </table:table-cell>
          <table:table-cell office:value-type="string" calcext:value-type="string">
            <text:p>https://api.github.com/repos/OregonDigital/oregondigital</text:p>
          </table:table-cell>
          <table:table-cell table:formula="of:=REPLACE([.B857]; 1; 29; &quot;&quot;)" office:value-type="string" office:string-value="OregonDigital/oregondigital" calcext:value-type="string">
            <text:p>OregonDigital/oregondigital</text:p>
          </table:table-cell>
        </table:table-row>
        <table:table-row table:style-name="ro1">
          <table:table-cell office:value-type="float" office:value="5615653" calcext:value-type="float">
            <text:p>5615653</text:p>
          </table:table-cell>
          <table:table-cell office:value-type="string" calcext:value-type="string">
            <text:p>https://api.github.com/repos/whargrove/vino</text:p>
          </table:table-cell>
          <table:table-cell table:formula="of:=REPLACE([.B858]; 1; 29; &quot;&quot;)" office:value-type="string" office:string-value="whargrove/vino" calcext:value-type="string">
            <text:p>whargrove/vino</text:p>
          </table:table-cell>
        </table:table-row>
        <table:table-row table:style-name="ro1">
          <table:table-cell office:value-type="float" office:value="5623917" calcext:value-type="float">
            <text:p>5623917</text:p>
          </table:table-cell>
          <table:table-cell office:value-type="string" calcext:value-type="string">
            <text:p>https://api.github.com/repos/codeforamerica/cityvoice</text:p>
          </table:table-cell>
          <table:table-cell table:formula="of:=REPLACE([.B859]; 1; 29; &quot;&quot;)" office:value-type="string" office:string-value="codeforamerica/cityvoice" calcext:value-type="string">
            <text:p>codeforamerica/cityvoice</text:p>
          </table:table-cell>
        </table:table-row>
        <table:table-row table:style-name="ro1">
          <table:table-cell office:value-type="float" office:value="5627614" calcext:value-type="float">
            <text:p>5627614</text:p>
          </table:table-cell>
          <table:table-cell office:value-type="string" calcext:value-type="string">
            <text:p>https://api.github.com/repos/globalize/globalize</text:p>
          </table:table-cell>
          <table:table-cell table:formula="of:=REPLACE([.B860]; 1; 29; &quot;&quot;)" office:value-type="string" office:string-value="globalize/globalize" calcext:value-type="string">
            <text:p>globalize/globalize</text:p>
          </table:table-cell>
        </table:table-row>
        <table:table-row table:style-name="ro1">
          <table:table-cell office:value-type="float" office:value="5628671" calcext:value-type="float">
            <text:p>5628671</text:p>
          </table:table-cell>
          <table:table-cell office:value-type="string" calcext:value-type="string">
            <text:p>https://api.github.com/repos/rspec/rspec-support</text:p>
          </table:table-cell>
          <table:table-cell table:formula="of:=REPLACE([.B861]; 1; 29; &quot;&quot;)" office:value-type="string" office:string-value="rspec/rspec-support" calcext:value-type="string">
            <text:p>rspec/rspec-support</text:p>
          </table:table-cell>
        </table:table-row>
        <table:table-row table:style-name="ro1">
          <table:table-cell office:value-type="float" office:value="5640281" calcext:value-type="float">
            <text:p>5640281</text:p>
          </table:table-cell>
          <table:table-cell office:value-type="string" calcext:value-type="string">
            <text:p>https://api.github.com/repos/openstack/fuel-astute</text:p>
          </table:table-cell>
          <table:table-cell table:formula="of:=REPLACE([.B862]; 1; 29; &quot;&quot;)" office:value-type="string" office:string-value="openstack/fuel-astute" calcext:value-type="string">
            <text:p>openstack/fuel-astute</text:p>
          </table:table-cell>
        </table:table-row>
        <table:table-row table:style-name="ro1">
          <table:table-cell office:value-type="float" office:value="5674671" calcext:value-type="float">
            <text:p>5674671</text:p>
          </table:table-cell>
          <table:table-cell office:value-type="string" calcext:value-type="string">
            <text:p>https://api.github.com/repos/nico-hn/PseudoHikiParser</text:p>
          </table:table-cell>
          <table:table-cell table:formula="of:=REPLACE([.B863]; 1; 29; &quot;&quot;)" office:value-type="string" office:string-value="nico-hn/PseudoHikiParser" calcext:value-type="string">
            <text:p>nico-hn/PseudoHikiParser</text:p>
          </table:table-cell>
        </table:table-row>
        <table:table-row table:style-name="ro1">
          <table:table-cell office:value-type="float" office:value="5678594" calcext:value-type="float">
            <text:p>5678594</text:p>
          </table:table-cell>
          <table:table-cell office:value-type="string" calcext:value-type="string">
            <text:p>https://api.github.com/repos/web-cat/code-workout</text:p>
          </table:table-cell>
          <table:table-cell table:formula="of:=REPLACE([.B864]; 1; 29; &quot;&quot;)" office:value-type="string" office:string-value="web-cat/code-workout" calcext:value-type="string">
            <text:p>web-cat/code-workout</text:p>
          </table:table-cell>
        </table:table-row>
        <table:table-row table:style-name="ro1">
          <table:table-cell office:value-type="float" office:value="5700609" calcext:value-type="float">
            <text:p>5700609</text:p>
          </table:table-cell>
          <table:table-cell office:value-type="string" calcext:value-type="string">
            <text:p>https://api.github.com/repos/stephenweaver/groupGrant</text:p>
          </table:table-cell>
          <table:table-cell table:formula="of:=REPLACE([.B865]; 1; 29; &quot;&quot;)" office:value-type="string" office:string-value="stephenweaver/groupGrant" calcext:value-type="string">
            <text:p>stephenweaver/groupGrant</text:p>
          </table:table-cell>
        </table:table-row>
        <table:table-row table:style-name="ro1">
          <table:table-cell office:value-type="float" office:value="5715165" calcext:value-type="float">
            <text:p>5715165</text:p>
          </table:table-cell>
          <table:table-cell office:value-type="string" calcext:value-type="string">
            <text:p>https://api.github.com/repos/edwardchalstrey1/fragmented_genome_with_snps</text:p>
          </table:table-cell>
          <table:table-cell table:formula="of:=REPLACE([.B866]; 1; 29; &quot;&quot;)" office:value-type="string" office:string-value="edwardchalstrey1/fragmented_genome_with_snps" calcext:value-type="string">
            <text:p>edwardchalstrey1/fragmented_genome_with_snps</text:p>
          </table:table-cell>
        </table:table-row>
        <table:table-row table:style-name="ro1">
          <table:table-cell office:value-type="float" office:value="5719659" calcext:value-type="float">
            <text:p>5719659</text:p>
          </table:table-cell>
          <table:table-cell office:value-type="string" calcext:value-type="string">
            <text:p>https://api.github.com/repos/RobinClowers/photo-album</text:p>
          </table:table-cell>
          <table:table-cell table:formula="of:=REPLACE([.B867]; 1; 29; &quot;&quot;)" office:value-type="string" office:string-value="RobinClowers/photo-album" calcext:value-type="string">
            <text:p>RobinClowers/photo-album</text:p>
          </table:table-cell>
        </table:table-row>
        <table:table-row table:style-name="ro1">
          <table:table-cell office:value-type="float" office:value="5732652" calcext:value-type="float">
            <text:p>5732652</text:p>
          </table:table-cell>
          <table:table-cell office:value-type="string" calcext:value-type="string">
            <text:p>https://api.github.com/repos/triAGENS/guacamole</text:p>
          </table:table-cell>
          <table:table-cell table:formula="of:=REPLACE([.B868]; 1; 29; &quot;&quot;)" office:value-type="string" office:string-value="triAGENS/guacamole" calcext:value-type="string">
            <text:p>triAGENS/guacamole</text:p>
          </table:table-cell>
        </table:table-row>
        <table:table-row table:style-name="ro1">
          <table:table-cell office:value-type="float" office:value="5795780" calcext:value-type="float">
            <text:p>5795780</text:p>
          </table:table-cell>
          <table:table-cell office:value-type="string" calcext:value-type="string">
            <text:p>https://api.github.com/repos/chrisgartsen/declare</text:p>
          </table:table-cell>
          <table:table-cell table:formula="of:=REPLACE([.B869]; 1; 29; &quot;&quot;)" office:value-type="string" office:string-value="chrisgartsen/declare" calcext:value-type="string">
            <text:p>chrisgartsen/declare</text:p>
          </table:table-cell>
        </table:table-row>
        <table:table-row table:style-name="ro1">
          <table:table-cell office:value-type="float" office:value="5811781" calcext:value-type="float">
            <text:p>5811781</text:p>
          </table:table-cell>
          <table:table-cell office:value-type="string" calcext:value-type="string">
            <text:p>https://api.github.com/repos/beck03076/organizor</text:p>
          </table:table-cell>
          <table:table-cell table:formula="of:=REPLACE([.B870]; 1; 29; &quot;&quot;)" office:value-type="string" office:string-value="beck03076/organizor" calcext:value-type="string">
            <text:p>beck03076/organizor</text:p>
          </table:table-cell>
        </table:table-row>
        <table:table-row table:style-name="ro1">
          <table:table-cell office:value-type="float" office:value="5824109" calcext:value-type="float">
            <text:p>5824109</text:p>
          </table:table-cell>
          <table:table-cell office:value-type="string" calcext:value-type="string">
            <text:p>https://api.github.com/repos/KernelCorp/vote</text:p>
          </table:table-cell>
          <table:table-cell table:formula="of:=REPLACE([.B871]; 1; 29; &quot;&quot;)" office:value-type="string" office:string-value="KernelCorp/vote" calcext:value-type="string">
            <text:p>KernelCorp/vote</text:p>
          </table:table-cell>
        </table:table-row>
        <table:table-row table:style-name="ro1">
          <table:table-cell office:value-type="float" office:value="5829610" calcext:value-type="float">
            <text:p>5829610</text:p>
          </table:table-cell>
          <table:table-cell office:value-type="string" calcext:value-type="string">
            <text:p>https://api.github.com/repos/jpnauta/Bakery-Rails</text:p>
          </table:table-cell>
          <table:table-cell table:formula="of:=REPLACE([.B872]; 1; 29; &quot;&quot;)" office:value-type="string" office:string-value="jpnauta/Bakery-Rails" calcext:value-type="string">
            <text:p>jpnauta/Bakery-Rails</text:p>
          </table:table-cell>
        </table:table-row>
        <table:table-row table:style-name="ro1">
          <table:table-cell office:value-type="float" office:value="5868409" calcext:value-type="float">
            <text:p>5868409</text:p>
          </table:table-cell>
          <table:table-cell office:value-type="string" calcext:value-type="string">
            <text:p>https://api.github.com/repos/varvet/godmin</text:p>
          </table:table-cell>
          <table:table-cell table:formula="of:=REPLACE([.B873]; 1; 29; &quot;&quot;)" office:value-type="string" office:string-value="varvet/godmin" calcext:value-type="string">
            <text:p>varvet/godmin</text:p>
          </table:table-cell>
        </table:table-row>
        <table:table-row table:style-name="ro1">
          <table:table-cell office:value-type="float" office:value="5873247" calcext:value-type="float">
            <text:p>5873247</text:p>
          </table:table-cell>
          <table:table-cell office:value-type="string" calcext:value-type="string">
            <text:p>https://api.github.com/repos/nsrr/www.sleepdata.org</text:p>
          </table:table-cell>
          <table:table-cell table:formula="of:=REPLACE([.B874]; 1; 29; &quot;&quot;)" office:value-type="string" office:string-value="nsrr/www.sleepdata.org" calcext:value-type="string">
            <text:p>nsrr/www.sleepdata.org</text:p>
          </table:table-cell>
        </table:table-row>
        <table:table-row table:style-name="ro1">
          <table:table-cell office:value-type="float" office:value="5882781" calcext:value-type="float">
            <text:p>5882781</text:p>
          </table:table-cell>
          <table:table-cell office:value-type="string" calcext:value-type="string">
            <text:p>https://api.github.com/repos/pulibrary/pul-store</text:p>
          </table:table-cell>
          <table:table-cell table:formula="of:=REPLACE([.B875]; 1; 29; &quot;&quot;)" office:value-type="string" office:string-value="pulibrary/pul-store" calcext:value-type="string">
            <text:p>pulibrary/pul-store</text:p>
          </table:table-cell>
        </table:table-row>
        <table:table-row table:style-name="ro1">
          <table:table-cell office:value-type="float" office:value="5896609" calcext:value-type="float">
            <text:p>5896609</text:p>
          </table:table-cell>
          <table:table-cell office:value-type="string" calcext:value-type="string">
            <text:p>https://api.github.com/repos/Forekasting/kiwi</text:p>
          </table:table-cell>
          <table:table-cell table:formula="of:=REPLACE([.B876]; 1; 29; &quot;&quot;)" office:value-type="string" office:string-value="Forekasting/kiwi" calcext:value-type="string">
            <text:p>Forekasting/kiwi</text:p>
          </table:table-cell>
        </table:table-row>
        <table:table-row table:style-name="ro1">
          <table:table-cell office:value-type="float" office:value="5926356" calcext:value-type="float">
            <text:p>5926356</text:p>
          </table:table-cell>
          <table:table-cell office:value-type="string" calcext:value-type="string">
            <text:p>https://api.github.com/repos/conjurinc/cli-ruby</text:p>
          </table:table-cell>
          <table:table-cell table:formula="of:=REPLACE([.B877]; 1; 29; &quot;&quot;)" office:value-type="string" office:string-value="conjurinc/cli-ruby" calcext:value-type="string">
            <text:p>conjurinc/cli-ruby</text:p>
          </table:table-cell>
        </table:table-row>
        <table:table-row table:style-name="ro1">
          <table:table-cell office:value-type="float" office:value="5932760" calcext:value-type="float">
            <text:p>5932760</text:p>
          </table:table-cell>
          <table:table-cell office:value-type="string" calcext:value-type="string">
            <text:p>https://api.github.com/repos/conjurinc/api-ruby</text:p>
          </table:table-cell>
          <table:table-cell table:formula="of:=REPLACE([.B878]; 1; 29; &quot;&quot;)" office:value-type="string" office:string-value="conjurinc/api-ruby" calcext:value-type="string">
            <text:p>conjurinc/api-ruby</text:p>
          </table:table-cell>
        </table:table-row>
        <table:table-row table:style-name="ro1">
          <table:table-cell office:value-type="float" office:value="5942678" calcext:value-type="float">
            <text:p>5942678</text:p>
          </table:table-cell>
          <table:table-cell office:value-type="string" calcext:value-type="string">
            <text:p>https://api.github.com/repos/Mattwusta/chef</text:p>
          </table:table-cell>
          <table:table-cell table:formula="of:=REPLACE([.B879]; 1; 29; &quot;&quot;)" office:value-type="string" office:string-value="Mattwusta/chef" calcext:value-type="string">
            <text:p>Mattwusta/chef</text:p>
          </table:table-cell>
        </table:table-row>
        <table:table-row table:style-name="ro1">
          <table:table-cell office:value-type="float" office:value="5985307" calcext:value-type="float">
            <text:p>5985307</text:p>
          </table:table-cell>
          <table:table-cell office:value-type="string" calcext:value-type="string">
            <text:p>https://api.github.com/repos/fudanchii/shreds</text:p>
          </table:table-cell>
          <table:table-cell table:formula="of:=REPLACE([.B880]; 1; 29; &quot;&quot;)" office:value-type="string" office:string-value="fudanchii/shreds" calcext:value-type="string">
            <text:p>fudanchii/shreds</text:p>
          </table:table-cell>
        </table:table-row>
        <table:table-row table:style-name="ro1">
          <table:table-cell office:value-type="float" office:value="5993187" calcext:value-type="float">
            <text:p>5993187</text:p>
          </table:table-cell>
          <table:table-cell office:value-type="string" calcext:value-type="string">
            <text:p>https://api.github.com/repos/NYULibraries/eshelf</text:p>
          </table:table-cell>
          <table:table-cell table:formula="of:=REPLACE([.B881]; 1; 29; &quot;&quot;)" office:value-type="string" office:string-value="NYULibraries/eshelf" calcext:value-type="string">
            <text:p>NYULibraries/eshelf</text:p>
          </table:table-cell>
        </table:table-row>
        <table:table-row table:style-name="ro1">
          <table:table-cell office:value-type="float" office:value="5993869" calcext:value-type="float">
            <text:p>5993869</text:p>
          </table:table-cell>
          <table:table-cell office:value-type="string" calcext:value-type="string">
            <text:p>https://api.github.com/repos/webhat/oplerno</text:p>
          </table:table-cell>
          <table:table-cell table:formula="of:=REPLACE([.B882]; 1; 29; &quot;&quot;)" office:value-type="string" office:string-value="webhat/oplerno" calcext:value-type="string">
            <text:p>webhat/oplerno</text:p>
          </table:table-cell>
        </table:table-row>
        <table:table-row table:style-name="ro1">
          <table:table-cell office:value-type="float" office:value="5998171" calcext:value-type="float">
            <text:p>5998171</text:p>
          </table:table-cell>
          <table:table-cell office:value-type="string" calcext:value-type="string">
            <text:p>https://api.github.com/repos/ryanfb/pleiades-geojson</text:p>
          </table:table-cell>
          <table:table-cell table:formula="of:=REPLACE([.B883]; 1; 29; &quot;&quot;)" office:value-type="string" office:string-value="ryanfb/pleiades-geojson" calcext:value-type="string">
            <text:p>ryanfb/pleiades-geojson</text:p>
          </table:table-cell>
        </table:table-row>
        <table:table-row table:style-name="ro1">
          <table:table-cell office:value-type="float" office:value="6017108" calcext:value-type="float">
            <text:p>6017108</text:p>
          </table:table-cell>
          <table:table-cell office:value-type="string" calcext:value-type="string">
            <text:p>https://api.github.com/repos/UM-USElab/gradecraft-development</text:p>
          </table:table-cell>
          <table:table-cell table:formula="of:=REPLACE([.B884]; 1; 29; &quot;&quot;)" office:value-type="string" office:string-value="UM-USElab/gradecraft-development" calcext:value-type="string">
            <text:p>UM-USElab/gradecraft-development</text:p>
          </table:table-cell>
        </table:table-row>
        <table:table-row table:style-name="ro1">
          <table:table-cell office:value-type="float" office:value="6017593" calcext:value-type="float">
            <text:p>6017593</text:p>
          </table:table-cell>
          <table:table-cell office:value-type="string" calcext:value-type="string">
            <text:p>https://api.github.com/repos/axsh/openvnet</text:p>
          </table:table-cell>
          <table:table-cell table:formula="of:=REPLACE([.B885]; 1; 29; &quot;&quot;)" office:value-type="string" office:string-value="axsh/openvnet" calcext:value-type="string">
            <text:p>axsh/openvnet</text:p>
          </table:table-cell>
        </table:table-row>
        <table:table-row table:style-name="ro1">
          <table:table-cell office:value-type="float" office:value="6017830" calcext:value-type="float">
            <text:p>6017830</text:p>
          </table:table-cell>
          <table:table-cell office:value-type="string" calcext:value-type="string">
            <text:p>https://api.github.com/repos/openfoodfoundation/openfoodnetwork</text:p>
          </table:table-cell>
          <table:table-cell table:formula="of:=REPLACE([.B886]; 1; 29; &quot;&quot;)" office:value-type="string" office:string-value="openfoodfoundation/openfoodnetwork" calcext:value-type="string">
            <text:p>openfoodfoundation/openfoodnetwork</text:p>
          </table:table-cell>
        </table:table-row>
        <table:table-row table:style-name="ro1">
          <table:table-cell office:value-type="float" office:value="6017853" calcext:value-type="float">
            <text:p>6017853</text:p>
          </table:table-cell>
          <table:table-cell office:value-type="string" calcext:value-type="string">
            <text:p>https://api.github.com/repos/nspire/nspire</text:p>
          </table:table-cell>
          <table:table-cell table:formula="of:=REPLACE([.B887]; 1; 29; &quot;&quot;)" office:value-type="string" office:string-value="nspire/nspire" calcext:value-type="string">
            <text:p>nspire/nspire</text:p>
          </table:table-cell>
        </table:table-row>
        <table:table-row table:style-name="ro1">
          <table:table-cell office:value-type="float" office:value="6053504" calcext:value-type="float">
            <text:p>6053504</text:p>
          </table:table-cell>
          <table:table-cell office:value-type="string" calcext:value-type="string">
            <text:p>https://api.github.com/repos/Thibaut/devdocs</text:p>
          </table:table-cell>
          <table:table-cell table:formula="of:=REPLACE([.B888]; 1; 29; &quot;&quot;)" office:value-type="string" office:string-value="Thibaut/devdocs" calcext:value-type="string">
            <text:p>Thibaut/devdocs</text:p>
          </table:table-cell>
        </table:table-row>
        <table:table-row table:style-name="ro1">
          <table:table-cell office:value-type="float" office:value="6054545" calcext:value-type="float">
            <text:p>6054545</text:p>
          </table:table-cell>
          <table:table-cell office:value-type="string" calcext:value-type="string">
            <text:p>https://api.github.com/repos/bikeindex/bike_index</text:p>
          </table:table-cell>
          <table:table-cell table:formula="of:=REPLACE([.B889]; 1; 29; &quot;&quot;)" office:value-type="string" office:string-value="bikeindex/bike_index" calcext:value-type="string">
            <text:p>bikeindex/bike_index</text:p>
          </table:table-cell>
        </table:table-row>
        <table:table-row table:style-name="ro1">
          <table:table-cell office:value-type="float" office:value="6073451" calcext:value-type="float">
            <text:p>6073451</text:p>
          </table:table-cell>
          <table:table-cell office:value-type="string" calcext:value-type="string">
            <text:p>https://api.github.com/repos/mnipper/rails_survey</text:p>
          </table:table-cell>
          <table:table-cell table:formula="of:=REPLACE([.B890]; 1; 29; &quot;&quot;)" office:value-type="string" office:string-value="mnipper/rails_survey" calcext:value-type="string">
            <text:p>mnipper/rails_survey</text:p>
          </table:table-cell>
        </table:table-row>
        <table:table-row table:style-name="ro1">
          <table:table-cell office:value-type="float" office:value="6104924" calcext:value-type="float">
            <text:p>6104924</text:p>
          </table:table-cell>
          <table:table-cell office:value-type="string" calcext:value-type="string">
            <text:p>https://api.github.com/repos/znamenica/bukovina</text:p>
          </table:table-cell>
          <table:table-cell table:formula="of:=REPLACE([.B891]; 1; 29; &quot;&quot;)" office:value-type="string" office:string-value="znamenica/bukovina" calcext:value-type="string">
            <text:p>znamenica/bukovina</text:p>
          </table:table-cell>
        </table:table-row>
        <table:table-row table:style-name="ro1">
          <table:table-cell office:value-type="float" office:value="6107813" calcext:value-type="float">
            <text:p>6107813</text:p>
          </table:table-cell>
          <table:table-cell office:value-type="string" calcext:value-type="string">
            <text:p>https://api.github.com/repos/gocardless/statesman</text:p>
          </table:table-cell>
          <table:table-cell table:formula="of:=REPLACE([.B892]; 1; 29; &quot;&quot;)" office:value-type="string" office:string-value="gocardless/statesman" calcext:value-type="string">
            <text:p>gocardless/statesman</text:p>
          </table:table-cell>
        </table:table-row>
        <table:table-row table:style-name="ro1">
          <table:table-cell office:value-type="float" office:value="6125025" calcext:value-type="float">
            <text:p>6125025</text:p>
          </table:table-cell>
          <table:table-cell office:value-type="string" calcext:value-type="string">
            <text:p>https://api.github.com/repos/projecttacoma/bonnie_bundler</text:p>
          </table:table-cell>
          <table:table-cell table:formula="of:=REPLACE([.B893]; 1; 29; &quot;&quot;)" office:value-type="string" office:string-value="projecttacoma/bonnie_bundler" calcext:value-type="string">
            <text:p>projecttacoma/bonnie_bundler</text:p>
          </table:table-cell>
        </table:table-row>
        <table:table-row table:style-name="ro1">
          <table:table-cell office:value-type="float" office:value="6135155" calcext:value-type="float">
            <text:p>6135155</text:p>
          </table:table-cell>
          <table:table-cell office:value-type="string" calcext:value-type="string">
            <text:p>https://api.github.com/repos/square/shuttle</text:p>
          </table:table-cell>
          <table:table-cell table:formula="of:=REPLACE([.B894]; 1; 29; &quot;&quot;)" office:value-type="string" office:string-value="square/shuttle" calcext:value-type="string">
            <text:p>square/shuttle</text:p>
          </table:table-cell>
        </table:table-row>
        <table:table-row table:style-name="ro1">
          <table:table-cell office:value-type="float" office:value="6140462" calcext:value-type="float">
            <text:p>6140462</text:p>
          </table:table-cell>
          <table:table-cell office:value-type="string" calcext:value-type="string">
            <text:p>https://api.github.com/repos/plum-umd/rdl</text:p>
          </table:table-cell>
          <table:table-cell table:formula="of:=REPLACE([.B895]; 1; 29; &quot;&quot;)" office:value-type="string" office:string-value="plum-umd/rdl" calcext:value-type="string">
            <text:p>plum-umd/rdl</text:p>
          </table:table-cell>
        </table:table-row>
        <table:table-row table:style-name="ro1">
          <table:table-cell office:value-type="float" office:value="6146347" calcext:value-type="float">
            <text:p>6146347</text:p>
          </table:table-cell>
          <table:table-cell office:value-type="string" calcext:value-type="string">
            <text:p>https://api.github.com/repos/skomputer/lilsis</text:p>
          </table:table-cell>
          <table:table-cell table:formula="of:=REPLACE([.B896]; 1; 29; &quot;&quot;)" office:value-type="string" office:string-value="skomputer/lilsis" calcext:value-type="string">
            <text:p>skomputer/lilsis</text:p>
          </table:table-cell>
        </table:table-row>
        <table:table-row table:style-name="ro1">
          <table:table-cell office:value-type="float" office:value="6153904" calcext:value-type="float">
            <text:p>6153904</text:p>
          </table:table-cell>
          <table:table-cell office:value-type="string" calcext:value-type="string">
            <text:p>https://api.github.com/repos/cloudfoundry-incubator/admin-ui</text:p>
          </table:table-cell>
          <table:table-cell table:formula="of:=REPLACE([.B897]; 1; 29; &quot;&quot;)" office:value-type="string" office:string-value="cloudfoundry-incubator/admin-ui" calcext:value-type="string">
            <text:p>cloudfoundry-incubator/admin-ui</text:p>
          </table:table-cell>
        </table:table-row>
        <table:table-row table:style-name="ro1">
          <table:table-cell office:value-type="float" office:value="6162393" calcext:value-type="float">
            <text:p>6162393</text:p>
          </table:table-cell>
          <table:table-cell office:value-type="string" calcext:value-type="string">
            <text:p>https://api.github.com/repos/chanks/que</text:p>
          </table:table-cell>
          <table:table-cell table:formula="of:=REPLACE([.B898]; 1; 29; &quot;&quot;)" office:value-type="string" office:string-value="chanks/que" calcext:value-type="string">
            <text:p>chanks/que</text:p>
          </table:table-cell>
        </table:table-row>
        <table:table-row table:style-name="ro1">
          <table:table-cell office:value-type="float" office:value="6256240" calcext:value-type="float">
            <text:p>6256240</text:p>
          </table:table-cell>
          <table:table-cell office:value-type="string" calcext:value-type="string">
            <text:p>https://api.github.com/repos/swipely/dockly</text:p>
          </table:table-cell>
          <table:table-cell table:formula="of:=REPLACE([.B899]; 1; 29; &quot;&quot;)" office:value-type="string" office:string-value="swipely/dockly" calcext:value-type="string">
            <text:p>swipely/dockly</text:p>
          </table:table-cell>
        </table:table-row>
        <table:table-row table:style-name="ro1">
          <table:table-cell office:value-type="float" office:value="6261105" calcext:value-type="float">
            <text:p>6261105</text:p>
          </table:table-cell>
          <table:table-cell office:value-type="string" calcext:value-type="string">
            <text:p>https://api.github.com/repos/caskroom/homebrew-versions</text:p>
          </table:table-cell>
          <table:table-cell table:formula="of:=REPLACE([.B900]; 1; 29; &quot;&quot;)" office:value-type="string" office:string-value="caskroom/homebrew-versions" calcext:value-type="string">
            <text:p>caskroom/homebrew-versions</text:p>
          </table:table-cell>
        </table:table-row>
        <table:table-row table:style-name="ro1">
          <table:table-cell office:value-type="float" office:value="6284374" calcext:value-type="float">
            <text:p>6284374</text:p>
          </table:table-cell>
          <table:table-cell office:value-type="string" calcext:value-type="string">
            <text:p>https://api.github.com/repos/railskipl/drive</text:p>
          </table:table-cell>
          <table:table-cell table:formula="of:=REPLACE([.B901]; 1; 29; &quot;&quot;)" office:value-type="string" office:string-value="railskipl/drive" calcext:value-type="string">
            <text:p>railskipl/drive</text:p>
          </table:table-cell>
        </table:table-row>
        <table:table-row table:style-name="ro1">
          <table:table-cell office:value-type="float" office:value="6288247" calcext:value-type="float">
            <text:p>6288247</text:p>
          </table:table-cell>
          <table:table-cell office:value-type="string" calcext:value-type="string">
            <text:p>https://api.github.com/repos/alabs/nolotiro.org</text:p>
          </table:table-cell>
          <table:table-cell table:formula="of:=REPLACE([.B902]; 1; 29; &quot;&quot;)" office:value-type="string" office:string-value="alabs/nolotiro.org" calcext:value-type="string">
            <text:p>alabs/nolotiro.org</text:p>
          </table:table-cell>
        </table:table-row>
        <table:table-row table:style-name="ro1">
          <table:table-cell office:value-type="float" office:value="6288361" calcext:value-type="float">
            <text:p>6288361</text:p>
          </table:table-cell>
          <table:table-cell office:value-type="string" calcext:value-type="string">
            <text:p>https://api.github.com/repos/QutBioacoustics/baw-server</text:p>
          </table:table-cell>
          <table:table-cell table:formula="of:=REPLACE([.B903]; 1; 29; &quot;&quot;)" office:value-type="string" office:string-value="QutBioacoustics/baw-server" calcext:value-type="string">
            <text:p>QutBioacoustics/baw-server</text:p>
          </table:table-cell>
        </table:table-row>
        <table:table-row table:style-name="ro1">
          <table:table-cell office:value-type="float" office:value="6309220" calcext:value-type="float">
            <text:p>6309220</text:p>
          </table:table-cell>
          <table:table-cell office:value-type="string" calcext:value-type="string">
            <text:p>https://api.github.com/repos/AlexKtf/IdeesBebe</text:p>
          </table:table-cell>
          <table:table-cell table:formula="of:=REPLACE([.B904]; 1; 29; &quot;&quot;)" office:value-type="string" office:string-value="AlexKtf/IdeesBebe" calcext:value-type="string">
            <text:p>AlexKtf/IdeesBebe</text:p>
          </table:table-cell>
        </table:table-row>
        <table:table-row table:style-name="ro1">
          <table:table-cell office:value-type="float" office:value="6323790" calcext:value-type="float">
            <text:p>6323790</text:p>
          </table:table-cell>
          <table:table-cell office:value-type="string" calcext:value-type="string">
            <text:p>https://api.github.com/repos/pjf/masterwork-dwarf-fortress</text:p>
          </table:table-cell>
          <table:table-cell table:formula="of:=REPLACE([.B905]; 1; 29; &quot;&quot;)" office:value-type="string" office:string-value="pjf/masterwork-dwarf-fortress" calcext:value-type="string">
            <text:p>pjf/masterwork-dwarf-fortress</text:p>
          </table:table-cell>
        </table:table-row>
        <table:table-row table:style-name="ro1">
          <table:table-cell office:value-type="float" office:value="6330861" calcext:value-type="float">
            <text:p>6330861</text:p>
          </table:table-cell>
          <table:table-cell office:value-type="string" calcext:value-type="string">
            <text:p>https://api.github.com/repos/arrjay/puppet</text:p>
          </table:table-cell>
          <table:table-cell table:formula="of:=REPLACE([.B906]; 1; 29; &quot;&quot;)" office:value-type="string" office:string-value="arrjay/puppet" calcext:value-type="string">
            <text:p>arrjay/puppet</text:p>
          </table:table-cell>
        </table:table-row>
        <table:table-row table:style-name="ro1">
          <table:table-cell office:value-type="float" office:value="6375391" calcext:value-type="float">
            <text:p>6375391</text:p>
          </table:table-cell>
          <table:table-cell office:value-type="string" calcext:value-type="string">
            <text:p>https://api.github.com/repos/korobkov/fremantle</text:p>
          </table:table-cell>
          <table:table-cell table:formula="of:=REPLACE([.B907]; 1; 29; &quot;&quot;)" office:value-type="string" office:string-value="korobkov/fremantle" calcext:value-type="string">
            <text:p>korobkov/fremantle</text:p>
          </table:table-cell>
        </table:table-row>
        <table:table-row table:style-name="ro1">
          <table:table-cell office:value-type="float" office:value="6400325" calcext:value-type="float">
            <text:p>6400325</text:p>
          </table:table-cell>
          <table:table-cell office:value-type="string" calcext:value-type="string">
            <text:p>https://api.github.com/repos/test-kitchen/test-kitchen</text:p>
          </table:table-cell>
          <table:table-cell table:formula="of:=REPLACE([.B908]; 1; 29; &quot;&quot;)" office:value-type="string" office:string-value="test-kitchen/test-kitchen" calcext:value-type="string">
            <text:p>test-kitchen/test-kitchen</text:p>
          </table:table-cell>
        </table:table-row>
        <table:table-row table:style-name="ro1">
          <table:table-cell office:value-type="float" office:value="6409798" calcext:value-type="float">
            <text:p>6409798</text:p>
          </table:table-cell>
          <table:table-cell office:value-type="string" calcext:value-type="string">
            <text:p>https://api.github.com/repos/berkshelf/berkshelf</text:p>
          </table:table-cell>
          <table:table-cell table:formula="of:=REPLACE([.B909]; 1; 29; &quot;&quot;)" office:value-type="string" office:string-value="berkshelf/berkshelf" calcext:value-type="string">
            <text:p>berkshelf/berkshelf</text:p>
          </table:table-cell>
        </table:table-row>
        <table:table-row table:style-name="ro1">
          <table:table-cell office:value-type="float" office:value="6421170" calcext:value-type="float">
            <text:p>6421170</text:p>
          </table:table-cell>
          <table:table-cell office:value-type="string" calcext:value-type="string">
            <text:p>https://api.github.com/repos/rubyroidlabs/bsuir-courses</text:p>
          </table:table-cell>
          <table:table-cell table:formula="of:=REPLACE([.B910]; 1; 29; &quot;&quot;)" office:value-type="string" office:string-value="rubyroidlabs/bsuir-courses" calcext:value-type="string">
            <text:p>rubyroidlabs/bsuir-courses</text:p>
          </table:table-cell>
        </table:table-row>
        <table:table-row table:style-name="ro1">
          <table:table-cell office:value-type="float" office:value="6442229" calcext:value-type="float">
            <text:p>6442229</text:p>
          </table:table-cell>
          <table:table-cell office:value-type="string" calcext:value-type="string">
            <text:p>https://api.github.com/repos/activerecord-hackery/ransack</text:p>
          </table:table-cell>
          <table:table-cell table:formula="of:=REPLACE([.B911]; 1; 29; &quot;&quot;)" office:value-type="string" office:string-value="activerecord-hackery/ransack" calcext:value-type="string">
            <text:p>activerecord-hackery/ransack</text:p>
          </table:table-cell>
        </table:table-row>
        <table:table-row table:style-name="ro1">
          <table:table-cell office:value-type="float" office:value="6444905" calcext:value-type="float">
            <text:p>6444905</text:p>
          </table:table-cell>
          <table:table-cell office:value-type="string" calcext:value-type="string">
            <text:p>https://api.github.com/repos/asm-helpful/helpful-web</text:p>
          </table:table-cell>
          <table:table-cell table:formula="of:=REPLACE([.B912]; 1; 29; &quot;&quot;)" office:value-type="string" office:string-value="asm-helpful/helpful-web" calcext:value-type="string">
            <text:p>asm-helpful/helpful-web</text:p>
          </table:table-cell>
        </table:table-row>
        <table:table-row table:style-name="ro1">
          <table:table-cell office:value-type="float" office:value="6461281" calcext:value-type="float">
            <text:p>6461281</text:p>
          </table:table-cell>
          <table:table-cell office:value-type="string" calcext:value-type="string">
            <text:p>https://api.github.com/repos/opal/opal-rspec</text:p>
          </table:table-cell>
          <table:table-cell table:formula="of:=REPLACE([.B913]; 1; 29; &quot;&quot;)" office:value-type="string" office:string-value="opal/opal-rspec" calcext:value-type="string">
            <text:p>opal/opal-rspec</text:p>
          </table:table-cell>
        </table:table-row>
        <table:table-row table:style-name="ro1">
          <table:table-cell office:value-type="float" office:value="6482112" calcext:value-type="float">
            <text:p>6482112</text:p>
          </table:table-cell>
          <table:table-cell office:value-type="string" calcext:value-type="string">
            <text:p>https://api.github.com/repos/dwaynemac/overmind</text:p>
          </table:table-cell>
          <table:table-cell table:formula="of:=REPLACE([.B914]; 1; 29; &quot;&quot;)" office:value-type="string" office:string-value="dwaynemac/overmind" calcext:value-type="string">
            <text:p>dwaynemac/overmind</text:p>
          </table:table-cell>
        </table:table-row>
        <table:table-row table:style-name="ro1">
          <table:table-cell office:value-type="float" office:value="6491442" calcext:value-type="float">
            <text:p>6491442</text:p>
          </table:table-cell>
          <table:table-cell office:value-type="string" calcext:value-type="string">
            <text:p>https://api.github.com/repos/openshift/vagrant-openshift</text:p>
          </table:table-cell>
          <table:table-cell table:formula="of:=REPLACE([.B915]; 1; 29; &quot;&quot;)" office:value-type="string" office:string-value="openshift/vagrant-openshift" calcext:value-type="string">
            <text:p>openshift/vagrant-openshift</text:p>
          </table:table-cell>
        </table:table-row>
        <table:table-row table:style-name="ro1">
          <table:table-cell office:value-type="float" office:value="6499385" calcext:value-type="float">
            <text:p>6499385</text:p>
          </table:table-cell>
          <table:table-cell office:value-type="string" calcext:value-type="string">
            <text:p>https://api.github.com/repos/ruba-ruba/Online-File-Manager-3.0</text:p>
          </table:table-cell>
          <table:table-cell table:formula="of:=REPLACE([.B916]; 1; 29; &quot;&quot;)" office:value-type="string" office:string-value="ruba-ruba/Online-File-Manager-3.0" calcext:value-type="string">
            <text:p>ruba-ruba/Online-File-Manager-3.0</text:p>
          </table:table-cell>
        </table:table-row>
        <table:table-row table:style-name="ro1">
          <table:table-cell office:value-type="float" office:value="6500094" calcext:value-type="float">
            <text:p>6500094</text:p>
          </table:table-cell>
          <table:table-cell office:value-type="string" calcext:value-type="string">
            <text:p>https://api.github.com/repos/smalruby/smalruby-editor</text:p>
          </table:table-cell>
          <table:table-cell table:formula="of:=REPLACE([.B917]; 1; 29; &quot;&quot;)" office:value-type="string" office:string-value="smalruby/smalruby-editor" calcext:value-type="string">
            <text:p>smalruby/smalruby-editor</text:p>
          </table:table-cell>
        </table:table-row>
        <table:table-row table:style-name="ro1">
          <table:table-cell office:value-type="float" office:value="6507751" calcext:value-type="float">
            <text:p>6507751</text:p>
          </table:table-cell>
          <table:table-cell office:value-type="string" calcext:value-type="string">
            <text:p>https://api.github.com/repos/kodgemisi/confdeck</text:p>
          </table:table-cell>
          <table:table-cell table:formula="of:=REPLACE([.B918]; 1; 29; &quot;&quot;)" office:value-type="string" office:string-value="kodgemisi/confdeck" calcext:value-type="string">
            <text:p>kodgemisi/confdeck</text:p>
          </table:table-cell>
        </table:table-row>
        <table:table-row table:style-name="ro1">
          <table:table-cell office:value-type="float" office:value="6508040" calcext:value-type="float">
            <text:p>6508040</text:p>
          </table:table-cell>
          <table:table-cell office:value-type="string" calcext:value-type="string">
            <text:p>https://api.github.com/repos/sul-dlss/spotlight</text:p>
          </table:table-cell>
          <table:table-cell table:formula="of:=REPLACE([.B919]; 1; 29; &quot;&quot;)" office:value-type="string" office:string-value="sul-dlss/spotlight" calcext:value-type="string">
            <text:p>sul-dlss/spotlight</text:p>
          </table:table-cell>
        </table:table-row>
        <table:table-row table:style-name="ro1">
          <table:table-cell office:value-type="float" office:value="6529694" calcext:value-type="float">
            <text:p>6529694</text:p>
          </table:table-cell>
          <table:table-cell office:value-type="string" calcext:value-type="string">
            <text:p>https://api.github.com/repos/gcoco/CI-for-GoldenCheetah</text:p>
          </table:table-cell>
          <table:table-cell table:formula="of:=REPLACE([.B920]; 1; 29; &quot;&quot;)" office:value-type="string" office:string-value="gcoco/CI-for-GoldenCheetah" calcext:value-type="string">
            <text:p>gcoco/CI-for-GoldenCheetah</text:p>
          </table:table-cell>
        </table:table-row>
        <table:table-row table:style-name="ro1">
          <table:table-cell office:value-type="float" office:value="6538476" calcext:value-type="float">
            <text:p>6538476</text:p>
          </table:table-cell>
          <table:table-cell office:value-type="string" calcext:value-type="string">
            <text:p>https://api.github.com/repos/tg123/commandlinefu.cn</text:p>
          </table:table-cell>
          <table:table-cell table:formula="of:=REPLACE([.B921]; 1; 29; &quot;&quot;)" office:value-type="string" office:string-value="tg123/commandlinefu.cn" calcext:value-type="string">
            <text:p>tg123/commandlinefu.cn</text:p>
          </table:table-cell>
        </table:table-row>
        <table:table-row table:style-name="ro1">
          <table:table-cell office:value-type="float" office:value="6540853" calcext:value-type="float">
            <text:p>6540853</text:p>
          </table:table-cell>
          <table:table-cell office:value-type="string" calcext:value-type="string">
            <text:p>https://api.github.com/repos/wordsandwriting/lumen</text:p>
          </table:table-cell>
          <table:table-cell table:formula="of:=REPLACE([.B922]; 1; 29; &quot;&quot;)" office:value-type="string" office:string-value="wordsandwriting/lumen" calcext:value-type="string">
            <text:p>wordsandwriting/lumen</text:p>
          </table:table-cell>
        </table:table-row>
        <table:table-row table:style-name="ro1">
          <table:table-cell office:value-type="float" office:value="6545632" calcext:value-type="float">
            <text:p>6545632</text:p>
          </table:table-cell>
          <table:table-cell office:value-type="string" calcext:value-type="string">
            <text:p>https://api.github.com/repos/finnlabs/openproject-backlogs</text:p>
          </table:table-cell>
          <table:table-cell table:formula="of:=REPLACE([.B923]; 1; 29; &quot;&quot;)" office:value-type="string" office:string-value="finnlabs/openproject-backlogs" calcext:value-type="string">
            <text:p>finnlabs/openproject-backlogs</text:p>
          </table:table-cell>
        </table:table-row>
        <table:table-row table:style-name="ro1">
          <table:table-cell office:value-type="float" office:value="6582739" calcext:value-type="float">
            <text:p>6582739</text:p>
          </table:table-cell>
          <table:table-cell office:value-type="string" calcext:value-type="string">
            <text:p>https://api.github.com/repos/jfitz/BASIC-1965</text:p>
          </table:table-cell>
          <table:table-cell table:formula="of:=REPLACE([.B924]; 1; 29; &quot;&quot;)" office:value-type="string" office:string-value="jfitz/BASIC-1965" calcext:value-type="string">
            <text:p>jfitz/BASIC-1965</text:p>
          </table:table-cell>
        </table:table-row>
        <table:table-row table:style-name="ro1">
          <table:table-cell office:value-type="float" office:value="6663192" calcext:value-type="float">
            <text:p>6663192</text:p>
          </table:table-cell>
          <table:table-cell office:value-type="string" calcext:value-type="string">
            <text:p>https://api.github.com/repos/code-and-effect/effective_orders</text:p>
          </table:table-cell>
          <table:table-cell table:formula="of:=REPLACE([.B925]; 1; 29; &quot;&quot;)" office:value-type="string" office:string-value="code-and-effect/effective_orders" calcext:value-type="string">
            <text:p>code-and-effect/effective_orders</text:p>
          </table:table-cell>
        </table:table-row>
        <table:table-row table:style-name="ro1">
          <table:table-cell office:value-type="float" office:value="6663729" calcext:value-type="float">
            <text:p>6663729</text:p>
          </table:table-cell>
          <table:table-cell office:value-type="string" calcext:value-type="string">
            <text:p>https://api.github.com/repos/rightscale-cookbooks/rs-mysql</text:p>
          </table:table-cell>
          <table:table-cell table:formula="of:=REPLACE([.B926]; 1; 29; &quot;&quot;)" office:value-type="string" office:string-value="rightscale-cookbooks/rs-mysql" calcext:value-type="string">
            <text:p>rightscale-cookbooks/rs-mysql</text:p>
          </table:table-cell>
        </table:table-row>
        <table:table-row table:style-name="ro1">
          <table:table-cell office:value-type="float" office:value="6708294" calcext:value-type="float">
            <text:p>6708294</text:p>
          </table:table-cell>
          <table:table-cell office:value-type="string" calcext:value-type="string">
            <text:p>https://api.github.com/repos/obduk/cms</text:p>
          </table:table-cell>
          <table:table-cell table:formula="of:=REPLACE([.B927]; 1; 29; &quot;&quot;)" office:value-type="string" office:string-value="obduk/cms" calcext:value-type="string">
            <text:p>obduk/cms</text:p>
          </table:table-cell>
        </table:table-row>
        <table:table-row table:style-name="ro1">
          <table:table-cell office:value-type="float" office:value="6716788" calcext:value-type="float">
            <text:p>6716788</text:p>
          </table:table-cell>
          <table:table-cell office:value-type="string" calcext:value-type="string">
            <text:p>https://api.github.com/repos/hacken-in/website</text:p>
          </table:table-cell>
          <table:table-cell table:formula="of:=REPLACE([.B928]; 1; 29; &quot;&quot;)" office:value-type="string" office:string-value="hacken-in/website" calcext:value-type="string">
            <text:p>hacken-in/website</text:p>
          </table:table-cell>
        </table:table-row>
        <table:table-row table:style-name="ro1">
          <table:table-cell office:value-type="float" office:value="6718190" calcext:value-type="float">
            <text:p>6718190</text:p>
          </table:table-cell>
          <table:table-cell office:value-type="string" calcext:value-type="string">
            <text:p>https://api.github.com/repos/mizzy/specinfra</text:p>
          </table:table-cell>
          <table:table-cell table:formula="of:=REPLACE([.B929]; 1; 29; &quot;&quot;)" office:value-type="string" office:string-value="mizzy/specinfra" calcext:value-type="string">
            <text:p>mizzy/specinfra</text:p>
          </table:table-cell>
        </table:table-row>
        <table:table-row table:style-name="ro1">
          <table:table-cell office:value-type="float" office:value="6772712" calcext:value-type="float">
            <text:p>6772712</text:p>
          </table:table-cell>
          <table:table-cell office:value-type="string" calcext:value-type="string">
            <text:p>https://api.github.com/repos/yochiyochirb/meetups</text:p>
          </table:table-cell>
          <table:table-cell table:formula="of:=REPLACE([.B930]; 1; 29; &quot;&quot;)" office:value-type="string" office:string-value="yochiyochirb/meetups" calcext:value-type="string">
            <text:p>yochiyochirb/meetups</text:p>
          </table:table-cell>
        </table:table-row>
        <table:table-row table:style-name="ro1">
          <table:table-cell office:value-type="float" office:value="6777942" calcext:value-type="float">
            <text:p>6777942</text:p>
          </table:table-cell>
          <table:table-cell office:value-type="string" calcext:value-type="string">
            <text:p>https://api.github.com/repos/vjrj/tails</text:p>
          </table:table-cell>
          <table:table-cell table:formula="of:=REPLACE([.B931]; 1; 29; &quot;&quot;)" office:value-type="string" office:string-value="vjrj/tails" calcext:value-type="string">
            <text:p>vjrj/tails</text:p>
          </table:table-cell>
        </table:table-row>
        <table:table-row table:style-name="ro1">
          <table:table-cell office:value-type="float" office:value="6801328" calcext:value-type="float">
            <text:p>6801328</text:p>
          </table:table-cell>
          <table:table-cell office:value-type="string" calcext:value-type="string">
            <text:p>https://api.github.com/repos/jekyll/jekyll</text:p>
          </table:table-cell>
          <table:table-cell table:formula="of:=REPLACE([.B932]; 1; 29; &quot;&quot;)" office:value-type="string" office:string-value="jekyll/jekyll" calcext:value-type="string">
            <text:p>jekyll/jekyll</text:p>
          </table:table-cell>
        </table:table-row>
        <table:table-row table:style-name="ro1">
          <table:table-cell office:value-type="float" office:value="6822791" calcext:value-type="float">
            <text:p>6822791</text:p>
          </table:table-cell>
          <table:table-cell office:value-type="string" calcext:value-type="string">
            <text:p>https://api.github.com/repos/quintel/etmodel</text:p>
          </table:table-cell>
          <table:table-cell table:formula="of:=REPLACE([.B933]; 1; 29; &quot;&quot;)" office:value-type="string" office:string-value="quintel/etmodel" calcext:value-type="string">
            <text:p>quintel/etmodel</text:p>
          </table:table-cell>
        </table:table-row>
        <table:table-row table:style-name="ro1">
          <table:table-cell office:value-type="float" office:value="6841045" calcext:value-type="float">
            <text:p>6841045</text:p>
          </table:table-cell>
          <table:table-cell office:value-type="string" calcext:value-type="string">
            <text:p>https://api.github.com/repos/plexus/yaks</text:p>
          </table:table-cell>
          <table:table-cell table:formula="of:=REPLACE([.B934]; 1; 29; &quot;&quot;)" office:value-type="string" office:string-value="plexus/yaks" calcext:value-type="string">
            <text:p>plexus/yaks</text:p>
          </table:table-cell>
        </table:table-row>
        <table:table-row table:style-name="ro1">
          <table:table-cell office:value-type="float" office:value="6842063" calcext:value-type="float">
            <text:p>6842063</text:p>
          </table:table-cell>
          <table:table-cell office:value-type="string" calcext:value-type="string">
            <text:p>https://api.github.com/repos/toptal/chewy</text:p>
          </table:table-cell>
          <table:table-cell table:formula="of:=REPLACE([.B935]; 1; 29; &quot;&quot;)" office:value-type="string" office:string-value="toptal/chewy" calcext:value-type="string">
            <text:p>toptal/chewy</text:p>
          </table:table-cell>
        </table:table-row>
        <table:table-row table:style-name="ro1">
          <table:table-cell office:value-type="float" office:value="6866209" calcext:value-type="float">
            <text:p>6866209</text:p>
          </table:table-cell>
          <table:table-cell office:value-type="string" calcext:value-type="string">
            <text:p>https://api.github.com/repos/Homebrew/homebrew</text:p>
          </table:table-cell>
          <table:table-cell table:formula="of:=REPLACE([.B936]; 1; 29; &quot;&quot;)" office:value-type="string" office:string-value="Homebrew/homebrew" calcext:value-type="string">
            <text:p>Homebrew/homebrew</text:p>
          </table:table-cell>
        </table:table-row>
        <table:table-row table:style-name="ro1">
          <table:table-cell office:value-type="float" office:value="6885779" calcext:value-type="float">
            <text:p>6885779</text:p>
          </table:table-cell>
          <table:table-cell office:value-type="string" calcext:value-type="string">
            <text:p>https://api.github.com/repos/hankssj/musicalretreat-registration</text:p>
          </table:table-cell>
          <table:table-cell table:formula="of:=REPLACE([.B937]; 1; 29; &quot;&quot;)" office:value-type="string" office:string-value="hankssj/musicalretreat-registration" calcext:value-type="string">
            <text:p>hankssj/musicalretreat-registration</text:p>
          </table:table-cell>
        </table:table-row>
        <table:table-row table:style-name="ro1">
          <table:table-cell office:value-type="float" office:value="6893090" calcext:value-type="float">
            <text:p>6893090</text:p>
          </table:table-cell>
          <table:table-cell office:value-type="string" calcext:value-type="string">
            <text:p>https://api.github.com/repos/dwaynemac/contacts</text:p>
          </table:table-cell>
          <table:table-cell table:formula="of:=REPLACE([.B938]; 1; 29; &quot;&quot;)" office:value-type="string" office:string-value="dwaynemac/contacts" calcext:value-type="string">
            <text:p>dwaynemac/contacts</text:p>
          </table:table-cell>
        </table:table-row>
        <table:table-row table:style-name="ro1">
          <table:table-cell office:value-type="float" office:value="6898473" calcext:value-type="float">
            <text:p>6898473</text:p>
          </table:table-cell>
          <table:table-cell office:value-type="string" calcext:value-type="string">
            <text:p>https://api.github.com/repos/informatom/mercator</text:p>
          </table:table-cell>
          <table:table-cell table:formula="of:=REPLACE([.B939]; 1; 29; &quot;&quot;)" office:value-type="string" office:string-value="informatom/mercator" calcext:value-type="string">
            <text:p>informatom/mercator</text:p>
          </table:table-cell>
        </table:table-row>
        <table:table-row table:style-name="ro1">
          <table:table-cell office:value-type="float" office:value="6900200" calcext:value-type="float">
            <text:p>6900200</text:p>
          </table:table-cell>
          <table:table-cell office:value-type="string" calcext:value-type="string">
            <text:p>https://api.github.com/repos/castwide/gamefic</text:p>
          </table:table-cell>
          <table:table-cell table:formula="of:=REPLACE([.B940]; 1; 29; &quot;&quot;)" office:value-type="string" office:string-value="castwide/gamefic" calcext:value-type="string">
            <text:p>castwide/gamefic</text:p>
          </table:table-cell>
        </table:table-row>
        <table:table-row table:style-name="ro1">
          <table:table-cell office:value-type="float" office:value="6917017" calcext:value-type="float">
            <text:p>6917017</text:p>
          </table:table-cell>
          <table:table-cell office:value-type="string" calcext:value-type="string">
            <text:p>https://api.github.com/repos/sue445/rubicure</text:p>
          </table:table-cell>
          <table:table-cell table:formula="of:=REPLACE([.B941]; 1; 29; &quot;&quot;)" office:value-type="string" office:string-value="sue445/rubicure" calcext:value-type="string">
            <text:p>sue445/rubicure</text:p>
          </table:table-cell>
        </table:table-row>
        <table:table-row table:style-name="ro1">
          <table:table-cell office:value-type="float" office:value="6919706" calcext:value-type="float">
            <text:p>6919706</text:p>
          </table:table-cell>
          <table:table-cell office:value-type="string" calcext:value-type="string">
            <text:p>https://api.github.com/repos/KnVerey/Transiterm</text:p>
          </table:table-cell>
          <table:table-cell table:formula="of:=REPLACE([.B942]; 1; 29; &quot;&quot;)" office:value-type="string" office:string-value="KnVerey/Transiterm" calcext:value-type="string">
            <text:p>KnVerey/Transiterm</text:p>
          </table:table-cell>
        </table:table-row>
        <table:table-row table:style-name="ro1">
          <table:table-cell office:value-type="float" office:value="6923473" calcext:value-type="float">
            <text:p>6923473</text:p>
          </table:table-cell>
          <table:table-cell office:value-type="string" calcext:value-type="string">
            <text:p>https://api.github.com/repos/openstack/fuel-library</text:p>
          </table:table-cell>
          <table:table-cell table:formula="of:=REPLACE([.B943]; 1; 29; &quot;&quot;)" office:value-type="string" office:string-value="openstack/fuel-library" calcext:value-type="string">
            <text:p>openstack/fuel-library</text:p>
          </table:table-cell>
        </table:table-row>
        <table:table-row table:style-name="ro1">
          <table:table-cell office:value-type="float" office:value="6926956" calcext:value-type="float">
            <text:p>6926956</text:p>
          </table:table-cell>
          <table:table-cell office:value-type="string" calcext:value-type="string">
            <text:p>https://api.github.com/repos/Agalin/RailsRegistrationForm</text:p>
          </table:table-cell>
          <table:table-cell table:formula="of:=REPLACE([.B944]; 1; 29; &quot;&quot;)" office:value-type="string" office:string-value="Agalin/RailsRegistrationForm" calcext:value-type="string">
            <text:p>Agalin/RailsRegistrationForm</text:p>
          </table:table-cell>
        </table:table-row>
        <table:table-row table:style-name="ro1">
          <table:table-cell office:value-type="float" office:value="6929008" calcext:value-type="float">
            <text:p>6929008</text:p>
          </table:table-cell>
          <table:table-cell office:value-type="string" calcext:value-type="string">
            <text:p>https://api.github.com/repos/caskroom/homebrew-fonts</text:p>
          </table:table-cell>
          <table:table-cell table:formula="of:=REPLACE([.B945]; 1; 29; &quot;&quot;)" office:value-type="string" office:string-value="caskroom/homebrew-fonts" calcext:value-type="string">
            <text:p>caskroom/homebrew-fonts</text:p>
          </table:table-cell>
        </table:table-row>
        <table:table-row table:style-name="ro1">
          <table:table-cell office:value-type="float" office:value="6939264" calcext:value-type="float">
            <text:p>6939264</text:p>
          </table:table-cell>
          <table:table-cell office:value-type="string" calcext:value-type="string">
            <text:p>https://api.github.com/repos/quintel/etengine</text:p>
          </table:table-cell>
          <table:table-cell table:formula="of:=REPLACE([.B946]; 1; 29; &quot;&quot;)" office:value-type="string" office:string-value="quintel/etengine" calcext:value-type="string">
            <text:p>quintel/etengine</text:p>
          </table:table-cell>
        </table:table-row>
        <table:table-row table:style-name="ro1">
          <table:table-cell office:value-type="float" office:value="6945956" calcext:value-type="float">
            <text:p>6945956</text:p>
          </table:table-cell>
          <table:table-cell office:value-type="string" calcext:value-type="string">
            <text:p>https://api.github.com/repos/rbjarnason/open-active-voting</text:p>
          </table:table-cell>
          <table:table-cell table:formula="of:=REPLACE([.B947]; 1; 29; &quot;&quot;)" office:value-type="string" office:string-value="rbjarnason/open-active-voting" calcext:value-type="string">
            <text:p>rbjarnason/open-active-voting</text:p>
          </table:table-cell>
        </table:table-row>
        <table:table-row table:style-name="ro1">
          <table:table-cell office:value-type="float" office:value="6947474" calcext:value-type="float">
            <text:p>6947474</text:p>
          </table:table-cell>
          <table:table-cell office:value-type="string" calcext:value-type="string">
            <text:p>https://api.github.com/repos/xaque208/puppet-bsd</text:p>
          </table:table-cell>
          <table:table-cell table:formula="of:=REPLACE([.B948]; 1; 29; &quot;&quot;)" office:value-type="string" office:string-value="xaque208/puppet-bsd" calcext:value-type="string">
            <text:p>xaque208/puppet-bsd</text:p>
          </table:table-cell>
        </table:table-row>
        <table:table-row table:style-name="ro1">
          <table:table-cell office:value-type="float" office:value="6959914" calcext:value-type="float">
            <text:p>6959914</text:p>
          </table:table-cell>
          <table:table-cell office:value-type="string" calcext:value-type="string">
            <text:p>https://api.github.com/repos/gonzalo-bulnes/simple_token_authentication</text:p>
          </table:table-cell>
          <table:table-cell table:formula="of:=REPLACE([.B949]; 1; 29; &quot;&quot;)" office:value-type="string" office:string-value="gonzalo-bulnes/simple_token_authentication" calcext:value-type="string">
            <text:p>gonzalo-bulnes/simple_token_authentication</text:p>
          </table:table-cell>
        </table:table-row>
        <table:table-row table:style-name="ro1">
          <table:table-cell office:value-type="float" office:value="6969829" calcext:value-type="float">
            <text:p>6969829</text:p>
          </table:table-cell>
          <table:table-cell office:value-type="string" calcext:value-type="string">
            <text:p>https://api.github.com/repos/OregonDigital/opaque_ns</text:p>
          </table:table-cell>
          <table:table-cell table:formula="of:=REPLACE([.B950]; 1; 29; &quot;&quot;)" office:value-type="string" office:string-value="OregonDigital/opaque_ns" calcext:value-type="string">
            <text:p>OregonDigital/opaque_ns</text:p>
          </table:table-cell>
        </table:table-row>
        <table:table-row table:style-name="ro1">
          <table:table-cell office:value-type="float" office:value="7021087" calcext:value-type="float">
            <text:p>7021087</text:p>
          </table:table-cell>
          <table:table-cell office:value-type="string" calcext:value-type="string">
            <text:p>https://api.github.com/repos/vilcabamba/bandango</text:p>
          </table:table-cell>
          <table:table-cell table:formula="of:=REPLACE([.B951]; 1; 29; &quot;&quot;)" office:value-type="string" office:string-value="vilcabamba/bandango" calcext:value-type="string">
            <text:p>vilcabamba/bandango</text:p>
          </table:table-cell>
        </table:table-row>
        <table:table-row table:style-name="ro1">
          <table:table-cell office:value-type="float" office:value="7021841" calcext:value-type="float">
            <text:p>7021841</text:p>
          </table:table-cell>
          <table:table-cell office:value-type="string" calcext:value-type="string">
            <text:p>https://api.github.com/repos/curoverse/arvados</text:p>
          </table:table-cell>
          <table:table-cell table:formula="of:=REPLACE([.B952]; 1; 29; &quot;&quot;)" office:value-type="string" office:string-value="curoverse/arvados" calcext:value-type="string">
            <text:p>curoverse/arvados</text:p>
          </table:table-cell>
        </table:table-row>
        <table:table-row table:style-name="ro1">
          <table:table-cell office:value-type="float" office:value="7023029" calcext:value-type="float">
            <text:p>7023029</text:p>
          </table:table-cell>
          <table:table-cell office:value-type="string" calcext:value-type="string">
            <text:p>https://api.github.com/repos/cul/clio-spectrum</text:p>
          </table:table-cell>
          <table:table-cell table:formula="of:=REPLACE([.B953]; 1; 29; &quot;&quot;)" office:value-type="string" office:string-value="cul/clio-spectrum" calcext:value-type="string">
            <text:p>cul/clio-spectrum</text:p>
          </table:table-cell>
        </table:table-row>
        <table:table-row table:style-name="ro1">
          <table:table-cell office:value-type="float" office:value="7030455" calcext:value-type="float">
            <text:p>7030455</text:p>
          </table:table-cell>
          <table:table-cell office:value-type="string" calcext:value-type="string">
            <text:p>https://api.github.com/repos/moneyadviceservice/frontend</text:p>
          </table:table-cell>
          <table:table-cell table:formula="of:=REPLACE([.B954]; 1; 29; &quot;&quot;)" office:value-type="string" office:string-value="moneyadviceservice/frontend" calcext:value-type="string">
            <text:p>moneyadviceservice/frontend</text:p>
          </table:table-cell>
        </table:table-row>
        <table:table-row table:style-name="ro1">
          <table:table-cell office:value-type="float" office:value="7037358" calcext:value-type="float">
            <text:p>7037358</text:p>
          </table:table-cell>
          <table:table-cell office:value-type="string" calcext:value-type="string">
            <text:p>https://api.github.com/repos/quintel/etsource</text:p>
          </table:table-cell>
          <table:table-cell table:formula="of:=REPLACE([.B955]; 1; 29; &quot;&quot;)" office:value-type="string" office:string-value="quintel/etsource" calcext:value-type="string">
            <text:p>quintel/etsource</text:p>
          </table:table-cell>
        </table:table-row>
        <table:table-row table:style-name="ro1">
          <table:table-cell office:value-type="float" office:value="7054068" calcext:value-type="float">
            <text:p>7054068</text:p>
          </table:table-cell>
          <table:table-cell office:value-type="string" calcext:value-type="string">
            <text:p>https://api.github.com/repos/fiedl/wingolfsplattform</text:p>
          </table:table-cell>
          <table:table-cell table:formula="of:=REPLACE([.B956]; 1; 29; &quot;&quot;)" office:value-type="string" office:string-value="fiedl/wingolfsplattform" calcext:value-type="string">
            <text:p>fiedl/wingolfsplattform</text:p>
          </table:table-cell>
        </table:table-row>
        <table:table-row table:style-name="ro1">
          <table:table-cell office:value-type="float" office:value="7055872" calcext:value-type="float">
            <text:p>7055872</text:p>
          </table:table-cell>
          <table:table-cell office:value-type="string" calcext:value-type="string">
            <text:p>https://api.github.com/repos/mehulkar/mehulkar.github.io</text:p>
          </table:table-cell>
          <table:table-cell table:formula="of:=REPLACE([.B957]; 1; 29; &quot;&quot;)" office:value-type="string" office:string-value="mehulkar/mehulkar.github.io" calcext:value-type="string">
            <text:p>mehulkar/mehulkar.github.io</text:p>
          </table:table-cell>
        </table:table-row>
        <table:table-row table:style-name="ro1">
          <table:table-cell office:value-type="float" office:value="7116918" calcext:value-type="float">
            <text:p>7116918</text:p>
          </table:table-cell>
          <table:table-cell office:value-type="string" calcext:value-type="string">
            <text:p>https://api.github.com/repos/harman-signal-processing/hsp_websites</text:p>
          </table:table-cell>
          <table:table-cell table:formula="of:=REPLACE([.B958]; 1; 29; &quot;&quot;)" office:value-type="string" office:string-value="harman-signal-processing/hsp_websites" calcext:value-type="string">
            <text:p>harman-signal-processing/hsp_websites</text:p>
          </table:table-cell>
        </table:table-row>
        <table:table-row table:style-name="ro1">
          <table:table-cell office:value-type="float" office:value="7121087" calcext:value-type="float">
            <text:p>7121087</text:p>
          </table:table-cell>
          <table:table-cell office:value-type="string" calcext:value-type="string">
            <text:p>https://api.github.com/repos/alexherbo2/dotfiles</text:p>
          </table:table-cell>
          <table:table-cell table:formula="of:=REPLACE([.B959]; 1; 29; &quot;&quot;)" office:value-type="string" office:string-value="alexherbo2/dotfiles" calcext:value-type="string">
            <text:p>alexherbo2/dotfiles</text:p>
          </table:table-cell>
        </table:table-row>
        <table:table-row table:style-name="ro1">
          <table:table-cell office:value-type="float" office:value="7129182" calcext:value-type="float">
            <text:p>7129182</text:p>
          </table:table-cell>
          <table:table-cell office:value-type="string" calcext:value-type="string">
            <text:p>https://api.github.com/repos/dotledger/dotledger</text:p>
          </table:table-cell>
          <table:table-cell table:formula="of:=REPLACE([.B960]; 1; 29; &quot;&quot;)" office:value-type="string" office:string-value="dotledger/dotledger" calcext:value-type="string">
            <text:p>dotledger/dotledger</text:p>
          </table:table-cell>
        </table:table-row>
        <table:table-row table:style-name="ro1">
          <table:table-cell office:value-type="float" office:value="7174549" calcext:value-type="float">
            <text:p>7174549</text:p>
          </table:table-cell>
          <table:table-cell office:value-type="string" calcext:value-type="string">
            <text:p>https://api.github.com/repos/Dawenster/timeauction</text:p>
          </table:table-cell>
          <table:table-cell table:formula="of:=REPLACE([.B961]; 1; 29; &quot;&quot;)" office:value-type="string" office:string-value="Dawenster/timeauction" calcext:value-type="string">
            <text:p>Dawenster/timeauction</text:p>
          </table:table-cell>
        </table:table-row>
        <table:table-row table:style-name="ro1">
          <table:table-cell office:value-type="float" office:value="7177783" calcext:value-type="float">
            <text:p>7177783</text:p>
          </table:table-cell>
          <table:table-cell office:value-type="string" calcext:value-type="string">
            <text:p>https://api.github.com/repos/minixli/minixli.github.io</text:p>
          </table:table-cell>
          <table:table-cell table:formula="of:=REPLACE([.B962]; 1; 29; &quot;&quot;)" office:value-type="string" office:string-value="minixli/minixli.github.io" calcext:value-type="string">
            <text:p>minixli/minixli.github.io</text:p>
          </table:table-cell>
        </table:table-row>
        <table:table-row table:style-name="ro1">
          <table:table-cell office:value-type="float" office:value="7220872" calcext:value-type="float">
            <text:p>7220872</text:p>
          </table:table-cell>
          <table:table-cell office:value-type="string" calcext:value-type="string">
            <text:p>https://api.github.com/repos/UNLSiteMaster/site_master</text:p>
          </table:table-cell>
          <table:table-cell table:formula="of:=REPLACE([.B963]; 1; 29; &quot;&quot;)" office:value-type="string" office:string-value="UNLSiteMaster/site_master" calcext:value-type="string">
            <text:p>UNLSiteMaster/site_master</text:p>
          </table:table-cell>
        </table:table-row>
        <table:table-row table:style-name="ro1">
          <table:table-cell office:value-type="float" office:value="7225709" calcext:value-type="float">
            <text:p>7225709</text:p>
          </table:table-cell>
          <table:table-cell office:value-type="string" calcext:value-type="string">
            <text:p>https://api.github.com/repos/miabot/galleries.csv</text:p>
          </table:table-cell>
          <table:table-cell table:formula="of:=REPLACE([.B964]; 1; 29; &quot;&quot;)" office:value-type="string" office:string-value="miabot/galleries.csv" calcext:value-type="string">
            <text:p>miabot/galleries.csv</text:p>
          </table:table-cell>
        </table:table-row>
        <table:table-row table:style-name="ro1">
          <table:table-cell office:value-type="float" office:value="7226746" calcext:value-type="float">
            <text:p>7226746</text:p>
          </table:table-cell>
          <table:table-cell office:value-type="string" calcext:value-type="string">
            <text:p>https://api.github.com/repos/theodi/csvlint.rb</text:p>
          </table:table-cell>
          <table:table-cell table:formula="of:=REPLACE([.B965]; 1; 29; &quot;&quot;)" office:value-type="string" office:string-value="theodi/csvlint.rb" calcext:value-type="string">
            <text:p>theodi/csvlint.rb</text:p>
          </table:table-cell>
        </table:table-row>
        <table:table-row table:style-name="ro1">
          <table:table-cell office:value-type="float" office:value="7250970" calcext:value-type="float">
            <text:p>7250970</text:p>
          </table:table-cell>
          <table:table-cell office:value-type="string" calcext:value-type="string">
            <text:p>https://api.github.com/repos/cercomp/weby</text:p>
          </table:table-cell>
          <table:table-cell table:formula="of:=REPLACE([.B966]; 1; 29; &quot;&quot;)" office:value-type="string" office:string-value="cercomp/weby" calcext:value-type="string">
            <text:p>cercomp/weby</text:p>
          </table:table-cell>
        </table:table-row>
        <table:table-row table:style-name="ro1">
          <table:table-cell office:value-type="float" office:value="7264298" calcext:value-type="float">
            <text:p>7264298</text:p>
          </table:table-cell>
          <table:table-cell office:value-type="string" calcext:value-type="string">
            <text:p>https://api.github.com/repos/theodi/csvlint</text:p>
          </table:table-cell>
          <table:table-cell table:formula="of:=REPLACE([.B967]; 1; 29; &quot;&quot;)" office:value-type="string" office:string-value="theodi/csvlint" calcext:value-type="string">
            <text:p>theodi/csvlint</text:p>
          </table:table-cell>
        </table:table-row>
        <table:table-row table:style-name="ro1">
          <table:table-cell office:value-type="float" office:value="7269260" calcext:value-type="float">
            <text:p>7269260</text:p>
          </table:table-cell>
          <table:table-cell office:value-type="string" calcext:value-type="string">
            <text:p>https://api.github.com/repos/AgileVentures/WebsiteOne</text:p>
          </table:table-cell>
          <table:table-cell table:formula="of:=REPLACE([.B968]; 1; 29; &quot;&quot;)" office:value-type="string" office:string-value="AgileVentures/WebsiteOne" calcext:value-type="string">
            <text:p>AgileVentures/WebsiteOne</text:p>
          </table:table-cell>
        </table:table-row>
        <table:table-row table:style-name="ro1">
          <table:table-cell office:value-type="float" office:value="7283390" calcext:value-type="float">
            <text:p>7283390</text:p>
          </table:table-cell>
          <table:table-cell office:value-type="string" calcext:value-type="string">
            <text:p>https://api.github.com/repos/openaustralia/morph</text:p>
          </table:table-cell>
          <table:table-cell table:formula="of:=REPLACE([.B969]; 1; 29; &quot;&quot;)" office:value-type="string" office:string-value="openaustralia/morph" calcext:value-type="string">
            <text:p>openaustralia/morph</text:p>
          </table:table-cell>
        </table:table-row>
        <table:table-row table:style-name="ro1">
          <table:table-cell office:value-type="float" office:value="7295166" calcext:value-type="float">
            <text:p>7295166</text:p>
          </table:table-cell>
          <table:table-cell office:value-type="string" calcext:value-type="string">
            <text:p>https://api.github.com/repos/dukechronicle/chronline</text:p>
          </table:table-cell>
          <table:table-cell table:formula="of:=REPLACE([.B970]; 1; 29; &quot;&quot;)" office:value-type="string" office:string-value="dukechronicle/chronline" calcext:value-type="string">
            <text:p>dukechronicle/chronline</text:p>
          </table:table-cell>
        </table:table-row>
        <table:table-row table:style-name="ro1">
          <table:table-cell office:value-type="float" office:value="7295650" calcext:value-type="float">
            <text:p>7295650</text:p>
          </table:table-cell>
          <table:table-cell office:value-type="string" calcext:value-type="string">
            <text:p>https://api.github.com/repos/withassociates/slices</text:p>
          </table:table-cell>
          <table:table-cell table:formula="of:=REPLACE([.B971]; 1; 29; &quot;&quot;)" office:value-type="string" office:string-value="withassociates/slices" calcext:value-type="string">
            <text:p>withassociates/slices</text:p>
          </table:table-cell>
        </table:table-row>
        <table:table-row table:style-name="ro1">
          <table:table-cell office:value-type="float" office:value="7303794" calcext:value-type="float">
            <text:p>7303794</text:p>
          </table:table-cell>
          <table:table-cell office:value-type="string" calcext:value-type="string">
            <text:p>https://api.github.com/repos/qurt/qMoney</text:p>
          </table:table-cell>
          <table:table-cell table:formula="of:=REPLACE([.B972]; 1; 29; &quot;&quot;)" office:value-type="string" office:string-value="qurt/qMoney" calcext:value-type="string">
            <text:p>qurt/qMoney</text:p>
          </table:table-cell>
        </table:table-row>
        <table:table-row table:style-name="ro1">
          <table:table-cell office:value-type="float" office:value="7310764" calcext:value-type="float">
            <text:p>7310764</text:p>
          </table:table-cell>
          <table:table-cell office:value-type="string" calcext:value-type="string">
            <text:p>https://api.github.com/repos/satoyos/Shuffle100</text:p>
          </table:table-cell>
          <table:table-cell table:formula="of:=REPLACE([.B973]; 1; 29; &quot;&quot;)" office:value-type="string" office:string-value="satoyos/Shuffle100" calcext:value-type="string">
            <text:p>satoyos/Shuffle100</text:p>
          </table:table-cell>
        </table:table-row>
        <table:table-row table:style-name="ro1">
          <table:table-cell office:value-type="float" office:value="7326027" calcext:value-type="float">
            <text:p>7326027</text:p>
          </table:table-cell>
          <table:table-cell office:value-type="string" calcext:value-type="string">
            <text:p>https://api.github.com/repos/openpolitics/votebot</text:p>
          </table:table-cell>
          <table:table-cell table:formula="of:=REPLACE([.B974]; 1; 29; &quot;&quot;)" office:value-type="string" office:string-value="openpolitics/votebot" calcext:value-type="string">
            <text:p>openpolitics/votebot</text:p>
          </table:table-cell>
        </table:table-row>
        <table:table-row table:style-name="ro1">
          <table:table-cell office:value-type="float" office:value="7334045" calcext:value-type="float">
            <text:p>7334045</text:p>
          </table:table-cell>
          <table:table-cell office:value-type="string" calcext:value-type="string">
            <text:p>https://api.github.com/repos/reckoning/app</text:p>
          </table:table-cell>
          <table:table-cell table:formula="of:=REPLACE([.B975]; 1; 29; &quot;&quot;)" office:value-type="string" office:string-value="reckoning/app" calcext:value-type="string">
            <text:p>reckoning/app</text:p>
          </table:table-cell>
        </table:table-row>
        <table:table-row table:style-name="ro1">
          <table:table-cell office:value-type="float" office:value="7337205" calcext:value-type="float">
            <text:p>7337205</text:p>
          </table:table-cell>
          <table:table-cell office:value-type="string" calcext:value-type="string">
            <text:p>https://api.github.com/repos/Yellowen/Faalis</text:p>
          </table:table-cell>
          <table:table-cell table:formula="of:=REPLACE([.B976]; 1; 29; &quot;&quot;)" office:value-type="string" office:string-value="Yellowen/Faalis" calcext:value-type="string">
            <text:p>Yellowen/Faalis</text:p>
          </table:table-cell>
        </table:table-row>
        <table:table-row table:style-name="ro1">
          <table:table-cell office:value-type="float" office:value="7340140" calcext:value-type="float">
            <text:p>7340140</text:p>
          </table:table-cell>
          <table:table-cell office:value-type="string" calcext:value-type="string">
            <text:p>https://api.github.com/repos/Mapotempo/mapotempo-web</text:p>
          </table:table-cell>
          <table:table-cell table:formula="of:=REPLACE([.B977]; 1; 29; &quot;&quot;)" office:value-type="string" office:string-value="Mapotempo/mapotempo-web" calcext:value-type="string">
            <text:p>Mapotempo/mapotempo-web</text:p>
          </table:table-cell>
        </table:table-row>
        <table:table-row table:style-name="ro1">
          <table:table-cell office:value-type="float" office:value="7354866" calcext:value-type="float">
            <text:p>7354866</text:p>
          </table:table-cell>
          <table:table-cell office:value-type="string" calcext:value-type="string">
            <text:p>https://api.github.com/repos/voltrb/volt</text:p>
          </table:table-cell>
          <table:table-cell table:formula="of:=REPLACE([.B978]; 1; 29; &quot;&quot;)" office:value-type="string" office:string-value="voltrb/volt" calcext:value-type="string">
            <text:p>voltrb/volt</text:p>
          </table:table-cell>
        </table:table-row>
        <table:table-row table:style-name="ro1">
          <table:table-cell office:value-type="float" office:value="7356123" calcext:value-type="float">
            <text:p>7356123</text:p>
          </table:table-cell>
          <table:table-cell office:value-type="string" calcext:value-type="string">
            <text:p>https://api.github.com/repos/danielres/marketplace</text:p>
          </table:table-cell>
          <table:table-cell table:formula="of:=REPLACE([.B979]; 1; 29; &quot;&quot;)" office:value-type="string" office:string-value="danielres/marketplace" calcext:value-type="string">
            <text:p>danielres/marketplace</text:p>
          </table:table-cell>
        </table:table-row>
        <table:table-row table:style-name="ro1">
          <table:table-cell office:value-type="float" office:value="7361093" calcext:value-type="float">
            <text:p>7361093</text:p>
          </table:table-cell>
          <table:table-cell office:value-type="string" calcext:value-type="string">
            <text:p>https://api.github.com/repos/kellyi/rubyeuler</text:p>
          </table:table-cell>
          <table:table-cell table:formula="of:=REPLACE([.B980]; 1; 29; &quot;&quot;)" office:value-type="string" office:string-value="kellyi/rubyeuler" calcext:value-type="string">
            <text:p>kellyi/rubyeuler</text:p>
          </table:table-cell>
        </table:table-row>
        <table:table-row table:style-name="ro1">
          <table:table-cell office:value-type="float" office:value="7364350" calcext:value-type="float">
            <text:p>7364350</text:p>
          </table:table-cell>
          <table:table-cell office:value-type="string" calcext:value-type="string">
            <text:p>https://api.github.com/repos/gowtham1337/game_longest_streak</text:p>
          </table:table-cell>
          <table:table-cell table:formula="of:=REPLACE([.B981]; 1; 29; &quot;&quot;)" office:value-type="string" office:string-value="gowtham1337/game_longest_streak" calcext:value-type="string">
            <text:p>gowtham1337/game_longest_streak</text:p>
          </table:table-cell>
        </table:table-row>
        <table:table-row table:style-name="ro1">
          <table:table-cell office:value-type="float" office:value="7384666" calcext:value-type="float">
            <text:p>7384666</text:p>
          </table:table-cell>
          <table:table-cell office:value-type="string" calcext:value-type="string">
            <text:p>https://api.github.com/repos/controlshift/prague-server</text:p>
          </table:table-cell>
          <table:table-cell table:formula="of:=REPLACE([.B982]; 1; 29; &quot;&quot;)" office:value-type="string" office:string-value="controlshift/prague-server" calcext:value-type="string">
            <text:p>controlshift/prague-server</text:p>
          </table:table-cell>
        </table:table-row>
        <table:table-row table:style-name="ro1">
          <table:table-cell office:value-type="float" office:value="7428994" calcext:value-type="float">
            <text:p>7428994</text:p>
          </table:table-cell>
          <table:table-cell office:value-type="string" calcext:value-type="string">
            <text:p>https://api.github.com/repos/Jarviis/Jarviis</text:p>
          </table:table-cell>
          <table:table-cell table:formula="of:=REPLACE([.B983]; 1; 29; &quot;&quot;)" office:value-type="string" office:string-value="Jarviis/Jarviis" calcext:value-type="string">
            <text:p>Jarviis/Jarviis</text:p>
          </table:table-cell>
        </table:table-row>
        <table:table-row table:style-name="ro1">
          <table:table-cell office:value-type="float" office:value="7443061" calcext:value-type="float">
            <text:p>7443061</text:p>
          </table:table-cell>
          <table:table-cell office:value-type="string" calcext:value-type="string">
            <text:p>https://api.github.com/repos/next-l/enju_leaf</text:p>
          </table:table-cell>
          <table:table-cell table:formula="of:=REPLACE([.B984]; 1; 29; &quot;&quot;)" office:value-type="string" office:string-value="next-l/enju_leaf" calcext:value-type="string">
            <text:p>next-l/enju_leaf</text:p>
          </table:table-cell>
        </table:table-row>
        <table:table-row table:style-name="ro1">
          <table:table-cell office:value-type="float" office:value="7448473" calcext:value-type="float">
            <text:p>7448473</text:p>
          </table:table-cell>
          <table:table-cell office:value-type="string" calcext:value-type="string">
            <text:p>https://api.github.com/repos/bmorrall/PleaseIgnore</text:p>
          </table:table-cell>
          <table:table-cell table:formula="of:=REPLACE([.B985]; 1; 29; &quot;&quot;)" office:value-type="string" office:string-value="bmorrall/PleaseIgnore" calcext:value-type="string">
            <text:p>bmorrall/PleaseIgnore</text:p>
          </table:table-cell>
        </table:table-row>
        <table:table-row table:style-name="ro1">
          <table:table-cell office:value-type="float" office:value="7467081" calcext:value-type="float">
            <text:p>7467081</text:p>
          </table:table-cell>
          <table:table-cell office:value-type="string" calcext:value-type="string">
            <text:p>https://api.github.com/repos/chegoon/beautymeets2</text:p>
          </table:table-cell>
          <table:table-cell table:formula="of:=REPLACE([.B986]; 1; 29; &quot;&quot;)" office:value-type="string" office:string-value="chegoon/beautymeets2" calcext:value-type="string">
            <text:p>chegoon/beautymeets2</text:p>
          </table:table-cell>
        </table:table-row>
        <table:table-row table:style-name="ro1">
          <table:table-cell office:value-type="float" office:value="7496913" calcext:value-type="float">
            <text:p>7496913</text:p>
          </table:table-cell>
          <table:table-cell office:value-type="string" calcext:value-type="string">
            <text:p>https://api.github.com/repos/f96q/kptboard</text:p>
          </table:table-cell>
          <table:table-cell table:formula="of:=REPLACE([.B987]; 1; 29; &quot;&quot;)" office:value-type="string" office:string-value="f96q/kptboard" calcext:value-type="string">
            <text:p>f96q/kptboard</text:p>
          </table:table-cell>
        </table:table-row>
        <table:table-row table:style-name="ro1">
          <table:table-cell office:value-type="float" office:value="7507121" calcext:value-type="float">
            <text:p>7507121</text:p>
          </table:table-cell>
          <table:table-cell office:value-type="string" calcext:value-type="string">
            <text:p>https://api.github.com/repos/taw/paradox-tools</text:p>
          </table:table-cell>
          <table:table-cell table:formula="of:=REPLACE([.B988]; 1; 29; &quot;&quot;)" office:value-type="string" office:string-value="taw/paradox-tools" calcext:value-type="string">
            <text:p>taw/paradox-tools</text:p>
          </table:table-cell>
        </table:table-row>
        <table:table-row table:style-name="ro1">
          <table:table-cell office:value-type="float" office:value="7547543" calcext:value-type="float">
            <text:p>7547543</text:p>
          </table:table-cell>
          <table:table-cell office:value-type="string" calcext:value-type="string">
            <text:p>https://api.github.com/repos/pothibo/ecrire</text:p>
          </table:table-cell>
          <table:table-cell table:formula="of:=REPLACE([.B989]; 1; 29; &quot;&quot;)" office:value-type="string" office:string-value="pothibo/ecrire" calcext:value-type="string">
            <text:p>pothibo/ecrire</text:p>
          </table:table-cell>
        </table:table-row>
        <table:table-row table:style-name="ro1">
          <table:table-cell office:value-type="float" office:value="7560319" calcext:value-type="float">
            <text:p>7560319</text:p>
          </table:table-cell>
          <table:table-cell office:value-type="string" calcext:value-type="string">
            <text:p>https://api.github.com/repos/camsys/transam_core</text:p>
          </table:table-cell>
          <table:table-cell table:formula="of:=REPLACE([.B990]; 1; 29; &quot;&quot;)" office:value-type="string" office:string-value="camsys/transam_core" calcext:value-type="string">
            <text:p>camsys/transam_core</text:p>
          </table:table-cell>
        </table:table-row>
        <table:table-row table:style-name="ro1">
          <table:table-cell office:value-type="float" office:value="7585460" calcext:value-type="float">
            <text:p>7585460</text:p>
          </table:table-cell>
          <table:table-cell office:value-type="string" calcext:value-type="string">
            <text:p>https://api.github.com/repos/Scalr/installer-ng</text:p>
          </table:table-cell>
          <table:table-cell table:formula="of:=REPLACE([.B991]; 1; 29; &quot;&quot;)" office:value-type="string" office:string-value="Scalr/installer-ng" calcext:value-type="string">
            <text:p>Scalr/installer-ng</text:p>
          </table:table-cell>
        </table:table-row>
        <table:table-row table:style-name="ro1">
          <table:table-cell office:value-type="float" office:value="7606960" calcext:value-type="float">
            <text:p>7606960</text:p>
          </table:table-cell>
          <table:table-cell office:value-type="string" calcext:value-type="string">
            <text:p>https://api.github.com/repos/NYULibraries/login</text:p>
          </table:table-cell>
          <table:table-cell table:formula="of:=REPLACE([.B992]; 1; 29; &quot;&quot;)" office:value-type="string" office:string-value="NYULibraries/login" calcext:value-type="string">
            <text:p>NYULibraries/login</text:p>
          </table:table-cell>
        </table:table-row>
        <table:table-row table:style-name="ro1">
          <table:table-cell office:value-type="float" office:value="7624693" calcext:value-type="float">
            <text:p>7624693</text:p>
          </table:table-cell>
          <table:table-cell office:value-type="string" calcext:value-type="string">
            <text:p>https://api.github.com/repos/finnlabs/openproject-costs</text:p>
          </table:table-cell>
          <table:table-cell table:formula="of:=REPLACE([.B993]; 1; 29; &quot;&quot;)" office:value-type="string" office:string-value="finnlabs/openproject-costs" calcext:value-type="string">
            <text:p>finnlabs/openproject-costs</text:p>
          </table:table-cell>
        </table:table-row>
        <table:table-row table:style-name="ro1">
          <table:table-cell office:value-type="float" office:value="7633145" calcext:value-type="float">
            <text:p>7633145</text:p>
          </table:table-cell>
          <table:table-cell office:value-type="string" calcext:value-type="string">
            <text:p>https://api.github.com/repos/maxcobmara/ogma</text:p>
          </table:table-cell>
          <table:table-cell table:formula="of:=REPLACE([.B994]; 1; 29; &quot;&quot;)" office:value-type="string" office:string-value="maxcobmara/ogma" calcext:value-type="string">
            <text:p>maxcobmara/ogma</text:p>
          </table:table-cell>
        </table:table-row>
        <table:table-row table:style-name="ro1">
          <table:table-cell office:value-type="float" office:value="7652002" calcext:value-type="float">
            <text:p>7652002</text:p>
          </table:table-cell>
          <table:table-cell office:value-type="string" calcext:value-type="string">
            <text:p>https://api.github.com/repos/SUSE/connect</text:p>
          </table:table-cell>
          <table:table-cell table:formula="of:=REPLACE([.B995]; 1; 29; &quot;&quot;)" office:value-type="string" office:string-value="SUSE/connect" calcext:value-type="string">
            <text:p>SUSE/connect</text:p>
          </table:table-cell>
        </table:table-row>
        <table:table-row table:style-name="ro1">
          <table:table-cell office:value-type="float" office:value="7656922" calcext:value-type="float">
            <text:p>7656922</text:p>
          </table:table-cell>
          <table:table-cell office:value-type="string" calcext:value-type="string">
            <text:p>https://api.github.com/repos/netguru/review</text:p>
          </table:table-cell>
          <table:table-cell table:formula="of:=REPLACE([.B996]; 1; 29; &quot;&quot;)" office:value-type="string" office:string-value="netguru/review" calcext:value-type="string">
            <text:p>netguru/review</text:p>
          </table:table-cell>
        </table:table-row>
        <table:table-row table:style-name="ro1">
          <table:table-cell office:value-type="float" office:value="7662341" calcext:value-type="float">
            <text:p>7662341</text:p>
          </table:table-cell>
          <table:table-cell office:value-type="string" calcext:value-type="string">
            <text:p>https://api.github.com/repos/sc0v/binder-app</text:p>
          </table:table-cell>
          <table:table-cell table:formula="of:=REPLACE([.B997]; 1; 29; &quot;&quot;)" office:value-type="string" office:string-value="sc0v/binder-app" calcext:value-type="string">
            <text:p>sc0v/binder-app</text:p>
          </table:table-cell>
        </table:table-row>
        <table:table-row table:style-name="ro1">
          <table:table-cell office:value-type="float" office:value="7662691" calcext:value-type="float">
            <text:p>7662691</text:p>
          </table:table-cell>
          <table:table-cell office:value-type="string" calcext:value-type="string">
            <text:p>https://api.github.com/repos/SUL-DIG/hcrc_solr</text:p>
          </table:table-cell>
          <table:table-cell table:formula="of:=REPLACE([.B998]; 1; 29; &quot;&quot;)" office:value-type="string" office:string-value="SUL-DIG/hcrc_solr" calcext:value-type="string">
            <text:p>SUL-DIG/hcrc_solr</text:p>
          </table:table-cell>
        </table:table-row>
        <table:table-row table:style-name="ro1">
          <table:table-cell office:value-type="float" office:value="7675958" calcext:value-type="float">
            <text:p>7675958</text:p>
          </table:table-cell>
          <table:table-cell office:value-type="string" calcext:value-type="string">
            <text:p>https://api.github.com/repos/uriklar/ZikaronBasalon</text:p>
          </table:table-cell>
          <table:table-cell table:formula="of:=REPLACE([.B999]; 1; 29; &quot;&quot;)" office:value-type="string" office:string-value="uriklar/ZikaronBasalon" calcext:value-type="string">
            <text:p>uriklar/ZikaronBasalon</text:p>
          </table:table-cell>
        </table:table-row>
        <table:table-row table:style-name="ro1">
          <table:table-cell office:value-type="float" office:value="7677177" calcext:value-type="float">
            <text:p>7677177</text:p>
          </table:table-cell>
          <table:table-cell office:value-type="string" calcext:value-type="string">
            <text:p>https://api.github.com/repos/devlab-oy/pupenext</text:p>
          </table:table-cell>
          <table:table-cell table:formula="of:=REPLACE([.B1000]; 1; 29; &quot;&quot;)" office:value-type="string" office:string-value="devlab-oy/pupenext" calcext:value-type="string">
            <text:p>devlab-oy/pupenext</text:p>
          </table:table-cell>
        </table:table-row>
        <table:table-row table:style-name="ro1">
          <table:table-cell office:value-type="float" office:value="7752348" calcext:value-type="float">
            <text:p>7752348</text:p>
          </table:table-cell>
          <table:table-cell office:value-type="string" calcext:value-type="string">
            <text:p>https://api.github.com/repos/ministryofjustice/accelerated_claims</text:p>
          </table:table-cell>
          <table:table-cell table:formula="of:=REPLACE([.B1001]; 1; 29; &quot;&quot;)" office:value-type="string" office:string-value="ministryofjustice/accelerated_claims" calcext:value-type="string">
            <text:p>ministryofjustice/accelerated_claims</text:p>
          </table:table-cell>
        </table:table-row>
        <table:table-row table:style-name="ro1">
          <table:table-cell office:value-type="float" office:value="7753641" calcext:value-type="float">
            <text:p>7753641</text:p>
          </table:table-cell>
          <table:table-cell office:value-type="string" calcext:value-type="string">
            <text:p>https://api.github.com/repos/jamesrwhite/minicron</text:p>
          </table:table-cell>
          <table:table-cell table:formula="of:=REPLACE([.B1002]; 1; 29; &quot;&quot;)" office:value-type="string" office:string-value="jamesrwhite/minicron" calcext:value-type="string">
            <text:p>jamesrwhite/minicron</text:p>
          </table:table-cell>
        </table:table-row>
        <table:table-row table:style-name="ro1">
          <table:table-cell office:value-type="float" office:value="7771886" calcext:value-type="float">
            <text:p>7771886</text:p>
          </table:table-cell>
          <table:table-cell office:value-type="string" calcext:value-type="string">
            <text:p>https://api.github.com/repos/publify/publify</text:p>
          </table:table-cell>
          <table:table-cell table:formula="of:=REPLACE([.B1003]; 1; 29; &quot;&quot;)" office:value-type="string" office:string-value="publify/publify" calcext:value-type="string">
            <text:p>publify/publify</text:p>
          </table:table-cell>
        </table:table-row>
        <table:table-row table:style-name="ro1">
          <table:table-cell office:value-type="float" office:value="7805604" calcext:value-type="float">
            <text:p>7805604</text:p>
          </table:table-cell>
          <table:table-cell office:value-type="string" calcext:value-type="string">
            <text:p>https://api.github.com/repos/oar-team/kameleon</text:p>
          </table:table-cell>
          <table:table-cell table:formula="of:=REPLACE([.B1004]; 1; 29; &quot;&quot;)" office:value-type="string" office:string-value="oar-team/kameleon" calcext:value-type="string">
            <text:p>oar-team/kameleon</text:p>
          </table:table-cell>
        </table:table-row>
        <table:table-row table:style-name="ro1">
          <table:table-cell office:value-type="float" office:value="7818720" calcext:value-type="float">
            <text:p>7818720</text:p>
          </table:table-cell>
          <table:table-cell office:value-type="string" calcext:value-type="string">
            <text:p>https://api.github.com/repos/wurde/script</text:p>
          </table:table-cell>
          <table:table-cell table:formula="of:=REPLACE([.B1005]; 1; 29; &quot;&quot;)" office:value-type="string" office:string-value="wurde/script" calcext:value-type="string">
            <text:p>wurde/script</text:p>
          </table:table-cell>
        </table:table-row>
        <table:table-row table:style-name="ro1">
          <table:table-cell office:value-type="float" office:value="7818746" calcext:value-type="float">
            <text:p>7818746</text:p>
          </table:table-cell>
          <table:table-cell office:value-type="string" calcext:value-type="string">
            <text:p>https://api.github.com/repos/wurde/canvas</text:p>
          </table:table-cell>
          <table:table-cell table:formula="of:=REPLACE([.B1006]; 1; 29; &quot;&quot;)" office:value-type="string" office:string-value="wurde/canvas" calcext:value-type="string">
            <text:p>wurde/canvas</text:p>
          </table:table-cell>
        </table:table-row>
        <table:table-row table:style-name="ro1">
          <table:table-cell office:value-type="float" office:value="7846035" calcext:value-type="float">
            <text:p>7846035</text:p>
          </table:table-cell>
          <table:table-cell office:value-type="string" calcext:value-type="string">
            <text:p>https://api.github.com/repos/aspire-public-schools/reader-tool</text:p>
          </table:table-cell>
          <table:table-cell table:formula="of:=REPLACE([.B1007]; 1; 29; &quot;&quot;)" office:value-type="string" office:string-value="aspire-public-schools/reader-tool" calcext:value-type="string">
            <text:p>aspire-public-schools/reader-tool</text:p>
          </table:table-cell>
        </table:table-row>
        <table:table-row table:style-name="ro1">
          <table:table-cell office:value-type="float" office:value="7847093" calcext:value-type="float">
            <text:p>7847093</text:p>
          </table:table-cell>
          <table:table-cell office:value-type="string" calcext:value-type="string">
            <text:p>https://api.github.com/repos/metastudio/cashbox</text:p>
          </table:table-cell>
          <table:table-cell table:formula="of:=REPLACE([.B1008]; 1; 29; &quot;&quot;)" office:value-type="string" office:string-value="metastudio/cashbox" calcext:value-type="string">
            <text:p>metastudio/cashbox</text:p>
          </table:table-cell>
        </table:table-row>
        <table:table-row table:style-name="ro1">
          <table:table-cell office:value-type="float" office:value="7852226" calcext:value-type="float">
            <text:p>7852226</text:p>
          </table:table-cell>
          <table:table-cell office:value-type="string" calcext:value-type="string">
            <text:p>https://api.github.com/repos/socializer/socializer</text:p>
          </table:table-cell>
          <table:table-cell table:formula="of:=REPLACE([.B1009]; 1; 29; &quot;&quot;)" office:value-type="string" office:string-value="socializer/socializer" calcext:value-type="string">
            <text:p>socializer/socializer</text:p>
          </table:table-cell>
        </table:table-row>
        <table:table-row table:style-name="ro1">
          <table:table-cell office:value-type="float" office:value="7859423" calcext:value-type="float">
            <text:p>7859423</text:p>
          </table:table-cell>
          <table:table-cell office:value-type="string" calcext:value-type="string">
            <text:p>https://api.github.com/repos/thoughtbot/gitsh</text:p>
          </table:table-cell>
          <table:table-cell table:formula="of:=REPLACE([.B1010]; 1; 29; &quot;&quot;)" office:value-type="string" office:string-value="thoughtbot/gitsh" calcext:value-type="string">
            <text:p>thoughtbot/gitsh</text:p>
          </table:table-cell>
        </table:table-row>
        <table:table-row table:style-name="ro1">
          <table:table-cell office:value-type="float" office:value="7904971" calcext:value-type="float">
            <text:p>7904971</text:p>
          </table:table-cell>
          <table:table-cell office:value-type="string" calcext:value-type="string">
            <text:p>https://api.github.com/repos/ianfleeton/zmey</text:p>
          </table:table-cell>
          <table:table-cell table:formula="of:=REPLACE([.B1011]; 1; 29; &quot;&quot;)" office:value-type="string" office:string-value="ianfleeton/zmey" calcext:value-type="string">
            <text:p>ianfleeton/zmey</text:p>
          </table:table-cell>
        </table:table-row>
        <table:table-row table:style-name="ro1">
          <table:table-cell office:value-type="float" office:value="7911531" calcext:value-type="float">
            <text:p>7911531</text:p>
          </table:table-cell>
          <table:table-cell office:value-type="string" calcext:value-type="string">
            <text:p>https://api.github.com/repos/peter-murach/finite_machine</text:p>
          </table:table-cell>
          <table:table-cell table:formula="of:=REPLACE([.B1012]; 1; 29; &quot;&quot;)" office:value-type="string" office:string-value="peter-murach/finite_machine" calcext:value-type="string">
            <text:p>peter-murach/finite_machine</text:p>
          </table:table-cell>
        </table:table-row>
        <table:table-row table:style-name="ro1">
          <table:table-cell office:value-type="float" office:value="7957026" calcext:value-type="float">
            <text:p>7957026</text:p>
          </table:table-cell>
          <table:table-cell office:value-type="string" calcext:value-type="string">
            <text:p>https://api.github.com/repos/calblueprint/roots-of-success</text:p>
          </table:table-cell>
          <table:table-cell table:formula="of:=REPLACE([.B1013]; 1; 29; &quot;&quot;)" office:value-type="string" office:string-value="calblueprint/roots-of-success" calcext:value-type="string">
            <text:p>calblueprint/roots-of-success</text:p>
          </table:table-cell>
        </table:table-row>
        <table:table-row table:style-name="ro1">
          <table:table-cell office:value-type="float" office:value="7962511" calcext:value-type="float">
            <text:p>7962511</text:p>
          </table:table-cell>
          <table:table-cell office:value-type="string" calcext:value-type="string">
            <text:p>https://api.github.com/repos/hpi-swt2/hpi-hiwi-portal</text:p>
          </table:table-cell>
          <table:table-cell table:formula="of:=REPLACE([.B1014]; 1; 29; &quot;&quot;)" office:value-type="string" office:string-value="hpi-swt2/hpi-hiwi-portal" calcext:value-type="string">
            <text:p>hpi-swt2/hpi-hiwi-portal</text:p>
          </table:table-cell>
        </table:table-row>
        <table:table-row table:style-name="ro1">
          <table:table-cell office:value-type="float" office:value="8024578" calcext:value-type="float">
            <text:p>8024578</text:p>
          </table:table-cell>
          <table:table-cell office:value-type="string" calcext:value-type="string">
            <text:p>https://api.github.com/repos/yuki24/did_you_mean</text:p>
          </table:table-cell>
          <table:table-cell table:formula="of:=REPLACE([.B1015]; 1; 29; &quot;&quot;)" office:value-type="string" office:string-value="yuki24/did_you_mean" calcext:value-type="string">
            <text:p>yuki24/did_you_mean</text:p>
          </table:table-cell>
        </table:table-row>
        <table:table-row table:style-name="ro1">
          <table:table-cell office:value-type="float" office:value="8027289" calcext:value-type="float">
            <text:p>8027289</text:p>
          </table:table-cell>
          <table:table-cell office:value-type="string" calcext:value-type="string">
            <text:p>https://api.github.com/repos/BBC-News/alephant-broker</text:p>
          </table:table-cell>
          <table:table-cell table:formula="of:=REPLACE([.B1016]; 1; 29; &quot;&quot;)" office:value-type="string" office:string-value="BBC-News/alephant-broker" calcext:value-type="string">
            <text:p>BBC-News/alephant-broker</text:p>
          </table:table-cell>
        </table:table-row>
        <table:table-row table:style-name="ro1">
          <table:table-cell office:value-type="float" office:value="8034368" calcext:value-type="float">
            <text:p>8034368</text:p>
          </table:table-cell>
          <table:table-cell office:value-type="string" calcext:value-type="string">
            <text:p>https://api.github.com/repos/JasonBarnabe/greasyfork</text:p>
          </table:table-cell>
          <table:table-cell table:formula="of:=REPLACE([.B1017]; 1; 29; &quot;&quot;)" office:value-type="string" office:string-value="JasonBarnabe/greasyfork" calcext:value-type="string">
            <text:p>JasonBarnabe/greasyfork</text:p>
          </table:table-cell>
        </table:table-row>
        <table:table-row table:style-name="ro1">
          <table:table-cell office:value-type="float" office:value="8041110" calcext:value-type="float">
            <text:p>8041110</text:p>
          </table:table-cell>
          <table:table-cell office:value-type="string" calcext:value-type="string">
            <text:p>https://api.github.com/repos/redhat-openstack/openstack-puppet-modules</text:p>
          </table:table-cell>
          <table:table-cell table:formula="of:=REPLACE([.B1018]; 1; 29; &quot;&quot;)" office:value-type="string" office:string-value="redhat-openstack/openstack-puppet-modules" calcext:value-type="string">
            <text:p>redhat-openstack/openstack-puppet-modules</text:p>
          </table:table-cell>
        </table:table-row>
        <table:table-row table:style-name="ro1">
          <table:table-cell office:value-type="float" office:value="8052452" calcext:value-type="float">
            <text:p>8052452</text:p>
          </table:table-cell>
          <table:table-cell office:value-type="string" calcext:value-type="string">
            <text:p>https://api.github.com/repos/elastic/logstash</text:p>
          </table:table-cell>
          <table:table-cell table:formula="of:=REPLACE([.B1019]; 1; 29; &quot;&quot;)" office:value-type="string" office:string-value="elastic/logstash" calcext:value-type="string">
            <text:p>elastic/logstash</text:p>
          </table:table-cell>
        </table:table-row>
        <table:table-row table:style-name="ro1">
          <table:table-cell office:value-type="float" office:value="8058372" calcext:value-type="float">
            <text:p>8058372</text:p>
          </table:table-cell>
          <table:table-cell office:value-type="string" calcext:value-type="string">
            <text:p>https://api.github.com/repos/hybitz/hyacc</text:p>
          </table:table-cell>
          <table:table-cell table:formula="of:=REPLACE([.B1020]; 1; 29; &quot;&quot;)" office:value-type="string" office:string-value="hybitz/hyacc" calcext:value-type="string">
            <text:p>hybitz/hyacc</text:p>
          </table:table-cell>
        </table:table-row>
        <table:table-row table:style-name="ro1">
          <table:table-cell office:value-type="float" office:value="8095666" calcext:value-type="float">
            <text:p>8095666</text:p>
          </table:table-cell>
          <table:table-cell office:value-type="string" calcext:value-type="string">
            <text:p>https://api.github.com/repos/forumone/web-starter</text:p>
          </table:table-cell>
          <table:table-cell table:formula="of:=REPLACE([.B1021]; 1; 29; &quot;&quot;)" office:value-type="string" office:string-value="forumone/web-starter" calcext:value-type="string">
            <text:p>forumone/web-starter</text:p>
          </table:table-cell>
        </table:table-row>
        <table:table-row table:style-name="ro1">
          <table:table-cell office:value-type="float" office:value="8105523" calcext:value-type="float">
            <text:p>8105523</text:p>
          </table:table-cell>
          <table:table-cell office:value-type="string" calcext:value-type="string">
            <text:p>https://api.github.com/repos/openstax/accounts</text:p>
          </table:table-cell>
          <table:table-cell table:formula="of:=REPLACE([.B1022]; 1; 29; &quot;&quot;)" office:value-type="string" office:string-value="openstax/accounts" calcext:value-type="string">
            <text:p>openstax/accounts</text:p>
          </table:table-cell>
        </table:table-row>
        <table:table-row table:style-name="ro1">
          <table:table-cell office:value-type="float" office:value="8109585" calcext:value-type="float">
            <text:p>8109585</text:p>
          </table:table-cell>
          <table:table-cell office:value-type="string" calcext:value-type="string">
            <text:p>https://api.github.com/repos/Drosty/truegm</text:p>
          </table:table-cell>
          <table:table-cell table:formula="of:=REPLACE([.B1023]; 1; 29; &quot;&quot;)" office:value-type="string" office:string-value="Drosty/truegm" calcext:value-type="string">
            <text:p>Drosty/truegm</text:p>
          </table:table-cell>
        </table:table-row>
        <table:table-row table:style-name="ro1">
          <table:table-cell office:value-type="float" office:value="8122146" calcext:value-type="float">
            <text:p>8122146</text:p>
          </table:table-cell>
          <table:table-cell office:value-type="string" calcext:value-type="string">
            <text:p>https://api.github.com/repos/coralnexus/corl</text:p>
          </table:table-cell>
          <table:table-cell table:formula="of:=REPLACE([.B1024]; 1; 29; &quot;&quot;)" office:value-type="string" office:string-value="coralnexus/corl" calcext:value-type="string">
            <text:p>coralnexus/corl</text:p>
          </table:table-cell>
        </table:table-row>
        <table:table-row table:style-name="ro1">
          <table:table-cell office:value-type="float" office:value="8130120" calcext:value-type="float">
            <text:p>8130120</text:p>
          </table:table-cell>
          <table:table-cell office:value-type="string" calcext:value-type="string">
            <text:p>https://api.github.com/repos/devbfs/homebrew-formulas</text:p>
          </table:table-cell>
          <table:table-cell table:formula="of:=REPLACE([.B1025]; 1; 29; &quot;&quot;)" office:value-type="string" office:string-value="devbfs/homebrew-formulas" calcext:value-type="string">
            <text:p>devbfs/homebrew-formulas</text:p>
          </table:table-cell>
        </table:table-row>
        <table:table-row table:style-name="ro1">
          <table:table-cell office:value-type="float" office:value="8145631" calcext:value-type="float">
            <text:p>8145631</text:p>
          </table:table-cell>
          <table:table-cell office:value-type="string" calcext:value-type="string">
            <text:p>https://api.github.com/repos/peatio/peatio</text:p>
          </table:table-cell>
          <table:table-cell table:formula="of:=REPLACE([.B1026]; 1; 29; &quot;&quot;)" office:value-type="string" office:string-value="peatio/peatio" calcext:value-type="string">
            <text:p>peatio/peatio</text:p>
          </table:table-cell>
        </table:table-row>
        <table:table-row table:style-name="ro1">
          <table:table-cell office:value-type="float" office:value="8155568" calcext:value-type="float">
            <text:p>8155568</text:p>
          </table:table-cell>
          <table:table-cell office:value-type="string" calcext:value-type="string">
            <text:p>https://api.github.com/repos/BlockScore/blockscore-ruby</text:p>
          </table:table-cell>
          <table:table-cell table:formula="of:=REPLACE([.B1027]; 1; 29; &quot;&quot;)" office:value-type="string" office:string-value="BlockScore/blockscore-ruby" calcext:value-type="string">
            <text:p>BlockScore/blockscore-ruby</text:p>
          </table:table-cell>
        </table:table-row>
        <table:table-row table:style-name="ro1">
          <table:table-cell office:value-type="float" office:value="8158351" calcext:value-type="float">
            <text:p>8158351</text:p>
          </table:table-cell>
          <table:table-cell office:value-type="string" calcext:value-type="string">
            <text:p>https://api.github.com/repos/jmuheim/base</text:p>
          </table:table-cell>
          <table:table-cell table:formula="of:=REPLACE([.B1028]; 1; 29; &quot;&quot;)" office:value-type="string" office:string-value="jmuheim/base" calcext:value-type="string">
            <text:p>jmuheim/base</text:p>
          </table:table-cell>
        </table:table-row>
        <table:table-row table:style-name="ro1">
          <table:table-cell office:value-type="float" office:value="8215310" calcext:value-type="float">
            <text:p>8215310</text:p>
          </table:table-cell>
          <table:table-cell office:value-type="string" calcext:value-type="string">
            <text:p>https://api.github.com/repos/G5/g5-hub</text:p>
          </table:table-cell>
          <table:table-cell table:formula="of:=REPLACE([.B1029]; 1; 29; &quot;&quot;)" office:value-type="string" office:string-value="G5/g5-hub" calcext:value-type="string">
            <text:p>G5/g5-hub</text:p>
          </table:table-cell>
        </table:table-row>
        <table:table-row table:style-name="ro1">
          <table:table-cell office:value-type="float" office:value="8226663" calcext:value-type="float">
            <text:p>8226663</text:p>
          </table:table-cell>
          <table:table-cell office:value-type="string" calcext:value-type="string">
            <text:p>https://api.github.com/repos/YorickPeterse/oga</text:p>
          </table:table-cell>
          <table:table-cell table:formula="of:=REPLACE([.B1030]; 1; 29; &quot;&quot;)" office:value-type="string" office:string-value="YorickPeterse/oga" calcext:value-type="string">
            <text:p>YorickPeterse/oga</text:p>
          </table:table-cell>
        </table:table-row>
        <table:table-row table:style-name="ro1">
          <table:table-cell office:value-type="float" office:value="8234379" calcext:value-type="float">
            <text:p>8234379</text:p>
          </table:table-cell>
          <table:table-cell office:value-type="string" calcext:value-type="string">
            <text:p>https://api.github.com/repos/teamnaruby/askalot</text:p>
          </table:table-cell>
          <table:table-cell table:formula="of:=REPLACE([.B1031]; 1; 29; &quot;&quot;)" office:value-type="string" office:string-value="teamnaruby/askalot" calcext:value-type="string">
            <text:p>teamnaruby/askalot</text:p>
          </table:table-cell>
        </table:table-row>
        <table:table-row table:style-name="ro1">
          <table:table-cell office:value-type="float" office:value="8246947" calcext:value-type="float">
            <text:p>8246947</text:p>
          </table:table-cell>
          <table:table-cell office:value-type="string" calcext:value-type="string">
            <text:p>https://api.github.com/repos/LBierkandt/graph-anno</text:p>
          </table:table-cell>
          <table:table-cell table:formula="of:=REPLACE([.B1032]; 1; 29; &quot;&quot;)" office:value-type="string" office:string-value="LBierkandt/graph-anno" calcext:value-type="string">
            <text:p>LBierkandt/graph-anno</text:p>
          </table:table-cell>
        </table:table-row>
        <table:table-row table:style-name="ro1">
          <table:table-cell office:value-type="float" office:value="8258046" calcext:value-type="float">
            <text:p>8258046</text:p>
          </table:table-cell>
          <table:table-cell office:value-type="string" calcext:value-type="string">
            <text:p>https://api.github.com/repos/exercism/xruby</text:p>
          </table:table-cell>
          <table:table-cell table:formula="of:=REPLACE([.B1033]; 1; 29; &quot;&quot;)" office:value-type="string" office:string-value="exercism/xruby" calcext:value-type="string">
            <text:p>exercism/xruby</text:p>
          </table:table-cell>
        </table:table-row>
        <table:table-row table:style-name="ro1">
          <table:table-cell office:value-type="float" office:value="8264686" calcext:value-type="float">
            <text:p>8264686</text:p>
          </table:table-cell>
          <table:table-cell office:value-type="string" calcext:value-type="string">
            <text:p>https://api.github.com/repos/exercism/x-api</text:p>
          </table:table-cell>
          <table:table-cell table:formula="of:=REPLACE([.B1034]; 1; 29; &quot;&quot;)" office:value-type="string" office:string-value="exercism/x-api" calcext:value-type="string">
            <text:p>exercism/x-api</text:p>
          </table:table-cell>
        </table:table-row>
        <table:table-row table:style-name="ro1">
          <table:table-cell office:value-type="float" office:value="8324893" calcext:value-type="float">
            <text:p>8324893</text:p>
          </table:table-cell>
          <table:table-cell office:value-type="string" calcext:value-type="string">
            <text:p>https://api.github.com/repos/pubannotation/pubannotation</text:p>
          </table:table-cell>
          <table:table-cell table:formula="of:=REPLACE([.B1035]; 1; 29; &quot;&quot;)" office:value-type="string" office:string-value="pubannotation/pubannotation" calcext:value-type="string">
            <text:p>pubannotation/pubannotation</text:p>
          </table:table-cell>
        </table:table-row>
        <table:table-row table:style-name="ro1">
          <table:table-cell office:value-type="float" office:value="8335276" calcext:value-type="float">
            <text:p>8335276</text:p>
          </table:table-cell>
          <table:table-cell office:value-type="string" calcext:value-type="string">
            <text:p>https://api.github.com/repos/flaf/miscellaneous</text:p>
          </table:table-cell>
          <table:table-cell table:formula="of:=REPLACE([.B1036]; 1; 29; &quot;&quot;)" office:value-type="string" office:string-value="flaf/miscellaneous" calcext:value-type="string">
            <text:p>flaf/miscellaneous</text:p>
          </table:table-cell>
        </table:table-row>
        <table:table-row table:style-name="ro1">
          <table:table-cell office:value-type="float" office:value="8345649" calcext:value-type="float">
            <text:p>8345649</text:p>
          </table:table-cell>
          <table:table-cell office:value-type="string" calcext:value-type="string">
            <text:p>https://api.github.com/repos/mozilla-japan/gitfab2</text:p>
          </table:table-cell>
          <table:table-cell table:formula="of:=REPLACE([.B1037]; 1; 29; &quot;&quot;)" office:value-type="string" office:string-value="mozilla-japan/gitfab2" calcext:value-type="string">
            <text:p>mozilla-japan/gitfab2</text:p>
          </table:table-cell>
        </table:table-row>
        <table:table-row table:style-name="ro1">
          <table:table-cell office:value-type="float" office:value="8346554" calcext:value-type="float">
            <text:p>8346554</text:p>
          </table:table-cell>
          <table:table-cell office:value-type="string" calcext:value-type="string">
            <text:p>https://api.github.com/repos/marketboomer/nunchaku</text:p>
          </table:table-cell>
          <table:table-cell table:formula="of:=REPLACE([.B1038]; 1; 29; &quot;&quot;)" office:value-type="string" office:string-value="marketboomer/nunchaku" calcext:value-type="string">
            <text:p>marketboomer/nunchaku</text:p>
          </table:table-cell>
        </table:table-row>
        <table:table-row table:style-name="ro1">
          <table:table-cell office:value-type="float" office:value="8351706" calcext:value-type="float">
            <text:p>8351706</text:p>
          </table:table-cell>
          <table:table-cell office:value-type="string" calcext:value-type="string">
            <text:p>https://api.github.com/repos/soad003/flatman</text:p>
          </table:table-cell>
          <table:table-cell table:formula="of:=REPLACE([.B1039]; 1; 29; &quot;&quot;)" office:value-type="string" office:string-value="soad003/flatman" calcext:value-type="string">
            <text:p>soad003/flatman</text:p>
          </table:table-cell>
        </table:table-row>
        <table:table-row table:style-name="ro1">
          <table:table-cell office:value-type="float" office:value="8373659" calcext:value-type="float">
            <text:p>8373659</text:p>
          </table:table-cell>
          <table:table-cell office:value-type="string" calcext:value-type="string">
            <text:p>https://api.github.com/repos/rails-decal/railsdecal.com</text:p>
          </table:table-cell>
          <table:table-cell table:formula="of:=REPLACE([.B1040]; 1; 29; &quot;&quot;)" office:value-type="string" office:string-value="rails-decal/railsdecal.com" calcext:value-type="string">
            <text:p>rails-decal/railsdecal.com</text:p>
          </table:table-cell>
        </table:table-row>
        <table:table-row table:style-name="ro1">
          <table:table-cell office:value-type="float" office:value="8386978" calcext:value-type="float">
            <text:p>8386978</text:p>
          </table:table-cell>
          <table:table-cell office:value-type="string" calcext:value-type="string">
            <text:p>https://api.github.com/repos/aarmora/ADota2League</text:p>
          </table:table-cell>
          <table:table-cell table:formula="of:=REPLACE([.B1041]; 1; 29; &quot;&quot;)" office:value-type="string" office:string-value="aarmora/ADota2League" calcext:value-type="string">
            <text:p>aarmora/ADota2League</text:p>
          </table:table-cell>
        </table:table-row>
        <table:table-row table:style-name="ro1">
          <table:table-cell office:value-type="float" office:value="8404290" calcext:value-type="float">
            <text:p>8404290</text:p>
          </table:table-cell>
          <table:table-cell office:value-type="string" calcext:value-type="string">
            <text:p>https://api.github.com/repos/paulecoyote/homebrew-paulecoyote</text:p>
          </table:table-cell>
          <table:table-cell table:formula="of:=REPLACE([.B1042]; 1; 29; &quot;&quot;)" office:value-type="string" office:string-value="paulecoyote/homebrew-paulecoyote" calcext:value-type="string">
            <text:p>paulecoyote/homebrew-paulecoyote</text:p>
          </table:table-cell>
        </table:table-row>
        <table:table-row table:style-name="ro1">
          <table:table-cell office:value-type="float" office:value="8408290" calcext:value-type="float">
            <text:p>8408290</text:p>
          </table:table-cell>
          <table:table-cell office:value-type="string" calcext:value-type="string">
            <text:p>https://api.github.com/repos/ReserveBar1/spree_reservebar_core</text:p>
          </table:table-cell>
          <table:table-cell table:formula="of:=REPLACE([.B1043]; 1; 29; &quot;&quot;)" office:value-type="string" office:string-value="ReserveBar1/spree_reservebar_core" calcext:value-type="string">
            <text:p>ReserveBar1/spree_reservebar_core</text:p>
          </table:table-cell>
        </table:table-row>
        <table:table-row table:style-name="ro1">
          <table:table-cell office:value-type="float" office:value="8501284" calcext:value-type="float">
            <text:p>8501284</text:p>
          </table:table-cell>
          <table:table-cell office:value-type="string" calcext:value-type="string">
            <text:p>https://api.github.com/repos/kiat-mao/shpost_storage</text:p>
          </table:table-cell>
          <table:table-cell table:formula="of:=REPLACE([.B1044]; 1; 29; &quot;&quot;)" office:value-type="string" office:string-value="kiat-mao/shpost_storage" calcext:value-type="string">
            <text:p>kiat-mao/shpost_storage</text:p>
          </table:table-cell>
        </table:table-row>
        <table:table-row table:style-name="ro1">
          <table:table-cell office:value-type="float" office:value="8521430" calcext:value-type="float">
            <text:p>8521430</text:p>
          </table:table-cell>
          <table:table-cell office:value-type="string" calcext:value-type="string">
            <text:p>https://api.github.com/repos/chuanjiabao1981/qatime</text:p>
          </table:table-cell>
          <table:table-cell table:formula="of:=REPLACE([.B1045]; 1; 29; &quot;&quot;)" office:value-type="string" office:string-value="chuanjiabao1981/qatime" calcext:value-type="string">
            <text:p>chuanjiabao1981/qatime</text:p>
          </table:table-cell>
        </table:table-row>
        <table:table-row table:style-name="ro1">
          <table:table-cell office:value-type="float" office:value="8525586" calcext:value-type="float">
            <text:p>8525586</text:p>
          </table:table-cell>
          <table:table-cell office:value-type="string" calcext:value-type="string">
            <text:p>https://api.github.com/repos/BookingSync/bookingsync-api-docs</text:p>
          </table:table-cell>
          <table:table-cell table:formula="of:=REPLACE([.B1046]; 1; 29; &quot;&quot;)" office:value-type="string" office:string-value="BookingSync/bookingsync-api-docs" calcext:value-type="string">
            <text:p>BookingSync/bookingsync-api-docs</text:p>
          </table:table-cell>
        </table:table-row>
        <table:table-row table:style-name="ro1">
          <table:table-cell office:value-type="float" office:value="8557411" calcext:value-type="float">
            <text:p>8557411</text:p>
          </table:table-cell>
          <table:table-cell office:value-type="string" calcext:value-type="string">
            <text:p>https://api.github.com/repos/Vizir/carnival</text:p>
          </table:table-cell>
          <table:table-cell table:formula="of:=REPLACE([.B1047]; 1; 29; &quot;&quot;)" office:value-type="string" office:string-value="Vizir/carnival" calcext:value-type="string">
            <text:p>Vizir/carnival</text:p>
          </table:table-cell>
        </table:table-row>
        <table:table-row table:style-name="ro1">
          <table:table-cell office:value-type="float" office:value="8638469" calcext:value-type="float">
            <text:p>8638469</text:p>
          </table:table-cell>
          <table:table-cell office:value-type="string" calcext:value-type="string">
            <text:p>https://api.github.com/repos/anthonymidili/EasyKeep</text:p>
          </table:table-cell>
          <table:table-cell table:formula="of:=REPLACE([.B1048]; 1; 29; &quot;&quot;)" office:value-type="string" office:string-value="anthonymidili/EasyKeep" calcext:value-type="string">
            <text:p>anthonymidili/EasyKeep</text:p>
          </table:table-cell>
        </table:table-row>
        <table:table-row table:style-name="ro1">
          <table:table-cell office:value-type="float" office:value="8643166" calcext:value-type="float">
            <text:p>8643166</text:p>
          </table:table-cell>
          <table:table-cell office:value-type="string" calcext:value-type="string">
            <text:p>https://api.github.com/repos/megamsys/nilavu</text:p>
          </table:table-cell>
          <table:table-cell table:formula="of:=REPLACE([.B1049]; 1; 29; &quot;&quot;)" office:value-type="string" office:string-value="megamsys/nilavu" calcext:value-type="string">
            <text:p>megamsys/nilavu</text:p>
          </table:table-cell>
        </table:table-row>
        <table:table-row table:style-name="ro1">
          <table:table-cell office:value-type="float" office:value="8645729" calcext:value-type="float">
            <text:p>8645729</text:p>
          </table:table-cell>
          <table:table-cell office:value-type="string" calcext:value-type="string">
            <text:p>https://api.github.com/repos/togogenome/togogenome</text:p>
          </table:table-cell>
          <table:table-cell table:formula="of:=REPLACE([.B1050]; 1; 29; &quot;&quot;)" office:value-type="string" office:string-value="togogenome/togogenome" calcext:value-type="string">
            <text:p>togogenome/togogenome</text:p>
          </table:table-cell>
        </table:table-row>
        <table:table-row table:style-name="ro1">
          <table:table-cell office:value-type="float" office:value="8671189" calcext:value-type="float">
            <text:p>8671189</text:p>
          </table:table-cell>
          <table:table-cell office:value-type="string" calcext:value-type="string">
            <text:p>https://api.github.com/repos/evgeny-myasishchev/ledger</text:p>
          </table:table-cell>
          <table:table-cell table:formula="of:=REPLACE([.B1051]; 1; 29; &quot;&quot;)" office:value-type="string" office:string-value="evgeny-myasishchev/ledger" calcext:value-type="string">
            <text:p>evgeny-myasishchev/ledger</text:p>
          </table:table-cell>
        </table:table-row>
        <table:table-row table:style-name="ro1">
          <table:table-cell office:value-type="float" office:value="8714210" calcext:value-type="float">
            <text:p>8714210</text:p>
          </table:table-cell>
          <table:table-cell office:value-type="string" calcext:value-type="string">
            <text:p>https://api.github.com/repos/altmer/travel-planner</text:p>
          </table:table-cell>
          <table:table-cell table:formula="of:=REPLACE([.B1052]; 1; 29; &quot;&quot;)" office:value-type="string" office:string-value="altmer/travel-planner" calcext:value-type="string">
            <text:p>altmer/travel-planner</text:p>
          </table:table-cell>
        </table:table-row>
        <table:table-row table:style-name="ro1">
          <table:table-cell office:value-type="float" office:value="8722479" calcext:value-type="float">
            <text:p>8722479</text:p>
          </table:table-cell>
          <table:table-cell office:value-type="string" calcext:value-type="string">
            <text:p>https://api.github.com/repos/hcs/puppet-config</text:p>
          </table:table-cell>
          <table:table-cell table:formula="of:=REPLACE([.B1053]; 1; 29; &quot;&quot;)" office:value-type="string" office:string-value="hcs/puppet-config" calcext:value-type="string">
            <text:p>hcs/puppet-config</text:p>
          </table:table-cell>
        </table:table-row>
        <table:table-row table:style-name="ro1">
          <table:table-cell office:value-type="float" office:value="8729247" calcext:value-type="float">
            <text:p>8729247</text:p>
          </table:table-cell>
          <table:table-cell office:value-type="string" calcext:value-type="string">
            <text:p>https://api.github.com/repos/cvut/sirius</text:p>
          </table:table-cell>
          <table:table-cell table:formula="of:=REPLACE([.B1054]; 1; 29; &quot;&quot;)" office:value-type="string" office:string-value="cvut/sirius" calcext:value-type="string">
            <text:p>cvut/sirius</text:p>
          </table:table-cell>
        </table:table-row>
        <table:table-row table:style-name="ro1">
          <table:table-cell office:value-type="float" office:value="8736308" calcext:value-type="float">
            <text:p>8736308</text:p>
          </table:table-cell>
          <table:table-cell office:value-type="string" calcext:value-type="string">
            <text:p>https://api.github.com/repos/monitoria-imeusp/monitoria-imeusp</text:p>
          </table:table-cell>
          <table:table-cell table:formula="of:=REPLACE([.B1055]; 1; 29; &quot;&quot;)" office:value-type="string" office:string-value="monitoria-imeusp/monitoria-imeusp" calcext:value-type="string">
            <text:p>monitoria-imeusp/monitoria-imeusp</text:p>
          </table:table-cell>
        </table:table-row>
        <table:table-row table:style-name="ro1">
          <table:table-cell office:value-type="float" office:value="8737183" calcext:value-type="float">
            <text:p>8737183</text:p>
          </table:table-cell>
          <table:table-cell office:value-type="string" calcext:value-type="string">
            <text:p>https://api.github.com/repos/ualbertalib/discovery</text:p>
          </table:table-cell>
          <table:table-cell table:formula="of:=REPLACE([.B1056]; 1; 29; &quot;&quot;)" office:value-type="string" office:string-value="ualbertalib/discovery" calcext:value-type="string">
            <text:p>ualbertalib/discovery</text:p>
          </table:table-cell>
        </table:table-row>
        <table:table-row table:style-name="ro1">
          <table:table-cell office:value-type="float" office:value="8749667" calcext:value-type="float">
            <text:p>8749667</text:p>
          </table:table-cell>
          <table:table-cell office:value-type="string" calcext:value-type="string">
            <text:p>https://api.github.com/repos/ikishik/parra-shop.com</text:p>
          </table:table-cell>
          <table:table-cell table:formula="of:=REPLACE([.B1057]; 1; 29; &quot;&quot;)" office:value-type="string" office:string-value="ikishik/parra-shop.com" calcext:value-type="string">
            <text:p>ikishik/parra-shop.com</text:p>
          </table:table-cell>
        </table:table-row>
        <table:table-row table:style-name="ro1">
          <table:table-cell office:value-type="float" office:value="8759472" calcext:value-type="float">
            <text:p>8759472</text:p>
          </table:table-cell>
          <table:table-cell office:value-type="string" calcext:value-type="string">
            <text:p>https://api.github.com/repos/ENSL/ensl.org</text:p>
          </table:table-cell>
          <table:table-cell table:formula="of:=REPLACE([.B1058]; 1; 29; &quot;&quot;)" office:value-type="string" office:string-value="ENSL/ensl.org" calcext:value-type="string">
            <text:p>ENSL/ensl.org</text:p>
          </table:table-cell>
        </table:table-row>
        <table:table-row table:style-name="ro1">
          <table:table-cell office:value-type="float" office:value="8769469" calcext:value-type="float">
            <text:p>8769469</text:p>
          </table:table-cell>
          <table:table-cell office:value-type="string" calcext:value-type="string">
            <text:p>https://api.github.com/repos/BigGillyStyle/dealer</text:p>
          </table:table-cell>
          <table:table-cell table:formula="of:=REPLACE([.B1059]; 1; 29; &quot;&quot;)" office:value-type="string" office:string-value="BigGillyStyle/dealer" calcext:value-type="string">
            <text:p>BigGillyStyle/dealer</text:p>
          </table:table-cell>
        </table:table-row>
        <table:table-row table:style-name="ro1">
          <table:table-cell office:value-type="float" office:value="8786496" calcext:value-type="float">
            <text:p>8786496</text:p>
          </table:table-cell>
          <table:table-cell office:value-type="string" calcext:value-type="string">
            <text:p>https://api.github.com/repos/Jellyfishboy/trado</text:p>
          </table:table-cell>
          <table:table-cell table:formula="of:=REPLACE([.B1060]; 1; 29; &quot;&quot;)" office:value-type="string" office:string-value="Jellyfishboy/trado" calcext:value-type="string">
            <text:p>Jellyfishboy/trado</text:p>
          </table:table-cell>
        </table:table-row>
        <table:table-row table:style-name="ro1">
          <table:table-cell office:value-type="float" office:value="8791193" calcext:value-type="float">
            <text:p>8791193</text:p>
          </table:table-cell>
          <table:table-cell office:value-type="string" calcext:value-type="string">
            <text:p>https://api.github.com/repos/petercunning/memapp</text:p>
          </table:table-cell>
          <table:table-cell table:formula="of:=REPLACE([.B1061]; 1; 29; &quot;&quot;)" office:value-type="string" office:string-value="petercunning/memapp" calcext:value-type="string">
            <text:p>petercunning/memapp</text:p>
          </table:table-cell>
        </table:table-row>
        <table:table-row table:style-name="ro1">
          <table:table-cell office:value-type="float" office:value="8793216" calcext:value-type="float">
            <text:p>8793216</text:p>
          </table:table-cell>
          <table:table-cell office:value-type="string" calcext:value-type="string">
            <text:p>https://api.github.com/repos/meruba/sisfa</text:p>
          </table:table-cell>
          <table:table-cell table:formula="of:=REPLACE([.B1062]; 1; 29; &quot;&quot;)" office:value-type="string" office:string-value="meruba/sisfa" calcext:value-type="string">
            <text:p>meruba/sisfa</text:p>
          </table:table-cell>
        </table:table-row>
        <table:table-row table:style-name="ro1">
          <table:table-cell office:value-type="float" office:value="8814037" calcext:value-type="float">
            <text:p>8814037</text:p>
          </table:table-cell>
          <table:table-cell office:value-type="string" calcext:value-type="string">
            <text:p>https://api.github.com/repos/opf/openproject-translations</text:p>
          </table:table-cell>
          <table:table-cell table:formula="of:=REPLACE([.B1063]; 1; 29; &quot;&quot;)" office:value-type="string" office:string-value="opf/openproject-translations" calcext:value-type="string">
            <text:p>opf/openproject-translations</text:p>
          </table:table-cell>
        </table:table-row>
        <table:table-row table:style-name="ro1">
          <table:table-cell office:value-type="float" office:value="8829677" calcext:value-type="float">
            <text:p>8829677</text:p>
          </table:table-cell>
          <table:table-cell office:value-type="string" calcext:value-type="string">
            <text:p>https://api.github.com/repos/SPIR-Communication/InternalSpecs</text:p>
          </table:table-cell>
          <table:table-cell table:formula="of:=REPLACE([.B1064]; 1; 29; &quot;&quot;)" office:value-type="string" office:string-value="SPIR-Communication/InternalSpecs" calcext:value-type="string">
            <text:p>SPIR-Communication/InternalSpecs</text:p>
          </table:table-cell>
        </table:table-row>
        <table:table-row table:style-name="ro1">
          <table:table-cell office:value-type="float" office:value="8833890" calcext:value-type="float">
            <text:p>8833890</text:p>
          </table:table-cell>
          <table:table-cell office:value-type="string" calcext:value-type="string">
            <text:p>https://api.github.com/repos/dchbx/gluedb</text:p>
          </table:table-cell>
          <table:table-cell table:formula="of:=REPLACE([.B1065]; 1; 29; &quot;&quot;)" office:value-type="string" office:string-value="dchbx/gluedb" calcext:value-type="string">
            <text:p>dchbx/gluedb</text:p>
          </table:table-cell>
        </table:table-row>
        <table:table-row table:style-name="ro1">
          <table:table-cell office:value-type="float" office:value="8856731" calcext:value-type="float">
            <text:p>8856731</text:p>
          </table:table-cell>
          <table:table-cell office:value-type="string" calcext:value-type="string">
            <text:p>https://api.github.com/repos/ministryofjustice/sensu-formula</text:p>
          </table:table-cell>
          <table:table-cell table:formula="of:=REPLACE([.B1066]; 1; 29; &quot;&quot;)" office:value-type="string" office:string-value="ministryofjustice/sensu-formula" calcext:value-type="string">
            <text:p>ministryofjustice/sensu-formula</text:p>
          </table:table-cell>
        </table:table-row>
        <table:table-row table:style-name="ro1">
          <table:table-cell office:value-type="float" office:value="8876450" calcext:value-type="float">
            <text:p>8876450</text:p>
          </table:table-cell>
          <table:table-cell office:value-type="string" calcext:value-type="string">
            <text:p>https://api.github.com/repos/vlewin/e-shop</text:p>
          </table:table-cell>
          <table:table-cell table:formula="of:=REPLACE([.B1067]; 1; 29; &quot;&quot;)" office:value-type="string" office:string-value="vlewin/e-shop" calcext:value-type="string">
            <text:p>vlewin/e-shop</text:p>
          </table:table-cell>
        </table:table-row>
        <table:table-row table:style-name="ro1">
          <table:table-cell office:value-type="float" office:value="8889021" calcext:value-type="float">
            <text:p>8889021</text:p>
          </table:table-cell>
          <table:table-cell office:value-type="string" calcext:value-type="string">
            <text:p>https://api.github.com/repos/OSGeo/homebrew-osgeo4mac</text:p>
          </table:table-cell>
          <table:table-cell table:formula="of:=REPLACE([.B1068]; 1; 29; &quot;&quot;)" office:value-type="string" office:string-value="OSGeo/homebrew-osgeo4mac" calcext:value-type="string">
            <text:p>OSGeo/homebrew-osgeo4mac</text:p>
          </table:table-cell>
        </table:table-row>
        <table:table-row table:style-name="ro1">
          <table:table-cell office:value-type="float" office:value="8889827" calcext:value-type="float">
            <text:p>8889827</text:p>
          </table:table-cell>
          <table:table-cell office:value-type="string" calcext:value-type="string">
            <text:p>https://api.github.com/repos/zeisler/active_mocker</text:p>
          </table:table-cell>
          <table:table-cell table:formula="of:=REPLACE([.B1069]; 1; 29; &quot;&quot;)" office:value-type="string" office:string-value="zeisler/active_mocker" calcext:value-type="string">
            <text:p>zeisler/active_mocker</text:p>
          </table:table-cell>
        </table:table-row>
        <table:table-row table:style-name="ro1">
          <table:table-cell office:value-type="float" office:value="8922876" calcext:value-type="float">
            <text:p>8922876</text:p>
          </table:table-cell>
          <table:table-cell office:value-type="string" calcext:value-type="string">
            <text:p>https://api.github.com/repos/raspberrypi/documentation</text:p>
          </table:table-cell>
          <table:table-cell table:formula="of:=REPLACE([.B1070]; 1; 29; &quot;&quot;)" office:value-type="string" office:string-value="raspberrypi/documentation" calcext:value-type="string">
            <text:p>raspberrypi/documentation</text:p>
          </table:table-cell>
        </table:table-row>
        <table:table-row table:style-name="ro1">
          <table:table-cell office:value-type="float" office:value="8923222" calcext:value-type="float">
            <text:p>8923222</text:p>
          </table:table-cell>
          <table:table-cell office:value-type="string" calcext:value-type="string">
            <text:p>https://api.github.com/repos/mezuro/kalibro_processor</text:p>
          </table:table-cell>
          <table:table-cell table:formula="of:=REPLACE([.B1071]; 1; 29; &quot;&quot;)" office:value-type="string" office:string-value="mezuro/kalibro_processor" calcext:value-type="string">
            <text:p>mezuro/kalibro_processor</text:p>
          </table:table-cell>
        </table:table-row>
        <table:table-row table:style-name="ro1">
          <table:table-cell office:value-type="float" office:value="8928905" calcext:value-type="float">
            <text:p>8928905</text:p>
          </table:table-cell>
          <table:table-cell office:value-type="string" calcext:value-type="string">
            <text:p>https://api.github.com/repos/lighthouse-labs/laser_shark</text:p>
          </table:table-cell>
          <table:table-cell table:formula="of:=REPLACE([.B1072]; 1; 29; &quot;&quot;)" office:value-type="string" office:string-value="lighthouse-labs/laser_shark" calcext:value-type="string">
            <text:p>lighthouse-labs/laser_shark</text:p>
          </table:table-cell>
        </table:table-row>
        <table:table-row table:style-name="ro1">
          <table:table-cell office:value-type="float" office:value="8935180" calcext:value-type="float">
            <text:p>8935180</text:p>
          </table:table-cell>
          <table:table-cell office:value-type="string" calcext:value-type="string">
            <text:p>https://api.github.com/repos/locomotivecms/steam</text:p>
          </table:table-cell>
          <table:table-cell table:formula="of:=REPLACE([.B1073]; 1; 29; &quot;&quot;)" office:value-type="string" office:string-value="locomotivecms/steam" calcext:value-type="string">
            <text:p>locomotivecms/steam</text:p>
          </table:table-cell>
        </table:table-row>
        <table:table-row table:style-name="ro1">
          <table:table-cell office:value-type="float" office:value="8945849" calcext:value-type="float">
            <text:p>8945849</text:p>
          </table:table-cell>
          <table:table-cell office:value-type="string" calcext:value-type="string">
            <text:p>https://api.github.com/repos/hakanensari/peddler</text:p>
          </table:table-cell>
          <table:table-cell table:formula="of:=REPLACE([.B1074]; 1; 29; &quot;&quot;)" office:value-type="string" office:string-value="hakanensari/peddler" calcext:value-type="string">
            <text:p>hakanensari/peddler</text:p>
          </table:table-cell>
        </table:table-row>
        <table:table-row table:style-name="ro1">
          <table:table-cell office:value-type="float" office:value="8955201" calcext:value-type="float">
            <text:p>8955201</text:p>
          </table:table-cell>
          <table:table-cell office:value-type="string" calcext:value-type="string">
            <text:p>https://api.github.com/repos/capacity4dev/capacity4more</text:p>
          </table:table-cell>
          <table:table-cell table:formula="of:=REPLACE([.B1075]; 1; 29; &quot;&quot;)" office:value-type="string" office:string-value="capacity4dev/capacity4more" calcext:value-type="string">
            <text:p>capacity4dev/capacity4more</text:p>
          </table:table-cell>
        </table:table-row>
        <table:table-row table:style-name="ro1">
          <table:table-cell office:value-type="float" office:value="8975154" calcext:value-type="float">
            <text:p>8975154</text:p>
          </table:table-cell>
          <table:table-cell office:value-type="string" calcext:value-type="string">
            <text:p>https://api.github.com/repos/Icinga/icinga-vagrant</text:p>
          </table:table-cell>
          <table:table-cell table:formula="of:=REPLACE([.B1076]; 1; 29; &quot;&quot;)" office:value-type="string" office:string-value="Icinga/icinga-vagrant" calcext:value-type="string">
            <text:p>Icinga/icinga-vagrant</text:p>
          </table:table-cell>
        </table:table-row>
        <table:table-row table:style-name="ro1">
          <table:table-cell office:value-type="float" office:value="8976140" calcext:value-type="float">
            <text:p>8976140</text:p>
          </table:table-cell>
          <table:table-cell office:value-type="string" calcext:value-type="string">
            <text:p>https://api.github.com/repos/Azure/azure-sdk-for-ruby</text:p>
          </table:table-cell>
          <table:table-cell table:formula="of:=REPLACE([.B1077]; 1; 29; &quot;&quot;)" office:value-type="string" office:string-value="Azure/azure-sdk-for-ruby" calcext:value-type="string">
            <text:p>Azure/azure-sdk-for-ruby</text:p>
          </table:table-cell>
        </table:table-row>
        <table:table-row table:style-name="ro1">
          <table:table-cell office:value-type="float" office:value="8990825" calcext:value-type="float">
            <text:p>8990825</text:p>
          </table:table-cell>
          <table:table-cell office:value-type="string" calcext:value-type="string">
            <text:p>https://api.github.com/repos/18F/C2</text:p>
          </table:table-cell>
          <table:table-cell table:formula="of:=REPLACE([.B1078]; 1; 29; &quot;&quot;)" office:value-type="string" office:string-value="18F/C2" calcext:value-type="string">
            <text:p>18F/C2</text:p>
          </table:table-cell>
        </table:table-row>
        <table:table-row table:style-name="ro1">
          <table:table-cell office:value-type="float" office:value="9022368" calcext:value-type="float">
            <text:p>9022368</text:p>
          </table:table-cell>
          <table:table-cell office:value-type="string" calcext:value-type="string">
            <text:p>https://api.github.com/repos/cul/dcv</text:p>
          </table:table-cell>
          <table:table-cell table:formula="of:=REPLACE([.B1079]; 1; 29; &quot;&quot;)" office:value-type="string" office:string-value="cul/dcv" calcext:value-type="string">
            <text:p>cul/dcv</text:p>
          </table:table-cell>
        </table:table-row>
        <table:table-row table:style-name="ro1">
          <table:table-cell office:value-type="float" office:value="9039159" calcext:value-type="float">
            <text:p>9039159</text:p>
          </table:table-cell>
          <table:table-cell office:value-type="string" calcext:value-type="string">
            <text:p>https://api.github.com/repos/tsuru/puppet-tsuru</text:p>
          </table:table-cell>
          <table:table-cell table:formula="of:=REPLACE([.B1080]; 1; 29; &quot;&quot;)" office:value-type="string" office:string-value="tsuru/puppet-tsuru" calcext:value-type="string">
            <text:p>tsuru/puppet-tsuru</text:p>
          </table:table-cell>
        </table:table-row>
        <table:table-row table:style-name="ro1">
          <table:table-cell office:value-type="float" office:value="9050215" calcext:value-type="float">
            <text:p>9050215</text:p>
          </table:table-cell>
          <table:table-cell office:value-type="string" calcext:value-type="string">
            <text:p>https://api.github.com/repos/IceDragon200/es-moon</text:p>
          </table:table-cell>
          <table:table-cell table:formula="of:=REPLACE([.B1081]; 1; 29; &quot;&quot;)" office:value-type="string" office:string-value="IceDragon200/es-moon" calcext:value-type="string">
            <text:p>IceDragon200/es-moon</text:p>
          </table:table-cell>
        </table:table-row>
        <table:table-row table:style-name="ro1">
          <table:table-cell office:value-type="float" office:value="9068348" calcext:value-type="float">
            <text:p>9068348</text:p>
          </table:table-cell>
          <table:table-cell office:value-type="string" calcext:value-type="string">
            <text:p>https://api.github.com/repos/biola/buweb-content-models</text:p>
          </table:table-cell>
          <table:table-cell table:formula="of:=REPLACE([.B1082]; 1; 29; &quot;&quot;)" office:value-type="string" office:string-value="biola/buweb-content-models" calcext:value-type="string">
            <text:p>biola/buweb-content-models</text:p>
          </table:table-cell>
        </table:table-row>
        <table:table-row table:style-name="ro1">
          <table:table-cell office:value-type="float" office:value="9090740" calcext:value-type="float">
            <text:p>9090740</text:p>
          </table:table-cell>
          <table:table-cell office:value-type="string" calcext:value-type="string">
            <text:p>https://api.github.com/repos/waagsociety/citysdk-ld</text:p>
          </table:table-cell>
          <table:table-cell table:formula="of:=REPLACE([.B1083]; 1; 29; &quot;&quot;)" office:value-type="string" office:string-value="waagsociety/citysdk-ld" calcext:value-type="string">
            <text:p>waagsociety/citysdk-ld</text:p>
          </table:table-cell>
        </table:table-row>
        <table:table-row table:style-name="ro1">
          <table:table-cell office:value-type="float" office:value="9120368" calcext:value-type="float">
            <text:p>9120368</text:p>
          </table:table-cell>
          <table:table-cell office:value-type="string" calcext:value-type="string">
            <text:p>https://api.github.com/repos/houndci/hound</text:p>
          </table:table-cell>
          <table:table-cell table:formula="of:=REPLACE([.B1084]; 1; 29; &quot;&quot;)" office:value-type="string" office:string-value="houndci/hound" calcext:value-type="string">
            <text:p>houndci/hound</text:p>
          </table:table-cell>
        </table:table-row>
        <table:table-row table:style-name="ro1">
          <table:table-cell office:value-type="float" office:value="9142274" calcext:value-type="float">
            <text:p>9142274</text:p>
          </table:table-cell>
          <table:table-cell office:value-type="string" calcext:value-type="string">
            <text:p>https://api.github.com/repos/Homebrew/homebrew-php</text:p>
          </table:table-cell>
          <table:table-cell table:formula="of:=REPLACE([.B1085]; 1; 29; &quot;&quot;)" office:value-type="string" office:string-value="Homebrew/homebrew-php" calcext:value-type="string">
            <text:p>Homebrew/homebrew-php</text:p>
          </table:table-cell>
        </table:table-row>
        <table:table-row table:style-name="ro1">
          <table:table-cell office:value-type="float" office:value="9147291" calcext:value-type="float">
            <text:p>9147291</text:p>
          </table:table-cell>
          <table:table-cell office:value-type="string" calcext:value-type="string">
            <text:p>https://api.github.com/repos/gavinlaking/vedeu</text:p>
          </table:table-cell>
          <table:table-cell table:formula="of:=REPLACE([.B1086]; 1; 29; &quot;&quot;)" office:value-type="string" office:string-value="gavinlaking/vedeu" calcext:value-type="string">
            <text:p>gavinlaking/vedeu</text:p>
          </table:table-cell>
        </table:table-row>
        <table:table-row table:style-name="ro1">
          <table:table-cell office:value-type="float" office:value="9169487" calcext:value-type="float">
            <text:p>9169487</text:p>
          </table:table-cell>
          <table:table-cell office:value-type="string" calcext:value-type="string">
            <text:p>https://api.github.com/repos/osuosl-cookbooks/osl-openstack</text:p>
          </table:table-cell>
          <table:table-cell table:formula="of:=REPLACE([.B1087]; 1; 29; &quot;&quot;)" office:value-type="string" office:string-value="osuosl-cookbooks/osl-openstack" calcext:value-type="string">
            <text:p>osuosl-cookbooks/osl-openstack</text:p>
          </table:table-cell>
        </table:table-row>
        <table:table-row table:style-name="ro1">
          <table:table-cell office:value-type="float" office:value="9170763" calcext:value-type="float">
            <text:p>9170763</text:p>
          </table:table-cell>
          <table:table-cell office:value-type="string" calcext:value-type="string">
            <text:p>https://api.github.com/repos/biola/profile-publisher</text:p>
          </table:table-cell>
          <table:table-cell table:formula="of:=REPLACE([.B1088]; 1; 29; &quot;&quot;)" office:value-type="string" office:string-value="biola/profile-publisher" calcext:value-type="string">
            <text:p>biola/profile-publisher</text:p>
          </table:table-cell>
        </table:table-row>
        <table:table-row table:style-name="ro1">
          <table:table-cell office:value-type="float" office:value="9241120" calcext:value-type="float">
            <text:p>9241120</text:p>
          </table:table-cell>
          <table:table-cell office:value-type="string" calcext:value-type="string">
            <text:p>https://api.github.com/repos/jemc/myco</text:p>
          </table:table-cell>
          <table:table-cell table:formula="of:=REPLACE([.B1089]; 1; 29; &quot;&quot;)" office:value-type="string" office:string-value="jemc/myco" calcext:value-type="string">
            <text:p>jemc/myco</text:p>
          </table:table-cell>
        </table:table-row>
        <table:table-row table:style-name="ro1">
          <table:table-cell office:value-type="float" office:value="9242588" calcext:value-type="float">
            <text:p>9242588</text:p>
          </table:table-cell>
          <table:table-cell office:value-type="string" calcext:value-type="string">
            <text:p>https://api.github.com/repos/doorkeeper-gem/doorkeeper</text:p>
          </table:table-cell>
          <table:table-cell table:formula="of:=REPLACE([.B1090]; 1; 29; &quot;&quot;)" office:value-type="string" office:string-value="doorkeeper-gem/doorkeeper" calcext:value-type="string">
            <text:p>doorkeeper-gem/doorkeeper</text:p>
          </table:table-cell>
        </table:table-row>
        <table:table-row table:style-name="ro1">
          <table:table-cell office:value-type="float" office:value="9243594" calcext:value-type="float">
            <text:p>9243594</text:p>
          </table:table-cell>
          <table:table-cell office:value-type="string" calcext:value-type="string">
            <text:p>https://api.github.com/repos/mxabierto/adela</text:p>
          </table:table-cell>
          <table:table-cell table:formula="of:=REPLACE([.B1091]; 1; 29; &quot;&quot;)" office:value-type="string" office:string-value="mxabierto/adela" calcext:value-type="string">
            <text:p>mxabierto/adela</text:p>
          </table:table-cell>
        </table:table-row>
        <table:table-row table:style-name="ro1">
          <table:table-cell office:value-type="float" office:value="9251953" calcext:value-type="float">
            <text:p>9251953</text:p>
          </table:table-cell>
          <table:table-cell office:value-type="string" calcext:value-type="string">
            <text:p>https://api.github.com/repos/AgileVentures/osra</text:p>
          </table:table-cell>
          <table:table-cell table:formula="of:=REPLACE([.B1092]; 1; 29; &quot;&quot;)" office:value-type="string" office:string-value="AgileVentures/osra" calcext:value-type="string">
            <text:p>AgileVentures/osra</text:p>
          </table:table-cell>
        </table:table-row>
        <table:table-row table:style-name="ro1">
          <table:table-cell office:value-type="float" office:value="9259770" calcext:value-type="float">
            <text:p>9259770</text:p>
          </table:table-cell>
          <table:table-cell office:value-type="string" calcext:value-type="string">
            <text:p>https://api.github.com/repos/ronan-mch/det_sker</text:p>
          </table:table-cell>
          <table:table-cell table:formula="of:=REPLACE([.B1093]; 1; 29; &quot;&quot;)" office:value-type="string" office:string-value="ronan-mch/det_sker" calcext:value-type="string">
            <text:p>ronan-mch/det_sker</text:p>
          </table:table-cell>
        </table:table-row>
        <table:table-row table:style-name="ro1">
          <table:table-cell office:value-type="float" office:value="9263577" calcext:value-type="float">
            <text:p>9263577</text:p>
          </table:table-cell>
          <table:table-cell office:value-type="string" calcext:value-type="string">
            <text:p>https://api.github.com/repos/CDLUC3/dmptool</text:p>
          </table:table-cell>
          <table:table-cell table:formula="of:=REPLACE([.B1094]; 1; 29; &quot;&quot;)" office:value-type="string" office:string-value="CDLUC3/dmptool" calcext:value-type="string">
            <text:p>CDLUC3/dmptool</text:p>
          </table:table-cell>
        </table:table-row>
        <table:table-row table:style-name="ro1">
          <table:table-cell office:value-type="float" office:value="9267901" calcext:value-type="float">
            <text:p>9267901</text:p>
          </table:table-cell>
          <table:table-cell office:value-type="string" calcext:value-type="string">
            <text:p>https://api.github.com/repos/hanami/model</text:p>
          </table:table-cell>
          <table:table-cell table:formula="of:=REPLACE([.B1095]; 1; 29; &quot;&quot;)" office:value-type="string" office:string-value="hanami/model" calcext:value-type="string">
            <text:p>hanami/model</text:p>
          </table:table-cell>
        </table:table-row>
        <table:table-row table:style-name="ro1">
          <table:table-cell office:value-type="float" office:value="9281790" calcext:value-type="float">
            <text:p>9281790</text:p>
          </table:table-cell>
          <table:table-cell office:value-type="string" calcext:value-type="string">
            <text:p>https://api.github.com/repos/gjtorikian/mathematical</text:p>
          </table:table-cell>
          <table:table-cell table:formula="of:=REPLACE([.B1096]; 1; 29; &quot;&quot;)" office:value-type="string" office:string-value="gjtorikian/mathematical" calcext:value-type="string">
            <text:p>gjtorikian/mathematical</text:p>
          </table:table-cell>
        </table:table-row>
        <table:table-row table:style-name="ro1">
          <table:table-cell office:value-type="float" office:value="9312360" calcext:value-type="float">
            <text:p>9312360</text:p>
          </table:table-cell>
          <table:table-cell office:value-type="string" calcext:value-type="string">
            <text:p>https://api.github.com/repos/systers/language-translation</text:p>
          </table:table-cell>
          <table:table-cell table:formula="of:=REPLACE([.B1097]; 1; 29; &quot;&quot;)" office:value-type="string" office:string-value="systers/language-translation" calcext:value-type="string">
            <text:p>systers/language-translation</text:p>
          </table:table-cell>
        </table:table-row>
        <table:table-row table:style-name="ro1">
          <table:table-cell office:value-type="float" office:value="9327169" calcext:value-type="float">
            <text:p>9327169</text:p>
          </table:table-cell>
          <table:table-cell office:value-type="string" calcext:value-type="string">
            <text:p>https://api.github.com/repos/NYULibraries/ichabod</text:p>
          </table:table-cell>
          <table:table-cell table:formula="of:=REPLACE([.B1098]; 1; 29; &quot;&quot;)" office:value-type="string" office:string-value="NYULibraries/ichabod" calcext:value-type="string">
            <text:p>NYULibraries/ichabod</text:p>
          </table:table-cell>
        </table:table-row>
        <table:table-row table:style-name="ro1">
          <table:table-cell office:value-type="float" office:value="9350696" calcext:value-type="float">
            <text:p>9350696</text:p>
          </table:table-cell>
          <table:table-cell office:value-type="string" calcext:value-type="string">
            <text:p>https://api.github.com/repos/droonga/droonga-engine</text:p>
          </table:table-cell>
          <table:table-cell table:formula="of:=REPLACE([.B1099]; 1; 29; &quot;&quot;)" office:value-type="string" office:string-value="droonga/droonga-engine" calcext:value-type="string">
            <text:p>droonga/droonga-engine</text:p>
          </table:table-cell>
        </table:table-row>
        <table:table-row table:style-name="ro1">
          <table:table-cell office:value-type="float" office:value="9358547" calcext:value-type="float">
            <text:p>9358547</text:p>
          </table:table-cell>
          <table:table-cell office:value-type="string" calcext:value-type="string">
            <text:p>https://api.github.com/repos/moneyadviceservice/mortgage_calculator</text:p>
          </table:table-cell>
          <table:table-cell table:formula="of:=REPLACE([.B1100]; 1; 29; &quot;&quot;)" office:value-type="string" office:string-value="moneyadviceservice/mortgage_calculator" calcext:value-type="string">
            <text:p>moneyadviceservice/mortgage_calculator</text:p>
          </table:table-cell>
        </table:table-row>
        <table:table-row table:style-name="ro1">
          <table:table-cell office:value-type="float" office:value="9362990" calcext:value-type="float">
            <text:p>9362990</text:p>
          </table:table-cell>
          <table:table-cell office:value-type="string" calcext:value-type="string">
            <text:p>https://api.github.com/repos/crest-cassia/oacis</text:p>
          </table:table-cell>
          <table:table-cell table:formula="of:=REPLACE([.B1101]; 1; 29; &quot;&quot;)" office:value-type="string" office:string-value="crest-cassia/oacis" calcext:value-type="string">
            <text:p>crest-cassia/oacis</text:p>
          </table:table-cell>
        </table:table-row>
        <table:table-row table:style-name="ro1">
          <table:table-cell office:value-type="float" office:value="9385855" calcext:value-type="float">
            <text:p>9385855</text:p>
          </table:table-cell>
          <table:table-cell office:value-type="string" calcext:value-type="string">
            <text:p>https://api.github.com/repos/IT61/it61-rails</text:p>
          </table:table-cell>
          <table:table-cell table:formula="of:=REPLACE([.B1102]; 1; 29; &quot;&quot;)" office:value-type="string" office:string-value="IT61/it61-rails" calcext:value-type="string">
            <text:p>IT61/it61-rails</text:p>
          </table:table-cell>
        </table:table-row>
        <table:table-row table:style-name="ro1">
          <table:table-cell office:value-type="float" office:value="9403607" calcext:value-type="float">
            <text:p>9403607</text:p>
          </table:table-cell>
          <table:table-cell office:value-type="string" calcext:value-type="string">
            <text:p>https://api.github.com/repos/ciax/ciax-xml</text:p>
          </table:table-cell>
          <table:table-cell table:formula="of:=REPLACE([.B1103]; 1; 29; &quot;&quot;)" office:value-type="string" office:string-value="ciax/ciax-xml" calcext:value-type="string">
            <text:p>ciax/ciax-xml</text:p>
          </table:table-cell>
        </table:table-row>
        <table:table-row table:style-name="ro1">
          <table:table-cell office:value-type="float" office:value="9414748" calcext:value-type="float">
            <text:p>9414748</text:p>
          </table:table-cell>
          <table:table-cell office:value-type="string" calcext:value-type="string">
            <text:p>https://api.github.com/repos/julianguyen/ifme</text:p>
          </table:table-cell>
          <table:table-cell table:formula="of:=REPLACE([.B1104]; 1; 29; &quot;&quot;)" office:value-type="string" office:string-value="julianguyen/ifme" calcext:value-type="string">
            <text:p>julianguyen/ifme</text:p>
          </table:table-cell>
        </table:table-row>
        <table:table-row table:style-name="ro1">
          <table:table-cell office:value-type="float" office:value="9438436" calcext:value-type="float">
            <text:p>9438436</text:p>
          </table:table-cell>
          <table:table-cell office:value-type="string" calcext:value-type="string">
            <text:p>https://api.github.com/repos/jneen/rouge</text:p>
          </table:table-cell>
          <table:table-cell table:formula="of:=REPLACE([.B1105]; 1; 29; &quot;&quot;)" office:value-type="string" office:string-value="jneen/rouge" calcext:value-type="string">
            <text:p>jneen/rouge</text:p>
          </table:table-cell>
        </table:table-row>
        <table:table-row table:style-name="ro1">
          <table:table-cell office:value-type="float" office:value="9508581" calcext:value-type="float">
            <text:p>9508581</text:p>
          </table:table-cell>
          <table:table-cell office:value-type="string" calcext:value-type="string">
            <text:p>https://api.github.com/repos/cbitstech/conemo_dashboard</text:p>
          </table:table-cell>
          <table:table-cell table:formula="of:=REPLACE([.B1106]; 1; 29; &quot;&quot;)" office:value-type="string" office:string-value="cbitstech/conemo_dashboard" calcext:value-type="string">
            <text:p>cbitstech/conemo_dashboard</text:p>
          </table:table-cell>
        </table:table-row>
        <table:table-row table:style-name="ro1">
          <table:table-cell office:value-type="float" office:value="9510062" calcext:value-type="float">
            <text:p>9510062</text:p>
          </table:table-cell>
          <table:table-cell office:value-type="string" calcext:value-type="string">
            <text:p>https://api.github.com/repos/jenkins-infra/jenkins-infra</text:p>
          </table:table-cell>
          <table:table-cell table:formula="of:=REPLACE([.B1107]; 1; 29; &quot;&quot;)" office:value-type="string" office:string-value="jenkins-infra/jenkins-infra" calcext:value-type="string">
            <text:p>jenkins-infra/jenkins-infra</text:p>
          </table:table-cell>
        </table:table-row>
        <table:table-row table:style-name="ro1">
          <table:table-cell office:value-type="float" office:value="9512723" calcext:value-type="float">
            <text:p>9512723</text:p>
          </table:table-cell>
          <table:table-cell office:value-type="string" calcext:value-type="string">
            <text:p>https://api.github.com/repos/wilde4/volcanic-apps</text:p>
          </table:table-cell>
          <table:table-cell table:formula="of:=REPLACE([.B1108]; 1; 29; &quot;&quot;)" office:value-type="string" office:string-value="wilde4/volcanic-apps" calcext:value-type="string">
            <text:p>wilde4/volcanic-apps</text:p>
          </table:table-cell>
        </table:table-row>
        <table:table-row table:style-name="ro1">
          <table:table-cell office:value-type="float" office:value="9516288" calcext:value-type="float">
            <text:p>9516288</text:p>
          </table:table-cell>
          <table:table-cell office:value-type="string" calcext:value-type="string">
            <text:p>https://api.github.com/repos/shirasagi/shirasagi</text:p>
          </table:table-cell>
          <table:table-cell table:formula="of:=REPLACE([.B1109]; 1; 29; &quot;&quot;)" office:value-type="string" office:string-value="shirasagi/shirasagi" calcext:value-type="string">
            <text:p>shirasagi/shirasagi</text:p>
          </table:table-cell>
        </table:table-row>
        <table:table-row table:style-name="ro1">
          <table:table-cell office:value-type="float" office:value="9521295" calcext:value-type="float">
            <text:p>9521295</text:p>
          </table:table-cell>
          <table:table-cell office:value-type="string" calcext:value-type="string">
            <text:p>https://api.github.com/repos/unepwcmc/ProtectedPlanet</text:p>
          </table:table-cell>
          <table:table-cell table:formula="of:=REPLACE([.B1110]; 1; 29; &quot;&quot;)" office:value-type="string" office:string-value="unepwcmc/ProtectedPlanet" calcext:value-type="string">
            <text:p>unepwcmc/ProtectedPlanet</text:p>
          </table:table-cell>
        </table:table-row>
        <table:table-row table:style-name="ro1">
          <table:table-cell office:value-type="float" office:value="9553148" calcext:value-type="float">
            <text:p>9553148</text:p>
          </table:table-cell>
          <table:table-cell office:value-type="string" calcext:value-type="string">
            <text:p>https://api.github.com/repos/sul-dlss/SearchWorks</text:p>
          </table:table-cell>
          <table:table-cell table:formula="of:=REPLACE([.B1111]; 1; 29; &quot;&quot;)" office:value-type="string" office:string-value="sul-dlss/SearchWorks" calcext:value-type="string">
            <text:p>sul-dlss/SearchWorks</text:p>
          </table:table-cell>
        </table:table-row>
        <table:table-row table:style-name="ro1">
          <table:table-cell office:value-type="float" office:value="9553976" calcext:value-type="float">
            <text:p>9553976</text:p>
          </table:table-cell>
          <table:table-cell office:value-type="string" calcext:value-type="string">
            <text:p>https://api.github.com/repos/glacials/splits-io</text:p>
          </table:table-cell>
          <table:table-cell table:formula="of:=REPLACE([.B1112]; 1; 29; &quot;&quot;)" office:value-type="string" office:string-value="glacials/splits-io" calcext:value-type="string">
            <text:p>glacials/splits-io</text:p>
          </table:table-cell>
        </table:table-row>
        <table:table-row table:style-name="ro1">
          <table:table-cell office:value-type="float" office:value="9570147" calcext:value-type="float">
            <text:p>9570147</text:p>
          </table:table-cell>
          <table:table-cell office:value-type="string" calcext:value-type="string">
            <text:p>https://api.github.com/repos/caskroom/homebrew-cask</text:p>
          </table:table-cell>
          <table:table-cell table:formula="of:=REPLACE([.B1113]; 1; 29; &quot;&quot;)" office:value-type="string" office:string-value="caskroom/homebrew-cask" calcext:value-type="string">
            <text:p>caskroom/homebrew-cask</text:p>
          </table:table-cell>
        </table:table-row>
        <table:table-row table:style-name="ro1">
          <table:table-cell office:value-type="float" office:value="9570461" calcext:value-type="float">
            <text:p>9570461</text:p>
          </table:table-cell>
          <table:table-cell office:value-type="string" calcext:value-type="string">
            <text:p>https://api.github.com/repos/flapjack/flapjack</text:p>
          </table:table-cell>
          <table:table-cell table:formula="of:=REPLACE([.B1114]; 1; 29; &quot;&quot;)" office:value-type="string" office:string-value="flapjack/flapjack" calcext:value-type="string">
            <text:p>flapjack/flapjack</text:p>
          </table:table-cell>
        </table:table-row>
        <table:table-row table:style-name="ro1">
          <table:table-cell office:value-type="float" office:value="9598058" calcext:value-type="float">
            <text:p>9598058</text:p>
          </table:table-cell>
          <table:table-cell office:value-type="string" calcext:value-type="string">
            <text:p>https://api.github.com/repos/boomerdigital/spree_avatax_certified</text:p>
          </table:table-cell>
          <table:table-cell table:formula="of:=REPLACE([.B1115]; 1; 29; &quot;&quot;)" office:value-type="string" office:string-value="boomerdigital/spree_avatax_certified" calcext:value-type="string">
            <text:p>boomerdigital/spree_avatax_certified</text:p>
          </table:table-cell>
        </table:table-row>
        <table:table-row table:style-name="ro1">
          <table:table-cell office:value-type="float" office:value="9602116" calcext:value-type="float">
            <text:p>9602116</text:p>
          </table:table-cell>
          <table:table-cell office:value-type="string" calcext:value-type="string">
            <text:p>https://api.github.com/repos/codevise/pageflow</text:p>
          </table:table-cell>
          <table:table-cell table:formula="of:=REPLACE([.B1116]; 1; 29; &quot;&quot;)" office:value-type="string" office:string-value="codevise/pageflow" calcext:value-type="string">
            <text:p>codevise/pageflow</text:p>
          </table:table-cell>
        </table:table-row>
        <table:table-row table:style-name="ro1">
          <table:table-cell office:value-type="float" office:value="9605459" calcext:value-type="float">
            <text:p>9605459</text:p>
          </table:table-cell>
          <table:table-cell office:value-type="string" calcext:value-type="string">
            <text:p>https://api.github.com/repos/skyline-gz/zrquan</text:p>
          </table:table-cell>
          <table:table-cell table:formula="of:=REPLACE([.B1117]; 1; 29; &quot;&quot;)" office:value-type="string" office:string-value="skyline-gz/zrquan" calcext:value-type="string">
            <text:p>skyline-gz/zrquan</text:p>
          </table:table-cell>
        </table:table-row>
        <table:table-row table:style-name="ro1">
          <table:table-cell office:value-type="float" office:value="9613005" calcext:value-type="float">
            <text:p>9613005</text:p>
          </table:table-cell>
          <table:table-cell office:value-type="string" calcext:value-type="string">
            <text:p>https://api.github.com/repos/ministryofjustice/parliamentary-questions</text:p>
          </table:table-cell>
          <table:table-cell table:formula="of:=REPLACE([.B1118]; 1; 29; &quot;&quot;)" office:value-type="string" office:string-value="ministryofjustice/parliamentary-questions" calcext:value-type="string">
            <text:p>ministryofjustice/parliamentary-questions</text:p>
          </table:table-cell>
        </table:table-row>
        <table:table-row table:style-name="ro1">
          <table:table-cell office:value-type="float" office:value="9632254" calcext:value-type="float">
            <text:p>9632254</text:p>
          </table:table-cell>
          <table:table-cell office:value-type="string" calcext:value-type="string">
            <text:p>https://api.github.com/repos/mindpin/knowledge-camp</text:p>
          </table:table-cell>
          <table:table-cell table:formula="of:=REPLACE([.B1119]; 1; 29; &quot;&quot;)" office:value-type="string" office:string-value="mindpin/knowledge-camp" calcext:value-type="string">
            <text:p>mindpin/knowledge-camp</text:p>
          </table:table-cell>
        </table:table-row>
        <table:table-row table:style-name="ro1">
          <table:table-cell office:value-type="float" office:value="9638341" calcext:value-type="float">
            <text:p>9638341</text:p>
          </table:table-cell>
          <table:table-cell office:value-type="string" calcext:value-type="string">
            <text:p>https://api.github.com/repos/OvercastNetwork/Rotations</text:p>
          </table:table-cell>
          <table:table-cell table:formula="of:=REPLACE([.B1120]; 1; 29; &quot;&quot;)" office:value-type="string" office:string-value="OvercastNetwork/Rotations" calcext:value-type="string">
            <text:p>OvercastNetwork/Rotations</text:p>
          </table:table-cell>
        </table:table-row>
        <table:table-row table:style-name="ro1">
          <table:table-cell office:value-type="float" office:value="9646388" calcext:value-type="float">
            <text:p>9646388</text:p>
          </table:table-cell>
          <table:table-cell office:value-type="string" calcext:value-type="string">
            <text:p>https://api.github.com/repos/jewilmeer/tv-guide</text:p>
          </table:table-cell>
          <table:table-cell table:formula="of:=REPLACE([.B1121]; 1; 29; &quot;&quot;)" office:value-type="string" office:string-value="jewilmeer/tv-guide" calcext:value-type="string">
            <text:p>jewilmeer/tv-guide</text:p>
          </table:table-cell>
        </table:table-row>
        <table:table-row table:style-name="ro1">
          <table:table-cell office:value-type="float" office:value="9657837" calcext:value-type="float">
            <text:p>9657837</text:p>
          </table:table-cell>
          <table:table-cell office:value-type="string" calcext:value-type="string">
            <text:p>https://api.github.com/repos/mapzen/metroextractor-cities</text:p>
          </table:table-cell>
          <table:table-cell table:formula="of:=REPLACE([.B1122]; 1; 29; &quot;&quot;)" office:value-type="string" office:string-value="mapzen/metroextractor-cities" calcext:value-type="string">
            <text:p>mapzen/metroextractor-cities</text:p>
          </table:table-cell>
        </table:table-row>
        <table:table-row table:style-name="ro1">
          <table:table-cell office:value-type="float" office:value="9663103" calcext:value-type="float">
            <text:p>9663103</text:p>
          </table:table-cell>
          <table:table-cell office:value-type="string" calcext:value-type="string">
            <text:p>https://api.github.com/repos/G5/g5-content-management-system</text:p>
          </table:table-cell>
          <table:table-cell table:formula="of:=REPLACE([.B1123]; 1; 29; &quot;&quot;)" office:value-type="string" office:string-value="G5/g5-content-management-system" calcext:value-type="string">
            <text:p>G5/g5-content-management-system</text:p>
          </table:table-cell>
        </table:table-row>
        <table:table-row table:style-name="ro1">
          <table:table-cell office:value-type="float" office:value="9670345" calcext:value-type="float">
            <text:p>9670345</text:p>
          </table:table-cell>
          <table:table-cell office:value-type="string" calcext:value-type="string">
            <text:p>https://api.github.com/repos/sketchplugins/plugin-directory</text:p>
          </table:table-cell>
          <table:table-cell table:formula="of:=REPLACE([.B1124]; 1; 29; &quot;&quot;)" office:value-type="string" office:string-value="sketchplugins/plugin-directory" calcext:value-type="string">
            <text:p>sketchplugins/plugin-directory</text:p>
          </table:table-cell>
        </table:table-row>
        <table:table-row table:style-name="ro1">
          <table:table-cell office:value-type="float" office:value="9682677" calcext:value-type="float">
            <text:p>9682677</text:p>
          </table:table-cell>
          <table:table-cell office:value-type="string" calcext:value-type="string">
            <text:p>https://api.github.com/repos/assemblymade/coderwall</text:p>
          </table:table-cell>
          <table:table-cell table:formula="of:=REPLACE([.B1125]; 1; 29; &quot;&quot;)" office:value-type="string" office:string-value="assemblymade/coderwall" calcext:value-type="string">
            <text:p>assemblymade/coderwall</text:p>
          </table:table-cell>
        </table:table-row>
        <table:table-row table:style-name="ro1">
          <table:table-cell office:value-type="float" office:value="9687820" calcext:value-type="float">
            <text:p>9687820</text:p>
          </table:table-cell>
          <table:table-cell office:value-type="string" calcext:value-type="string">
            <text:p>https://api.github.com/repos/Fullscreen/yt</text:p>
          </table:table-cell>
          <table:table-cell table:formula="of:=REPLACE([.B1126]; 1; 29; &quot;&quot;)" office:value-type="string" office:string-value="Fullscreen/yt" calcext:value-type="string">
            <text:p>Fullscreen/yt</text:p>
          </table:table-cell>
        </table:table-row>
        <table:table-row table:style-name="ro1">
          <table:table-cell office:value-type="float" office:value="9688609" calcext:value-type="float">
            <text:p>9688609</text:p>
          </table:table-cell>
          <table:table-cell office:value-type="string" calcext:value-type="string">
            <text:p>https://api.github.com/repos/o2project/steins-git</text:p>
          </table:table-cell>
          <table:table-cell table:formula="of:=REPLACE([.B1127]; 1; 29; &quot;&quot;)" office:value-type="string" office:string-value="o2project/steins-git" calcext:value-type="string">
            <text:p>o2project/steins-git</text:p>
          </table:table-cell>
        </table:table-row>
        <table:table-row table:style-name="ro1">
          <table:table-cell office:value-type="float" office:value="9696913" calcext:value-type="float">
            <text:p>9696913</text:p>
          </table:table-cell>
          <table:table-cell office:value-type="string" calcext:value-type="string">
            <text:p>https://api.github.com/repos/TeaWithStrangers/tws-on-rails</text:p>
          </table:table-cell>
          <table:table-cell table:formula="of:=REPLACE([.B1128]; 1; 29; &quot;&quot;)" office:value-type="string" office:string-value="TeaWithStrangers/tws-on-rails" calcext:value-type="string">
            <text:p>TeaWithStrangers/tws-on-rails</text:p>
          </table:table-cell>
        </table:table-row>
        <table:table-row table:style-name="ro1">
          <table:table-cell office:value-type="float" office:value="9701835" calcext:value-type="float">
            <text:p>9701835</text:p>
          </table:table-cell>
          <table:table-cell office:value-type="string" calcext:value-type="string">
            <text:p>https://api.github.com/repos/imazen/repositext</text:p>
          </table:table-cell>
          <table:table-cell table:formula="of:=REPLACE([.B1129]; 1; 29; &quot;&quot;)" office:value-type="string" office:string-value="imazen/repositext" calcext:value-type="string">
            <text:p>imazen/repositext</text:p>
          </table:table-cell>
        </table:table-row>
        <table:table-row table:style-name="ro1">
          <table:table-cell office:value-type="float" office:value="9705017" calcext:value-type="float">
            <text:p>9705017</text:p>
          </table:table-cell>
          <table:table-cell office:value-type="string" calcext:value-type="string">
            <text:p>https://api.github.com/repos/haruska/pool_madness</text:p>
          </table:table-cell>
          <table:table-cell table:formula="of:=REPLACE([.B1130]; 1; 29; &quot;&quot;)" office:value-type="string" office:string-value="haruska/pool_madness" calcext:value-type="string">
            <text:p>haruska/pool_madness</text:p>
          </table:table-cell>
        </table:table-row>
        <table:table-row table:style-name="ro1">
          <table:table-cell office:value-type="float" office:value="9707049" calcext:value-type="float">
            <text:p>9707049</text:p>
          </table:table-cell>
          <table:table-cell office:value-type="string" calcext:value-type="string">
            <text:p>https://api.github.com/repos/camsys/transam_cpt</text:p>
          </table:table-cell>
          <table:table-cell table:formula="of:=REPLACE([.B1131]; 1; 29; &quot;&quot;)" office:value-type="string" office:string-value="camsys/transam_cpt" calcext:value-type="string">
            <text:p>camsys/transam_cpt</text:p>
          </table:table-cell>
        </table:table-row>
        <table:table-row table:style-name="ro1">
          <table:table-cell office:value-type="float" office:value="9712229" calcext:value-type="float">
            <text:p>9712229</text:p>
          </table:table-cell>
          <table:table-cell office:value-type="string" calcext:value-type="string">
            <text:p>https://api.github.com/repos/flapjack/omnibus-flapjack</text:p>
          </table:table-cell>
          <table:table-cell table:formula="of:=REPLACE([.B1132]; 1; 29; &quot;&quot;)" office:value-type="string" office:string-value="flapjack/omnibus-flapjack" calcext:value-type="string">
            <text:p>flapjack/omnibus-flapjack</text:p>
          </table:table-cell>
        </table:table-row>
        <table:table-row table:style-name="ro1">
          <table:table-cell office:value-type="float" office:value="9718107" calcext:value-type="float">
            <text:p>9718107</text:p>
          </table:table-cell>
          <table:table-cell office:value-type="string" calcext:value-type="string">
            <text:p>https://api.github.com/repos/johnbellone/consul-cookbook</text:p>
          </table:table-cell>
          <table:table-cell table:formula="of:=REPLACE([.B1133]; 1; 29; &quot;&quot;)" office:value-type="string" office:string-value="johnbellone/consul-cookbook" calcext:value-type="string">
            <text:p>johnbellone/consul-cookbook</text:p>
          </table:table-cell>
        </table:table-row>
        <table:table-row table:style-name="ro1">
          <table:table-cell office:value-type="float" office:value="9725964" calcext:value-type="float">
            <text:p>9725964</text:p>
          </table:table-cell>
          <table:table-cell office:value-type="string" calcext:value-type="string">
            <text:p>https://api.github.com/repos/AnnArborTees/softwear-crm</text:p>
          </table:table-cell>
          <table:table-cell table:formula="of:=REPLACE([.B1134]; 1; 29; &quot;&quot;)" office:value-type="string" office:string-value="AnnArborTees/softwear-crm" calcext:value-type="string">
            <text:p>AnnArborTees/softwear-crm</text:p>
          </table:table-cell>
        </table:table-row>
        <table:table-row table:style-name="ro1">
          <table:table-cell office:value-type="float" office:value="9729310" calcext:value-type="float">
            <text:p>9729310</text:p>
          </table:table-cell>
          <table:table-cell office:value-type="string" calcext:value-type="string">
            <text:p>https://api.github.com/repos/pivotal-cf/bookbinder</text:p>
          </table:table-cell>
          <table:table-cell table:formula="of:=REPLACE([.B1135]; 1; 29; &quot;&quot;)" office:value-type="string" office:string-value="pivotal-cf/bookbinder" calcext:value-type="string">
            <text:p>pivotal-cf/bookbinder</text:p>
          </table:table-cell>
        </table:table-row>
        <table:table-row table:style-name="ro1">
          <table:table-cell office:value-type="float" office:value="9732039" calcext:value-type="float">
            <text:p>9732039</text:p>
          </table:table-cell>
          <table:table-cell office:value-type="string" calcext:value-type="string">
            <text:p>https://api.github.com/repos/sri-sankl/manthan_erp</text:p>
          </table:table-cell>
          <table:table-cell table:formula="of:=REPLACE([.B1136]; 1; 29; &quot;&quot;)" office:value-type="string" office:string-value="sri-sankl/manthan_erp" calcext:value-type="string">
            <text:p>sri-sankl/manthan_erp</text:p>
          </table:table-cell>
        </table:table-row>
        <table:table-row table:style-name="ro1">
          <table:table-cell office:value-type="float" office:value="9735873" calcext:value-type="float">
            <text:p>9735873</text:p>
          </table:table-cell>
          <table:table-cell office:value-type="string" calcext:value-type="string">
            <text:p>https://api.github.com/repos/alexgenco/neovim-ruby</text:p>
          </table:table-cell>
          <table:table-cell table:formula="of:=REPLACE([.B1137]; 1; 29; &quot;&quot;)" office:value-type="string" office:string-value="alexgenco/neovim-ruby" calcext:value-type="string">
            <text:p>alexgenco/neovim-ruby</text:p>
          </table:table-cell>
        </table:table-row>
        <table:table-row table:style-name="ro1">
          <table:table-cell office:value-type="float" office:value="9751882" calcext:value-type="float">
            <text:p>9751882</text:p>
          </table:table-cell>
          <table:table-cell office:value-type="string" calcext:value-type="string">
            <text:p>https://api.github.com/repos/danascheider/tessitura</text:p>
          </table:table-cell>
          <table:table-cell table:formula="of:=REPLACE([.B1138]; 1; 29; &quot;&quot;)" office:value-type="string" office:string-value="danascheider/tessitura" calcext:value-type="string">
            <text:p>danascheider/tessitura</text:p>
          </table:table-cell>
        </table:table-row>
        <table:table-row table:style-name="ro1">
          <table:table-cell office:value-type="float" office:value="9761951" calcext:value-type="float">
            <text:p>9761951</text:p>
          </table:table-cell>
          <table:table-cell office:value-type="string" calcext:value-type="string">
            <text:p>https://api.github.com/repos/teikei/teikei</text:p>
          </table:table-cell>
          <table:table-cell table:formula="of:=REPLACE([.B1139]; 1; 29; &quot;&quot;)" office:value-type="string" office:string-value="teikei/teikei" calcext:value-type="string">
            <text:p>teikei/teikei</text:p>
          </table:table-cell>
        </table:table-row>
        <table:table-row table:style-name="ro1">
          <table:table-cell office:value-type="float" office:value="9762583" calcext:value-type="float">
            <text:p>9762583</text:p>
          </table:table-cell>
          <table:table-cell office:value-type="string" calcext:value-type="string">
            <text:p>https://api.github.com/repos/zooniverse/Panoptes</text:p>
          </table:table-cell>
          <table:table-cell table:formula="of:=REPLACE([.B1140]; 1; 29; &quot;&quot;)" office:value-type="string" office:string-value="zooniverse/Panoptes" calcext:value-type="string">
            <text:p>zooniverse/Panoptes</text:p>
          </table:table-cell>
        </table:table-row>
        <table:table-row table:style-name="ro1">
          <table:table-cell office:value-type="float" office:value="9772051" calcext:value-type="float">
            <text:p>9772051</text:p>
          </table:table-cell>
          <table:table-cell office:value-type="string" calcext:value-type="string">
            <text:p>https://api.github.com/repos/crowdint/kardex-crowdint-com</text:p>
          </table:table-cell>
          <table:table-cell table:formula="of:=REPLACE([.B1141]; 1; 29; &quot;&quot;)" office:value-type="string" office:string-value="crowdint/kardex-crowdint-com" calcext:value-type="string">
            <text:p>crowdint/kardex-crowdint-com</text:p>
          </table:table-cell>
        </table:table-row>
        <table:table-row table:style-name="ro1">
          <table:table-cell office:value-type="float" office:value="9773149" calcext:value-type="float">
            <text:p>9773149</text:p>
          </table:table-cell>
          <table:table-cell office:value-type="string" calcext:value-type="string">
            <text:p>https://api.github.com/repos/percyliang/refdb</text:p>
          </table:table-cell>
          <table:table-cell table:formula="of:=REPLACE([.B1142]; 1; 29; &quot;&quot;)" office:value-type="string" office:string-value="percyliang/refdb" calcext:value-type="string">
            <text:p>percyliang/refdb</text:p>
          </table:table-cell>
        </table:table-row>
        <table:table-row table:style-name="ro1">
          <table:table-cell office:value-type="float" office:value="9779867" calcext:value-type="float">
            <text:p>9779867</text:p>
          </table:table-cell>
          <table:table-cell office:value-type="string" calcext:value-type="string">
            <text:p>https://api.github.com/repos/netguru/people</text:p>
          </table:table-cell>
          <table:table-cell table:formula="of:=REPLACE([.B1143]; 1; 29; &quot;&quot;)" office:value-type="string" office:string-value="netguru/people" calcext:value-type="string">
            <text:p>netguru/people</text:p>
          </table:table-cell>
        </table:table-row>
        <table:table-row table:style-name="ro1">
          <table:table-cell office:value-type="float" office:value="9787354" calcext:value-type="float">
            <text:p>9787354</text:p>
          </table:table-cell>
          <table:table-cell office:value-type="string" calcext:value-type="string">
            <text:p>https://api.github.com/repos/kaspernj/awesome_tasks</text:p>
          </table:table-cell>
          <table:table-cell table:formula="of:=REPLACE([.B1144]; 1; 29; &quot;&quot;)" office:value-type="string" office:string-value="kaspernj/awesome_tasks" calcext:value-type="string">
            <text:p>kaspernj/awesome_tasks</text:p>
          </table:table-cell>
        </table:table-row>
        <table:table-row table:style-name="ro1">
          <table:table-cell office:value-type="float" office:value="9795701" calcext:value-type="float">
            <text:p>9795701</text:p>
          </table:table-cell>
          <table:table-cell office:value-type="string" calcext:value-type="string">
            <text:p>https://api.github.com/repos/calblueprint/calblueprint.org</text:p>
          </table:table-cell>
          <table:table-cell table:formula="of:=REPLACE([.B1145]; 1; 29; &quot;&quot;)" office:value-type="string" office:string-value="calblueprint/calblueprint.org" calcext:value-type="string">
            <text:p>calblueprint/calblueprint.org</text:p>
          </table:table-cell>
        </table:table-row>
        <table:table-row table:style-name="ro1">
          <table:table-cell office:value-type="float" office:value="9805014" calcext:value-type="float">
            <text:p>9805014</text:p>
          </table:table-cell>
          <table:table-cell office:value-type="string" calcext:value-type="string">
            <text:p>https://api.github.com/repos/dongli/packman</text:p>
          </table:table-cell>
          <table:table-cell table:formula="of:=REPLACE([.B1146]; 1; 29; &quot;&quot;)" office:value-type="string" office:string-value="dongli/packman" calcext:value-type="string">
            <text:p>dongli/packman</text:p>
          </table:table-cell>
        </table:table-row>
        <table:table-row table:style-name="ro1">
          <table:table-cell office:value-type="float" office:value="9808489" calcext:value-type="float">
            <text:p>9808489</text:p>
          </table:table-cell>
          <table:table-cell office:value-type="string" calcext:value-type="string">
            <text:p>https://api.github.com/repos/korobkov/perth</text:p>
          </table:table-cell>
          <table:table-cell table:formula="of:=REPLACE([.B1147]; 1; 29; &quot;&quot;)" office:value-type="string" office:string-value="korobkov/perth" calcext:value-type="string">
            <text:p>korobkov/perth</text:p>
          </table:table-cell>
        </table:table-row>
        <table:table-row table:style-name="ro1">
          <table:table-cell office:value-type="float" office:value="9820442" calcext:value-type="float">
            <text:p>9820442</text:p>
          </table:table-cell>
          <table:table-cell office:value-type="string" calcext:value-type="string">
            <text:p>https://api.github.com/repos/jeffreybiles/simpler-ember-sparks-website</text:p>
          </table:table-cell>
          <table:table-cell table:formula="of:=REPLACE([.B1148]; 1; 29; &quot;&quot;)" office:value-type="string" office:string-value="jeffreybiles/simpler-ember-sparks-website" calcext:value-type="string">
            <text:p>jeffreybiles/simpler-ember-sparks-website</text:p>
          </table:table-cell>
        </table:table-row>
        <table:table-row table:style-name="ro1">
          <table:table-cell office:value-type="float" office:value="9858756" calcext:value-type="float">
            <text:p>9858756</text:p>
          </table:table-cell>
          <table:table-cell office:value-type="string" calcext:value-type="string">
            <text:p>https://api.github.com/repos/NREL/OpenStudio-workflow-gem</text:p>
          </table:table-cell>
          <table:table-cell table:formula="of:=REPLACE([.B1149]; 1; 29; &quot;&quot;)" office:value-type="string" office:string-value="NREL/OpenStudio-workflow-gem" calcext:value-type="string">
            <text:p>NREL/OpenStudio-workflow-gem</text:p>
          </table:table-cell>
        </table:table-row>
        <table:table-row table:style-name="ro1">
          <table:table-cell office:value-type="float" office:value="9859646" calcext:value-type="float">
            <text:p>9859646</text:p>
          </table:table-cell>
          <table:table-cell office:value-type="string" calcext:value-type="string">
            <text:p>https://api.github.com/repos/zendesk/samson</text:p>
          </table:table-cell>
          <table:table-cell table:formula="of:=REPLACE([.B1150]; 1; 29; &quot;&quot;)" office:value-type="string" office:string-value="zendesk/samson" calcext:value-type="string">
            <text:p>zendesk/samson</text:p>
          </table:table-cell>
        </table:table-row>
        <table:table-row table:style-name="ro1">
          <table:table-cell office:value-type="float" office:value="9861003" calcext:value-type="float">
            <text:p>9861003</text:p>
          </table:table-cell>
          <table:table-cell office:value-type="string" calcext:value-type="string">
            <text:p>https://api.github.com/repos/richpeck/exception_handler</text:p>
          </table:table-cell>
          <table:table-cell table:formula="of:=REPLACE([.B1151]; 1; 29; &quot;&quot;)" office:value-type="string" office:string-value="richpeck/exception_handler" calcext:value-type="string">
            <text:p>richpeck/exception_handler</text:p>
          </table:table-cell>
        </table:table-row>
        <table:table-row table:style-name="ro1">
          <table:table-cell office:value-type="float" office:value="9861474" calcext:value-type="float">
            <text:p>9861474</text:p>
          </table:table-cell>
          <table:table-cell office:value-type="string" calcext:value-type="string">
            <text:p>https://api.github.com/repos/initLab/fauna</text:p>
          </table:table-cell>
          <table:table-cell table:formula="of:=REPLACE([.B1152]; 1; 29; &quot;&quot;)" office:value-type="string" office:string-value="initLab/fauna" calcext:value-type="string">
            <text:p>initLab/fauna</text:p>
          </table:table-cell>
        </table:table-row>
        <table:table-row table:style-name="ro1">
          <table:table-cell office:value-type="float" office:value="9873906" calcext:value-type="float">
            <text:p>9873906</text:p>
          </table:table-cell>
          <table:table-cell office:value-type="string" calcext:value-type="string">
            <text:p>https://api.github.com/repos/panterch/future_kids</text:p>
          </table:table-cell>
          <table:table-cell table:formula="of:=REPLACE([.B1153]; 1; 29; &quot;&quot;)" office:value-type="string" office:string-value="panterch/future_kids" calcext:value-type="string">
            <text:p>panterch/future_kids</text:p>
          </table:table-cell>
        </table:table-row>
        <table:table-row table:style-name="ro1">
          <table:table-cell office:value-type="float" office:value="9886468" calcext:value-type="float">
            <text:p>9886468</text:p>
          </table:table-cell>
          <table:table-cell office:value-type="string" calcext:value-type="string">
            <text:p>https://api.github.com/repos/timvideos/planet</text:p>
          </table:table-cell>
          <table:table-cell table:formula="of:=REPLACE([.B1154]; 1; 29; &quot;&quot;)" office:value-type="string" office:string-value="timvideos/planet" calcext:value-type="string">
            <text:p>timvideos/planet</text:p>
          </table:table-cell>
        </table:table-row>
        <table:table-row table:style-name="ro1">
          <table:table-cell office:value-type="float" office:value="9905525" calcext:value-type="float">
            <text:p>9905525</text:p>
          </table:table-cell>
          <table:table-cell office:value-type="string" calcext:value-type="string">
            <text:p>https://api.github.com/repos/NextEpisode/NextEpisode</text:p>
          </table:table-cell>
          <table:table-cell table:formula="of:=REPLACE([.B1155]; 1; 29; &quot;&quot;)" office:value-type="string" office:string-value="NextEpisode/NextEpisode" calcext:value-type="string">
            <text:p>NextEpisode/NextEpisode</text:p>
          </table:table-cell>
        </table:table-row>
        <table:table-row table:style-name="ro1">
          <table:table-cell office:value-type="float" office:value="9927884" calcext:value-type="float">
            <text:p>9927884</text:p>
          </table:table-cell>
          <table:table-cell office:value-type="string" calcext:value-type="string">
            <text:p>https://api.github.com/repos/delian7/partner</text:p>
          </table:table-cell>
          <table:table-cell table:formula="of:=REPLACE([.B1156]; 1; 29; &quot;&quot;)" office:value-type="string" office:string-value="delian7/partner" calcext:value-type="string">
            <text:p>delian7/partner</text:p>
          </table:table-cell>
        </table:table-row>
        <table:table-row table:style-name="ro1">
          <table:table-cell office:value-type="float" office:value="9936559" calcext:value-type="float">
            <text:p>9936559</text:p>
          </table:table-cell>
          <table:table-cell office:value-type="string" calcext:value-type="string">
            <text:p>https://api.github.com/repos/Sammidysam/wl-assassins</text:p>
          </table:table-cell>
          <table:table-cell table:formula="of:=REPLACE([.B1157]; 1; 29; &quot;&quot;)" office:value-type="string" office:string-value="Sammidysam/wl-assassins" calcext:value-type="string">
            <text:p>Sammidysam/wl-assassins</text:p>
          </table:table-cell>
        </table:table-row>
        <table:table-row table:style-name="ro1">
          <table:table-cell office:value-type="float" office:value="9959731" calcext:value-type="float">
            <text:p>9959731</text:p>
          </table:table-cell>
          <table:table-cell office:value-type="string" calcext:value-type="string">
            <text:p>https://api.github.com/repos/criticaljuncture/govpulse</text:p>
          </table:table-cell>
          <table:table-cell table:formula="of:=REPLACE([.B1158]; 1; 29; &quot;&quot;)" office:value-type="string" office:string-value="criticaljuncture/govpulse" calcext:value-type="string">
            <text:p>criticaljuncture/govpulse</text:p>
          </table:table-cell>
        </table:table-row>
        <table:table-row table:style-name="ro1">
          <table:table-cell office:value-type="float" office:value="9991837" calcext:value-type="float">
            <text:p>9991837</text:p>
          </table:table-cell>
          <table:table-cell office:value-type="string" calcext:value-type="string">
            <text:p>https://api.github.com/repos/thefrontiergroup/rails-template</text:p>
          </table:table-cell>
          <table:table-cell table:formula="of:=REPLACE([.B1159]; 1; 29; &quot;&quot;)" office:value-type="string" office:string-value="thefrontiergroup/rails-template" calcext:value-type="string">
            <text:p>thefrontiergroup/rails-template</text:p>
          </table:table-cell>
        </table:table-row>
        <table:table-row table:style-name="ro1">
          <table:table-cell office:value-type="float" office:value="9996348" calcext:value-type="float">
            <text:p>9996348</text:p>
          </table:table-cell>
          <table:table-cell office:value-type="string" calcext:value-type="string">
            <text:p>https://api.github.com/repos/interagent/pliny</text:p>
          </table:table-cell>
          <table:table-cell table:formula="of:=REPLACE([.B1160]; 1; 29; &quot;&quot;)" office:value-type="string" office:string-value="interagent/pliny" calcext:value-type="string">
            <text:p>interagent/pliny</text:p>
          </table:table-cell>
        </table:table-row>
        <table:table-row table:style-name="ro1">
          <table:table-cell office:value-type="float" office:value="10007322" calcext:value-type="float">
            <text:p>10007322</text:p>
          </table:table-cell>
          <table:table-cell office:value-type="string" calcext:value-type="string">
            <text:p>https://api.github.com/repos/grubby/grubby</text:p>
          </table:table-cell>
          <table:table-cell table:formula="of:=REPLACE([.B1161]; 1; 29; &quot;&quot;)" office:value-type="string" office:string-value="grubby/grubby" calcext:value-type="string">
            <text:p>grubby/grubby</text:p>
          </table:table-cell>
        </table:table-row>
        <table:table-row table:style-name="ro1">
          <table:table-cell office:value-type="float" office:value="10012639" calcext:value-type="float">
            <text:p>10012639</text:p>
          </table:table-cell>
          <table:table-cell office:value-type="string" calcext:value-type="string">
            <text:p>https://api.github.com/repos/pouyajoon/GeoPRails</text:p>
          </table:table-cell>
          <table:table-cell table:formula="of:=REPLACE([.B1162]; 1; 29; &quot;&quot;)" office:value-type="string" office:string-value="pouyajoon/GeoPRails" calcext:value-type="string">
            <text:p>pouyajoon/GeoPRails</text:p>
          </table:table-cell>
        </table:table-row>
        <table:table-row table:style-name="ro1">
          <table:table-cell office:value-type="float" office:value="10080268" calcext:value-type="float">
            <text:p>10080268</text:p>
          </table:table-cell>
          <table:table-cell office:value-type="string" calcext:value-type="string">
            <text:p>https://api.github.com/repos/openjaf/cenit</text:p>
          </table:table-cell>
          <table:table-cell table:formula="of:=REPLACE([.B1163]; 1; 29; &quot;&quot;)" office:value-type="string" office:string-value="openjaf/cenit" calcext:value-type="string">
            <text:p>openjaf/cenit</text:p>
          </table:table-cell>
        </table:table-row>
        <table:table-row table:style-name="ro1">
          <table:table-cell office:value-type="float" office:value="10088002" calcext:value-type="float">
            <text:p>10088002</text:p>
          </table:table-cell>
          <table:table-cell office:value-type="string" calcext:value-type="string">
            <text:p>https://api.github.com/repos/sass/sass</text:p>
          </table:table-cell>
          <table:table-cell table:formula="of:=REPLACE([.B1164]; 1; 29; &quot;&quot;)" office:value-type="string" office:string-value="sass/sass" calcext:value-type="string">
            <text:p>sass/sass</text:p>
          </table:table-cell>
        </table:table-row>
        <table:table-row table:style-name="ro1">
          <table:table-cell office:value-type="float" office:value="10094226" calcext:value-type="float">
            <text:p>10094226</text:p>
          </table:table-cell>
          <table:table-cell office:value-type="string" calcext:value-type="string">
            <text:p>https://api.github.com/repos/DetentionLogs/detentionlogs</text:p>
          </table:table-cell>
          <table:table-cell table:formula="of:=REPLACE([.B1165]; 1; 29; &quot;&quot;)" office:value-type="string" office:string-value="DetentionLogs/detentionlogs" calcext:value-type="string">
            <text:p>DetentionLogs/detentionlogs</text:p>
          </table:table-cell>
        </table:table-row>
        <table:table-row table:style-name="ro1">
          <table:table-cell office:value-type="float" office:value="10100490" calcext:value-type="float">
            <text:p>10100490</text:p>
          </table:table-cell>
          <table:table-cell office:value-type="string" calcext:value-type="string">
            <text:p>https://api.github.com/repos/Falkor/falkorlib</text:p>
          </table:table-cell>
          <table:table-cell table:formula="of:=REPLACE([.B1166]; 1; 29; &quot;&quot;)" office:value-type="string" office:string-value="Falkor/falkorlib" calcext:value-type="string">
            <text:p>Falkor/falkorlib</text:p>
          </table:table-cell>
        </table:table-row>
        <table:table-row table:style-name="ro1">
          <table:table-cell office:value-type="float" office:value="10117832" calcext:value-type="float">
            <text:p>10117832</text:p>
          </table:table-cell>
          <table:table-cell office:value-type="string" calcext:value-type="string">
            <text:p>https://api.github.com/repos/realm/jazzy</text:p>
          </table:table-cell>
          <table:table-cell table:formula="of:=REPLACE([.B1167]; 1; 29; &quot;&quot;)" office:value-type="string" office:string-value="realm/jazzy" calcext:value-type="string">
            <text:p>realm/jazzy</text:p>
          </table:table-cell>
        </table:table-row>
        <table:table-row table:style-name="ro1">
          <table:table-cell office:value-type="float" office:value="10122978" calcext:value-type="float">
            <text:p>10122978</text:p>
          </table:table-cell>
          <table:table-cell office:value-type="string" calcext:value-type="string">
            <text:p>https://api.github.com/repos/gamemachine/gamemachine</text:p>
          </table:table-cell>
          <table:table-cell table:formula="of:=REPLACE([.B1168]; 1; 29; &quot;&quot;)" office:value-type="string" office:string-value="gamemachine/gamemachine" calcext:value-type="string">
            <text:p>gamemachine/gamemachine</text:p>
          </table:table-cell>
        </table:table-row>
        <table:table-row table:style-name="ro1">
          <table:table-cell office:value-type="float" office:value="10135937" calcext:value-type="float">
            <text:p>10135937</text:p>
          </table:table-cell>
          <table:table-cell office:value-type="string" calcext:value-type="string">
            <text:p>https://api.github.com/repos/ruby-concurrency/concurrent-ruby</text:p>
          </table:table-cell>
          <table:table-cell table:formula="of:=REPLACE([.B1169]; 1; 29; &quot;&quot;)" office:value-type="string" office:string-value="ruby-concurrency/concurrent-ruby" calcext:value-type="string">
            <text:p>ruby-concurrency/concurrent-ruby</text:p>
          </table:table-cell>
        </table:table-row>
        <table:table-row table:style-name="ro1">
          <table:table-cell office:value-type="float" office:value="10140160" calcext:value-type="float">
            <text:p>10140160</text:p>
          </table:table-cell>
          <table:table-cell office:value-type="string" calcext:value-type="string">
            <text:p>https://api.github.com/repos/heatseeknyc/heatseeknyc</text:p>
          </table:table-cell>
          <table:table-cell table:formula="of:=REPLACE([.B1170]; 1; 29; &quot;&quot;)" office:value-type="string" office:string-value="heatseeknyc/heatseeknyc" calcext:value-type="string">
            <text:p>heatseeknyc/heatseeknyc</text:p>
          </table:table-cell>
        </table:table-row>
        <table:table-row table:style-name="ro1">
          <table:table-cell office:value-type="float" office:value="10159954" calcext:value-type="float">
            <text:p>10159954</text:p>
          </table:table-cell>
          <table:table-cell office:value-type="string" calcext:value-type="string">
            <text:p>https://api.github.com/repos/Rademade/rademade_admin</text:p>
          </table:table-cell>
          <table:table-cell table:formula="of:=REPLACE([.B1171]; 1; 29; &quot;&quot;)" office:value-type="string" office:string-value="Rademade/rademade_admin" calcext:value-type="string">
            <text:p>Rademade/rademade_admin</text:p>
          </table:table-cell>
        </table:table-row>
        <table:table-row table:style-name="ro1">
          <table:table-cell office:value-type="float" office:value="10165641" calcext:value-type="float">
            <text:p>10165641</text:p>
          </table:table-cell>
          <table:table-cell office:value-type="string" calcext:value-type="string">
            <text:p>https://api.github.com/repos/vpsfreecz/vpsadmind</text:p>
          </table:table-cell>
          <table:table-cell table:formula="of:=REPLACE([.B1172]; 1; 29; &quot;&quot;)" office:value-type="string" office:string-value="vpsfreecz/vpsadmind" calcext:value-type="string">
            <text:p>vpsfreecz/vpsadmind</text:p>
          </table:table-cell>
        </table:table-row>
        <table:table-row table:style-name="ro1">
          <table:table-cell office:value-type="float" office:value="10167344" calcext:value-type="float">
            <text:p>10167344</text:p>
          </table:table-cell>
          <table:table-cell office:value-type="string" calcext:value-type="string">
            <text:p>https://api.github.com/repos/sportngin/hubstats</text:p>
          </table:table-cell>
          <table:table-cell table:formula="of:=REPLACE([.B1173]; 1; 29; &quot;&quot;)" office:value-type="string" office:string-value="sportngin/hubstats" calcext:value-type="string">
            <text:p>sportngin/hubstats</text:p>
          </table:table-cell>
        </table:table-row>
        <table:table-row table:style-name="ro1">
          <table:table-cell office:value-type="float" office:value="10197245" calcext:value-type="float">
            <text:p>10197245</text:p>
          </table:table-cell>
          <table:table-cell office:value-type="string" calcext:value-type="string">
            <text:p>https://api.github.com/repos/rock-core/tools-roby</text:p>
          </table:table-cell>
          <table:table-cell table:formula="of:=REPLACE([.B1174]; 1; 29; &quot;&quot;)" office:value-type="string" office:string-value="rock-core/tools-roby" calcext:value-type="string">
            <text:p>rock-core/tools-roby</text:p>
          </table:table-cell>
        </table:table-row>
        <table:table-row table:style-name="ro1">
          <table:table-cell office:value-type="float" office:value="10216503" calcext:value-type="float">
            <text:p>10216503</text:p>
          </table:table-cell>
          <table:table-cell office:value-type="string" calcext:value-type="string">
            <text:p>https://api.github.com/repos/jmmastey/level_up_exercises</text:p>
          </table:table-cell>
          <table:table-cell table:formula="of:=REPLACE([.B1175]; 1; 29; &quot;&quot;)" office:value-type="string" office:string-value="jmmastey/level_up_exercises" calcext:value-type="string">
            <text:p>jmmastey/level_up_exercises</text:p>
          </table:table-cell>
        </table:table-row>
        <table:table-row table:style-name="ro1">
          <table:table-cell office:value-type="float" office:value="10219107" calcext:value-type="float">
            <text:p>10219107</text:p>
          </table:table-cell>
          <table:table-cell office:value-type="string" calcext:value-type="string">
            <text:p>https://api.github.com/repos/pfarrell/bemused</text:p>
          </table:table-cell>
          <table:table-cell table:formula="of:=REPLACE([.B1176]; 1; 29; &quot;&quot;)" office:value-type="string" office:string-value="pfarrell/bemused" calcext:value-type="string">
            <text:p>pfarrell/bemused</text:p>
          </table:table-cell>
        </table:table-row>
        <table:table-row table:style-name="ro1">
          <table:table-cell office:value-type="float" office:value="10235569" calcext:value-type="float">
            <text:p>10235569</text:p>
          </table:table-cell>
          <table:table-cell office:value-type="string" calcext:value-type="string">
            <text:p>https://api.github.com/repos/gabebw/roommate_helper</text:p>
          </table:table-cell>
          <table:table-cell table:formula="of:=REPLACE([.B1177]; 1; 29; &quot;&quot;)" office:value-type="string" office:string-value="gabebw/roommate_helper" calcext:value-type="string">
            <text:p>gabebw/roommate_helper</text:p>
          </table:table-cell>
        </table:table-row>
        <table:table-row table:style-name="ro1">
          <table:table-cell office:value-type="float" office:value="10243011" calcext:value-type="float">
            <text:p>10243011</text:p>
          </table:table-cell>
          <table:table-cell office:value-type="string" calcext:value-type="string">
            <text:p>https://api.github.com/repos/FarmBot/farmbot-web-app</text:p>
          </table:table-cell>
          <table:table-cell table:formula="of:=REPLACE([.B1178]; 1; 29; &quot;&quot;)" office:value-type="string" office:string-value="FarmBot/farmbot-web-app" calcext:value-type="string">
            <text:p>FarmBot/farmbot-web-app</text:p>
          </table:table-cell>
        </table:table-row>
        <table:table-row table:style-name="ro1">
          <table:table-cell office:value-type="float" office:value="10250936" calcext:value-type="float">
            <text:p>10250936</text:p>
          </table:table-cell>
          <table:table-cell office:value-type="string" calcext:value-type="string">
            <text:p>https://api.github.com/repos/Juniper/contrail-puppet</text:p>
          </table:table-cell>
          <table:table-cell table:formula="of:=REPLACE([.B1179]; 1; 29; &quot;&quot;)" office:value-type="string" office:string-value="Juniper/contrail-puppet" calcext:value-type="string">
            <text:p>Juniper/contrail-puppet</text:p>
          </table:table-cell>
        </table:table-row>
        <table:table-row table:style-name="ro1">
          <table:table-cell office:value-type="float" office:value="10260444" calcext:value-type="float">
            <text:p>10260444</text:p>
          </table:table-cell>
          <table:table-cell office:value-type="string" calcext:value-type="string">
            <text:p>https://api.github.com/repos/seek4science/seek</text:p>
          </table:table-cell>
          <table:table-cell table:formula="of:=REPLACE([.B1180]; 1; 29; &quot;&quot;)" office:value-type="string" office:string-value="seek4science/seek" calcext:value-type="string">
            <text:p>seek4science/seek</text:p>
          </table:table-cell>
        </table:table-row>
        <table:table-row table:style-name="ro1">
          <table:table-cell office:value-type="float" office:value="10284539" calcext:value-type="float">
            <text:p>10284539</text:p>
          </table:table-cell>
          <table:table-cell office:value-type="string" calcext:value-type="string">
            <text:p>https://api.github.com/repos/pandeiro245/245cloud</text:p>
          </table:table-cell>
          <table:table-cell table:formula="of:=REPLACE([.B1181]; 1; 29; &quot;&quot;)" office:value-type="string" office:string-value="pandeiro245/245cloud" calcext:value-type="string">
            <text:p>pandeiro245/245cloud</text:p>
          </table:table-cell>
        </table:table-row>
        <table:table-row table:style-name="ro1">
          <table:table-cell office:value-type="float" office:value="10287507" calcext:value-type="float">
            <text:p>10287507</text:p>
          </table:table-cell>
          <table:table-cell office:value-type="string" calcext:value-type="string">
            <text:p>https://api.github.com/repos/datarockets/datarockets.com</text:p>
          </table:table-cell>
          <table:table-cell table:formula="of:=REPLACE([.B1182]; 1; 29; &quot;&quot;)" office:value-type="string" office:string-value="datarockets/datarockets.com" calcext:value-type="string">
            <text:p>datarockets/datarockets.com</text:p>
          </table:table-cell>
        </table:table-row>
        <table:table-row table:style-name="ro1">
          <table:table-cell office:value-type="float" office:value="10288316" calcext:value-type="float">
            <text:p>10288316</text:p>
          </table:table-cell>
          <table:table-cell office:value-type="string" calcext:value-type="string">
            <text:p>https://api.github.com/repos/codeforamerica/citygram</text:p>
          </table:table-cell>
          <table:table-cell table:formula="of:=REPLACE([.B1183]; 1; 29; &quot;&quot;)" office:value-type="string" office:string-value="codeforamerica/citygram" calcext:value-type="string">
            <text:p>codeforamerica/citygram</text:p>
          </table:table-cell>
        </table:table-row>
        <table:table-row table:style-name="ro1">
          <table:table-cell office:value-type="float" office:value="10299947" calcext:value-type="float">
            <text:p>10299947</text:p>
          </table:table-cell>
          <table:table-cell office:value-type="string" calcext:value-type="string">
            <text:p>https://api.github.com/repos/vpsfreecz/vpsadmin-api</text:p>
          </table:table-cell>
          <table:table-cell table:formula="of:=REPLACE([.B1184]; 1; 29; &quot;&quot;)" office:value-type="string" office:string-value="vpsfreecz/vpsadmin-api" calcext:value-type="string">
            <text:p>vpsfreecz/vpsadmin-api</text:p>
          </table:table-cell>
        </table:table-row>
        <table:table-row table:style-name="ro1">
          <table:table-cell office:value-type="float" office:value="10301817" calcext:value-type="float">
            <text:p>10301817</text:p>
          </table:table-cell>
          <table:table-cell office:value-type="string" calcext:value-type="string">
            <text:p>https://api.github.com/repos/hanami/hanami</text:p>
          </table:table-cell>
          <table:table-cell table:formula="of:=REPLACE([.B1185]; 1; 29; &quot;&quot;)" office:value-type="string" office:string-value="hanami/hanami" calcext:value-type="string">
            <text:p>hanami/hanami</text:p>
          </table:table-cell>
        </table:table-row>
        <table:table-row table:style-name="ro1">
          <table:table-cell office:value-type="float" office:value="10307401" calcext:value-type="float">
            <text:p>10307401</text:p>
          </table:table-cell>
          <table:table-cell office:value-type="string" calcext:value-type="string">
            <text:p>https://api.github.com/repos/stevenharman/cellar</text:p>
          </table:table-cell>
          <table:table-cell table:formula="of:=REPLACE([.B1186]; 1; 29; &quot;&quot;)" office:value-type="string" office:string-value="stevenharman/cellar" calcext:value-type="string">
            <text:p>stevenharman/cellar</text:p>
          </table:table-cell>
        </table:table-row>
        <table:table-row table:style-name="ro1">
          <table:table-cell office:value-type="float" office:value="10318844" calcext:value-type="float">
            <text:p>10318844</text:p>
          </table:table-cell>
          <table:table-cell office:value-type="string" calcext:value-type="string">
            <text:p>https://api.github.com/repos/y-yagi/wikin</text:p>
          </table:table-cell>
          <table:table-cell table:formula="of:=REPLACE([.B1187]; 1; 29; &quot;&quot;)" office:value-type="string" office:string-value="y-yagi/wikin" calcext:value-type="string">
            <text:p>y-yagi/wikin</text:p>
          </table:table-cell>
        </table:table-row>
        <table:table-row table:style-name="ro1">
          <table:table-cell office:value-type="float" office:value="10322399" calcext:value-type="float">
            <text:p>10322399</text:p>
          </table:table-cell>
          <table:table-cell office:value-type="string" calcext:value-type="string">
            <text:p>https://api.github.com/repos/ManageIQ/manageiq</text:p>
          </table:table-cell>
          <table:table-cell table:formula="of:=REPLACE([.B1188]; 1; 29; &quot;&quot;)" office:value-type="string" office:string-value="ManageIQ/manageiq" calcext:value-type="string">
            <text:p>ManageIQ/manageiq</text:p>
          </table:table-cell>
        </table:table-row>
        <table:table-row table:style-name="ro1">
          <table:table-cell office:value-type="float" office:value="10328654" calcext:value-type="float">
            <text:p>10328654</text:p>
          </table:table-cell>
          <table:table-cell office:value-type="string" calcext:value-type="string">
            <text:p>https://api.github.com/repos/nviennot/playdrone</text:p>
          </table:table-cell>
          <table:table-cell table:formula="of:=REPLACE([.B1189]; 1; 29; &quot;&quot;)" office:value-type="string" office:string-value="nviennot/playdrone" calcext:value-type="string">
            <text:p>nviennot/playdrone</text:p>
          </table:table-cell>
        </table:table-row>
        <table:table-row table:style-name="ro1">
          <table:table-cell office:value-type="float" office:value="10331303" calcext:value-type="float">
            <text:p>10331303</text:p>
          </table:table-cell>
          <table:table-cell office:value-type="string" calcext:value-type="string">
            <text:p>https://api.github.com/repos/envato/double_entry</text:p>
          </table:table-cell>
          <table:table-cell table:formula="of:=REPLACE([.B1190]; 1; 29; &quot;&quot;)" office:value-type="string" office:string-value="envato/double_entry" calcext:value-type="string">
            <text:p>envato/double_entry</text:p>
          </table:table-cell>
        </table:table-row>
        <table:table-row table:style-name="ro1">
          <table:table-cell office:value-type="float" office:value="10346102" calcext:value-type="float">
            <text:p>10346102</text:p>
          </table:table-cell>
          <table:table-cell office:value-type="string" calcext:value-type="string">
            <text:p>https://api.github.com/repos/jmmastey/level_up</text:p>
          </table:table-cell>
          <table:table-cell table:formula="of:=REPLACE([.B1191]; 1; 29; &quot;&quot;)" office:value-type="string" office:string-value="jmmastey/level_up" calcext:value-type="string">
            <text:p>jmmastey/level_up</text:p>
          </table:table-cell>
        </table:table-row>
        <table:table-row table:style-name="ro1">
          <table:table-cell office:value-type="float" office:value="10346873" calcext:value-type="float">
            <text:p>10346873</text:p>
          </table:table-cell>
          <table:table-cell office:value-type="string" calcext:value-type="string">
            <text:p>https://api.github.com/repos/mschlenker/lesslinux-builder</text:p>
          </table:table-cell>
          <table:table-cell table:formula="of:=REPLACE([.B1192]; 1; 29; &quot;&quot;)" office:value-type="string" office:string-value="mschlenker/lesslinux-builder" calcext:value-type="string">
            <text:p>mschlenker/lesslinux-builder</text:p>
          </table:table-cell>
        </table:table-row>
        <table:table-row table:style-name="ro1">
          <table:table-cell office:value-type="float" office:value="10372278" calcext:value-type="float">
            <text:p>10372278</text:p>
          </table:table-cell>
          <table:table-cell office:value-type="string" calcext:value-type="string">
            <text:p>https://api.github.com/repos/turingschool/ruby-submissions</text:p>
          </table:table-cell>
          <table:table-cell table:formula="of:=REPLACE([.B1193]; 1; 29; &quot;&quot;)" office:value-type="string" office:string-value="turingschool/ruby-submissions" calcext:value-type="string">
            <text:p>turingschool/ruby-submissions</text:p>
          </table:table-cell>
        </table:table-row>
        <table:table-row table:style-name="ro1">
          <table:table-cell office:value-type="float" office:value="10373249" calcext:value-type="float">
            <text:p>10373249</text:p>
          </table:table-cell>
          <table:table-cell office:value-type="string" calcext:value-type="string">
            <text:p>https://api.github.com/repos/rock-core/tools-syskit</text:p>
          </table:table-cell>
          <table:table-cell table:formula="of:=REPLACE([.B1194]; 1; 29; &quot;&quot;)" office:value-type="string" office:string-value="rock-core/tools-syskit" calcext:value-type="string">
            <text:p>rock-core/tools-syskit</text:p>
          </table:table-cell>
        </table:table-row>
        <table:table-row table:style-name="ro1">
          <table:table-cell office:value-type="float" office:value="10377723" calcext:value-type="float">
            <text:p>10377723</text:p>
          </table:table-cell>
          <table:table-cell office:value-type="string" calcext:value-type="string">
            <text:p>https://api.github.com/repos/dssit/roles-management</text:p>
          </table:table-cell>
          <table:table-cell table:formula="of:=REPLACE([.B1195]; 1; 29; &quot;&quot;)" office:value-type="string" office:string-value="dssit/roles-management" calcext:value-type="string">
            <text:p>dssit/roles-management</text:p>
          </table:table-cell>
        </table:table-row>
        <table:table-row table:style-name="ro1">
          <table:table-cell office:value-type="float" office:value="10396169" calcext:value-type="float">
            <text:p>10396169</text:p>
          </table:table-cell>
          <table:table-cell office:value-type="string" calcext:value-type="string">
            <text:p>https://api.github.com/repos/ksantiago/lenditrails</text:p>
          </table:table-cell>
          <table:table-cell table:formula="of:=REPLACE([.B1196]; 1; 29; &quot;&quot;)" office:value-type="string" office:string-value="ksantiago/lenditrails" calcext:value-type="string">
            <text:p>ksantiago/lenditrails</text:p>
          </table:table-cell>
        </table:table-row>
        <table:table-row table:style-name="ro1">
          <table:table-cell office:value-type="float" office:value="10407771" calcext:value-type="float">
            <text:p>10407771</text:p>
          </table:table-cell>
          <table:table-cell office:value-type="string" calcext:value-type="string">
            <text:p>https://api.github.com/repos/biemond/biemond-wildfly</text:p>
          </table:table-cell>
          <table:table-cell table:formula="of:=REPLACE([.B1197]; 1; 29; &quot;&quot;)" office:value-type="string" office:string-value="biemond/biemond-wildfly" calcext:value-type="string">
            <text:p>biemond/biemond-wildfly</text:p>
          </table:table-cell>
        </table:table-row>
        <table:table-row table:style-name="ro1">
          <table:table-cell office:value-type="float" office:value="10453694" calcext:value-type="float">
            <text:p>10453694</text:p>
          </table:table-cell>
          <table:table-cell office:value-type="string" calcext:value-type="string">
            <text:p>https://api.github.com/repos/ministryofjustice/atet</text:p>
          </table:table-cell>
          <table:table-cell table:formula="of:=REPLACE([.B1198]; 1; 29; &quot;&quot;)" office:value-type="string" office:string-value="ministryofjustice/atet" calcext:value-type="string">
            <text:p>ministryofjustice/atet</text:p>
          </table:table-cell>
        </table:table-row>
        <table:table-row table:style-name="ro1">
          <table:table-cell office:value-type="float" office:value="10459822" calcext:value-type="float">
            <text:p>10459822</text:p>
          </table:table-cell>
          <table:table-cell office:value-type="string" calcext:value-type="string">
            <text:p>https://api.github.com/repos/turingschool/today</text:p>
          </table:table-cell>
          <table:table-cell table:formula="of:=REPLACE([.B1199]; 1; 29; &quot;&quot;)" office:value-type="string" office:string-value="turingschool/today" calcext:value-type="string">
            <text:p>turingschool/today</text:p>
          </table:table-cell>
        </table:table-row>
        <table:table-row table:style-name="ro1">
          <table:table-cell office:value-type="float" office:value="10463195" calcext:value-type="float">
            <text:p>10463195</text:p>
          </table:table-cell>
          <table:table-cell office:value-type="string" calcext:value-type="string">
            <text:p>https://api.github.com/repos/scott-fryxell/copper.is</text:p>
          </table:table-cell>
          <table:table-cell table:formula="of:=REPLACE([.B1200]; 1; 29; &quot;&quot;)" office:value-type="string" office:string-value="scott-fryxell/copper.is" calcext:value-type="string">
            <text:p>scott-fryxell/copper.is</text:p>
          </table:table-cell>
        </table:table-row>
        <table:table-row table:style-name="ro1">
          <table:table-cell office:value-type="float" office:value="10469554" calcext:value-type="float">
            <text:p>10469554</text:p>
          </table:table-cell>
          <table:table-cell office:value-type="string" calcext:value-type="string">
            <text:p>https://api.github.com/repos/jwadolowski/cookbook-cq</text:p>
          </table:table-cell>
          <table:table-cell table:formula="of:=REPLACE([.B1201]; 1; 29; &quot;&quot;)" office:value-type="string" office:string-value="jwadolowski/cookbook-cq" calcext:value-type="string">
            <text:p>jwadolowski/cookbook-cq</text:p>
          </table:table-cell>
        </table:table-row>
        <table:table-row table:style-name="ro1">
          <table:table-cell office:value-type="float" office:value="10487992" calcext:value-type="float">
            <text:p>10487992</text:p>
          </table:table-cell>
          <table:table-cell office:value-type="string" calcext:value-type="string">
            <text:p>https://api.github.com/repos/moneyadviceservice/cms</text:p>
          </table:table-cell>
          <table:table-cell table:formula="of:=REPLACE([.B1202]; 1; 29; &quot;&quot;)" office:value-type="string" office:string-value="moneyadviceservice/cms" calcext:value-type="string">
            <text:p>moneyadviceservice/cms</text:p>
          </table:table-cell>
        </table:table-row>
        <table:table-row table:style-name="ro1">
          <table:table-cell office:value-type="float" office:value="10521044" calcext:value-type="float">
            <text:p>10521044</text:p>
          </table:table-cell>
          <table:table-cell office:value-type="string" calcext:value-type="string">
            <text:p>https://api.github.com/repos/hello-gem/hello</text:p>
          </table:table-cell>
          <table:table-cell table:formula="of:=REPLACE([.B1203]; 1; 29; &quot;&quot;)" office:value-type="string" office:string-value="hello-gem/hello" calcext:value-type="string">
            <text:p>hello-gem/hello</text:p>
          </table:table-cell>
        </table:table-row>
        <table:table-row table:style-name="ro1">
          <table:table-cell office:value-type="float" office:value="10527656" calcext:value-type="float">
            <text:p>10527656</text:p>
          </table:table-cell>
          <table:table-cell office:value-type="string" calcext:value-type="string">
            <text:p>https://api.github.com/repos/winebarrel/ridgepole</text:p>
          </table:table-cell>
          <table:table-cell table:formula="of:=REPLACE([.B1204]; 1; 29; &quot;&quot;)" office:value-type="string" office:string-value="winebarrel/ridgepole" calcext:value-type="string">
            <text:p>winebarrel/ridgepole</text:p>
          </table:table-cell>
        </table:table-row>
        <table:table-row table:style-name="ro1">
          <table:table-cell office:value-type="float" office:value="10535107" calcext:value-type="float">
            <text:p>10535107</text:p>
          </table:table-cell>
          <table:table-cell office:value-type="string" calcext:value-type="string">
            <text:p>https://api.github.com/repos/lynndylanhurley/devise_token_auth</text:p>
          </table:table-cell>
          <table:table-cell table:formula="of:=REPLACE([.B1205]; 1; 29; &quot;&quot;)" office:value-type="string" office:string-value="lynndylanhurley/devise_token_auth" calcext:value-type="string">
            <text:p>lynndylanhurley/devise_token_auth</text:p>
          </table:table-cell>
        </table:table-row>
        <table:table-row table:style-name="ro1">
          <table:table-cell office:value-type="float" office:value="10540377" calcext:value-type="float">
            <text:p>10540377</text:p>
          </table:table-cell>
          <table:table-cell office:value-type="string" calcext:value-type="string">
            <text:p>https://api.github.com/repos/LubyRuffy/fofa</text:p>
          </table:table-cell>
          <table:table-cell table:formula="of:=REPLACE([.B1206]; 1; 29; &quot;&quot;)" office:value-type="string" office:string-value="LubyRuffy/fofa" calcext:value-type="string">
            <text:p>LubyRuffy/fofa</text:p>
          </table:table-cell>
        </table:table-row>
        <table:table-row table:style-name="ro1">
          <table:table-cell office:value-type="float" office:value="10557907" calcext:value-type="float">
            <text:p>10557907</text:p>
          </table:table-cell>
          <table:table-cell office:value-type="string" calcext:value-type="string">
            <text:p>https://api.github.com/repos/Thomas008/robust_excel_ole</text:p>
          </table:table-cell>
          <table:table-cell table:formula="of:=REPLACE([.B1207]; 1; 29; &quot;&quot;)" office:value-type="string" office:string-value="Thomas008/robust_excel_ole" calcext:value-type="string">
            <text:p>Thomas008/robust_excel_ole</text:p>
          </table:table-cell>
        </table:table-row>
        <table:table-row table:style-name="ro1">
          <table:table-cell office:value-type="float" office:value="10562538" calcext:value-type="float">
            <text:p>10562538</text:p>
          </table:table-cell>
          <table:table-cell office:value-type="string" calcext:value-type="string">
            <text:p>https://api.github.com/repos/finapps/ruby-client</text:p>
          </table:table-cell>
          <table:table-cell table:formula="of:=REPLACE([.B1208]; 1; 29; &quot;&quot;)" office:value-type="string" office:string-value="finapps/ruby-client" calcext:value-type="string">
            <text:p>finapps/ruby-client</text:p>
          </table:table-cell>
        </table:table-row>
        <table:table-row table:style-name="ro1">
          <table:table-cell office:value-type="float" office:value="10582538" calcext:value-type="float">
            <text:p>10582538</text:p>
          </table:table-cell>
          <table:table-cell office:value-type="string" calcext:value-type="string">
            <text:p>https://api.github.com/repos/JumpStartGeorgia/Election-Map</text:p>
          </table:table-cell>
          <table:table-cell table:formula="of:=REPLACE([.B1209]; 1; 29; &quot;&quot;)" office:value-type="string" office:string-value="JumpStartGeorgia/Election-Map" calcext:value-type="string">
            <text:p>JumpStartGeorgia/Election-Map</text:p>
          </table:table-cell>
        </table:table-row>
        <table:table-row table:style-name="ro1">
          <table:table-cell office:value-type="float" office:value="10586562" calcext:value-type="float">
            <text:p>10586562</text:p>
          </table:table-cell>
          <table:table-cell office:value-type="string" calcext:value-type="string">
            <text:p>https://api.github.com/repos/rock-core/autoproj</text:p>
          </table:table-cell>
          <table:table-cell table:formula="of:=REPLACE([.B1210]; 1; 29; &quot;&quot;)" office:value-type="string" office:string-value="rock-core/autoproj" calcext:value-type="string">
            <text:p>rock-core/autoproj</text:p>
          </table:table-cell>
        </table:table-row>
        <table:table-row table:style-name="ro1">
          <table:table-cell office:value-type="float" office:value="10587763" calcext:value-type="float">
            <text:p>10587763</text:p>
          </table:table-cell>
          <table:table-cell office:value-type="string" calcext:value-type="string">
            <text:p>https://api.github.com/repos/mitre-cyber-academy/registration-app</text:p>
          </table:table-cell>
          <table:table-cell table:formula="of:=REPLACE([.B1211]; 1; 29; &quot;&quot;)" office:value-type="string" office:string-value="mitre-cyber-academy/registration-app" calcext:value-type="string">
            <text:p>mitre-cyber-academy/registration-app</text:p>
          </table:table-cell>
        </table:table-row>
        <table:table-row table:style-name="ro1">
          <table:table-cell office:value-type="float" office:value="10661558" calcext:value-type="float">
            <text:p>10661558</text:p>
          </table:table-cell>
          <table:table-cell office:value-type="string" calcext:value-type="string">
            <text:p>https://api.github.com/repos/rubyku/hourschool</text:p>
          </table:table-cell>
          <table:table-cell table:formula="of:=REPLACE([.B1212]; 1; 29; &quot;&quot;)" office:value-type="string" office:string-value="rubyku/hourschool" calcext:value-type="string">
            <text:p>rubyku/hourschool</text:p>
          </table:table-cell>
        </table:table-row>
        <table:table-row table:style-name="ro1">
          <table:table-cell office:value-type="float" office:value="10734531" calcext:value-type="float">
            <text:p>10734531</text:p>
          </table:table-cell>
          <table:table-cell office:value-type="string" calcext:value-type="string">
            <text:p>https://api.github.com/repos/Orasi/onTap</text:p>
          </table:table-cell>
          <table:table-cell table:formula="of:=REPLACE([.B1213]; 1; 29; &quot;&quot;)" office:value-type="string" office:string-value="Orasi/onTap" calcext:value-type="string">
            <text:p>Orasi/onTap</text:p>
          </table:table-cell>
        </table:table-row>
        <table:table-row table:style-name="ro1">
          <table:table-cell office:value-type="float" office:value="10739739" calcext:value-type="float">
            <text:p>10739739</text:p>
          </table:table-cell>
          <table:table-cell office:value-type="string" calcext:value-type="string">
            <text:p>https://api.github.com/repos/factore/tenon</text:p>
          </table:table-cell>
          <table:table-cell table:formula="of:=REPLACE([.B1214]; 1; 29; &quot;&quot;)" office:value-type="string" office:string-value="factore/tenon" calcext:value-type="string">
            <text:p>factore/tenon</text:p>
          </table:table-cell>
        </table:table-row>
        <table:table-row table:style-name="ro1">
          <table:table-cell office:value-type="float" office:value="10750489" calcext:value-type="float">
            <text:p>10750489</text:p>
          </table:table-cell>
          <table:table-cell office:value-type="string" calcext:value-type="string">
            <text:p>https://api.github.com/repos/BaobabHealthTrust/HTC_Module</text:p>
          </table:table-cell>
          <table:table-cell table:formula="of:=REPLACE([.B1215]; 1; 29; &quot;&quot;)" office:value-type="string" office:string-value="BaobabHealthTrust/HTC_Module" calcext:value-type="string">
            <text:p>BaobabHealthTrust/HTC_Module</text:p>
          </table:table-cell>
        </table:table-row>
        <table:table-row table:style-name="ro1">
          <table:table-cell office:value-type="float" office:value="10759581" calcext:value-type="float">
            <text:p>10759581</text:p>
          </table:table-cell>
          <table:table-cell office:value-type="string" calcext:value-type="string">
            <text:p>https://api.github.com/repos/UHERO/udaman</text:p>
          </table:table-cell>
          <table:table-cell table:formula="of:=REPLACE([.B1216]; 1; 29; &quot;&quot;)" office:value-type="string" office:string-value="UHERO/udaman" calcext:value-type="string">
            <text:p>UHERO/udaman</text:p>
          </table:table-cell>
        </table:table-row>
        <table:table-row table:style-name="ro1">
          <table:table-cell office:value-type="float" office:value="10759841" calcext:value-type="float">
            <text:p>10759841</text:p>
          </table:table-cell>
          <table:table-cell office:value-type="string" calcext:value-type="string">
            <text:p>https://api.github.com/repos/deepthought42/ideaBin</text:p>
          </table:table-cell>
          <table:table-cell table:formula="of:=REPLACE([.B1217]; 1; 29; &quot;&quot;)" office:value-type="string" office:string-value="deepthought42/ideaBin" calcext:value-type="string">
            <text:p>deepthought42/ideaBin</text:p>
          </table:table-cell>
        </table:table-row>
        <table:table-row table:style-name="ro1">
          <table:table-cell office:value-type="float" office:value="10766979" calcext:value-type="float">
            <text:p>10766979</text:p>
          </table:table-cell>
          <table:table-cell office:value-type="string" calcext:value-type="string">
            <text:p>https://api.github.com/repos/GAKUEngine/gaku</text:p>
          </table:table-cell>
          <table:table-cell table:formula="of:=REPLACE([.B1218]; 1; 29; &quot;&quot;)" office:value-type="string" office:string-value="GAKUEngine/gaku" calcext:value-type="string">
            <text:p>GAKUEngine/gaku</text:p>
          </table:table-cell>
        </table:table-row>
        <table:table-row table:style-name="ro1">
          <table:table-cell office:value-type="float" office:value="10783014" calcext:value-type="float">
            <text:p>10783014</text:p>
          </table:table-cell>
          <table:table-cell office:value-type="string" calcext:value-type="string">
            <text:p>https://api.github.com/repos/outcomesinsights/conceptql</text:p>
          </table:table-cell>
          <table:table-cell table:formula="of:=REPLACE([.B1219]; 1; 29; &quot;&quot;)" office:value-type="string" office:string-value="outcomesinsights/conceptql" calcext:value-type="string">
            <text:p>outcomesinsights/conceptql</text:p>
          </table:table-cell>
        </table:table-row>
        <table:table-row table:style-name="ro1">
          <table:table-cell office:value-type="float" office:value="10796478" calcext:value-type="float">
            <text:p>10796478</text:p>
          </table:table-cell>
          <table:table-cell office:value-type="string" calcext:value-type="string">
            <text:p>https://api.github.com/repos/gordonbanderson/digitalnzgeoparser</text:p>
          </table:table-cell>
          <table:table-cell table:formula="of:=REPLACE([.B1220]; 1; 29; &quot;&quot;)" office:value-type="string" office:string-value="gordonbanderson/digitalnzgeoparser" calcext:value-type="string">
            <text:p>gordonbanderson/digitalnzgeoparser</text:p>
          </table:table-cell>
        </table:table-row>
        <table:table-row table:style-name="ro1">
          <table:table-cell office:value-type="float" office:value="10813270" calcext:value-type="float">
            <text:p>10813270</text:p>
          </table:table-cell>
          <table:table-cell office:value-type="string" calcext:value-type="string">
            <text:p>https://api.github.com/repos/CultivateLabs/storytime</text:p>
          </table:table-cell>
          <table:table-cell table:formula="of:=REPLACE([.B1221]; 1; 29; &quot;&quot;)" office:value-type="string" office:string-value="CultivateLabs/storytime" calcext:value-type="string">
            <text:p>CultivateLabs/storytime</text:p>
          </table:table-cell>
        </table:table-row>
        <table:table-row table:style-name="ro1">
          <table:table-cell office:value-type="float" office:value="10825103" calcext:value-type="float">
            <text:p>10825103</text:p>
          </table:table-cell>
          <table:table-cell office:value-type="string" calcext:value-type="string">
            <text:p>https://api.github.com/repos/roqua/quby_engine</text:p>
          </table:table-cell>
          <table:table-cell table:formula="of:=REPLACE([.B1222]; 1; 29; &quot;&quot;)" office:value-type="string" office:string-value="roqua/quby_engine" calcext:value-type="string">
            <text:p>roqua/quby_engine</text:p>
          </table:table-cell>
        </table:table-row>
        <table:table-row table:style-name="ro1">
          <table:table-cell office:value-type="float" office:value="10826152" calcext:value-type="float">
            <text:p>10826152</text:p>
          </table:table-cell>
          <table:table-cell office:value-type="string" calcext:value-type="string">
            <text:p>https://api.github.com/repos/codeclimate/codeclimate-services</text:p>
          </table:table-cell>
          <table:table-cell table:formula="of:=REPLACE([.B1223]; 1; 29; &quot;&quot;)" office:value-type="string" office:string-value="codeclimate/codeclimate-services" calcext:value-type="string">
            <text:p>codeclimate/codeclimate-services</text:p>
          </table:table-cell>
        </table:table-row>
        <table:table-row table:style-name="ro1">
          <table:table-cell office:value-type="float" office:value="10842760" calcext:value-type="float">
            <text:p>10842760</text:p>
          </table:table-cell>
          <table:table-cell office:value-type="string" calcext:value-type="string">
            <text:p>https://api.github.com/repos/runpaint/numb</text:p>
          </table:table-cell>
          <table:table-cell table:formula="of:=REPLACE([.B1224]; 1; 29; &quot;&quot;)" office:value-type="string" office:string-value="runpaint/numb" calcext:value-type="string">
            <text:p>runpaint/numb</text:p>
          </table:table-cell>
        </table:table-row>
        <table:table-row table:style-name="ro1">
          <table:table-cell office:value-type="float" office:value="10850134" calcext:value-type="float">
            <text:p>10850134</text:p>
          </table:table-cell>
          <table:table-cell office:value-type="string" calcext:value-type="string">
            <text:p>https://api.github.com/repos/biola/news-publisher</text:p>
          </table:table-cell>
          <table:table-cell table:formula="of:=REPLACE([.B1225]; 1; 29; &quot;&quot;)" office:value-type="string" office:string-value="biola/news-publisher" calcext:value-type="string">
            <text:p>biola/news-publisher</text:p>
          </table:table-cell>
        </table:table-row>
        <table:table-row table:style-name="ro1">
          <table:table-cell office:value-type="float" office:value="10854746" calcext:value-type="float">
            <text:p>10854746</text:p>
          </table:table-cell>
          <table:table-cell office:value-type="string" calcext:value-type="string">
            <text:p>https://api.github.com/repos/seanchas116/ruby-qml</text:p>
          </table:table-cell>
          <table:table-cell table:formula="of:=REPLACE([.B1226]; 1; 29; &quot;&quot;)" office:value-type="string" office:string-value="seanchas116/ruby-qml" calcext:value-type="string">
            <text:p>seanchas116/ruby-qml</text:p>
          </table:table-cell>
        </table:table-row>
        <table:table-row table:style-name="ro1">
          <table:table-cell office:value-type="float" office:value="10894378" calcext:value-type="float">
            <text:p>10894378</text:p>
          </table:table-cell>
          <table:table-cell office:value-type="string" calcext:value-type="string">
            <text:p>https://api.github.com/repos/tim-group/stackbuilder</text:p>
          </table:table-cell>
          <table:table-cell table:formula="of:=REPLACE([.B1227]; 1; 29; &quot;&quot;)" office:value-type="string" office:string-value="tim-group/stackbuilder" calcext:value-type="string">
            <text:p>tim-group/stackbuilder</text:p>
          </table:table-cell>
        </table:table-row>
        <table:table-row table:style-name="ro1">
          <table:table-cell office:value-type="float" office:value="10897686" calcext:value-type="float">
            <text:p>10897686</text:p>
          </table:table-cell>
          <table:table-cell office:value-type="string" calcext:value-type="string">
            <text:p>https://api.github.com/repos/markround/tiller</text:p>
          </table:table-cell>
          <table:table-cell table:formula="of:=REPLACE([.B1228]; 1; 29; &quot;&quot;)" office:value-type="string" office:string-value="markround/tiller" calcext:value-type="string">
            <text:p>markround/tiller</text:p>
          </table:table-cell>
        </table:table-row>
        <table:table-row table:style-name="ro1">
          <table:table-cell office:value-type="float" office:value="10898272" calcext:value-type="float">
            <text:p>10898272</text:p>
          </table:table-cell>
          <table:table-cell office:value-type="string" calcext:value-type="string">
            <text:p>https://api.github.com/repos/pulibrary/orangelight</text:p>
          </table:table-cell>
          <table:table-cell table:formula="of:=REPLACE([.B1229]; 1; 29; &quot;&quot;)" office:value-type="string" office:string-value="pulibrary/orangelight" calcext:value-type="string">
            <text:p>pulibrary/orangelight</text:p>
          </table:table-cell>
        </table:table-row>
        <table:table-row table:style-name="ro1">
          <table:table-cell office:value-type="float" office:value="10938049" calcext:value-type="float">
            <text:p>10938049</text:p>
          </table:table-cell>
          <table:table-cell office:value-type="string" calcext:value-type="string">
            <text:p>https://api.github.com/repos/rapid7/metasploit-credential</text:p>
          </table:table-cell>
          <table:table-cell table:formula="of:=REPLACE([.B1230]; 1; 29; &quot;&quot;)" office:value-type="string" office:string-value="rapid7/metasploit-credential" calcext:value-type="string">
            <text:p>rapid7/metasploit-credential</text:p>
          </table:table-cell>
        </table:table-row>
        <table:table-row table:style-name="ro1">
          <table:table-cell office:value-type="float" office:value="10947458" calcext:value-type="float">
            <text:p>10947458</text:p>
          </table:table-cell>
          <table:table-cell office:value-type="string" calcext:value-type="string">
            <text:p>https://api.github.com/repos/ankane/pghero</text:p>
          </table:table-cell>
          <table:table-cell table:formula="of:=REPLACE([.B1231]; 1; 29; &quot;&quot;)" office:value-type="string" office:string-value="ankane/pghero" calcext:value-type="string">
            <text:p>ankane/pghero</text:p>
          </table:table-cell>
        </table:table-row>
        <table:table-row table:style-name="ro1">
          <table:table-cell office:value-type="float" office:value="10947558" calcext:value-type="float">
            <text:p>10947558</text:p>
          </table:table-cell>
          <table:table-cell office:value-type="string" calcext:value-type="string">
            <text:p>https://api.github.com/repos/piplzchoice/in-store-promo</text:p>
          </table:table-cell>
          <table:table-cell table:formula="of:=REPLACE([.B1232]; 1; 29; &quot;&quot;)" office:value-type="string" office:string-value="piplzchoice/in-store-promo" calcext:value-type="string">
            <text:p>piplzchoice/in-store-promo</text:p>
          </table:table-cell>
        </table:table-row>
        <table:table-row table:style-name="ro1">
          <table:table-cell office:value-type="float" office:value="10957030" calcext:value-type="float">
            <text:p>10957030</text:p>
          </table:table-cell>
          <table:table-cell office:value-type="string" calcext:value-type="string">
            <text:p>https://api.github.com/repos/jdickey/new_poc</text:p>
          </table:table-cell>
          <table:table-cell table:formula="of:=REPLACE([.B1233]; 1; 29; &quot;&quot;)" office:value-type="string" office:string-value="jdickey/new_poc" calcext:value-type="string">
            <text:p>jdickey/new_poc</text:p>
          </table:table-cell>
        </table:table-row>
        <table:table-row table:style-name="ro1">
          <table:table-cell office:value-type="float" office:value="10987781" calcext:value-type="float">
            <text:p>10987781</text:p>
          </table:table-cell>
          <table:table-cell office:value-type="string" calcext:value-type="string">
            <text:p>https://api.github.com/repos/gleneivey/wontomedia</text:p>
          </table:table-cell>
          <table:table-cell table:formula="of:=REPLACE([.B1234]; 1; 29; &quot;&quot;)" office:value-type="string" office:string-value="gleneivey/wontomedia" calcext:value-type="string">
            <text:p>gleneivey/wontomedia</text:p>
          </table:table-cell>
        </table:table-row>
        <table:table-row table:style-name="ro1">
          <table:table-cell office:value-type="float" office:value="10997615" calcext:value-type="float">
            <text:p>10997615</text:p>
          </table:table-cell>
          <table:table-cell office:value-type="string" calcext:value-type="string">
            <text:p>https://api.github.com/repos/dulvie/emmy</text:p>
          </table:table-cell>
          <table:table-cell table:formula="of:=REPLACE([.B1235]; 1; 29; &quot;&quot;)" office:value-type="string" office:string-value="dulvie/emmy" calcext:value-type="string">
            <text:p>dulvie/emmy</text:p>
          </table:table-cell>
        </table:table-row>
        <table:table-row table:style-name="ro1">
          <table:table-cell office:value-type="float" office:value="10998972" calcext:value-type="float">
            <text:p>10998972</text:p>
          </table:table-cell>
          <table:table-cell office:value-type="string" calcext:value-type="string">
            <text:p>https://api.github.com/repos/ministryofjustice/prison-visits</text:p>
          </table:table-cell>
          <table:table-cell table:formula="of:=REPLACE([.B1236]; 1; 29; &quot;&quot;)" office:value-type="string" office:string-value="ministryofjustice/prison-visits" calcext:value-type="string">
            <text:p>ministryofjustice/prison-visits</text:p>
          </table:table-cell>
        </table:table-row>
        <table:table-row table:style-name="ro1">
          <table:table-cell office:value-type="float" office:value="11029305" calcext:value-type="float">
            <text:p>11029305</text:p>
          </table:table-cell>
          <table:table-cell office:value-type="string" calcext:value-type="string">
            <text:p>https://api.github.com/repos/bohemeyer/meingrundeinkommen</text:p>
          </table:table-cell>
          <table:table-cell table:formula="of:=REPLACE([.B1237]; 1; 29; &quot;&quot;)" office:value-type="string" office:string-value="bohemeyer/meingrundeinkommen" calcext:value-type="string">
            <text:p>bohemeyer/meingrundeinkommen</text:p>
          </table:table-cell>
        </table:table-row>
        <table:table-row table:style-name="ro1">
          <table:table-cell office:value-type="float" office:value="11032268" calcext:value-type="float">
            <text:p>11032268</text:p>
          </table:table-cell>
          <table:table-cell office:value-type="string" calcext:value-type="string">
            <text:p>https://api.github.com/repos/zinedistro/zinedistro</text:p>
          </table:table-cell>
          <table:table-cell table:formula="of:=REPLACE([.B1238]; 1; 29; &quot;&quot;)" office:value-type="string" office:string-value="zinedistro/zinedistro" calcext:value-type="string">
            <text:p>zinedistro/zinedistro</text:p>
          </table:table-cell>
        </table:table-row>
        <table:table-row table:style-name="ro1">
          <table:table-cell office:value-type="float" office:value="11036623" calcext:value-type="float">
            <text:p>11036623</text:p>
          </table:table-cell>
          <table:table-cell office:value-type="string" calcext:value-type="string">
            <text:p>https://api.github.com/repos/asciinema/asciinema.org</text:p>
          </table:table-cell>
          <table:table-cell table:formula="of:=REPLACE([.B1239]; 1; 29; &quot;&quot;)" office:value-type="string" office:string-value="asciinema/asciinema.org" calcext:value-type="string">
            <text:p>asciinema/asciinema.org</text:p>
          </table:table-cell>
        </table:table-row>
        <table:table-row table:style-name="ro1">
          <table:table-cell office:value-type="float" office:value="11040548" calcext:value-type="float">
            <text:p>11040548</text:p>
          </table:table-cell>
          <table:table-cell office:value-type="string" calcext:value-type="string">
            <text:p>https://api.github.com/repos/meatballhat/yolo-octo-adventure</text:p>
          </table:table-cell>
          <table:table-cell table:formula="of:=REPLACE([.B1240]; 1; 29; &quot;&quot;)" office:value-type="string" office:string-value="meatballhat/yolo-octo-adventure" calcext:value-type="string">
            <text:p>meatballhat/yolo-octo-adventure</text:p>
          </table:table-cell>
        </table:table-row>
        <table:table-row table:style-name="ro1">
          <table:table-cell office:value-type="float" office:value="11062702" calcext:value-type="float">
            <text:p>11062702</text:p>
          </table:table-cell>
          <table:table-cell office:value-type="string" calcext:value-type="string">
            <text:p>https://api.github.com/repos/SUSE/machinery</text:p>
          </table:table-cell>
          <table:table-cell table:formula="of:=REPLACE([.B1241]; 1; 29; &quot;&quot;)" office:value-type="string" office:string-value="SUSE/machinery" calcext:value-type="string">
            <text:p>SUSE/machinery</text:p>
          </table:table-cell>
        </table:table-row>
        <table:table-row table:style-name="ro1">
          <table:table-cell office:value-type="float" office:value="11067409" calcext:value-type="float">
            <text:p>11067409</text:p>
          </table:table-cell>
          <table:table-cell office:value-type="string" calcext:value-type="string">
            <text:p>https://api.github.com/repos/nning/imgshr</text:p>
          </table:table-cell>
          <table:table-cell table:formula="of:=REPLACE([.B1242]; 1; 29; &quot;&quot;)" office:value-type="string" office:string-value="nning/imgshr" calcext:value-type="string">
            <text:p>nning/imgshr</text:p>
          </table:table-cell>
        </table:table-row>
        <table:table-row table:style-name="ro1">
          <table:table-cell office:value-type="float" office:value="11079413" calcext:value-type="float">
            <text:p>11079413</text:p>
          </table:table-cell>
          <table:table-cell office:value-type="string" calcext:value-type="string">
            <text:p>https://api.github.com/repos/riseshia/Bonghwa</text:p>
          </table:table-cell>
          <table:table-cell table:formula="of:=REPLACE([.B1243]; 1; 29; &quot;&quot;)" office:value-type="string" office:string-value="riseshia/Bonghwa" calcext:value-type="string">
            <text:p>riseshia/Bonghwa</text:p>
          </table:table-cell>
        </table:table-row>
        <table:table-row table:style-name="ro1">
          <table:table-cell office:value-type="float" office:value="11082937" calcext:value-type="float">
            <text:p>11082937</text:p>
          </table:table-cell>
          <table:table-cell office:value-type="string" calcext:value-type="string">
            <text:p>https://api.github.com/repos/salama/salama</text:p>
          </table:table-cell>
          <table:table-cell table:formula="of:=REPLACE([.B1244]; 1; 29; &quot;&quot;)" office:value-type="string" office:string-value="salama/salama" calcext:value-type="string">
            <text:p>salama/salama</text:p>
          </table:table-cell>
        </table:table-row>
        <table:table-row table:style-name="ro1">
          <table:table-cell office:value-type="float" office:value="11109295" calcext:value-type="float">
            <text:p>11109295</text:p>
          </table:table-cell>
          <table:table-cell office:value-type="string" calcext:value-type="string">
            <text:p>https://api.github.com/repos/empirical-org/Empirical-Core</text:p>
          </table:table-cell>
          <table:table-cell table:formula="of:=REPLACE([.B1245]; 1; 29; &quot;&quot;)" office:value-type="string" office:string-value="empirical-org/Empirical-Core" calcext:value-type="string">
            <text:p>empirical-org/Empirical-Core</text:p>
          </table:table-cell>
        </table:table-row>
        <table:table-row table:style-name="ro1">
          <table:table-cell office:value-type="float" office:value="11116329" calcext:value-type="float">
            <text:p>11116329</text:p>
          </table:table-cell>
          <table:table-cell office:value-type="string" calcext:value-type="string">
            <text:p>https://api.github.com/repos/dhanasingh/redmine_wktime</text:p>
          </table:table-cell>
          <table:table-cell table:formula="of:=REPLACE([.B1246]; 1; 29; &quot;&quot;)" office:value-type="string" office:string-value="dhanasingh/redmine_wktime" calcext:value-type="string">
            <text:p>dhanasingh/redmine_wktime</text:p>
          </table:table-cell>
        </table:table-row>
        <table:table-row table:style-name="ro1">
          <table:table-cell office:value-type="float" office:value="11118541" calcext:value-type="float">
            <text:p>11118541</text:p>
          </table:table-cell>
          <table:table-cell office:value-type="string" calcext:value-type="string">
            <text:p>https://api.github.com/repos/fluent/fluentd-ui</text:p>
          </table:table-cell>
          <table:table-cell table:formula="of:=REPLACE([.B1247]; 1; 29; &quot;&quot;)" office:value-type="string" office:string-value="fluent/fluentd-ui" calcext:value-type="string">
            <text:p>fluent/fluentd-ui</text:p>
          </table:table-cell>
        </table:table-row>
        <table:table-row table:style-name="ro1">
          <table:table-cell office:value-type="float" office:value="11128151" calcext:value-type="float">
            <text:p>11128151</text:p>
          </table:table-cell>
          <table:table-cell office:value-type="string" calcext:value-type="string">
            <text:p>https://api.github.com/repos/Coursemology/coursemology2</text:p>
          </table:table-cell>
          <table:table-cell table:formula="of:=REPLACE([.B1248]; 1; 29; &quot;&quot;)" office:value-type="string" office:string-value="Coursemology/coursemology2" calcext:value-type="string">
            <text:p>Coursemology/coursemology2</text:p>
          </table:table-cell>
        </table:table-row>
        <table:table-row table:style-name="ro1">
          <table:table-cell office:value-type="float" office:value="11132319" calcext:value-type="float">
            <text:p>11132319</text:p>
          </table:table-cell>
          <table:table-cell office:value-type="string" calcext:value-type="string">
            <text:p>https://api.github.com/repos/bmedici/rest-ftp-daemon</text:p>
          </table:table-cell>
          <table:table-cell table:formula="of:=REPLACE([.B1249]; 1; 29; &quot;&quot;)" office:value-type="string" office:string-value="bmedici/rest-ftp-daemon" calcext:value-type="string">
            <text:p>bmedici/rest-ftp-daemon</text:p>
          </table:table-cell>
        </table:table-row>
        <table:table-row table:style-name="ro1">
          <table:table-cell office:value-type="float" office:value="11133344" calcext:value-type="float">
            <text:p>11133344</text:p>
          </table:table-cell>
          <table:table-cell office:value-type="string" calcext:value-type="string">
            <text:p>https://api.github.com/repos/sul-dlss/purl</text:p>
          </table:table-cell>
          <table:table-cell table:formula="of:=REPLACE([.B1250]; 1; 29; &quot;&quot;)" office:value-type="string" office:string-value="sul-dlss/purl" calcext:value-type="string">
            <text:p>sul-dlss/purl</text:p>
          </table:table-cell>
        </table:table-row>
        <table:table-row table:style-name="ro1">
          <table:table-cell office:value-type="float" office:value="11134623" calcext:value-type="float">
            <text:p>11134623</text:p>
          </table:table-cell>
          <table:table-cell office:value-type="string" calcext:value-type="string">
            <text:p>https://api.github.com/repos/wesleyan/chef-cookbooks</text:p>
          </table:table-cell>
          <table:table-cell table:formula="of:=REPLACE([.B1251]; 1; 29; &quot;&quot;)" office:value-type="string" office:string-value="wesleyan/chef-cookbooks" calcext:value-type="string">
            <text:p>wesleyan/chef-cookbooks</text:p>
          </table:table-cell>
        </table:table-row>
        <table:table-row table:style-name="ro1">
          <table:table-cell office:value-type="float" office:value="11135437" calcext:value-type="float">
            <text:p>11135437</text:p>
          </table:table-cell>
          <table:table-cell office:value-type="string" calcext:value-type="string">
            <text:p>https://api.github.com/repos/aha-app/aha-services</text:p>
          </table:table-cell>
          <table:table-cell table:formula="of:=REPLACE([.B1252]; 1; 29; &quot;&quot;)" office:value-type="string" office:string-value="aha-app/aha-services" calcext:value-type="string">
            <text:p>aha-app/aha-services</text:p>
          </table:table-cell>
        </table:table-row>
        <table:table-row table:style-name="ro1">
          <table:table-cell office:value-type="float" office:value="11142563" calcext:value-type="float">
            <text:p>11142563</text:p>
          </table:table-cell>
          <table:table-cell office:value-type="string" calcext:value-type="string">
            <text:p>https://api.github.com/repos/anaer/anaer.github.io</text:p>
          </table:table-cell>
          <table:table-cell table:formula="of:=REPLACE([.B1253]; 1; 29; &quot;&quot;)" office:value-type="string" office:string-value="anaer/anaer.github.io" calcext:value-type="string">
            <text:p>anaer/anaer.github.io</text:p>
          </table:table-cell>
        </table:table-row>
        <table:table-row table:style-name="ro1">
          <table:table-cell office:value-type="float" office:value="11143989" calcext:value-type="float">
            <text:p>11143989</text:p>
          </table:table-cell>
          <table:table-cell office:value-type="string" calcext:value-type="string">
            <text:p>https://api.github.com/repos/teacplusplus/nmir</text:p>
          </table:table-cell>
          <table:table-cell table:formula="of:=REPLACE([.B1254]; 1; 29; &quot;&quot;)" office:value-type="string" office:string-value="teacplusplus/nmir" calcext:value-type="string">
            <text:p>teacplusplus/nmir</text:p>
          </table:table-cell>
        </table:table-row>
        <table:table-row table:style-name="ro1">
          <table:table-cell office:value-type="float" office:value="11186411" calcext:value-type="float">
            <text:p>11186411</text:p>
          </table:table-cell>
          <table:table-cell office:value-type="string" calcext:value-type="string">
            <text:p>https://api.github.com/repos/sparc-request/sparc-request</text:p>
          </table:table-cell>
          <table:table-cell table:formula="of:=REPLACE([.B1255]; 1; 29; &quot;&quot;)" office:value-type="string" office:string-value="sparc-request/sparc-request" calcext:value-type="string">
            <text:p>sparc-request/sparc-request</text:p>
          </table:table-cell>
        </table:table-row>
        <table:table-row table:style-name="ro1">
          <table:table-cell office:value-type="float" office:value="11188868" calcext:value-type="float">
            <text:p>11188868</text:p>
          </table:table-cell>
          <table:table-cell office:value-type="string" calcext:value-type="string">
            <text:p>https://api.github.com/repos/peacecorps/medlink</text:p>
          </table:table-cell>
          <table:table-cell table:formula="of:=REPLACE([.B1256]; 1; 29; &quot;&quot;)" office:value-type="string" office:string-value="peacecorps/medlink" calcext:value-type="string">
            <text:p>peacecorps/medlink</text:p>
          </table:table-cell>
        </table:table-row>
        <table:table-row table:style-name="ro1">
          <table:table-cell office:value-type="float" office:value="11192315" calcext:value-type="float">
            <text:p>11192315</text:p>
          </table:table-cell>
          <table:table-cell office:value-type="string" calcext:value-type="string">
            <text:p>https://api.github.com/repos/yochiyochirb/kajaeru</text:p>
          </table:table-cell>
          <table:table-cell table:formula="of:=REPLACE([.B1257]; 1; 29; &quot;&quot;)" office:value-type="string" office:string-value="yochiyochirb/kajaeru" calcext:value-type="string">
            <text:p>yochiyochirb/kajaeru</text:p>
          </table:table-cell>
        </table:table-row>
        <table:table-row table:style-name="ro1">
          <table:table-cell office:value-type="float" office:value="11203443" calcext:value-type="float">
            <text:p>11203443</text:p>
          </table:table-cell>
          <table:table-cell office:value-type="string" calcext:value-type="string">
            <text:p>https://api.github.com/repos/gitlabhq/omnibus-gitlab</text:p>
          </table:table-cell>
          <table:table-cell table:formula="of:=REPLACE([.B1258]; 1; 29; &quot;&quot;)" office:value-type="string" office:string-value="gitlabhq/omnibus-gitlab" calcext:value-type="string">
            <text:p>gitlabhq/omnibus-gitlab</text:p>
          </table:table-cell>
        </table:table-row>
        <table:table-row table:style-name="ro1">
          <table:table-cell office:value-type="float" office:value="11205771" calcext:value-type="float">
            <text:p>11205771</text:p>
          </table:table-cell>
          <table:table-cell office:value-type="string" calcext:value-type="string">
            <text:p>https://api.github.com/repos/mezuro/prezento</text:p>
          </table:table-cell>
          <table:table-cell table:formula="of:=REPLACE([.B1259]; 1; 29; &quot;&quot;)" office:value-type="string" office:string-value="mezuro/prezento" calcext:value-type="string">
            <text:p>mezuro/prezento</text:p>
          </table:table-cell>
        </table:table-row>
        <table:table-row table:style-name="ro1">
          <table:table-cell office:value-type="float" office:value="11212216" calcext:value-type="float">
            <text:p>11212216</text:p>
          </table:table-cell>
          <table:table-cell office:value-type="string" calcext:value-type="string">
            <text:p>https://api.github.com/repos/genome/civic-server</text:p>
          </table:table-cell>
          <table:table-cell table:formula="of:=REPLACE([.B1260]; 1; 29; &quot;&quot;)" office:value-type="string" office:string-value="genome/civic-server" calcext:value-type="string">
            <text:p>genome/civic-server</text:p>
          </table:table-cell>
        </table:table-row>
        <table:table-row table:style-name="ro1">
          <table:table-cell office:value-type="float" office:value="11214586" calcext:value-type="float">
            <text:p>11214586</text:p>
          </table:table-cell>
          <table:table-cell office:value-type="string" calcext:value-type="string">
            <text:p>https://api.github.com/repos/social-snippet/social-snippet</text:p>
          </table:table-cell>
          <table:table-cell table:formula="of:=REPLACE([.B1261]; 1; 29; &quot;&quot;)" office:value-type="string" office:string-value="social-snippet/social-snippet" calcext:value-type="string">
            <text:p>social-snippet/social-snippet</text:p>
          </table:table-cell>
        </table:table-row>
        <table:table-row table:style-name="ro1">
          <table:table-cell office:value-type="float" office:value="11226828" calcext:value-type="float">
            <text:p>11226828</text:p>
          </table:table-cell>
          <table:table-cell office:value-type="string" calcext:value-type="string">
            <text:p>https://api.github.com/repos/teamed/tpc2.com</text:p>
          </table:table-cell>
          <table:table-cell table:formula="of:=REPLACE([.B1262]; 1; 29; &quot;&quot;)" office:value-type="string" office:string-value="teamed/tpc2.com" calcext:value-type="string">
            <text:p>teamed/tpc2.com</text:p>
          </table:table-cell>
        </table:table-row>
        <table:table-row table:style-name="ro1">
          <table:table-cell office:value-type="float" office:value="11290952" calcext:value-type="float">
            <text:p>11290952</text:p>
          </table:table-cell>
          <table:table-cell office:value-type="string" calcext:value-type="string">
            <text:p>https://api.github.com/repos/geoblacklight/geoblacklight</text:p>
          </table:table-cell>
          <table:table-cell table:formula="of:=REPLACE([.B1263]; 1; 29; &quot;&quot;)" office:value-type="string" office:string-value="geoblacklight/geoblacklight" calcext:value-type="string">
            <text:p>geoblacklight/geoblacklight</text:p>
          </table:table-cell>
        </table:table-row>
        <table:table-row table:style-name="ro1">
          <table:table-cell office:value-type="float" office:value="11291393" calcext:value-type="float">
            <text:p>11291393</text:p>
          </table:table-cell>
          <table:table-cell office:value-type="string" calcext:value-type="string">
            <text:p>https://api.github.com/repos/aomran/curri</text:p>
          </table:table-cell>
          <table:table-cell table:formula="of:=REPLACE([.B1264]; 1; 29; &quot;&quot;)" office:value-type="string" office:string-value="aomran/curri" calcext:value-type="string">
            <text:p>aomran/curri</text:p>
          </table:table-cell>
        </table:table-row>
        <table:table-row table:style-name="ro1">
          <table:table-cell office:value-type="float" office:value="11291964" calcext:value-type="float">
            <text:p>11291964</text:p>
          </table:table-cell>
          <table:table-cell office:value-type="string" calcext:value-type="string">
            <text:p>https://api.github.com/repos/tl-its-umich-edu/StudentDashboard</text:p>
          </table:table-cell>
          <table:table-cell table:formula="of:=REPLACE([.B1265]; 1; 29; &quot;&quot;)" office:value-type="string" office:string-value="tl-its-umich-edu/StudentDashboard" calcext:value-type="string">
            <text:p>tl-its-umich-edu/StudentDashboard</text:p>
          </table:table-cell>
        </table:table-row>
        <table:table-row table:style-name="ro1">
          <table:table-cell office:value-type="float" office:value="11325407" calcext:value-type="float">
            <text:p>11325407</text:p>
          </table:table-cell>
          <table:table-cell office:value-type="string" calcext:value-type="string">
            <text:p>https://api.github.com/repos/qq99/muvee</text:p>
          </table:table-cell>
          <table:table-cell table:formula="of:=REPLACE([.B1266]; 1; 29; &quot;&quot;)" office:value-type="string" office:string-value="qq99/muvee" calcext:value-type="string">
            <text:p>qq99/muvee</text:p>
          </table:table-cell>
        </table:table-row>
        <table:table-row table:style-name="ro1">
          <table:table-cell office:value-type="float" office:value="11332908" calcext:value-type="float">
            <text:p>11332908</text:p>
          </table:table-cell>
          <table:table-cell office:value-type="string" calcext:value-type="string">
            <text:p>https://api.github.com/repos/jetian/Riser</text:p>
          </table:table-cell>
          <table:table-cell table:formula="of:=REPLACE([.B1267]; 1; 29; &quot;&quot;)" office:value-type="string" office:string-value="jetian/Riser" calcext:value-type="string">
            <text:p>jetian/Riser</text:p>
          </table:table-cell>
        </table:table-row>
        <table:table-row table:style-name="ro1">
          <table:table-cell office:value-type="float" office:value="11343013" calcext:value-type="float">
            <text:p>11343013</text:p>
          </table:table-cell>
          <table:table-cell office:value-type="string" calcext:value-type="string">
            <text:p>https://api.github.com/repos/jcasts/kronk</text:p>
          </table:table-cell>
          <table:table-cell table:formula="of:=REPLACE([.B1268]; 1; 29; &quot;&quot;)" office:value-type="string" office:string-value="jcasts/kronk" calcext:value-type="string">
            <text:p>jcasts/kronk</text:p>
          </table:table-cell>
        </table:table-row>
        <table:table-row table:style-name="ro1">
          <table:table-cell office:value-type="float" office:value="11343672" calcext:value-type="float">
            <text:p>11343672</text:p>
          </table:table-cell>
          <table:table-cell office:value-type="string" calcext:value-type="string">
            <text:p>https://api.github.com/repos/asciidoctor/asciidoctor-pdf</text:p>
          </table:table-cell>
          <table:table-cell table:formula="of:=REPLACE([.B1269]; 1; 29; &quot;&quot;)" office:value-type="string" office:string-value="asciidoctor/asciidoctor-pdf" calcext:value-type="string">
            <text:p>asciidoctor/asciidoctor-pdf</text:p>
          </table:table-cell>
        </table:table-row>
        <table:table-row table:style-name="ro1">
          <table:table-cell office:value-type="float" office:value="11351074" calcext:value-type="float">
            <text:p>11351074</text:p>
          </table:table-cell>
          <table:table-cell office:value-type="string" calcext:value-type="string">
            <text:p>https://api.github.com/repos/CenturyLinkLabs/panamax-api</text:p>
          </table:table-cell>
          <table:table-cell table:formula="of:=REPLACE([.B1270]; 1; 29; &quot;&quot;)" office:value-type="string" office:string-value="CenturyLinkLabs/panamax-api" calcext:value-type="string">
            <text:p>CenturyLinkLabs/panamax-api</text:p>
          </table:table-cell>
        </table:table-row>
        <table:table-row table:style-name="ro1">
          <table:table-cell office:value-type="float" office:value="11351898" calcext:value-type="float">
            <text:p>11351898</text:p>
          </table:table-cell>
          <table:table-cell office:value-type="string" calcext:value-type="string">
            <text:p>https://api.github.com/repos/tolien/ledgr-app</text:p>
          </table:table-cell>
          <table:table-cell table:formula="of:=REPLACE([.B1271]; 1; 29; &quot;&quot;)" office:value-type="string" office:string-value="tolien/ledgr-app" calcext:value-type="string">
            <text:p>tolien/ledgr-app</text:p>
          </table:table-cell>
        </table:table-row>
        <table:table-row table:style-name="ro1">
          <table:table-cell office:value-type="float" office:value="11356364" calcext:value-type="float">
            <text:p>11356364</text:p>
          </table:table-cell>
          <table:table-cell office:value-type="string" calcext:value-type="string">
            <text:p>https://api.github.com/repos/18F/myusa</text:p>
          </table:table-cell>
          <table:table-cell table:formula="of:=REPLACE([.B1272]; 1; 29; &quot;&quot;)" office:value-type="string" office:string-value="18F/myusa" calcext:value-type="string">
            <text:p>18F/myusa</text:p>
          </table:table-cell>
        </table:table-row>
        <table:table-row table:style-name="ro1">
          <table:table-cell office:value-type="float" office:value="11368162" calcext:value-type="float">
            <text:p>11368162</text:p>
          </table:table-cell>
          <table:table-cell office:value-type="string" calcext:value-type="string">
            <text:p>https://api.github.com/repos/EricLG/DD4_with_Rails</text:p>
          </table:table-cell>
          <table:table-cell table:formula="of:=REPLACE([.B1273]; 1; 29; &quot;&quot;)" office:value-type="string" office:string-value="EricLG/DD4_with_Rails" calcext:value-type="string">
            <text:p>EricLG/DD4_with_Rails</text:p>
          </table:table-cell>
        </table:table-row>
        <table:table-row table:style-name="ro1">
          <table:table-cell office:value-type="float" office:value="11373495" calcext:value-type="float">
            <text:p>11373495</text:p>
          </table:table-cell>
          <table:table-cell office:value-type="string" calcext:value-type="string">
            <text:p>https://api.github.com/repos/rock-core/autobuild</text:p>
          </table:table-cell>
          <table:table-cell table:formula="of:=REPLACE([.B1274]; 1; 29; &quot;&quot;)" office:value-type="string" office:string-value="rock-core/autobuild" calcext:value-type="string">
            <text:p>rock-core/autobuild</text:p>
          </table:table-cell>
        </table:table-row>
        <table:table-row table:style-name="ro1">
          <table:table-cell office:value-type="float" office:value="11381361" calcext:value-type="float">
            <text:p>11381361</text:p>
          </table:table-cell>
          <table:table-cell office:value-type="string" calcext:value-type="string">
            <text:p>https://api.github.com/repos/liyijie/sh_weather</text:p>
          </table:table-cell>
          <table:table-cell table:formula="of:=REPLACE([.B1275]; 1; 29; &quot;&quot;)" office:value-type="string" office:string-value="liyijie/sh_weather" calcext:value-type="string">
            <text:p>liyijie/sh_weather</text:p>
          </table:table-cell>
        </table:table-row>
        <table:table-row table:style-name="ro1">
          <table:table-cell office:value-type="float" office:value="11389310" calcext:value-type="float">
            <text:p>11389310</text:p>
          </table:table-cell>
          <table:table-cell office:value-type="string" calcext:value-type="string">
            <text:p>https://api.github.com/repos/pasosdeJesus/sivel2_gen</text:p>
          </table:table-cell>
          <table:table-cell table:formula="of:=REPLACE([.B1276]; 1; 29; &quot;&quot;)" office:value-type="string" office:string-value="pasosdeJesus/sivel2_gen" calcext:value-type="string">
            <text:p>pasosdeJesus/sivel2_gen</text:p>
          </table:table-cell>
        </table:table-row>
        <table:table-row table:style-name="ro1">
          <table:table-cell office:value-type="float" office:value="11422382" calcext:value-type="float">
            <text:p>11422382</text:p>
          </table:table-cell>
          <table:table-cell office:value-type="string" calcext:value-type="string">
            <text:p>https://api.github.com/repos/EnginesOS/SystemGui</text:p>
          </table:table-cell>
          <table:table-cell table:formula="of:=REPLACE([.B1277]; 1; 29; &quot;&quot;)" office:value-type="string" office:string-value="EnginesOS/SystemGui" calcext:value-type="string">
            <text:p>EnginesOS/SystemGui</text:p>
          </table:table-cell>
        </table:table-row>
        <table:table-row table:style-name="ro1">
          <table:table-cell office:value-type="float" office:value="11435736" calcext:value-type="float">
            <text:p>11435736</text:p>
          </table:table-cell>
          <table:table-cell office:value-type="string" calcext:value-type="string">
            <text:p>https://api.github.com/repos/benbalter/licensee</text:p>
          </table:table-cell>
          <table:table-cell table:formula="of:=REPLACE([.B1278]; 1; 29; &quot;&quot;)" office:value-type="string" office:string-value="benbalter/licensee" calcext:value-type="string">
            <text:p>benbalter/licensee</text:p>
          </table:table-cell>
        </table:table-row>
        <table:table-row table:style-name="ro1">
          <table:table-cell office:value-type="float" office:value="11479481" calcext:value-type="float">
            <text:p>11479481</text:p>
          </table:table-cell>
          <table:table-cell office:value-type="string" calcext:value-type="string">
            <text:p>https://api.github.com/repos/xebialabs-community/puppet-xldeploy</text:p>
          </table:table-cell>
          <table:table-cell table:formula="of:=REPLACE([.B1279]; 1; 29; &quot;&quot;)" office:value-type="string" office:string-value="xebialabs-community/puppet-xldeploy" calcext:value-type="string">
            <text:p>xebialabs-community/puppet-xldeploy</text:p>
          </table:table-cell>
        </table:table-row>
        <table:table-row table:style-name="ro1">
          <table:table-cell office:value-type="float" office:value="11491571" calcext:value-type="float">
            <text:p>11491571</text:p>
          </table:table-cell>
          <table:table-cell office:value-type="string" calcext:value-type="string">
            <text:p>https://api.github.com/repos/yyynyc/shooloo_v2</text:p>
          </table:table-cell>
          <table:table-cell table:formula="of:=REPLACE([.B1280]; 1; 29; &quot;&quot;)" office:value-type="string" office:string-value="yyynyc/shooloo_v2" calcext:value-type="string">
            <text:p>yyynyc/shooloo_v2</text:p>
          </table:table-cell>
        </table:table-row>
        <table:table-row table:style-name="ro1">
          <table:table-cell office:value-type="float" office:value="11491738" calcext:value-type="float">
            <text:p>11491738</text:p>
          </table:table-cell>
          <table:table-cell office:value-type="string" calcext:value-type="string">
            <text:p>https://api.github.com/repos/vladiim/fitafy</text:p>
          </table:table-cell>
          <table:table-cell table:formula="of:=REPLACE([.B1281]; 1; 29; &quot;&quot;)" office:value-type="string" office:string-value="vladiim/fitafy" calcext:value-type="string">
            <text:p>vladiim/fitafy</text:p>
          </table:table-cell>
        </table:table-row>
        <table:table-row table:style-name="ro1">
          <table:table-cell office:value-type="float" office:value="11494393" calcext:value-type="float">
            <text:p>11494393</text:p>
          </table:table-cell>
          <table:table-cell office:value-type="string" calcext:value-type="string">
            <text:p>https://api.github.com/repos/activeadmin/activeadmin</text:p>
          </table:table-cell>
          <table:table-cell table:formula="of:=REPLACE([.B1282]; 1; 29; &quot;&quot;)" office:value-type="string" office:string-value="activeadmin/activeadmin" calcext:value-type="string">
            <text:p>activeadmin/activeadmin</text:p>
          </table:table-cell>
        </table:table-row>
        <table:table-row table:style-name="ro1">
          <table:table-cell office:value-type="float" office:value="11495517" calcext:value-type="float">
            <text:p>11495517</text:p>
          </table:table-cell>
          <table:table-cell office:value-type="string" calcext:value-type="string">
            <text:p>https://api.github.com/repos/carsomyr/osx-bootstrap</text:p>
          </table:table-cell>
          <table:table-cell table:formula="of:=REPLACE([.B1283]; 1; 29; &quot;&quot;)" office:value-type="string" office:string-value="carsomyr/osx-bootstrap" calcext:value-type="string">
            <text:p>carsomyr/osx-bootstrap</text:p>
          </table:table-cell>
        </table:table-row>
        <table:table-row table:style-name="ro1">
          <table:table-cell office:value-type="float" office:value="11497796" calcext:value-type="float">
            <text:p>11497796</text:p>
          </table:table-cell>
          <table:table-cell office:value-type="string" calcext:value-type="string">
            <text:p>https://api.github.com/repos/wildchildEric/ccic_nm_certify_sys</text:p>
          </table:table-cell>
          <table:table-cell table:formula="of:=REPLACE([.B1284]; 1; 29; &quot;&quot;)" office:value-type="string" office:string-value="wildchildEric/ccic_nm_certify_sys" calcext:value-type="string">
            <text:p>wildchildEric/ccic_nm_certify_sys</text:p>
          </table:table-cell>
        </table:table-row>
        <table:table-row table:style-name="ro1">
          <table:table-cell office:value-type="float" office:value="11517215" calcext:value-type="float">
            <text:p>11517215</text:p>
          </table:table-cell>
          <table:table-cell office:value-type="string" calcext:value-type="string">
            <text:p>https://api.github.com/repos/cloudconductor/cloud_conductor</text:p>
          </table:table-cell>
          <table:table-cell table:formula="of:=REPLACE([.B1285]; 1; 29; &quot;&quot;)" office:value-type="string" office:string-value="cloudconductor/cloud_conductor" calcext:value-type="string">
            <text:p>cloudconductor/cloud_conductor</text:p>
          </table:table-cell>
        </table:table-row>
        <table:table-row table:style-name="ro1">
          <table:table-cell office:value-type="float" office:value="11519174" calcext:value-type="float">
            <text:p>11519174</text:p>
          </table:table-cell>
          <table:table-cell office:value-type="string" calcext:value-type="string">
            <text:p>https://api.github.com/repos/cloudconductor-patterns/rails_pattern</text:p>
          </table:table-cell>
          <table:table-cell table:formula="of:=REPLACE([.B1286]; 1; 29; &quot;&quot;)" office:value-type="string" office:string-value="cloudconductor-patterns/rails_pattern" calcext:value-type="string">
            <text:p>cloudconductor-patterns/rails_pattern</text:p>
          </table:table-cell>
        </table:table-row>
        <table:table-row table:style-name="ro1">
          <table:table-cell office:value-type="float" office:value="11538047" calcext:value-type="float">
            <text:p>11538047</text:p>
          </table:table-cell>
          <table:table-cell office:value-type="string" calcext:value-type="string">
            <text:p>https://api.github.com/repos/ausaccessfed/saml-service</text:p>
          </table:table-cell>
          <table:table-cell table:formula="of:=REPLACE([.B1287]; 1; 29; &quot;&quot;)" office:value-type="string" office:string-value="ausaccessfed/saml-service" calcext:value-type="string">
            <text:p>ausaccessfed/saml-service</text:p>
          </table:table-cell>
        </table:table-row>
        <table:table-row table:style-name="ro1">
          <table:table-cell office:value-type="float" office:value="11552917" calcext:value-type="float">
            <text:p>11552917</text:p>
          </table:table-cell>
          <table:table-cell office:value-type="string" calcext:value-type="string">
            <text:p>https://api.github.com/repos/cerebris/jsonapi-resources</text:p>
          </table:table-cell>
          <table:table-cell table:formula="of:=REPLACE([.B1288]; 1; 29; &quot;&quot;)" office:value-type="string" office:string-value="cerebris/jsonapi-resources" calcext:value-type="string">
            <text:p>cerebris/jsonapi-resources</text:p>
          </table:table-cell>
        </table:table-row>
        <table:table-row table:style-name="ro1">
          <table:table-cell office:value-type="float" office:value="11595032" calcext:value-type="float">
            <text:p>11595032</text:p>
          </table:table-cell>
          <table:table-cell office:value-type="string" calcext:value-type="string">
            <text:p>https://api.github.com/repos/turingschool/lesson_plans</text:p>
          </table:table-cell>
          <table:table-cell table:formula="of:=REPLACE([.B1289]; 1; 29; &quot;&quot;)" office:value-type="string" office:string-value="turingschool/lesson_plans" calcext:value-type="string">
            <text:p>turingschool/lesson_plans</text:p>
          </table:table-cell>
        </table:table-row>
        <table:table-row table:style-name="ro1">
          <table:table-cell office:value-type="float" office:value="11608681" calcext:value-type="float">
            <text:p>11608681</text:p>
          </table:table-cell>
          <table:table-cell office:value-type="string" calcext:value-type="string">
            <text:p>https://api.github.com/repos/marbemac/whoot</text:p>
          </table:table-cell>
          <table:table-cell table:formula="of:=REPLACE([.B1290]; 1; 29; &quot;&quot;)" office:value-type="string" office:string-value="marbemac/whoot" calcext:value-type="string">
            <text:p>marbemac/whoot</text:p>
          </table:table-cell>
        </table:table-row>
        <table:table-row table:style-name="ro1">
          <table:table-cell office:value-type="float" office:value="11611353" calcext:value-type="float">
            <text:p>11611353</text:p>
          </table:table-cell>
          <table:table-cell office:value-type="string" calcext:value-type="string">
            <text:p>https://api.github.com/repos/neo4jrb/neo4j-core</text:p>
          </table:table-cell>
          <table:table-cell table:formula="of:=REPLACE([.B1291]; 1; 29; &quot;&quot;)" office:value-type="string" office:string-value="neo4jrb/neo4j-core" calcext:value-type="string">
            <text:p>neo4jrb/neo4j-core</text:p>
          </table:table-cell>
        </table:table-row>
        <table:table-row table:style-name="ro1">
          <table:table-cell office:value-type="float" office:value="11611687" calcext:value-type="float">
            <text:p>11611687</text:p>
          </table:table-cell>
          <table:table-cell office:value-type="string" calcext:value-type="string">
            <text:p>https://api.github.com/repos/NEU-Libraries/cerberus</text:p>
          </table:table-cell>
          <table:table-cell table:formula="of:=REPLACE([.B1292]; 1; 29; &quot;&quot;)" office:value-type="string" office:string-value="NEU-Libraries/cerberus" calcext:value-type="string">
            <text:p>NEU-Libraries/cerberus</text:p>
          </table:table-cell>
        </table:table-row>
        <table:table-row table:style-name="ro1">
          <table:table-cell office:value-type="float" office:value="11616232" calcext:value-type="float">
            <text:p>11616232</text:p>
          </table:table-cell>
          <table:table-cell office:value-type="string" calcext:value-type="string">
            <text:p>https://api.github.com/repos/datastax/ruby-driver</text:p>
          </table:table-cell>
          <table:table-cell table:formula="of:=REPLACE([.B1293]; 1; 29; &quot;&quot;)" office:value-type="string" office:string-value="datastax/ruby-driver" calcext:value-type="string">
            <text:p>datastax/ruby-driver</text:p>
          </table:table-cell>
        </table:table-row>
        <table:table-row table:style-name="ro1">
          <table:table-cell office:value-type="float" office:value="11618806" calcext:value-type="float">
            <text:p>11618806</text:p>
          </table:table-cell>
          <table:table-cell office:value-type="string" calcext:value-type="string">
            <text:p>https://api.github.com/repos/klaseskilson/vattentornet</text:p>
          </table:table-cell>
          <table:table-cell table:formula="of:=REPLACE([.B1294]; 1; 29; &quot;&quot;)" office:value-type="string" office:string-value="klaseskilson/vattentornet" calcext:value-type="string">
            <text:p>klaseskilson/vattentornet</text:p>
          </table:table-cell>
        </table:table-row>
        <table:table-row table:style-name="ro1">
          <table:table-cell office:value-type="float" office:value="11627611" calcext:value-type="float">
            <text:p>11627611</text:p>
          </table:table-cell>
          <table:table-cell office:value-type="string" calcext:value-type="string">
            <text:p>https://api.github.com/repos/neo4jrb/neo4j</text:p>
          </table:table-cell>
          <table:table-cell table:formula="of:=REPLACE([.B1295]; 1; 29; &quot;&quot;)" office:value-type="string" office:string-value="neo4jrb/neo4j" calcext:value-type="string">
            <text:p>neo4jrb/neo4j</text:p>
          </table:table-cell>
        </table:table-row>
        <table:table-row table:style-name="ro1">
          <table:table-cell office:value-type="float" office:value="11640143" calcext:value-type="float">
            <text:p>11640143</text:p>
          </table:table-cell>
          <table:table-cell office:value-type="string" calcext:value-type="string">
            <text:p>https://api.github.com/repos/thebravoman/software_engineering_2014</text:p>
          </table:table-cell>
          <table:table-cell table:formula="of:=REPLACE([.B1296]; 1; 29; &quot;&quot;)" office:value-type="string" office:string-value="thebravoman/software_engineering_2014" calcext:value-type="string">
            <text:p>thebravoman/software_engineering_2014</text:p>
          </table:table-cell>
        </table:table-row>
        <table:table-row table:style-name="ro1">
          <table:table-cell office:value-type="float" office:value="11678082" calcext:value-type="float">
            <text:p>11678082</text:p>
          </table:table-cell>
          <table:table-cell office:value-type="string" calcext:value-type="string">
            <text:p>https://api.github.com/repos/lagotto/lagotto</text:p>
          </table:table-cell>
          <table:table-cell table:formula="of:=REPLACE([.B1297]; 1; 29; &quot;&quot;)" office:value-type="string" office:string-value="lagotto/lagotto" calcext:value-type="string">
            <text:p>lagotto/lagotto</text:p>
          </table:table-cell>
        </table:table-row>
        <table:table-row table:style-name="ro1">
          <table:table-cell office:value-type="float" office:value="11685172" calcext:value-type="float">
            <text:p>11685172</text:p>
          </table:table-cell>
          <table:table-cell office:value-type="string" calcext:value-type="string">
            <text:p>https://api.github.com/repos/GovWizely/webservices</text:p>
          </table:table-cell>
          <table:table-cell table:formula="of:=REPLACE([.B1298]; 1; 29; &quot;&quot;)" office:value-type="string" office:string-value="GovWizely/webservices" calcext:value-type="string">
            <text:p>GovWizely/webservices</text:p>
          </table:table-cell>
        </table:table-row>
        <table:table-row table:style-name="ro1">
          <table:table-cell office:value-type="float" office:value="11686534" calcext:value-type="float">
            <text:p>11686534</text:p>
          </table:table-cell>
          <table:table-cell office:value-type="string" calcext:value-type="string">
            <text:p>https://api.github.com/repos/halyard/halyard</text:p>
          </table:table-cell>
          <table:table-cell table:formula="of:=REPLACE([.B1299]; 1; 29; &quot;&quot;)" office:value-type="string" office:string-value="halyard/halyard" calcext:value-type="string">
            <text:p>halyard/halyard</text:p>
          </table:table-cell>
        </table:table-row>
        <table:table-row table:style-name="ro1">
          <table:table-cell office:value-type="float" office:value="11698213" calcext:value-type="float">
            <text:p>11698213</text:p>
          </table:table-cell>
          <table:table-cell office:value-type="string" calcext:value-type="string">
            <text:p>https://api.github.com/repos/redu/redu</text:p>
          </table:table-cell>
          <table:table-cell table:formula="of:=REPLACE([.B1300]; 1; 29; &quot;&quot;)" office:value-type="string" office:string-value="redu/redu" calcext:value-type="string">
            <text:p>redu/redu</text:p>
          </table:table-cell>
        </table:table-row>
        <table:table-row table:style-name="ro1">
          <table:table-cell office:value-type="float" office:value="11706368" calcext:value-type="float">
            <text:p>11706368</text:p>
          </table:table-cell>
          <table:table-cell office:value-type="string" calcext:value-type="string">
            <text:p>https://api.github.com/repos/instedd/cdx</text:p>
          </table:table-cell>
          <table:table-cell table:formula="of:=REPLACE([.B1301]; 1; 29; &quot;&quot;)" office:value-type="string" office:string-value="instedd/cdx" calcext:value-type="string">
            <text:p>instedd/cdx</text:p>
          </table:table-cell>
        </table:table-row>
        <table:table-row table:style-name="ro1">
          <table:table-cell office:value-type="float" office:value="11707093" calcext:value-type="float">
            <text:p>11707093</text:p>
          </table:table-cell>
          <table:table-cell office:value-type="string" calcext:value-type="string">
            <text:p>https://api.github.com/repos/daisy-syso/daisy</text:p>
          </table:table-cell>
          <table:table-cell table:formula="of:=REPLACE([.B1302]; 1; 29; &quot;&quot;)" office:value-type="string" office:string-value="daisy-syso/daisy" calcext:value-type="string">
            <text:p>daisy-syso/daisy</text:p>
          </table:table-cell>
        </table:table-row>
        <table:table-row table:style-name="ro1">
          <table:table-cell office:value-type="float" office:value="11710924" calcext:value-type="float">
            <text:p>11710924</text:p>
          </table:table-cell>
          <table:table-cell office:value-type="string" calcext:value-type="string">
            <text:p>https://api.github.com/repos/cbitstech/think_feel_do_engine</text:p>
          </table:table-cell>
          <table:table-cell table:formula="of:=REPLACE([.B1303]; 1; 29; &quot;&quot;)" office:value-type="string" office:string-value="cbitstech/think_feel_do_engine" calcext:value-type="string">
            <text:p>cbitstech/think_feel_do_engine</text:p>
          </table:table-cell>
        </table:table-row>
        <table:table-row table:style-name="ro1">
          <table:table-cell office:value-type="float" office:value="11711854" calcext:value-type="float">
            <text:p>11711854</text:p>
          </table:table-cell>
          <table:table-cell office:value-type="string" calcext:value-type="string">
            <text:p>https://api.github.com/repos/cbitstech/think_feel_do_so</text:p>
          </table:table-cell>
          <table:table-cell table:formula="of:=REPLACE([.B1304]; 1; 29; &quot;&quot;)" office:value-type="string" office:string-value="cbitstech/think_feel_do_so" calcext:value-type="string">
            <text:p>cbitstech/think_feel_do_so</text:p>
          </table:table-cell>
        </table:table-row>
        <table:table-row table:style-name="ro1">
          <table:table-cell office:value-type="float" office:value="11714606" calcext:value-type="float">
            <text:p>11714606</text:p>
          </table:table-cell>
          <table:table-cell office:value-type="string" calcext:value-type="string">
            <text:p>https://api.github.com/repos/agilidee/dorsale</text:p>
          </table:table-cell>
          <table:table-cell table:formula="of:=REPLACE([.B1305]; 1; 29; &quot;&quot;)" office:value-type="string" office:string-value="agilidee/dorsale" calcext:value-type="string">
            <text:p>agilidee/dorsale</text:p>
          </table:table-cell>
        </table:table-row>
        <table:table-row table:style-name="ro1">
          <table:table-cell office:value-type="float" office:value="11736628" calcext:value-type="float">
            <text:p>11736628</text:p>
          </table:table-cell>
          <table:table-cell office:value-type="string" calcext:value-type="string">
            <text:p>https://api.github.com/repos/phstc/shoryuken</text:p>
          </table:table-cell>
          <table:table-cell table:formula="of:=REPLACE([.B1306]; 1; 29; &quot;&quot;)" office:value-type="string" office:string-value="phstc/shoryuken" calcext:value-type="string">
            <text:p>phstc/shoryuken</text:p>
          </table:table-cell>
        </table:table-row>
        <table:table-row table:style-name="ro1">
          <table:table-cell office:value-type="float" office:value="11745287" calcext:value-type="float">
            <text:p>11745287</text:p>
          </table:table-cell>
          <table:table-cell office:value-type="string" calcext:value-type="string">
            <text:p>https://api.github.com/repos/ub-digit/dFlow</text:p>
          </table:table-cell>
          <table:table-cell table:formula="of:=REPLACE([.B1307]; 1; 29; &quot;&quot;)" office:value-type="string" office:string-value="ub-digit/dFlow" calcext:value-type="string">
            <text:p>ub-digit/dFlow</text:p>
          </table:table-cell>
        </table:table-row>
        <table:table-row table:style-name="ro1">
          <table:table-cell office:value-type="float" office:value="11772966" calcext:value-type="float">
            <text:p>11772966</text:p>
          </table:table-cell>
          <table:table-cell office:value-type="string" calcext:value-type="string">
            <text:p>https://api.github.com/repos/javierv/swissfork</text:p>
          </table:table-cell>
          <table:table-cell table:formula="of:=REPLACE([.B1308]; 1; 29; &quot;&quot;)" office:value-type="string" office:string-value="javierv/swissfork" calcext:value-type="string">
            <text:p>javierv/swissfork</text:p>
          </table:table-cell>
        </table:table-row>
        <table:table-row table:style-name="ro1">
          <table:table-cell office:value-type="float" office:value="11777875" calcext:value-type="float">
            <text:p>11777875</text:p>
          </table:table-cell>
          <table:table-cell office:value-type="string" calcext:value-type="string">
            <text:p>https://api.github.com/repos/psu-stewardship/etda</text:p>
          </table:table-cell>
          <table:table-cell table:formula="of:=REPLACE([.B1309]; 1; 29; &quot;&quot;)" office:value-type="string" office:string-value="psu-stewardship/etda" calcext:value-type="string">
            <text:p>psu-stewardship/etda</text:p>
          </table:table-cell>
        </table:table-row>
        <table:table-row table:style-name="ro1">
          <table:table-cell office:value-type="float" office:value="11794732" calcext:value-type="float">
            <text:p>11794732</text:p>
          </table:table-cell>
          <table:table-cell office:value-type="string" calcext:value-type="string">
            <text:p>https://api.github.com/repos/calblueprint/worldreader</text:p>
          </table:table-cell>
          <table:table-cell table:formula="of:=REPLACE([.B1310]; 1; 29; &quot;&quot;)" office:value-type="string" office:string-value="calblueprint/worldreader" calcext:value-type="string">
            <text:p>calblueprint/worldreader</text:p>
          </table:table-cell>
        </table:table-row>
        <table:table-row table:style-name="ro1">
          <table:table-cell office:value-type="float" office:value="11796066" calcext:value-type="float">
            <text:p>11796066</text:p>
          </table:table-cell>
          <table:table-cell office:value-type="string" calcext:value-type="string">
            <text:p>https://api.github.com/repos/yoolk/yoolk_liquid</text:p>
          </table:table-cell>
          <table:table-cell table:formula="of:=REPLACE([.B1311]; 1; 29; &quot;&quot;)" office:value-type="string" office:string-value="yoolk/yoolk_liquid" calcext:value-type="string">
            <text:p>yoolk/yoolk_liquid</text:p>
          </table:table-cell>
        </table:table-row>
        <table:table-row table:style-name="ro1">
          <table:table-cell office:value-type="float" office:value="11835650" calcext:value-type="float">
            <text:p>11835650</text:p>
          </table:table-cell>
          <table:table-cell office:value-type="string" calcext:value-type="string">
            <text:p>https://api.github.com/repos/sul-dlss/triannon</text:p>
          </table:table-cell>
          <table:table-cell table:formula="of:=REPLACE([.B1312]; 1; 29; &quot;&quot;)" office:value-type="string" office:string-value="sul-dlss/triannon" calcext:value-type="string">
            <text:p>sul-dlss/triannon</text:p>
          </table:table-cell>
        </table:table-row>
        <table:table-row table:style-name="ro1">
          <table:table-cell office:value-type="float" office:value="11838223" calcext:value-type="float">
            <text:p>11838223</text:p>
          </table:table-cell>
          <table:table-cell office:value-type="string" calcext:value-type="string">
            <text:p>https://api.github.com/repos/caskdata/cdap_cookbook</text:p>
          </table:table-cell>
          <table:table-cell table:formula="of:=REPLACE([.B1313]; 1; 29; &quot;&quot;)" office:value-type="string" office:string-value="caskdata/cdap_cookbook" calcext:value-type="string">
            <text:p>caskdata/cdap_cookbook</text:p>
          </table:table-cell>
        </table:table-row>
        <table:table-row table:style-name="ro1">
          <table:table-cell office:value-type="float" office:value="11855509" calcext:value-type="float">
            <text:p>11855509</text:p>
          </table:table-cell>
          <table:table-cell office:value-type="string" calcext:value-type="string">
            <text:p>https://api.github.com/repos/bigbinary/wheel</text:p>
          </table:table-cell>
          <table:table-cell table:formula="of:=REPLACE([.B1314]; 1; 29; &quot;&quot;)" office:value-type="string" office:string-value="bigbinary/wheel" calcext:value-type="string">
            <text:p>bigbinary/wheel</text:p>
          </table:table-cell>
        </table:table-row>
        <table:table-row table:style-name="ro1">
          <table:table-cell office:value-type="float" office:value="11955208" calcext:value-type="float">
            <text:p>11955208</text:p>
          </table:table-cell>
          <table:table-cell office:value-type="string" calcext:value-type="string">
            <text:p>https://api.github.com/repos/yoolk/yoolk_instant_website_sandbox</text:p>
          </table:table-cell>
          <table:table-cell table:formula="of:=REPLACE([.B1315]; 1; 29; &quot;&quot;)" office:value-type="string" office:string-value="yoolk/yoolk_instant_website_sandbox" calcext:value-type="string">
            <text:p>yoolk/yoolk_instant_website_sandbox</text:p>
          </table:table-cell>
        </table:table-row>
        <table:table-row table:style-name="ro1">
          <table:table-cell office:value-type="float" office:value="12012269" calcext:value-type="float">
            <text:p>12012269</text:p>
          </table:table-cell>
          <table:table-cell office:value-type="string" calcext:value-type="string">
            <text:p>https://api.github.com/repos/genevievenielsen/mrelief_scaffold</text:p>
          </table:table-cell>
          <table:table-cell table:formula="of:=REPLACE([.B1316]; 1; 29; &quot;&quot;)" office:value-type="string" office:string-value="genevievenielsen/mrelief_scaffold" calcext:value-type="string">
            <text:p>genevievenielsen/mrelief_scaffold</text:p>
          </table:table-cell>
        </table:table-row>
        <table:table-row table:style-name="ro1">
          <table:table-cell office:value-type="float" office:value="12115565" calcext:value-type="float">
            <text:p>12115565</text:p>
          </table:table-cell>
          <table:table-cell office:value-type="string" calcext:value-type="string">
            <text:p>https://api.github.com/repos/DemoLesson/Tioki</text:p>
          </table:table-cell>
          <table:table-cell table:formula="of:=REPLACE([.B1317]; 1; 29; &quot;&quot;)" office:value-type="string" office:string-value="DemoLesson/Tioki" calcext:value-type="string">
            <text:p>DemoLesson/Tioki</text:p>
          </table:table-cell>
        </table:table-row>
        <table:table-row table:style-name="ro1">
          <table:table-cell office:value-type="float" office:value="12155312" calcext:value-type="float">
            <text:p>12155312</text:p>
          </table:table-cell>
          <table:table-cell office:value-type="string" calcext:value-type="string">
            <text:p>https://api.github.com/repos/ethanwilkins/elheroe</text:p>
          </table:table-cell>
          <table:table-cell table:formula="of:=REPLACE([.B1318]; 1; 29; &quot;&quot;)" office:value-type="string" office:string-value="ethanwilkins/elheroe" calcext:value-type="string">
            <text:p>ethanwilkins/elheroe</text:p>
          </table:table-cell>
        </table:table-row>
        <table:table-row table:style-name="ro1">
          <table:table-cell office:value-type="float" office:value="12164554" calcext:value-type="float">
            <text:p>12164554</text:p>
          </table:table-cell>
          <table:table-cell office:value-type="string" calcext:value-type="string">
            <text:p>https://api.github.com/repos/sparkleformation/sparkle_formation</text:p>
          </table:table-cell>
          <table:table-cell table:formula="of:=REPLACE([.B1319]; 1; 29; &quot;&quot;)" office:value-type="string" office:string-value="sparkleformation/sparkle_formation" calcext:value-type="string">
            <text:p>sparkleformation/sparkle_formation</text:p>
          </table:table-cell>
        </table:table-row>
        <table:table-row table:style-name="ro1">
          <table:table-cell office:value-type="float" office:value="12176452" calcext:value-type="float">
            <text:p>12176452</text:p>
          </table:table-cell>
          <table:table-cell office:value-type="string" calcext:value-type="string">
            <text:p>https://api.github.com/repos/parterburn/dabble.me</text:p>
          </table:table-cell>
          <table:table-cell table:formula="of:=REPLACE([.B1320]; 1; 29; &quot;&quot;)" office:value-type="string" office:string-value="parterburn/dabble.me" calcext:value-type="string">
            <text:p>parterburn/dabble.me</text:p>
          </table:table-cell>
        </table:table-row>
        <table:table-row table:style-name="ro1">
          <table:table-cell office:value-type="float" office:value="12184727" calcext:value-type="float">
            <text:p>12184727</text:p>
          </table:table-cell>
          <table:table-cell office:value-type="string" calcext:value-type="string">
            <text:p>https://api.github.com/repos/pasosdeJesus/sivel2_sjr</text:p>
          </table:table-cell>
          <table:table-cell table:formula="of:=REPLACE([.B1321]; 1; 29; &quot;&quot;)" office:value-type="string" office:string-value="pasosdeJesus/sivel2_sjr" calcext:value-type="string">
            <text:p>pasosdeJesus/sivel2_sjr</text:p>
          </table:table-cell>
        </table:table-row>
        <table:table-row table:style-name="ro1">
          <table:table-cell office:value-type="float" office:value="12192247" calcext:value-type="float">
            <text:p>12192247</text:p>
          </table:table-cell>
          <table:table-cell office:value-type="string" calcext:value-type="string">
            <text:p>https://api.github.com/repos/puppetlabs/courseware-lvm</text:p>
          </table:table-cell>
          <table:table-cell table:formula="of:=REPLACE([.B1322]; 1; 29; &quot;&quot;)" office:value-type="string" office:string-value="puppetlabs/courseware-lvm" calcext:value-type="string">
            <text:p>puppetlabs/courseware-lvm</text:p>
          </table:table-cell>
        </table:table-row>
        <table:table-row table:style-name="ro1">
          <table:table-cell office:value-type="float" office:value="12192594" calcext:value-type="float">
            <text:p>12192594</text:p>
          </table:table-cell>
          <table:table-cell office:value-type="string" calcext:value-type="string">
            <text:p>https://api.github.com/repos/caskdata/hadoop_cookbook</text:p>
          </table:table-cell>
          <table:table-cell table:formula="of:=REPLACE([.B1323]; 1; 29; &quot;&quot;)" office:value-type="string" office:string-value="caskdata/hadoop_cookbook" calcext:value-type="string">
            <text:p>caskdata/hadoop_cookbook</text:p>
          </table:table-cell>
        </table:table-row>
        <table:table-row table:style-name="ro1">
          <table:table-cell office:value-type="float" office:value="12196386" calcext:value-type="float">
            <text:p>12196386</text:p>
          </table:table-cell>
          <table:table-cell office:value-type="string" calcext:value-type="string">
            <text:p>https://api.github.com/repos/camsys/transam_transit</text:p>
          </table:table-cell>
          <table:table-cell table:formula="of:=REPLACE([.B1324]; 1; 29; &quot;&quot;)" office:value-type="string" office:string-value="camsys/transam_transit" calcext:value-type="string">
            <text:p>camsys/transam_transit</text:p>
          </table:table-cell>
        </table:table-row>
        <table:table-row table:style-name="ro1">
          <table:table-cell office:value-type="float" office:value="12209359" calcext:value-type="float">
            <text:p>12209359</text:p>
          </table:table-cell>
          <table:table-cell office:value-type="string" calcext:value-type="string">
            <text:p>https://api.github.com/repos/crossroads/api.goodcity</text:p>
          </table:table-cell>
          <table:table-cell table:formula="of:=REPLACE([.B1325]; 1; 29; &quot;&quot;)" office:value-type="string" office:string-value="crossroads/api.goodcity" calcext:value-type="string">
            <text:p>crossroads/api.goodcity</text:p>
          </table:table-cell>
        </table:table-row>
        <table:table-row table:style-name="ro1">
          <table:table-cell office:value-type="float" office:value="12264538" calcext:value-type="float">
            <text:p>12264538</text:p>
          </table:table-cell>
          <table:table-cell office:value-type="string" calcext:value-type="string">
            <text:p>https://api.github.com/repos/r11runner/fibo-flash-cards</text:p>
          </table:table-cell>
          <table:table-cell table:formula="of:=REPLACE([.B1326]; 1; 29; &quot;&quot;)" office:value-type="string" office:string-value="r11runner/fibo-flash-cards" calcext:value-type="string">
            <text:p>r11runner/fibo-flash-cards</text:p>
          </table:table-cell>
        </table:table-row>
        <table:table-row table:style-name="ro1">
          <table:table-cell office:value-type="float" office:value="12306357" calcext:value-type="float">
            <text:p>12306357</text:p>
          </table:table-cell>
          <table:table-cell office:value-type="string" calcext:value-type="string">
            <text:p>https://api.github.com/repos/moutend/dotfiles</text:p>
          </table:table-cell>
          <table:table-cell table:formula="of:=REPLACE([.B1327]; 1; 29; &quot;&quot;)" office:value-type="string" office:string-value="moutend/dotfiles" calcext:value-type="string">
            <text:p>moutend/dotfiles</text:p>
          </table:table-cell>
        </table:table-row>
        <table:table-row table:style-name="ro1">
          <table:table-cell office:value-type="float" office:value="12312333" calcext:value-type="float">
            <text:p>12312333</text:p>
          </table:table-cell>
          <table:table-cell office:value-type="string" calcext:value-type="string">
            <text:p>https://api.github.com/repos/ably/ably-ruby</text:p>
          </table:table-cell>
          <table:table-cell table:formula="of:=REPLACE([.B1328]; 1; 29; &quot;&quot;)" office:value-type="string" office:string-value="ably/ably-ruby" calcext:value-type="string">
            <text:p>ably/ably-ruby</text:p>
          </table:table-cell>
        </table:table-row>
        <table:table-row table:style-name="ro1">
          <table:table-cell office:value-type="float" office:value="12318680" calcext:value-type="float">
            <text:p>12318680</text:p>
          </table:table-cell>
          <table:table-cell office:value-type="string" calcext:value-type="string">
            <text:p>https://api.github.com/repos/ualbertalib/HydraNorth</text:p>
          </table:table-cell>
          <table:table-cell table:formula="of:=REPLACE([.B1329]; 1; 29; &quot;&quot;)" office:value-type="string" office:string-value="ualbertalib/HydraNorth" calcext:value-type="string">
            <text:p>ualbertalib/HydraNorth</text:p>
          </table:table-cell>
        </table:table-row>
        <table:table-row table:style-name="ro1">
          <table:table-cell office:value-type="float" office:value="12328712" calcext:value-type="float">
            <text:p>12328712</text:p>
          </table:table-cell>
          <table:table-cell office:value-type="string" calcext:value-type="string">
            <text:p>https://api.github.com/repos/netguru/access</text:p>
          </table:table-cell>
          <table:table-cell table:formula="of:=REPLACE([.B1330]; 1; 29; &quot;&quot;)" office:value-type="string" office:string-value="netguru/access" calcext:value-type="string">
            <text:p>netguru/access</text:p>
          </table:table-cell>
        </table:table-row>
        <table:table-row table:style-name="ro1">
          <table:table-cell office:value-type="float" office:value="12328809" calcext:value-type="float">
            <text:p>12328809</text:p>
          </table:table-cell>
          <table:table-cell office:value-type="string" calcext:value-type="string">
            <text:p>https://api.github.com/repos/cptactionhank/docker-atlassian-confluence</text:p>
          </table:table-cell>
          <table:table-cell table:formula="of:=REPLACE([.B1331]; 1; 29; &quot;&quot;)" office:value-type="string" office:string-value="cptactionhank/docker-atlassian-confluence" calcext:value-type="string">
            <text:p>cptactionhank/docker-atlassian-confluence</text:p>
          </table:table-cell>
        </table:table-row>
        <table:table-row table:style-name="ro1">
          <table:table-cell office:value-type="float" office:value="12338085" calcext:value-type="float">
            <text:p>12338085</text:p>
          </table:table-cell>
          <table:table-cell office:value-type="string" calcext:value-type="string">
            <text:p>https://api.github.com/repos/v0dro/daru</text:p>
          </table:table-cell>
          <table:table-cell table:formula="of:=REPLACE([.B1332]; 1; 29; &quot;&quot;)" office:value-type="string" office:string-value="v0dro/daru" calcext:value-type="string">
            <text:p>v0dro/daru</text:p>
          </table:table-cell>
        </table:table-row>
        <table:table-row table:style-name="ro1">
          <table:table-cell office:value-type="float" office:value="12355061" calcext:value-type="float">
            <text:p>12355061</text:p>
          </table:table-cell>
          <table:table-cell office:value-type="string" calcext:value-type="string">
            <text:p>https://api.github.com/repos/projecthydra-labs/hydra-works</text:p>
          </table:table-cell>
          <table:table-cell table:formula="of:=REPLACE([.B1333]; 1; 29; &quot;&quot;)" office:value-type="string" office:string-value="projecthydra-labs/hydra-works" calcext:value-type="string">
            <text:p>projecthydra-labs/hydra-works</text:p>
          </table:table-cell>
        </table:table-row>
        <table:table-row table:style-name="ro1">
          <table:table-cell office:value-type="float" office:value="12379848" calcext:value-type="float">
            <text:p>12379848</text:p>
          </table:table-cell>
          <table:table-cell office:value-type="string" calcext:value-type="string">
            <text:p>https://api.github.com/repos/sul-dlss/sul-embed</text:p>
          </table:table-cell>
          <table:table-cell table:formula="of:=REPLACE([.B1334]; 1; 29; &quot;&quot;)" office:value-type="string" office:string-value="sul-dlss/sul-embed" calcext:value-type="string">
            <text:p>sul-dlss/sul-embed</text:p>
          </table:table-cell>
        </table:table-row>
        <table:table-row table:style-name="ro1">
          <table:table-cell office:value-type="float" office:value="12383838" calcext:value-type="float">
            <text:p>12383838</text:p>
          </table:table-cell>
          <table:table-cell office:value-type="string" calcext:value-type="string">
            <text:p>https://api.github.com/repos/duke-libraries/ddr-public</text:p>
          </table:table-cell>
          <table:table-cell table:formula="of:=REPLACE([.B1335]; 1; 29; &quot;&quot;)" office:value-type="string" office:string-value="duke-libraries/ddr-public" calcext:value-type="string">
            <text:p>duke-libraries/ddr-public</text:p>
          </table:table-cell>
        </table:table-row>
        <table:table-row table:style-name="ro1">
          <table:table-cell office:value-type="float" office:value="12414352" calcext:value-type="float">
            <text:p>12414352</text:p>
          </table:table-cell>
          <table:table-cell office:value-type="string" calcext:value-type="string">
            <text:p>https://api.github.com/repos/elatov/puppet</text:p>
          </table:table-cell>
          <table:table-cell table:formula="of:=REPLACE([.B1336]; 1; 29; &quot;&quot;)" office:value-type="string" office:string-value="elatov/puppet" calcext:value-type="string">
            <text:p>elatov/puppet</text:p>
          </table:table-cell>
        </table:table-row>
        <table:table-row table:style-name="ro1">
          <table:table-cell office:value-type="float" office:value="12431221" calcext:value-type="float">
            <text:p>12431221</text:p>
          </table:table-cell>
          <table:table-cell office:value-type="string" calcext:value-type="string">
            <text:p>https://api.github.com/repos/ciudadanointeligente/vizard</text:p>
          </table:table-cell>
          <table:table-cell table:formula="of:=REPLACE([.B1337]; 1; 29; &quot;&quot;)" office:value-type="string" office:string-value="ciudadanointeligente/vizard" calcext:value-type="string">
            <text:p>ciudadanointeligente/vizard</text:p>
          </table:table-cell>
        </table:table-row>
        <table:table-row table:style-name="ro1">
          <table:table-cell office:value-type="float" office:value="12450825" calcext:value-type="float">
            <text:p>12450825</text:p>
          </table:table-cell>
          <table:table-cell office:value-type="string" calcext:value-type="string">
            <text:p>https://api.github.com/repos/y-yagi/travel_base</text:p>
          </table:table-cell>
          <table:table-cell table:formula="of:=REPLACE([.B1338]; 1; 29; &quot;&quot;)" office:value-type="string" office:string-value="y-yagi/travel_base" calcext:value-type="string">
            <text:p>y-yagi/travel_base</text:p>
          </table:table-cell>
        </table:table-row>
        <table:table-row table:style-name="ro1">
          <table:table-cell office:value-type="float" office:value="12452754" calcext:value-type="float">
            <text:p>12452754</text:p>
          </table:table-cell>
          <table:table-cell office:value-type="string" calcext:value-type="string">
            <text:p>https://api.github.com/repos/ulmic/ul-lider</text:p>
          </table:table-cell>
          <table:table-cell table:formula="of:=REPLACE([.B1339]; 1; 29; &quot;&quot;)" office:value-type="string" office:string-value="ulmic/ul-lider" calcext:value-type="string">
            <text:p>ulmic/ul-lider</text:p>
          </table:table-cell>
        </table:table-row>
        <table:table-row table:style-name="ro1">
          <table:table-cell office:value-type="float" office:value="12453342" calcext:value-type="float">
            <text:p>12453342</text:p>
          </table:table-cell>
          <table:table-cell office:value-type="string" calcext:value-type="string">
            <text:p>https://api.github.com/repos/boosterconf/booster</text:p>
          </table:table-cell>
          <table:table-cell table:formula="of:=REPLACE([.B1340]; 1; 29; &quot;&quot;)" office:value-type="string" office:string-value="boosterconf/booster" calcext:value-type="string">
            <text:p>boosterconf/booster</text:p>
          </table:table-cell>
        </table:table-row>
        <table:table-row table:style-name="ro1">
          <table:table-cell office:value-type="float" office:value="12468487" calcext:value-type="float">
            <text:p>12468487</text:p>
          </table:table-cell>
          <table:table-cell office:value-type="string" calcext:value-type="string">
            <text:p>https://api.github.com/repos/duke-libraries/ddr-models</text:p>
          </table:table-cell>
          <table:table-cell table:formula="of:=REPLACE([.B1341]; 1; 29; &quot;&quot;)" office:value-type="string" office:string-value="duke-libraries/ddr-models" calcext:value-type="string">
            <text:p>duke-libraries/ddr-models</text:p>
          </table:table-cell>
        </table:table-row>
        <table:table-row table:style-name="ro1">
          <table:table-cell office:value-type="float" office:value="12477200" calcext:value-type="float">
            <text:p>12477200</text:p>
          </table:table-cell>
          <table:table-cell office:value-type="string" calcext:value-type="string">
            <text:p>https://api.github.com/repos/Shopify/semian</text:p>
          </table:table-cell>
          <table:table-cell table:formula="of:=REPLACE([.B1342]; 1; 29; &quot;&quot;)" office:value-type="string" office:string-value="Shopify/semian" calcext:value-type="string">
            <text:p>Shopify/semian</text:p>
          </table:table-cell>
        </table:table-row>
        <table:table-row table:style-name="ro1">
          <table:table-cell office:value-type="float" office:value="12491722" calcext:value-type="float">
            <text:p>12491722</text:p>
          </table:table-cell>
          <table:table-cell office:value-type="string" calcext:value-type="string">
            <text:p>https://api.github.com/repos/cptactionhank/docker-atlassian-jira</text:p>
          </table:table-cell>
          <table:table-cell table:formula="of:=REPLACE([.B1343]; 1; 29; &quot;&quot;)" office:value-type="string" office:string-value="cptactionhank/docker-atlassian-jira" calcext:value-type="string">
            <text:p>cptactionhank/docker-atlassian-jira</text:p>
          </table:table-cell>
        </table:table-row>
        <table:table-row table:style-name="ro1">
          <table:table-cell office:value-type="float" office:value="12496275" calcext:value-type="float">
            <text:p>12496275</text:p>
          </table:table-cell>
          <table:table-cell office:value-type="string" calcext:value-type="string">
            <text:p>https://api.github.com/repos/hpi-swt2/event-und-raumplanung</text:p>
          </table:table-cell>
          <table:table-cell table:formula="of:=REPLACE([.B1344]; 1; 29; &quot;&quot;)" office:value-type="string" office:string-value="hpi-swt2/event-und-raumplanung" calcext:value-type="string">
            <text:p>hpi-swt2/event-und-raumplanung</text:p>
          </table:table-cell>
        </table:table-row>
        <table:table-row table:style-name="ro1">
          <table:table-cell office:value-type="float" office:value="12502961" calcext:value-type="float">
            <text:p>12502961</text:p>
          </table:table-cell>
          <table:table-cell office:value-type="string" calcext:value-type="string">
            <text:p>https://api.github.com/repos/unepwcmc/protected-planet-consumer</text:p>
          </table:table-cell>
          <table:table-cell table:formula="of:=REPLACE([.B1345]; 1; 29; &quot;&quot;)" office:value-type="string" office:string-value="unepwcmc/protected-planet-consumer" calcext:value-type="string">
            <text:p>unepwcmc/protected-planet-consumer</text:p>
          </table:table-cell>
        </table:table-row>
        <table:table-row table:style-name="ro1">
          <table:table-cell office:value-type="float" office:value="12509346" calcext:value-type="float">
            <text:p>12509346</text:p>
          </table:table-cell>
          <table:table-cell office:value-type="string" calcext:value-type="string">
            <text:p>https://api.github.com/repos/AnnArborTees/softwear-production</text:p>
          </table:table-cell>
          <table:table-cell table:formula="of:=REPLACE([.B1346]; 1; 29; &quot;&quot;)" office:value-type="string" office:string-value="AnnArborTees/softwear-production" calcext:value-type="string">
            <text:p>AnnArborTees/softwear-production</text:p>
          </table:table-cell>
        </table:table-row>
        <table:table-row table:style-name="ro1">
          <table:table-cell office:value-type="float" office:value="12555026" calcext:value-type="float">
            <text:p>12555026</text:p>
          </table:table-cell>
          <table:table-cell office:value-type="string" calcext:value-type="string">
            <text:p>https://api.github.com/repos/beansmile/jianggaowang</text:p>
          </table:table-cell>
          <table:table-cell table:formula="of:=REPLACE([.B1347]; 1; 29; &quot;&quot;)" office:value-type="string" office:string-value="beansmile/jianggaowang" calcext:value-type="string">
            <text:p>beansmile/jianggaowang</text:p>
          </table:table-cell>
        </table:table-row>
        <table:table-row table:style-name="ro1">
          <table:table-cell office:value-type="float" office:value="12580633" calcext:value-type="float">
            <text:p>12580633</text:p>
          </table:table-cell>
          <table:table-cell office:value-type="string" calcext:value-type="string">
            <text:p>https://api.github.com/repos/dpla/KriKri</text:p>
          </table:table-cell>
          <table:table-cell table:formula="of:=REPLACE([.B1348]; 1; 29; &quot;&quot;)" office:value-type="string" office:string-value="dpla/KriKri" calcext:value-type="string">
            <text:p>dpla/KriKri</text:p>
          </table:table-cell>
        </table:table-row>
        <table:table-row table:style-name="ro1">
          <table:table-cell office:value-type="float" office:value="12622365" calcext:value-type="float">
            <text:p>12622365</text:p>
          </table:table-cell>
          <table:table-cell office:value-type="string" calcext:value-type="string">
            <text:p>https://api.github.com/repos/popuparchive/pop-up-archive</text:p>
          </table:table-cell>
          <table:table-cell table:formula="of:=REPLACE([.B1349]; 1; 29; &quot;&quot;)" office:value-type="string" office:string-value="popuparchive/pop-up-archive" calcext:value-type="string">
            <text:p>popuparchive/pop-up-archive</text:p>
          </table:table-cell>
        </table:table-row>
        <table:table-row table:style-name="ro1">
          <table:table-cell office:value-type="float" office:value="12635202" calcext:value-type="float">
            <text:p>12635202</text:p>
          </table:table-cell>
          <table:table-cell office:value-type="string" calcext:value-type="string">
            <text:p>https://api.github.com/repos/KyivKrishnaAcademy/ved_akadem_students</text:p>
          </table:table-cell>
          <table:table-cell table:formula="of:=REPLACE([.B1350]; 1; 29; &quot;&quot;)" office:value-type="string" office:string-value="KyivKrishnaAcademy/ved_akadem_students" calcext:value-type="string">
            <text:p>KyivKrishnaAcademy/ved_akadem_students</text:p>
          </table:table-cell>
        </table:table-row>
        <table:table-row table:style-name="ro1">
          <table:table-cell office:value-type="float" office:value="12635662" calcext:value-type="float">
            <text:p>12635662</text:p>
          </table:table-cell>
          <table:table-cell office:value-type="string" calcext:value-type="string">
            <text:p>https://api.github.com/repos/fairmondo/fairmondo</text:p>
          </table:table-cell>
          <table:table-cell table:formula="of:=REPLACE([.B1351]; 1; 29; &quot;&quot;)" office:value-type="string" office:string-value="fairmondo/fairmondo" calcext:value-type="string">
            <text:p>fairmondo/fairmondo</text:p>
          </table:table-cell>
        </table:table-row>
        <table:table-row table:style-name="ro1">
          <table:table-cell office:value-type="float" office:value="12640036" calcext:value-type="float">
            <text:p>12640036</text:p>
          </table:table-cell>
          <table:table-cell office:value-type="string" calcext:value-type="string">
            <text:p>https://api.github.com/repos/uclibs/scholar_uc</text:p>
          </table:table-cell>
          <table:table-cell table:formula="of:=REPLACE([.B1352]; 1; 29; &quot;&quot;)" office:value-type="string" office:string-value="uclibs/scholar_uc" calcext:value-type="string">
            <text:p>uclibs/scholar_uc</text:p>
          </table:table-cell>
        </table:table-row>
        <table:table-row table:style-name="ro1">
          <table:table-cell office:value-type="float" office:value="12640875" calcext:value-type="float">
            <text:p>12640875</text:p>
          </table:table-cell>
          <table:table-cell office:value-type="string" calcext:value-type="string">
            <text:p>https://api.github.com/repos/mezuro/kalibro_configurations</text:p>
          </table:table-cell>
          <table:table-cell table:formula="of:=REPLACE([.B1353]; 1; 29; &quot;&quot;)" office:value-type="string" office:string-value="mezuro/kalibro_configurations" calcext:value-type="string">
            <text:p>mezuro/kalibro_configurations</text:p>
          </table:table-cell>
        </table:table-row>
        <table:table-row table:style-name="ro1">
          <table:table-cell office:value-type="float" office:value="12641516" calcext:value-type="float">
            <text:p>12641516</text:p>
          </table:table-cell>
          <table:table-cell office:value-type="string" calcext:value-type="string">
            <text:p>https://api.github.com/repos/CSC322-Grinnell/notifications</text:p>
          </table:table-cell>
          <table:table-cell table:formula="of:=REPLACE([.B1354]; 1; 29; &quot;&quot;)" office:value-type="string" office:string-value="CSC322-Grinnell/notifications" calcext:value-type="string">
            <text:p>CSC322-Grinnell/notifications</text:p>
          </table:table-cell>
        </table:table-row>
        <table:table-row table:style-name="ro1">
          <table:table-cell office:value-type="float" office:value="12654411" calcext:value-type="float">
            <text:p>12654411</text:p>
          </table:table-cell>
          <table:table-cell office:value-type="string" calcext:value-type="string">
            <text:p>https://api.github.com/repos/peterzd/buddy-pix</text:p>
          </table:table-cell>
          <table:table-cell table:formula="of:=REPLACE([.B1355]; 1; 29; &quot;&quot;)" office:value-type="string" office:string-value="peterzd/buddy-pix" calcext:value-type="string">
            <text:p>peterzd/buddy-pix</text:p>
          </table:table-cell>
        </table:table-row>
        <table:table-row table:style-name="ro1">
          <table:table-cell office:value-type="float" office:value="12658148" calcext:value-type="float">
            <text:p>12658148</text:p>
          </table:table-cell>
          <table:table-cell office:value-type="string" calcext:value-type="string">
            <text:p>https://api.github.com/repos/mvz/gir_ffi</text:p>
          </table:table-cell>
          <table:table-cell table:formula="of:=REPLACE([.B1356]; 1; 29; &quot;&quot;)" office:value-type="string" office:string-value="mvz/gir_ffi" calcext:value-type="string">
            <text:p>mvz/gir_ffi</text:p>
          </table:table-cell>
        </table:table-row>
        <table:table-row table:style-name="ro1">
          <table:table-cell office:value-type="float" office:value="12667981" calcext:value-type="float">
            <text:p>12667981</text:p>
          </table:table-cell>
          <table:table-cell office:value-type="string" calcext:value-type="string">
            <text:p>https://api.github.com/repos/cloudconductor-patterns/tomcat_pattern</text:p>
          </table:table-cell>
          <table:table-cell table:formula="of:=REPLACE([.B1357]; 1; 29; &quot;&quot;)" office:value-type="string" office:string-value="cloudconductor-patterns/tomcat_pattern" calcext:value-type="string">
            <text:p>cloudconductor-patterns/tomcat_pattern</text:p>
          </table:table-cell>
        </table:table-row>
        <table:table-row table:style-name="ro1">
          <table:table-cell office:value-type="float" office:value="12740148" calcext:value-type="float">
            <text:p>12740148</text:p>
          </table:table-cell>
          <table:table-cell office:value-type="string" calcext:value-type="string">
            <text:p>https://api.github.com/repos/moneyadviceservice/publify</text:p>
          </table:table-cell>
          <table:table-cell table:formula="of:=REPLACE([.B1358]; 1; 29; &quot;&quot;)" office:value-type="string" office:string-value="moneyadviceservice/publify" calcext:value-type="string">
            <text:p>moneyadviceservice/publify</text:p>
          </table:table-cell>
        </table:table-row>
        <table:table-row table:style-name="ro1">
          <table:table-cell office:value-type="float" office:value="12751895" calcext:value-type="float">
            <text:p>12751895</text:p>
          </table:table-cell>
          <table:table-cell office:value-type="string" calcext:value-type="string">
            <text:p>https://api.github.com/repos/ScienceCommons/api</text:p>
          </table:table-cell>
          <table:table-cell table:formula="of:=REPLACE([.B1359]; 1; 29; &quot;&quot;)" office:value-type="string" office:string-value="ScienceCommons/api" calcext:value-type="string">
            <text:p>ScienceCommons/api</text:p>
          </table:table-cell>
        </table:table-row>
        <table:table-row table:style-name="ro1">
          <table:table-cell office:value-type="float" office:value="12779321" calcext:value-type="float">
            <text:p>12779321</text:p>
          </table:table-cell>
          <table:table-cell office:value-type="string" calcext:value-type="string">
            <text:p>https://api.github.com/repos/teedang19/appointment-scheduler</text:p>
          </table:table-cell>
          <table:table-cell table:formula="of:=REPLACE([.B1360]; 1; 29; &quot;&quot;)" office:value-type="string" office:string-value="teedang19/appointment-scheduler" calcext:value-type="string">
            <text:p>teedang19/appointment-scheduler</text:p>
          </table:table-cell>
        </table:table-row>
        <table:table-row table:style-name="ro1">
          <table:table-cell office:value-type="float" office:value="12785236" calcext:value-type="float">
            <text:p>12785236</text:p>
          </table:table-cell>
          <table:table-cell office:value-type="string" calcext:value-type="string">
            <text:p>https://api.github.com/repos/ManageIQ/miq_bot</text:p>
          </table:table-cell>
          <table:table-cell table:formula="of:=REPLACE([.B1361]; 1; 29; &quot;&quot;)" office:value-type="string" office:string-value="ManageIQ/miq_bot" calcext:value-type="string">
            <text:p>ManageIQ/miq_bot</text:p>
          </table:table-cell>
        </table:table-row>
        <table:table-row table:style-name="ro1">
          <table:table-cell office:value-type="float" office:value="12805239" calcext:value-type="float">
            <text:p>12805239</text:p>
          </table:table-cell>
          <table:table-cell office:value-type="string" calcext:value-type="string">
            <text:p>https://api.github.com/repos/netguru/props</text:p>
          </table:table-cell>
          <table:table-cell table:formula="of:=REPLACE([.B1362]; 1; 29; &quot;&quot;)" office:value-type="string" office:string-value="netguru/props" calcext:value-type="string">
            <text:p>netguru/props</text:p>
          </table:table-cell>
        </table:table-row>
        <table:table-row table:style-name="ro1">
          <table:table-cell office:value-type="float" office:value="12807333" calcext:value-type="float">
            <text:p>12807333</text:p>
          </table:table-cell>
          <table:table-cell office:value-type="string" calcext:value-type="string">
            <text:p>https://api.github.com/repos/launchdarkly/ruby-client</text:p>
          </table:table-cell>
          <table:table-cell table:formula="of:=REPLACE([.B1363]; 1; 29; &quot;&quot;)" office:value-type="string" office:string-value="launchdarkly/ruby-client" calcext:value-type="string">
            <text:p>launchdarkly/ruby-client</text:p>
          </table:table-cell>
        </table:table-row>
        <table:table-row table:style-name="ro1">
          <table:table-cell office:value-type="float" office:value="12809002" calcext:value-type="float">
            <text:p>12809002</text:p>
          </table:table-cell>
          <table:table-cell office:value-type="string" calcext:value-type="string">
            <text:p>https://api.github.com/repos/davidlaprade/umbgov_rails</text:p>
          </table:table-cell>
          <table:table-cell table:formula="of:=REPLACE([.B1364]; 1; 29; &quot;&quot;)" office:value-type="string" office:string-value="davidlaprade/umbgov_rails" calcext:value-type="string">
            <text:p>davidlaprade/umbgov_rails</text:p>
          </table:table-cell>
        </table:table-row>
        <table:table-row table:style-name="ro1">
          <table:table-cell office:value-type="float" office:value="12809507" calcext:value-type="float">
            <text:p>12809507</text:p>
          </table:table-cell>
          <table:table-cell office:value-type="string" calcext:value-type="string">
            <text:p>https://api.github.com/repos/obfuscoder/flee_rails</text:p>
          </table:table-cell>
          <table:table-cell table:formula="of:=REPLACE([.B1365]; 1; 29; &quot;&quot;)" office:value-type="string" office:string-value="obfuscoder/flee_rails" calcext:value-type="string">
            <text:p>obfuscoder/flee_rails</text:p>
          </table:table-cell>
        </table:table-row>
        <table:table-row table:style-name="ro1">
          <table:table-cell office:value-type="float" office:value="12814418" calcext:value-type="float">
            <text:p>12814418</text:p>
          </table:table-cell>
          <table:table-cell office:value-type="string" calcext:value-type="string">
            <text:p>https://api.github.com/repos/ken1flan/everyones_notice</text:p>
          </table:table-cell>
          <table:table-cell table:formula="of:=REPLACE([.B1366]; 1; 29; &quot;&quot;)" office:value-type="string" office:string-value="ken1flan/everyones_notice" calcext:value-type="string">
            <text:p>ken1flan/everyones_notice</text:p>
          </table:table-cell>
        </table:table-row>
        <table:table-row table:style-name="ro1">
          <table:table-cell office:value-type="float" office:value="12825355" calcext:value-type="float">
            <text:p>12825355</text:p>
          </table:table-cell>
          <table:table-cell office:value-type="string" calcext:value-type="string">
            <text:p>https://api.github.com/repos/freifunk-ffm/supernode_puppet</text:p>
          </table:table-cell>
          <table:table-cell table:formula="of:=REPLACE([.B1367]; 1; 29; &quot;&quot;)" office:value-type="string" office:string-value="freifunk-ffm/supernode_puppet" calcext:value-type="string">
            <text:p>freifunk-ffm/supernode_puppet</text:p>
          </table:table-cell>
        </table:table-row>
        <table:table-row table:style-name="ro1">
          <table:table-cell office:value-type="float" office:value="12864506" calcext:value-type="float">
            <text:p>12864506</text:p>
          </table:table-cell>
          <table:table-cell office:value-type="string" calcext:value-type="string">
            <text:p>https://api.github.com/repos/camsys/transam_accounting</text:p>
          </table:table-cell>
          <table:table-cell table:formula="of:=REPLACE([.B1368]; 1; 29; &quot;&quot;)" office:value-type="string" office:string-value="camsys/transam_accounting" calcext:value-type="string">
            <text:p>camsys/transam_accounting</text:p>
          </table:table-cell>
        </table:table-row>
        <table:table-row table:style-name="ro1">
          <table:table-cell office:value-type="float" office:value="12867913" calcext:value-type="float">
            <text:p>12867913</text:p>
          </table:table-cell>
          <table:table-cell office:value-type="string" calcext:value-type="string">
            <text:p>https://api.github.com/repos/hackcentral/hackcentral</text:p>
          </table:table-cell>
          <table:table-cell table:formula="of:=REPLACE([.B1369]; 1; 29; &quot;&quot;)" office:value-type="string" office:string-value="hackcentral/hackcentral" calcext:value-type="string">
            <text:p>hackcentral/hackcentral</text:p>
          </table:table-cell>
        </table:table-row>
        <table:table-row table:style-name="ro1">
          <table:table-cell office:value-type="float" office:value="12874484" calcext:value-type="float">
            <text:p>12874484</text:p>
          </table:table-cell>
          <table:table-cell office:value-type="string" calcext:value-type="string">
            <text:p>https://api.github.com/repos/NetSweet/netsuite</text:p>
          </table:table-cell>
          <table:table-cell table:formula="of:=REPLACE([.B1370]; 1; 29; &quot;&quot;)" office:value-type="string" office:string-value="NetSweet/netsuite" calcext:value-type="string">
            <text:p>NetSweet/netsuite</text:p>
          </table:table-cell>
        </table:table-row>
        <table:table-row table:style-name="ro1">
          <table:table-cell office:value-type="float" office:value="12903472" calcext:value-type="float">
            <text:p>12903472</text:p>
          </table:table-cell>
          <table:table-cell office:value-type="string" calcext:value-type="string">
            <text:p>https://api.github.com/repos/openjournals/theoj</text:p>
          </table:table-cell>
          <table:table-cell table:formula="of:=REPLACE([.B1371]; 1; 29; &quot;&quot;)" office:value-type="string" office:string-value="openjournals/theoj" calcext:value-type="string">
            <text:p>openjournals/theoj</text:p>
          </table:table-cell>
        </table:table-row>
        <table:table-row table:style-name="ro1">
          <table:table-cell office:value-type="float" office:value="12907166" calcext:value-type="float">
            <text:p>12907166</text:p>
          </table:table-cell>
          <table:table-cell office:value-type="string" calcext:value-type="string">
            <text:p>https://api.github.com/repos/dice-cyfronet/atmosphere</text:p>
          </table:table-cell>
          <table:table-cell table:formula="of:=REPLACE([.B1372]; 1; 29; &quot;&quot;)" office:value-type="string" office:string-value="dice-cyfronet/atmosphere" calcext:value-type="string">
            <text:p>dice-cyfronet/atmosphere</text:p>
          </table:table-cell>
        </table:table-row>
        <table:table-row table:style-name="ro1">
          <table:table-cell office:value-type="float" office:value="12931254" calcext:value-type="float">
            <text:p>12931254</text:p>
          </table:table-cell>
          <table:table-cell office:value-type="string" calcext:value-type="string">
            <text:p>https://api.github.com/repos/gerwa/gvm</text:p>
          </table:table-cell>
          <table:table-cell table:formula="of:=REPLACE([.B1373]; 1; 29; &quot;&quot;)" office:value-type="string" office:string-value="gerwa/gvm" calcext:value-type="string">
            <text:p>gerwa/gvm</text:p>
          </table:table-cell>
        </table:table-row>
        <table:table-row table:style-name="ro1">
          <table:table-cell office:value-type="float" office:value="12938227" calcext:value-type="float">
            <text:p>12938227</text:p>
          </table:table-cell>
          <table:table-cell office:value-type="string" calcext:value-type="string">
            <text:p>https://api.github.com/repos/osuosl-cookbooks/osl-jenkins</text:p>
          </table:table-cell>
          <table:table-cell table:formula="of:=REPLACE([.B1374]; 1; 29; &quot;&quot;)" office:value-type="string" office:string-value="osuosl-cookbooks/osl-jenkins" calcext:value-type="string">
            <text:p>osuosl-cookbooks/osl-jenkins</text:p>
          </table:table-cell>
        </table:table-row>
        <table:table-row table:style-name="ro1">
          <table:table-cell office:value-type="float" office:value="12972435" calcext:value-type="float">
            <text:p>12972435</text:p>
          </table:table-cell>
          <table:table-cell office:value-type="string" calcext:value-type="string">
            <text:p>https://api.github.com/repos/cloudfoundry-incubator/bosh-aws-cpi-release</text:p>
          </table:table-cell>
          <table:table-cell table:formula="of:=REPLACE([.B1375]; 1; 29; &quot;&quot;)" office:value-type="string" office:string-value="cloudfoundry-incubator/bosh-aws-cpi-release" calcext:value-type="string">
            <text:p>cloudfoundry-incubator/bosh-aws-cpi-release</text:p>
          </table:table-cell>
        </table:table-row>
        <table:table-row table:style-name="ro1">
          <table:table-cell office:value-type="float" office:value="12978849" calcext:value-type="float">
            <text:p>12978849</text:p>
          </table:table-cell>
          <table:table-cell office:value-type="string" calcext:value-type="string">
            <text:p>https://api.github.com/repos/bastosmichael/skynet</text:p>
          </table:table-cell>
          <table:table-cell table:formula="of:=REPLACE([.B1376]; 1; 29; &quot;&quot;)" office:value-type="string" office:string-value="bastosmichael/skynet" calcext:value-type="string">
            <text:p>bastosmichael/skynet</text:p>
          </table:table-cell>
        </table:table-row>
        <table:table-row table:style-name="ro1">
          <table:table-cell office:value-type="float" office:value="12993168" calcext:value-type="float">
            <text:p>12993168</text:p>
          </table:table-cell>
          <table:table-cell office:value-type="string" calcext:value-type="string">
            <text:p>https://api.github.com/repos/chef-partners/azure-chef-extension</text:p>
          </table:table-cell>
          <table:table-cell table:formula="of:=REPLACE([.B1377]; 1; 29; &quot;&quot;)" office:value-type="string" office:string-value="chef-partners/azure-chef-extension" calcext:value-type="string">
            <text:p>chef-partners/azure-chef-extension</text:p>
          </table:table-cell>
        </table:table-row>
        <table:table-row table:style-name="ro1">
          <table:table-cell office:value-type="float" office:value="13008322" calcext:value-type="float">
            <text:p>13008322</text:p>
          </table:table-cell>
          <table:table-cell office:value-type="string" calcext:value-type="string">
            <text:p>https://api.github.com/repos/drjorgepolanco/mks</text:p>
          </table:table-cell>
          <table:table-cell table:formula="of:=REPLACE([.B1378]; 1; 29; &quot;&quot;)" office:value-type="string" office:string-value="drjorgepolanco/mks" calcext:value-type="string">
            <text:p>drjorgepolanco/mks</text:p>
          </table:table-cell>
        </table:table-row>
        <table:table-row table:style-name="ro1">
          <table:table-cell office:value-type="float" office:value="13017805" calcext:value-type="float">
            <text:p>13017805</text:p>
          </table:table-cell>
          <table:table-cell office:value-type="string" calcext:value-type="string">
            <text:p>https://api.github.com/repos/OpenAddressesUK/theodolite</text:p>
          </table:table-cell>
          <table:table-cell table:formula="of:=REPLACE([.B1379]; 1; 29; &quot;&quot;)" office:value-type="string" office:string-value="OpenAddressesUK/theodolite" calcext:value-type="string">
            <text:p>OpenAddressesUK/theodolite</text:p>
          </table:table-cell>
        </table:table-row>
        <table:table-row table:style-name="ro1">
          <table:table-cell office:value-type="float" office:value="13032791" calcext:value-type="float">
            <text:p>13032791</text:p>
          </table:table-cell>
          <table:table-cell office:value-type="string" calcext:value-type="string">
            <text:p>https://api.github.com/repos/JohnBuonomo/field-journal</text:p>
          </table:table-cell>
          <table:table-cell table:formula="of:=REPLACE([.B1380]; 1; 29; &quot;&quot;)" office:value-type="string" office:string-value="JohnBuonomo/field-journal" calcext:value-type="string">
            <text:p>JohnBuonomo/field-journal</text:p>
          </table:table-cell>
        </table:table-row>
        <table:table-row table:style-name="ro1">
          <table:table-cell office:value-type="float" office:value="13040695" calcext:value-type="float">
            <text:p>13040695</text:p>
          </table:table-cell>
          <table:table-cell office:value-type="string" calcext:value-type="string">
            <text:p>https://api.github.com/repos/ayystudentunion/hhj</text:p>
          </table:table-cell>
          <table:table-cell table:formula="of:=REPLACE([.B1381]; 1; 29; &quot;&quot;)" office:value-type="string" office:string-value="ayystudentunion/hhj" calcext:value-type="string">
            <text:p>ayystudentunion/hhj</text:p>
          </table:table-cell>
        </table:table-row>
        <table:table-row table:style-name="ro1">
          <table:table-cell office:value-type="float" office:value="13043468" calcext:value-type="float">
            <text:p>13043468</text:p>
          </table:table-cell>
          <table:table-cell office:value-type="string" calcext:value-type="string">
            <text:p>https://api.github.com/repos/logstash-plugins/logstash-output-elasticsearch</text:p>
          </table:table-cell>
          <table:table-cell table:formula="of:=REPLACE([.B1382]; 1; 29; &quot;&quot;)" office:value-type="string" office:string-value="logstash-plugins/logstash-output-elasticsearch" calcext:value-type="string">
            <text:p>logstash-plugins/logstash-output-elasticsearch</text:p>
          </table:table-cell>
        </table:table-row>
        <table:table-row table:style-name="ro1">
          <table:table-cell office:value-type="float" office:value="13068864" calcext:value-type="float">
            <text:p>13068864</text:p>
          </table:table-cell>
          <table:table-cell office:value-type="string" calcext:value-type="string">
            <text:p>https://api.github.com/repos/juntos-com-vc/juntos.com.vc</text:p>
          </table:table-cell>
          <table:table-cell table:formula="of:=REPLACE([.B1383]; 1; 29; &quot;&quot;)" office:value-type="string" office:string-value="juntos-com-vc/juntos.com.vc" calcext:value-type="string">
            <text:p>juntos-com-vc/juntos.com.vc</text:p>
          </table:table-cell>
        </table:table-row>
        <table:table-row table:style-name="ro1">
          <table:table-cell office:value-type="float" office:value="13079226" calcext:value-type="float">
            <text:p>13079226</text:p>
          </table:table-cell>
          <table:table-cell office:value-type="string" calcext:value-type="string">
            <text:p>https://api.github.com/repos/upperstream/packer-templates</text:p>
          </table:table-cell>
          <table:table-cell table:formula="of:=REPLACE([.B1384]; 1; 29; &quot;&quot;)" office:value-type="string" office:string-value="upperstream/packer-templates" calcext:value-type="string">
            <text:p>upperstream/packer-templates</text:p>
          </table:table-cell>
        </table:table-row>
        <table:table-row table:style-name="ro1">
          <table:table-cell office:value-type="float" office:value="13086789" calcext:value-type="float">
            <text:p>13086789</text:p>
          </table:table-cell>
          <table:table-cell office:value-type="string" calcext:value-type="string">
            <text:p>https://api.github.com/repos/rcmdnk/BrewfileTest</text:p>
          </table:table-cell>
          <table:table-cell table:formula="of:=REPLACE([.B1385]; 1; 29; &quot;&quot;)" office:value-type="string" office:string-value="rcmdnk/BrewfileTest" calcext:value-type="string">
            <text:p>rcmdnk/BrewfileTest</text:p>
          </table:table-cell>
        </table:table-row>
        <table:table-row table:style-name="ro1">
          <table:table-cell office:value-type="float" office:value="13111826" calcext:value-type="float">
            <text:p>13111826</text:p>
          </table:table-cell>
          <table:table-cell office:value-type="string" calcext:value-type="string">
            <text:p>https://api.github.com/repos/NUBIC/nitro-competitions</text:p>
          </table:table-cell>
          <table:table-cell table:formula="of:=REPLACE([.B1386]; 1; 29; &quot;&quot;)" office:value-type="string" office:string-value="NUBIC/nitro-competitions" calcext:value-type="string">
            <text:p>NUBIC/nitro-competitions</text:p>
          </table:table-cell>
        </table:table-row>
        <table:table-row table:style-name="ro1">
          <table:table-cell office:value-type="float" office:value="13116215" calcext:value-type="float">
            <text:p>13116215</text:p>
          </table:table-cell>
          <table:table-cell office:value-type="string" calcext:value-type="string">
            <text:p>https://api.github.com/repos/instedd/mbuilder</text:p>
          </table:table-cell>
          <table:table-cell table:formula="of:=REPLACE([.B1387]; 1; 29; &quot;&quot;)" office:value-type="string" office:string-value="instedd/mbuilder" calcext:value-type="string">
            <text:p>instedd/mbuilder</text:p>
          </table:table-cell>
        </table:table-row>
        <table:table-row table:style-name="ro1">
          <table:table-cell office:value-type="float" office:value="13133292" calcext:value-type="float">
            <text:p>13133292</text:p>
          </table:table-cell>
          <table:table-cell office:value-type="string" calcext:value-type="string">
            <text:p>https://api.github.com/repos/sul-dlss/earthworks</text:p>
          </table:table-cell>
          <table:table-cell table:formula="of:=REPLACE([.B1388]; 1; 29; &quot;&quot;)" office:value-type="string" office:string-value="sul-dlss/earthworks" calcext:value-type="string">
            <text:p>sul-dlss/earthworks</text:p>
          </table:table-cell>
        </table:table-row>
        <table:table-row table:style-name="ro1">
          <table:table-cell office:value-type="float" office:value="13134658" calcext:value-type="float">
            <text:p>13134658</text:p>
          </table:table-cell>
          <table:table-cell office:value-type="string" calcext:value-type="string">
            <text:p>https://api.github.com/repos/NREL/openstudio-standards</text:p>
          </table:table-cell>
          <table:table-cell table:formula="of:=REPLACE([.B1389]; 1; 29; &quot;&quot;)" office:value-type="string" office:string-value="NREL/openstudio-standards" calcext:value-type="string">
            <text:p>NREL/openstudio-standards</text:p>
          </table:table-cell>
        </table:table-row>
        <table:table-row table:style-name="ro1">
          <table:table-cell office:value-type="float" office:value="13135866" calcext:value-type="float">
            <text:p>13135866</text:p>
          </table:table-cell>
          <table:table-cell office:value-type="string" calcext:value-type="string">
            <text:p>https://api.github.com/repos/dchbx/hbx_enterprise</text:p>
          </table:table-cell>
          <table:table-cell table:formula="of:=REPLACE([.B1390]; 1; 29; &quot;&quot;)" office:value-type="string" office:string-value="dchbx/hbx_enterprise" calcext:value-type="string">
            <text:p>dchbx/hbx_enterprise</text:p>
          </table:table-cell>
        </table:table-row>
        <table:table-row table:style-name="ro1">
          <table:table-cell office:value-type="float" office:value="13140410" calcext:value-type="float">
            <text:p>13140410</text:p>
          </table:table-cell>
          <table:table-cell office:value-type="string" calcext:value-type="string">
            <text:p>https://api.github.com/repos/cloudfoundry-incubator/bosh-openstack-cpi-release</text:p>
          </table:table-cell>
          <table:table-cell table:formula="of:=REPLACE([.B1391]; 1; 29; &quot;&quot;)" office:value-type="string" office:string-value="cloudfoundry-incubator/bosh-openstack-cpi-release" calcext:value-type="string">
            <text:p>cloudfoundry-incubator/bosh-openstack-cpi-release</text:p>
          </table:table-cell>
        </table:table-row>
        <table:table-row table:style-name="ro1">
          <table:table-cell office:value-type="float" office:value="13144191" calcext:value-type="float">
            <text:p>13144191</text:p>
          </table:table-cell>
          <table:table-cell office:value-type="string" calcext:value-type="string">
            <text:p>https://api.github.com/repos/hopshadoop/hops-hadoop-chef</text:p>
          </table:table-cell>
          <table:table-cell table:formula="of:=REPLACE([.B1392]; 1; 29; &quot;&quot;)" office:value-type="string" office:string-value="hopshadoop/hops-hadoop-chef" calcext:value-type="string">
            <text:p>hopshadoop/hops-hadoop-chef</text:p>
          </table:table-cell>
        </table:table-row>
        <table:table-row table:style-name="ro1">
          <table:table-cell office:value-type="float" office:value="13153553" calcext:value-type="float">
            <text:p>13153553</text:p>
          </table:table-cell>
          <table:table-cell office:value-type="string" calcext:value-type="string">
            <text:p>https://api.github.com/repos/fastlane/deliver</text:p>
          </table:table-cell>
          <table:table-cell table:formula="of:=REPLACE([.B1393]; 1; 29; &quot;&quot;)" office:value-type="string" office:string-value="fastlane/deliver" calcext:value-type="string">
            <text:p>fastlane/deliver</text:p>
          </table:table-cell>
        </table:table-row>
        <table:table-row table:style-name="ro1">
          <table:table-cell office:value-type="float" office:value="13336077" calcext:value-type="float">
            <text:p>13336077</text:p>
          </table:table-cell>
          <table:table-cell office:value-type="string" calcext:value-type="string">
            <text:p>https://api.github.com/repos/skywinder/github-changelog-generator</text:p>
          </table:table-cell>
          <table:table-cell table:formula="of:=REPLACE([.B1394]; 1; 29; &quot;&quot;)" office:value-type="string" office:string-value="skywinder/github-changelog-generator" calcext:value-type="string">
            <text:p>skywinder/github-changelog-generator</text:p>
          </table:table-cell>
        </table:table-row>
        <table:table-row table:style-name="ro1">
          <table:table-cell office:value-type="float" office:value="13343315" calcext:value-type="float">
            <text:p>13343315</text:p>
          </table:table-cell>
          <table:table-cell office:value-type="string" calcext:value-type="string">
            <text:p>https://api.github.com/repos/PhilippePerret/Icare_AD</text:p>
          </table:table-cell>
          <table:table-cell table:formula="of:=REPLACE([.B1395]; 1; 29; &quot;&quot;)" office:value-type="string" office:string-value="PhilippePerret/Icare_AD" calcext:value-type="string">
            <text:p>PhilippePerret/Icare_AD</text:p>
          </table:table-cell>
        </table:table-row>
        <table:table-row table:style-name="ro1">
          <table:table-cell office:value-type="float" office:value="13360321" calcext:value-type="float">
            <text:p>13360321</text:p>
          </table:table-cell>
          <table:table-cell office:value-type="string" calcext:value-type="string">
            <text:p>https://api.github.com/repos/epicodus/epicenter</text:p>
          </table:table-cell>
          <table:table-cell table:formula="of:=REPLACE([.B1396]; 1; 29; &quot;&quot;)" office:value-type="string" office:string-value="epicodus/epicenter" calcext:value-type="string">
            <text:p>epicodus/epicenter</text:p>
          </table:table-cell>
        </table:table-row>
        <table:table-row table:style-name="ro1">
          <table:table-cell office:value-type="float" office:value="13364306" calcext:value-type="float">
            <text:p>13364306</text:p>
          </table:table-cell>
          <table:table-cell office:value-type="string" calcext:value-type="string">
            <text:p>https://api.github.com/repos/github/elastomer-client</text:p>
          </table:table-cell>
          <table:table-cell table:formula="of:=REPLACE([.B1397]; 1; 29; &quot;&quot;)" office:value-type="string" office:string-value="github/elastomer-client" calcext:value-type="string">
            <text:p>github/elastomer-client</text:p>
          </table:table-cell>
        </table:table-row>
        <table:table-row table:style-name="ro1">
          <table:table-cell office:value-type="float" office:value="13392411" calcext:value-type="float">
            <text:p>13392411</text:p>
          </table:table-cell>
          <table:table-cell office:value-type="string" calcext:value-type="string">
            <text:p>https://api.github.com/repos/supermomonga/akechi.rukkit</text:p>
          </table:table-cell>
          <table:table-cell table:formula="of:=REPLACE([.B1398]; 1; 29; &quot;&quot;)" office:value-type="string" office:string-value="supermomonga/akechi.rukkit" calcext:value-type="string">
            <text:p>supermomonga/akechi.rukkit</text:p>
          </table:table-cell>
        </table:table-row>
        <table:table-row table:style-name="ro1">
          <table:table-cell office:value-type="float" office:value="13396696" calcext:value-type="float">
            <text:p>13396696</text:p>
          </table:table-cell>
          <table:table-cell office:value-type="string" calcext:value-type="string">
            <text:p>https://api.github.com/repos/puppetlabs/puppetlabs-aws</text:p>
          </table:table-cell>
          <table:table-cell table:formula="of:=REPLACE([.B1399]; 1; 29; &quot;&quot;)" office:value-type="string" office:string-value="puppetlabs/puppetlabs-aws" calcext:value-type="string">
            <text:p>puppetlabs/puppetlabs-aws</text:p>
          </table:table-cell>
        </table:table-row>
        <table:table-row table:style-name="ro1">
          <table:table-cell office:value-type="float" office:value="13397416" calcext:value-type="float">
            <text:p>13397416</text:p>
          </table:table-cell>
          <table:table-cell office:value-type="string" calcext:value-type="string">
            <text:p>https://api.github.com/repos/ActiveTriples/ActiveTriples</text:p>
          </table:table-cell>
          <table:table-cell table:formula="of:=REPLACE([.B1400]; 1; 29; &quot;&quot;)" office:value-type="string" office:string-value="ActiveTriples/ActiveTriples" calcext:value-type="string">
            <text:p>ActiveTriples/ActiveTriples</text:p>
          </table:table-cell>
        </table:table-row>
        <table:table-row table:style-name="ro1">
          <table:table-cell office:value-type="float" office:value="13399398" calcext:value-type="float">
            <text:p>13399398</text:p>
          </table:table-cell>
          <table:table-cell office:value-type="string" calcext:value-type="string">
            <text:p>https://api.github.com/repos/PeterCamilleri/fOOrth</text:p>
          </table:table-cell>
          <table:table-cell table:formula="of:=REPLACE([.B1401]; 1; 29; &quot;&quot;)" office:value-type="string" office:string-value="PeterCamilleri/fOOrth" calcext:value-type="string">
            <text:p>PeterCamilleri/fOOrth</text:p>
          </table:table-cell>
        </table:table-row>
        <table:table-row table:style-name="ro1">
          <table:table-cell office:value-type="float" office:value="13405202" calcext:value-type="float">
            <text:p>13405202</text:p>
          </table:table-cell>
          <table:table-cell office:value-type="string" calcext:value-type="string">
            <text:p>https://api.github.com/repos/pulibrary/pulmap</text:p>
          </table:table-cell>
          <table:table-cell table:formula="of:=REPLACE([.B1402]; 1; 29; &quot;&quot;)" office:value-type="string" office:string-value="pulibrary/pulmap" calcext:value-type="string">
            <text:p>pulibrary/pulmap</text:p>
          </table:table-cell>
        </table:table-row>
        <table:table-row table:style-name="ro1">
          <table:table-cell office:value-type="float" office:value="13412215" calcext:value-type="float">
            <text:p>13412215</text:p>
          </table:table-cell>
          <table:table-cell office:value-type="string" calcext:value-type="string">
            <text:p>https://api.github.com/repos/devbootcamps/website</text:p>
          </table:table-cell>
          <table:table-cell table:formula="of:=REPLACE([.B1403]; 1; 29; &quot;&quot;)" office:value-type="string" office:string-value="devbootcamps/website" calcext:value-type="string">
            <text:p>devbootcamps/website</text:p>
          </table:table-cell>
        </table:table-row>
        <table:table-row table:style-name="ro1">
          <table:table-cell office:value-type="float" office:value="13413311" calcext:value-type="float">
            <text:p>13413311</text:p>
          </table:table-cell>
          <table:table-cell office:value-type="string" calcext:value-type="string">
            <text:p>https://api.github.com/repos/bitzesty/qae</text:p>
          </table:table-cell>
          <table:table-cell table:formula="of:=REPLACE([.B1404]; 1; 29; &quot;&quot;)" office:value-type="string" office:string-value="bitzesty/qae" calcext:value-type="string">
            <text:p>bitzesty/qae</text:p>
          </table:table-cell>
        </table:table-row>
        <table:table-row table:style-name="ro1">
          <table:table-cell office:value-type="float" office:value="13418550" calcext:value-type="float">
            <text:p>13418550</text:p>
          </table:table-cell>
          <table:table-cell office:value-type="string" calcext:value-type="string">
            <text:p>https://api.github.com/repos/cyclestreets/cyclescape</text:p>
          </table:table-cell>
          <table:table-cell table:formula="of:=REPLACE([.B1405]; 1; 29; &quot;&quot;)" office:value-type="string" office:string-value="cyclestreets/cyclescape" calcext:value-type="string">
            <text:p>cyclestreets/cyclescape</text:p>
          </table:table-cell>
        </table:table-row>
        <table:table-row table:style-name="ro1">
          <table:table-cell office:value-type="float" office:value="13424868" calcext:value-type="float">
            <text:p>13424868</text:p>
          </table:table-cell>
          <table:table-cell office:value-type="string" calcext:value-type="string">
            <text:p>https://api.github.com/repos/hiptest/hiptest-publisher</text:p>
          </table:table-cell>
          <table:table-cell table:formula="of:=REPLACE([.B1406]; 1; 29; &quot;&quot;)" office:value-type="string" office:string-value="hiptest/hiptest-publisher" calcext:value-type="string">
            <text:p>hiptest/hiptest-publisher</text:p>
          </table:table-cell>
        </table:table-row>
        <table:table-row table:style-name="ro1">
          <table:table-cell office:value-type="float" office:value="13427410" calcext:value-type="float">
            <text:p>13427410</text:p>
          </table:table-cell>
          <table:table-cell office:value-type="string" calcext:value-type="string">
            <text:p>https://api.github.com/repos/instedd/verboice</text:p>
          </table:table-cell>
          <table:table-cell table:formula="of:=REPLACE([.B1407]; 1; 29; &quot;&quot;)" office:value-type="string" office:string-value="instedd/verboice" calcext:value-type="string">
            <text:p>instedd/verboice</text:p>
          </table:table-cell>
        </table:table-row>
        <table:table-row table:style-name="ro1">
          <table:table-cell office:value-type="float" office:value="13436999" calcext:value-type="float">
            <text:p>13436999</text:p>
          </table:table-cell>
          <table:table-cell office:value-type="string" calcext:value-type="string">
            <text:p>https://api.github.com/repos/trotzig/import-js</text:p>
          </table:table-cell>
          <table:table-cell table:formula="of:=REPLACE([.B1408]; 1; 29; &quot;&quot;)" office:value-type="string" office:string-value="trotzig/import-js" calcext:value-type="string">
            <text:p>trotzig/import-js</text:p>
          </table:table-cell>
        </table:table-row>
        <table:table-row table:style-name="ro1">
          <table:table-cell office:value-type="float" office:value="13461563" calcext:value-type="float">
            <text:p>13461563</text:p>
          </table:table-cell>
          <table:table-cell office:value-type="string" calcext:value-type="string">
            <text:p>https://api.github.com/repos/sachin21/nuko</text:p>
          </table:table-cell>
          <table:table-cell table:formula="of:=REPLACE([.B1409]; 1; 29; &quot;&quot;)" office:value-type="string" office:string-value="sachin21/nuko" calcext:value-type="string">
            <text:p>sachin21/nuko</text:p>
          </table:table-cell>
        </table:table-row>
        <table:table-row table:style-name="ro1">
          <table:table-cell office:value-type="float" office:value="13461711" calcext:value-type="float">
            <text:p>13461711</text:p>
          </table:table-cell>
          <table:table-cell office:value-type="string" calcext:value-type="string">
            <text:p>https://api.github.com/repos/NicHaley/popr</text:p>
          </table:table-cell>
          <table:table-cell table:formula="of:=REPLACE([.B1410]; 1; 29; &quot;&quot;)" office:value-type="string" office:string-value="NicHaley/popr" calcext:value-type="string">
            <text:p>NicHaley/popr</text:p>
          </table:table-cell>
        </table:table-row>
        <table:table-row table:style-name="ro1">
          <table:table-cell office:value-type="float" office:value="13462594" calcext:value-type="float">
            <text:p>13462594</text:p>
          </table:table-cell>
          <table:table-cell office:value-type="string" calcext:value-type="string">
            <text:p>https://api.github.com/repos/fujii111/hondana</text:p>
          </table:table-cell>
          <table:table-cell table:formula="of:=REPLACE([.B1411]; 1; 29; &quot;&quot;)" office:value-type="string" office:string-value="fujii111/hondana" calcext:value-type="string">
            <text:p>fujii111/hondana</text:p>
          </table:table-cell>
        </table:table-row>
        <table:table-row table:style-name="ro1">
          <table:table-cell office:value-type="float" office:value="13469973" calcext:value-type="float">
            <text:p>13469973</text:p>
          </table:table-cell>
          <table:table-cell office:value-type="string" calcext:value-type="string">
            <text:p>https://api.github.com/repos/GoogleCloudPlatform/fluent-plugin-google-cloud</text:p>
          </table:table-cell>
          <table:table-cell table:formula="of:=REPLACE([.B1412]; 1; 29; &quot;&quot;)" office:value-type="string" office:string-value="GoogleCloudPlatform/fluent-plugin-google-cloud" calcext:value-type="string">
            <text:p>GoogleCloudPlatform/fluent-plugin-google-cloud</text:p>
          </table:table-cell>
        </table:table-row>
        <table:table-row table:style-name="ro1">
          <table:table-cell office:value-type="float" office:value="13471144" calcext:value-type="float">
            <text:p>13471144</text:p>
          </table:table-cell>
          <table:table-cell office:value-type="string" calcext:value-type="string">
            <text:p>https://api.github.com/repos/guidance-guarantee-programme/pension_guidance</text:p>
          </table:table-cell>
          <table:table-cell table:formula="of:=REPLACE([.B1413]; 1; 29; &quot;&quot;)" office:value-type="string" office:string-value="guidance-guarantee-programme/pension_guidance" calcext:value-type="string">
            <text:p>guidance-guarantee-programme/pension_guidance</text:p>
          </table:table-cell>
        </table:table-row>
        <table:table-row table:style-name="ro1">
          <table:table-cell office:value-type="float" office:value="13494746" calcext:value-type="float">
            <text:p>13494746</text:p>
          </table:table-cell>
          <table:table-cell office:value-type="string" calcext:value-type="string">
            <text:p>https://api.github.com/repos/openheritage/open-plaques-3</text:p>
          </table:table-cell>
          <table:table-cell table:formula="of:=REPLACE([.B1414]; 1; 29; &quot;&quot;)" office:value-type="string" office:string-value="openheritage/open-plaques-3" calcext:value-type="string">
            <text:p>openheritage/open-plaques-3</text:p>
          </table:table-cell>
        </table:table-row>
        <table:table-row table:style-name="ro1">
          <table:table-cell office:value-type="float" office:value="13501639" calcext:value-type="float">
            <text:p>13501639</text:p>
          </table:table-cell>
          <table:table-cell office:value-type="string" calcext:value-type="string">
            <text:p>https://api.github.com/repos/ndlib/sipity</text:p>
          </table:table-cell>
          <table:table-cell table:formula="of:=REPLACE([.B1415]; 1; 29; &quot;&quot;)" office:value-type="string" office:string-value="ndlib/sipity" calcext:value-type="string">
            <text:p>ndlib/sipity</text:p>
          </table:table-cell>
        </table:table-row>
        <table:table-row table:style-name="ro1">
          <table:table-cell office:value-type="float" office:value="13510683" calcext:value-type="float">
            <text:p>13510683</text:p>
          </table:table-cell>
          <table:table-cell office:value-type="string" calcext:value-type="string">
            <text:p>https://api.github.com/repos/subvisual/council</text:p>
          </table:table-cell>
          <table:table-cell table:formula="of:=REPLACE([.B1416]; 1; 29; &quot;&quot;)" office:value-type="string" office:string-value="subvisual/council" calcext:value-type="string">
            <text:p>subvisual/council</text:p>
          </table:table-cell>
        </table:table-row>
        <table:table-row table:style-name="ro1">
          <table:table-cell office:value-type="float" office:value="13518271" calcext:value-type="float">
            <text:p>13518271</text:p>
          </table:table-cell>
          <table:table-cell office:value-type="string" calcext:value-type="string">
            <text:p>https://api.github.com/repos/rom-rb/rom-sql</text:p>
          </table:table-cell>
          <table:table-cell table:formula="of:=REPLACE([.B1417]; 1; 29; &quot;&quot;)" office:value-type="string" office:string-value="rom-rb/rom-sql" calcext:value-type="string">
            <text:p>rom-rb/rom-sql</text:p>
          </table:table-cell>
        </table:table-row>
        <table:table-row table:style-name="ro1">
          <table:table-cell office:value-type="float" office:value="13533289" calcext:value-type="float">
            <text:p>13533289</text:p>
          </table:table-cell>
          <table:table-cell office:value-type="string" calcext:value-type="string">
            <text:p>https://api.github.com/repos/randyleighton/jobseeker</text:p>
          </table:table-cell>
          <table:table-cell table:formula="of:=REPLACE([.B1418]; 1; 29; &quot;&quot;)" office:value-type="string" office:string-value="randyleighton/jobseeker" calcext:value-type="string">
            <text:p>randyleighton/jobseeker</text:p>
          </table:table-cell>
        </table:table-row>
        <table:table-row table:style-name="ro1">
          <table:table-cell office:value-type="float" office:value="13539766" calcext:value-type="float">
            <text:p>13539766</text:p>
          </table:table-cell>
          <table:table-cell office:value-type="string" calcext:value-type="string">
            <text:p>https://api.github.com/repos/ministryofjustice/tribunals_api</text:p>
          </table:table-cell>
          <table:table-cell table:formula="of:=REPLACE([.B1419]; 1; 29; &quot;&quot;)" office:value-type="string" office:string-value="ministryofjustice/tribunals_api" calcext:value-type="string">
            <text:p>ministryofjustice/tribunals_api</text:p>
          </table:table-cell>
        </table:table-row>
        <table:table-row table:style-name="ro1">
          <table:table-cell office:value-type="float" office:value="13576832" calcext:value-type="float">
            <text:p>13576832</text:p>
          </table:table-cell>
          <table:table-cell office:value-type="string" calcext:value-type="string">
            <text:p>https://api.github.com/repos/OpenFn/OpenFn-Site</text:p>
          </table:table-cell>
          <table:table-cell table:formula="of:=REPLACE([.B1420]; 1; 29; &quot;&quot;)" office:value-type="string" office:string-value="OpenFn/OpenFn-Site" calcext:value-type="string">
            <text:p>OpenFn/OpenFn-Site</text:p>
          </table:table-cell>
        </table:table-row>
        <table:table-row table:style-name="ro1">
          <table:table-cell office:value-type="float" office:value="13576879" calcext:value-type="float">
            <text:p>13576879</text:p>
          </table:table-cell>
          <table:table-cell office:value-type="string" calcext:value-type="string">
            <text:p>https://api.github.com/repos/CoralineAda/alice</text:p>
          </table:table-cell>
          <table:table-cell table:formula="of:=REPLACE([.B1421]; 1; 29; &quot;&quot;)" office:value-type="string" office:string-value="CoralineAda/alice" calcext:value-type="string">
            <text:p>CoralineAda/alice</text:p>
          </table:table-cell>
        </table:table-row>
        <table:table-row table:style-name="ro1">
          <table:table-cell office:value-type="float" office:value="13594686" calcext:value-type="float">
            <text:p>13594686</text:p>
          </table:table-cell>
          <table:table-cell office:value-type="string" calcext:value-type="string">
            <text:p>https://api.github.com/repos/ndlib/annex-ims</text:p>
          </table:table-cell>
          <table:table-cell table:formula="of:=REPLACE([.B1422]; 1; 29; &quot;&quot;)" office:value-type="string" office:string-value="ndlib/annex-ims" calcext:value-type="string">
            <text:p>ndlib/annex-ims</text:p>
          </table:table-cell>
        </table:table-row>
        <table:table-row table:style-name="ro1">
          <table:table-cell office:value-type="float" office:value="13605066" calcext:value-type="float">
            <text:p>13605066</text:p>
          </table:table-cell>
          <table:table-cell office:value-type="string" calcext:value-type="string">
            <text:p>https://api.github.com/repos/ministryofjustice/tribunals_frontend</text:p>
          </table:table-cell>
          <table:table-cell table:formula="of:=REPLACE([.B1423]; 1; 29; &quot;&quot;)" office:value-type="string" office:string-value="ministryofjustice/tribunals_frontend" calcext:value-type="string">
            <text:p>ministryofjustice/tribunals_frontend</text:p>
          </table:table-cell>
        </table:table-row>
        <table:table-row table:style-name="ro1">
          <table:table-cell office:value-type="float" office:value="13611441" calcext:value-type="float">
            <text:p>13611441</text:p>
          </table:table-cell>
          <table:table-cell office:value-type="string" calcext:value-type="string">
            <text:p>https://api.github.com/repos/OregonDigital/ControlledVocabularyManager</text:p>
          </table:table-cell>
          <table:table-cell table:formula="of:=REPLACE([.B1424]; 1; 29; &quot;&quot;)" office:value-type="string" office:string-value="OregonDigital/ControlledVocabularyManager" calcext:value-type="string">
            <text:p>OregonDigital/ControlledVocabularyManager</text:p>
          </table:table-cell>
        </table:table-row>
        <table:table-row table:style-name="ro1">
          <table:table-cell office:value-type="float" office:value="13634949" calcext:value-type="float">
            <text:p>13634949</text:p>
          </table:table-cell>
          <table:table-cell office:value-type="string" calcext:value-type="string">
            <text:p>https://api.github.com/repos/openstreetmap/chef</text:p>
          </table:table-cell>
          <table:table-cell table:formula="of:=REPLACE([.B1425]; 1; 29; &quot;&quot;)" office:value-type="string" office:string-value="openstreetmap/chef" calcext:value-type="string">
            <text:p>openstreetmap/chef</text:p>
          </table:table-cell>
        </table:table-row>
        <table:table-row table:style-name="ro1">
          <table:table-cell office:value-type="float" office:value="13636331" calcext:value-type="float">
            <text:p>13636331</text:p>
          </table:table-cell>
          <table:table-cell office:value-type="string" calcext:value-type="string">
            <text:p>https://api.github.com/repos/NCU-BRATS/Conflux</text:p>
          </table:table-cell>
          <table:table-cell table:formula="of:=REPLACE([.B1426]; 1; 29; &quot;&quot;)" office:value-type="string" office:string-value="NCU-BRATS/Conflux" calcext:value-type="string">
            <text:p>NCU-BRATS/Conflux</text:p>
          </table:table-cell>
        </table:table-row>
        <table:table-row table:style-name="ro1">
          <table:table-cell office:value-type="float" office:value="13638400" calcext:value-type="float">
            <text:p>13638400</text:p>
          </table:table-cell>
          <table:table-cell office:value-type="string" calcext:value-type="string">
            <text:p>https://api.github.com/repos/jackpope/vbay</text:p>
          </table:table-cell>
          <table:table-cell table:formula="of:=REPLACE([.B1427]; 1; 29; &quot;&quot;)" office:value-type="string" office:string-value="jackpope/vbay" calcext:value-type="string">
            <text:p>jackpope/vbay</text:p>
          </table:table-cell>
        </table:table-row>
        <table:table-row table:style-name="ro1">
          <table:table-cell office:value-type="float" office:value="13639525" calcext:value-type="float">
            <text:p>13639525</text:p>
          </table:table-cell>
          <table:table-cell office:value-type="string" calcext:value-type="string">
            <text:p>https://api.github.com/repos/DaniG2k/asia-gazette</text:p>
          </table:table-cell>
          <table:table-cell table:formula="of:=REPLACE([.B1428]; 1; 29; &quot;&quot;)" office:value-type="string" office:string-value="DaniG2k/asia-gazette" calcext:value-type="string">
            <text:p>DaniG2k/asia-gazette</text:p>
          </table:table-cell>
        </table:table-row>
        <table:table-row table:style-name="ro1">
          <table:table-cell office:value-type="float" office:value="13646791" calcext:value-type="float">
            <text:p>13646791</text:p>
          </table:table-cell>
          <table:table-cell office:value-type="string" calcext:value-type="string">
            <text:p>https://api.github.com/repos/para-cms/para</text:p>
          </table:table-cell>
          <table:table-cell table:formula="of:=REPLACE([.B1429]; 1; 29; &quot;&quot;)" office:value-type="string" office:string-value="para-cms/para" calcext:value-type="string">
            <text:p>para-cms/para</text:p>
          </table:table-cell>
        </table:table-row>
        <table:table-row table:style-name="ro1">
          <table:table-cell office:value-type="float" office:value="13647428" calcext:value-type="float">
            <text:p>13647428</text:p>
          </table:table-cell>
          <table:table-cell office:value-type="string" calcext:value-type="string">
            <text:p>https://api.github.com/repos/openfarmcc/OpenFarm</text:p>
          </table:table-cell>
          <table:table-cell table:formula="of:=REPLACE([.B1430]; 1; 29; &quot;&quot;)" office:value-type="string" office:string-value="openfarmcc/OpenFarm" calcext:value-type="string">
            <text:p>openfarmcc/OpenFarm</text:p>
          </table:table-cell>
        </table:table-row>
        <table:table-row table:style-name="ro1">
          <table:table-cell office:value-type="float" office:value="13659453" calcext:value-type="float">
            <text:p>13659453</text:p>
          </table:table-cell>
          <table:table-cell office:value-type="string" calcext:value-type="string">
            <text:p>https://api.github.com/repos/namely/connect</text:p>
          </table:table-cell>
          <table:table-cell table:formula="of:=REPLACE([.B1431]; 1; 29; &quot;&quot;)" office:value-type="string" office:string-value="namely/connect" calcext:value-type="string">
            <text:p>namely/connect</text:p>
          </table:table-cell>
        </table:table-row>
        <table:table-row table:style-name="ro1">
          <table:table-cell office:value-type="float" office:value="13665349" calcext:value-type="float">
            <text:p>13665349</text:p>
          </table:table-cell>
          <table:table-cell office:value-type="string" calcext:value-type="string">
            <text:p>https://api.github.com/repos/sikmi/webweb</text:p>
          </table:table-cell>
          <table:table-cell table:formula="of:=REPLACE([.B1432]; 1; 29; &quot;&quot;)" office:value-type="string" office:string-value="sikmi/webweb" calcext:value-type="string">
            <text:p>sikmi/webweb</text:p>
          </table:table-cell>
        </table:table-row>
        <table:table-row table:style-name="ro1">
          <table:table-cell office:value-type="float" office:value="13685858" calcext:value-type="float">
            <text:p>13685858</text:p>
          </table:table-cell>
          <table:table-cell office:value-type="string" calcext:value-type="string">
            <text:p>https://api.github.com/repos/ogx-io/ogx-io-web</text:p>
          </table:table-cell>
          <table:table-cell table:formula="of:=REPLACE([.B1433]; 1; 29; &quot;&quot;)" office:value-type="string" office:string-value="ogx-io/ogx-io-web" calcext:value-type="string">
            <text:p>ogx-io/ogx-io-web</text:p>
          </table:table-cell>
        </table:table-row>
        <table:table-row table:style-name="ro1">
          <table:table-cell office:value-type="float" office:value="13697881" calcext:value-type="float">
            <text:p>13697881</text:p>
          </table:table-cell>
          <table:table-cell office:value-type="string" calcext:value-type="string">
            <text:p>https://api.github.com/repos/marvelexplorer/marvelexplorer.github.io</text:p>
          </table:table-cell>
          <table:table-cell table:formula="of:=REPLACE([.B1434]; 1; 29; &quot;&quot;)" office:value-type="string" office:string-value="marvelexplorer/marvelexplorer.github.io" calcext:value-type="string">
            <text:p>marvelexplorer/marvelexplorer.github.io</text:p>
          </table:table-cell>
        </table:table-row>
        <table:table-row table:style-name="ro1">
          <table:table-cell office:value-type="float" office:value="13720039" calcext:value-type="float">
            <text:p>13720039</text:p>
          </table:table-cell>
          <table:table-cell office:value-type="string" calcext:value-type="string">
            <text:p>https://api.github.com/repos/ElixirUK/TeSS</text:p>
          </table:table-cell>
          <table:table-cell table:formula="of:=REPLACE([.B1435]; 1; 29; &quot;&quot;)" office:value-type="string" office:string-value="ElixirUK/TeSS" calcext:value-type="string">
            <text:p>ElixirUK/TeSS</text:p>
          </table:table-cell>
        </table:table-row>
        <table:table-row table:style-name="ro1">
          <table:table-cell office:value-type="float" office:value="13723638" calcext:value-type="float">
            <text:p>13723638</text:p>
          </table:table-cell>
          <table:table-cell office:value-type="string" calcext:value-type="string">
            <text:p>https://api.github.com/repos/WikiEducationFoundation/WikiEduDashboard</text:p>
          </table:table-cell>
          <table:table-cell table:formula="of:=REPLACE([.B1436]; 1; 29; &quot;&quot;)" office:value-type="string" office:string-value="WikiEducationFoundation/WikiEduDashboard" calcext:value-type="string">
            <text:p>WikiEducationFoundation/WikiEduDashboard</text:p>
          </table:table-cell>
        </table:table-row>
        <table:table-row table:style-name="ro1">
          <table:table-cell office:value-type="float" office:value="13727368" calcext:value-type="float">
            <text:p>13727368</text:p>
          </table:table-cell>
          <table:table-cell office:value-type="string" calcext:value-type="string">
            <text:p>https://api.github.com/repos/zooniverse/Talk-Api</text:p>
          </table:table-cell>
          <table:table-cell table:formula="of:=REPLACE([.B1437]; 1; 29; &quot;&quot;)" office:value-type="string" office:string-value="zooniverse/Talk-Api" calcext:value-type="string">
            <text:p>zooniverse/Talk-Api</text:p>
          </table:table-cell>
        </table:table-row>
        <table:table-row table:style-name="ro1">
          <table:table-cell office:value-type="float" office:value="13777646" calcext:value-type="float">
            <text:p>13777646</text:p>
          </table:table-cell>
          <table:table-cell office:value-type="string" calcext:value-type="string">
            <text:p>https://api.github.com/repos/DigitalNZ/supplejack_api</text:p>
          </table:table-cell>
          <table:table-cell table:formula="of:=REPLACE([.B1438]; 1; 29; &quot;&quot;)" office:value-type="string" office:string-value="DigitalNZ/supplejack_api" calcext:value-type="string">
            <text:p>DigitalNZ/supplejack_api</text:p>
          </table:table-cell>
        </table:table-row>
        <table:table-row table:style-name="ro1">
          <table:table-cell office:value-type="float" office:value="13836065" calcext:value-type="float">
            <text:p>13836065</text:p>
          </table:table-cell>
          <table:table-cell office:value-type="string" calcext:value-type="string">
            <text:p>https://api.github.com/repos/jonnyjava/ewoks</text:p>
          </table:table-cell>
          <table:table-cell table:formula="of:=REPLACE([.B1439]; 1; 29; &quot;&quot;)" office:value-type="string" office:string-value="jonnyjava/ewoks" calcext:value-type="string">
            <text:p>jonnyjava/ewoks</text:p>
          </table:table-cell>
        </table:table-row>
        <table:table-row table:style-name="ro1">
          <table:table-cell office:value-type="float" office:value="13840167" calcext:value-type="float">
            <text:p>13840167</text:p>
          </table:table-cell>
          <table:table-cell office:value-type="string" calcext:value-type="string">
            <text:p>https://api.github.com/repos/harman-signal-processing/harmanpro</text:p>
          </table:table-cell>
          <table:table-cell table:formula="of:=REPLACE([.B1440]; 1; 29; &quot;&quot;)" office:value-type="string" office:string-value="harman-signal-processing/harmanpro" calcext:value-type="string">
            <text:p>harman-signal-processing/harmanpro</text:p>
          </table:table-cell>
        </table:table-row>
        <table:table-row table:style-name="ro1">
          <table:table-cell office:value-type="float" office:value="13841944" calcext:value-type="float">
            <text:p>13841944</text:p>
          </table:table-cell>
          <table:table-cell office:value-type="string" calcext:value-type="string">
            <text:p>https://api.github.com/repos/tosmi/sippma</text:p>
          </table:table-cell>
          <table:table-cell table:formula="of:=REPLACE([.B1441]; 1; 29; &quot;&quot;)" office:value-type="string" office:string-value="tosmi/sippma" calcext:value-type="string">
            <text:p>tosmi/sippma</text:p>
          </table:table-cell>
        </table:table-row>
        <table:table-row table:style-name="ro1">
          <table:table-cell office:value-type="float" office:value="13852513" calcext:value-type="float">
            <text:p>13852513</text:p>
          </table:table-cell>
          <table:table-cell office:value-type="string" calcext:value-type="string">
            <text:p>https://api.github.com/repos/faunadb/faunadb-ruby</text:p>
          </table:table-cell>
          <table:table-cell table:formula="of:=REPLACE([.B1442]; 1; 29; &quot;&quot;)" office:value-type="string" office:string-value="faunadb/faunadb-ruby" calcext:value-type="string">
            <text:p>faunadb/faunadb-ruby</text:p>
          </table:table-cell>
        </table:table-row>
        <table:table-row table:style-name="ro1">
          <table:table-cell office:value-type="float" office:value="13894596" calcext:value-type="float">
            <text:p>13894596</text:p>
          </table:table-cell>
          <table:table-cell office:value-type="string" calcext:value-type="string">
            <text:p>https://api.github.com/repos/lmuntaner/Assisster</text:p>
          </table:table-cell>
          <table:table-cell table:formula="of:=REPLACE([.B1443]; 1; 29; &quot;&quot;)" office:value-type="string" office:string-value="lmuntaner/Assisster" calcext:value-type="string">
            <text:p>lmuntaner/Assisster</text:p>
          </table:table-cell>
        </table:table-row>
        <table:table-row table:style-name="ro1">
          <table:table-cell office:value-type="float" office:value="13936180" calcext:value-type="float">
            <text:p>13936180</text:p>
          </table:table-cell>
          <table:table-cell office:value-type="string" calcext:value-type="string">
            <text:p>https://api.github.com/repos/conanite/nydp</text:p>
          </table:table-cell>
          <table:table-cell table:formula="of:=REPLACE([.B1444]; 1; 29; &quot;&quot;)" office:value-type="string" office:string-value="conanite/nydp" calcext:value-type="string">
            <text:p>conanite/nydp</text:p>
          </table:table-cell>
        </table:table-row>
        <table:table-row table:style-name="ro1">
          <table:table-cell office:value-type="float" office:value="13939390" calcext:value-type="float">
            <text:p>13939390</text:p>
          </table:table-cell>
          <table:table-cell office:value-type="string" calcext:value-type="string">
            <text:p>https://api.github.com/repos/bunnymatic/mau</text:p>
          </table:table-cell>
          <table:table-cell table:formula="of:=REPLACE([.B1445]; 1; 29; &quot;&quot;)" office:value-type="string" office:string-value="bunnymatic/mau" calcext:value-type="string">
            <text:p>bunnymatic/mau</text:p>
          </table:table-cell>
        </table:table-row>
        <table:table-row table:style-name="ro1">
          <table:table-cell office:value-type="float" office:value="13954085" calcext:value-type="float">
            <text:p>13954085</text:p>
          </table:table-cell>
          <table:table-cell office:value-type="string" calcext:value-type="string">
            <text:p>https://api.github.com/repos/anithri/rubymine_settings</text:p>
          </table:table-cell>
          <table:table-cell table:formula="of:=REPLACE([.B1446]; 1; 29; &quot;&quot;)" office:value-type="string" office:string-value="anithri/rubymine_settings" calcext:value-type="string">
            <text:p>anithri/rubymine_settings</text:p>
          </table:table-cell>
        </table:table-row>
        <table:table-row table:style-name="ro1">
          <table:table-cell office:value-type="float" office:value="13981460" calcext:value-type="float">
            <text:p>13981460</text:p>
          </table:table-cell>
          <table:table-cell office:value-type="string" calcext:value-type="string">
            <text:p>https://api.github.com/repos/openstax/tutor-server</text:p>
          </table:table-cell>
          <table:table-cell table:formula="of:=REPLACE([.B1447]; 1; 29; &quot;&quot;)" office:value-type="string" office:string-value="openstax/tutor-server" calcext:value-type="string">
            <text:p>openstax/tutor-server</text:p>
          </table:table-cell>
        </table:table-row>
        <table:table-row table:style-name="ro1">
          <table:table-cell office:value-type="float" office:value="14049499" calcext:value-type="float">
            <text:p>14049499</text:p>
          </table:table-cell>
          <table:table-cell office:value-type="string" calcext:value-type="string">
            <text:p>https://api.github.com/repos/fhir-crucible/plan_executor</text:p>
          </table:table-cell>
          <table:table-cell table:formula="of:=REPLACE([.B1448]; 1; 29; &quot;&quot;)" office:value-type="string" office:string-value="fhir-crucible/plan_executor" calcext:value-type="string">
            <text:p>fhir-crucible/plan_executor</text:p>
          </table:table-cell>
        </table:table-row>
        <table:table-row table:style-name="ro1">
          <table:table-cell office:value-type="float" office:value="14068922" calcext:value-type="float">
            <text:p>14068922</text:p>
          </table:table-cell>
          <table:table-cell office:value-type="string" calcext:value-type="string">
            <text:p>https://api.github.com/repos/Copywright/the_pivot</text:p>
          </table:table-cell>
          <table:table-cell table:formula="of:=REPLACE([.B1449]; 1; 29; &quot;&quot;)" office:value-type="string" office:string-value="Copywright/the_pivot" calcext:value-type="string">
            <text:p>Copywright/the_pivot</text:p>
          </table:table-cell>
        </table:table-row>
        <table:table-row table:style-name="ro1">
          <table:table-cell office:value-type="float" office:value="14076946" calcext:value-type="float">
            <text:p>14076946</text:p>
          </table:table-cell>
          <table:table-cell office:value-type="string" calcext:value-type="string">
            <text:p>https://api.github.com/repos/agile-alliance-brazil/event_registrations</text:p>
          </table:table-cell>
          <table:table-cell table:formula="of:=REPLACE([.B1450]; 1; 29; &quot;&quot;)" office:value-type="string" office:string-value="agile-alliance-brazil/event_registrations" calcext:value-type="string">
            <text:p>agile-alliance-brazil/event_registrations</text:p>
          </table:table-cell>
        </table:table-row>
        <table:table-row table:style-name="ro1">
          <table:table-cell office:value-type="float" office:value="14080573" calcext:value-type="float">
            <text:p>14080573</text:p>
          </table:table-cell>
          <table:table-cell office:value-type="string" calcext:value-type="string">
            <text:p>https://api.github.com/repos/Deovandski/Fakktion</text:p>
          </table:table-cell>
          <table:table-cell table:formula="of:=REPLACE([.B1451]; 1; 29; &quot;&quot;)" office:value-type="string" office:string-value="Deovandski/Fakktion" calcext:value-type="string">
            <text:p>Deovandski/Fakktion</text:p>
          </table:table-cell>
        </table:table-row>
        <table:table-row table:style-name="ro1">
          <table:table-cell office:value-type="float" office:value="14084666" calcext:value-type="float">
            <text:p>14084666</text:p>
          </table:table-cell>
          <table:table-cell office:value-type="string" calcext:value-type="string">
            <text:p>https://api.github.com/repos/bayendor/the_pivot</text:p>
          </table:table-cell>
          <table:table-cell table:formula="of:=REPLACE([.B1452]; 1; 29; &quot;&quot;)" office:value-type="string" office:string-value="bayendor/the_pivot" calcext:value-type="string">
            <text:p>bayendor/the_pivot</text:p>
          </table:table-cell>
        </table:table-row>
        <table:table-row table:style-name="ro1">
          <table:table-cell office:value-type="float" office:value="14140525" calcext:value-type="float">
            <text:p>14140525</text:p>
          </table:table-cell>
          <table:table-cell office:value-type="string" calcext:value-type="string">
            <text:p>https://api.github.com/repos/dalexj/da_pivot</text:p>
          </table:table-cell>
          <table:table-cell table:formula="of:=REPLACE([.B1453]; 1; 29; &quot;&quot;)" office:value-type="string" office:string-value="dalexj/da_pivot" calcext:value-type="string">
            <text:p>dalexj/da_pivot</text:p>
          </table:table-cell>
        </table:table-row>
        <table:table-row table:style-name="ro1">
          <table:table-cell office:value-type="float" office:value="14196961" calcext:value-type="float">
            <text:p>14196961</text:p>
          </table:table-cell>
          <table:table-cell office:value-type="string" calcext:value-type="string">
            <text:p>https://api.github.com/repos/OregonShakespeareFestival/captioncast</text:p>
          </table:table-cell>
          <table:table-cell table:formula="of:=REPLACE([.B1454]; 1; 29; &quot;&quot;)" office:value-type="string" office:string-value="OregonShakespeareFestival/captioncast" calcext:value-type="string">
            <text:p>OregonShakespeareFestival/captioncast</text:p>
          </table:table-cell>
        </table:table-row>
        <table:table-row table:style-name="ro1">
          <table:table-cell office:value-type="float" office:value="14199222" calcext:value-type="float">
            <text:p>14199222</text:p>
          </table:table-cell>
          <table:table-cell office:value-type="string" calcext:value-type="string">
            <text:p>https://api.github.com/repos/raccoons-2014/stereogram</text:p>
          </table:table-cell>
          <table:table-cell table:formula="of:=REPLACE([.B1455]; 1; 29; &quot;&quot;)" office:value-type="string" office:string-value="raccoons-2014/stereogram" calcext:value-type="string">
            <text:p>raccoons-2014/stereogram</text:p>
          </table:table-cell>
        </table:table-row>
        <table:table-row table:style-name="ro1">
          <table:table-cell office:value-type="float" office:value="14247677" calcext:value-type="float">
            <text:p>14247677</text:p>
          </table:table-cell>
          <table:table-cell office:value-type="string" calcext:value-type="string">
            <text:p>https://api.github.com/repos/ethereum/homebrew-ethereum</text:p>
          </table:table-cell>
          <table:table-cell table:formula="of:=REPLACE([.B1456]; 1; 29; &quot;&quot;)" office:value-type="string" office:string-value="ethereum/homebrew-ethereum" calcext:value-type="string">
            <text:p>ethereum/homebrew-ethereum</text:p>
          </table:table-cell>
        </table:table-row>
        <table:table-row table:style-name="ro1">
          <table:table-cell office:value-type="float" office:value="14249377" calcext:value-type="float">
            <text:p>14249377</text:p>
          </table:table-cell>
          <table:table-cell office:value-type="string" calcext:value-type="string">
            <text:p>https://api.github.com/repos/puppetlabs/r10k</text:p>
          </table:table-cell>
          <table:table-cell table:formula="of:=REPLACE([.B1457]; 1; 29; &quot;&quot;)" office:value-type="string" office:string-value="puppetlabs/r10k" calcext:value-type="string">
            <text:p>puppetlabs/r10k</text:p>
          </table:table-cell>
        </table:table-row>
        <table:table-row table:style-name="ro1">
          <table:table-cell office:value-type="float" office:value="14298288" calcext:value-type="float">
            <text:p>14298288</text:p>
          </table:table-cell>
          <table:table-cell office:value-type="string" calcext:value-type="string">
            <text:p>https://api.github.com/repos/copperheads-2014/simple-data</text:p>
          </table:table-cell>
          <table:table-cell table:formula="of:=REPLACE([.B1458]; 1; 29; &quot;&quot;)" office:value-type="string" office:string-value="copperheads-2014/simple-data" calcext:value-type="string">
            <text:p>copperheads-2014/simple-data</text:p>
          </table:table-cell>
        </table:table-row>
        <table:table-row table:style-name="ro1">
          <table:table-cell office:value-type="float" office:value="14325441" calcext:value-type="float">
            <text:p>14325441</text:p>
          </table:table-cell>
          <table:table-cell office:value-type="string" calcext:value-type="string">
            <text:p>https://api.github.com/repos/colorgy/Core</text:p>
          </table:table-cell>
          <table:table-cell table:formula="of:=REPLACE([.B1459]; 1; 29; &quot;&quot;)" office:value-type="string" office:string-value="colorgy/Core" calcext:value-type="string">
            <text:p>colorgy/Core</text:p>
          </table:table-cell>
        </table:table-row>
        <table:table-row table:style-name="ro1">
          <table:table-cell office:value-type="float" office:value="14334085" calcext:value-type="float">
            <text:p>14334085</text:p>
          </table:table-cell>
          <table:table-cell office:value-type="string" calcext:value-type="string">
            <text:p>https://api.github.com/repos/BallAerospace/COSMOS</text:p>
          </table:table-cell>
          <table:table-cell table:formula="of:=REPLACE([.B1460]; 1; 29; &quot;&quot;)" office:value-type="string" office:string-value="BallAerospace/COSMOS" calcext:value-type="string">
            <text:p>BallAerospace/COSMOS</text:p>
          </table:table-cell>
        </table:table-row>
        <table:table-row table:style-name="ro1">
          <table:table-cell office:value-type="float" office:value="14383981" calcext:value-type="float">
            <text:p>14383981</text:p>
          </table:table-cell>
          <table:table-cell office:value-type="string" calcext:value-type="string">
            <text:p>https://api.github.com/repos/rocket-11/nastachku</text:p>
          </table:table-cell>
          <table:table-cell table:formula="of:=REPLACE([.B1461]; 1; 29; &quot;&quot;)" office:value-type="string" office:string-value="rocket-11/nastachku" calcext:value-type="string">
            <text:p>rocket-11/nastachku</text:p>
          </table:table-cell>
        </table:table-row>
        <table:table-row table:style-name="ro1">
          <table:table-cell office:value-type="float" office:value="14457963" calcext:value-type="float">
            <text:p>14457963</text:p>
          </table:table-cell>
          <table:table-cell office:value-type="string" calcext:value-type="string">
            <text:p>https://api.github.com/repos/AlchemyCMS/alchemy_cms</text:p>
          </table:table-cell>
          <table:table-cell table:formula="of:=REPLACE([.B1462]; 1; 29; &quot;&quot;)" office:value-type="string" office:string-value="AlchemyCMS/alchemy_cms" calcext:value-type="string">
            <text:p>AlchemyCMS/alchemy_cms</text:p>
          </table:table-cell>
        </table:table-row>
        <table:table-row table:style-name="ro1">
          <table:table-cell office:value-type="float" office:value="14520096" calcext:value-type="float">
            <text:p>14520096</text:p>
          </table:table-cell>
          <table:table-cell office:value-type="string" calcext:value-type="string">
            <text:p>https://api.github.com/repos/dchbx/enroll</text:p>
          </table:table-cell>
          <table:table-cell table:formula="of:=REPLACE([.B1463]; 1; 29; &quot;&quot;)" office:value-type="string" office:string-value="dchbx/enroll" calcext:value-type="string">
            <text:p>dchbx/enroll</text:p>
          </table:table-cell>
        </table:table-row>
        <table:table-row table:style-name="ro1">
          <table:table-cell office:value-type="float" office:value="14525060" calcext:value-type="float">
            <text:p>14525060</text:p>
          </table:table-cell>
          <table:table-cell office:value-type="string" calcext:value-type="string">
            <text:p>https://api.github.com/repos/rootulp/exercism</text:p>
          </table:table-cell>
          <table:table-cell table:formula="of:=REPLACE([.B1464]; 1; 29; &quot;&quot;)" office:value-type="string" office:string-value="rootulp/exercism" calcext:value-type="string">
            <text:p>rootulp/exercism</text:p>
          </table:table-cell>
        </table:table-row>
        <table:table-row table:style-name="ro1">
          <table:table-cell office:value-type="float" office:value="14542851" calcext:value-type="float">
            <text:p>14542851</text:p>
          </table:table-cell>
          <table:table-cell office:value-type="string" calcext:value-type="string">
            <text:p>https://api.github.com/repos/liamseanbrady/pinch-app</text:p>
          </table:table-cell>
          <table:table-cell table:formula="of:=REPLACE([.B1465]; 1; 29; &quot;&quot;)" office:value-type="string" office:string-value="liamseanbrady/pinch-app" calcext:value-type="string">
            <text:p>liamseanbrady/pinch-app</text:p>
          </table:table-cell>
        </table:table-row>
        <table:table-row table:style-name="ro1">
          <table:table-cell office:value-type="float" office:value="14606094" calcext:value-type="float">
            <text:p>14606094</text:p>
          </table:table-cell>
          <table:table-cell office:value-type="string" calcext:value-type="string">
            <text:p>https://api.github.com/repos/yyuu/hotdog</text:p>
          </table:table-cell>
          <table:table-cell table:formula="of:=REPLACE([.B1466]; 1; 29; &quot;&quot;)" office:value-type="string" office:string-value="yyuu/hotdog" calcext:value-type="string">
            <text:p>yyuu/hotdog</text:p>
          </table:table-cell>
        </table:table-row>
        <table:table-row table:style-name="ro1">
          <table:table-cell office:value-type="float" office:value="14634467" calcext:value-type="float">
            <text:p>14634467</text:p>
          </table:table-cell>
          <table:table-cell office:value-type="string" calcext:value-type="string">
            <text:p>https://api.github.com/repos/bunto/bunto</text:p>
          </table:table-cell>
          <table:table-cell table:formula="of:=REPLACE([.B1467]; 1; 29; &quot;&quot;)" office:value-type="string" office:string-value="bunto/bunto" calcext:value-type="string">
            <text:p>bunto/bunto</text:p>
          </table:table-cell>
        </table:table-row>
        <table:table-row table:style-name="ro1">
          <table:table-cell office:value-type="float" office:value="14654678" calcext:value-type="float">
            <text:p>14654678</text:p>
          </table:table-cell>
          <table:table-cell office:value-type="string" calcext:value-type="string">
            <text:p>https://api.github.com/repos/iguider/test</text:p>
          </table:table-cell>
          <table:table-cell table:formula="of:=REPLACE([.B1468]; 1; 29; &quot;&quot;)" office:value-type="string" office:string-value="iguider/test" calcext:value-type="string">
            <text:p>iguider/test</text:p>
          </table:table-cell>
        </table:table-row>
        <table:table-row table:style-name="ro1">
          <table:table-cell office:value-type="float" office:value="14670447" calcext:value-type="float">
            <text:p>14670447</text:p>
          </table:table-cell>
          <table:table-cell office:value-type="string" calcext:value-type="string">
            <text:p>https://api.github.com/repos/dialedin/cicero</text:p>
          </table:table-cell>
          <table:table-cell table:formula="of:=REPLACE([.B1469]; 1; 29; &quot;&quot;)" office:value-type="string" office:string-value="dialedin/cicero" calcext:value-type="string">
            <text:p>dialedin/cicero</text:p>
          </table:table-cell>
        </table:table-row>
        <table:table-row table:style-name="ro1">
          <table:table-cell office:value-type="float" office:value="14723877" calcext:value-type="float">
            <text:p>14723877</text:p>
          </table:table-cell>
          <table:table-cell office:value-type="string" calcext:value-type="string">
            <text:p>https://api.github.com/repos/tylert/packer-build</text:p>
          </table:table-cell>
          <table:table-cell table:formula="of:=REPLACE([.B1470]; 1; 29; &quot;&quot;)" office:value-type="string" office:string-value="tylert/packer-build" calcext:value-type="string">
            <text:p>tylert/packer-build</text:p>
          </table:table-cell>
        </table:table-row>
        <table:table-row table:style-name="ro1">
          <table:table-cell office:value-type="float" office:value="14726920" calcext:value-type="float">
            <text:p>14726920</text:p>
          </table:table-cell>
          <table:table-cell office:value-type="string" calcext:value-type="string">
            <text:p>https://api.github.com/repos/pakyow/pakyow</text:p>
          </table:table-cell>
          <table:table-cell table:formula="of:=REPLACE([.B1471]; 1; 29; &quot;&quot;)" office:value-type="string" office:string-value="pakyow/pakyow" calcext:value-type="string">
            <text:p>pakyow/pakyow</text:p>
          </table:table-cell>
        </table:table-row>
        <table:table-row table:style-name="ro1">
          <table:table-cell office:value-type="float" office:value="14729695" calcext:value-type="float">
            <text:p>14729695</text:p>
          </table:table-cell>
          <table:table-cell office:value-type="string" calcext:value-type="string">
            <text:p>https://api.github.com/repos/robbi5/kleineanfragen</text:p>
          </table:table-cell>
          <table:table-cell table:formula="of:=REPLACE([.B1472]; 1; 29; &quot;&quot;)" office:value-type="string" office:string-value="robbi5/kleineanfragen" calcext:value-type="string">
            <text:p>robbi5/kleineanfragen</text:p>
          </table:table-cell>
        </table:table-row>
        <table:table-row table:style-name="ro1">
          <table:table-cell office:value-type="float" office:value="14757314" calcext:value-type="float">
            <text:p>14757314</text:p>
          </table:table-cell>
          <table:table-cell office:value-type="string" calcext:value-type="string">
            <text:p>https://api.github.com/repos/ryota-ka/twterm</text:p>
          </table:table-cell>
          <table:table-cell table:formula="of:=REPLACE([.B1473]; 1; 29; &quot;&quot;)" office:value-type="string" office:string-value="ryota-ka/twterm" calcext:value-type="string">
            <text:p>ryota-ka/twterm</text:p>
          </table:table-cell>
        </table:table-row>
        <table:table-row table:style-name="ro1">
          <table:table-cell office:value-type="float" office:value="14770243" calcext:value-type="float">
            <text:p>14770243</text:p>
          </table:table-cell>
          <table:table-cell office:value-type="string" calcext:value-type="string">
            <text:p>https://api.github.com/repos/PRX/cms.prx.org</text:p>
          </table:table-cell>
          <table:table-cell table:formula="of:=REPLACE([.B1474]; 1; 29; &quot;&quot;)" office:value-type="string" office:string-value="PRX/cms.prx.org" calcext:value-type="string">
            <text:p>PRX/cms.prx.org</text:p>
          </table:table-cell>
        </table:table-row>
        <table:table-row table:style-name="ro1">
          <table:table-cell office:value-type="float" office:value="14779796" calcext:value-type="float">
            <text:p>14779796</text:p>
          </table:table-cell>
          <table:table-cell office:value-type="string" calcext:value-type="string">
            <text:p>https://api.github.com/repos/ruby-bench/ruby-bench-web</text:p>
          </table:table-cell>
          <table:table-cell table:formula="of:=REPLACE([.B1475]; 1; 29; &quot;&quot;)" office:value-type="string" office:string-value="ruby-bench/ruby-bench-web" calcext:value-type="string">
            <text:p>ruby-bench/ruby-bench-web</text:p>
          </table:table-cell>
        </table:table-row>
        <table:table-row table:style-name="ro1">
          <table:table-cell office:value-type="float" office:value="14784001" calcext:value-type="float">
            <text:p>14784001</text:p>
          </table:table-cell>
          <table:table-cell office:value-type="string" calcext:value-type="string">
            <text:p>https://api.github.com/repos/Labtec/OpenLIS</text:p>
          </table:table-cell>
          <table:table-cell table:formula="of:=REPLACE([.B1476]; 1; 29; &quot;&quot;)" office:value-type="string" office:string-value="Labtec/OpenLIS" calcext:value-type="string">
            <text:p>Labtec/OpenLIS</text:p>
          </table:table-cell>
        </table:table-row>
        <table:table-row table:style-name="ro1">
          <table:table-cell office:value-type="float" office:value="14784674" calcext:value-type="float">
            <text:p>14784674</text:p>
          </table:table-cell>
          <table:table-cell office:value-type="string" calcext:value-type="string">
            <text:p>https://api.github.com/repos/rammpeter/Panorama_Gem</text:p>
          </table:table-cell>
          <table:table-cell table:formula="of:=REPLACE([.B1477]; 1; 29; &quot;&quot;)" office:value-type="string" office:string-value="rammpeter/Panorama_Gem" calcext:value-type="string">
            <text:p>rammpeter/Panorama_Gem</text:p>
          </table:table-cell>
        </table:table-row>
        <table:table-row table:style-name="ro1">
          <table:table-cell office:value-type="float" office:value="14808379" calcext:value-type="float">
            <text:p>14808379</text:p>
          </table:table-cell>
          <table:table-cell office:value-type="string" calcext:value-type="string">
            <text:p>https://api.github.com/repos/caskdata/coopr-provisioner</text:p>
          </table:table-cell>
          <table:table-cell table:formula="of:=REPLACE([.B1478]; 1; 29; &quot;&quot;)" office:value-type="string" office:string-value="caskdata/coopr-provisioner" calcext:value-type="string">
            <text:p>caskdata/coopr-provisioner</text:p>
          </table:table-cell>
        </table:table-row>
        <table:table-row table:style-name="ro1">
          <table:table-cell office:value-type="float" office:value="14819299" calcext:value-type="float">
            <text:p>14819299</text:p>
          </table:table-cell>
          <table:table-cell office:value-type="string" calcext:value-type="string">
            <text:p>https://api.github.com/repos/dobtco/dvl-core</text:p>
          </table:table-cell>
          <table:table-cell table:formula="of:=REPLACE([.B1479]; 1; 29; &quot;&quot;)" office:value-type="string" office:string-value="dobtco/dvl-core" calcext:value-type="string">
            <text:p>dobtco/dvl-core</text:p>
          </table:table-cell>
        </table:table-row>
        <table:table-row table:style-name="ro1">
          <table:table-cell office:value-type="float" office:value="14823796" calcext:value-type="float">
            <text:p>14823796</text:p>
          </table:table-cell>
          <table:table-cell office:value-type="string" calcext:value-type="string">
            <text:p>https://api.github.com/repos/lazybing/lazybing.github.io</text:p>
          </table:table-cell>
          <table:table-cell table:formula="of:=REPLACE([.B1480]; 1; 29; &quot;&quot;)" office:value-type="string" office:string-value="lazybing/lazybing.github.io" calcext:value-type="string">
            <text:p>lazybing/lazybing.github.io</text:p>
          </table:table-cell>
        </table:table-row>
        <table:table-row table:style-name="ro1">
          <table:table-cell office:value-type="float" office:value="14825681" calcext:value-type="float">
            <text:p>14825681</text:p>
          </table:table-cell>
          <table:table-cell office:value-type="string" calcext:value-type="string">
            <text:p>https://api.github.com/repos/suketuparikh/spree-new</text:p>
          </table:table-cell>
          <table:table-cell table:formula="of:=REPLACE([.B1481]; 1; 29; &quot;&quot;)" office:value-type="string" office:string-value="suketuparikh/spree-new" calcext:value-type="string">
            <text:p>suketuparikh/spree-new</text:p>
          </table:table-cell>
        </table:table-row>
        <table:table-row table:style-name="ro1">
          <table:table-cell office:value-type="float" office:value="14830810" calcext:value-type="float">
            <text:p>14830810</text:p>
          </table:table-cell>
          <table:table-cell office:value-type="string" calcext:value-type="string">
            <text:p>https://api.github.com/repos/iterate-ch/homebrew-cyberduck</text:p>
          </table:table-cell>
          <table:table-cell table:formula="of:=REPLACE([.B1482]; 1; 29; &quot;&quot;)" office:value-type="string" office:string-value="iterate-ch/homebrew-cyberduck" calcext:value-type="string">
            <text:p>iterate-ch/homebrew-cyberduck</text:p>
          </table:table-cell>
        </table:table-row>
        <table:table-row table:style-name="ro1">
          <table:table-cell office:value-type="float" office:value="14843011" calcext:value-type="float">
            <text:p>14843011</text:p>
          </table:table-cell>
          <table:table-cell office:value-type="string" calcext:value-type="string">
            <text:p>https://api.github.com/repos/18F/before-you-ship</text:p>
          </table:table-cell>
          <table:table-cell table:formula="of:=REPLACE([.B1483]; 1; 29; &quot;&quot;)" office:value-type="string" office:string-value="18F/before-you-ship" calcext:value-type="string">
            <text:p>18F/before-you-ship</text:p>
          </table:table-cell>
        </table:table-row>
        <table:table-row table:style-name="ro1">
          <table:table-cell office:value-type="float" office:value="14876443" calcext:value-type="float">
            <text:p>14876443</text:p>
          </table:table-cell>
          <table:table-cell office:value-type="string" calcext:value-type="string">
            <text:p>https://api.github.com/repos/fsek/web</text:p>
          </table:table-cell>
          <table:table-cell table:formula="of:=REPLACE([.B1484]; 1; 29; &quot;&quot;)" office:value-type="string" office:string-value="fsek/web" calcext:value-type="string">
            <text:p>fsek/web</text:p>
          </table:table-cell>
        </table:table-row>
        <table:table-row table:style-name="ro1">
          <table:table-cell office:value-type="float" office:value="14906893" calcext:value-type="float">
            <text:p>14906893</text:p>
          </table:table-cell>
          <table:table-cell office:value-type="string" calcext:value-type="string">
            <text:p>https://api.github.com/repos/razrfly/recordtemple</text:p>
          </table:table-cell>
          <table:table-cell table:formula="of:=REPLACE([.B1485]; 1; 29; &quot;&quot;)" office:value-type="string" office:string-value="razrfly/recordtemple" calcext:value-type="string">
            <text:p>razrfly/recordtemple</text:p>
          </table:table-cell>
        </table:table-row>
        <table:table-row table:style-name="ro1">
          <table:table-cell office:value-type="float" office:value="14913437" calcext:value-type="float">
            <text:p>14913437</text:p>
          </table:table-cell>
          <table:table-cell office:value-type="string" calcext:value-type="string">
            <text:p>https://api.github.com/repos/MetricMike/simrep</text:p>
          </table:table-cell>
          <table:table-cell table:formula="of:=REPLACE([.B1486]; 1; 29; &quot;&quot;)" office:value-type="string" office:string-value="MetricMike/simrep" calcext:value-type="string">
            <text:p>MetricMike/simrep</text:p>
          </table:table-cell>
        </table:table-row>
        <table:table-row table:style-name="ro1">
          <table:table-cell office:value-type="float" office:value="14951054" calcext:value-type="float">
            <text:p>14951054</text:p>
          </table:table-cell>
          <table:table-cell office:value-type="string" calcext:value-type="string">
            <text:p>https://api.github.com/repos/pbmolini/sfa-rails</text:p>
          </table:table-cell>
          <table:table-cell table:formula="of:=REPLACE([.B1487]; 1; 29; &quot;&quot;)" office:value-type="string" office:string-value="pbmolini/sfa-rails" calcext:value-type="string">
            <text:p>pbmolini/sfa-rails</text:p>
          </table:table-cell>
        </table:table-row>
        <table:table-row table:style-name="ro1">
          <table:table-cell office:value-type="float" office:value="14975212" calcext:value-type="float">
            <text:p>14975212</text:p>
          </table:table-cell>
          <table:table-cell office:value-type="string" calcext:value-type="string">
            <text:p>https://api.github.com/repos/Dinuuu/regalar</text:p>
          </table:table-cell>
          <table:table-cell table:formula="of:=REPLACE([.B1488]; 1; 29; &quot;&quot;)" office:value-type="string" office:string-value="Dinuuu/regalar" calcext:value-type="string">
            <text:p>Dinuuu/regalar</text:p>
          </table:table-cell>
        </table:table-row>
        <table:table-row table:style-name="ro1">
          <table:table-cell office:value-type="float" office:value="15014368" calcext:value-type="float">
            <text:p>15014368</text:p>
          </table:table-cell>
          <table:table-cell office:value-type="string" calcext:value-type="string">
            <text:p>https://api.github.com/repos/Leonis0813/algieba</text:p>
          </table:table-cell>
          <table:table-cell table:formula="of:=REPLACE([.B1489]; 1; 29; &quot;&quot;)" office:value-type="string" office:string-value="Leonis0813/algieba" calcext:value-type="string">
            <text:p>Leonis0813/algieba</text:p>
          </table:table-cell>
        </table:table-row>
        <table:table-row table:style-name="ro1">
          <table:table-cell office:value-type="float" office:value="15040962" calcext:value-type="float">
            <text:p>15040962</text:p>
          </table:table-cell>
          <table:table-cell office:value-type="string" calcext:value-type="string">
            <text:p>https://api.github.com/repos/GoogleCloudPlatform/gcloud-ruby</text:p>
          </table:table-cell>
          <table:table-cell table:formula="of:=REPLACE([.B1490]; 1; 29; &quot;&quot;)" office:value-type="string" office:string-value="GoogleCloudPlatform/gcloud-ruby" calcext:value-type="string">
            <text:p>GoogleCloudPlatform/gcloud-ruby</text:p>
          </table:table-cell>
        </table:table-row>
        <table:table-row table:style-name="ro1">
          <table:table-cell office:value-type="float" office:value="15041686" calcext:value-type="float">
            <text:p>15041686</text:p>
          </table:table-cell>
          <table:table-cell office:value-type="string" calcext:value-type="string">
            <text:p>https://api.github.com/repos/NEU-DSG/tapas_rails</text:p>
          </table:table-cell>
          <table:table-cell table:formula="of:=REPLACE([.B1491]; 1; 29; &quot;&quot;)" office:value-type="string" office:string-value="NEU-DSG/tapas_rails" calcext:value-type="string">
            <text:p>NEU-DSG/tapas_rails</text:p>
          </table:table-cell>
        </table:table-row>
        <table:table-row table:style-name="ro1">
          <table:table-cell office:value-type="float" office:value="15079874" calcext:value-type="float">
            <text:p>15079874</text:p>
          </table:table-cell>
          <table:table-cell office:value-type="string" calcext:value-type="string">
            <text:p>https://api.github.com/repos/KernelCorp/samolov</text:p>
          </table:table-cell>
          <table:table-cell table:formula="of:=REPLACE([.B1492]; 1; 29; &quot;&quot;)" office:value-type="string" office:string-value="KernelCorp/samolov" calcext:value-type="string">
            <text:p>KernelCorp/samolov</text:p>
          </table:table-cell>
        </table:table-row>
        <table:table-row table:style-name="ro1">
          <table:table-cell office:value-type="float" office:value="15083903" calcext:value-type="float">
            <text:p>15083903</text:p>
          </table:table-cell>
          <table:table-cell office:value-type="string" calcext:value-type="string">
            <text:p>https://api.github.com/repos/taudinpurkauspeli/taudinpurkauspeli</text:p>
          </table:table-cell>
          <table:table-cell table:formula="of:=REPLACE([.B1493]; 1; 29; &quot;&quot;)" office:value-type="string" office:string-value="taudinpurkauspeli/taudinpurkauspeli" calcext:value-type="string">
            <text:p>taudinpurkauspeli/taudinpurkauspeli</text:p>
          </table:table-cell>
        </table:table-row>
        <table:table-row table:style-name="ro1">
          <table:table-cell office:value-type="float" office:value="15106056" calcext:value-type="float">
            <text:p>15106056</text:p>
          </table:table-cell>
          <table:table-cell office:value-type="string" calcext:value-type="string">
            <text:p>https://api.github.com/repos/thooams/Ui-Bibz</text:p>
          </table:table-cell>
          <table:table-cell table:formula="of:=REPLACE([.B1494]; 1; 29; &quot;&quot;)" office:value-type="string" office:string-value="thooams/Ui-Bibz" calcext:value-type="string">
            <text:p>thooams/Ui-Bibz</text:p>
          </table:table-cell>
        </table:table-row>
        <table:table-row table:style-name="ro1">
          <table:table-cell office:value-type="float" office:value="15120125" calcext:value-type="float">
            <text:p>15120125</text:p>
          </table:table-cell>
          <table:table-cell office:value-type="string" calcext:value-type="string">
            <text:p>https://api.github.com/repos/openHPI/codeocean</text:p>
          </table:table-cell>
          <table:table-cell table:formula="of:=REPLACE([.B1495]; 1; 29; &quot;&quot;)" office:value-type="string" office:string-value="openHPI/codeocean" calcext:value-type="string">
            <text:p>openHPI/codeocean</text:p>
          </table:table-cell>
        </table:table-row>
        <table:table-row table:style-name="ro1">
          <table:table-cell office:value-type="float" office:value="15168297" calcext:value-type="float">
            <text:p>15168297</text:p>
          </table:table-cell>
          <table:table-cell office:value-type="string" calcext:value-type="string">
            <text:p>https://api.github.com/repos/PacemakerConf/site</text:p>
          </table:table-cell>
          <table:table-cell table:formula="of:=REPLACE([.B1496]; 1; 29; &quot;&quot;)" office:value-type="string" office:string-value="PacemakerConf/site" calcext:value-type="string">
            <text:p>PacemakerConf/site</text:p>
          </table:table-cell>
        </table:table-row>
        <table:table-row table:style-name="ro1">
          <table:table-cell office:value-type="float" office:value="15192129" calcext:value-type="float">
            <text:p>15192129</text:p>
          </table:table-cell>
          <table:table-cell office:value-type="string" calcext:value-type="string">
            <text:p>https://api.github.com/repos/DavyJonesLocker/client_side_validations</text:p>
          </table:table-cell>
          <table:table-cell table:formula="of:=REPLACE([.B1497]; 1; 29; &quot;&quot;)" office:value-type="string" office:string-value="DavyJonesLocker/client_side_validations" calcext:value-type="string">
            <text:p>DavyJonesLocker/client_side_validations</text:p>
          </table:table-cell>
        </table:table-row>
        <table:table-row table:style-name="ro1">
          <table:table-cell office:value-type="float" office:value="15203479" calcext:value-type="float">
            <text:p>15203479</text:p>
          </table:table-cell>
          <table:table-cell office:value-type="string" calcext:value-type="string">
            <text:p>https://api.github.com/repos/kaltura/KalturaGeneratedAPIClientsRuby</text:p>
          </table:table-cell>
          <table:table-cell table:formula="of:=REPLACE([.B1498]; 1; 29; &quot;&quot;)" office:value-type="string" office:string-value="kaltura/KalturaGeneratedAPIClientsRuby" calcext:value-type="string">
            <text:p>kaltura/KalturaGeneratedAPIClientsRuby</text:p>
          </table:table-cell>
        </table:table-row>
        <table:table-row table:style-name="ro1">
          <table:table-cell office:value-type="float" office:value="15221968" calcext:value-type="float">
            <text:p>15221968</text:p>
          </table:table-cell>
          <table:table-cell office:value-type="string" calcext:value-type="string">
            <text:p>https://api.github.com/repos/evilsocket/bettercap</text:p>
          </table:table-cell>
          <table:table-cell table:formula="of:=REPLACE([.B1499]; 1; 29; &quot;&quot;)" office:value-type="string" office:string-value="evilsocket/bettercap" calcext:value-type="string">
            <text:p>evilsocket/bettercap</text:p>
          </table:table-cell>
        </table:table-row>
        <table:table-row table:style-name="ro1">
          <table:table-cell office:value-type="float" office:value="15430116" calcext:value-type="float">
            <text:p>15430116</text:p>
          </table:table-cell>
          <table:table-cell office:value-type="string" calcext:value-type="string">
            <text:p>https://api.github.com/repos/chef/ohai</text:p>
          </table:table-cell>
          <table:table-cell table:formula="of:=REPLACE([.B1500]; 1; 29; &quot;&quot;)" office:value-type="string" office:string-value="chef/ohai" calcext:value-type="string">
            <text:p>chef/ohai</text:p>
          </table:table-cell>
        </table:table-row>
        <table:table-row table:style-name="ro1">
          <table:table-cell office:value-type="float" office:value="15430259" calcext:value-type="float">
            <text:p>15430259</text:p>
          </table:table-cell>
          <table:table-cell office:value-type="string" calcext:value-type="string">
            <text:p>https://api.github.com/repos/chef/chef</text:p>
          </table:table-cell>
          <table:table-cell table:formula="of:=REPLACE([.B1501]; 1; 29; &quot;&quot;)" office:value-type="string" office:string-value="chef/chef" calcext:value-type="string">
            <text:p>chef/chef</text:p>
          </table:table-cell>
        </table:table-row>
        <table:table-row table:style-name="ro1">
          <table:table-cell office:value-type="float" office:value="15430399" calcext:value-type="float">
            <text:p>15430399</text:p>
          </table:table-cell>
          <table:table-cell office:value-type="string" calcext:value-type="string">
            <text:p>https://api.github.com/repos/chef/supermarket</text:p>
          </table:table-cell>
          <table:table-cell table:formula="of:=REPLACE([.B1502]; 1; 29; &quot;&quot;)" office:value-type="string" office:string-value="chef/supermarket" calcext:value-type="string">
            <text:p>chef/supermarket</text:p>
          </table:table-cell>
        </table:table-row>
        <table:table-row table:style-name="ro1">
          <table:table-cell office:value-type="float" office:value="15430513" calcext:value-type="float">
            <text:p>15430513</text:p>
          </table:table-cell>
          <table:table-cell office:value-type="string" calcext:value-type="string">
            <text:p>https://api.github.com/repos/chef/omnibus</text:p>
          </table:table-cell>
          <table:table-cell table:formula="of:=REPLACE([.B1503]; 1; 29; &quot;&quot;)" office:value-type="string" office:string-value="chef/omnibus" calcext:value-type="string">
            <text:p>chef/omnibus</text:p>
          </table:table-cell>
        </table:table-row>
        <table:table-row table:style-name="ro1">
          <table:table-cell office:value-type="float" office:value="15433199" calcext:value-type="float">
            <text:p>15433199</text:p>
          </table:table-cell>
          <table:table-cell office:value-type="string" calcext:value-type="string">
            <text:p>https://api.github.com/repos/chef/chef-rfc</text:p>
          </table:table-cell>
          <table:table-cell table:formula="of:=REPLACE([.B1504]; 1; 29; &quot;&quot;)" office:value-type="string" office:string-value="chef/chef-rfc" calcext:value-type="string">
            <text:p>chef/chef-rfc</text:p>
          </table:table-cell>
        </table:table-row>
        <table:table-row table:style-name="ro1">
          <table:table-cell office:value-type="float" office:value="15433727" calcext:value-type="float">
            <text:p>15433727</text:p>
          </table:table-cell>
          <table:table-cell office:value-type="string" calcext:value-type="string">
            <text:p>https://api.github.com/repos/chef/chef-dk</text:p>
          </table:table-cell>
          <table:table-cell table:formula="of:=REPLACE([.B1505]; 1; 29; &quot;&quot;)" office:value-type="string" office:string-value="chef/chef-dk" calcext:value-type="string">
            <text:p>chef/chef-dk</text:p>
          </table:table-cell>
        </table:table-row>
        <table:table-row table:style-name="ro1">
          <table:table-cell office:value-type="float" office:value="15434170" calcext:value-type="float">
            <text:p>15434170</text:p>
          </table:table-cell>
          <table:table-cell office:value-type="string" calcext:value-type="string">
            <text:p>https://api.github.com/repos/chef/omnibus-software</text:p>
          </table:table-cell>
          <table:table-cell table:formula="of:=REPLACE([.B1506]; 1; 29; &quot;&quot;)" office:value-type="string" office:string-value="chef/omnibus-software" calcext:value-type="string">
            <text:p>chef/omnibus-software</text:p>
          </table:table-cell>
        </table:table-row>
        <table:table-row table:style-name="ro1">
          <table:table-cell office:value-type="float" office:value="15434931" calcext:value-type="float">
            <text:p>15434931</text:p>
          </table:table-cell>
          <table:table-cell office:value-type="string" calcext:value-type="string">
            <text:p>https://api.github.com/repos/chef/knife-windows</text:p>
          </table:table-cell>
          <table:table-cell table:formula="of:=REPLACE([.B1507]; 1; 29; &quot;&quot;)" office:value-type="string" office:string-value="chef/knife-windows" calcext:value-type="string">
            <text:p>chef/knife-windows</text:p>
          </table:table-cell>
        </table:table-row>
        <table:table-row table:style-name="ro1">
          <table:table-cell office:value-type="float" office:value="15435177" calcext:value-type="float">
            <text:p>15435177</text:p>
          </table:table-cell>
          <table:table-cell office:value-type="string" calcext:value-type="string">
            <text:p>https://api.github.com/repos/andygout/theatrebase</text:p>
          </table:table-cell>
          <table:table-cell table:formula="of:=REPLACE([.B1508]; 1; 29; &quot;&quot;)" office:value-type="string" office:string-value="andygout/theatrebase" calcext:value-type="string">
            <text:p>andygout/theatrebase</text:p>
          </table:table-cell>
        </table:table-row>
        <table:table-row table:style-name="ro1">
          <table:table-cell office:value-type="float" office:value="15436696" calcext:value-type="float">
            <text:p>15436696</text:p>
          </table:table-cell>
          <table:table-cell office:value-type="string" calcext:value-type="string">
            <text:p>https://api.github.com/repos/bedrocketjmd/ruby-boxxspring-sdk</text:p>
          </table:table-cell>
          <table:table-cell table:formula="of:=REPLACE([.B1509]; 1; 29; &quot;&quot;)" office:value-type="string" office:string-value="bedrocketjmd/ruby-boxxspring-sdk" calcext:value-type="string">
            <text:p>bedrocketjmd/ruby-boxxspring-sdk</text:p>
          </table:table-cell>
        </table:table-row>
        <table:table-row table:style-name="ro1">
          <table:table-cell office:value-type="float" office:value="15467047" calcext:value-type="float">
            <text:p>15467047</text:p>
          </table:table-cell>
          <table:table-cell office:value-type="string" calcext:value-type="string">
            <text:p>https://api.github.com/repos/galterlibrary/digital-repository</text:p>
          </table:table-cell>
          <table:table-cell table:formula="of:=REPLACE([.B1510]; 1; 29; &quot;&quot;)" office:value-type="string" office:string-value="galterlibrary/digital-repository" calcext:value-type="string">
            <text:p>galterlibrary/digital-repository</text:p>
          </table:table-cell>
        </table:table-row>
        <table:table-row table:style-name="ro1">
          <table:table-cell office:value-type="float" office:value="15473078" calcext:value-type="float">
            <text:p>15473078</text:p>
          </table:table-cell>
          <table:table-cell office:value-type="string" calcext:value-type="string">
            <text:p>https://api.github.com/repos/chef/knife-azure</text:p>
          </table:table-cell>
          <table:table-cell table:formula="of:=REPLACE([.B1511]; 1; 29; &quot;&quot;)" office:value-type="string" office:string-value="chef/knife-azure" calcext:value-type="string">
            <text:p>chef/knife-azure</text:p>
          </table:table-cell>
        </table:table-row>
        <table:table-row table:style-name="ro1">
          <table:table-cell office:value-type="float" office:value="15474968" calcext:value-type="float">
            <text:p>15474968</text:p>
          </table:table-cell>
          <table:table-cell office:value-type="string" calcext:value-type="string">
            <text:p>https://api.github.com/repos/valhalla/chef-valhalla</text:p>
          </table:table-cell>
          <table:table-cell table:formula="of:=REPLACE([.B1512]; 1; 29; &quot;&quot;)" office:value-type="string" office:string-value="valhalla/chef-valhalla" calcext:value-type="string">
            <text:p>valhalla/chef-valhalla</text:p>
          </table:table-cell>
        </table:table-row>
        <table:table-row table:style-name="ro1">
          <table:table-cell office:value-type="float" office:value="15477007" calcext:value-type="float">
            <text:p>15477007</text:p>
          </table:table-cell>
          <table:table-cell office:value-type="string" calcext:value-type="string">
            <text:p>https://api.github.com/repos/chef/qa-chef-server-cluster</text:p>
          </table:table-cell>
          <table:table-cell table:formula="of:=REPLACE([.B1513]; 1; 29; &quot;&quot;)" office:value-type="string" office:string-value="chef/qa-chef-server-cluster" calcext:value-type="string">
            <text:p>chef/qa-chef-server-cluster</text:p>
          </table:table-cell>
        </table:table-row>
        <table:table-row table:style-name="ro1">
          <table:table-cell office:value-type="float" office:value="15484510" calcext:value-type="float">
            <text:p>15484510</text:p>
          </table:table-cell>
          <table:table-cell office:value-type="string" calcext:value-type="string">
            <text:p>https://api.github.com/repos/thomasrogers03/cassandra_model</text:p>
          </table:table-cell>
          <table:table-cell table:formula="of:=REPLACE([.B1514]; 1; 29; &quot;&quot;)" office:value-type="string" office:string-value="thomasrogers03/cassandra_model" calcext:value-type="string">
            <text:p>thomasrogers03/cassandra_model</text:p>
          </table:table-cell>
        </table:table-row>
        <table:table-row table:style-name="ro1">
          <table:table-cell office:value-type="float" office:value="15586530" calcext:value-type="float">
            <text:p>15586530</text:p>
          </table:table-cell>
          <table:table-cell office:value-type="string" calcext:value-type="string">
            <text:p>https://api.github.com/repos/Rockster160/ParkourUtah</text:p>
          </table:table-cell>
          <table:table-cell table:formula="of:=REPLACE([.B1515]; 1; 29; &quot;&quot;)" office:value-type="string" office:string-value="Rockster160/ParkourUtah" calcext:value-type="string">
            <text:p>Rockster160/ParkourUtah</text:p>
          </table:table-cell>
        </table:table-row>
        <table:table-row table:style-name="ro1">
          <table:table-cell office:value-type="float" office:value="15617093" calcext:value-type="float">
            <text:p>15617093</text:p>
          </table:table-cell>
          <table:table-cell office:value-type="string" calcext:value-type="string">
            <text:p>https://api.github.com/repos/sue445/sebastian-badge</text:p>
          </table:table-cell>
          <table:table-cell table:formula="of:=REPLACE([.B1516]; 1; 29; &quot;&quot;)" office:value-type="string" office:string-value="sue445/sebastian-badge" calcext:value-type="string">
            <text:p>sue445/sebastian-badge</text:p>
          </table:table-cell>
        </table:table-row>
        <table:table-row table:style-name="ro1">
          <table:table-cell office:value-type="float" office:value="15626643" calcext:value-type="float">
            <text:p>15626643</text:p>
          </table:table-cell>
          <table:table-cell office:value-type="string" calcext:value-type="string">
            <text:p>https://api.github.com/repos/MayOneUS/mayday-2.0-backend</text:p>
          </table:table-cell>
          <table:table-cell table:formula="of:=REPLACE([.B1517]; 1; 29; &quot;&quot;)" office:value-type="string" office:string-value="MayOneUS/mayday-2.0-backend" calcext:value-type="string">
            <text:p>MayOneUS/mayday-2.0-backend</text:p>
          </table:table-cell>
        </table:table-row>
        <table:table-row table:style-name="ro1">
          <table:table-cell office:value-type="float" office:value="15640721" calcext:value-type="float">
            <text:p>15640721</text:p>
          </table:table-cell>
          <table:table-cell office:value-type="string" calcext:value-type="string">
            <text:p>https://api.github.com/repos/GrowMoi/moi</text:p>
          </table:table-cell>
          <table:table-cell table:formula="of:=REPLACE([.B1518]; 1; 29; &quot;&quot;)" office:value-type="string" office:string-value="GrowMoi/moi" calcext:value-type="string">
            <text:p>GrowMoi/moi</text:p>
          </table:table-cell>
        </table:table-row>
        <table:table-row table:style-name="ro1">
          <table:table-cell office:value-type="float" office:value="15824937" calcext:value-type="float">
            <text:p>15824937</text:p>
          </table:table-cell>
          <table:table-cell office:value-type="string" calcext:value-type="string">
            <text:p>https://api.github.com/repos/sensu-plugins/sensu-plugins-aws</text:p>
          </table:table-cell>
          <table:table-cell table:formula="of:=REPLACE([.B1519]; 1; 29; &quot;&quot;)" office:value-type="string" office:string-value="sensu-plugins/sensu-plugins-aws" calcext:value-type="string">
            <text:p>sensu-plugins/sensu-plugins-aws</text:p>
          </table:table-cell>
        </table:table-row>
        <table:table-row table:style-name="ro1">
          <table:table-cell office:value-type="float" office:value="15838934" calcext:value-type="float">
            <text:p>15838934</text:p>
          </table:table-cell>
          <table:table-cell office:value-type="string" calcext:value-type="string">
            <text:p>https://api.github.com/repos/tulibraries/dplah</text:p>
          </table:table-cell>
          <table:table-cell table:formula="of:=REPLACE([.B1520]; 1; 29; &quot;&quot;)" office:value-type="string" office:string-value="tulibraries/dplah" calcext:value-type="string">
            <text:p>tulibraries/dplah</text:p>
          </table:table-cell>
        </table:table-row>
        <table:table-row table:style-name="ro1">
          <table:table-cell office:value-type="float" office:value="15985174" calcext:value-type="float">
            <text:p>15985174</text:p>
          </table:table-cell>
          <table:table-cell office:value-type="string" calcext:value-type="string">
            <text:p>https://api.github.com/repos/rmosolgo/graphql-ruby</text:p>
          </table:table-cell>
          <table:table-cell table:formula="of:=REPLACE([.B1521]; 1; 29; &quot;&quot;)" office:value-type="string" office:string-value="rmosolgo/graphql-ruby" calcext:value-type="string">
            <text:p>rmosolgo/graphql-ruby</text:p>
          </table:table-cell>
        </table:table-row>
        <table:table-row table:style-name="ro1">
          <table:table-cell office:value-type="float" office:value="16028091" calcext:value-type="float">
            <text:p>16028091</text:p>
          </table:table-cell>
          <table:table-cell office:value-type="string" calcext:value-type="string">
            <text:p>https://api.github.com/repos/AnnArborTees/annarbortees-www</text:p>
          </table:table-cell>
          <table:table-cell table:formula="of:=REPLACE([.B1522]; 1; 29; &quot;&quot;)" office:value-type="string" office:string-value="AnnArborTees/annarbortees-www" calcext:value-type="string">
            <text:p>AnnArborTees/annarbortees-www</text:p>
          </table:table-cell>
        </table:table-row>
        <table:table-row table:style-name="ro1">
          <table:table-cell office:value-type="float" office:value="16047896" calcext:value-type="float">
            <text:p>16047896</text:p>
          </table:table-cell>
          <table:table-cell office:value-type="string" calcext:value-type="string">
            <text:p>https://api.github.com/repos/eSpectrum-IT/brassica</text:p>
          </table:table-cell>
          <table:table-cell table:formula="of:=REPLACE([.B1523]; 1; 29; &quot;&quot;)" office:value-type="string" office:string-value="eSpectrum-IT/brassica" calcext:value-type="string">
            <text:p>eSpectrum-IT/brassica</text:p>
          </table:table-cell>
        </table:table-row>
        <table:table-row table:style-name="ro1">
          <table:table-cell office:value-type="float" office:value="16088175" calcext:value-type="float">
            <text:p>16088175</text:p>
          </table:table-cell>
          <table:table-cell office:value-type="string" calcext:value-type="string">
            <text:p>https://api.github.com/repos/ulmic/ulmicru</text:p>
          </table:table-cell>
          <table:table-cell table:formula="of:=REPLACE([.B1524]; 1; 29; &quot;&quot;)" office:value-type="string" office:string-value="ulmic/ulmicru" calcext:value-type="string">
            <text:p>ulmic/ulmicru</text:p>
          </table:table-cell>
        </table:table-row>
        <table:table-row table:style-name="ro1">
          <table:table-cell office:value-type="float" office:value="16091992" calcext:value-type="float">
            <text:p>16091992</text:p>
          </table:table-cell>
          <table:table-cell office:value-type="string" calcext:value-type="string">
            <text:p>https://api.github.com/repos/zdennis/yap-shell</text:p>
          </table:table-cell>
          <table:table-cell table:formula="of:=REPLACE([.B1525]; 1; 29; &quot;&quot;)" office:value-type="string" office:string-value="zdennis/yap-shell" calcext:value-type="string">
            <text:p>zdennis/yap-shell</text:p>
          </table:table-cell>
        </table:table-row>
        <table:table-row table:style-name="ro1">
          <table:table-cell office:value-type="float" office:value="16113970" calcext:value-type="float">
            <text:p>16113970</text:p>
          </table:table-cell>
          <table:table-cell office:value-type="string" calcext:value-type="string">
            <text:p>https://api.github.com/repos/ministryofjustice/fr-staffapp</text:p>
          </table:table-cell>
          <table:table-cell table:formula="of:=REPLACE([.B1526]; 1; 29; &quot;&quot;)" office:value-type="string" office:string-value="ministryofjustice/fr-staffapp" calcext:value-type="string">
            <text:p>ministryofjustice/fr-staffapp</text:p>
          </table:table-cell>
        </table:table-row>
        <table:table-row table:style-name="ro1">
          <table:table-cell office:value-type="float" office:value="16222538" calcext:value-type="float">
            <text:p>16222538</text:p>
          </table:table-cell>
          <table:table-cell office:value-type="string" calcext:value-type="string">
            <text:p>https://api.github.com/repos/sparkleformation/sfn</text:p>
          </table:table-cell>
          <table:table-cell table:formula="of:=REPLACE([.B1527]; 1; 29; &quot;&quot;)" office:value-type="string" office:string-value="sparkleformation/sfn" calcext:value-type="string">
            <text:p>sparkleformation/sfn</text:p>
          </table:table-cell>
        </table:table-row>
        <table:table-row table:style-name="ro1">
          <table:table-cell office:value-type="float" office:value="16255142" calcext:value-type="float">
            <text:p>16255142</text:p>
          </table:table-cell>
          <table:table-cell office:value-type="string" calcext:value-type="string">
            <text:p>https://api.github.com/repos/travis-repos/chirp-org-production</text:p>
          </table:table-cell>
          <table:table-cell table:formula="of:=REPLACE([.B1528]; 1; 29; &quot;&quot;)" office:value-type="string" office:string-value="travis-repos/chirp-org-production" calcext:value-type="string">
            <text:p>travis-repos/chirp-org-production</text:p>
          </table:table-cell>
        </table:table-row>
        <table:table-row table:style-name="ro1">
          <table:table-cell office:value-type="float" office:value="16255178" calcext:value-type="float">
            <text:p>16255178</text:p>
          </table:table-cell>
          <table:table-cell office:value-type="string" calcext:value-type="string">
            <text:p>https://api.github.com/repos/travis-repos/chirp-org-staging</text:p>
          </table:table-cell>
          <table:table-cell table:formula="of:=REPLACE([.B1529]; 1; 29; &quot;&quot;)" office:value-type="string" office:string-value="travis-repos/chirp-org-staging" calcext:value-type="string">
            <text:p>travis-repos/chirp-org-staging</text:p>
          </table:table-cell>
        </table:table-row>
        <table:table-row table:style-name="ro1">
          <table:table-cell office:value-type="float" office:value="16257755" calcext:value-type="float">
            <text:p>16257755</text:p>
          </table:table-cell>
          <table:table-cell office:value-type="string" calcext:value-type="string">
            <text:p>https://api.github.com/repos/BBGInnovate/GovDash</text:p>
          </table:table-cell>
          <table:table-cell table:formula="of:=REPLACE([.B1530]; 1; 29; &quot;&quot;)" office:value-type="string" office:string-value="BBGInnovate/GovDash" calcext:value-type="string">
            <text:p>BBGInnovate/GovDash</text:p>
          </table:table-cell>
        </table:table-row>
        <table:table-row table:style-name="ro1">
          <table:table-cell office:value-type="float" office:value="16264176" calcext:value-type="float">
            <text:p>16264176</text:p>
          </table:table-cell>
          <table:table-cell office:value-type="string" calcext:value-type="string">
            <text:p>https://api.github.com/repos/harvard-dce/mh-opsworks</text:p>
          </table:table-cell>
          <table:table-cell table:formula="of:=REPLACE([.B1531]; 1; 29; &quot;&quot;)" office:value-type="string" office:string-value="harvard-dce/mh-opsworks" calcext:value-type="string">
            <text:p>harvard-dce/mh-opsworks</text:p>
          </table:table-cell>
        </table:table-row>
        <table:table-row table:style-name="ro1">
          <table:table-cell office:value-type="float" office:value="16265949" calcext:value-type="float">
            <text:p>16265949</text:p>
          </table:table-cell>
          <table:table-cell office:value-type="string" calcext:value-type="string">
            <text:p>https://api.github.com/repos/rapid7/convection</text:p>
          </table:table-cell>
          <table:table-cell table:formula="of:=REPLACE([.B1532]; 1; 29; &quot;&quot;)" office:value-type="string" office:string-value="rapid7/convection" calcext:value-type="string">
            <text:p>rapid7/convection</text:p>
          </table:table-cell>
        </table:table-row>
        <table:table-row table:style-name="ro1">
          <table:table-cell office:value-type="float" office:value="16280877" calcext:value-type="float">
            <text:p>16280877</text:p>
          </table:table-cell>
          <table:table-cell office:value-type="string" calcext:value-type="string">
            <text:p>https://api.github.com/repos/argosity/stockor</text:p>
          </table:table-cell>
          <table:table-cell table:formula="of:=REPLACE([.B1533]; 1; 29; &quot;&quot;)" office:value-type="string" office:string-value="argosity/stockor" calcext:value-type="string">
            <text:p>argosity/stockor</text:p>
          </table:table-cell>
        </table:table-row>
        <table:table-row table:style-name="ro1">
          <table:table-cell office:value-type="float" office:value="16300845" calcext:value-type="float">
            <text:p>16300845</text:p>
          </table:table-cell>
          <table:table-cell office:value-type="string" calcext:value-type="string">
            <text:p>https://api.github.com/repos/moneyadviceservice/mas-rad_core</text:p>
          </table:table-cell>
          <table:table-cell table:formula="of:=REPLACE([.B1534]; 1; 29; &quot;&quot;)" office:value-type="string" office:string-value="moneyadviceservice/mas-rad_core" calcext:value-type="string">
            <text:p>moneyadviceservice/mas-rad_core</text:p>
          </table:table-cell>
        </table:table-row>
        <table:table-row table:style-name="ro1">
          <table:table-cell office:value-type="float" office:value="16304710" calcext:value-type="float">
            <text:p>16304710</text:p>
          </table:table-cell>
          <table:table-cell office:value-type="string" calcext:value-type="string">
            <text:p>https://api.github.com/repos/guru-pr/gurupr</text:p>
          </table:table-cell>
          <table:table-cell table:formula="of:=REPLACE([.B1535]; 1; 29; &quot;&quot;)" office:value-type="string" office:string-value="guru-pr/gurupr" calcext:value-type="string">
            <text:p>guru-pr/gurupr</text:p>
          </table:table-cell>
        </table:table-row>
        <table:table-row table:style-name="ro1">
          <table:table-cell office:value-type="float" office:value="16307319" calcext:value-type="float">
            <text:p>16307319</text:p>
          </table:table-cell>
          <table:table-cell office:value-type="string" calcext:value-type="string">
            <text:p>https://api.github.com/repos/emberjs/guides</text:p>
          </table:table-cell>
          <table:table-cell table:formula="of:=REPLACE([.B1536]; 1; 29; &quot;&quot;)" office:value-type="string" office:string-value="emberjs/guides" calcext:value-type="string">
            <text:p>emberjs/guides</text:p>
          </table:table-cell>
        </table:table-row>
        <table:table-row table:style-name="ro1">
          <table:table-cell office:value-type="float" office:value="16313078" calcext:value-type="float">
            <text:p>16313078</text:p>
          </table:table-cell>
          <table:table-cell office:value-type="string" calcext:value-type="string">
            <text:p>https://api.github.com/repos/arteezy/richfork</text:p>
          </table:table-cell>
          <table:table-cell table:formula="of:=REPLACE([.B1537]; 1; 29; &quot;&quot;)" office:value-type="string" office:string-value="arteezy/richfork" calcext:value-type="string">
            <text:p>arteezy/richfork</text:p>
          </table:table-cell>
        </table:table-row>
        <table:table-row table:style-name="ro1">
          <table:table-cell office:value-type="float" office:value="16421374" calcext:value-type="float">
            <text:p>16421374</text:p>
          </table:table-cell>
          <table:table-cell office:value-type="string" calcext:value-type="string">
            <text:p>https://api.github.com/repos/pasosdeJesus/sip</text:p>
          </table:table-cell>
          <table:table-cell table:formula="of:=REPLACE([.B1538]; 1; 29; &quot;&quot;)" office:value-type="string" office:string-value="pasosdeJesus/sip" calcext:value-type="string">
            <text:p>pasosdeJesus/sip</text:p>
          </table:table-cell>
        </table:table-row>
        <table:table-row table:style-name="ro1">
          <table:table-cell office:value-type="float" office:value="16449832" calcext:value-type="float">
            <text:p>16449832</text:p>
          </table:table-cell>
          <table:table-cell office:value-type="string" calcext:value-type="string">
            <text:p>https://api.github.com/repos/waferbaby/dimples</text:p>
          </table:table-cell>
          <table:table-cell table:formula="of:=REPLACE([.B1539]; 1; 29; &quot;&quot;)" office:value-type="string" office:string-value="waferbaby/dimples" calcext:value-type="string">
            <text:p>waferbaby/dimples</text:p>
          </table:table-cell>
        </table:table-row>
        <table:table-row table:style-name="ro1">
          <table:table-cell office:value-type="float" office:value="16462654" calcext:value-type="float">
            <text:p>16462654</text:p>
          </table:table-cell>
          <table:table-cell office:value-type="string" calcext:value-type="string">
            <text:p>https://api.github.com/repos/makersacademy/takeaway-challenge</text:p>
          </table:table-cell>
          <table:table-cell table:formula="of:=REPLACE([.B1540]; 1; 29; &quot;&quot;)" office:value-type="string" office:string-value="makersacademy/takeaway-challenge" calcext:value-type="string">
            <text:p>makersacademy/takeaway-challenge</text:p>
          </table:table-cell>
        </table:table-row>
        <table:table-row table:style-name="ro1">
          <table:table-cell office:value-type="float" office:value="16474860" calcext:value-type="float">
            <text:p>16474860</text:p>
          </table:table-cell>
          <table:table-cell office:value-type="string" calcext:value-type="string">
            <text:p>https://api.github.com/repos/fieldpapers/fp-web</text:p>
          </table:table-cell>
          <table:table-cell table:formula="of:=REPLACE([.B1541]; 1; 29; &quot;&quot;)" office:value-type="string" office:string-value="fieldpapers/fp-web" calcext:value-type="string">
            <text:p>fieldpapers/fp-web</text:p>
          </table:table-cell>
        </table:table-row>
        <table:table-row table:style-name="ro1">
          <table:table-cell office:value-type="float" office:value="16537720" calcext:value-type="float">
            <text:p>16537720</text:p>
          </table:table-cell>
          <table:table-cell office:value-type="string" calcext:value-type="string">
            <text:p>https://api.github.com/repos/makersacademy/rps-challenge</text:p>
          </table:table-cell>
          <table:table-cell table:formula="of:=REPLACE([.B1542]; 1; 29; &quot;&quot;)" office:value-type="string" office:string-value="makersacademy/rps-challenge" calcext:value-type="string">
            <text:p>makersacademy/rps-challenge</text:p>
          </table:table-cell>
        </table:table-row>
        <table:table-row table:style-name="ro1">
          <table:table-cell office:value-type="float" office:value="16678188" calcext:value-type="float">
            <text:p>16678188</text:p>
          </table:table-cell>
          <table:table-cell office:value-type="string" calcext:value-type="string">
            <text:p>https://api.github.com/repos/monero-project/monero-site</text:p>
          </table:table-cell>
          <table:table-cell table:formula="of:=REPLACE([.B1543]; 1; 29; &quot;&quot;)" office:value-type="string" office:string-value="monero-project/monero-site" calcext:value-type="string">
            <text:p>monero-project/monero-site</text:p>
          </table:table-cell>
        </table:table-row>
        <table:table-row table:style-name="ro1">
          <table:table-cell office:value-type="float" office:value="16694584" calcext:value-type="float">
            <text:p>16694584</text:p>
          </table:table-cell>
          <table:table-cell office:value-type="string" calcext:value-type="string">
            <text:p>https://api.github.com/repos/borja/herobravo</text:p>
          </table:table-cell>
          <table:table-cell table:formula="of:=REPLACE([.B1544]; 1; 29; &quot;&quot;)" office:value-type="string" office:string-value="borja/herobravo" calcext:value-type="string">
            <text:p>borja/herobravo</text:p>
          </table:table-cell>
        </table:table-row>
        <table:table-row table:style-name="ro1">
          <table:table-cell office:value-type="float" office:value="16713357" calcext:value-type="float">
            <text:p>16713357</text:p>
          </table:table-cell>
          <table:table-cell office:value-type="string" calcext:value-type="string">
            <text:p>https://api.github.com/repos/esrlabs/bake</text:p>
          </table:table-cell>
          <table:table-cell table:formula="of:=REPLACE([.B1545]; 1; 29; &quot;&quot;)" office:value-type="string" office:string-value="esrlabs/bake" calcext:value-type="string">
            <text:p>esrlabs/bake</text:p>
          </table:table-cell>
        </table:table-row>
        <table:table-row table:style-name="ro1">
          <table:table-cell office:value-type="float" office:value="16765014" calcext:value-type="float">
            <text:p>16765014</text:p>
          </table:table-cell>
          <table:table-cell office:value-type="string" calcext:value-type="string">
            <text:p>https://api.github.com/repos/arista-eosplus/rbeapi</text:p>
          </table:table-cell>
          <table:table-cell table:formula="of:=REPLACE([.B1546]; 1; 29; &quot;&quot;)" office:value-type="string" office:string-value="arista-eosplus/rbeapi" calcext:value-type="string">
            <text:p>arista-eosplus/rbeapi</text:p>
          </table:table-cell>
        </table:table-row>
        <table:table-row table:style-name="ro1">
          <table:table-cell office:value-type="float" office:value="16794204" calcext:value-type="float">
            <text:p>16794204</text:p>
          </table:table-cell>
          <table:table-cell office:value-type="string" calcext:value-type="string">
            <text:p>https://api.github.com/repos/fiedl/your_platform</text:p>
          </table:table-cell>
          <table:table-cell table:formula="of:=REPLACE([.B1547]; 1; 29; &quot;&quot;)" office:value-type="string" office:string-value="fiedl/your_platform" calcext:value-type="string">
            <text:p>fiedl/your_platform</text:p>
          </table:table-cell>
        </table:table-row>
        <table:table-row table:style-name="ro1">
          <table:table-cell office:value-type="float" office:value="16799056" calcext:value-type="float">
            <text:p>16799056</text:p>
          </table:table-cell>
          <table:table-cell office:value-type="string" calcext:value-type="string">
            <text:p>https://api.github.com/repos/transitland/transitland-datastore</text:p>
          </table:table-cell>
          <table:table-cell table:formula="of:=REPLACE([.B1548]; 1; 29; &quot;&quot;)" office:value-type="string" office:string-value="transitland/transitland-datastore" calcext:value-type="string">
            <text:p>transitland/transitland-datastore</text:p>
          </table:table-cell>
        </table:table-row>
        <table:table-row table:style-name="ro1">
          <table:table-cell office:value-type="float" office:value="16863789" calcext:value-type="float">
            <text:p>16863789</text:p>
          </table:table-cell>
          <table:table-cell office:value-type="string" calcext:value-type="string">
            <text:p>https://api.github.com/repos/makersacademy/chitter-challenge</text:p>
          </table:table-cell>
          <table:table-cell table:formula="of:=REPLACE([.B1549]; 1; 29; &quot;&quot;)" office:value-type="string" office:string-value="makersacademy/chitter-challenge" calcext:value-type="string">
            <text:p>makersacademy/chitter-challenge</text:p>
          </table:table-cell>
        </table:table-row>
        <table:table-row table:style-name="ro1">
          <table:table-cell office:value-type="float" office:value="16954623" calcext:value-type="float">
            <text:p>16954623</text:p>
          </table:table-cell>
          <table:table-cell office:value-type="string" calcext:value-type="string">
            <text:p>https://api.github.com/repos/adjidedjo/POS</text:p>
          </table:table-cell>
          <table:table-cell table:formula="of:=REPLACE([.B1550]; 1; 29; &quot;&quot;)" office:value-type="string" office:string-value="adjidedjo/POS" calcext:value-type="string">
            <text:p>adjidedjo/POS</text:p>
          </table:table-cell>
        </table:table-row>
        <table:table-row table:style-name="ro1"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https://api.github.com/repos/guardian/machine-images</text:p>
          </table:table-cell>
          <table:table-cell table:formula="of:=REPLACE([.B1551]; 1; 29; &quot;&quot;)" office:value-type="string" office:string-value="guardian/machine-images" calcext:value-type="string">
            <text:p>guardian/machine-images</text:p>
          </table:table-cell>
        </table:table-row>
        <table:table-row table:style-name="ro1">
          <table:table-cell office:value-type="float" office:value="17011483" calcext:value-type="float">
            <text:p>17011483</text:p>
          </table:table-cell>
          <table:table-cell office:value-type="string" calcext:value-type="string">
            <text:p>https://api.github.com/repos/cbitstech/sunnyside</text:p>
          </table:table-cell>
          <table:table-cell table:formula="of:=REPLACE([.B1552]; 1; 29; &quot;&quot;)" office:value-type="string" office:string-value="cbitstech/sunnyside" calcext:value-type="string">
            <text:p>cbitstech/sunnyside</text:p>
          </table:table-cell>
        </table:table-row>
        <table:table-row table:style-name="ro1">
          <table:table-cell office:value-type="float" office:value="17020850" calcext:value-type="float">
            <text:p>17020850</text:p>
          </table:table-cell>
          <table:table-cell office:value-type="string" calcext:value-type="string">
            <text:p>https://api.github.com/repos/socialcast/masamune</text:p>
          </table:table-cell>
          <table:table-cell table:formula="of:=REPLACE([.B1553]; 1; 29; &quot;&quot;)" office:value-type="string" office:string-value="socialcast/masamune" calcext:value-type="string">
            <text:p>socialcast/masamune</text:p>
          </table:table-cell>
        </table:table-row>
        <table:table-row table:style-name="ro1">
          <table:table-cell office:value-type="float" office:value="17069785" calcext:value-type="float">
            <text:p>17069785</text:p>
          </table:table-cell>
          <table:table-cell office:value-type="string" calcext:value-type="string">
            <text:p>https://api.github.com/repos/Maumagnaguagno/HyperTensioN</text:p>
          </table:table-cell>
          <table:table-cell table:formula="of:=REPLACE([.B1554]; 1; 29; &quot;&quot;)" office:value-type="string" office:string-value="Maumagnaguagno/HyperTensioN" calcext:value-type="string">
            <text:p>Maumagnaguagno/HyperTensioN</text:p>
          </table:table-cell>
        </table:table-row>
        <table:table-row table:style-name="ro1">
          <table:table-cell office:value-type="float" office:value="17083924" calcext:value-type="float">
            <text:p>17083924</text:p>
          </table:table-cell>
          <table:table-cell office:value-type="string" calcext:value-type="string">
            <text:p>https://api.github.com/repos/denkGroot/Spina</text:p>
          </table:table-cell>
          <table:table-cell table:formula="of:=REPLACE([.B1555]; 1; 29; &quot;&quot;)" office:value-type="string" office:string-value="denkGroot/Spina" calcext:value-type="string">
            <text:p>denkGroot/Spina</text:p>
          </table:table-cell>
        </table:table-row>
        <table:table-row table:style-name="ro1">
          <table:table-cell office:value-type="float" office:value="17117255" calcext:value-type="float">
            <text:p>17117255</text:p>
          </table:table-cell>
          <table:table-cell office:value-type="string" calcext:value-type="string">
            <text:p>https://api.github.com/repos/skyarch-networks/skyhopper</text:p>
          </table:table-cell>
          <table:table-cell table:formula="of:=REPLACE([.B1556]; 1; 29; &quot;&quot;)" office:value-type="string" office:string-value="skyarch-networks/skyhopper" calcext:value-type="string">
            <text:p>skyarch-networks/skyhopper</text:p>
          </table:table-cell>
        </table:table-row>
        <table:table-row table:style-name="ro1">
          <table:table-cell office:value-type="float" office:value="17180728" calcext:value-type="float">
            <text:p>17180728</text:p>
          </table:table-cell>
          <table:table-cell office:value-type="string" calcext:value-type="string">
            <text:p>https://api.github.com/repos/codeforamerica/somerville-teacher-tool</text:p>
          </table:table-cell>
          <table:table-cell table:formula="of:=REPLACE([.B1557]; 1; 29; &quot;&quot;)" office:value-type="string" office:string-value="codeforamerica/somerville-teacher-tool" calcext:value-type="string">
            <text:p>codeforamerica/somerville-teacher-tool</text:p>
          </table:table-cell>
        </table:table-row>
        <table:table-row table:style-name="ro1">
          <table:table-cell office:value-type="float" office:value="17268601" calcext:value-type="float">
            <text:p>17268601</text:p>
          </table:table-cell>
          <table:table-cell office:value-type="string" calcext:value-type="string">
            <text:p>https://api.github.com/repos/cobudget/cobudget-api</text:p>
          </table:table-cell>
          <table:table-cell table:formula="of:=REPLACE([.B1558]; 1; 29; &quot;&quot;)" office:value-type="string" office:string-value="cobudget/cobudget-api" calcext:value-type="string">
            <text:p>cobudget/cobudget-api</text:p>
          </table:table-cell>
        </table:table-row>
        <table:table-row table:style-name="ro1">
          <table:table-cell office:value-type="float" office:value="17300610" calcext:value-type="float">
            <text:p>17300610</text:p>
          </table:table-cell>
          <table:table-cell office:value-type="string" calcext:value-type="string">
            <text:p>https://api.github.com/repos/rubycorns/rorganize.it</text:p>
          </table:table-cell>
          <table:table-cell table:formula="of:=REPLACE([.B1559]; 1; 29; &quot;&quot;)" office:value-type="string" office:string-value="rubycorns/rorganize.it" calcext:value-type="string">
            <text:p>rubycorns/rorganize.it</text:p>
          </table:table-cell>
        </table:table-row>
        <table:table-row table:style-name="ro1">
          <table:table-cell office:value-type="float" office:value="17302013" calcext:value-type="float">
            <text:p>17302013</text:p>
          </table:table-cell>
          <table:table-cell office:value-type="string" calcext:value-type="string">
            <text:p>https://api.github.com/repos/elastic/logstash</text:p>
          </table:table-cell>
          <table:table-cell table:formula="of:=REPLACE([.B1560]; 1; 29; &quot;&quot;)" office:value-type="string" office:string-value="elastic/logstash" calcext:value-type="string">
            <text:p>elastic/logstash</text:p>
          </table:table-cell>
        </table:table-row>
        <table:table-row table:style-name="ro1">
          <table:table-cell office:value-type="float" office:value="17307383" calcext:value-type="float">
            <text:p>17307383</text:p>
          </table:table-cell>
          <table:table-cell office:value-type="string" calcext:value-type="string">
            <text:p>https://api.github.com/repos/shentianyi/warehouse</text:p>
          </table:table-cell>
          <table:table-cell table:formula="of:=REPLACE([.B1561]; 1; 29; &quot;&quot;)" office:value-type="string" office:string-value="shentianyi/warehouse" calcext:value-type="string">
            <text:p>shentianyi/warehouse</text:p>
          </table:table-cell>
        </table:table-row>
        <table:table-row table:style-name="ro1">
          <table:table-cell office:value-type="float" office:value="17317680" calcext:value-type="float">
            <text:p>17317680</text:p>
          </table:table-cell>
          <table:table-cell office:value-type="string" calcext:value-type="string">
            <text:p>https://api.github.com/repos/elastic/elasticsearch-ruby</text:p>
          </table:table-cell>
          <table:table-cell table:formula="of:=REPLACE([.B1562]; 1; 29; &quot;&quot;)" office:value-type="string" office:string-value="elastic/elasticsearch-ruby" calcext:value-type="string">
            <text:p>elastic/elasticsearch-ruby</text:p>
          </table:table-cell>
        </table:table-row>
        <table:table-row table:style-name="ro1">
          <table:table-cell office:value-type="float" office:value="17327140" calcext:value-type="float">
            <text:p>17327140</text:p>
          </table:table-cell>
          <table:table-cell office:value-type="string" calcext:value-type="string">
            <text:p>https://api.github.com/repos/elastic/puppet-elasticsearch</text:p>
          </table:table-cell>
          <table:table-cell table:formula="of:=REPLACE([.B1563]; 1; 29; &quot;&quot;)" office:value-type="string" office:string-value="elastic/puppet-elasticsearch" calcext:value-type="string">
            <text:p>elastic/puppet-elasticsearch</text:p>
          </table:table-cell>
        </table:table-row>
        <table:table-row table:style-name="ro1">
          <table:table-cell office:value-type="float" office:value="17349118" calcext:value-type="float">
            <text:p>17349118</text:p>
          </table:table-cell>
          <table:table-cell office:value-type="string" calcext:value-type="string">
            <text:p>https://api.github.com/repos/klappradla/im_graetzl</text:p>
          </table:table-cell>
          <table:table-cell table:formula="of:=REPLACE([.B1564]; 1; 29; &quot;&quot;)" office:value-type="string" office:string-value="klappradla/im_graetzl" calcext:value-type="string">
            <text:p>klappradla/im_graetzl</text:p>
          </table:table-cell>
        </table:table-row>
        <table:table-row table:style-name="ro1">
          <table:table-cell office:value-type="float" office:value="17388315" calcext:value-type="float">
            <text:p>17388315</text:p>
          </table:table-cell>
          <table:table-cell office:value-type="string" calcext:value-type="string">
            <text:p>https://api.github.com/repos/rails/sprockets</text:p>
          </table:table-cell>
          <table:table-cell table:formula="of:=REPLACE([.B1565]; 1; 29; &quot;&quot;)" office:value-type="string" office:string-value="rails/sprockets" calcext:value-type="string">
            <text:p>rails/sprockets</text:p>
          </table:table-cell>
        </table:table-row>
        <table:table-row table:style-name="ro1">
          <table:table-cell office:value-type="float" office:value="17431994" calcext:value-type="float">
            <text:p>17431994</text:p>
          </table:table-cell>
          <table:table-cell office:value-type="string" calcext:value-type="string">
            <text:p>https://api.github.com/repos/IUBLibTech/physical_object_database</text:p>
          </table:table-cell>
          <table:table-cell table:formula="of:=REPLACE([.B1566]; 1; 29; &quot;&quot;)" office:value-type="string" office:string-value="IUBLibTech/physical_object_database" calcext:value-type="string">
            <text:p>IUBLibTech/physical_object_database</text:p>
          </table:table-cell>
        </table:table-row>
        <table:table-row table:style-name="ro1">
          <table:table-cell office:value-type="float" office:value="17449579" calcext:value-type="float">
            <text:p>17449579</text:p>
          </table:table-cell>
          <table:table-cell office:value-type="string" calcext:value-type="string">
            <text:p>https://api.github.com/repos/tulibraries/tul_cdm</text:p>
          </table:table-cell>
          <table:table-cell table:formula="of:=REPLACE([.B1567]; 1; 29; &quot;&quot;)" office:value-type="string" office:string-value="tulibraries/tul_cdm" calcext:value-type="string">
            <text:p>tulibraries/tul_cdm</text:p>
          </table:table-cell>
        </table:table-row>
        <table:table-row table:style-name="ro1">
          <table:table-cell office:value-type="float" office:value="17459658" calcext:value-type="float">
            <text:p>17459658</text:p>
          </table:table-cell>
          <table:table-cell office:value-type="string" calcext:value-type="string">
            <text:p>https://api.github.com/repos/harvard-dce/mh-opsworks-recipes</text:p>
          </table:table-cell>
          <table:table-cell table:formula="of:=REPLACE([.B1568]; 1; 29; &quot;&quot;)" office:value-type="string" office:string-value="harvard-dce/mh-opsworks-recipes" calcext:value-type="string">
            <text:p>harvard-dce/mh-opsworks-recipes</text:p>
          </table:table-cell>
        </table:table-row>
        <table:table-row table:style-name="ro1">
          <table:table-cell office:value-type="float" office:value="17484416" calcext:value-type="float">
            <text:p>17484416</text:p>
          </table:table-cell>
          <table:table-cell office:value-type="string" calcext:value-type="string">
            <text:p>https://api.github.com/repos/pakkawat/ku_workstation</text:p>
          </table:table-cell>
          <table:table-cell table:formula="of:=REPLACE([.B1569]; 1; 29; &quot;&quot;)" office:value-type="string" office:string-value="pakkawat/ku_workstation" calcext:value-type="string">
            <text:p>pakkawat/ku_workstation</text:p>
          </table:table-cell>
        </table:table-row>
        <table:table-row table:style-name="ro1">
          <table:table-cell office:value-type="float" office:value="17491001" calcext:value-type="float">
            <text:p>17491001</text:p>
          </table:table-cell>
          <table:table-cell office:value-type="string" calcext:value-type="string">
            <text:p>https://api.github.com/repos/bmichotte/HSTracker</text:p>
          </table:table-cell>
          <table:table-cell table:formula="of:=REPLACE([.B1570]; 1; 29; &quot;&quot;)" office:value-type="string" office:string-value="bmichotte/HSTracker" calcext:value-type="string">
            <text:p>bmichotte/HSTracker</text:p>
          </table:table-cell>
        </table:table-row>
        <table:table-row table:style-name="ro1">
          <table:table-cell office:value-type="float" office:value="17509465" calcext:value-type="float">
            <text:p>17509465</text:p>
          </table:table-cell>
          <table:table-cell office:value-type="string" calcext:value-type="string">
            <text:p>https://api.github.com/repos/osulp/Scholars-Archive</text:p>
          </table:table-cell>
          <table:table-cell table:formula="of:=REPLACE([.B1571]; 1; 29; &quot;&quot;)" office:value-type="string" office:string-value="osulp/Scholars-Archive" calcext:value-type="string">
            <text:p>osulp/Scholars-Archive</text:p>
          </table:table-cell>
        </table:table-row>
        <table:table-row table:style-name="ro1">
          <table:table-cell office:value-type="float" office:value="17562555" calcext:value-type="float">
            <text:p>17562555</text:p>
          </table:table-cell>
          <table:table-cell office:value-type="string" calcext:value-type="string">
            <text:p>https://api.github.com/repos/wearefine/fae</text:p>
          </table:table-cell>
          <table:table-cell table:formula="of:=REPLACE([.B1572]; 1; 29; &quot;&quot;)" office:value-type="string" office:string-value="wearefine/fae" calcext:value-type="string">
            <text:p>wearefine/fae</text:p>
          </table:table-cell>
        </table:table-row>
        <table:table-row table:style-name="ro1">
          <table:table-cell office:value-type="float" office:value="17572112" calcext:value-type="float">
            <text:p>17572112</text:p>
          </table:table-cell>
          <table:table-cell office:value-type="string" calcext:value-type="string">
            <text:p>https://api.github.com/repos/Origen-SDK/origen</text:p>
          </table:table-cell>
          <table:table-cell table:formula="of:=REPLACE([.B1573]; 1; 29; &quot;&quot;)" office:value-type="string" office:string-value="Origen-SDK/origen" calcext:value-type="string">
            <text:p>Origen-SDK/origen</text:p>
          </table:table-cell>
        </table:table-row>
        <table:table-row table:style-name="ro1">
          <table:table-cell office:value-type="float" office:value="17572394" calcext:value-type="float">
            <text:p>17572394</text:p>
          </table:table-cell>
          <table:table-cell office:value-type="string" calcext:value-type="string">
            <text:p>https://api.github.com/repos/nusskylab/nusskylab</text:p>
          </table:table-cell>
          <table:table-cell table:formula="of:=REPLACE([.B1574]; 1; 29; &quot;&quot;)" office:value-type="string" office:string-value="nusskylab/nusskylab" calcext:value-type="string">
            <text:p>nusskylab/nusskylab</text:p>
          </table:table-cell>
        </table:table-row>
        <table:table-row table:style-name="ro1">
          <table:table-cell office:value-type="float" office:value="17586268" calcext:value-type="float">
            <text:p>17586268</text:p>
          </table:table-cell>
          <table:table-cell office:value-type="string" calcext:value-type="string">
            <text:p>https://api.github.com/repos/rubytogether/rubytogether.org</text:p>
          </table:table-cell>
          <table:table-cell table:formula="of:=REPLACE([.B1575]; 1; 29; &quot;&quot;)" office:value-type="string" office:string-value="rubytogether/rubytogether.org" calcext:value-type="string">
            <text:p>rubytogether/rubytogether.org</text:p>
          </table:table-cell>
        </table:table-row>
        <table:table-row table:style-name="ro1">
          <table:table-cell office:value-type="float" office:value="17631155" calcext:value-type="float">
            <text:p>17631155</text:p>
          </table:table-cell>
          <table:table-cell office:value-type="string" calcext:value-type="string">
            <text:p>https://api.github.com/repos/guidance-guarantee-programme/output</text:p>
          </table:table-cell>
          <table:table-cell table:formula="of:=REPLACE([.B1576]; 1; 29; &quot;&quot;)" office:value-type="string" office:string-value="guidance-guarantee-programme/output" calcext:value-type="string">
            <text:p>guidance-guarantee-programme/output</text:p>
          </table:table-cell>
        </table:table-row>
        <table:table-row table:style-name="ro1">
          <table:table-cell office:value-type="float" office:value="17717701" calcext:value-type="float">
            <text:p>17717701</text:p>
          </table:table-cell>
          <table:table-cell office:value-type="string" calcext:value-type="string">
            <text:p>https://api.github.com/repos/dotph/partner</text:p>
          </table:table-cell>
          <table:table-cell table:formula="of:=REPLACE([.B1577]; 1; 29; &quot;&quot;)" office:value-type="string" office:string-value="dotph/partner" calcext:value-type="string">
            <text:p>dotph/partner</text:p>
          </table:table-cell>
        </table:table-row>
        <table:table-row table:style-name="ro1">
          <table:table-cell office:value-type="float" office:value="17719999" calcext:value-type="float">
            <text:p>17719999</text:p>
          </table:table-cell>
          <table:table-cell office:value-type="string" calcext:value-type="string">
            <text:p>https://api.github.com/repos/dotph/registry</text:p>
          </table:table-cell>
          <table:table-cell table:formula="of:=REPLACE([.B1578]; 1; 29; &quot;&quot;)" office:value-type="string" office:string-value="dotph/registry" calcext:value-type="string">
            <text:p>dotph/registry</text:p>
          </table:table-cell>
        </table:table-row>
        <table:table-row table:style-name="ro1">
          <table:table-cell office:value-type="float" office:value="17720009" calcext:value-type="float">
            <text:p>17720009</text:p>
          </table:table-cell>
          <table:table-cell office:value-type="string" calcext:value-type="string">
            <text:p>https://api.github.com/repos/dotph/cocca-api</text:p>
          </table:table-cell>
          <table:table-cell table:formula="of:=REPLACE([.B1579]; 1; 29; &quot;&quot;)" office:value-type="string" office:string-value="dotph/cocca-api" calcext:value-type="string">
            <text:p>dotph/cocca-api</text:p>
          </table:table-cell>
        </table:table-row>
        <table:table-row table:style-name="ro1">
          <table:table-cell office:value-type="float" office:value="17724541" calcext:value-type="float">
            <text:p>17724541</text:p>
          </table:table-cell>
          <table:table-cell office:value-type="string" calcext:value-type="string">
            <text:p>https://api.github.com/repos/makersacademy/airport_challenge</text:p>
          </table:table-cell>
          <table:table-cell table:formula="of:=REPLACE([.B1580]; 1; 29; &quot;&quot;)" office:value-type="string" office:string-value="makersacademy/airport_challenge" calcext:value-type="string">
            <text:p>makersacademy/airport_challenge</text:p>
          </table:table-cell>
        </table:table-row>
        <table:table-row table:style-name="ro1">
          <table:table-cell office:value-type="float" office:value="17774210" calcext:value-type="float">
            <text:p>17774210</text:p>
          </table:table-cell>
          <table:table-cell office:value-type="string" calcext:value-type="string">
            <text:p>https://api.github.com/repos/matchVote/matchvote</text:p>
          </table:table-cell>
          <table:table-cell table:formula="of:=REPLACE([.B1581]; 1; 29; &quot;&quot;)" office:value-type="string" office:string-value="matchVote/matchvote" calcext:value-type="string">
            <text:p>matchVote/matchvote</text:p>
          </table:table-cell>
        </table:table-row>
        <table:table-row table:style-name="ro1">
          <table:table-cell office:value-type="float" office:value="17887856" calcext:value-type="float">
            <text:p>17887856</text:p>
          </table:table-cell>
          <table:table-cell office:value-type="string" calcext:value-type="string">
            <text:p>https://api.github.com/repos/Nanosim-LIG/boast</text:p>
          </table:table-cell>
          <table:table-cell table:formula="of:=REPLACE([.B1582]; 1; 29; &quot;&quot;)" office:value-type="string" office:string-value="Nanosim-LIG/boast" calcext:value-type="string">
            <text:p>Nanosim-LIG/boast</text:p>
          </table:table-cell>
        </table:table-row>
        <table:table-row table:style-name="ro1">
          <table:table-cell office:value-type="float" office:value="17916912" calcext:value-type="float">
            <text:p>17916912</text:p>
          </table:table-cell>
          <table:table-cell office:value-type="string" calcext:value-type="string">
            <text:p>https://api.github.com/repos/liamdillon/twitch_viewer_count</text:p>
          </table:table-cell>
          <table:table-cell table:formula="of:=REPLACE([.B1583]; 1; 29; &quot;&quot;)" office:value-type="string" office:string-value="liamdillon/twitch_viewer_count" calcext:value-type="string">
            <text:p>liamdillon/twitch_viewer_count</text:p>
          </table:table-cell>
        </table:table-row>
        <table:table-row table:style-name="ro1">
          <table:table-cell office:value-type="float" office:value="17924077" calcext:value-type="float">
            <text:p>17924077</text:p>
          </table:table-cell>
          <table:table-cell office:value-type="string" calcext:value-type="string">
            <text:p>https://api.github.com/repos/dtan4/terraforming</text:p>
          </table:table-cell>
          <table:table-cell table:formula="of:=REPLACE([.B1584]; 1; 29; &quot;&quot;)" office:value-type="string" office:string-value="dtan4/terraforming" calcext:value-type="string">
            <text:p>dtan4/terraforming</text:p>
          </table:table-cell>
        </table:table-row>
        <table:table-row table:style-name="ro1">
          <table:table-cell office:value-type="float" office:value="17935178" calcext:value-type="float">
            <text:p>17935178</text:p>
          </table:table-cell>
          <table:table-cell office:value-type="string" calcext:value-type="string">
            <text:p>https://api.github.com/repos/ubpb/katalog_ubpb</text:p>
          </table:table-cell>
          <table:table-cell table:formula="of:=REPLACE([.B1585]; 1; 29; &quot;&quot;)" office:value-type="string" office:string-value="ubpb/katalog_ubpb" calcext:value-type="string">
            <text:p>ubpb/katalog_ubpb</text:p>
          </table:table-cell>
        </table:table-row>
        <table:table-row table:style-name="ro1">
          <table:table-cell office:value-type="float" office:value="17976030" calcext:value-type="float">
            <text:p>17976030</text:p>
          </table:table-cell>
          <table:table-cell office:value-type="string" calcext:value-type="string">
            <text:p>https://api.github.com/repos/t-tutiya/tsukasa</text:p>
          </table:table-cell>
          <table:table-cell table:formula="of:=REPLACE([.B1586]; 1; 29; &quot;&quot;)" office:value-type="string" office:string-value="t-tutiya/tsukasa" calcext:value-type="string">
            <text:p>t-tutiya/tsukasa</text:p>
          </table:table-cell>
        </table:table-row>
        <table:table-row table:style-name="ro1">
          <table:table-cell office:value-type="float" office:value="17981931" calcext:value-type="float">
            <text:p>17981931</text:p>
          </table:table-cell>
          <table:table-cell office:value-type="string" calcext:value-type="string">
            <text:p>https://api.github.com/repos/sudeepraja/sudeepraja.github.io</text:p>
          </table:table-cell>
          <table:table-cell table:formula="of:=REPLACE([.B1587]; 1; 29; &quot;&quot;)" office:value-type="string" office:string-value="sudeepraja/sudeepraja.github.io" calcext:value-type="string">
            <text:p>sudeepraja/sudeepraja.github.io</text:p>
          </table:table-cell>
        </table:table-row>
        <table:table-row table:style-name="ro1">
          <table:table-cell office:value-type="float" office:value="18006157" calcext:value-type="float">
            <text:p>18006157</text:p>
          </table:table-cell>
          <table:table-cell office:value-type="string" calcext:value-type="string">
            <text:p>https://api.github.com/repos/jondot/awesome-react-native</text:p>
          </table:table-cell>
          <table:table-cell table:formula="of:=REPLACE([.B1588]; 1; 29; &quot;&quot;)" office:value-type="string" office:string-value="jondot/awesome-react-native" calcext:value-type="string">
            <text:p>jondot/awesome-react-native</text:p>
          </table:table-cell>
        </table:table-row>
        <table:table-row table:style-name="ro1">
          <table:table-cell office:value-type="float" office:value="18043197" calcext:value-type="float">
            <text:p>18043197</text:p>
          </table:table-cell>
          <table:table-cell office:value-type="string" calcext:value-type="string">
            <text:p>https://api.github.com/repos/aces/cbrain</text:p>
          </table:table-cell>
          <table:table-cell table:formula="of:=REPLACE([.B1589]; 1; 29; &quot;&quot;)" office:value-type="string" office:string-value="aces/cbrain" calcext:value-type="string">
            <text:p>aces/cbrain</text:p>
          </table:table-cell>
        </table:table-row>
        <table:table-row table:style-name="ro1">
          <table:table-cell office:value-type="float" office:value="18053527" calcext:value-type="float">
            <text:p>18053527</text:p>
          </table:table-cell>
          <table:table-cell office:value-type="string" calcext:value-type="string">
            <text:p>https://api.github.com/repos/cfpb/aurora</text:p>
          </table:table-cell>
          <table:table-cell table:formula="of:=REPLACE([.B1590]; 1; 29; &quot;&quot;)" office:value-type="string" office:string-value="cfpb/aurora" calcext:value-type="string">
            <text:p>cfpb/aurora</text:p>
          </table:table-cell>
        </table:table-row>
        <table:table-row table:style-name="ro1">
          <table:table-cell office:value-type="float" office:value="18056054" calcext:value-type="float">
            <text:p>18056054</text:p>
          </table:table-cell>
          <table:table-cell office:value-type="string" calcext:value-type="string">
            <text:p>https://api.github.com/repos/acessoajustica/acessoajustica</text:p>
          </table:table-cell>
          <table:table-cell table:formula="of:=REPLACE([.B1591]; 1; 29; &quot;&quot;)" office:value-type="string" office:string-value="acessoajustica/acessoajustica" calcext:value-type="string">
            <text:p>acessoajustica/acessoajustica</text:p>
          </table:table-cell>
        </table:table-row>
        <table:table-row table:style-name="ro1">
          <table:table-cell office:value-type="float" office:value="18101377" calcext:value-type="float">
            <text:p>18101377</text:p>
          </table:table-cell>
          <table:table-cell office:value-type="string" calcext:value-type="string">
            <text:p>https://api.github.com/repos/orientation/orientation</text:p>
          </table:table-cell>
          <table:table-cell table:formula="of:=REPLACE([.B1592]; 1; 29; &quot;&quot;)" office:value-type="string" office:string-value="orientation/orientation" calcext:value-type="string">
            <text:p>orientation/orientation</text:p>
          </table:table-cell>
        </table:table-row>
        <table:table-row table:style-name="ro1">
          <table:table-cell office:value-type="float" office:value="18126803" calcext:value-type="float">
            <text:p>18126803</text:p>
          </table:table-cell>
          <table:table-cell office:value-type="string" calcext:value-type="string">
            <text:p>https://api.github.com/repos/bogdanRada/capistrano_multiconfig_parallel</text:p>
          </table:table-cell>
          <table:table-cell table:formula="of:=REPLACE([.B1593]; 1; 29; &quot;&quot;)" office:value-type="string" office:string-value="bogdanRada/capistrano_multiconfig_parallel" calcext:value-type="string">
            <text:p>bogdanRada/capistrano_multiconfig_parallel</text:p>
          </table:table-cell>
        </table:table-row>
        <table:table-row table:style-name="ro1">
          <table:table-cell office:value-type="float" office:value="18133055" calcext:value-type="float">
            <text:p>18133055</text:p>
          </table:table-cell>
          <table:table-cell office:value-type="string" calcext:value-type="string">
            <text:p>https://api.github.com/repos/k0kubun/hamlit</text:p>
          </table:table-cell>
          <table:table-cell table:formula="of:=REPLACE([.B1594]; 1; 29; &quot;&quot;)" office:value-type="string" office:string-value="k0kubun/hamlit" calcext:value-type="string">
            <text:p>k0kubun/hamlit</text:p>
          </table:table-cell>
        </table:table-row>
        <table:table-row table:style-name="ro1">
          <table:table-cell office:value-type="float" office:value="18215499" calcext:value-type="float">
            <text:p>18215499</text:p>
          </table:table-cell>
          <table:table-cell office:value-type="string" calcext:value-type="string">
            <text:p>https://api.github.com/repos/sul-dlss/sul-requests</text:p>
          </table:table-cell>
          <table:table-cell table:formula="of:=REPLACE([.B1595]; 1; 29; &quot;&quot;)" office:value-type="string" office:string-value="sul-dlss/sul-requests" calcext:value-type="string">
            <text:p>sul-dlss/sul-requests</text:p>
          </table:table-cell>
        </table:table-row>
        <table:table-row table:style-name="ro1">
          <table:table-cell office:value-type="float" office:value="18243384" calcext:value-type="float">
            <text:p>18243384</text:p>
          </table:table-cell>
          <table:table-cell office:value-type="string" calcext:value-type="string">
            <text:p>https://api.github.com/repos/brigade/overcommit</text:p>
          </table:table-cell>
          <table:table-cell table:formula="of:=REPLACE([.B1596]; 1; 29; &quot;&quot;)" office:value-type="string" office:string-value="brigade/overcommit" calcext:value-type="string">
            <text:p>brigade/overcommit</text:p>
          </table:table-cell>
        </table:table-row>
        <table:table-row table:style-name="ro1">
          <table:table-cell office:value-type="float" office:value="18270907" calcext:value-type="float">
            <text:p>18270907</text:p>
          </table:table-cell>
          <table:table-cell office:value-type="string" calcext:value-type="string">
            <text:p>https://api.github.com/repos/cloudfoundry-incubator/bosh-vsphere-cpi-release</text:p>
          </table:table-cell>
          <table:table-cell table:formula="of:=REPLACE([.B1597]; 1; 29; &quot;&quot;)" office:value-type="string" office:string-value="cloudfoundry-incubator/bosh-vsphere-cpi-release" calcext:value-type="string">
            <text:p>cloudfoundry-incubator/bosh-vsphere-cpi-release</text:p>
          </table:table-cell>
        </table:table-row>
        <table:table-row table:style-name="ro1">
          <table:table-cell office:value-type="float" office:value="18324889" calcext:value-type="float">
            <text:p>18324889</text:p>
          </table:table-cell>
          <table:table-cell office:value-type="string" calcext:value-type="string">
            <text:p>https://api.github.com/repos/petities/petitions.eu</text:p>
          </table:table-cell>
          <table:table-cell table:formula="of:=REPLACE([.B1598]; 1; 29; &quot;&quot;)" office:value-type="string" office:string-value="petities/petitions.eu" calcext:value-type="string">
            <text:p>petities/petitions.eu</text:p>
          </table:table-cell>
        </table:table-row>
        <table:table-row table:style-name="ro1">
          <table:table-cell office:value-type="float" office:value="18329247" calcext:value-type="float">
            <text:p>18329247</text:p>
          </table:table-cell>
          <table:table-cell office:value-type="string" calcext:value-type="string">
            <text:p>https://api.github.com/repos/postcode/senoia</text:p>
          </table:table-cell>
          <table:table-cell table:formula="of:=REPLACE([.B1599]; 1; 29; &quot;&quot;)" office:value-type="string" office:string-value="postcode/senoia" calcext:value-type="string">
            <text:p>postcode/senoia</text:p>
          </table:table-cell>
        </table:table-row>
        <table:table-row table:style-name="ro1">
          <table:table-cell office:value-type="float" office:value="18345454" calcext:value-type="float">
            <text:p>18345454</text:p>
          </table:table-cell>
          <table:table-cell office:value-type="string" calcext:value-type="string">
            <text:p>https://api.github.com/repos/travis-ci/travis-scheduler</text:p>
          </table:table-cell>
          <table:table-cell table:formula="of:=REPLACE([.B1600]; 1; 29; &quot;&quot;)" office:value-type="string" office:string-value="travis-ci/travis-scheduler" calcext:value-type="string">
            <text:p>travis-ci/travis-scheduler</text:p>
          </table:table-cell>
        </table:table-row>
        <table:table-row table:style-name="ro1">
          <table:table-cell office:value-type="float" office:value="18354962" calcext:value-type="float">
            <text:p>18354962</text:p>
          </table:table-cell>
          <table:table-cell office:value-type="string" calcext:value-type="string">
            <text:p>https://api.github.com/repos/pasosdeJesus/cor1440_gen</text:p>
          </table:table-cell>
          <table:table-cell table:formula="of:=REPLACE([.B1601]; 1; 29; &quot;&quot;)" office:value-type="string" office:string-value="pasosdeJesus/cor1440_gen" calcext:value-type="string">
            <text:p>pasosdeJesus/cor1440_gen</text:p>
          </table:table-cell>
        </table:table-row>
        <table:table-row table:style-name="ro1">
          <table:table-cell office:value-type="float" office:value="18470905" calcext:value-type="float">
            <text:p>18470905</text:p>
          </table:table-cell>
          <table:table-cell office:value-type="string" calcext:value-type="string">
            <text:p>https://api.github.com/repos/chemheritage/chf-sufia</text:p>
          </table:table-cell>
          <table:table-cell table:formula="of:=REPLACE([.B1602]; 1; 29; &quot;&quot;)" office:value-type="string" office:string-value="chemheritage/chf-sufia" calcext:value-type="string">
            <text:p>chemheritage/chf-sufia</text:p>
          </table:table-cell>
        </table:table-row>
        <table:table-row table:style-name="ro1">
          <table:table-cell office:value-type="float" office:value="18475307" calcext:value-type="float">
            <text:p>18475307</text:p>
          </table:table-cell>
          <table:table-cell office:value-type="string" calcext:value-type="string">
            <text:p>https://api.github.com/repos/cerner/fhir.cerner.com</text:p>
          </table:table-cell>
          <table:table-cell table:formula="of:=REPLACE([.B1603]; 1; 29; &quot;&quot;)" office:value-type="string" office:string-value="cerner/fhir.cerner.com" calcext:value-type="string">
            <text:p>cerner/fhir.cerner.com</text:p>
          </table:table-cell>
        </table:table-row>
        <table:table-row table:style-name="ro1">
          <table:table-cell office:value-type="float" office:value="18485275" calcext:value-type="float">
            <text:p>18485275</text:p>
          </table:table-cell>
          <table:table-cell office:value-type="string" calcext:value-type="string">
            <text:p>https://api.github.com/repos/scott/helpy</text:p>
          </table:table-cell>
          <table:table-cell table:formula="of:=REPLACE([.B1604]; 1; 29; &quot;&quot;)" office:value-type="string" office:string-value="scott/helpy" calcext:value-type="string">
            <text:p>scott/helpy</text:p>
          </table:table-cell>
        </table:table-row>
        <table:table-row table:style-name="ro1">
          <table:table-cell office:value-type="float" office:value="18533893" calcext:value-type="float">
            <text:p>18533893</text:p>
          </table:table-cell>
          <table:table-cell office:value-type="string" calcext:value-type="string">
            <text:p>https://api.github.com/repos/elmo/upstairs</text:p>
          </table:table-cell>
          <table:table-cell table:formula="of:=REPLACE([.B1605]; 1; 29; &quot;&quot;)" office:value-type="string" office:string-value="elmo/upstairs" calcext:value-type="string">
            <text:p>elmo/upstairs</text:p>
          </table:table-cell>
        </table:table-row>
        <table:table-row table:style-name="ro1">
          <table:table-cell office:value-type="float" office:value="18576988" calcext:value-type="float">
            <text:p>18576988</text:p>
          </table:table-cell>
          <table:table-cell office:value-type="string" calcext:value-type="string">
            <text:p>https://api.github.com/repos/SumOfUs/Champaign</text:p>
          </table:table-cell>
          <table:table-cell table:formula="of:=REPLACE([.B1606]; 1; 29; &quot;&quot;)" office:value-type="string" office:string-value="SumOfUs/Champaign" calcext:value-type="string">
            <text:p>SumOfUs/Champaign</text:p>
          </table:table-cell>
        </table:table-row>
        <table:table-row table:style-name="ro1">
          <table:table-cell office:value-type="float" office:value="18634288" calcext:value-type="float">
            <text:p>18634288</text:p>
          </table:table-cell>
          <table:table-cell office:value-type="string" calcext:value-type="string">
            <text:p>https://api.github.com/repos/CollectiveAccessProject/Exchange</text:p>
          </table:table-cell>
          <table:table-cell table:formula="of:=REPLACE([.B1607]; 1; 29; &quot;&quot;)" office:value-type="string" office:string-value="CollectiveAccessProject/Exchange" calcext:value-type="string">
            <text:p>CollectiveAccessProject/Exchange</text:p>
          </table:table-cell>
        </table:table-row>
        <table:table-row table:style-name="ro1">
          <table:table-cell office:value-type="float" office:value="18689523" calcext:value-type="float">
            <text:p>18689523</text:p>
          </table:table-cell>
          <table:table-cell office:value-type="string" calcext:value-type="string">
            <text:p>https://api.github.com/repos/gesteves/denali</text:p>
          </table:table-cell>
          <table:table-cell table:formula="of:=REPLACE([.B1608]; 1; 29; &quot;&quot;)" office:value-type="string" office:string-value="gesteves/denali" calcext:value-type="string">
            <text:p>gesteves/denali</text:p>
          </table:table-cell>
        </table:table-row>
        <table:table-row table:style-name="ro1">
          <table:table-cell office:value-type="float" office:value="18722109" calcext:value-type="float">
            <text:p>18722109</text:p>
          </table:table-cell>
          <table:table-cell office:value-type="string" calcext:value-type="string">
            <text:p>https://api.github.com/repos/SUSE/Portus</text:p>
          </table:table-cell>
          <table:table-cell table:formula="of:=REPLACE([.B1609]; 1; 29; &quot;&quot;)" office:value-type="string" office:string-value="SUSE/Portus" calcext:value-type="string">
            <text:p>SUSE/Portus</text:p>
          </table:table-cell>
        </table:table-row>
        <table:table-row table:style-name="ro1">
          <table:table-cell office:value-type="float" office:value="18729869" calcext:value-type="float">
            <text:p>18729869</text:p>
          </table:table-cell>
          <table:table-cell office:value-type="string" calcext:value-type="string">
            <text:p>https://api.github.com/repos/OnApp/cloudnet</text:p>
          </table:table-cell>
          <table:table-cell table:formula="of:=REPLACE([.B1610]; 1; 29; &quot;&quot;)" office:value-type="string" office:string-value="OnApp/cloudnet" calcext:value-type="string">
            <text:p>OnApp/cloudnet</text:p>
          </table:table-cell>
        </table:table-row>
        <table:table-row table:style-name="ro1">
          <table:table-cell office:value-type="float" office:value="18784113" calcext:value-type="float">
            <text:p>18784113</text:p>
          </table:table-cell>
          <table:table-cell office:value-type="string" calcext:value-type="string">
            <text:p>https://api.github.com/repos/arista-eosplus/puppet-eos</text:p>
          </table:table-cell>
          <table:table-cell table:formula="of:=REPLACE([.B1611]; 1; 29; &quot;&quot;)" office:value-type="string" office:string-value="arista-eosplus/puppet-eos" calcext:value-type="string">
            <text:p>arista-eosplus/puppet-eos</text:p>
          </table:table-cell>
        </table:table-row>
        <table:table-row table:style-name="ro1">
          <table:table-cell office:value-type="float" office:value="18851545" calcext:value-type="float">
            <text:p>18851545</text:p>
          </table:table-cell>
          <table:table-cell office:value-type="string" calcext:value-type="string">
            <text:p>https://api.github.com/repos/realityforge/redfish</text:p>
          </table:table-cell>
          <table:table-cell table:formula="of:=REPLACE([.B1612]; 1; 29; &quot;&quot;)" office:value-type="string" office:string-value="realityforge/redfish" calcext:value-type="string">
            <text:p>realityforge/redfish</text:p>
          </table:table-cell>
        </table:table-row>
        <table:table-row table:style-name="ro1">
          <table:table-cell office:value-type="float" office:value="18939074" calcext:value-type="float">
            <text:p>18939074</text:p>
          </table:table-cell>
          <table:table-cell office:value-type="string" calcext:value-type="string">
            <text:p>https://api.github.com/repos/rodrif/RecorridasZOTPWeb</text:p>
          </table:table-cell>
          <table:table-cell table:formula="of:=REPLACE([.B1613]; 1; 29; &quot;&quot;)" office:value-type="string" office:string-value="rodrif/RecorridasZOTPWeb" calcext:value-type="string">
            <text:p>rodrif/RecorridasZOTPWeb</text:p>
          </table:table-cell>
        </table:table-row>
        <table:table-row table:style-name="ro1">
          <table:table-cell office:value-type="float" office:value="18969859" calcext:value-type="float">
            <text:p>18969859</text:p>
          </table:table-cell>
          <table:table-cell office:value-type="string" calcext:value-type="string">
            <text:p>https://api.github.com/repos/hacsoc/the_jolly_advisor</text:p>
          </table:table-cell>
          <table:table-cell table:formula="of:=REPLACE([.B1614]; 1; 29; &quot;&quot;)" office:value-type="string" office:string-value="hacsoc/the_jolly_advisor" calcext:value-type="string">
            <text:p>hacsoc/the_jolly_advisor</text:p>
          </table:table-cell>
        </table:table-row>
        <table:table-row table:style-name="ro1">
          <table:table-cell office:value-type="float" office:value="19023614" calcext:value-type="float">
            <text:p>19023614</text:p>
          </table:table-cell>
          <table:table-cell office:value-type="string" calcext:value-type="string">
            <text:p>https://api.github.com/repos/ad2games/ui_components</text:p>
          </table:table-cell>
          <table:table-cell table:formula="of:=REPLACE([.B1615]; 1; 29; &quot;&quot;)" office:value-type="string" office:string-value="ad2games/ui_components" calcext:value-type="string">
            <text:p>ad2games/ui_components</text:p>
          </table:table-cell>
        </table:table-row>
        <table:table-row table:style-name="ro1">
          <table:table-cell office:value-type="float" office:value="19035965" calcext:value-type="float">
            <text:p>19035965</text:p>
          </table:table-cell>
          <table:table-cell office:value-type="string" calcext:value-type="string">
            <text:p>https://api.github.com/repos/davidpdrsn/CardistryIO</text:p>
          </table:table-cell>
          <table:table-cell table:formula="of:=REPLACE([.B1616]; 1; 29; &quot;&quot;)" office:value-type="string" office:string-value="davidpdrsn/CardistryIO" calcext:value-type="string">
            <text:p>davidpdrsn/CardistryIO</text:p>
          </table:table-cell>
        </table:table-row>
        <table:table-row table:style-name="ro1">
          <table:table-cell office:value-type="float" office:value="19045626" calcext:value-type="float">
            <text:p>19045626</text:p>
          </table:table-cell>
          <table:table-cell office:value-type="string" calcext:value-type="string">
            <text:p>https://api.github.com/repos/UMNLibraries/ikidowinan</text:p>
          </table:table-cell>
          <table:table-cell table:formula="of:=REPLACE([.B1617]; 1; 29; &quot;&quot;)" office:value-type="string" office:string-value="UMNLibraries/ikidowinan" calcext:value-type="string">
            <text:p>UMNLibraries/ikidowinan</text:p>
          </table:table-cell>
        </table:table-row>
        <table:table-row table:style-name="ro1">
          <table:table-cell office:value-type="float" office:value="19077705" calcext:value-type="float">
            <text:p>19077705</text:p>
          </table:table-cell>
          <table:table-cell office:value-type="string" calcext:value-type="string">
            <text:p>https://api.github.com/repos/lumenlearning/OpenAssessments</text:p>
          </table:table-cell>
          <table:table-cell table:formula="of:=REPLACE([.B1618]; 1; 29; &quot;&quot;)" office:value-type="string" office:string-value="lumenlearning/OpenAssessments" calcext:value-type="string">
            <text:p>lumenlearning/OpenAssessments</text:p>
          </table:table-cell>
        </table:table-row>
        <table:table-row table:style-name="ro1">
          <table:table-cell office:value-type="float" office:value="19086639" calcext:value-type="float">
            <text:p>19086639</text:p>
          </table:table-cell>
          <table:table-cell office:value-type="string" calcext:value-type="string">
            <text:p>https://api.github.com/repos/netguru/reminders</text:p>
          </table:table-cell>
          <table:table-cell table:formula="of:=REPLACE([.B1619]; 1; 29; &quot;&quot;)" office:value-type="string" office:string-value="netguru/reminders" calcext:value-type="string">
            <text:p>netguru/reminders</text:p>
          </table:table-cell>
        </table:table-row>
        <table:table-row table:style-name="ro1">
          <table:table-cell office:value-type="float" office:value="19142776" calcext:value-type="float">
            <text:p>19142776</text:p>
          </table:table-cell>
          <table:table-cell office:value-type="string" calcext:value-type="string">
            <text:p>https://api.github.com/repos/biola/wcms-publisher</text:p>
          </table:table-cell>
          <table:table-cell table:formula="of:=REPLACE([.B1620]; 1; 29; &quot;&quot;)" office:value-type="string" office:string-value="biola/wcms-publisher" calcext:value-type="string">
            <text:p>biola/wcms-publisher</text:p>
          </table:table-cell>
        </table:table-row>
        <table:table-row table:style-name="ro1">
          <table:table-cell office:value-type="float" office:value="19166812" calcext:value-type="float">
            <text:p>19166812</text:p>
          </table:table-cell>
          <table:table-cell office:value-type="string" calcext:value-type="string">
            <text:p>https://api.github.com/repos/AmadouSallah/Programming-Interview-Questions</text:p>
          </table:table-cell>
          <table:table-cell table:formula="of:=REPLACE([.B1621]; 1; 29; &quot;&quot;)" office:value-type="string" office:string-value="AmadouSallah/Programming-Interview-Questions" calcext:value-type="string">
            <text:p>AmadouSallah/Programming-Interview-Questions</text:p>
          </table:table-cell>
        </table:table-row>
        <table:table-row table:style-name="ro1">
          <table:table-cell office:value-type="float" office:value="19168567" calcext:value-type="float">
            <text:p>19168567</text:p>
          </table:table-cell>
          <table:table-cell office:value-type="string" calcext:value-type="string">
            <text:p>https://api.github.com/repos/pasosdeJesus/cor1440_cinep</text:p>
          </table:table-cell>
          <table:table-cell table:formula="of:=REPLACE([.B1622]; 1; 29; &quot;&quot;)" office:value-type="string" office:string-value="pasosdeJesus/cor1440_cinep" calcext:value-type="string">
            <text:p>pasosdeJesus/cor1440_cinep</text:p>
          </table:table-cell>
        </table:table-row>
        <table:table-row table:style-name="ro1">
          <table:table-cell office:value-type="float" office:value="19214148" calcext:value-type="float">
            <text:p>19214148</text:p>
          </table:table-cell>
          <table:table-cell office:value-type="string" calcext:value-type="string">
            <text:p>https://api.github.com/repos/FundingCircle/shipment_tracker</text:p>
          </table:table-cell>
          <table:table-cell table:formula="of:=REPLACE([.B1623]; 1; 29; &quot;&quot;)" office:value-type="string" office:string-value="FundingCircle/shipment_tracker" calcext:value-type="string">
            <text:p>FundingCircle/shipment_tracker</text:p>
          </table:table-cell>
        </table:table-row>
        <table:table-row table:style-name="ro1">
          <table:table-cell office:value-type="float" office:value="19245392" calcext:value-type="float">
            <text:p>19245392</text:p>
          </table:table-cell>
          <table:table-cell office:value-type="string" calcext:value-type="string">
            <text:p>https://api.github.com/repos/aic-collections/aicdams-lakeshore</text:p>
          </table:table-cell>
          <table:table-cell table:formula="of:=REPLACE([.B1624]; 1; 29; &quot;&quot;)" office:value-type="string" office:string-value="aic-collections/aicdams-lakeshore" calcext:value-type="string">
            <text:p>aic-collections/aicdams-lakeshore</text:p>
          </table:table-cell>
        </table:table-row>
        <table:table-row table:style-name="ro1">
          <table:table-cell office:value-type="float" office:value="19416105" calcext:value-type="float">
            <text:p>19416105</text:p>
          </table:table-cell>
          <table:table-cell office:value-type="string" calcext:value-type="string">
            <text:p>https://api.github.com/repos/chengdh/fig-rails-dev</text:p>
          </table:table-cell>
          <table:table-cell table:formula="of:=REPLACE([.B1625]; 1; 29; &quot;&quot;)" office:value-type="string" office:string-value="chengdh/fig-rails-dev" calcext:value-type="string">
            <text:p>chengdh/fig-rails-dev</text:p>
          </table:table-cell>
        </table:table-row>
        <table:table-row table:style-name="ro1">
          <table:table-cell office:value-type="float" office:value="19484429" calcext:value-type="float">
            <text:p>19484429</text:p>
          </table:table-cell>
          <table:table-cell office:value-type="string" calcext:value-type="string">
            <text:p>https://api.github.com/repos/macmillanpublishers/bookmaker</text:p>
          </table:table-cell>
          <table:table-cell table:formula="of:=REPLACE([.B1626]; 1; 29; &quot;&quot;)" office:value-type="string" office:string-value="macmillanpublishers/bookmaker" calcext:value-type="string">
            <text:p>macmillanpublishers/bookmaker</text:p>
          </table:table-cell>
        </table:table-row>
        <table:table-row table:style-name="ro1">
          <table:table-cell office:value-type="float" office:value="19605068" calcext:value-type="float">
            <text:p>19605068</text:p>
          </table:table-cell>
          <table:table-cell office:value-type="string" calcext:value-type="string">
            <text:p>https://api.github.com/repos/armoin/edinburgh_collected</text:p>
          </table:table-cell>
          <table:table-cell table:formula="of:=REPLACE([.B1627]; 1; 29; &quot;&quot;)" office:value-type="string" office:string-value="armoin/edinburgh_collected" calcext:value-type="string">
            <text:p>armoin/edinburgh_collected</text:p>
          </table:table-cell>
        </table:table-row>
        <table:table-row table:style-name="ro1">
          <table:table-cell office:value-type="float" office:value="19611001" calcext:value-type="float">
            <text:p>19611001</text:p>
          </table:table-cell>
          <table:table-cell office:value-type="string" calcext:value-type="string">
            <text:p>https://api.github.com/repos/kontena/kontena</text:p>
          </table:table-cell>
          <table:table-cell table:formula="of:=REPLACE([.B1628]; 1; 29; &quot;&quot;)" office:value-type="string" office:string-value="kontena/kontena" calcext:value-type="string">
            <text:p>kontena/kontena</text:p>
          </table:table-cell>
        </table:table-row>
        <table:table-row table:style-name="ro1">
          <table:table-cell office:value-type="float" office:value="19616976" calcext:value-type="float">
            <text:p>19616976</text:p>
          </table:table-cell>
          <table:table-cell office:value-type="string" calcext:value-type="string">
            <text:p>https://api.github.com/repos/medusa-project/databank</text:p>
          </table:table-cell>
          <table:table-cell table:formula="of:=REPLACE([.B1629]; 1; 29; &quot;&quot;)" office:value-type="string" office:string-value="medusa-project/databank" calcext:value-type="string">
            <text:p>medusa-project/databank</text:p>
          </table:table-cell>
        </table:table-row>
        <table:table-row table:style-name="ro1">
          <table:table-cell office:value-type="float" office:value="19617091" calcext:value-type="float">
            <text:p>19617091</text:p>
          </table:table-cell>
          <table:table-cell office:value-type="string" calcext:value-type="string">
            <text:p>https://api.github.com/repos/bloomr/web</text:p>
          </table:table-cell>
          <table:table-cell table:formula="of:=REPLACE([.B1630]; 1; 29; &quot;&quot;)" office:value-type="string" office:string-value="bloomr/web" calcext:value-type="string">
            <text:p>bloomr/web</text:p>
          </table:table-cell>
        </table:table-row>
        <table:table-row table:style-name="ro1">
          <table:table-cell office:value-type="float" office:value="19617610" calcext:value-type="float">
            <text:p>19617610</text:p>
          </table:table-cell>
          <table:table-cell office:value-type="string" calcext:value-type="string">
            <text:p>https://api.github.com/repos/CBIIT/ctrp</text:p>
          </table:table-cell>
          <table:table-cell table:formula="of:=REPLACE([.B1631]; 1; 29; &quot;&quot;)" office:value-type="string" office:string-value="CBIIT/ctrp" calcext:value-type="string">
            <text:p>CBIIT/ctrp</text:p>
          </table:table-cell>
        </table:table-row>
        <table:table-row table:style-name="ro1">
          <table:table-cell office:value-type="float" office:value="19634548" calcext:value-type="float">
            <text:p>19634548</text:p>
          </table:table-cell>
          <table:table-cell office:value-type="string" calcext:value-type="string">
            <text:p>https://api.github.com/repos/education/classroom</text:p>
          </table:table-cell>
          <table:table-cell table:formula="of:=REPLACE([.B1632]; 1; 29; &quot;&quot;)" office:value-type="string" office:string-value="education/classroom" calcext:value-type="string">
            <text:p>education/classroom</text:p>
          </table:table-cell>
        </table:table-row>
        <table:table-row table:style-name="ro1">
          <table:table-cell office:value-type="float" office:value="19635408" calcext:value-type="float">
            <text:p>19635408</text:p>
          </table:table-cell>
          <table:table-cell office:value-type="string" calcext:value-type="string">
            <text:p>https://api.github.com/repos/openaustralia/planningalerts</text:p>
          </table:table-cell>
          <table:table-cell table:formula="of:=REPLACE([.B1633]; 1; 29; &quot;&quot;)" office:value-type="string" office:string-value="openaustralia/planningalerts" calcext:value-type="string">
            <text:p>openaustralia/planningalerts</text:p>
          </table:table-cell>
        </table:table-row>
        <table:table-row table:style-name="ro1">
          <table:table-cell office:value-type="float" office:value="19646470" calcext:value-type="float">
            <text:p>19646470</text:p>
          </table:table-cell>
          <table:table-cell office:value-type="string" calcext:value-type="string">
            <text:p>https://api.github.com/repos/phoenix-legend/insurance-tgy</text:p>
          </table:table-cell>
          <table:table-cell table:formula="of:=REPLACE([.B1634]; 1; 29; &quot;&quot;)" office:value-type="string" office:string-value="phoenix-legend/insurance-tgy" calcext:value-type="string">
            <text:p>phoenix-legend/insurance-tgy</text:p>
          </table:table-cell>
        </table:table-row>
        <table:table-row table:style-name="ro1">
          <table:table-cell office:value-type="float" office:value="19828330" calcext:value-type="float">
            <text:p>19828330</text:p>
          </table:table-cell>
          <table:table-cell office:value-type="string" calcext:value-type="string">
            <text:p>https://api.github.com/repos/duykhoa/lovestory</text:p>
          </table:table-cell>
          <table:table-cell table:formula="of:=REPLACE([.B1635]; 1; 29; &quot;&quot;)" office:value-type="string" office:string-value="duykhoa/lovestory" calcext:value-type="string">
            <text:p>duykhoa/lovestory</text:p>
          </table:table-cell>
        </table:table-row>
        <table:table-row table:style-name="ro1">
          <table:table-cell office:value-type="float" office:value="19856130" calcext:value-type="float">
            <text:p>19856130</text:p>
          </table:table-cell>
          <table:table-cell office:value-type="string" calcext:value-type="string">
            <text:p>https://api.github.com/repos/platanus/potassium</text:p>
          </table:table-cell>
          <table:table-cell table:formula="of:=REPLACE([.B1636]; 1; 29; &quot;&quot;)" office:value-type="string" office:string-value="platanus/potassium" calcext:value-type="string">
            <text:p>platanus/potassium</text:p>
          </table:table-cell>
        </table:table-row>
        <table:table-row table:style-name="ro1">
          <table:table-cell office:value-type="float" office:value="19928052" calcext:value-type="float">
            <text:p>19928052</text:p>
          </table:table-cell>
          <table:table-cell office:value-type="string" calcext:value-type="string">
            <text:p>https://api.github.com/repos/OSLL/mdbci</text:p>
          </table:table-cell>
          <table:table-cell table:formula="of:=REPLACE([.B1637]; 1; 29; &quot;&quot;)" office:value-type="string" office:string-value="OSLL/mdbci" calcext:value-type="string">
            <text:p>OSLL/mdbci</text:p>
          </table:table-cell>
        </table:table-row>
        <table:table-row table:style-name="ro1">
          <table:table-cell office:value-type="float" office:value="19953801" calcext:value-type="float">
            <text:p>19953801</text:p>
          </table:table-cell>
          <table:table-cell office:value-type="string" calcext:value-type="string">
            <text:p>https://api.github.com/repos/venyao/RICENCODE</text:p>
          </table:table-cell>
          <table:table-cell table:formula="of:=REPLACE([.B1638]; 1; 29; &quot;&quot;)" office:value-type="string" office:string-value="venyao/RICENCODE" calcext:value-type="string">
            <text:p>venyao/RICENCODE</text:p>
          </table:table-cell>
        </table:table-row>
        <table:table-row table:style-name="ro1">
          <table:table-cell office:value-type="float" office:value="19964906" calcext:value-type="float">
            <text:p>19964906</text:p>
          </table:table-cell>
          <table:table-cell office:value-type="string" calcext:value-type="string">
            <text:p>https://api.github.com/repos/fablabbcn/fablabs</text:p>
          </table:table-cell>
          <table:table-cell table:formula="of:=REPLACE([.B1639]; 1; 29; &quot;&quot;)" office:value-type="string" office:string-value="fablabbcn/fablabs" calcext:value-type="string">
            <text:p>fablabbcn/fablabs</text:p>
          </table:table-cell>
        </table:table-row>
        <table:table-row table:style-name="ro1">
          <table:table-cell office:value-type="float" office:value="19973142" calcext:value-type="float">
            <text:p>19973142</text:p>
          </table:table-cell>
          <table:table-cell office:value-type="string" calcext:value-type="string">
            <text:p>https://api.github.com/repos/nakaearth/famiphotos</text:p>
          </table:table-cell>
          <table:table-cell table:formula="of:=REPLACE([.B1640]; 1; 29; &quot;&quot;)" office:value-type="string" office:string-value="nakaearth/famiphotos" calcext:value-type="string">
            <text:p>nakaearth/famiphotos</text:p>
          </table:table-cell>
        </table:table-row>
        <table:table-row table:style-name="ro1">
          <table:table-cell office:value-type="float" office:value="19989065" calcext:value-type="float">
            <text:p>19989065</text:p>
          </table:table-cell>
          <table:table-cell office:value-type="string" calcext:value-type="string">
            <text:p>https://api.github.com/repos/LearnITGirl/WebPlatform</text:p>
          </table:table-cell>
          <table:table-cell table:formula="of:=REPLACE([.B1641]; 1; 29; &quot;&quot;)" office:value-type="string" office:string-value="LearnITGirl/WebPlatform" calcext:value-type="string">
            <text:p>LearnITGirl/WebPlatform</text:p>
          </table:table-cell>
        </table:table-row>
        <table:table-row table:style-name="ro1">
          <table:table-cell office:value-type="float" office:value="20011844" calcext:value-type="float">
            <text:p>20011844</text:p>
          </table:table-cell>
          <table:table-cell office:value-type="string" calcext:value-type="string">
            <text:p>https://api.github.com/repos/grokify/ringcentral-sdk-ruby</text:p>
          </table:table-cell>
          <table:table-cell table:formula="of:=REPLACE([.B1642]; 1; 29; &quot;&quot;)" office:value-type="string" office:string-value="grokify/ringcentral-sdk-ruby" calcext:value-type="string">
            <text:p>grokify/ringcentral-sdk-ruby</text:p>
          </table:table-cell>
        </table:table-row>
        <table:table-row table:style-name="ro1">
          <table:table-cell office:value-type="float" office:value="20073104" calcext:value-type="float">
            <text:p>20073104</text:p>
          </table:table-cell>
          <table:table-cell office:value-type="string" calcext:value-type="string">
            <text:p>https://api.github.com/repos/codelandev/tribo-viva</text:p>
          </table:table-cell>
          <table:table-cell table:formula="of:=REPLACE([.B1643]; 1; 29; &quot;&quot;)" office:value-type="string" office:string-value="codelandev/tribo-viva" calcext:value-type="string">
            <text:p>codelandev/tribo-viva</text:p>
          </table:table-cell>
        </table:table-row>
        <table:table-row table:style-name="ro1">
          <table:table-cell office:value-type="float" office:value="20170979" calcext:value-type="float">
            <text:p>20170979</text:p>
          </table:table-cell>
          <table:table-cell office:value-type="string" calcext:value-type="string">
            <text:p>https://api.github.com/repos/everypolitician/everypolitician-data</text:p>
          </table:table-cell>
          <table:table-cell table:formula="of:=REPLACE([.B1644]; 1; 29; &quot;&quot;)" office:value-type="string" office:string-value="everypolitician/everypolitician-data" calcext:value-type="string">
            <text:p>everypolitician/everypolitician-data</text:p>
          </table:table-cell>
        </table:table-row>
        <table:table-row table:style-name="ro1">
          <table:table-cell office:value-type="float" office:value="20184382" calcext:value-type="float">
            <text:p>20184382</text:p>
          </table:table-cell>
          <table:table-cell office:value-type="string" calcext:value-type="string">
            <text:p>https://api.github.com/repos/cloudamatic/mu</text:p>
          </table:table-cell>
          <table:table-cell table:formula="of:=REPLACE([.B1645]; 1; 29; &quot;&quot;)" office:value-type="string" office:string-value="cloudamatic/mu" calcext:value-type="string">
            <text:p>cloudamatic/mu</text:p>
          </table:table-cell>
        </table:table-row>
        <table:table-row table:style-name="ro1">
          <table:table-cell office:value-type="float" office:value="20224240" calcext:value-type="float">
            <text:p>20224240</text:p>
          </table:table-cell>
          <table:table-cell office:value-type="string" calcext:value-type="string">
            <text:p>https://api.github.com/repos/deadcity/charsys</text:p>
          </table:table-cell>
          <table:table-cell table:formula="of:=REPLACE([.B1646]; 1; 29; &quot;&quot;)" office:value-type="string" office:string-value="deadcity/charsys" calcext:value-type="string">
            <text:p>deadcity/charsys</text:p>
          </table:table-cell>
        </table:table-row>
        <table:table-row table:style-name="ro1">
          <table:table-cell office:value-type="float" office:value="20228853" calcext:value-type="float">
            <text:p>20228853</text:p>
          </table:table-cell>
          <table:table-cell office:value-type="string" calcext:value-type="string">
            <text:p>https://api.github.com/repos/VTUL/data-repo</text:p>
          </table:table-cell>
          <table:table-cell table:formula="of:=REPLACE([.B1647]; 1; 29; &quot;&quot;)" office:value-type="string" office:string-value="VTUL/data-repo" calcext:value-type="string">
            <text:p>VTUL/data-repo</text:p>
          </table:table-cell>
        </table:table-row>
        <table:table-row table:style-name="ro1">
          <table:table-cell office:value-type="float" office:value="20236320" calcext:value-type="float">
            <text:p>20236320</text:p>
          </table:table-cell>
          <table:table-cell office:value-type="string" calcext:value-type="string">
            <text:p>https://api.github.com/repos/umts/jobapps</text:p>
          </table:table-cell>
          <table:table-cell table:formula="of:=REPLACE([.B1648]; 1; 29; &quot;&quot;)" office:value-type="string" office:string-value="umts/jobapps" calcext:value-type="string">
            <text:p>umts/jobapps</text:p>
          </table:table-cell>
        </table:table-row>
        <table:table-row table:style-name="ro1">
          <table:table-cell office:value-type="float" office:value="20281296" calcext:value-type="float">
            <text:p>20281296</text:p>
          </table:table-cell>
          <table:table-cell office:value-type="string" calcext:value-type="string">
            <text:p>https://api.github.com/repos/quintel/etmoses</text:p>
          </table:table-cell>
          <table:table-cell table:formula="of:=REPLACE([.B1649]; 1; 29; &quot;&quot;)" office:value-type="string" office:string-value="quintel/etmoses" calcext:value-type="string">
            <text:p>quintel/etmoses</text:p>
          </table:table-cell>
        </table:table-row>
        <table:table-row table:style-name="ro1">
          <table:table-cell office:value-type="float" office:value="20312747" calcext:value-type="float">
            <text:p>20312747</text:p>
          </table:table-cell>
          <table:table-cell office:value-type="string" calcext:value-type="string">
            <text:p>https://api.github.com/repos/cider-ci/cider-ci_integration-tests</text:p>
          </table:table-cell>
          <table:table-cell table:formula="of:=REPLACE([.B1650]; 1; 29; &quot;&quot;)" office:value-type="string" office:string-value="cider-ci/cider-ci_integration-tests" calcext:value-type="string">
            <text:p>cider-ci/cider-ci_integration-tests</text:p>
          </table:table-cell>
        </table:table-row>
        <table:table-row table:style-name="ro1">
          <table:table-cell office:value-type="float" office:value="20330482" calcext:value-type="float">
            <text:p>20330482</text:p>
          </table:table-cell>
          <table:table-cell office:value-type="string" calcext:value-type="string">
            <text:p>https://api.github.com/repos/askl56/Helios</text:p>
          </table:table-cell>
          <table:table-cell table:formula="of:=REPLACE([.B1651]; 1; 29; &quot;&quot;)" office:value-type="string" office:string-value="askl56/Helios" calcext:value-type="string">
            <text:p>askl56/Helios</text:p>
          </table:table-cell>
        </table:table-row>
        <table:table-row table:style-name="ro1">
          <table:table-cell office:value-type="float" office:value="20330726" calcext:value-type="float">
            <text:p>20330726</text:p>
          </table:table-cell>
          <table:table-cell office:value-type="string" calcext:value-type="string">
            <text:p>https://api.github.com/repos/Shopify/shipit-engine</text:p>
          </table:table-cell>
          <table:table-cell table:formula="of:=REPLACE([.B1652]; 1; 29; &quot;&quot;)" office:value-type="string" office:string-value="Shopify/shipit-engine" calcext:value-type="string">
            <text:p>Shopify/shipit-engine</text:p>
          </table:table-cell>
        </table:table-row>
        <table:table-row table:style-name="ro1">
          <table:table-cell office:value-type="float" office:value="20338139" calcext:value-type="float">
            <text:p>20338139</text:p>
          </table:table-cell>
          <table:table-cell office:value-type="string" calcext:value-type="string">
            <text:p>https://api.github.com/repos/maximx/rent</text:p>
          </table:table-cell>
          <table:table-cell table:formula="of:=REPLACE([.B1653]; 1; 29; &quot;&quot;)" office:value-type="string" office:string-value="maximx/rent" calcext:value-type="string">
            <text:p>maximx/rent</text:p>
          </table:table-cell>
        </table:table-row>
        <table:table-row table:style-name="ro1">
          <table:table-cell office:value-type="float" office:value="20357045" calcext:value-type="float">
            <text:p>20357045</text:p>
          </table:table-cell>
          <table:table-cell office:value-type="string" calcext:value-type="string">
            <text:p>https://api.github.com/repos/evercam/evercam-api</text:p>
          </table:table-cell>
          <table:table-cell table:formula="of:=REPLACE([.B1654]; 1; 29; &quot;&quot;)" office:value-type="string" office:string-value="evercam/evercam-api" calcext:value-type="string">
            <text:p>evercam/evercam-api</text:p>
          </table:table-cell>
        </table:table-row>
        <table:table-row table:style-name="ro1">
          <table:table-cell office:value-type="float" office:value="20361050" calcext:value-type="float">
            <text:p>20361050</text:p>
          </table:table-cell>
          <table:table-cell office:value-type="string" calcext:value-type="string">
            <text:p>https://api.github.com/repos/Alfresco/chef-alfresco</text:p>
          </table:table-cell>
          <table:table-cell table:formula="of:=REPLACE([.B1655]; 1; 29; &quot;&quot;)" office:value-type="string" office:string-value="Alfresco/chef-alfresco" calcext:value-type="string">
            <text:p>Alfresco/chef-alfresco</text:p>
          </table:table-cell>
        </table:table-row>
        <table:table-row table:style-name="ro1">
          <table:table-cell office:value-type="float" office:value="20361668" calcext:value-type="float">
            <text:p>20361668</text:p>
          </table:table-cell>
          <table:table-cell office:value-type="string" calcext:value-type="string">
            <text:p>https://api.github.com/repos/makersacademy/learn_to_program</text:p>
          </table:table-cell>
          <table:table-cell table:formula="of:=REPLACE([.B1656]; 1; 29; &quot;&quot;)" office:value-type="string" office:string-value="makersacademy/learn_to_program" calcext:value-type="string">
            <text:p>makersacademy/learn_to_program</text:p>
          </table:table-cell>
        </table:table-row>
        <table:table-row table:style-name="ro1">
          <table:table-cell office:value-type="float" office:value="20368064" calcext:value-type="float">
            <text:p>20368064</text:p>
          </table:table-cell>
          <table:table-cell office:value-type="string" calcext:value-type="string">
            <text:p>https://api.github.com/repos/gdpelican/babble</text:p>
          </table:table-cell>
          <table:table-cell table:formula="of:=REPLACE([.B1657]; 1; 29; &quot;&quot;)" office:value-type="string" office:string-value="gdpelican/babble" calcext:value-type="string">
            <text:p>gdpelican/babble</text:p>
          </table:table-cell>
        </table:table-row>
        <table:table-row table:style-name="ro1">
          <table:table-cell office:value-type="float" office:value="20457003" calcext:value-type="float">
            <text:p>20457003</text:p>
          </table:table-cell>
          <table:table-cell office:value-type="string" calcext:value-type="string">
            <text:p>https://api.github.com/repos/locp/cassandra</text:p>
          </table:table-cell>
          <table:table-cell table:formula="of:=REPLACE([.B1658]; 1; 29; &quot;&quot;)" office:value-type="string" office:string-value="locp/cassandra" calcext:value-type="string">
            <text:p>locp/cassandra</text:p>
          </table:table-cell>
        </table:table-row>
        <table:table-row table:style-name="ro1">
          <table:table-cell office:value-type="float" office:value="20474235" calcext:value-type="float">
            <text:p>20474235</text:p>
          </table:table-cell>
          <table:table-cell office:value-type="string" calcext:value-type="string">
            <text:p>https://api.github.com/repos/montrealrb/Montreal.rb</text:p>
          </table:table-cell>
          <table:table-cell table:formula="of:=REPLACE([.B1659]; 1; 29; &quot;&quot;)" office:value-type="string" office:string-value="montrealrb/Montreal.rb" calcext:value-type="string">
            <text:p>montrealrb/Montreal.rb</text:p>
          </table:table-cell>
        </table:table-row>
        <table:table-row table:style-name="ro1">
          <table:table-cell office:value-type="float" office:value="20479538" calcext:value-type="float">
            <text:p>20479538</text:p>
          </table:table-cell>
          <table:table-cell office:value-type="string" calcext:value-type="string">
            <text:p>https://api.github.com/repos/regedarek/kw-app</text:p>
          </table:table-cell>
          <table:table-cell table:formula="of:=REPLACE([.B1660]; 1; 29; &quot;&quot;)" office:value-type="string" office:string-value="regedarek/kw-app" calcext:value-type="string">
            <text:p>regedarek/kw-app</text:p>
          </table:table-cell>
        </table:table-row>
        <table:table-row table:style-name="ro1">
          <table:table-cell office:value-type="float" office:value="20487229" calcext:value-type="float">
            <text:p>20487229</text:p>
          </table:table-cell>
          <table:table-cell office:value-type="string" calcext:value-type="string">
            <text:p>https://api.github.com/repos/travis-ci/packer-templates</text:p>
          </table:table-cell>
          <table:table-cell table:formula="of:=REPLACE([.B1661]; 1; 29; &quot;&quot;)" office:value-type="string" office:string-value="travis-ci/packer-templates" calcext:value-type="string">
            <text:p>travis-ci/packer-templates</text:p>
          </table:table-cell>
        </table:table-row>
        <table:table-row table:style-name="ro1">
          <table:table-cell office:value-type="float" office:value="20502698" calcext:value-type="float">
            <text:p>20502698</text:p>
          </table:table-cell>
          <table:table-cell office:value-type="string" calcext:value-type="string">
            <text:p>https://api.github.com/repos/Duke-Translational-Bioinformatics/duke-data-service</text:p>
          </table:table-cell>
          <table:table-cell table:formula="of:=REPLACE([.B1662]; 1; 29; &quot;&quot;)" office:value-type="string" office:string-value="Duke-Translational-Bioinformatics/duke-data-service" calcext:value-type="string">
            <text:p>Duke-Translational-Bioinformatics/duke-data-service</text:p>
          </table:table-cell>
        </table:table-row>
        <table:table-row table:style-name="ro1">
          <table:table-cell office:value-type="float" office:value="20513177" calcext:value-type="float">
            <text:p>20513177</text:p>
          </table:table-cell>
          <table:table-cell office:value-type="string" calcext:value-type="string">
            <text:p>https://api.github.com/repos/discoverydev/my-boxen</text:p>
          </table:table-cell>
          <table:table-cell table:formula="of:=REPLACE([.B1663]; 1; 29; &quot;&quot;)" office:value-type="string" office:string-value="discoverydev/my-boxen" calcext:value-type="string">
            <text:p>discoverydev/my-boxen</text:p>
          </table:table-cell>
        </table:table-row>
        <table:table-row table:style-name="ro1">
          <table:table-cell office:value-type="float" office:value="20538105" calcext:value-type="float">
            <text:p>20538105</text:p>
          </table:table-cell>
          <table:table-cell office:value-type="string" calcext:value-type="string">
            <text:p>https://api.github.com/repos/GreenStraw/form_finger_nation</text:p>
          </table:table-cell>
          <table:table-cell table:formula="of:=REPLACE([.B1664]; 1; 29; &quot;&quot;)" office:value-type="string" office:string-value="GreenStraw/form_finger_nation" calcext:value-type="string">
            <text:p>GreenStraw/form_finger_nation</text:p>
          </table:table-cell>
        </table:table-row>
        <table:table-row table:style-name="ro1">
          <table:table-cell office:value-type="float" office:value="20545299" calcext:value-type="float">
            <text:p>20545299</text:p>
          </table:table-cell>
          <table:table-cell office:value-type="string" calcext:value-type="string">
            <text:p>https://api.github.com/repos/probedock/probedock</text:p>
          </table:table-cell>
          <table:table-cell table:formula="of:=REPLACE([.B1665]; 1; 29; &quot;&quot;)" office:value-type="string" office:string-value="probedock/probedock" calcext:value-type="string">
            <text:p>probedock/probedock</text:p>
          </table:table-cell>
        </table:table-row>
        <table:table-row table:style-name="ro1">
          <table:table-cell office:value-type="float" office:value="20556313" calcext:value-type="float">
            <text:p>20556313</text:p>
          </table:table-cell>
          <table:table-cell office:value-type="string" calcext:value-type="string">
            <text:p>https://api.github.com/repos/Alexwines224/interfaceagent</text:p>
          </table:table-cell>
          <table:table-cell table:formula="of:=REPLACE([.B1666]; 1; 29; &quot;&quot;)" office:value-type="string" office:string-value="Alexwines224/interfaceagent" calcext:value-type="string">
            <text:p>Alexwines224/interfaceagent</text:p>
          </table:table-cell>
        </table:table-row>
        <table:table-row table:style-name="ro1">
          <table:table-cell office:value-type="float" office:value="20573703" calcext:value-type="float">
            <text:p>20573703</text:p>
          </table:table-cell>
          <table:table-cell office:value-type="string" calcext:value-type="string">
            <text:p>https://api.github.com/repos/thefrontiergroup/frontier_generators</text:p>
          </table:table-cell>
          <table:table-cell table:formula="of:=REPLACE([.B1667]; 1; 29; &quot;&quot;)" office:value-type="string" office:string-value="thefrontiergroup/frontier_generators" calcext:value-type="string">
            <text:p>thefrontiergroup/frontier_generators</text:p>
          </table:table-cell>
        </table:table-row>
        <table:table-row table:style-name="ro1">
          <table:table-cell office:value-type="float" office:value="20598631" calcext:value-type="float">
            <text:p>20598631</text:p>
          </table:table-cell>
          <table:table-cell office:value-type="string" calcext:value-type="string">
            <text:p>https://api.github.com/repos/danReynolds/SupermarKit</text:p>
          </table:table-cell>
          <table:table-cell table:formula="of:=REPLACE([.B1668]; 1; 29; &quot;&quot;)" office:value-type="string" office:string-value="danReynolds/SupermarKit" calcext:value-type="string">
            <text:p>danReynolds/SupermarKit</text:p>
          </table:table-cell>
        </table:table-row>
        <table:table-row table:style-name="ro1">
          <table:table-cell office:value-type="float" office:value="20631711" calcext:value-type="float">
            <text:p>20631711</text:p>
          </table:table-cell>
          <table:table-cell office:value-type="string" calcext:value-type="string">
            <text:p>https://api.github.com/repos/redbuttegarden/redbuttegarden.github.io</text:p>
          </table:table-cell>
          <table:table-cell table:formula="of:=REPLACE([.B1669]; 1; 29; &quot;&quot;)" office:value-type="string" office:string-value="redbuttegarden/redbuttegarden.github.io" calcext:value-type="string">
            <text:p>redbuttegarden/redbuttegarden.github.io</text:p>
          </table:table-cell>
        </table:table-row>
        <table:table-row table:style-name="ro1">
          <table:table-cell office:value-type="float" office:value="20661733" calcext:value-type="float">
            <text:p>20661733</text:p>
          </table:table-cell>
          <table:table-cell office:value-type="string" calcext:value-type="string">
            <text:p>https://api.github.com/repos/macmillanpublishers/bookmaker_addons</text:p>
          </table:table-cell>
          <table:table-cell table:formula="of:=REPLACE([.B1670]; 1; 29; &quot;&quot;)" office:value-type="string" office:string-value="macmillanpublishers/bookmaker_addons" calcext:value-type="string">
            <text:p>macmillanpublishers/bookmaker_addons</text:p>
          </table:table-cell>
        </table:table-row>
        <table:table-row table:style-name="ro1">
          <table:table-cell office:value-type="float" office:value="20665213" calcext:value-type="float">
            <text:p>20665213</text:p>
          </table:table-cell>
          <table:table-cell office:value-type="string" calcext:value-type="string">
            <text:p>https://api.github.com/repos/EFForg/action-center-platform</text:p>
          </table:table-cell>
          <table:table-cell table:formula="of:=REPLACE([.B1671]; 1; 29; &quot;&quot;)" office:value-type="string" office:string-value="EFForg/action-center-platform" calcext:value-type="string">
            <text:p>EFForg/action-center-platform</text:p>
          </table:table-cell>
        </table:table-row>
        <table:table-row table:style-name="ro1">
          <table:table-cell office:value-type="float" office:value="20730397" calcext:value-type="float">
            <text:p>20730397</text:p>
          </table:table-cell>
          <table:table-cell office:value-type="string" calcext:value-type="string">
            <text:p>https://api.github.com/repos/mburns/paramount</text:p>
          </table:table-cell>
          <table:table-cell table:formula="of:=REPLACE([.B1672]; 1; 29; &quot;&quot;)" office:value-type="string" office:string-value="mburns/paramount" calcext:value-type="string">
            <text:p>mburns/paramount</text:p>
          </table:table-cell>
        </table:table-row>
        <table:table-row table:style-name="ro1">
          <table:table-cell office:value-type="float" office:value="20736009" calcext:value-type="float">
            <text:p>20736009</text:p>
          </table:table-cell>
          <table:table-cell office:value-type="string" calcext:value-type="string">
            <text:p>https://api.github.com/repos/cirope/monitor</text:p>
          </table:table-cell>
          <table:table-cell table:formula="of:=REPLACE([.B1673]; 1; 29; &quot;&quot;)" office:value-type="string" office:string-value="cirope/monitor" calcext:value-type="string">
            <text:p>cirope/monitor</text:p>
          </table:table-cell>
        </table:table-row>
        <table:table-row table:style-name="ro1">
          <table:table-cell office:value-type="float" office:value="20792734" calcext:value-type="float">
            <text:p>20792734</text:p>
          </table:table-cell>
          <table:table-cell office:value-type="string" calcext:value-type="string">
            <text:p>https://api.github.com/repos/travisbell/tmdb-web-translations</text:p>
          </table:table-cell>
          <table:table-cell table:formula="of:=REPLACE([.B1674]; 1; 29; &quot;&quot;)" office:value-type="string" office:string-value="travisbell/tmdb-web-translations" calcext:value-type="string">
            <text:p>travisbell/tmdb-web-translations</text:p>
          </table:table-cell>
        </table:table-row>
        <table:table-row table:style-name="ro1">
          <table:table-cell office:value-type="float" office:value="20800739" calcext:value-type="float">
            <text:p>20800739</text:p>
          </table:table-cell>
          <table:table-cell office:value-type="string" calcext:value-type="string">
            <text:p>https://api.github.com/repos/MIT-IR/abet</text:p>
          </table:table-cell>
          <table:table-cell table:formula="of:=REPLACE([.B1675]; 1; 29; &quot;&quot;)" office:value-type="string" office:string-value="MIT-IR/abet" calcext:value-type="string">
            <text:p>MIT-IR/abet</text:p>
          </table:table-cell>
        </table:table-row>
        <table:table-row table:style-name="ro1">
          <table:table-cell office:value-type="float" office:value="20875199" calcext:value-type="float">
            <text:p>20875199</text:p>
          </table:table-cell>
          <table:table-cell office:value-type="string" calcext:value-type="string">
            <text:p>https://api.github.com/repos/fastlane/spaceship</text:p>
          </table:table-cell>
          <table:table-cell table:formula="of:=REPLACE([.B1676]; 1; 29; &quot;&quot;)" office:value-type="string" office:string-value="fastlane/spaceship" calcext:value-type="string">
            <text:p>fastlane/spaceship</text:p>
          </table:table-cell>
        </table:table-row>
        <table:table-row table:style-name="ro1">
          <table:table-cell office:value-type="float" office:value="20892861" calcext:value-type="float">
            <text:p>20892861</text:p>
          </table:table-cell>
          <table:table-cell office:value-type="string" calcext:value-type="string">
            <text:p>https://api.github.com/repos/placeinvaders/thesite</text:p>
          </table:table-cell>
          <table:table-cell table:formula="of:=REPLACE([.B1677]; 1; 29; &quot;&quot;)" office:value-type="string" office:string-value="placeinvaders/thesite" calcext:value-type="string">
            <text:p>placeinvaders/thesite</text:p>
          </table:table-cell>
        </table:table-row>
        <table:table-row table:style-name="ro1">
          <table:table-cell office:value-type="float" office:value="20908913" calcext:value-type="float">
            <text:p>20908913</text:p>
          </table:table-cell>
          <table:table-cell office:value-type="string" calcext:value-type="string">
            <text:p>https://api.github.com/repos/toby-1-kenobi/sag_reporter</text:p>
          </table:table-cell>
          <table:table-cell table:formula="of:=REPLACE([.B1678]; 1; 29; &quot;&quot;)" office:value-type="string" office:string-value="toby-1-kenobi/sag_reporter" calcext:value-type="string">
            <text:p>toby-1-kenobi/sag_reporter</text:p>
          </table:table-cell>
        </table:table-row>
        <table:table-row table:style-name="ro1">
          <table:table-cell office:value-type="float" office:value="20917844" calcext:value-type="float">
            <text:p>20917844</text:p>
          </table:table-cell>
          <table:table-cell office:value-type="string" calcext:value-type="string">
            <text:p>https://api.github.com/repos/tonyedwardspz/westcornwallevents</text:p>
          </table:table-cell>
          <table:table-cell table:formula="of:=REPLACE([.B1679]; 1; 29; &quot;&quot;)" office:value-type="string" office:string-value="tonyedwardspz/westcornwallevents" calcext:value-type="string">
            <text:p>tonyedwardspz/westcornwallevents</text:p>
          </table:table-cell>
        </table:table-row>
        <table:table-row table:style-name="ro1">
          <table:table-cell office:value-type="float" office:value="20918735" calcext:value-type="float">
            <text:p>20918735</text:p>
          </table:table-cell>
          <table:table-cell office:value-type="string" calcext:value-type="string">
            <text:p>https://api.github.com/repos/EnvironmentAgency/waste-exemptions</text:p>
          </table:table-cell>
          <table:table-cell table:formula="of:=REPLACE([.B1680]; 1; 29; &quot;&quot;)" office:value-type="string" office:string-value="EnvironmentAgency/waste-exemptions" calcext:value-type="string">
            <text:p>EnvironmentAgency/waste-exemptions</text:p>
          </table:table-cell>
        </table:table-row>
        <table:table-row table:style-name="ro1">
          <table:table-cell office:value-type="float" office:value="20943241" calcext:value-type="float">
            <text:p>20943241</text:p>
          </table:table-cell>
          <table:table-cell office:value-type="string" calcext:value-type="string">
            <text:p>https://api.github.com/repos/pathwaysmedical/frasernw</text:p>
          </table:table-cell>
          <table:table-cell table:formula="of:=REPLACE([.B1681]; 1; 29; &quot;&quot;)" office:value-type="string" office:string-value="pathwaysmedical/frasernw" calcext:value-type="string">
            <text:p>pathwaysmedical/frasernw</text:p>
          </table:table-cell>
        </table:table-row>
        <table:table-row table:style-name="ro1">
          <table:table-cell office:value-type="float" office:value="20958708" calcext:value-type="float">
            <text:p>20958708</text:p>
          </table:table-cell>
          <table:table-cell office:value-type="string" calcext:value-type="string">
            <text:p>https://api.github.com/repos/BOWiki/BOW</text:p>
          </table:table-cell>
          <table:table-cell table:formula="of:=REPLACE([.B1682]; 1; 29; &quot;&quot;)" office:value-type="string" office:string-value="BOWiki/BOW" calcext:value-type="string">
            <text:p>BOWiki/BOW</text:p>
          </table:table-cell>
        </table:table-row>
        <table:table-row table:style-name="ro1">
          <table:table-cell office:value-type="float" office:value="20977924" calcext:value-type="float">
            <text:p>20977924</text:p>
          </table:table-cell>
          <table:table-cell office:value-type="string" calcext:value-type="string">
            <text:p>https://api.github.com/repos/dhanesana/yongBot</text:p>
          </table:table-cell>
          <table:table-cell table:formula="of:=REPLACE([.B1683]; 1; 29; &quot;&quot;)" office:value-type="string" office:string-value="dhanesana/yongBot" calcext:value-type="string">
            <text:p>dhanesana/yongBot</text:p>
          </table:table-cell>
        </table:table-row>
        <table:table-row table:style-name="ro1">
          <table:table-cell office:value-type="float" office:value="20979062" calcext:value-type="float">
            <text:p>20979062</text:p>
          </table:table-cell>
          <table:table-cell office:value-type="string" calcext:value-type="string">
            <text:p>https://api.github.com/repos/skyderby/skyderby</text:p>
          </table:table-cell>
          <table:table-cell table:formula="of:=REPLACE([.B1684]; 1; 29; &quot;&quot;)" office:value-type="string" office:string-value="skyderby/skyderby" calcext:value-type="string">
            <text:p>skyderby/skyderby</text:p>
          </table:table-cell>
        </table:table-row>
        <table:table-row table:style-name="ro1">
          <table:table-cell office:value-type="float" office:value="21070430" calcext:value-type="float">
            <text:p>21070430</text:p>
          </table:table-cell>
          <table:table-cell office:value-type="string" calcext:value-type="string">
            <text:p>https://api.github.com/repos/ministryofjustice/advocate-defence-payments</text:p>
          </table:table-cell>
          <table:table-cell table:formula="of:=REPLACE([.B1685]; 1; 29; &quot;&quot;)" office:value-type="string" office:string-value="ministryofjustice/advocate-defence-payments" calcext:value-type="string">
            <text:p>ministryofjustice/advocate-defence-payments</text:p>
          </table:table-cell>
        </table:table-row>
        <table:table-row table:style-name="ro1">
          <table:table-cell office:value-type="float" office:value="21091509" calcext:value-type="float">
            <text:p>21091509</text:p>
          </table:table-cell>
          <table:table-cell office:value-type="string" calcext:value-type="string">
            <text:p>https://api.github.com/repos/SuperTux88/diaspora_federation</text:p>
          </table:table-cell>
          <table:table-cell table:formula="of:=REPLACE([.B1686]; 1; 29; &quot;&quot;)" office:value-type="string" office:string-value="SuperTux88/diaspora_federation" calcext:value-type="string">
            <text:p>SuperTux88/diaspora_federation</text:p>
          </table:table-cell>
        </table:table-row>
        <table:table-row table:style-name="ro1">
          <table:table-cell office:value-type="float" office:value="21108709" calcext:value-type="float">
            <text:p>21108709</text:p>
          </table:table-cell>
          <table:table-cell office:value-type="string" calcext:value-type="string">
            <text:p>https://api.github.com/repos/horesase/horesase-boys</text:p>
          </table:table-cell>
          <table:table-cell table:formula="of:=REPLACE([.B1687]; 1; 29; &quot;&quot;)" office:value-type="string" office:string-value="horesase/horesase-boys" calcext:value-type="string">
            <text:p>horesase/horesase-boys</text:p>
          </table:table-cell>
        </table:table-row>
        <table:table-row table:style-name="ro1">
          <table:table-cell office:value-type="float" office:value="21140815" calcext:value-type="float">
            <text:p>21140815</text:p>
          </table:table-cell>
          <table:table-cell office:value-type="string" calcext:value-type="string">
            <text:p>https://api.github.com/repos/18F/open-data-maker</text:p>
          </table:table-cell>
          <table:table-cell table:formula="of:=REPLACE([.B1688]; 1; 29; &quot;&quot;)" office:value-type="string" office:string-value="18F/open-data-maker" calcext:value-type="string">
            <text:p>18F/open-data-maker</text:p>
          </table:table-cell>
        </table:table-row>
        <table:table-row table:style-name="ro1">
          <table:table-cell office:value-type="float" office:value="21163470" calcext:value-type="float">
            <text:p>21163470</text:p>
          </table:table-cell>
          <table:table-cell office:value-type="string" calcext:value-type="string">
            <text:p>https://api.github.com/repos/CyberCraftInc/vacation_system</text:p>
          </table:table-cell>
          <table:table-cell table:formula="of:=REPLACE([.B1689]; 1; 29; &quot;&quot;)" office:value-type="string" office:string-value="CyberCraftInc/vacation_system" calcext:value-type="string">
            <text:p>CyberCraftInc/vacation_system</text:p>
          </table:table-cell>
        </table:table-row>
        <table:table-row table:style-name="ro1">
          <table:table-cell office:value-type="float" office:value="21168426" calcext:value-type="float">
            <text:p>21168426</text:p>
          </table:table-cell>
          <table:table-cell office:value-type="string" calcext:value-type="string">
            <text:p>https://api.github.com/repos/lucidsoftware/cumulus</text:p>
          </table:table-cell>
          <table:table-cell table:formula="of:=REPLACE([.B1690]; 1; 29; &quot;&quot;)" office:value-type="string" office:string-value="lucidsoftware/cumulus" calcext:value-type="string">
            <text:p>lucidsoftware/cumulus</text:p>
          </table:table-cell>
        </table:table-row>
        <table:table-row table:style-name="ro1">
          <table:table-cell office:value-type="float" office:value="21168562" calcext:value-type="float">
            <text:p>21168562</text:p>
          </table:table-cell>
          <table:table-cell office:value-type="string" calcext:value-type="string">
            <text:p>https://api.github.com/repos/ManageIQ/azure-armrest</text:p>
          </table:table-cell>
          <table:table-cell table:formula="of:=REPLACE([.B1691]; 1; 29; &quot;&quot;)" office:value-type="string" office:string-value="ManageIQ/azure-armrest" calcext:value-type="string">
            <text:p>ManageIQ/azure-armrest</text:p>
          </table:table-cell>
        </table:table-row>
        <table:table-row table:style-name="ro1">
          <table:table-cell office:value-type="float" office:value="21200977" calcext:value-type="float">
            <text:p>21200977</text:p>
          </table:table-cell>
          <table:table-cell office:value-type="string" calcext:value-type="string">
            <text:p>https://api.github.com/repos/EnvironmentAgency/digital-services-core</text:p>
          </table:table-cell>
          <table:table-cell table:formula="of:=REPLACE([.B1692]; 1; 29; &quot;&quot;)" office:value-type="string" office:string-value="EnvironmentAgency/digital-services-core" calcext:value-type="string">
            <text:p>EnvironmentAgency/digital-services-core</text:p>
          </table:table-cell>
        </table:table-row>
        <table:table-row table:style-name="ro1">
          <table:table-cell office:value-type="float" office:value="21244550" calcext:value-type="float">
            <text:p>21244550</text:p>
          </table:table-cell>
          <table:table-cell office:value-type="string" calcext:value-type="string">
            <text:p>https://api.github.com/repos/kilimchoi/engineering-blogs</text:p>
          </table:table-cell>
          <table:table-cell table:formula="of:=REPLACE([.B1693]; 1; 29; &quot;&quot;)" office:value-type="string" office:string-value="kilimchoi/engineering-blogs" calcext:value-type="string">
            <text:p>kilimchoi/engineering-blogs</text:p>
          </table:table-cell>
        </table:table-row>
        <table:table-row table:style-name="ro1">
          <table:table-cell office:value-type="float" office:value="21259066" calcext:value-type="float">
            <text:p>21259066</text:p>
          </table:table-cell>
          <table:table-cell office:value-type="string" calcext:value-type="string">
            <text:p>https://api.github.com/repos/Hiroto-K/hk_sub_</text:p>
          </table:table-cell>
          <table:table-cell table:formula="of:=REPLACE([.B1694]; 1; 29; &quot;&quot;)" office:value-type="string" office:string-value="Hiroto-K/hk_sub_" calcext:value-type="string">
            <text:p>Hiroto-K/hk_sub_</text:p>
          </table:table-cell>
        </table:table-row>
        <table:table-row table:style-name="ro1">
          <table:table-cell office:value-type="float" office:value="21280084" calcext:value-type="float">
            <text:p>21280084</text:p>
          </table:table-cell>
          <table:table-cell office:value-type="string" calcext:value-type="string">
            <text:p>https://api.github.com/repos/openstack/puppet-keystone</text:p>
          </table:table-cell>
          <table:table-cell table:formula="of:=REPLACE([.B1695]; 1; 29; &quot;&quot;)" office:value-type="string" office:string-value="openstack/puppet-keystone" calcext:value-type="string">
            <text:p>openstack/puppet-keystone</text:p>
          </table:table-cell>
        </table:table-row>
        <table:table-row table:style-name="ro1">
          <table:table-cell office:value-type="float" office:value="21280240" calcext:value-type="float">
            <text:p>21280240</text:p>
          </table:table-cell>
          <table:table-cell office:value-type="string" calcext:value-type="string">
            <text:p>https://api.github.com/repos/openstack/puppet-neutron</text:p>
          </table:table-cell>
          <table:table-cell table:formula="of:=REPLACE([.B1696]; 1; 29; &quot;&quot;)" office:value-type="string" office:string-value="openstack/puppet-neutron" calcext:value-type="string">
            <text:p>openstack/puppet-neutron</text:p>
          </table:table-cell>
        </table:table-row>
        <table:table-row table:style-name="ro1">
          <table:table-cell office:value-type="float" office:value="21280356" calcext:value-type="float">
            <text:p>21280356</text:p>
          </table:table-cell>
          <table:table-cell office:value-type="string" calcext:value-type="string">
            <text:p>https://api.github.com/repos/openstack/puppet-nova</text:p>
          </table:table-cell>
          <table:table-cell table:formula="of:=REPLACE([.B1697]; 1; 29; &quot;&quot;)" office:value-type="string" office:string-value="openstack/puppet-nova" calcext:value-type="string">
            <text:p>openstack/puppet-nova</text:p>
          </table:table-cell>
        </table:table-row>
        <table:table-row table:style-name="ro1">
          <table:table-cell office:value-type="float" office:value="21389427" calcext:value-type="float">
            <text:p>21389427</text:p>
          </table:table-cell>
          <table:table-cell office:value-type="string" calcext:value-type="string">
            <text:p>https://api.github.com/repos/ilabsea/resourcemap-program-assessment</text:p>
          </table:table-cell>
          <table:table-cell table:formula="of:=REPLACE([.B1698]; 1; 29; &quot;&quot;)" office:value-type="string" office:string-value="ilabsea/resourcemap-program-assessment" calcext:value-type="string">
            <text:p>ilabsea/resourcemap-program-assessment</text:p>
          </table:table-cell>
        </table:table-row>
        <table:table-row table:style-name="ro1">
          <table:table-cell office:value-type="float" office:value="21450415" calcext:value-type="float">
            <text:p>21450415</text:p>
          </table:table-cell>
          <table:table-cell office:value-type="string" calcext:value-type="string">
            <text:p>https://api.github.com/repos/cucumber/cucumber-ruby</text:p>
          </table:table-cell>
          <table:table-cell table:formula="of:=REPLACE([.B1699]; 1; 29; &quot;&quot;)" office:value-type="string" office:string-value="cucumber/cucumber-ruby" calcext:value-type="string">
            <text:p>cucumber/cucumber-ruby</text:p>
          </table:table-cell>
        </table:table-row>
        <table:table-row table:style-name="ro1">
          <table:table-cell office:value-type="float" office:value="21458435" calcext:value-type="float">
            <text:p>21458435</text:p>
          </table:table-cell>
          <table:table-cell office:value-type="string" calcext:value-type="string">
            <text:p>https://api.github.com/repos/codeclimate/codeclimate</text:p>
          </table:table-cell>
          <table:table-cell table:formula="of:=REPLACE([.B1700]; 1; 29; &quot;&quot;)" office:value-type="string" office:string-value="codeclimate/codeclimate" calcext:value-type="string">
            <text:p>codeclimate/codeclimate</text:p>
          </table:table-cell>
        </table:table-row>
        <table:table-row table:style-name="ro1">
          <table:table-cell office:value-type="float" office:value="21461223" calcext:value-type="float">
            <text:p>21461223</text:p>
          </table:table-cell>
          <table:table-cell office:value-type="string" calcext:value-type="string">
            <text:p>https://api.github.com/repos/chef-cookbooks/chef-ingredient</text:p>
          </table:table-cell>
          <table:table-cell table:formula="of:=REPLACE([.B1701]; 1; 29; &quot;&quot;)" office:value-type="string" office:string-value="chef-cookbooks/chef-ingredient" calcext:value-type="string">
            <text:p>chef-cookbooks/chef-ingredient</text:p>
          </table:table-cell>
        </table:table-row>
        <table:table-row table:style-name="ro1">
          <table:table-cell office:value-type="float" office:value="21533496" calcext:value-type="float">
            <text:p>21533496</text:p>
          </table:table-cell>
          <table:table-cell office:value-type="string" calcext:value-type="string">
            <text:p>https://api.github.com/repos/solidusio/solidus</text:p>
          </table:table-cell>
          <table:table-cell table:formula="of:=REPLACE([.B1702]; 1; 29; &quot;&quot;)" office:value-type="string" office:string-value="solidusio/solidus" calcext:value-type="string">
            <text:p>solidusio/solidus</text:p>
          </table:table-cell>
        </table:table-row>
        <table:table-row table:style-name="ro1">
          <table:table-cell office:value-type="float" office:value="21556740" calcext:value-type="float">
            <text:p>21556740</text:p>
          </table:table-cell>
          <table:table-cell office:value-type="string" calcext:value-type="string">
            <text:p>https://api.github.com/repos/activemerchant/active_merchant</text:p>
          </table:table-cell>
          <table:table-cell table:formula="of:=REPLACE([.B1703]; 1; 29; &quot;&quot;)" office:value-type="string" office:string-value="activemerchant/active_merchant" calcext:value-type="string">
            <text:p>activemerchant/active_merchant</text:p>
          </table:table-cell>
        </table:table-row>
        <table:table-row table:style-name="ro1">
          <table:table-cell office:value-type="float" office:value="21596121" calcext:value-type="float">
            <text:p>21596121</text:p>
          </table:table-cell>
          <table:table-cell office:value-type="string" calcext:value-type="string">
            <text:p>https://api.github.com/repos/edraut/pulitzer</text:p>
          </table:table-cell>
          <table:table-cell table:formula="of:=REPLACE([.B1704]; 1; 29; &quot;&quot;)" office:value-type="string" office:string-value="edraut/pulitzer" calcext:value-type="string">
            <text:p>edraut/pulitzer</text:p>
          </table:table-cell>
        </table:table-row>
        <table:table-row table:style-name="ro1">
          <table:table-cell office:value-type="float" office:value="21599636" calcext:value-type="float">
            <text:p>21599636</text:p>
          </table:table-cell>
          <table:table-cell office:value-type="string" calcext:value-type="string">
            <text:p>https://api.github.com/repos/code-corps/code-corps-api</text:p>
          </table:table-cell>
          <table:table-cell table:formula="of:=REPLACE([.B1705]; 1; 29; &quot;&quot;)" office:value-type="string" office:string-value="code-corps/code-corps-api" calcext:value-type="string">
            <text:p>code-corps/code-corps-api</text:p>
          </table:table-cell>
        </table:table-row>
        <table:table-row table:style-name="ro1">
          <table:table-cell office:value-type="float" office:value="21652086" calcext:value-type="float">
            <text:p>21652086</text:p>
          </table:table-cell>
          <table:table-cell office:value-type="string" calcext:value-type="string">
            <text:p>https://api.github.com/repos/dtulibrary/ddf</text:p>
          </table:table-cell>
          <table:table-cell table:formula="of:=REPLACE([.B1706]; 1; 29; &quot;&quot;)" office:value-type="string" office:string-value="dtulibrary/ddf" calcext:value-type="string">
            <text:p>dtulibrary/ddf</text:p>
          </table:table-cell>
        </table:table-row>
        <table:table-row table:style-name="ro1">
          <table:table-cell office:value-type="float" office:value="21679988" calcext:value-type="float">
            <text:p>21679988</text:p>
          </table:table-cell>
          <table:table-cell office:value-type="string" calcext:value-type="string">
            <text:p>https://api.github.com/repos/vv10/evbdup</text:p>
          </table:table-cell>
          <table:table-cell table:formula="of:=REPLACE([.B1707]; 1; 29; &quot;&quot;)" office:value-type="string" office:string-value="vv10/evbdup" calcext:value-type="string">
            <text:p>vv10/evbdup</text:p>
          </table:table-cell>
        </table:table-row>
        <table:table-row table:style-name="ro1">
          <table:table-cell office:value-type="float" office:value="21688253" calcext:value-type="float">
            <text:p>21688253</text:p>
          </table:table-cell>
          <table:table-cell office:value-type="string" calcext:value-type="string">
            <text:p>https://api.github.com/repos/Madek/madek-datalayer</text:p>
          </table:table-cell>
          <table:table-cell table:formula="of:=REPLACE([.B1708]; 1; 29; &quot;&quot;)" office:value-type="string" office:string-value="Madek/madek-datalayer" calcext:value-type="string">
            <text:p>Madek/madek-datalayer</text:p>
          </table:table-cell>
        </table:table-row>
        <table:table-row table:style-name="ro1">
          <table:table-cell office:value-type="float" office:value="21701322" calcext:value-type="float">
            <text:p>21701322</text:p>
          </table:table-cell>
          <table:table-cell office:value-type="string" calcext:value-type="string">
            <text:p>https://api.github.com/repos/tadl/ilscatcher3</text:p>
          </table:table-cell>
          <table:table-cell table:formula="of:=REPLACE([.B1709]; 1; 29; &quot;&quot;)" office:value-type="string" office:string-value="tadl/ilscatcher3" calcext:value-type="string">
            <text:p>tadl/ilscatcher3</text:p>
          </table:table-cell>
        </table:table-row>
        <table:table-row table:style-name="ro1">
          <table:table-cell office:value-type="float" office:value="21714727" calcext:value-type="float">
            <text:p>21714727</text:p>
          </table:table-cell>
          <table:table-cell office:value-type="string" calcext:value-type="string">
            <text:p>https://api.github.com/repos/rapid7/builderator</text:p>
          </table:table-cell>
          <table:table-cell table:formula="of:=REPLACE([.B1710]; 1; 29; &quot;&quot;)" office:value-type="string" office:string-value="rapid7/builderator" calcext:value-type="string">
            <text:p>rapid7/builderator</text:p>
          </table:table-cell>
        </table:table-row>
        <table:table-row table:style-name="ro1">
          <table:table-cell office:value-type="float" office:value="21716510" calcext:value-type="float">
            <text:p>21716510</text:p>
          </table:table-cell>
          <table:table-cell office:value-type="string" calcext:value-type="string">
            <text:p>https://api.github.com/repos/mlibrary/umrdr</text:p>
          </table:table-cell>
          <table:table-cell table:formula="of:=REPLACE([.B1711]; 1; 29; &quot;&quot;)" office:value-type="string" office:string-value="mlibrary/umrdr" calcext:value-type="string">
            <text:p>mlibrary/umrdr</text:p>
          </table:table-cell>
        </table:table-row>
        <table:table-row table:style-name="ro1">
          <table:table-cell office:value-type="float" office:value="21749595" calcext:value-type="float">
            <text:p>21749595</text:p>
          </table:table-cell>
          <table:table-cell office:value-type="string" calcext:value-type="string">
            <text:p>https://api.github.com/repos/projecthydra-labs/curation_concerns</text:p>
          </table:table-cell>
          <table:table-cell table:formula="of:=REPLACE([.B1712]; 1; 29; &quot;&quot;)" office:value-type="string" office:string-value="projecthydra-labs/curation_concerns" calcext:value-type="string">
            <text:p>projecthydra-labs/curation_concerns</text:p>
          </table:table-cell>
        </table:table-row>
        <table:table-row table:style-name="ro1">
          <table:table-cell office:value-type="float" office:value="21753181" calcext:value-type="float">
            <text:p>21753181</text:p>
          </table:table-cell>
          <table:table-cell office:value-type="string" calcext:value-type="string">
            <text:p>https://api.github.com/repos/nathwill/chef-systemd</text:p>
          </table:table-cell>
          <table:table-cell table:formula="of:=REPLACE([.B1713]; 1; 29; &quot;&quot;)" office:value-type="string" office:string-value="nathwill/chef-systemd" calcext:value-type="string">
            <text:p>nathwill/chef-systemd</text:p>
          </table:table-cell>
        </table:table-row>
        <table:table-row table:style-name="ro1">
          <table:table-cell office:value-type="float" office:value="21768014" calcext:value-type="float">
            <text:p>21768014</text:p>
          </table:table-cell>
          <table:table-cell office:value-type="string" calcext:value-type="string">
            <text:p>https://api.github.com/repos/Mapotempo/mapotempo-web</text:p>
          </table:table-cell>
          <table:table-cell table:formula="of:=REPLACE([.B1714]; 1; 29; &quot;&quot;)" office:value-type="string" office:string-value="Mapotempo/mapotempo-web" calcext:value-type="string">
            <text:p>Mapotempo/mapotempo-web</text:p>
          </table:table-cell>
        </table:table-row>
        <table:table-row table:style-name="ro1">
          <table:table-cell office:value-type="float" office:value="21928998" calcext:value-type="float">
            <text:p>21928998</text:p>
          </table:table-cell>
          <table:table-cell office:value-type="string" calcext:value-type="string">
            <text:p>https://api.github.com/repos/uvalib/tracksys</text:p>
          </table:table-cell>
          <table:table-cell table:formula="of:=REPLACE([.B1715]; 1; 29; &quot;&quot;)" office:value-type="string" office:string-value="uvalib/tracksys" calcext:value-type="string">
            <text:p>uvalib/tracksys</text:p>
          </table:table-cell>
        </table:table-row>
        <table:table-row table:style-name="ro1">
          <table:table-cell office:value-type="float" office:value="21995473" calcext:value-type="float">
            <text:p>21995473</text:p>
          </table:table-cell>
          <table:table-cell office:value-type="string" calcext:value-type="string">
            <text:p>https://api.github.com/repos/gwalshington/langex</text:p>
          </table:table-cell>
          <table:table-cell table:formula="of:=REPLACE([.B1716]; 1; 29; &quot;&quot;)" office:value-type="string" office:string-value="gwalshington/langex" calcext:value-type="string">
            <text:p>gwalshington/langex</text:p>
          </table:table-cell>
        </table:table-row>
        <table:table-row table:style-name="ro1">
          <table:table-cell office:value-type="float" office:value="21995780" calcext:value-type="float">
            <text:p>21995780</text:p>
          </table:table-cell>
          <table:table-cell office:value-type="string" calcext:value-type="string">
            <text:p>https://api.github.com/repos/zkytony/koolio</text:p>
          </table:table-cell>
          <table:table-cell table:formula="of:=REPLACE([.B1717]; 1; 29; &quot;&quot;)" office:value-type="string" office:string-value="zkytony/koolio" calcext:value-type="string">
            <text:p>zkytony/koolio</text:p>
          </table:table-cell>
        </table:table-row>
        <table:table-row table:style-name="ro1">
          <table:table-cell office:value-type="float" office:value="22041569" calcext:value-type="float">
            <text:p>22041569</text:p>
          </table:table-cell>
          <table:table-cell office:value-type="string" calcext:value-type="string">
            <text:p>https://api.github.com/repos/k1LoW/awspec</text:p>
          </table:table-cell>
          <table:table-cell table:formula="of:=REPLACE([.B1718]; 1; 29; &quot;&quot;)" office:value-type="string" office:string-value="k1LoW/awspec" calcext:value-type="string">
            <text:p>k1LoW/awspec</text:p>
          </table:table-cell>
        </table:table-row>
        <table:table-row table:style-name="ro1">
          <table:table-cell office:value-type="float" office:value="22043109" calcext:value-type="float">
            <text:p>22043109</text:p>
          </table:table-cell>
          <table:table-cell office:value-type="string" calcext:value-type="string">
            <text:p>https://api.github.com/repos/rom-rb/rom-repository</text:p>
          </table:table-cell>
          <table:table-cell table:formula="of:=REPLACE([.B1719]; 1; 29; &quot;&quot;)" office:value-type="string" office:string-value="rom-rb/rom-repository" calcext:value-type="string">
            <text:p>rom-rb/rom-repository</text:p>
          </table:table-cell>
        </table:table-row>
        <table:table-row table:style-name="ro1">
          <table:table-cell office:value-type="float" office:value="22055215" calcext:value-type="float">
            <text:p>22055215</text:p>
          </table:table-cell>
          <table:table-cell office:value-type="string" calcext:value-type="string">
            <text:p>https://api.github.com/repos/EnginesOS/EnginesSystemRegistry</text:p>
          </table:table-cell>
          <table:table-cell table:formula="of:=REPLACE([.B1720]; 1; 29; &quot;&quot;)" office:value-type="string" office:string-value="EnginesOS/EnginesSystemRegistry" calcext:value-type="string">
            <text:p>EnginesOS/EnginesSystemRegistry</text:p>
          </table:table-cell>
        </table:table-row>
        <table:table-row table:style-name="ro1">
          <table:table-cell office:value-type="float" office:value="22055427" calcext:value-type="float">
            <text:p>22055427</text:p>
          </table:table-cell>
          <table:table-cell office:value-type="string" calcext:value-type="string">
            <text:p>https://api.github.com/repos/sparc-request/sparc-fulfillment</text:p>
          </table:table-cell>
          <table:table-cell table:formula="of:=REPLACE([.B1721]; 1; 29; &quot;&quot;)" office:value-type="string" office:string-value="sparc-request/sparc-fulfillment" calcext:value-type="string">
            <text:p>sparc-request/sparc-fulfillment</text:p>
          </table:table-cell>
        </table:table-row>
        <table:table-row table:style-name="ro1">
          <table:table-cell office:value-type="float" office:value="22057125" calcext:value-type="float">
            <text:p>22057125</text:p>
          </table:table-cell>
          <table:table-cell office:value-type="string" calcext:value-type="string">
            <text:p>https://api.github.com/repos/mongodb/mongoid</text:p>
          </table:table-cell>
          <table:table-cell table:formula="of:=REPLACE([.B1722]; 1; 29; &quot;&quot;)" office:value-type="string" office:string-value="mongodb/mongoid" calcext:value-type="string">
            <text:p>mongodb/mongoid</text:p>
          </table:table-cell>
        </table:table-row>
        <table:table-row table:style-name="ro1">
          <table:table-cell office:value-type="float" office:value="22057883" calcext:value-type="float">
            <text:p>22057883</text:p>
          </table:table-cell>
          <table:table-cell office:value-type="string" calcext:value-type="string">
            <text:p>https://api.github.com/repos/ReseauEntourage/entourage-ror</text:p>
          </table:table-cell>
          <table:table-cell table:formula="of:=REPLACE([.B1723]; 1; 29; &quot;&quot;)" office:value-type="string" office:string-value="ReseauEntourage/entourage-ror" calcext:value-type="string">
            <text:p>ReseauEntourage/entourage-ror</text:p>
          </table:table-cell>
        </table:table-row>
        <table:table-row table:style-name="ro1">
          <table:table-cell office:value-type="float" office:value="22064230" calcext:value-type="float">
            <text:p>22064230</text:p>
          </table:table-cell>
          <table:table-cell office:value-type="string" calcext:value-type="string">
            <text:p>https://api.github.com/repos/ndoit/fenrir</text:p>
          </table:table-cell>
          <table:table-cell table:formula="of:=REPLACE([.B1724]; 1; 29; &quot;&quot;)" office:value-type="string" office:string-value="ndoit/fenrir" calcext:value-type="string">
            <text:p>ndoit/fenrir</text:p>
          </table:table-cell>
        </table:table-row>
        <table:table-row table:style-name="ro1">
          <table:table-cell office:value-type="float" office:value="22067134" calcext:value-type="float">
            <text:p>22067134</text:p>
          </table:table-cell>
          <table:table-cell office:value-type="string" calcext:value-type="string">
            <text:p>https://api.github.com/repos/ac-adekunle/secondlead</text:p>
          </table:table-cell>
          <table:table-cell table:formula="of:=REPLACE([.B1725]; 1; 29; &quot;&quot;)" office:value-type="string" office:string-value="ac-adekunle/secondlead" calcext:value-type="string">
            <text:p>ac-adekunle/secondlead</text:p>
          </table:table-cell>
        </table:table-row>
        <table:table-row table:style-name="ro1">
          <table:table-cell office:value-type="float" office:value="22071223" calcext:value-type="float">
            <text:p>22071223</text:p>
          </table:table-cell>
          <table:table-cell office:value-type="string" calcext:value-type="string">
            <text:p>https://api.github.com/repos/SalesforceFoundation/NPSP-Browser-Tests</text:p>
          </table:table-cell>
          <table:table-cell table:formula="of:=REPLACE([.B1726]; 1; 29; &quot;&quot;)" office:value-type="string" office:string-value="SalesforceFoundation/NPSP-Browser-Tests" calcext:value-type="string">
            <text:p>SalesforceFoundation/NPSP-Browser-Tests</text:p>
          </table:table-cell>
        </table:table-row>
        <table:table-row table:style-name="ro1">
          <table:table-cell office:value-type="float" office:value="22075084" calcext:value-type="float">
            <text:p>22075084</text:p>
          </table:table-cell>
          <table:table-cell office:value-type="string" calcext:value-type="string">
            <text:p>https://api.github.com/repos/crosscite/doi-metadata-search</text:p>
          </table:table-cell>
          <table:table-cell table:formula="of:=REPLACE([.B1727]; 1; 29; &quot;&quot;)" office:value-type="string" office:string-value="crosscite/doi-metadata-search" calcext:value-type="string">
            <text:p>crosscite/doi-metadata-search</text:p>
          </table:table-cell>
        </table:table-row>
        <table:table-row table:style-name="ro1">
          <table:table-cell office:value-type="float" office:value="22083233" calcext:value-type="float">
            <text:p>22083233</text:p>
          </table:table-cell>
          <table:table-cell office:value-type="string" calcext:value-type="string">
            <text:p>https://api.github.com/repos/chef/mixlib-install</text:p>
          </table:table-cell>
          <table:table-cell table:formula="of:=REPLACE([.B1728]; 1; 29; &quot;&quot;)" office:value-type="string" office:string-value="chef/mixlib-install" calcext:value-type="string">
            <text:p>chef/mixlib-install</text:p>
          </table:table-cell>
        </table:table-row>
        <table:table-row table:style-name="ro1">
          <table:table-cell office:value-type="float" office:value="22086603" calcext:value-type="float">
            <text:p>22086603</text:p>
          </table:table-cell>
          <table:table-cell office:value-type="string" calcext:value-type="string">
            <text:p>https://api.github.com/repos/EpicCoders/epiclogger</text:p>
          </table:table-cell>
          <table:table-cell table:formula="of:=REPLACE([.B1729]; 1; 29; &quot;&quot;)" office:value-type="string" office:string-value="EpicCoders/epiclogger" calcext:value-type="string">
            <text:p>EpicCoders/epiclogger</text:p>
          </table:table-cell>
        </table:table-row>
        <table:table-row table:style-name="ro1">
          <table:table-cell office:value-type="float" office:value="22088376" calcext:value-type="float">
            <text:p>22088376</text:p>
          </table:table-cell>
          <table:table-cell office:value-type="string" calcext:value-type="string">
            <text:p>https://api.github.com/repos/basimilch/basimilch-app</text:p>
          </table:table-cell>
          <table:table-cell table:formula="of:=REPLACE([.B1730]; 1; 29; &quot;&quot;)" office:value-type="string" office:string-value="basimilch/basimilch-app" calcext:value-type="string">
            <text:p>basimilch/basimilch-app</text:p>
          </table:table-cell>
        </table:table-row>
        <table:table-row table:style-name="ro1">
          <table:table-cell office:value-type="float" office:value="22091908" calcext:value-type="float">
            <text:p>22091908</text:p>
          </table:table-cell>
          <table:table-cell office:value-type="string" calcext:value-type="string">
            <text:p>https://api.github.com/repos/dcmorse/contra</text:p>
          </table:table-cell>
          <table:table-cell table:formula="of:=REPLACE([.B1731]; 1; 29; &quot;&quot;)" office:value-type="string" office:string-value="dcmorse/contra" calcext:value-type="string">
            <text:p>dcmorse/contra</text:p>
          </table:table-cell>
        </table:table-row>
        <table:table-row table:style-name="ro1">
          <table:table-cell office:value-type="float" office:value="22099943" calcext:value-type="float">
            <text:p>22099943</text:p>
          </table:table-cell>
          <table:table-cell office:value-type="string" calcext:value-type="string">
            <text:p>https://api.github.com/repos/podemos-info/participa</text:p>
          </table:table-cell>
          <table:table-cell table:formula="of:=REPLACE([.B1732]; 1; 29; &quot;&quot;)" office:value-type="string" office:string-value="podemos-info/participa" calcext:value-type="string">
            <text:p>podemos-info/participa</text:p>
          </table:table-cell>
        </table:table-row>
        <table:table-row table:style-name="ro1">
          <table:table-cell office:value-type="float" office:value="22102642" calcext:value-type="float">
            <text:p>22102642</text:p>
          </table:table-cell>
          <table:table-cell office:value-type="string" calcext:value-type="string">
            <text:p>https://api.github.com/repos/karafka/karafka</text:p>
          </table:table-cell>
          <table:table-cell table:formula="of:=REPLACE([.B1733]; 1; 29; &quot;&quot;)" office:value-type="string" office:string-value="karafka/karafka" calcext:value-type="string">
            <text:p>karafka/karafka</text:p>
          </table:table-cell>
        </table:table-row>
        <table:table-row table:style-name="ro1">
          <table:table-cell office:value-type="float" office:value="22110742" calcext:value-type="float">
            <text:p>22110742</text:p>
          </table:table-cell>
          <table:table-cell office:value-type="string" calcext:value-type="string">
            <text:p>https://api.github.com/repos/lagotto/lagotto</text:p>
          </table:table-cell>
          <table:table-cell table:formula="of:=REPLACE([.B1734]; 1; 29; &quot;&quot;)" office:value-type="string" office:string-value="lagotto/lagotto" calcext:value-type="string">
            <text:p>lagotto/lagotto</text:p>
          </table:table-cell>
        </table:table-row>
        <table:table-row table:style-name="ro1">
          <table:table-cell office:value-type="float" office:value="22120514" calcext:value-type="float">
            <text:p>22120514</text:p>
          </table:table-cell>
          <table:table-cell office:value-type="string" calcext:value-type="string">
            <text:p>https://api.github.com/repos/Homebrew/homebrew-command-not-found</text:p>
          </table:table-cell>
          <table:table-cell table:formula="of:=REPLACE([.B1735]; 1; 29; &quot;&quot;)" office:value-type="string" office:string-value="Homebrew/homebrew-command-not-found" calcext:value-type="string">
            <text:p>Homebrew/homebrew-command-not-found</text:p>
          </table:table-cell>
        </table:table-row>
        <table:table-row table:style-name="ro1">
          <table:table-cell office:value-type="float" office:value="22125657" calcext:value-type="float">
            <text:p>22125657</text:p>
          </table:table-cell>
          <table:table-cell office:value-type="string" calcext:value-type="string">
            <text:p>https://api.github.com/repos/cloudfoundry/buildpacks-ci</text:p>
          </table:table-cell>
          <table:table-cell table:formula="of:=REPLACE([.B1736]; 1; 29; &quot;&quot;)" office:value-type="string" office:string-value="cloudfoundry/buildpacks-ci" calcext:value-type="string">
            <text:p>cloudfoundry/buildpacks-ci</text:p>
          </table:table-cell>
        </table:table-row>
        <table:table-row table:style-name="ro1">
          <table:table-cell office:value-type="float" office:value="22133388" calcext:value-type="float">
            <text:p>22133388</text:p>
          </table:table-cell>
          <table:table-cell office:value-type="string" calcext:value-type="string">
            <text:p>https://api.github.com/repos/growthschool/artstore</text:p>
          </table:table-cell>
          <table:table-cell table:formula="of:=REPLACE([.B1737]; 1; 29; &quot;&quot;)" office:value-type="string" office:string-value="growthschool/artstore" calcext:value-type="string">
            <text:p>growthschool/artstore</text:p>
          </table:table-cell>
        </table:table-row>
        <table:table-row table:style-name="ro1">
          <table:table-cell office:value-type="float" office:value="22141335" calcext:value-type="float">
            <text:p>22141335</text:p>
          </table:table-cell>
          <table:table-cell office:value-type="string" calcext:value-type="string">
            <text:p>https://api.github.com/repos/iDreamOn/mymoney</text:p>
          </table:table-cell>
          <table:table-cell table:formula="of:=REPLACE([.B1738]; 1; 29; &quot;&quot;)" office:value-type="string" office:string-value="iDreamOn/mymoney" calcext:value-type="string">
            <text:p>iDreamOn/mymoney</text:p>
          </table:table-cell>
        </table:table-row>
        <table:table-row table:style-name="ro1">
          <table:table-cell office:value-type="float" office:value="22165587" calcext:value-type="float">
            <text:p>22165587</text:p>
          </table:table-cell>
          <table:table-cell office:value-type="string" calcext:value-type="string">
            <text:p>https://api.github.com/repos/darthjee/moon</text:p>
          </table:table-cell>
          <table:table-cell table:formula="of:=REPLACE([.B1739]; 1; 29; &quot;&quot;)" office:value-type="string" office:string-value="darthjee/moon" calcext:value-type="string">
            <text:p>darthjee/moon</text:p>
          </table:table-cell>
        </table:table-row>
        <table:table-row table:style-name="ro1">
          <table:table-cell office:value-type="float" office:value="22167796" calcext:value-type="float">
            <text:p>22167796</text:p>
          </table:table-cell>
          <table:table-cell office:value-type="string" calcext:value-type="string">
            <text:p>https://api.github.com/repos/rubymonsters/diversity_ticketing</text:p>
          </table:table-cell>
          <table:table-cell table:formula="of:=REPLACE([.B1740]; 1; 29; &quot;&quot;)" office:value-type="string" office:string-value="rubymonsters/diversity_ticketing" calcext:value-type="string">
            <text:p>rubymonsters/diversity_ticketing</text:p>
          </table:table-cell>
        </table:table-row>
        <table:table-row table:style-name="ro1">
          <table:table-cell office:value-type="float" office:value="22177855" calcext:value-type="float">
            <text:p>22177855</text:p>
          </table:table-cell>
          <table:table-cell office:value-type="string" calcext:value-type="string">
            <text:p>https://api.github.com/repos/crowbar/crowbar-core</text:p>
          </table:table-cell>
          <table:table-cell table:formula="of:=REPLACE([.B1741]; 1; 29; &quot;&quot;)" office:value-type="string" office:string-value="crowbar/crowbar-core" calcext:value-type="string">
            <text:p>crowbar/crowbar-core</text:p>
          </table:table-cell>
        </table:table-row>
        <table:table-row table:style-name="ro1">
          <table:table-cell office:value-type="float" office:value="22181049" calcext:value-type="float">
            <text:p>22181049</text:p>
          </table:table-cell>
          <table:table-cell office:value-type="string" calcext:value-type="string">
            <text:p>https://api.github.com/repos/intrigueio/intrigue-core</text:p>
          </table:table-cell>
          <table:table-cell table:formula="of:=REPLACE([.B1742]; 1; 29; &quot;&quot;)" office:value-type="string" office:string-value="intrigueio/intrigue-core" calcext:value-type="string">
            <text:p>intrigueio/intrigue-core</text:p>
          </table:table-cell>
        </table:table-row>
        <table:table-row table:style-name="ro1">
          <table:table-cell office:value-type="float" office:value="22184266" calcext:value-type="float">
            <text:p>22184266</text:p>
          </table:table-cell>
          <table:table-cell office:value-type="string" calcext:value-type="string">
            <text:p>https://api.github.com/repos/crowbar/crowbar-ha</text:p>
          </table:table-cell>
          <table:table-cell table:formula="of:=REPLACE([.B1743]; 1; 29; &quot;&quot;)" office:value-type="string" office:string-value="crowbar/crowbar-ha" calcext:value-type="string">
            <text:p>crowbar/crowbar-ha</text:p>
          </table:table-cell>
        </table:table-row>
        <table:table-row table:style-name="ro1">
          <table:table-cell office:value-type="float" office:value="22209933" calcext:value-type="float">
            <text:p>22209933</text:p>
          </table:table-cell>
          <table:table-cell office:value-type="string" calcext:value-type="string">
            <text:p>https://api.github.com/repos/yutaf/everydaymusic</text:p>
          </table:table-cell>
          <table:table-cell table:formula="of:=REPLACE([.B1744]; 1; 29; &quot;&quot;)" office:value-type="string" office:string-value="yutaf/everydaymusic" calcext:value-type="string">
            <text:p>yutaf/everydaymusic</text:p>
          </table:table-cell>
        </table:table-row>
        <table:table-row table:style-name="ro1">
          <table:table-cell office:value-type="float" office:value="22223798" calcext:value-type="float">
            <text:p>22223798</text:p>
          </table:table-cell>
          <table:table-cell office:value-type="string" calcext:value-type="string">
            <text:p>https://api.github.com/repos/dm-academy/aitm</text:p>
          </table:table-cell>
          <table:table-cell table:formula="of:=REPLACE([.B1745]; 1; 29; &quot;&quot;)" office:value-type="string" office:string-value="dm-academy/aitm" calcext:value-type="string">
            <text:p>dm-academy/aitm</text:p>
          </table:table-cell>
        </table:table-row>
        <table:table-row table:style-name="ro1">
          <table:table-cell office:value-type="float" office:value="22239928" calcext:value-type="float">
            <text:p>22239928</text:p>
          </table:table-cell>
          <table:table-cell office:value-type="string" calcext:value-type="string">
            <text:p>https://api.github.com/repos/Kuniri/kuniri</text:p>
          </table:table-cell>
          <table:table-cell table:formula="of:=REPLACE([.B1746]; 1; 29; &quot;&quot;)" office:value-type="string" office:string-value="Kuniri/kuniri" calcext:value-type="string">
            <text:p>Kuniri/kuniri</text:p>
          </table:table-cell>
        </table:table-row>
        <table:table-row table:style-name="ro1">
          <table:table-cell office:value-type="float" office:value="22350275" calcext:value-type="float">
            <text:p>22350275</text:p>
          </table:table-cell>
          <table:table-cell office:value-type="string" calcext:value-type="string">
            <text:p>https://api.github.com/repos/mammooc/mammooc.org</text:p>
          </table:table-cell>
          <table:table-cell table:formula="of:=REPLACE([.B1747]; 1; 29; &quot;&quot;)" office:value-type="string" office:string-value="mammooc/mammooc.org" calcext:value-type="string">
            <text:p>mammooc/mammooc.org</text:p>
          </table:table-cell>
        </table:table-row>
        <table:table-row table:style-name="ro1">
          <table:table-cell office:value-type="float" office:value="22420607" calcext:value-type="float">
            <text:p>22420607</text:p>
          </table:table-cell>
          <table:table-cell office:value-type="string" calcext:value-type="string">
            <text:p>https://api.github.com/repos/miraheze/puppet</text:p>
          </table:table-cell>
          <table:table-cell table:formula="of:=REPLACE([.B1748]; 1; 29; &quot;&quot;)" office:value-type="string" office:string-value="miraheze/puppet" calcext:value-type="string">
            <text:p>miraheze/puppet</text:p>
          </table:table-cell>
        </table:table-row>
        <table:table-row table:style-name="ro1">
          <table:table-cell office:value-type="float" office:value="22453769" calcext:value-type="float">
            <text:p>22453769</text:p>
          </table:table-cell>
          <table:table-cell office:value-type="string" calcext:value-type="string">
            <text:p>https://api.github.com/repos/conferenceplan/planner-core</text:p>
          </table:table-cell>
          <table:table-cell table:formula="of:=REPLACE([.B1749]; 1; 29; &quot;&quot;)" office:value-type="string" office:string-value="conferenceplan/planner-core" calcext:value-type="string">
            <text:p>conferenceplan/planner-core</text:p>
          </table:table-cell>
        </table:table-row>
        <table:table-row table:style-name="ro1">
          <table:table-cell office:value-type="float" office:value="22488299" calcext:value-type="float">
            <text:p>22488299</text:p>
          </table:table-cell>
          <table:table-cell office:value-type="string" calcext:value-type="string">
            <text:p>https://api.github.com/repos/Homebrew/homebrew-emacs</text:p>
          </table:table-cell>
          <table:table-cell table:formula="of:=REPLACE([.B1750]; 1; 29; &quot;&quot;)" office:value-type="string" office:string-value="Homebrew/homebrew-emacs" calcext:value-type="string">
            <text:p>Homebrew/homebrew-emacs</text:p>
          </table:table-cell>
        </table:table-row>
        <table:table-row table:style-name="ro1">
          <table:table-cell office:value-type="float" office:value="22633372" calcext:value-type="float">
            <text:p>22633372</text:p>
          </table:table-cell>
          <table:table-cell office:value-type="string" calcext:value-type="string">
            <text:p>https://api.github.com/repos/cisco/cisco-network-puppet-module</text:p>
          </table:table-cell>
          <table:table-cell table:formula="of:=REPLACE([.B1751]; 1; 29; &quot;&quot;)" office:value-type="string" office:string-value="cisco/cisco-network-puppet-module" calcext:value-type="string">
            <text:p>cisco/cisco-network-puppet-module</text:p>
          </table:table-cell>
        </table:table-row>
        <table:table-row table:style-name="ro1">
          <table:table-cell office:value-type="float" office:value="22633400" calcext:value-type="float">
            <text:p>22633400</text:p>
          </table:table-cell>
          <table:table-cell office:value-type="string" calcext:value-type="string">
            <text:p>https://api.github.com/repos/cisco/cisco-network-node-utils</text:p>
          </table:table-cell>
          <table:table-cell table:formula="of:=REPLACE([.B1752]; 1; 29; &quot;&quot;)" office:value-type="string" office:string-value="cisco/cisco-network-node-utils" calcext:value-type="string">
            <text:p>cisco/cisco-network-node-utils</text:p>
          </table:table-cell>
        </table:table-row>
        <table:table-row table:style-name="ro1">
          <table:table-cell office:value-type="float" office:value="22703988" calcext:value-type="float">
            <text:p>22703988</text:p>
          </table:table-cell>
          <table:table-cell office:value-type="string" calcext:value-type="string">
            <text:p>https://api.github.com/repos/alookatommorow/west-coast-skateparks</text:p>
          </table:table-cell>
          <table:table-cell table:formula="of:=REPLACE([.B1753]; 1; 29; &quot;&quot;)" office:value-type="string" office:string-value="alookatommorow/west-coast-skateparks" calcext:value-type="string">
            <text:p>alookatommorow/west-coast-skateparks</text:p>
          </table:table-cell>
        </table:table-row>
        <table:table-row table:style-name="ro1">
          <table:table-cell office:value-type="float" office:value="22708108" calcext:value-type="float">
            <text:p>22708108</text:p>
          </table:table-cell>
          <table:table-cell office:value-type="string" calcext:value-type="string">
            <text:p>https://api.github.com/repos/bio-org-au/nsl-editor</text:p>
          </table:table-cell>
          <table:table-cell table:formula="of:=REPLACE([.B1754]; 1; 29; &quot;&quot;)" office:value-type="string" office:string-value="bio-org-au/nsl-editor" calcext:value-type="string">
            <text:p>bio-org-au/nsl-editor</text:p>
          </table:table-cell>
        </table:table-row>
        <table:table-row table:style-name="ro1">
          <table:table-cell office:value-type="float" office:value="22790255" calcext:value-type="float">
            <text:p>22790255</text:p>
          </table:table-cell>
          <table:table-cell office:value-type="string" calcext:value-type="string">
            <text:p>https://api.github.com/repos/touchstone-cohousing/mess</text:p>
          </table:table-cell>
          <table:table-cell table:formula="of:=REPLACE([.B1755]; 1; 29; &quot;&quot;)" office:value-type="string" office:string-value="touchstone-cohousing/mess" calcext:value-type="string">
            <text:p>touchstone-cohousing/mess</text:p>
          </table:table-cell>
        </table:table-row>
        <table:table-row table:style-name="ro1">
          <table:table-cell office:value-type="float" office:value="22831340" calcext:value-type="float">
            <text:p>22831340</text:p>
          </table:table-cell>
          <table:table-cell office:value-type="string" calcext:value-type="string">
            <text:p>https://api.github.com/repos/bogem/nehm</text:p>
          </table:table-cell>
          <table:table-cell table:formula="of:=REPLACE([.B1756]; 1; 29; &quot;&quot;)" office:value-type="string" office:string-value="bogem/nehm" calcext:value-type="string">
            <text:p>bogem/nehm</text:p>
          </table:table-cell>
        </table:table-row>
        <table:table-row table:style-name="ro1">
          <table:table-cell office:value-type="float" office:value="22905867" calcext:value-type="float">
            <text:p>22905867</text:p>
          </table:table-cell>
          <table:table-cell office:value-type="string" calcext:value-type="string">
            <text:p>https://api.github.com/repos/chapmanu/signage</text:p>
          </table:table-cell>
          <table:table-cell table:formula="of:=REPLACE([.B1757]; 1; 29; &quot;&quot;)" office:value-type="string" office:string-value="chapmanu/signage" calcext:value-type="string">
            <text:p>chapmanu/signage</text:p>
          </table:table-cell>
        </table:table-row>
        <table:table-row table:style-name="ro1">
          <table:table-cell office:value-type="float" office:value="22955128" calcext:value-type="float">
            <text:p>22955128</text:p>
          </table:table-cell>
          <table:table-cell office:value-type="string" calcext:value-type="string">
            <text:p>https://api.github.com/repos/TrustTheVote-Project/Rocky-OVR</text:p>
          </table:table-cell>
          <table:table-cell table:formula="of:=REPLACE([.B1758]; 1; 29; &quot;&quot;)" office:value-type="string" office:string-value="TrustTheVote-Project/Rocky-OVR" calcext:value-type="string">
            <text:p>TrustTheVote-Project/Rocky-OVR</text:p>
          </table:table-cell>
        </table:table-row>
        <table:table-row table:style-name="ro1">
          <table:table-cell office:value-type="float" office:value="23095917" calcext:value-type="float">
            <text:p>23095917</text:p>
          </table:table-cell>
          <table:table-cell office:value-type="string" calcext:value-type="string">
            <text:p>https://api.github.com/repos/vweythman/omnible</text:p>
          </table:table-cell>
          <table:table-cell table:formula="of:=REPLACE([.B1759]; 1; 29; &quot;&quot;)" office:value-type="string" office:string-value="vweythman/omnible" calcext:value-type="string">
            <text:p>vweythman/omnible</text:p>
          </table:table-cell>
        </table:table-row>
        <table:table-row table:style-name="ro1">
          <table:table-cell office:value-type="float" office:value="23110232" calcext:value-type="float">
            <text:p>23110232</text:p>
          </table:table-cell>
          <table:table-cell office:value-type="string" calcext:value-type="string">
            <text:p>https://api.github.com/repos/christianrolle/cr</text:p>
          </table:table-cell>
          <table:table-cell table:formula="of:=REPLACE([.B1760]; 1; 29; &quot;&quot;)" office:value-type="string" office:string-value="christianrolle/cr" calcext:value-type="string">
            <text:p>christianrolle/cr</text:p>
          </table:table-cell>
        </table:table-row>
        <table:table-row table:style-name="ro1">
          <table:table-cell office:value-type="float" office:value="23158921" calcext:value-type="float">
            <text:p>23158921</text:p>
          </table:table-cell>
          <table:table-cell office:value-type="string" calcext:value-type="string">
            <text:p>https://api.github.com/repos/KnapsackPro/knapsack_pro-ruby</text:p>
          </table:table-cell>
          <table:table-cell table:formula="of:=REPLACE([.B1761]; 1; 29; &quot;&quot;)" office:value-type="string" office:string-value="KnapsackPro/knapsack_pro-ruby" calcext:value-type="string">
            <text:p>KnapsackPro/knapsack_pro-ruby</text:p>
          </table:table-cell>
        </table:table-row>
        <table:table-row table:style-name="ro1">
          <table:table-cell office:value-type="float" office:value="23177873" calcext:value-type="float">
            <text:p>23177873</text:p>
          </table:table-cell>
          <table:table-cell office:value-type="string" calcext:value-type="string">
            <text:p>https://api.github.com/repos/learning-layers/achrails</text:p>
          </table:table-cell>
          <table:table-cell table:formula="of:=REPLACE([.B1762]; 1; 29; &quot;&quot;)" office:value-type="string" office:string-value="learning-layers/achrails" calcext:value-type="string">
            <text:p>learning-layers/achrails</text:p>
          </table:table-cell>
        </table:table-row>
        <table:table-row table:style-name="ro1">
          <table:table-cell office:value-type="float" office:value="23273601" calcext:value-type="float">
            <text:p>23273601</text:p>
          </table:table-cell>
          <table:table-cell office:value-type="string" calcext:value-type="string">
            <text:p>https://api.github.com/repos/Thinkei/keypay-integration</text:p>
          </table:table-cell>
          <table:table-cell table:formula="of:=REPLACE([.B1763]; 1; 29; &quot;&quot;)" office:value-type="string" office:string-value="Thinkei/keypay-integration" calcext:value-type="string">
            <text:p>Thinkei/keypay-integration</text:p>
          </table:table-cell>
        </table:table-row>
        <table:table-row table:style-name="ro1">
          <table:table-cell office:value-type="float" office:value="23354845" calcext:value-type="float">
            <text:p>23354845</text:p>
          </table:table-cell>
          <table:table-cell office:value-type="string" calcext:value-type="string">
            <text:p>https://api.github.com/repos/appneta/ruby-traceview</text:p>
          </table:table-cell>
          <table:table-cell table:formula="of:=REPLACE([.B1764]; 1; 29; &quot;&quot;)" office:value-type="string" office:string-value="appneta/ruby-traceview" calcext:value-type="string">
            <text:p>appneta/ruby-traceview</text:p>
          </table:table-cell>
        </table:table-row>
        <table:table-row table:style-name="ro1">
          <table:table-cell office:value-type="float" office:value="23358863" calcext:value-type="float">
            <text:p>23358863</text:p>
          </table:table-cell>
          <table:table-cell office:value-type="string" calcext:value-type="string">
            <text:p>https://api.github.com/repos/shakacode/react-webpack-rails-tutorial</text:p>
          </table:table-cell>
          <table:table-cell table:formula="of:=REPLACE([.B1765]; 1; 29; &quot;&quot;)" office:value-type="string" office:string-value="shakacode/react-webpack-rails-tutorial" calcext:value-type="string">
            <text:p>shakacode/react-webpack-rails-tutorial</text:p>
          </table:table-cell>
        </table:table-row>
        <table:table-row table:style-name="ro1">
          <table:table-cell office:value-type="float" office:value="23373200" calcext:value-type="float">
            <text:p>23373200</text:p>
          </table:table-cell>
          <table:table-cell office:value-type="string" calcext:value-type="string">
            <text:p>https://api.github.com/repos/department-of-veterans-affairs/connect_vbms</text:p>
          </table:table-cell>
          <table:table-cell table:formula="of:=REPLACE([.B1766]; 1; 29; &quot;&quot;)" office:value-type="string" office:string-value="department-of-veterans-affairs/connect_vbms" calcext:value-type="string">
            <text:p>department-of-veterans-affairs/connect_vbms</text:p>
          </table:table-cell>
        </table:table-row>
        <table:table-row table:style-name="ro1">
          <table:table-cell office:value-type="float" office:value="23427952" calcext:value-type="float">
            <text:p>23427952</text:p>
          </table:table-cell>
          <table:table-cell office:value-type="string" calcext:value-type="string">
            <text:p>https://api.github.com/repos/ForestAdmin/forest-rails</text:p>
          </table:table-cell>
          <table:table-cell table:formula="of:=REPLACE([.B1767]; 1; 29; &quot;&quot;)" office:value-type="string" office:string-value="ForestAdmin/forest-rails" calcext:value-type="string">
            <text:p>ForestAdmin/forest-rails</text:p>
          </table:table-cell>
        </table:table-row>
        <table:table-row table:style-name="ro1">
          <table:table-cell office:value-type="float" office:value="23467625" calcext:value-type="float">
            <text:p>23467625</text:p>
          </table:table-cell>
          <table:table-cell office:value-type="string" calcext:value-type="string">
            <text:p>https://api.github.com/repos/dpn-admin/dpn-server</text:p>
          </table:table-cell>
          <table:table-cell table:formula="of:=REPLACE([.B1768]; 1; 29; &quot;&quot;)" office:value-type="string" office:string-value="dpn-admin/dpn-server" calcext:value-type="string">
            <text:p>dpn-admin/dpn-server</text:p>
          </table:table-cell>
        </table:table-row>
        <table:table-row table:style-name="ro1">
          <table:table-cell office:value-type="float" office:value="23530025" calcext:value-type="float">
            <text:p>23530025</text:p>
          </table:table-cell>
          <table:table-cell office:value-type="string" calcext:value-type="string">
            <text:p>https://api.github.com/repos/kyreeves/patient_data_ahc</text:p>
          </table:table-cell>
          <table:table-cell table:formula="of:=REPLACE([.B1769]; 1; 29; &quot;&quot;)" office:value-type="string" office:string-value="kyreeves/patient_data_ahc" calcext:value-type="string">
            <text:p>kyreeves/patient_data_ahc</text:p>
          </table:table-cell>
        </table:table-row>
        <table:table-row table:style-name="ro1">
          <table:table-cell office:value-type="float" office:value="23563365" calcext:value-type="float">
            <text:p>23563365</text:p>
          </table:table-cell>
          <table:table-cell office:value-type="string" calcext:value-type="string">
            <text:p>https://api.github.com/repos/jakesingh/fora</text:p>
          </table:table-cell>
          <table:table-cell table:formula="of:=REPLACE([.B1770]; 1; 29; &quot;&quot;)" office:value-type="string" office:string-value="jakesingh/fora" calcext:value-type="string">
            <text:p>jakesingh/fora</text:p>
          </table:table-cell>
        </table:table-row>
        <table:table-row table:style-name="ro1">
          <table:table-cell office:value-type="float" office:value="23570277" calcext:value-type="float">
            <text:p>23570277</text:p>
          </table:table-cell>
          <table:table-cell office:value-type="string" calcext:value-type="string">
            <text:p>https://api.github.com/repos/linuxfoundation/cii-best-practices-badge</text:p>
          </table:table-cell>
          <table:table-cell table:formula="of:=REPLACE([.B1771]; 1; 29; &quot;&quot;)" office:value-type="string" office:string-value="linuxfoundation/cii-best-practices-badge" calcext:value-type="string">
            <text:p>linuxfoundation/cii-best-practices-badge</text:p>
          </table:table-cell>
        </table:table-row>
        <table:table-row table:style-name="ro1">
          <table:table-cell office:value-type="float" office:value="23678295" calcext:value-type="float">
            <text:p>23678295</text:p>
          </table:table-cell>
          <table:table-cell office:value-type="string" calcext:value-type="string">
            <text:p>https://api.github.com/repos/CloudStats/CloudStatsAgent</text:p>
          </table:table-cell>
          <table:table-cell table:formula="of:=REPLACE([.B1772]; 1; 29; &quot;&quot;)" office:value-type="string" office:string-value="CloudStats/CloudStatsAgent" calcext:value-type="string">
            <text:p>CloudStats/CloudStatsAgent</text:p>
          </table:table-cell>
        </table:table-row>
        <table:table-row table:style-name="ro1">
          <table:table-cell office:value-type="float" office:value="23687141" calcext:value-type="float">
            <text:p>23687141</text:p>
          </table:table-cell>
          <table:table-cell office:value-type="string" calcext:value-type="string">
            <text:p>https://api.github.com/repos/coi-gov-pl/puppet-jboss</text:p>
          </table:table-cell>
          <table:table-cell table:formula="of:=REPLACE([.B1773]; 1; 29; &quot;&quot;)" office:value-type="string" office:string-value="coi-gov-pl/puppet-jboss" calcext:value-type="string">
            <text:p>coi-gov-pl/puppet-jboss</text:p>
          </table:table-cell>
        </table:table-row>
        <table:table-row table:style-name="ro1">
          <table:table-cell office:value-type="float" office:value="23690773" calcext:value-type="float">
            <text:p>23690773</text:p>
          </table:table-cell>
          <table:table-cell office:value-type="string" calcext:value-type="string">
            <text:p>https://api.github.com/repos/netguru/react_webpack_rails</text:p>
          </table:table-cell>
          <table:table-cell table:formula="of:=REPLACE([.B1774]; 1; 29; &quot;&quot;)" office:value-type="string" office:string-value="netguru/react_webpack_rails" calcext:value-type="string">
            <text:p>netguru/react_webpack_rails</text:p>
          </table:table-cell>
        </table:table-row>
        <table:table-row table:style-name="ro1">
          <table:table-cell office:value-type="float" office:value="23732905" calcext:value-type="float">
            <text:p>23732905</text:p>
          </table:table-cell>
          <table:table-cell office:value-type="string" calcext:value-type="string">
            <text:p>https://api.github.com/repos/bauerd/wayfarer</text:p>
          </table:table-cell>
          <table:table-cell table:formula="of:=REPLACE([.B1775]; 1; 29; &quot;&quot;)" office:value-type="string" office:string-value="bauerd/wayfarer" calcext:value-type="string">
            <text:p>bauerd/wayfarer</text:p>
          </table:table-cell>
        </table:table-row>
        <table:table-row table:style-name="ro1">
          <table:table-cell office:value-type="float" office:value="24031769" calcext:value-type="float">
            <text:p>24031769</text:p>
          </table:table-cell>
          <table:table-cell office:value-type="string" calcext:value-type="string">
            <text:p>https://api.github.com/repos/nasa/earthdata-search</text:p>
          </table:table-cell>
          <table:table-cell table:formula="of:=REPLACE([.B1776]; 1; 29; &quot;&quot;)" office:value-type="string" office:string-value="nasa/earthdata-search" calcext:value-type="string">
            <text:p>nasa/earthdata-search</text:p>
          </table:table-cell>
        </table:table-row>
        <table:table-row table:style-name="ro1">
          <table:table-cell office:value-type="float" office:value="24035898" calcext:value-type="float">
            <text:p>24035898</text:p>
          </table:table-cell>
          <table:table-cell office:value-type="string" calcext:value-type="string">
            <text:p>https://api.github.com/repos/sul-cidr/graves</text:p>
          </table:table-cell>
          <table:table-cell table:formula="of:=REPLACE([.B1777]; 1; 29; &quot;&quot;)" office:value-type="string" office:string-value="sul-cidr/graves" calcext:value-type="string">
            <text:p>sul-cidr/graves</text:p>
          </table:table-cell>
        </table:table-row>
        <table:table-row table:style-name="ro1">
          <table:table-cell office:value-type="float" office:value="24121285" calcext:value-type="float">
            <text:p>24121285</text:p>
          </table:table-cell>
          <table:table-cell office:value-type="string" calcext:value-type="string">
            <text:p>https://api.github.com/repos/18F/e-manifest</text:p>
          </table:table-cell>
          <table:table-cell table:formula="of:=REPLACE([.B1778]; 1; 29; &quot;&quot;)" office:value-type="string" office:string-value="18F/e-manifest" calcext:value-type="string">
            <text:p>18F/e-manifest</text:p>
          </table:table-cell>
        </table:table-row>
        <table:table-row table:style-name="ro1">
          <table:table-cell office:value-type="float" office:value="24129827" calcext:value-type="float">
            <text:p>24129827</text:p>
          </table:table-cell>
          <table:table-cell office:value-type="string" calcext:value-type="string">
            <text:p>https://api.github.com/repos/cloudfoundry/cf-deployment</text:p>
          </table:table-cell>
          <table:table-cell table:formula="of:=REPLACE([.B1779]; 1; 29; &quot;&quot;)" office:value-type="string" office:string-value="cloudfoundry/cf-deployment" calcext:value-type="string">
            <text:p>cloudfoundry/cf-deployment</text:p>
          </table:table-cell>
        </table:table-row>
        <table:table-row table:style-name="ro1">
          <table:table-cell office:value-type="float" office:value="24136388" calcext:value-type="float">
            <text:p>24136388</text:p>
          </table:table-cell>
          <table:table-cell office:value-type="string" calcext:value-type="string">
            <text:p>https://api.github.com/repos/shakacode/react_on_rails</text:p>
          </table:table-cell>
          <table:table-cell table:formula="of:=REPLACE([.B1780]; 1; 29; &quot;&quot;)" office:value-type="string" office:string-value="shakacode/react_on_rails" calcext:value-type="string">
            <text:p>shakacode/react_on_rails</text:p>
          </table:table-cell>
        </table:table-row>
        <table:table-row table:style-name="ro1">
          <table:table-cell office:value-type="float" office:value="24138594" calcext:value-type="float">
            <text:p>24138594</text:p>
          </table:table-cell>
          <table:table-cell office:value-type="string" calcext:value-type="string">
            <text:p>https://api.github.com/repos/dev-gem/dev</text:p>
          </table:table-cell>
          <table:table-cell table:formula="of:=REPLACE([.B1781]; 1; 29; &quot;&quot;)" office:value-type="string" office:string-value="dev-gem/dev" calcext:value-type="string">
            <text:p>dev-gem/dev</text:p>
          </table:table-cell>
        </table:table-row>
        <table:table-row table:style-name="ro1">
          <table:table-cell office:value-type="float" office:value="24146957" calcext:value-type="float">
            <text:p>24146957</text:p>
          </table:table-cell>
          <table:table-cell office:value-type="string" calcext:value-type="string">
            <text:p>https://api.github.com/repos/Eric-Guo/wechat</text:p>
          </table:table-cell>
          <table:table-cell table:formula="of:=REPLACE([.B1782]; 1; 29; &quot;&quot;)" office:value-type="string" office:string-value="Eric-Guo/wechat" calcext:value-type="string">
            <text:p>Eric-Guo/wechat</text:p>
          </table:table-cell>
        </table:table-row>
        <table:table-row table:style-name="ro1">
          <table:table-cell office:value-type="float" office:value="24151134" calcext:value-type="float">
            <text:p>24151134</text:p>
          </table:table-cell>
          <table:table-cell office:value-type="string" calcext:value-type="string">
            <text:p>https://api.github.com/repos/xDD-CLE/katas</text:p>
          </table:table-cell>
          <table:table-cell table:formula="of:=REPLACE([.B1783]; 1; 29; &quot;&quot;)" office:value-type="string" office:string-value="xDD-CLE/katas" calcext:value-type="string">
            <text:p>xDD-CLE/katas</text:p>
          </table:table-cell>
        </table:table-row>
        <table:table-row table:style-name="ro1">
          <table:table-cell office:value-type="float" office:value="24158920" calcext:value-type="float">
            <text:p>24158920</text:p>
          </table:table-cell>
          <table:table-cell office:value-type="string" calcext:value-type="string">
            <text:p>https://api.github.com/repos/LandRegistry/digital-register-acceptance-tests</text:p>
          </table:table-cell>
          <table:table-cell table:formula="of:=REPLACE([.B1784]; 1; 29; &quot;&quot;)" office:value-type="string" office:string-value="LandRegistry/digital-register-acceptance-tests" calcext:value-type="string">
            <text:p>LandRegistry/digital-register-acceptance-tests</text:p>
          </table:table-cell>
        </table:table-row>
        <table:table-row table:style-name="ro1">
          <table:table-cell office:value-type="float" office:value="24164188" calcext:value-type="float">
            <text:p>24164188</text:p>
          </table:table-cell>
          <table:table-cell office:value-type="string" calcext:value-type="string">
            <text:p>https://api.github.com/repos/ifyouseewendy/duoduo</text:p>
          </table:table-cell>
          <table:table-cell table:formula="of:=REPLACE([.B1785]; 1; 29; &quot;&quot;)" office:value-type="string" office:string-value="ifyouseewendy/duoduo" calcext:value-type="string">
            <text:p>ifyouseewendy/duoduo</text:p>
          </table:table-cell>
        </table:table-row>
        <table:table-row table:style-name="ro1">
          <table:table-cell office:value-type="float" office:value="24179369" calcext:value-type="float">
            <text:p>24179369</text:p>
          </table:table-cell>
          <table:table-cell office:value-type="string" calcext:value-type="string">
            <text:p>https://api.github.com/repos/evilmartians/chef-kubernetes</text:p>
          </table:table-cell>
          <table:table-cell table:formula="of:=REPLACE([.B1786]; 1; 29; &quot;&quot;)" office:value-type="string" office:string-value="evilmartians/chef-kubernetes" calcext:value-type="string">
            <text:p>evilmartians/chef-kubernetes</text:p>
          </table:table-cell>
        </table:table-row>
        <table:table-row table:style-name="ro1">
          <table:table-cell office:value-type="float" office:value="24181672" calcext:value-type="float">
            <text:p>24181672</text:p>
          </table:table-cell>
          <table:table-cell office:value-type="string" calcext:value-type="string">
            <text:p>https://api.github.com/repos/Charcoal-SE/metasmoke</text:p>
          </table:table-cell>
          <table:table-cell table:formula="of:=REPLACE([.B1787]; 1; 29; &quot;&quot;)" office:value-type="string" office:string-value="Charcoal-SE/metasmoke" calcext:value-type="string">
            <text:p>Charcoal-SE/metasmoke</text:p>
          </table:table-cell>
        </table:table-row>
        <table:table-row table:style-name="ro1">
          <table:table-cell office:value-type="float" office:value="24202061" calcext:value-type="float">
            <text:p>24202061</text:p>
          </table:table-cell>
          <table:table-cell office:value-type="string" calcext:value-type="string">
            <text:p>https://api.github.com/repos/rynkwn/rblog</text:p>
          </table:table-cell>
          <table:table-cell table:formula="of:=REPLACE([.B1788]; 1; 29; &quot;&quot;)" office:value-type="string" office:string-value="rynkwn/rblog" calcext:value-type="string">
            <text:p>rynkwn/rblog</text:p>
          </table:table-cell>
        </table:table-row>
        <table:table-row table:style-name="ro1">
          <table:table-cell office:value-type="float" office:value="24258437" calcext:value-type="float">
            <text:p>24258437</text:p>
          </table:table-cell>
          <table:table-cell office:value-type="string" calcext:value-type="string">
            <text:p>https://api.github.com/repos/jcampbell05/xcake</text:p>
          </table:table-cell>
          <table:table-cell table:formula="of:=REPLACE([.B1789]; 1; 29; &quot;&quot;)" office:value-type="string" office:string-value="jcampbell05/xcake" calcext:value-type="string">
            <text:p>jcampbell05/xcake</text:p>
          </table:table-cell>
        </table:table-row>
        <table:table-row table:style-name="ro1">
          <table:table-cell office:value-type="float" office:value="24273012" calcext:value-type="float">
            <text:p>24273012</text:p>
          </table:table-cell>
          <table:table-cell office:value-type="string" calcext:value-type="string">
            <text:p>https://api.github.com/repos/meew0/discordrb</text:p>
          </table:table-cell>
          <table:table-cell table:formula="of:=REPLACE([.B1790]; 1; 29; &quot;&quot;)" office:value-type="string" office:string-value="meew0/discordrb" calcext:value-type="string">
            <text:p>meew0/discordrb</text:p>
          </table:table-cell>
        </table:table-row>
        <table:table-row table:style-name="ro1">
          <table:table-cell office:value-type="float" office:value="24281515" calcext:value-type="float">
            <text:p>24281515</text:p>
          </table:table-cell>
          <table:table-cell office:value-type="string" calcext:value-type="string">
            <text:p>https://api.github.com/repos/TheDesignExchange/app</text:p>
          </table:table-cell>
          <table:table-cell table:formula="of:=REPLACE([.B1791]; 1; 29; &quot;&quot;)" office:value-type="string" office:string-value="TheDesignExchange/app" calcext:value-type="string">
            <text:p>TheDesignExchange/app</text:p>
          </table:table-cell>
        </table:table-row>
        <table:table-row table:style-name="ro1">
          <table:table-cell office:value-type="float" office:value="24328406" calcext:value-type="float">
            <text:p>24328406</text:p>
          </table:table-cell>
          <table:table-cell office:value-type="string" calcext:value-type="string">
            <text:p>https://api.github.com/repos/maximebedard/remets</text:p>
          </table:table-cell>
          <table:table-cell table:formula="of:=REPLACE([.B1792]; 1; 29; &quot;&quot;)" office:value-type="string" office:string-value="maximebedard/remets" calcext:value-type="string">
            <text:p>maximebedard/remets</text:p>
          </table:table-cell>
        </table:table-row>
        <table:table-row table:style-name="ro1">
          <table:table-cell office:value-type="float" office:value="24424919" calcext:value-type="float">
            <text:p>24424919</text:p>
          </table:table-cell>
          <table:table-cell office:value-type="string" calcext:value-type="string">
            <text:p>https://api.github.com/repos/yinsigan/rails365</text:p>
          </table:table-cell>
          <table:table-cell table:formula="of:=REPLACE([.B1793]; 1; 29; &quot;&quot;)" office:value-type="string" office:string-value="yinsigan/rails365" calcext:value-type="string">
            <text:p>yinsigan/rails365</text:p>
          </table:table-cell>
        </table:table-row>
        <table:table-row table:style-name="ro1">
          <table:table-cell office:value-type="float" office:value="24463999" calcext:value-type="float">
            <text:p>24463999</text:p>
          </table:table-cell>
          <table:table-cell office:value-type="string" calcext:value-type="string">
            <text:p>https://api.github.com/repos/bbtfr/mechanic</text:p>
          </table:table-cell>
          <table:table-cell table:formula="of:=REPLACE([.B1794]; 1; 29; &quot;&quot;)" office:value-type="string" office:string-value="bbtfr/mechanic" calcext:value-type="string">
            <text:p>bbtfr/mechanic</text:p>
          </table:table-cell>
        </table:table-row>
        <table:table-row table:style-name="ro1">
          <table:table-cell office:value-type="float" office:value="24535247" calcext:value-type="float">
            <text:p>24535247</text:p>
          </table:table-cell>
          <table:table-cell office:value-type="string" calcext:value-type="string">
            <text:p>https://api.github.com/repos/sergueik/puppetmaster_vagrant</text:p>
          </table:table-cell>
          <table:table-cell table:formula="of:=REPLACE([.B1795]; 1; 29; &quot;&quot;)" office:value-type="string" office:string-value="sergueik/puppetmaster_vagrant" calcext:value-type="string">
            <text:p>sergueik/puppetmaster_vagrant</text:p>
          </table:table-cell>
        </table:table-row>
        <table:table-row table:style-name="ro1">
          <table:table-cell office:value-type="float" office:value="24546577" calcext:value-type="float">
            <text:p>24546577</text:p>
          </table:table-cell>
          <table:table-cell office:value-type="string" calcext:value-type="string">
            <text:p>https://api.github.com/repos/fs-sozialwesen/school-management</text:p>
          </table:table-cell>
          <table:table-cell table:formula="of:=REPLACE([.B1796]; 1; 29; &quot;&quot;)" office:value-type="string" office:string-value="fs-sozialwesen/school-management" calcext:value-type="string">
            <text:p>fs-sozialwesen/school-management</text:p>
          </table:table-cell>
        </table:table-row>
        <table:table-row table:style-name="ro1">
          <table:table-cell office:value-type="float" office:value="24763164" calcext:value-type="float">
            <text:p>24763164</text:p>
          </table:table-cell>
          <table:table-cell office:value-type="string" calcext:value-type="string">
            <text:p>https://api.github.com/repos/BibAlex/bhl_rails4</text:p>
          </table:table-cell>
          <table:table-cell table:formula="of:=REPLACE([.B1797]; 1; 29; &quot;&quot;)" office:value-type="string" office:string-value="BibAlex/bhl_rails4" calcext:value-type="string">
            <text:p>BibAlex/bhl_rails4</text:p>
          </table:table-cell>
        </table:table-row>
        <table:table-row table:style-name="ro1">
          <table:table-cell office:value-type="float" office:value="24767136" calcext:value-type="float">
            <text:p>24767136</text:p>
          </table:table-cell>
          <table:table-cell office:value-type="string" calcext:value-type="string">
            <text:p>https://api.github.com/repos/dj2000/FIRM</text:p>
          </table:table-cell>
          <table:table-cell table:formula="of:=REPLACE([.B1798]; 1; 29; &quot;&quot;)" office:value-type="string" office:string-value="dj2000/FIRM" calcext:value-type="string">
            <text:p>dj2000/FIRM</text:p>
          </table:table-cell>
        </table:table-row>
        <table:table-row table:style-name="ro1">
          <table:table-cell office:value-type="float" office:value="24819188" calcext:value-type="float">
            <text:p>24819188</text:p>
          </table:table-cell>
          <table:table-cell office:value-type="string" calcext:value-type="string">
            <text:p>https://api.github.com/repos/pulibrary/requests</text:p>
          </table:table-cell>
          <table:table-cell table:formula="of:=REPLACE([.B1799]; 1; 29; &quot;&quot;)" office:value-type="string" office:string-value="pulibrary/requests" calcext:value-type="string">
            <text:p>pulibrary/requests</text:p>
          </table:table-cell>
        </table:table-row>
        <table:table-row table:style-name="ro1">
          <table:table-cell office:value-type="float" office:value="24836045" calcext:value-type="float">
            <text:p>24836045</text:p>
          </table:table-cell>
          <table:table-cell office:value-type="string" calcext:value-type="string">
            <text:p>https://api.github.com/repos/fabnavi/fabnavi5</text:p>
          </table:table-cell>
          <table:table-cell table:formula="of:=REPLACE([.B1800]; 1; 29; &quot;&quot;)" office:value-type="string" office:string-value="fabnavi/fabnavi5" calcext:value-type="string">
            <text:p>fabnavi/fabnavi5</text:p>
          </table:table-cell>
        </table:table-row>
        <table:table-row table:style-name="ro1">
          <table:table-cell office:value-type="float" office:value="24845495" calcext:value-type="float">
            <text:p>24845495</text:p>
          </table:table-cell>
          <table:table-cell office:value-type="string" calcext:value-type="string">
            <text:p>https://api.github.com/repos/instedd/cdx</text:p>
          </table:table-cell>
          <table:table-cell table:formula="of:=REPLACE([.B1801]; 1; 29; &quot;&quot;)" office:value-type="string" office:string-value="instedd/cdx" calcext:value-type="string">
            <text:p>instedd/cdx</text:p>
          </table:table-cell>
        </table:table-row>
        <table:table-row table:style-name="ro1">
          <table:table-cell office:value-type="float" office:value="24849326" calcext:value-type="float">
            <text:p>24849326</text:p>
          </table:table-cell>
          <table:table-cell office:value-type="string" calcext:value-type="string">
            <text:p>https://api.github.com/repos/max-konin/yufu_core</text:p>
          </table:table-cell>
          <table:table-cell table:formula="of:=REPLACE([.B1802]; 1; 29; &quot;&quot;)" office:value-type="string" office:string-value="max-konin/yufu_core" calcext:value-type="string">
            <text:p>max-konin/yufu_core</text:p>
          </table:table-cell>
        </table:table-row>
        <table:table-row table:style-name="ro1">
          <table:table-cell office:value-type="float" office:value="24908010" calcext:value-type="float">
            <text:p>24908010</text:p>
          </table:table-cell>
          <table:table-cell office:value-type="string" calcext:value-type="string">
            <text:p>https://api.github.com/repos/codeclimate/codeclimate-duplication</text:p>
          </table:table-cell>
          <table:table-cell table:formula="of:=REPLACE([.B1803]; 1; 29; &quot;&quot;)" office:value-type="string" office:string-value="codeclimate/codeclimate-duplication" calcext:value-type="string">
            <text:p>codeclimate/codeclimate-duplication</text:p>
          </table:table-cell>
        </table:table-row>
        <table:table-row table:style-name="ro1">
          <table:table-cell office:value-type="float" office:value="24980990" calcext:value-type="float">
            <text:p>24980990</text:p>
          </table:table-cell>
          <table:table-cell office:value-type="string" calcext:value-type="string">
            <text:p>https://api.github.com/repos/sfc-rg/rg-portal</text:p>
          </table:table-cell>
          <table:table-cell table:formula="of:=REPLACE([.B1804]; 1; 29; &quot;&quot;)" office:value-type="string" office:string-value="sfc-rg/rg-portal" calcext:value-type="string">
            <text:p>sfc-rg/rg-portal</text:p>
          </table:table-cell>
        </table:table-row>
        <table:table-row table:style-name="ro1">
          <table:table-cell office:value-type="float" office:value="24986878" calcext:value-type="float">
            <text:p>24986878</text:p>
          </table:table-cell>
          <table:table-cell office:value-type="string" calcext:value-type="string">
            <text:p>https://api.github.com/repos/digitalrebar/core</text:p>
          </table:table-cell>
          <table:table-cell table:formula="of:=REPLACE([.B1805]; 1; 29; &quot;&quot;)" office:value-type="string" office:string-value="digitalrebar/core" calcext:value-type="string">
            <text:p>digitalrebar/core</text:p>
          </table:table-cell>
        </table:table-row>
        <table:table-row table:style-name="ro1">
          <table:table-cell office:value-type="float" office:value="25016189" calcext:value-type="float">
            <text:p>25016189</text:p>
          </table:table-cell>
          <table:table-cell office:value-type="string" calcext:value-type="string">
            <text:p>https://api.github.com/repos/sul-dlss/digital_stacks_rails</text:p>
          </table:table-cell>
          <table:table-cell table:formula="of:=REPLACE([.B1806]; 1; 29; &quot;&quot;)" office:value-type="string" office:string-value="sul-dlss/digital_stacks_rails" calcext:value-type="string">
            <text:p>sul-dlss/digital_stacks_rails</text:p>
          </table:table-cell>
        </table:table-row>
        <table:table-row table:style-name="ro1">
          <table:table-cell office:value-type="float" office:value="25019252" calcext:value-type="float">
            <text:p>25019252</text:p>
          </table:table-cell>
          <table:table-cell office:value-type="string" calcext:value-type="string">
            <text:p>https://api.github.com/repos/projecthydra-labs/geo_concerns</text:p>
          </table:table-cell>
          <table:table-cell table:formula="of:=REPLACE([.B1807]; 1; 29; &quot;&quot;)" office:value-type="string" office:string-value="projecthydra-labs/geo_concerns" calcext:value-type="string">
            <text:p>projecthydra-labs/geo_concerns</text:p>
          </table:table-cell>
        </table:table-row>
        <table:table-row table:style-name="ro1">
          <table:table-cell office:value-type="float" office:value="25025779" calcext:value-type="float">
            <text:p>25025779</text:p>
          </table:table-cell>
          <table:table-cell office:value-type="string" calcext:value-type="string">
            <text:p>https://api.github.com/repos/GoogleCloudPlatform/ruby-docs-samples</text:p>
          </table:table-cell>
          <table:table-cell table:formula="of:=REPLACE([.B1808]; 1; 29; &quot;&quot;)" office:value-type="string" office:string-value="GoogleCloudPlatform/ruby-docs-samples" calcext:value-type="string">
            <text:p>GoogleCloudPlatform/ruby-docs-samples</text:p>
          </table:table-cell>
        </table:table-row>
        <table:table-row table:style-name="ro1">
          <table:table-cell office:value-type="float" office:value="25031593" calcext:value-type="float">
            <text:p>25031593</text:p>
          </table:table-cell>
          <table:table-cell office:value-type="string" calcext:value-type="string">
            <text:p>https://api.github.com/repos/civica-digital/sedeco-oficina-virtual</text:p>
          </table:table-cell>
          <table:table-cell table:formula="of:=REPLACE([.B1809]; 1; 29; &quot;&quot;)" office:value-type="string" office:string-value="civica-digital/sedeco-oficina-virtual" calcext:value-type="string">
            <text:p>civica-digital/sedeco-oficina-virtual</text:p>
          </table:table-cell>
        </table:table-row>
        <table:table-row table:style-name="ro1">
          <table:table-cell office:value-type="float" office:value="25043851" calcext:value-type="float">
            <text:p>25043851</text:p>
          </table:table-cell>
          <table:table-cell office:value-type="string" calcext:value-type="string">
            <text:p>https://api.github.com/repos/nus-mtp/guild-masters</text:p>
          </table:table-cell>
          <table:table-cell table:formula="of:=REPLACE([.B1810]; 1; 29; &quot;&quot;)" office:value-type="string" office:string-value="nus-mtp/guild-masters" calcext:value-type="string">
            <text:p>nus-mtp/guild-masters</text:p>
          </table:table-cell>
        </table:table-row>
        <table:table-row table:style-name="ro1">
          <table:table-cell office:value-type="float" office:value="25061195" calcext:value-type="float">
            <text:p>25061195</text:p>
          </table:table-cell>
          <table:table-cell office:value-type="string" calcext:value-type="string">
            <text:p>https://api.github.com/repos/AgileVentures/MetPlus_PETS</text:p>
          </table:table-cell>
          <table:table-cell table:formula="of:=REPLACE([.B1811]; 1; 29; &quot;&quot;)" office:value-type="string" office:string-value="AgileVentures/MetPlus_PETS" calcext:value-type="string">
            <text:p>AgileVentures/MetPlus_PETS</text:p>
          </table:table-cell>
        </table:table-row>
        <table:table-row table:style-name="ro1">
          <table:table-cell office:value-type="float" office:value="25072788" calcext:value-type="float">
            <text:p>25072788</text:p>
          </table:table-cell>
          <table:table-cell office:value-type="string" calcext:value-type="string">
            <text:p>https://api.github.com/repos/max-borisov/BIIR-CV</text:p>
          </table:table-cell>
          <table:table-cell table:formula="of:=REPLACE([.B1812]; 1; 29; &quot;&quot;)" office:value-type="string" office:string-value="max-borisov/BIIR-CV" calcext:value-type="string">
            <text:p>max-borisov/BIIR-CV</text:p>
          </table:table-cell>
        </table:table-row>
        <table:table-row table:style-name="ro1">
          <table:table-cell office:value-type="float" office:value="25185258" calcext:value-type="float">
            <text:p>25185258</text:p>
          </table:table-cell>
          <table:table-cell office:value-type="string" calcext:value-type="string">
            <text:p>https://api.github.com/repos/nhejazi/nhejazi.github.io</text:p>
          </table:table-cell>
          <table:table-cell table:formula="of:=REPLACE([.B1813]; 1; 29; &quot;&quot;)" office:value-type="string" office:string-value="nhejazi/nhejazi.github.io" calcext:value-type="string">
            <text:p>nhejazi/nhejazi.github.io</text:p>
          </table:table-cell>
        </table:table-row>
        <table:table-row table:style-name="ro1">
          <table:table-cell office:value-type="float" office:value="25196574" calcext:value-type="float">
            <text:p>25196574</text:p>
          </table:table-cell>
          <table:table-cell office:value-type="string" calcext:value-type="string">
            <text:p>https://api.github.com/repos/scytherswings/Plex-Board</text:p>
          </table:table-cell>
          <table:table-cell table:formula="of:=REPLACE([.B1814]; 1; 29; &quot;&quot;)" office:value-type="string" office:string-value="scytherswings/Plex-Board" calcext:value-type="string">
            <text:p>scytherswings/Plex-Board</text:p>
          </table:table-cell>
        </table:table-row>
        <table:table-row table:style-name="ro1">
          <table:table-cell office:value-type="float" office:value="25201535" calcext:value-type="float">
            <text:p>25201535</text:p>
          </table:table-cell>
          <table:table-cell office:value-type="string" calcext:value-type="string">
            <text:p>https://api.github.com/repos/JJ/IV-2015-16</text:p>
          </table:table-cell>
          <table:table-cell table:formula="of:=REPLACE([.B1815]; 1; 29; &quot;&quot;)" office:value-type="string" office:string-value="JJ/IV-2015-16" calcext:value-type="string">
            <text:p>JJ/IV-2015-16</text:p>
          </table:table-cell>
        </table:table-row>
        <table:table-row table:style-name="ro1">
          <table:table-cell office:value-type="float" office:value="25276348" calcext:value-type="float">
            <text:p>25276348</text:p>
          </table:table-cell>
          <table:table-cell office:value-type="string" calcext:value-type="string">
            <text:p>https://api.github.com/repos/CDLUC3/stash_engine</text:p>
          </table:table-cell>
          <table:table-cell table:formula="of:=REPLACE([.B1816]; 1; 29; &quot;&quot;)" office:value-type="string" office:string-value="CDLUC3/stash_engine" calcext:value-type="string">
            <text:p>CDLUC3/stash_engine</text:p>
          </table:table-cell>
        </table:table-row>
        <table:table-row table:style-name="ro1">
          <table:table-cell office:value-type="float" office:value="25276513" calcext:value-type="float">
            <text:p>25276513</text:p>
          </table:table-cell>
          <table:table-cell office:value-type="string" calcext:value-type="string">
            <text:p>https://api.github.com/repos/CDLUC3/stash_datacite</text:p>
          </table:table-cell>
          <table:table-cell table:formula="of:=REPLACE([.B1817]; 1; 29; &quot;&quot;)" office:value-type="string" office:string-value="CDLUC3/stash_datacite" calcext:value-type="string">
            <text:p>CDLUC3/stash_datacite</text:p>
          </table:table-cell>
        </table:table-row>
        <table:table-row table:style-name="ro1">
          <table:table-cell office:value-type="float" office:value="25286791" calcext:value-type="float">
            <text:p>25286791</text:p>
          </table:table-cell>
          <table:table-cell office:value-type="string" calcext:value-type="string">
            <text:p>https://api.github.com/repos/joshsoftware/code-curiosity</text:p>
          </table:table-cell>
          <table:table-cell table:formula="of:=REPLACE([.B1818]; 1; 29; &quot;&quot;)" office:value-type="string" office:string-value="joshsoftware/code-curiosity" calcext:value-type="string">
            <text:p>joshsoftware/code-curiosity</text:p>
          </table:table-cell>
        </table:table-row>
        <table:table-row table:style-name="ro1">
          <table:table-cell office:value-type="float" office:value="25301873" calcext:value-type="float">
            <text:p>25301873</text:p>
          </table:table-cell>
          <table:table-cell office:value-type="string" calcext:value-type="string">
            <text:p>https://api.github.com/repos/breadnpulptechnology/breadnpulp</text:p>
          </table:table-cell>
          <table:table-cell table:formula="of:=REPLACE([.B1819]; 1; 29; &quot;&quot;)" office:value-type="string" office:string-value="breadnpulptechnology/breadnpulp" calcext:value-type="string">
            <text:p>breadnpulptechnology/breadnpulp</text:p>
          </table:table-cell>
        </table:table-row>
        <table:table-row table:style-name="ro1">
          <table:table-cell office:value-type="float" office:value="25405755" calcext:value-type="float">
            <text:p>25405755</text:p>
          </table:table-cell>
          <table:table-cell office:value-type="string" calcext:value-type="string">
            <text:p>https://api.github.com/repos/momochi000/jmcimusa</text:p>
          </table:table-cell>
          <table:table-cell table:formula="of:=REPLACE([.B1820]; 1; 29; &quot;&quot;)" office:value-type="string" office:string-value="momochi000/jmcimusa" calcext:value-type="string">
            <text:p>momochi000/jmcimusa</text:p>
          </table:table-cell>
        </table:table-row>
        <table:table-row table:style-name="ro1">
          <table:table-cell office:value-type="float" office:value="25438526" calcext:value-type="float">
            <text:p>25438526</text:p>
          </table:table-cell>
          <table:table-cell office:value-type="string" calcext:value-type="string">
            <text:p>https://api.github.com/repos/lamby/tails</text:p>
          </table:table-cell>
          <table:table-cell table:formula="of:=REPLACE([.B1821]; 1; 29; &quot;&quot;)" office:value-type="string" office:string-value="lamby/tails" calcext:value-type="string">
            <text:p>lamby/tails</text:p>
          </table:table-cell>
        </table:table-row>
        <table:table-row table:style-name="ro1">
          <table:table-cell office:value-type="float" office:value="25542991" calcext:value-type="float">
            <text:p>25542991</text:p>
          </table:table-cell>
          <table:table-cell office:value-type="string" calcext:value-type="string">
            <text:p>https://api.github.com/repos/dmolesUC3/idea-settings</text:p>
          </table:table-cell>
          <table:table-cell table:formula="of:=REPLACE([.B1822]; 1; 29; &quot;&quot;)" office:value-type="string" office:string-value="dmolesUC3/idea-settings" calcext:value-type="string">
            <text:p>dmolesUC3/idea-settings</text:p>
          </table:table-cell>
        </table:table-row>
        <table:table-row table:style-name="ro1">
          <table:table-cell office:value-type="float" office:value="25684016" calcext:value-type="float">
            <text:p>25684016</text:p>
          </table:table-cell>
          <table:table-cell office:value-type="string" calcext:value-type="string">
            <text:p>https://api.github.com/repos/chef-cookbooks/omnibus</text:p>
          </table:table-cell>
          <table:table-cell table:formula="of:=REPLACE([.B1823]; 1; 29; &quot;&quot;)" office:value-type="string" office:string-value="chef-cookbooks/omnibus" calcext:value-type="string">
            <text:p>chef-cookbooks/omnibus</text:p>
          </table:table-cell>
        </table:table-row>
        <table:table-row table:style-name="ro1">
          <table:table-cell office:value-type="float" office:value="25762085" calcext:value-type="float">
            <text:p>25762085</text:p>
          </table:table-cell>
          <table:table-cell office:value-type="string" calcext:value-type="string">
            <text:p>https://api.github.com/repos/civica-digital/sociedad-actua</text:p>
          </table:table-cell>
          <table:table-cell table:formula="of:=REPLACE([.B1824]; 1; 29; &quot;&quot;)" office:value-type="string" office:string-value="civica-digital/sociedad-actua" calcext:value-type="string">
            <text:p>civica-digital/sociedad-actua</text:p>
          </table:table-cell>
        </table:table-row>
        <table:table-row table:style-name="ro1">
          <table:table-cell office:value-type="float" office:value="25852580" calcext:value-type="float">
            <text:p>25852580</text:p>
          </table:table-cell>
          <table:table-cell office:value-type="string" calcext:value-type="string">
            <text:p>https://api.github.com/repos/dannyvassallo/DisneyUGC</text:p>
          </table:table-cell>
          <table:table-cell table:formula="of:=REPLACE([.B1825]; 1; 29; &quot;&quot;)" office:value-type="string" office:string-value="dannyvassallo/DisneyUGC" calcext:value-type="string">
            <text:p>dannyvassallo/DisneyUGC</text:p>
          </table:table-cell>
        </table:table-row>
        <table:table-row table:style-name="ro1">
          <table:table-cell office:value-type="float" office:value="25860146" calcext:value-type="float">
            <text:p>25860146</text:p>
          </table:table-cell>
          <table:table-cell office:value-type="string" calcext:value-type="string">
            <text:p>https://api.github.com/repos/andela/workdey</text:p>
          </table:table-cell>
          <table:table-cell table:formula="of:=REPLACE([.B1826]; 1; 29; &quot;&quot;)" office:value-type="string" office:string-value="andela/workdey" calcext:value-type="string">
            <text:p>andela/workdey</text:p>
          </table:table-cell>
        </table:table-row>
        <table:table-row table:style-name="ro1">
          <table:table-cell office:value-type="float" office:value="25893606" calcext:value-type="float">
            <text:p>25893606</text:p>
          </table:table-cell>
          <table:table-cell office:value-type="string" calcext:value-type="string">
            <text:p>https://api.github.com/repos/dylanratcliffe/puppet_controlrepo</text:p>
          </table:table-cell>
          <table:table-cell table:formula="of:=REPLACE([.B1827]; 1; 29; &quot;&quot;)" office:value-type="string" office:string-value="dylanratcliffe/puppet_controlrepo" calcext:value-type="string">
            <text:p>dylanratcliffe/puppet_controlrepo</text:p>
          </table:table-cell>
        </table:table-row>
        <table:table-row table:style-name="ro1">
          <table:table-cell office:value-type="float" office:value="25902887" calcext:value-type="float">
            <text:p>25902887</text:p>
          </table:table-cell>
          <table:table-cell office:value-type="string" calcext:value-type="string">
            <text:p>https://api.github.com/repos/zachahn/munge</text:p>
          </table:table-cell>
          <table:table-cell table:formula="of:=REPLACE([.B1828]; 1; 29; &quot;&quot;)" office:value-type="string" office:string-value="zachahn/munge" calcext:value-type="string">
            <text:p>zachahn/munge</text:p>
          </table:table-cell>
        </table:table-row>
        <table:table-row table:style-name="ro1">
          <table:table-cell office:value-type="float" office:value="25917989" calcext:value-type="float">
            <text:p>25917989</text:p>
          </table:table-cell>
          <table:table-cell office:value-type="string" calcext:value-type="string">
            <text:p>https://api.github.com/repos/dvarrui/libro-de-actividades</text:p>
          </table:table-cell>
          <table:table-cell table:formula="of:=REPLACE([.B1829]; 1; 29; &quot;&quot;)" office:value-type="string" office:string-value="dvarrui/libro-de-actividades" calcext:value-type="string">
            <text:p>dvarrui/libro-de-actividades</text:p>
          </table:table-cell>
        </table:table-row>
        <table:table-row table:style-name="ro1">
          <table:table-cell office:value-type="float" office:value="26002052" calcext:value-type="float">
            <text:p>26002052</text:p>
          </table:table-cell>
          <table:table-cell office:value-type="string" calcext:value-type="string">
            <text:p>https://api.github.com/repos/e-virdis/ememory</text:p>
          </table:table-cell>
          <table:table-cell table:formula="of:=REPLACE([.B1830]; 1; 29; &quot;&quot;)" office:value-type="string" office:string-value="e-virdis/ememory" calcext:value-type="string">
            <text:p>e-virdis/ememory</text:p>
          </table:table-cell>
        </table:table-row>
        <table:table-row table:style-name="ro1">
          <table:table-cell office:value-type="float" office:value="26019346" calcext:value-type="float">
            <text:p>26019346</text:p>
          </table:table-cell>
          <table:table-cell office:value-type="string" calcext:value-type="string">
            <text:p>https://api.github.com/repos/hr-dash/hr-dash</text:p>
          </table:table-cell>
          <table:table-cell table:formula="of:=REPLACE([.B1831]; 1; 29; &quot;&quot;)" office:value-type="string" office:string-value="hr-dash/hr-dash" calcext:value-type="string">
            <text:p>hr-dash/hr-dash</text:p>
          </table:table-cell>
        </table:table-row>
        <table:table-row table:style-name="ro1">
          <table:table-cell office:value-type="float" office:value="26028855" calcext:value-type="float">
            <text:p>26028855</text:p>
          </table:table-cell>
          <table:table-cell office:value-type="string" calcext:value-type="string">
            <text:p>https://api.github.com/repos/thebravoman/software_engineering_2015</text:p>
          </table:table-cell>
          <table:table-cell table:formula="of:=REPLACE([.B1832]; 1; 29; &quot;&quot;)" office:value-type="string" office:string-value="thebravoman/software_engineering_2015" calcext:value-type="string">
            <text:p>thebravoman/software_engineering_2015</text:p>
          </table:table-cell>
        </table:table-row>
        <table:table-row table:style-name="ro1">
          <table:table-cell office:value-type="float" office:value="26039382" calcext:value-type="float">
            <text:p>26039382</text:p>
          </table:table-cell>
          <table:table-cell office:value-type="string" calcext:value-type="string">
            <text:p>https://api.github.com/repos/chef/omnitruck</text:p>
          </table:table-cell>
          <table:table-cell table:formula="of:=REPLACE([.B1833]; 1; 29; &quot;&quot;)" office:value-type="string" office:string-value="chef/omnitruck" calcext:value-type="string">
            <text:p>chef/omnitruck</text:p>
          </table:table-cell>
        </table:table-row>
        <table:table-row table:style-name="ro1">
          <table:table-cell office:value-type="float" office:value="26047773" calcext:value-type="float">
            <text:p>26047773</text:p>
          </table:table-cell>
          <table:table-cell office:value-type="string" calcext:value-type="string">
            <text:p>https://api.github.com/repos/calblueprint/sage-rails</text:p>
          </table:table-cell>
          <table:table-cell table:formula="of:=REPLACE([.B1834]; 1; 29; &quot;&quot;)" office:value-type="string" office:string-value="calblueprint/sage-rails" calcext:value-type="string">
            <text:p>calblueprint/sage-rails</text:p>
          </table:table-cell>
        </table:table-row>
        <table:table-row table:style-name="ro1">
          <table:table-cell office:value-type="float" office:value="26054894" calcext:value-type="float">
            <text:p>26054894</text:p>
          </table:table-cell>
          <table:table-cell office:value-type="string" calcext:value-type="string">
            <text:p>https://api.github.com/repos/lewagon/alumni</text:p>
          </table:table-cell>
          <table:table-cell table:formula="of:=REPLACE([.B1835]; 1; 29; &quot;&quot;)" office:value-type="string" office:string-value="lewagon/alumni" calcext:value-type="string">
            <text:p>lewagon/alumni</text:p>
          </table:table-cell>
        </table:table-row>
        <table:table-row table:style-name="ro1">
          <table:table-cell office:value-type="float" office:value="26074617" calcext:value-type="float">
            <text:p>26074617</text:p>
          </table:table-cell>
          <table:table-cell office:value-type="string" calcext:value-type="string">
            <text:p>https://api.github.com/repos/keboola/connection-docs</text:p>
          </table:table-cell>
          <table:table-cell table:formula="of:=REPLACE([.B1836]; 1; 29; &quot;&quot;)" office:value-type="string" office:string-value="keboola/connection-docs" calcext:value-type="string">
            <text:p>keboola/connection-docs</text:p>
          </table:table-cell>
        </table:table-row>
        <table:table-row table:style-name="ro1">
          <table:table-cell office:value-type="float" office:value="26135576" calcext:value-type="float">
            <text:p>26135576</text:p>
          </table:table-cell>
          <table:table-cell office:value-type="string" calcext:value-type="string">
            <text:p>https://api.github.com/repos/mulle-kybernetik/homebrew-software</text:p>
          </table:table-cell>
          <table:table-cell table:formula="of:=REPLACE([.B1837]; 1; 29; &quot;&quot;)" office:value-type="string" office:string-value="mulle-kybernetik/homebrew-software" calcext:value-type="string">
            <text:p>mulle-kybernetik/homebrew-software</text:p>
          </table:table-cell>
        </table:table-row>
        <table:table-row table:style-name="ro1">
          <table:table-cell office:value-type="float" office:value="26137645" calcext:value-type="float">
            <text:p>26137645</text:p>
          </table:table-cell>
          <table:table-cell office:value-type="string" calcext:value-type="string">
            <text:p>https://api.github.com/repos/lale-help/lale-help</text:p>
          </table:table-cell>
          <table:table-cell table:formula="of:=REPLACE([.B1838]; 1; 29; &quot;&quot;)" office:value-type="string" office:string-value="lale-help/lale-help" calcext:value-type="string">
            <text:p>lale-help/lale-help</text:p>
          </table:table-cell>
        </table:table-row>
        <table:table-row table:style-name="ro1">
          <table:table-cell office:value-type="float" office:value="26174122" calcext:value-type="float">
            <text:p>26174122</text:p>
          </table:table-cell>
          <table:table-cell office:value-type="string" calcext:value-type="string">
            <text:p>https://api.github.com/repos/dotabuff/d2vpkr</text:p>
          </table:table-cell>
          <table:table-cell table:formula="of:=REPLACE([.B1839]; 1; 29; &quot;&quot;)" office:value-type="string" office:string-value="dotabuff/d2vpkr" calcext:value-type="string">
            <text:p>dotabuff/d2vpkr</text:p>
          </table:table-cell>
        </table:table-row>
        <table:table-row table:style-name="ro1">
          <table:table-cell office:value-type="float" office:value="26187866" calcext:value-type="float">
            <text:p>26187866</text:p>
          </table:table-cell>
          <table:table-cell office:value-type="string" calcext:value-type="string">
            <text:p>https://api.github.com/repos/local-ch/lhs</text:p>
          </table:table-cell>
          <table:table-cell table:formula="of:=REPLACE([.B1840]; 1; 29; &quot;&quot;)" office:value-type="string" office:string-value="local-ch/lhs" calcext:value-type="string">
            <text:p>local-ch/lhs</text:p>
          </table:table-cell>
        </table:table-row>
        <table:table-row table:style-name="ro1">
          <table:table-cell office:value-type="float" office:value="26201066" calcext:value-type="float">
            <text:p>26201066</text:p>
          </table:table-cell>
          <table:table-cell office:value-type="string" calcext:value-type="string">
            <text:p>https://api.github.com/repos/ga-dc/garnet</text:p>
          </table:table-cell>
          <table:table-cell table:formula="of:=REPLACE([.B1841]; 1; 29; &quot;&quot;)" office:value-type="string" office:string-value="ga-dc/garnet" calcext:value-type="string">
            <text:p>ga-dc/garnet</text:p>
          </table:table-cell>
        </table:table-row>
        <table:table-row table:style-name="ro1">
          <table:table-cell office:value-type="float" office:value="26226777" calcext:value-type="float">
            <text:p>26226777</text:p>
          </table:table-cell>
          <table:table-cell office:value-type="string" calcext:value-type="string">
            <text:p>https://api.github.com/repos/uzh/sushi</text:p>
          </table:table-cell>
          <table:table-cell table:formula="of:=REPLACE([.B1842]; 1; 29; &quot;&quot;)" office:value-type="string" office:string-value="uzh/sushi" calcext:value-type="string">
            <text:p>uzh/sushi</text:p>
          </table:table-cell>
        </table:table-row>
        <table:table-row table:style-name="ro1">
          <table:table-cell office:value-type="float" office:value="26237803" calcext:value-type="float">
            <text:p>26237803</text:p>
          </table:table-cell>
          <table:table-cell office:value-type="string" calcext:value-type="string">
            <text:p>https://api.github.com/repos/paddor/cztop</text:p>
          </table:table-cell>
          <table:table-cell table:formula="of:=REPLACE([.B1843]; 1; 29; &quot;&quot;)" office:value-type="string" office:string-value="paddor/cztop" calcext:value-type="string">
            <text:p>paddor/cztop</text:p>
          </table:table-cell>
        </table:table-row>
        <table:table-row table:style-name="ro1">
          <table:table-cell office:value-type="float" office:value="26240327" calcext:value-type="float">
            <text:p>26240327</text:p>
          </table:table-cell>
          <table:table-cell office:value-type="string" calcext:value-type="string">
            <text:p>https://api.github.com/repos/calblueprint/ashby-village</text:p>
          </table:table-cell>
          <table:table-cell table:formula="of:=REPLACE([.B1844]; 1; 29; &quot;&quot;)" office:value-type="string" office:string-value="calblueprint/ashby-village" calcext:value-type="string">
            <text:p>calblueprint/ashby-village</text:p>
          </table:table-cell>
        </table:table-row>
        <table:table-row table:style-name="ro1">
          <table:table-cell office:value-type="float" office:value="26256610" calcext:value-type="float">
            <text:p>26256610</text:p>
          </table:table-cell>
          <table:table-cell office:value-type="string" calcext:value-type="string">
            <text:p>https://api.github.com/repos/lr-agenceweb/rails-starter</text:p>
          </table:table-cell>
          <table:table-cell table:formula="of:=REPLACE([.B1845]; 1; 29; &quot;&quot;)" office:value-type="string" office:string-value="lr-agenceweb/rails-starter" calcext:value-type="string">
            <text:p>lr-agenceweb/rails-starter</text:p>
          </table:table-cell>
        </table:table-row>
        <table:table-row table:style-name="ro1">
          <table:table-cell office:value-type="float" office:value="26272070" calcext:value-type="float">
            <text:p>26272070</text:p>
          </table:table-cell>
          <table:table-cell office:value-type="string" calcext:value-type="string">
            <text:p>https://api.github.com/repos/local-ch/lhc</text:p>
          </table:table-cell>
          <table:table-cell table:formula="of:=REPLACE([.B1846]; 1; 29; &quot;&quot;)" office:value-type="string" office:string-value="local-ch/lhc" calcext:value-type="string">
            <text:p>local-ch/lhc</text:p>
          </table:table-cell>
        </table:table-row>
        <table:table-row table:style-name="ro1">
          <table:table-cell office:value-type="float" office:value="26392728" calcext:value-type="float">
            <text:p>26392728</text:p>
          </table:table-cell>
          <table:table-cell office:value-type="string" calcext:value-type="string">
            <text:p>https://api.github.com/repos/CDLUC3/dashv2</text:p>
          </table:table-cell>
          <table:table-cell table:formula="of:=REPLACE([.B1847]; 1; 29; &quot;&quot;)" office:value-type="string" office:string-value="CDLUC3/dashv2" calcext:value-type="string">
            <text:p>CDLUC3/dashv2</text:p>
          </table:table-cell>
        </table:table-row>
        <table:table-row table:style-name="ro1">
          <table:table-cell office:value-type="float" office:value="26400285" calcext:value-type="float">
            <text:p>26400285</text:p>
          </table:table-cell>
          <table:table-cell office:value-type="string" calcext:value-type="string">
            <text:p>https://api.github.com/repos/CartoDB/omnibus-cartodb</text:p>
          </table:table-cell>
          <table:table-cell table:formula="of:=REPLACE([.B1848]; 1; 29; &quot;&quot;)" office:value-type="string" office:string-value="CartoDB/omnibus-cartodb" calcext:value-type="string">
            <text:p>CartoDB/omnibus-cartodb</text:p>
          </table:table-cell>
        </table:table-row>
        <table:table-row table:style-name="ro1">
          <table:table-cell office:value-type="float" office:value="26489376" calcext:value-type="float">
            <text:p>26489376</text:p>
          </table:table-cell>
          <table:table-cell office:value-type="string" calcext:value-type="string">
            <text:p>https://api.github.com/repos/h20dragon/scoutui</text:p>
          </table:table-cell>
          <table:table-cell table:formula="of:=REPLACE([.B1849]; 1; 29; &quot;&quot;)" office:value-type="string" office:string-value="h20dragon/scoutui" calcext:value-type="string">
            <text:p>h20dragon/scoutui</text:p>
          </table:table-cell>
        </table:table-row>
        <table:table-row table:style-name="ro1">
          <table:table-cell office:value-type="float" office:value="26521445" calcext:value-type="float">
            <text:p>26521445</text:p>
          </table:table-cell>
          <table:table-cell office:value-type="string" calcext:value-type="string">
            <text:p>https://api.github.com/repos/jgrant29/hrsimpleV3.0</text:p>
          </table:table-cell>
          <table:table-cell table:formula="of:=REPLACE([.B1850]; 1; 29; &quot;&quot;)" office:value-type="string" office:string-value="jgrant29/hrsimpleV3.0" calcext:value-type="string">
            <text:p>jgrant29/hrsimpleV3.0</text:p>
          </table:table-cell>
        </table:table-row>
        <table:table-row table:style-name="ro1">
          <table:table-cell office:value-type="float" office:value="26535577" calcext:value-type="float">
            <text:p>26535577</text:p>
          </table:table-cell>
          <table:table-cell office:value-type="string" calcext:value-type="string">
            <text:p>https://api.github.com/repos/rekishuoku/rekishoku</text:p>
          </table:table-cell>
          <table:table-cell table:formula="of:=REPLACE([.B1851]; 1; 29; &quot;&quot;)" office:value-type="string" office:string-value="rekishuoku/rekishoku" calcext:value-type="string">
            <text:p>rekishuoku/rekishoku</text:p>
          </table:table-cell>
        </table:table-row>
        <table:table-row table:style-name="ro1">
          <table:table-cell office:value-type="float" office:value="26545087" calcext:value-type="float">
            <text:p>26545087</text:p>
          </table:table-cell>
          <table:table-cell office:value-type="string" calcext:value-type="string">
            <text:p>https://api.github.com/repos/nshy/buddha-code</text:p>
          </table:table-cell>
          <table:table-cell table:formula="of:=REPLACE([.B1852]; 1; 29; &quot;&quot;)" office:value-type="string" office:string-value="nshy/buddha-code" calcext:value-type="string">
            <text:p>nshy/buddha-code</text:p>
          </table:table-cell>
        </table:table-row>
        <table:table-row table:style-name="ro1">
          <table:table-cell office:value-type="float" office:value="26547350" calcext:value-type="float">
            <text:p>26547350</text:p>
          </table:table-cell>
          <table:table-cell office:value-type="string" calcext:value-type="string">
            <text:p>https://api.github.com/repos/desiringgod/wakes</text:p>
          </table:table-cell>
          <table:table-cell table:formula="of:=REPLACE([.B1853]; 1; 29; &quot;&quot;)" office:value-type="string" office:string-value="desiringgod/wakes" calcext:value-type="string">
            <text:p>desiringgod/wakes</text:p>
          </table:table-cell>
        </table:table-row>
        <table:table-row table:style-name="ro1">
          <table:table-cell office:value-type="float" office:value="26557020" calcext:value-type="float">
            <text:p>26557020</text:p>
          </table:table-cell>
          <table:table-cell office:value-type="string" calcext:value-type="string">
            <text:p>https://api.github.com/repos/dwillis/randpaul_donors</text:p>
          </table:table-cell>
          <table:table-cell table:formula="of:=REPLACE([.B1854]; 1; 29; &quot;&quot;)" office:value-type="string" office:string-value="dwillis/randpaul_donors" calcext:value-type="string">
            <text:p>dwillis/randpaul_donors</text:p>
          </table:table-cell>
        </table:table-row>
        <table:table-row table:style-name="ro1">
          <table:table-cell office:value-type="float" office:value="26625382" calcext:value-type="float">
            <text:p>26625382</text:p>
          </table:table-cell>
          <table:table-cell office:value-type="string" calcext:value-type="string">
            <text:p>https://api.github.com/repos/otvorenesudy/otvorenesudy-api</text:p>
          </table:table-cell>
          <table:table-cell table:formula="of:=REPLACE([.B1855]; 1; 29; &quot;&quot;)" office:value-type="string" office:string-value="otvorenesudy/otvorenesudy-api" calcext:value-type="string">
            <text:p>otvorenesudy/otvorenesudy-api</text:p>
          </table:table-cell>
        </table:table-row>
        <table:table-row table:style-name="ro1">
          <table:table-cell office:value-type="float" office:value="26741725" calcext:value-type="float">
            <text:p>26741725</text:p>
          </table:table-cell>
          <table:table-cell office:value-type="string" calcext:value-type="string">
            <text:p>https://api.github.com/repos/wilsonmar/oss-perf</text:p>
          </table:table-cell>
          <table:table-cell table:formula="of:=REPLACE([.B1856]; 1; 29; &quot;&quot;)" office:value-type="string" office:string-value="wilsonmar/oss-perf" calcext:value-type="string">
            <text:p>wilsonmar/oss-perf</text:p>
          </table:table-cell>
        </table:table-row>
        <table:table-row table:style-name="ro1">
          <table:table-cell office:value-type="float" office:value="26860839" calcext:value-type="float">
            <text:p>26860839</text:p>
          </table:table-cell>
          <table:table-cell office:value-type="string" calcext:value-type="string">
            <text:p>https://api.github.com/repos/igagis/homebrew-tap</text:p>
          </table:table-cell>
          <table:table-cell table:formula="of:=REPLACE([.B1857]; 1; 29; &quot;&quot;)" office:value-type="string" office:string-value="igagis/homebrew-tap" calcext:value-type="string">
            <text:p>igagis/homebrew-tap</text:p>
          </table:table-cell>
        </table:table-row>
        <table:table-row table:style-name="ro1">
          <table:table-cell office:value-type="float" office:value="26904862" calcext:value-type="float">
            <text:p>26904862</text:p>
          </table:table-cell>
          <table:table-cell office:value-type="string" calcext:value-type="string">
            <text:p>https://api.github.com/repos/clarat-org/clarat_base</text:p>
          </table:table-cell>
          <table:table-cell table:formula="of:=REPLACE([.B1858]; 1; 29; &quot;&quot;)" office:value-type="string" office:string-value="clarat-org/clarat_base" calcext:value-type="string">
            <text:p>clarat-org/clarat_base</text:p>
          </table:table-cell>
        </table:table-row>
        <table:table-row table:style-name="ro1">
          <table:table-cell office:value-type="float" office:value="26905614" calcext:value-type="float">
            <text:p>26905614</text:p>
          </table:table-cell>
          <table:table-cell office:value-type="string" calcext:value-type="string">
            <text:p>https://api.github.com/repos/clarat-org/claradmin</text:p>
          </table:table-cell>
          <table:table-cell table:formula="of:=REPLACE([.B1859]; 1; 29; &quot;&quot;)" office:value-type="string" office:string-value="clarat-org/claradmin" calcext:value-type="string">
            <text:p>clarat-org/claradmin</text:p>
          </table:table-cell>
        </table:table-row>
        <table:table-row table:style-name="ro1">
          <table:table-cell office:value-type="float" office:value="27081528" calcext:value-type="float">
            <text:p>27081528</text:p>
          </table:table-cell>
          <table:table-cell office:value-type="string" calcext:value-type="string">
            <text:p>https://api.github.com/repos/activebridge/activebridge</text:p>
          </table:table-cell>
          <table:table-cell table:formula="of:=REPLACE([.B1860]; 1; 29; &quot;&quot;)" office:value-type="string" office:string-value="activebridge/activebridge" calcext:value-type="string">
            <text:p>activebridge/activebridge</text:p>
          </table:table-cell>
        </table:table-row>
        <table:table-row table:style-name="ro1">
          <table:table-cell office:value-type="float" office:value="27099434" calcext:value-type="float">
            <text:p>27099434</text:p>
          </table:table-cell>
          <table:table-cell office:value-type="string" calcext:value-type="string">
            <text:p>https://api.github.com/repos/hpi-swt2/wimi-portal</text:p>
          </table:table-cell>
          <table:table-cell table:formula="of:=REPLACE([.B1861]; 1; 29; &quot;&quot;)" office:value-type="string" office:string-value="hpi-swt2/wimi-portal" calcext:value-type="string">
            <text:p>hpi-swt2/wimi-portal</text:p>
          </table:table-cell>
        </table:table-row>
        <table:table-row table:style-name="ro1">
          <table:table-cell office:value-type="float" office:value="27103449" calcext:value-type="float">
            <text:p>27103449</text:p>
          </table:table-cell>
          <table:table-cell office:value-type="string" calcext:value-type="string">
            <text:p>https://api.github.com/repos/alphagov/service-manual-publisher</text:p>
          </table:table-cell>
          <table:table-cell table:formula="of:=REPLACE([.B1862]; 1; 29; &quot;&quot;)" office:value-type="string" office:string-value="alphagov/service-manual-publisher" calcext:value-type="string">
            <text:p>alphagov/service-manual-publisher</text:p>
          </table:table-cell>
        </table:table-row>
        <table:table-row table:style-name="ro1">
          <table:table-cell office:value-type="float" office:value="27135461" calcext:value-type="float">
            <text:p>27135461</text:p>
          </table:table-cell>
          <table:table-cell office:value-type="string" calcext:value-type="string">
            <text:p>https://api.github.com/repos/PublicLibraryAssoc/cpldl</text:p>
          </table:table-cell>
          <table:table-cell table:formula="of:=REPLACE([.B1863]; 1; 29; &quot;&quot;)" office:value-type="string" office:string-value="PublicLibraryAssoc/cpldl" calcext:value-type="string">
            <text:p>PublicLibraryAssoc/cpldl</text:p>
          </table:table-cell>
        </table:table-row>
        <table:table-row table:style-name="ro1">
          <table:table-cell office:value-type="float" office:value="27237920" calcext:value-type="float">
            <text:p>27237920</text:p>
          </table:table-cell>
          <table:table-cell office:value-type="string" calcext:value-type="string">
            <text:p>https://api.github.com/repos/cul-it/blacklight-cornell</text:p>
          </table:table-cell>
          <table:table-cell table:formula="of:=REPLACE([.B1864]; 1; 29; &quot;&quot;)" office:value-type="string" office:string-value="cul-it/blacklight-cornell" calcext:value-type="string">
            <text:p>cul-it/blacklight-cornell</text:p>
          </table:table-cell>
        </table:table-row>
        <table:table-row table:style-name="ro1">
          <table:table-cell office:value-type="float" office:value="27265443" calcext:value-type="float">
            <text:p>27265443</text:p>
          </table:table-cell>
          <table:table-cell office:value-type="string" calcext:value-type="string">
            <text:p>https://api.github.com/repos/upenn-libraries/sdbmss</text:p>
          </table:table-cell>
          <table:table-cell table:formula="of:=REPLACE([.B1865]; 1; 29; &quot;&quot;)" office:value-type="string" office:string-value="upenn-libraries/sdbmss" calcext:value-type="string">
            <text:p>upenn-libraries/sdbmss</text:p>
          </table:table-cell>
        </table:table-row>
        <table:table-row table:style-name="ro1">
          <table:table-cell office:value-type="float" office:value="27288283" calcext:value-type="float">
            <text:p>27288283</text:p>
          </table:table-cell>
          <table:table-cell office:value-type="string" calcext:value-type="string">
            <text:p>https://api.github.com/repos/puppetlabs/vanagon</text:p>
          </table:table-cell>
          <table:table-cell table:formula="of:=REPLACE([.B1866]; 1; 29; &quot;&quot;)" office:value-type="string" office:string-value="puppetlabs/vanagon" calcext:value-type="string">
            <text:p>puppetlabs/vanagon</text:p>
          </table:table-cell>
        </table:table-row>
        <table:table-row table:style-name="ro1">
          <table:table-cell office:value-type="float" office:value="27392470" calcext:value-type="float">
            <text:p>27392470</text:p>
          </table:table-cell>
          <table:table-cell office:value-type="string" calcext:value-type="string">
            <text:p>https://api.github.com/repos/jekyll/jekyll-assets</text:p>
          </table:table-cell>
          <table:table-cell table:formula="of:=REPLACE([.B1867]; 1; 29; &quot;&quot;)" office:value-type="string" office:string-value="jekyll/jekyll-assets" calcext:value-type="string">
            <text:p>jekyll/jekyll-assets</text:p>
          </table:table-cell>
        </table:table-row>
        <table:table-row table:style-name="ro1">
          <table:table-cell office:value-type="float" office:value="27402756" calcext:value-type="float">
            <text:p>27402756</text:p>
          </table:table-cell>
          <table:table-cell office:value-type="string" calcext:value-type="string">
            <text:p>https://api.github.com/repos/sgmap/tps</text:p>
          </table:table-cell>
          <table:table-cell table:formula="of:=REPLACE([.B1868]; 1; 29; &quot;&quot;)" office:value-type="string" office:string-value="sgmap/tps" calcext:value-type="string">
            <text:p>sgmap/tps</text:p>
          </table:table-cell>
        </table:table-row>
        <table:table-row table:style-name="ro1">
          <table:table-cell office:value-type="float" office:value="27438303" calcext:value-type="float">
            <text:p>27438303</text:p>
          </table:table-cell>
          <table:table-cell office:value-type="string" calcext:value-type="string">
            <text:p>https://api.github.com/repos/mtsmfm/janjan</text:p>
          </table:table-cell>
          <table:table-cell table:formula="of:=REPLACE([.B1869]; 1; 29; &quot;&quot;)" office:value-type="string" office:string-value="mtsmfm/janjan" calcext:value-type="string">
            <text:p>mtsmfm/janjan</text:p>
          </table:table-cell>
        </table:table-row>
        <table:table-row table:style-name="ro1">
          <table:table-cell office:value-type="float" office:value="27439803" calcext:value-type="float">
            <text:p>27439803</text:p>
          </table:table-cell>
          <table:table-cell office:value-type="string" calcext:value-type="string">
            <text:p>https://api.github.com/repos/brunopagno/everydayvis</text:p>
          </table:table-cell>
          <table:table-cell table:formula="of:=REPLACE([.B1870]; 1; 29; &quot;&quot;)" office:value-type="string" office:string-value="brunopagno/everydayvis" calcext:value-type="string">
            <text:p>brunopagno/everydayvis</text:p>
          </table:table-cell>
        </table:table-row>
        <table:table-row table:style-name="ro1">
          <table:table-cell office:value-type="float" office:value="27453619" calcext:value-type="float">
            <text:p>27453619</text:p>
          </table:table-cell>
          <table:table-cell office:value-type="string" calcext:value-type="string">
            <text:p>https://api.github.com/repos/jxxcarlson/noteshare</text:p>
          </table:table-cell>
          <table:table-cell table:formula="of:=REPLACE([.B1871]; 1; 29; &quot;&quot;)" office:value-type="string" office:string-value="jxxcarlson/noteshare" calcext:value-type="string">
            <text:p>jxxcarlson/noteshare</text:p>
          </table:table-cell>
        </table:table-row>
        <table:table-row table:style-name="ro1">
          <table:table-cell office:value-type="float" office:value="27463699" calcext:value-type="float">
            <text:p>27463699</text:p>
          </table:table-cell>
          <table:table-cell office:value-type="string" calcext:value-type="string">
            <text:p>https://api.github.com/repos/ciudadanointeligente/estratega</text:p>
          </table:table-cell>
          <table:table-cell table:formula="of:=REPLACE([.B1872]; 1; 29; &quot;&quot;)" office:value-type="string" office:string-value="ciudadanointeligente/estratega" calcext:value-type="string">
            <text:p>ciudadanointeligente/estratega</text:p>
          </table:table-cell>
        </table:table-row>
        <table:table-row table:style-name="ro1">
          <table:table-cell office:value-type="float" office:value="27471536" calcext:value-type="float">
            <text:p>27471536</text:p>
          </table:table-cell>
          <table:table-cell office:value-type="string" calcext:value-type="string">
            <text:p>https://api.github.com/repos/logstash-plugins/logstash-input-beats</text:p>
          </table:table-cell>
          <table:table-cell table:formula="of:=REPLACE([.B1873]; 1; 29; &quot;&quot;)" office:value-type="string" office:string-value="logstash-plugins/logstash-input-beats" calcext:value-type="string">
            <text:p>logstash-plugins/logstash-input-beats</text:p>
          </table:table-cell>
        </table:table-row>
        <table:table-row table:style-name="ro1">
          <table:table-cell office:value-type="float" office:value="27475855" calcext:value-type="float">
            <text:p>27475855</text:p>
          </table:table-cell>
          <table:table-cell office:value-type="string" calcext:value-type="string">
            <text:p>https://api.github.com/repos/NU-CBITS/marigold</text:p>
          </table:table-cell>
          <table:table-cell table:formula="of:=REPLACE([.B1874]; 1; 29; &quot;&quot;)" office:value-type="string" office:string-value="NU-CBITS/marigold" calcext:value-type="string">
            <text:p>NU-CBITS/marigold</text:p>
          </table:table-cell>
        </table:table-row>
        <table:table-row table:style-name="ro1">
          <table:table-cell office:value-type="float" office:value="27528763" calcext:value-type="float">
            <text:p>27528763</text:p>
          </table:table-cell>
          <table:table-cell office:value-type="string" calcext:value-type="string">
            <text:p>https://api.github.com/repos/cloudspaces/BenchBox</text:p>
          </table:table-cell>
          <table:table-cell table:formula="of:=REPLACE([.B1875]; 1; 29; &quot;&quot;)" office:value-type="string" office:string-value="cloudspaces/BenchBox" calcext:value-type="string">
            <text:p>cloudspaces/BenchBox</text:p>
          </table:table-cell>
        </table:table-row>
        <table:table-row table:style-name="ro1">
          <table:table-cell office:value-type="float" office:value="27541493" calcext:value-type="float">
            <text:p>27541493</text:p>
          </table:table-cell>
          <table:table-cell office:value-type="string" calcext:value-type="string">
            <text:p>https://api.github.com/repos/department-of-veterans-affairs/caseflow</text:p>
          </table:table-cell>
          <table:table-cell table:formula="of:=REPLACE([.B1876]; 1; 29; &quot;&quot;)" office:value-type="string" office:string-value="department-of-veterans-affairs/caseflow" calcext:value-type="string">
            <text:p>department-of-veterans-affairs/caseflow</text:p>
          </table:table-cell>
        </table:table-row>
        <table:table-row table:style-name="ro1">
          <table:table-cell office:value-type="float" office:value="27551609" calcext:value-type="float">
            <text:p>27551609</text:p>
          </table:table-cell>
          <table:table-cell office:value-type="string" calcext:value-type="string">
            <text:p>https://api.github.com/repos/thoughtbot/ember-cli-rails</text:p>
          </table:table-cell>
          <table:table-cell table:formula="of:=REPLACE([.B1877]; 1; 29; &quot;&quot;)" office:value-type="string" office:string-value="thoughtbot/ember-cli-rails" calcext:value-type="string">
            <text:p>thoughtbot/ember-cli-rails</text:p>
          </table:table-cell>
        </table:table-row>
        <table:table-row table:style-name="ro1">
          <table:table-cell office:value-type="float" office:value="27561697" calcext:value-type="float">
            <text:p>27561697</text:p>
          </table:table-cell>
          <table:table-cell office:value-type="string" calcext:value-type="string">
            <text:p>https://api.github.com/repos/congy/ORManalysis</text:p>
          </table:table-cell>
          <table:table-cell table:formula="of:=REPLACE([.B1878]; 1; 29; &quot;&quot;)" office:value-type="string" office:string-value="congy/ORManalysis" calcext:value-type="string">
            <text:p>congy/ORManalysis</text:p>
          </table:table-cell>
        </table:table-row>
        <table:table-row table:style-name="ro1">
          <table:table-cell office:value-type="float" office:value="27591713" calcext:value-type="float">
            <text:p>27591713</text:p>
          </table:table-cell>
          <table:table-cell office:value-type="string" calcext:value-type="string">
            <text:p>https://api.github.com/repos/SplitTime/OpenSplitTime</text:p>
          </table:table-cell>
          <table:table-cell table:formula="of:=REPLACE([.B1879]; 1; 29; &quot;&quot;)" office:value-type="string" office:string-value="SplitTime/OpenSplitTime" calcext:value-type="string">
            <text:p>SplitTime/OpenSplitTime</text:p>
          </table:table-cell>
        </table:table-row>
        <table:table-row table:style-name="ro1">
          <table:table-cell office:value-type="float" office:value="27600269" calcext:value-type="float">
            <text:p>27600269</text:p>
          </table:table-cell>
          <table:table-cell office:value-type="string" calcext:value-type="string">
            <text:p>https://api.github.com/repos/openstack/fuel-library</text:p>
          </table:table-cell>
          <table:table-cell table:formula="of:=REPLACE([.B1880]; 1; 29; &quot;&quot;)" office:value-type="string" office:string-value="openstack/fuel-library" calcext:value-type="string">
            <text:p>openstack/fuel-library</text:p>
          </table:table-cell>
        </table:table-row>
        <table:table-row table:style-name="ro1">
          <table:table-cell office:value-type="float" office:value="27657250" calcext:value-type="float">
            <text:p>27657250</text:p>
          </table:table-cell>
          <table:table-cell office:value-type="string" calcext:value-type="string">
            <text:p>https://api.github.com/repos/chef-cookbooks/docker</text:p>
          </table:table-cell>
          <table:table-cell table:formula="of:=REPLACE([.B1881]; 1; 29; &quot;&quot;)" office:value-type="string" office:string-value="chef-cookbooks/docker" calcext:value-type="string">
            <text:p>chef-cookbooks/docker</text:p>
          </table:table-cell>
        </table:table-row>
        <table:table-row table:style-name="ro1">
          <table:table-cell office:value-type="float" office:value="27670493" calcext:value-type="float">
            <text:p>27670493</text:p>
          </table:table-cell>
          <table:table-cell office:value-type="string" calcext:value-type="string">
            <text:p>https://api.github.com/repos/houston/houston-core</text:p>
          </table:table-cell>
          <table:table-cell table:formula="of:=REPLACE([.B1882]; 1; 29; &quot;&quot;)" office:value-type="string" office:string-value="houston/houston-core" calcext:value-type="string">
            <text:p>houston/houston-core</text:p>
          </table:table-cell>
        </table:table-row>
        <table:table-row table:style-name="ro1">
          <table:table-cell office:value-type="float" office:value="27671183" calcext:value-type="float">
            <text:p>27671183</text:p>
          </table:table-cell>
          <table:table-cell office:value-type="string" calcext:value-type="string">
            <text:p>https://api.github.com/repos/jimhj/one_cms</text:p>
          </table:table-cell>
          <table:table-cell table:formula="of:=REPLACE([.B1883]; 1; 29; &quot;&quot;)" office:value-type="string" office:string-value="jimhj/one_cms" calcext:value-type="string">
            <text:p>jimhj/one_cms</text:p>
          </table:table-cell>
        </table:table-row>
        <table:table-row table:style-name="ro1">
          <table:table-cell office:value-type="float" office:value="27684885" calcext:value-type="float">
            <text:p>27684885</text:p>
          </table:table-cell>
          <table:table-cell office:value-type="string" calcext:value-type="string">
            <text:p>https://api.github.com/repos/Vizzuality/undp_cabo_verde</text:p>
          </table:table-cell>
          <table:table-cell table:formula="of:=REPLACE([.B1884]; 1; 29; &quot;&quot;)" office:value-type="string" office:string-value="Vizzuality/undp_cabo_verde" calcext:value-type="string">
            <text:p>Vizzuality/undp_cabo_verde</text:p>
          </table:table-cell>
        </table:table-row>
        <table:table-row table:style-name="ro1">
          <table:table-cell office:value-type="float" office:value="27706510" calcext:value-type="float">
            <text:p>27706510</text:p>
          </table:table-cell>
          <table:table-cell office:value-type="string" calcext:value-type="string">
            <text:p>https://api.github.com/repos/where2help/where2help</text:p>
          </table:table-cell>
          <table:table-cell table:formula="of:=REPLACE([.B1885]; 1; 29; &quot;&quot;)" office:value-type="string" office:string-value="where2help/where2help" calcext:value-type="string">
            <text:p>where2help/where2help</text:p>
          </table:table-cell>
        </table:table-row>
        <table:table-row table:style-name="ro1">
          <table:table-cell office:value-type="float" office:value="27712084" calcext:value-type="float">
            <text:p>27712084</text:p>
          </table:table-cell>
          <table:table-cell office:value-type="string" calcext:value-type="string">
            <text:p>https://api.github.com/repos/18F/micropurchase</text:p>
          </table:table-cell>
          <table:table-cell table:formula="of:=REPLACE([.B1886]; 1; 29; &quot;&quot;)" office:value-type="string" office:string-value="18F/micropurchase" calcext:value-type="string">
            <text:p>18F/micropurchase</text:p>
          </table:table-cell>
        </table:table-row>
        <table:table-row table:style-name="ro1">
          <table:table-cell office:value-type="float" office:value="27712270" calcext:value-type="float">
            <text:p>27712270</text:p>
          </table:table-cell>
          <table:table-cell office:value-type="string" calcext:value-type="string">
            <text:p>https://api.github.com/repos/AyuntamientoMadrid/transparencia</text:p>
          </table:table-cell>
          <table:table-cell table:formula="of:=REPLACE([.B1887]; 1; 29; &quot;&quot;)" office:value-type="string" office:string-value="AyuntamientoMadrid/transparencia" calcext:value-type="string">
            <text:p>AyuntamientoMadrid/transparencia</text:p>
          </table:table-cell>
        </table:table-row>
        <table:table-row table:style-name="ro1">
          <table:table-cell office:value-type="float" office:value="27713943" calcext:value-type="float">
            <text:p>27713943</text:p>
          </table:table-cell>
          <table:table-cell office:value-type="string" calcext:value-type="string">
            <text:p>https://api.github.com/repos/frodsan/tynn</text:p>
          </table:table-cell>
          <table:table-cell table:formula="of:=REPLACE([.B1888]; 1; 29; &quot;&quot;)" office:value-type="string" office:string-value="frodsan/tynn" calcext:value-type="string">
            <text:p>frodsan/tynn</text:p>
          </table:table-cell>
        </table:table-row>
        <table:table-row table:style-name="ro1">
          <table:table-cell office:value-type="float" office:value="27742367" calcext:value-type="float">
            <text:p>27742367</text:p>
          </table:table-cell>
          <table:table-cell office:value-type="string" calcext:value-type="string">
            <text:p>https://api.github.com/repos/filipvanlaenen/iacasha1</text:p>
          </table:table-cell>
          <table:table-cell table:formula="of:=REPLACE([.B1889]; 1; 29; &quot;&quot;)" office:value-type="string" office:string-value="filipvanlaenen/iacasha1" calcext:value-type="string">
            <text:p>filipvanlaenen/iacasha1</text:p>
          </table:table-cell>
        </table:table-row>
        <table:table-row table:style-name="ro1">
          <table:table-cell office:value-type="float" office:value="27743795" calcext:value-type="float">
            <text:p>27743795</text:p>
          </table:table-cell>
          <table:table-cell office:value-type="string" calcext:value-type="string">
            <text:p>https://api.github.com/repos/StemboltHQ/keg_picker</text:p>
          </table:table-cell>
          <table:table-cell table:formula="of:=REPLACE([.B1890]; 1; 29; &quot;&quot;)" office:value-type="string" office:string-value="StemboltHQ/keg_picker" calcext:value-type="string">
            <text:p>StemboltHQ/keg_picker</text:p>
          </table:table-cell>
        </table:table-row>
        <table:table-row table:style-name="ro1">
          <table:table-cell office:value-type="float" office:value="27749497" calcext:value-type="float">
            <text:p>27749497</text:p>
          </table:table-cell>
          <table:table-cell office:value-type="string" calcext:value-type="string">
            <text:p>https://api.github.com/repos/ministryofjustice/prison-visits-2</text:p>
          </table:table-cell>
          <table:table-cell table:formula="of:=REPLACE([.B1891]; 1; 29; &quot;&quot;)" office:value-type="string" office:string-value="ministryofjustice/prison-visits-2" calcext:value-type="string">
            <text:p>ministryofjustice/prison-visits-2</text:p>
          </table:table-cell>
        </table:table-row>
        <table:table-row table:style-name="ro1">
          <table:table-cell office:value-type="float" office:value="27764869" calcext:value-type="float">
            <text:p>27764869</text:p>
          </table:table-cell>
          <table:table-cell office:value-type="string" calcext:value-type="string">
            <text:p>https://api.github.com/repos/StemboltHQ/solidus-adyen</text:p>
          </table:table-cell>
          <table:table-cell table:formula="of:=REPLACE([.B1892]; 1; 29; &quot;&quot;)" office:value-type="string" office:string-value="StemboltHQ/solidus-adyen" calcext:value-type="string">
            <text:p>StemboltHQ/solidus-adyen</text:p>
          </table:table-cell>
        </table:table-row>
        <table:table-row table:style-name="ro1">
          <table:table-cell office:value-type="float" office:value="27771668" calcext:value-type="float">
            <text:p>27771668</text:p>
          </table:table-cell>
          <table:table-cell office:value-type="string" calcext:value-type="string">
            <text:p>https://api.github.com/repos/everypolitician/everypolitician-writeinpublic</text:p>
          </table:table-cell>
          <table:table-cell table:formula="of:=REPLACE([.B1893]; 1; 29; &quot;&quot;)" office:value-type="string" office:string-value="everypolitician/everypolitician-writeinpublic" calcext:value-type="string">
            <text:p>everypolitician/everypolitician-writeinpublic</text:p>
          </table:table-cell>
        </table:table-row>
        <table:table-row table:style-name="ro1">
          <table:table-cell office:value-type="float" office:value="27870567" calcext:value-type="float">
            <text:p>27870567</text:p>
          </table:table-cell>
          <table:table-cell office:value-type="string" calcext:value-type="string">
            <text:p>https://api.github.com/repos/leihs/leihs</text:p>
          </table:table-cell>
          <table:table-cell table:formula="of:=REPLACE([.B1894]; 1; 29; &quot;&quot;)" office:value-type="string" office:string-value="leihs/leihs" calcext:value-type="string">
            <text:p>leihs/leihs</text:p>
          </table:table-cell>
        </table:table-row>
        <table:table-row table:style-name="ro1">
          <table:table-cell office:value-type="float" office:value="27875128" calcext:value-type="float">
            <text:p>27875128</text:p>
          </table:table-cell>
          <table:table-cell office:value-type="string" calcext:value-type="string">
            <text:p>https://api.github.com/repos/pugetive/pugetive.com</text:p>
          </table:table-cell>
          <table:table-cell table:formula="of:=REPLACE([.B1895]; 1; 29; &quot;&quot;)" office:value-type="string" office:string-value="pugetive/pugetive.com" calcext:value-type="string">
            <text:p>pugetive/pugetive.com</text:p>
          </table:table-cell>
        </table:table-row>
        <table:table-row table:style-name="ro1">
          <table:table-cell office:value-type="float" office:value="27944752" calcext:value-type="float">
            <text:p>27944752</text:p>
          </table:table-cell>
          <table:table-cell office:value-type="string" calcext:value-type="string">
            <text:p>https://api.github.com/repos/rpherbig/dr-scripts</text:p>
          </table:table-cell>
          <table:table-cell table:formula="of:=REPLACE([.B1896]; 1; 29; &quot;&quot;)" office:value-type="string" office:string-value="rpherbig/dr-scripts" calcext:value-type="string">
            <text:p>rpherbig/dr-scripts</text:p>
          </table:table-cell>
        </table:table-row>
        <table:table-row table:style-name="ro1">
          <table:table-cell office:value-type="float" office:value="27992058" calcext:value-type="float">
            <text:p>27992058</text:p>
          </table:table-cell>
          <table:table-cell office:value-type="string" calcext:value-type="string">
            <text:p>https://api.github.com/repos/janko-m/shrine</text:p>
          </table:table-cell>
          <table:table-cell table:formula="of:=REPLACE([.B1897]; 1; 29; &quot;&quot;)" office:value-type="string" office:string-value="janko-m/shrine" calcext:value-type="string">
            <text:p>janko-m/shrine</text:p>
          </table:table-cell>
        </table:table-row>
        <table:table-row table:style-name="ro1">
          <table:table-cell office:value-type="float" office:value="28020290" calcext:value-type="float">
            <text:p>28020290</text:p>
          </table:table-cell>
          <table:table-cell office:value-type="string" calcext:value-type="string">
            <text:p>https://api.github.com/repos/datacite/volpino</text:p>
          </table:table-cell>
          <table:table-cell table:formula="of:=REPLACE([.B1898]; 1; 29; &quot;&quot;)" office:value-type="string" office:string-value="datacite/volpino" calcext:value-type="string">
            <text:p>datacite/volpino</text:p>
          </table:table-cell>
        </table:table-row>
        <table:table-row table:style-name="ro1">
          <table:table-cell office:value-type="float" office:value="28032966" calcext:value-type="float">
            <text:p>28032966</text:p>
          </table:table-cell>
          <table:table-cell office:value-type="string" calcext:value-type="string">
            <text:p>https://api.github.com/repos/fastlane/fastlane</text:p>
          </table:table-cell>
          <table:table-cell table:formula="of:=REPLACE([.B1899]; 1; 29; &quot;&quot;)" office:value-type="string" office:string-value="fastlane/fastlane" calcext:value-type="string">
            <text:p>fastlane/fastlane</text:p>
          </table:table-cell>
        </table:table-row>
        <table:table-row table:style-name="ro1">
          <table:table-cell office:value-type="float" office:value="28061148" calcext:value-type="float">
            <text:p>28061148</text:p>
          </table:table-cell>
          <table:table-cell office:value-type="string" calcext:value-type="string">
            <text:p>https://api.github.com/repos/eagakishiev/relex-kitchen</text:p>
          </table:table-cell>
          <table:table-cell table:formula="of:=REPLACE([.B1900]; 1; 29; &quot;&quot;)" office:value-type="string" office:string-value="eagakishiev/relex-kitchen" calcext:value-type="string">
            <text:p>eagakishiev/relex-kitchen</text:p>
          </table:table-cell>
        </table:table-row>
        <table:table-row table:style-name="ro1">
          <table:table-cell office:value-type="float" office:value="28069690" calcext:value-type="float">
            <text:p>28069690</text:p>
          </table:table-cell>
          <table:table-cell office:value-type="string" calcext:value-type="string">
            <text:p>https://api.github.com/repos/dtk/dtk-arbiter</text:p>
          </table:table-cell>
          <table:table-cell table:formula="of:=REPLACE([.B1901]; 1; 29; &quot;&quot;)" office:value-type="string" office:string-value="dtk/dtk-arbiter" calcext:value-type="string">
            <text:p>dtk/dtk-arbiter</text:p>
          </table:table-cell>
        </table:table-row>
        <table:table-row table:style-name="ro1">
          <table:table-cell office:value-type="float" office:value="28090942" calcext:value-type="float">
            <text:p>28090942</text:p>
          </table:table-cell>
          <table:table-cell office:value-type="string" calcext:value-type="string">
            <text:p>https://api.github.com/repos/europeana/europeana-portal-collections</text:p>
          </table:table-cell>
          <table:table-cell table:formula="of:=REPLACE([.B1902]; 1; 29; &quot;&quot;)" office:value-type="string" office:string-value="europeana/europeana-portal-collections" calcext:value-type="string">
            <text:p>europeana/europeana-portal-collections</text:p>
          </table:table-cell>
        </table:table-row>
        <table:table-row table:style-name="ro1">
          <table:table-cell office:value-type="float" office:value="28136830" calcext:value-type="float">
            <text:p>28136830</text:p>
          </table:table-cell>
          <table:table-cell office:value-type="string" calcext:value-type="string">
            <text:p>https://api.github.com/repos/ManifoldScholar/manifold</text:p>
          </table:table-cell>
          <table:table-cell table:formula="of:=REPLACE([.B1903]; 1; 29; &quot;&quot;)" office:value-type="string" office:string-value="ManifoldScholar/manifold" calcext:value-type="string">
            <text:p>ManifoldScholar/manifold</text:p>
          </table:table-cell>
        </table:table-row>
        <table:table-row table:style-name="ro1">
          <table:table-cell office:value-type="float" office:value="28186257" calcext:value-type="float">
            <text:p>28186257</text:p>
          </table:table-cell>
          <table:table-cell office:value-type="string" calcext:value-type="string">
            <text:p>https://api.github.com/repos/CropSwap/crop_swap</text:p>
          </table:table-cell>
          <table:table-cell table:formula="of:=REPLACE([.B1904]; 1; 29; &quot;&quot;)" office:value-type="string" office:string-value="CropSwap/crop_swap" calcext:value-type="string">
            <text:p>CropSwap/crop_swap</text:p>
          </table:table-cell>
        </table:table-row>
        <table:table-row table:style-name="ro1">
          <table:table-cell office:value-type="float" office:value="28195266" calcext:value-type="float">
            <text:p>28195266</text:p>
          </table:table-cell>
          <table:table-cell office:value-type="string" calcext:value-type="string">
            <text:p>https://api.github.com/repos/thoughtbot/administrate</text:p>
          </table:table-cell>
          <table:table-cell table:formula="of:=REPLACE([.B1905]; 1; 29; &quot;&quot;)" office:value-type="string" office:string-value="thoughtbot/administrate" calcext:value-type="string">
            <text:p>thoughtbot/administrate</text:p>
          </table:table-cell>
        </table:table-row>
        <table:table-row table:style-name="ro1">
          <table:table-cell office:value-type="float" office:value="28237634" calcext:value-type="float">
            <text:p>28237634</text:p>
          </table:table-cell>
          <table:table-cell office:value-type="string" calcext:value-type="string">
            <text:p>https://api.github.com/repos/MindLeaps/tracker</text:p>
          </table:table-cell>
          <table:table-cell table:formula="of:=REPLACE([.B1906]; 1; 29; &quot;&quot;)" office:value-type="string" office:string-value="MindLeaps/tracker" calcext:value-type="string">
            <text:p>MindLeaps/tracker</text:p>
          </table:table-cell>
        </table:table-row>
        <table:table-row table:style-name="ro1">
          <table:table-cell office:value-type="float" office:value="28276310" calcext:value-type="float">
            <text:p>28276310</text:p>
          </table:table-cell>
          <table:table-cell office:value-type="string" calcext:value-type="string">
            <text:p>https://api.github.com/repos/khiet/eho</text:p>
          </table:table-cell>
          <table:table-cell table:formula="of:=REPLACE([.B1907]; 1; 29; &quot;&quot;)" office:value-type="string" office:string-value="khiet/eho" calcext:value-type="string">
            <text:p>khiet/eho</text:p>
          </table:table-cell>
        </table:table-row>
        <table:table-row table:style-name="ro1">
          <table:table-cell office:value-type="float" office:value="28298026" calcext:value-type="float">
            <text:p>28298026</text:p>
          </table:table-cell>
          <table:table-cell office:value-type="string" calcext:value-type="string">
            <text:p>https://api.github.com/repos/chef/train</text:p>
          </table:table-cell>
          <table:table-cell table:formula="of:=REPLACE([.B1908]; 1; 29; &quot;&quot;)" office:value-type="string" office:string-value="chef/train" calcext:value-type="string">
            <text:p>chef/train</text:p>
          </table:table-cell>
        </table:table-row>
        <table:table-row table:style-name="ro1">
          <table:table-cell office:value-type="float" office:value="28299434" calcext:value-type="float">
            <text:p>28299434</text:p>
          </table:table-cell>
          <table:table-cell office:value-type="string" calcext:value-type="string">
            <text:p>https://api.github.com/repos/chef/inspec</text:p>
          </table:table-cell>
          <table:table-cell table:formula="of:=REPLACE([.B1909]; 1; 29; &quot;&quot;)" office:value-type="string" office:string-value="chef/inspec" calcext:value-type="string">
            <text:p>chef/inspec</text:p>
          </table:table-cell>
        </table:table-row>
        <table:table-row table:style-name="ro1">
          <table:table-cell office:value-type="float" office:value="28329364" calcext:value-type="float">
            <text:p>28329364</text:p>
          </table:table-cell>
          <table:table-cell office:value-type="string" calcext:value-type="string">
            <text:p>https://api.github.com/repos/biow0lf/eve_online</text:p>
          </table:table-cell>
          <table:table-cell table:formula="of:=REPLACE([.B1910]; 1; 29; &quot;&quot;)" office:value-type="string" office:string-value="biow0lf/eve_online" calcext:value-type="string">
            <text:p>biow0lf/eve_online</text:p>
          </table:table-cell>
        </table:table-row>
        <table:table-row table:style-name="ro1">
          <table:table-cell office:value-type="float" office:value="28339194" calcext:value-type="float">
            <text:p>28339194</text:p>
          </table:table-cell>
          <table:table-cell office:value-type="string" calcext:value-type="string">
            <text:p>https://api.github.com/repos/gprashanthkumar/examtracker</text:p>
          </table:table-cell>
          <table:table-cell table:formula="of:=REPLACE([.B1911]; 1; 29; &quot;&quot;)" office:value-type="string" office:string-value="gprashanthkumar/examtracker" calcext:value-type="string">
            <text:p>gprashanthkumar/examtracker</text:p>
          </table:table-cell>
        </table:table-row>
        <table:table-row table:style-name="ro1">
          <table:table-cell office:value-type="float" office:value="28373368" calcext:value-type="float">
            <text:p>28373368</text:p>
          </table:table-cell>
          <table:table-cell office:value-type="string" calcext:value-type="string">
            <text:p>https://api.github.com/repos/envato/stack_master</text:p>
          </table:table-cell>
          <table:table-cell table:formula="of:=REPLACE([.B1912]; 1; 29; &quot;&quot;)" office:value-type="string" office:string-value="envato/stack_master" calcext:value-type="string">
            <text:p>envato/stack_master</text:p>
          </table:table-cell>
        </table:table-row>
        <table:table-row table:style-name="ro1">
          <table:table-cell office:value-type="float" office:value="28444000" calcext:value-type="float">
            <text:p>28444000</text:p>
          </table:table-cell>
          <table:table-cell office:value-type="string" calcext:value-type="string">
            <text:p>https://api.github.com/repos/Wal33D/Rails-DealsUnlimited</text:p>
          </table:table-cell>
          <table:table-cell table:formula="of:=REPLACE([.B1913]; 1; 29; &quot;&quot;)" office:value-type="string" office:string-value="Wal33D/Rails-DealsUnlimited" calcext:value-type="string">
            <text:p>Wal33D/Rails-DealsUnlimited</text:p>
          </table:table-cell>
        </table:table-row>
        <table:table-row table:style-name="ro1">
          <table:table-cell office:value-type="float" office:value="28445078" calcext:value-type="float">
            <text:p>28445078</text:p>
          </table:table-cell>
          <table:table-cell office:value-type="string" calcext:value-type="string">
            <text:p>https://api.github.com/repos/bubble-task/bubble-task</text:p>
          </table:table-cell>
          <table:table-cell table:formula="of:=REPLACE([.B1914]; 1; 29; &quot;&quot;)" office:value-type="string" office:string-value="bubble-task/bubble-task" calcext:value-type="string">
            <text:p>bubble-task/bubble-task</text:p>
          </table:table-cell>
        </table:table-row>
        <table:table-row table:style-name="ro1">
          <table:table-cell office:value-type="float" office:value="28461018" calcext:value-type="float">
            <text:p>28461018</text:p>
          </table:table-cell>
          <table:table-cell office:value-type="string" calcext:value-type="string">
            <text:p>https://api.github.com/repos/EnvironmentAgency/waste-exemptions-shared</text:p>
          </table:table-cell>
          <table:table-cell table:formula="of:=REPLACE([.B1915]; 1; 29; &quot;&quot;)" office:value-type="string" office:string-value="EnvironmentAgency/waste-exemptions-shared" calcext:value-type="string">
            <text:p>EnvironmentAgency/waste-exemptions-shared</text:p>
          </table:table-cell>
        </table:table-row>
        <table:table-row table:style-name="ro1">
          <table:table-cell office:value-type="float" office:value="28468542" calcext:value-type="float">
            <text:p>28468542</text:p>
          </table:table-cell>
          <table:table-cell office:value-type="string" calcext:value-type="string">
            <text:p>https://api.github.com/repos/ArimaSystems/mrt_laboratories</text:p>
          </table:table-cell>
          <table:table-cell table:formula="of:=REPLACE([.B1916]; 1; 29; &quot;&quot;)" office:value-type="string" office:string-value="ArimaSystems/mrt_laboratories" calcext:value-type="string">
            <text:p>ArimaSystems/mrt_laboratories</text:p>
          </table:table-cell>
        </table:table-row>
        <table:table-row table:style-name="ro1">
          <table:table-cell office:value-type="float" office:value="28513101" calcext:value-type="float">
            <text:p>28513101</text:p>
          </table:table-cell>
          <table:table-cell office:value-type="string" calcext:value-type="string">
            <text:p>https://api.github.com/repos/henrylawson/photish</text:p>
          </table:table-cell>
          <table:table-cell table:formula="of:=REPLACE([.B1917]; 1; 29; &quot;&quot;)" office:value-type="string" office:string-value="henrylawson/photish" calcext:value-type="string">
            <text:p>henrylawson/photish</text:p>
          </table:table-cell>
        </table:table-row>
        <table:table-row table:style-name="ro1">
          <table:table-cell office:value-type="float" office:value="28522922" calcext:value-type="float">
            <text:p>28522922</text:p>
          </table:table-cell>
          <table:table-cell office:value-type="string" calcext:value-type="string">
            <text:p>https://api.github.com/repos/everypolitician/everypolitician-names</text:p>
          </table:table-cell>
          <table:table-cell table:formula="of:=REPLACE([.B1918]; 1; 29; &quot;&quot;)" office:value-type="string" office:string-value="everypolitician/everypolitician-names" calcext:value-type="string">
            <text:p>everypolitician/everypolitician-names</text:p>
          </table:table-cell>
        </table:table-row>
        <table:table-row table:style-name="ro1">
          <table:table-cell office:value-type="float" office:value="28552634" calcext:value-type="float">
            <text:p>28552634</text:p>
          </table:table-cell>
          <table:table-cell office:value-type="string" calcext:value-type="string">
            <text:p>https://api.github.com/repos/andela/getmyshop</text:p>
          </table:table-cell>
          <table:table-cell table:formula="of:=REPLACE([.B1919]; 1; 29; &quot;&quot;)" office:value-type="string" office:string-value="andela/getmyshop" calcext:value-type="string">
            <text:p>andela/getmyshop</text:p>
          </table:table-cell>
        </table:table-row>
        <table:table-row table:style-name="ro1">
          <table:table-cell office:value-type="float" office:value="28555801" calcext:value-type="float">
            <text:p>28555801</text:p>
          </table:table-cell>
          <table:table-cell office:value-type="string" calcext:value-type="string">
            <text:p>https://api.github.com/repos/aceleradora8/ongarium-rails</text:p>
          </table:table-cell>
          <table:table-cell table:formula="of:=REPLACE([.B1920]; 1; 29; &quot;&quot;)" office:value-type="string" office:string-value="aceleradora8/ongarium-rails" calcext:value-type="string">
            <text:p>aceleradora8/ongarium-rails</text:p>
          </table:table-cell>
        </table:table-row>
        <table:table-row table:style-name="ro1">
          <table:table-cell office:value-type="float" office:value="28560302" calcext:value-type="float">
            <text:p>28560302</text:p>
          </table:table-cell>
          <table:table-cell office:value-type="string" calcext:value-type="string">
            <text:p>https://api.github.com/repos/BytemarkHosting/symbiosis</text:p>
          </table:table-cell>
          <table:table-cell table:formula="of:=REPLACE([.B1921]; 1; 29; &quot;&quot;)" office:value-type="string" office:string-value="BytemarkHosting/symbiosis" calcext:value-type="string">
            <text:p>BytemarkHosting/symbiosis</text:p>
          </table:table-cell>
        </table:table-row>
        <table:table-row table:style-name="ro1">
          <table:table-cell office:value-type="float" office:value="28563855" calcext:value-type="float">
            <text:p>28563855</text:p>
          </table:table-cell>
          <table:table-cell office:value-type="string" calcext:value-type="string">
            <text:p>https://api.github.com/repos/Willgg/techcare</text:p>
          </table:table-cell>
          <table:table-cell table:formula="of:=REPLACE([.B1922]; 1; 29; &quot;&quot;)" office:value-type="string" office:string-value="Willgg/techcare" calcext:value-type="string">
            <text:p>Willgg/techcare</text:p>
          </table:table-cell>
        </table:table-row>
        <table:table-row table:style-name="ro1">
          <table:table-cell office:value-type="float" office:value="28581137" calcext:value-type="float">
            <text:p>28581137</text:p>
          </table:table-cell>
          <table:table-cell office:value-type="string" calcext:value-type="string">
            <text:p>https://api.github.com/repos/TheODI-UD2D/sir_handel</text:p>
          </table:table-cell>
          <table:table-cell table:formula="of:=REPLACE([.B1923]; 1; 29; &quot;&quot;)" office:value-type="string" office:string-value="TheODI-UD2D/sir_handel" calcext:value-type="string">
            <text:p>TheODI-UD2D/sir_handel</text:p>
          </table:table-cell>
        </table:table-row>
        <table:table-row table:style-name="ro1">
          <table:table-cell office:value-type="float" office:value="28584787" calcext:value-type="float">
            <text:p>28584787</text:p>
          </table:table-cell>
          <table:table-cell office:value-type="string" calcext:value-type="string">
            <text:p>https://api.github.com/repos/JackSzwergold/Tutorials-and-Cheat-Sheets</text:p>
          </table:table-cell>
          <table:table-cell table:formula="of:=REPLACE([.B1924]; 1; 29; &quot;&quot;)" office:value-type="string" office:string-value="JackSzwergold/Tutorials-and-Cheat-Sheets" calcext:value-type="string">
            <text:p>JackSzwergold/Tutorials-and-Cheat-Sheets</text:p>
          </table:table-cell>
        </table:table-row>
        <table:table-row table:style-name="ro1">
          <table:table-cell office:value-type="float" office:value="28736171" calcext:value-type="float">
            <text:p>28736171</text:p>
          </table:table-cell>
          <table:table-cell office:value-type="string" calcext:value-type="string">
            <text:p>https://api.github.com/repos/FiloSpaTeam/thinks</text:p>
          </table:table-cell>
          <table:table-cell table:formula="of:=REPLACE([.B1925]; 1; 29; &quot;&quot;)" office:value-type="string" office:string-value="FiloSpaTeam/thinks" calcext:value-type="string">
            <text:p>FiloSpaTeam/thinks</text:p>
          </table:table-cell>
        </table:table-row>
        <table:table-row table:style-name="ro1">
          <table:table-cell office:value-type="float" office:value="28783063" calcext:value-type="float">
            <text:p>28783063</text:p>
          </table:table-cell>
          <table:table-cell office:value-type="string" calcext:value-type="string">
            <text:p>https://api.github.com/repos/mhgoldman/course_manager</text:p>
          </table:table-cell>
          <table:table-cell table:formula="of:=REPLACE([.B1926]; 1; 29; &quot;&quot;)" office:value-type="string" office:string-value="mhgoldman/course_manager" calcext:value-type="string">
            <text:p>mhgoldman/course_manager</text:p>
          </table:table-cell>
        </table:table-row>
        <table:table-row table:style-name="ro1">
          <table:table-cell office:value-type="float" office:value="28792810" calcext:value-type="float">
            <text:p>28792810</text:p>
          </table:table-cell>
          <table:table-cell office:value-type="string" calcext:value-type="string">
            <text:p>https://api.github.com/repos/IzumiSy/chat-api-server</text:p>
          </table:table-cell>
          <table:table-cell table:formula="of:=REPLACE([.B1927]; 1; 29; &quot;&quot;)" office:value-type="string" office:string-value="IzumiSy/chat-api-server" calcext:value-type="string">
            <text:p>IzumiSy/chat-api-server</text:p>
          </table:table-cell>
        </table:table-row>
        <table:table-row table:style-name="ro1">
          <table:table-cell office:value-type="float" office:value="28852360" calcext:value-type="float">
            <text:p>28852360</text:p>
          </table:table-cell>
          <table:table-cell office:value-type="string" calcext:value-type="string">
            <text:p>https://api.github.com/repos/aakumykov/socio_cat</text:p>
          </table:table-cell>
          <table:table-cell table:formula="of:=REPLACE([.B1928]; 1; 29; &quot;&quot;)" office:value-type="string" office:string-value="aakumykov/socio_cat" calcext:value-type="string">
            <text:p>aakumykov/socio_cat</text:p>
          </table:table-cell>
        </table:table-row>
        <table:table-row table:style-name="ro1">
          <table:table-cell office:value-type="float" office:value="28905008" calcext:value-type="float">
            <text:p>28905008</text:p>
          </table:table-cell>
          <table:table-cell office:value-type="string" calcext:value-type="string">
            <text:p>https://api.github.com/repos/devopsgroup-io/catapult</text:p>
          </table:table-cell>
          <table:table-cell table:formula="of:=REPLACE([.B1929]; 1; 29; &quot;&quot;)" office:value-type="string" office:string-value="devopsgroup-io/catapult" calcext:value-type="string">
            <text:p>devopsgroup-io/catapult</text:p>
          </table:table-cell>
        </table:table-row>
        <table:table-row table:style-name="ro1">
          <table:table-cell office:value-type="float" office:value="28940626" calcext:value-type="float">
            <text:p>28940626</text:p>
          </table:table-cell>
          <table:table-cell office:value-type="string" calcext:value-type="string">
            <text:p>https://api.github.com/repos/alphagov/content-tagger</text:p>
          </table:table-cell>
          <table:table-cell table:formula="of:=REPLACE([.B1930]; 1; 29; &quot;&quot;)" office:value-type="string" office:string-value="alphagov/content-tagger" calcext:value-type="string">
            <text:p>alphagov/content-tagger</text:p>
          </table:table-cell>
        </table:table-row>
        <table:table-row table:style-name="ro1">
          <table:table-cell office:value-type="float" office:value="28942957" calcext:value-type="float">
            <text:p>28942957</text:p>
          </table:table-cell>
          <table:table-cell office:value-type="string" calcext:value-type="string">
            <text:p>https://api.github.com/repos/opf/openproject-ce</text:p>
          </table:table-cell>
          <table:table-cell table:formula="of:=REPLACE([.B1931]; 1; 29; &quot;&quot;)" office:value-type="string" office:string-value="opf/openproject-ce" calcext:value-type="string">
            <text:p>opf/openproject-ce</text:p>
          </table:table-cell>
        </table:table-row>
        <table:table-row table:style-name="ro1">
          <table:table-cell office:value-type="float" office:value="28949770" calcext:value-type="float">
            <text:p>28949770</text:p>
          </table:table-cell>
          <table:table-cell office:value-type="string" calcext:value-type="string">
            <text:p>https://api.github.com/repos/oVirt/ovirt-engine-sdk-ruby</text:p>
          </table:table-cell>
          <table:table-cell table:formula="of:=REPLACE([.B1932]; 1; 29; &quot;&quot;)" office:value-type="string" office:string-value="oVirt/ovirt-engine-sdk-ruby" calcext:value-type="string">
            <text:p>oVirt/ovirt-engine-sdk-ruby</text:p>
          </table:table-cell>
        </table:table-row>
        <table:table-row table:style-name="ro1">
          <table:table-cell office:value-type="float" office:value="29030961" calcext:value-type="float">
            <text:p>29030961</text:p>
          </table:table-cell>
          <table:table-cell office:value-type="string" calcext:value-type="string">
            <text:p>https://api.github.com/repos/consul/consul</text:p>
          </table:table-cell>
          <table:table-cell table:formula="of:=REPLACE([.B1933]; 1; 29; &quot;&quot;)" office:value-type="string" office:string-value="consul/consul" calcext:value-type="string">
            <text:p>consul/consul</text:p>
          </table:table-cell>
        </table:table-row>
        <table:table-row table:style-name="ro1">
          <table:table-cell office:value-type="float" office:value="29081511" calcext:value-type="float">
            <text:p>29081511</text:p>
          </table:table-cell>
          <table:table-cell office:value-type="string" calcext:value-type="string">
            <text:p>https://api.github.com/repos/alphagov/paas-cf</text:p>
          </table:table-cell>
          <table:table-cell table:formula="of:=REPLACE([.B1934]; 1; 29; &quot;&quot;)" office:value-type="string" office:string-value="alphagov/paas-cf" calcext:value-type="string">
            <text:p>alphagov/paas-cf</text:p>
          </table:table-cell>
        </table:table-row>
        <table:table-row table:style-name="ro1">
          <table:table-cell office:value-type="float" office:value="29114445" calcext:value-type="float">
            <text:p>29114445</text:p>
          </table:table-cell>
          <table:table-cell office:value-type="string" calcext:value-type="string">
            <text:p>https://api.github.com/repos/scctsi/trial-promoter-app</text:p>
          </table:table-cell>
          <table:table-cell table:formula="of:=REPLACE([.B1935]; 1; 29; &quot;&quot;)" office:value-type="string" office:string-value="scctsi/trial-promoter-app" calcext:value-type="string">
            <text:p>scctsi/trial-promoter-app</text:p>
          </table:table-cell>
        </table:table-row>
        <table:table-row table:style-name="ro1">
          <table:table-cell office:value-type="float" office:value="29198433" calcext:value-type="float">
            <text:p>29198433</text:p>
          </table:table-cell>
          <table:table-cell office:value-type="string" calcext:value-type="string">
            <text:p>https://api.github.com/repos/gomachan46/my-chunithm-net</text:p>
          </table:table-cell>
          <table:table-cell table:formula="of:=REPLACE([.B1936]; 1; 29; &quot;&quot;)" office:value-type="string" office:string-value="gomachan46/my-chunithm-net" calcext:value-type="string">
            <text:p>gomachan46/my-chunithm-net</text:p>
          </table:table-cell>
        </table:table-row>
        <table:table-row table:style-name="ro1">
          <table:table-cell office:value-type="float" office:value="29201260" calcext:value-type="float">
            <text:p>29201260</text:p>
          </table:table-cell>
          <table:table-cell office:value-type="string" calcext:value-type="string">
            <text:p>https://api.github.com/repos/bm-sms/daimon-news-multi-tenant</text:p>
          </table:table-cell>
          <table:table-cell table:formula="of:=REPLACE([.B1937]; 1; 29; &quot;&quot;)" office:value-type="string" office:string-value="bm-sms/daimon-news-multi-tenant" calcext:value-type="string">
            <text:p>bm-sms/daimon-news-multi-tenant</text:p>
          </table:table-cell>
        </table:table-row>
        <table:table-row table:style-name="ro1">
          <table:table-cell office:value-type="float" office:value="29209104" calcext:value-type="float">
            <text:p>29209104</text:p>
          </table:table-cell>
          <table:table-cell office:value-type="string" calcext:value-type="string">
            <text:p>https://api.github.com/repos/hoylemd/rails_base</text:p>
          </table:table-cell>
          <table:table-cell table:formula="of:=REPLACE([.B1938]; 1; 29; &quot;&quot;)" office:value-type="string" office:string-value="hoylemd/rails_base" calcext:value-type="string">
            <text:p>hoylemd/rails_base</text:p>
          </table:table-cell>
        </table:table-row>
        <table:table-row table:style-name="ro1">
          <table:table-cell office:value-type="float" office:value="29209496" calcext:value-type="float">
            <text:p>29209496</text:p>
          </table:table-cell>
          <table:table-cell office:value-type="string" calcext:value-type="string">
            <text:p>https://api.github.com/repos/ColoradoDemography/coloradodemography.github.io</text:p>
          </table:table-cell>
          <table:table-cell table:formula="of:=REPLACE([.B1939]; 1; 29; &quot;&quot;)" office:value-type="string" office:string-value="ColoradoDemography/coloradodemography.github.io" calcext:value-type="string">
            <text:p>ColoradoDemography/coloradodemography.github.io</text:p>
          </table:table-cell>
        </table:table-row>
        <table:table-row table:style-name="ro1">
          <table:table-cell office:value-type="float" office:value="29258503" calcext:value-type="float">
            <text:p>29258503</text:p>
          </table:table-cell>
          <table:table-cell office:value-type="string" calcext:value-type="string">
            <text:p>https://api.github.com/repos/Microsoft/OMS-Agent-for-Linux</text:p>
          </table:table-cell>
          <table:table-cell table:formula="of:=REPLACE([.B1940]; 1; 29; &quot;&quot;)" office:value-type="string" office:string-value="Microsoft/OMS-Agent-for-Linux" calcext:value-type="string">
            <text:p>Microsoft/OMS-Agent-for-Linux</text:p>
          </table:table-cell>
        </table:table-row>
        <table:table-row table:style-name="ro1">
          <table:table-cell office:value-type="float" office:value="29266651" calcext:value-type="float">
            <text:p>29266651</text:p>
          </table:table-cell>
          <table:table-cell office:value-type="string" calcext:value-type="string">
            <text:p>https://api.github.com/repos/CLOSER-Cohorts/archivist</text:p>
          </table:table-cell>
          <table:table-cell table:formula="of:=REPLACE([.B1941]; 1; 29; &quot;&quot;)" office:value-type="string" office:string-value="CLOSER-Cohorts/archivist" calcext:value-type="string">
            <text:p>CLOSER-Cohorts/archivist</text:p>
          </table:table-cell>
        </table:table-row>
        <table:table-row table:style-name="ro1">
          <table:table-cell office:value-type="float" office:value="29268981" calcext:value-type="float">
            <text:p>29268981</text:p>
          </table:table-cell>
          <table:table-cell office:value-type="string" calcext:value-type="string">
            <text:p>https://api.github.com/repos/GoofyGoober/segni</text:p>
          </table:table-cell>
          <table:table-cell table:formula="of:=REPLACE([.B1942]; 1; 29; &quot;&quot;)" office:value-type="string" office:string-value="GoofyGoober/segni" calcext:value-type="string">
            <text:p>GoofyGoober/segni</text:p>
          </table:table-cell>
        </table:table-row>
        <table:table-row table:style-name="ro1">
          <table:table-cell office:value-type="float" office:value="29288699" calcext:value-type="float">
            <text:p>29288699</text:p>
          </table:table-cell>
          <table:table-cell office:value-type="string" calcext:value-type="string">
            <text:p>https://api.github.com/repos/sceneryye/foodiegroup</text:p>
          </table:table-cell>
          <table:table-cell table:formula="of:=REPLACE([.B1943]; 1; 29; &quot;&quot;)" office:value-type="string" office:string-value="sceneryye/foodiegroup" calcext:value-type="string">
            <text:p>sceneryye/foodiegroup</text:p>
          </table:table-cell>
        </table:table-row>
        <table:table-row table:style-name="ro1">
          <table:table-cell office:value-type="float" office:value="29310624" calcext:value-type="float">
            <text:p>29310624</text:p>
          </table:table-cell>
          <table:table-cell office:value-type="string" calcext:value-type="string">
            <text:p>https://api.github.com/repos/datacite/spinone</text:p>
          </table:table-cell>
          <table:table-cell table:formula="of:=REPLACE([.B1944]; 1; 29; &quot;&quot;)" office:value-type="string" office:string-value="datacite/spinone" calcext:value-type="string">
            <text:p>datacite/spinone</text:p>
          </table:table-cell>
        </table:table-row>
        <table:table-row table:style-name="ro1">
          <table:table-cell office:value-type="float" office:value="29467845" calcext:value-type="float">
            <text:p>29467845</text:p>
          </table:table-cell>
          <table:table-cell office:value-type="string" calcext:value-type="string">
            <text:p>https://api.github.com/repos/mumuki/mumuki-atheneum</text:p>
          </table:table-cell>
          <table:table-cell table:formula="of:=REPLACE([.B1945]; 1; 29; &quot;&quot;)" office:value-type="string" office:string-value="mumuki/mumuki-atheneum" calcext:value-type="string">
            <text:p>mumuki/mumuki-atheneum</text:p>
          </table:table-cell>
        </table:table-row>
        <table:table-row table:style-name="ro1">
          <table:table-cell office:value-type="float" office:value="29539005" calcext:value-type="float">
            <text:p>29539005</text:p>
          </table:table-cell>
          <table:table-cell office:value-type="string" calcext:value-type="string">
            <text:p>https://api.github.com/repos/rilian/hrms</text:p>
          </table:table-cell>
          <table:table-cell table:formula="of:=REPLACE([.B1946]; 1; 29; &quot;&quot;)" office:value-type="string" office:string-value="rilian/hrms" calcext:value-type="string">
            <text:p>rilian/hrms</text:p>
          </table:table-cell>
        </table:table-row>
        <table:table-row table:style-name="ro1">
          <table:table-cell office:value-type="float" office:value="29599270" calcext:value-type="float">
            <text:p>29599270</text:p>
          </table:table-cell>
          <table:table-cell office:value-type="string" calcext:value-type="string">
            <text:p>https://api.github.com/repos/MobilityLabs/pdredesign-server</text:p>
          </table:table-cell>
          <table:table-cell table:formula="of:=REPLACE([.B1947]; 1; 29; &quot;&quot;)" office:value-type="string" office:string-value="MobilityLabs/pdredesign-server" calcext:value-type="string">
            <text:p>MobilityLabs/pdredesign-server</text:p>
          </table:table-cell>
        </table:table-row>
        <table:table-row table:style-name="ro1">
          <table:table-cell office:value-type="float" office:value="29612787" calcext:value-type="float">
            <text:p>29612787</text:p>
          </table:table-cell>
          <table:table-cell office:value-type="string" calcext:value-type="string">
            <text:p>https://api.github.com/repos/nrser/qb</text:p>
          </table:table-cell>
          <table:table-cell table:formula="of:=REPLACE([.B1948]; 1; 29; &quot;&quot;)" office:value-type="string" office:string-value="nrser/qb" calcext:value-type="string">
            <text:p>nrser/qb</text:p>
          </table:table-cell>
        </table:table-row>
        <table:table-row table:style-name="ro1">
          <table:table-cell office:value-type="float" office:value="29675349" calcext:value-type="float">
            <text:p>29675349</text:p>
          </table:table-cell>
          <table:table-cell office:value-type="string" calcext:value-type="string">
            <text:p>https://api.github.com/repos/apache/whimsy</text:p>
          </table:table-cell>
          <table:table-cell table:formula="of:=REPLACE([.B1949]; 1; 29; &quot;&quot;)" office:value-type="string" office:string-value="apache/whimsy" calcext:value-type="string">
            <text:p>apache/whimsy</text:p>
          </table:table-cell>
        </table:table-row>
        <table:table-row table:style-name="ro1">
          <table:table-cell office:value-type="float" office:value="29691618" calcext:value-type="float">
            <text:p>29691618</text:p>
          </table:table-cell>
          <table:table-cell office:value-type="string" calcext:value-type="string">
            <text:p>https://api.github.com/repos/dkhamsing/awesome_bot</text:p>
          </table:table-cell>
          <table:table-cell table:formula="of:=REPLACE([.B1950]; 1; 29; &quot;&quot;)" office:value-type="string" office:string-value="dkhamsing/awesome_bot" calcext:value-type="string">
            <text:p>dkhamsing/awesome_bot</text:p>
          </table:table-cell>
        </table:table-row>
        <table:table-row table:style-name="ro1">
          <table:table-cell office:value-type="float" office:value="29706655" calcext:value-type="float">
            <text:p>29706655</text:p>
          </table:table-cell>
          <table:table-cell office:value-type="string" calcext:value-type="string">
            <text:p>https://api.github.com/repos/twolfson/twolfson.com-scripts</text:p>
          </table:table-cell>
          <table:table-cell table:formula="of:=REPLACE([.B1951]; 1; 29; &quot;&quot;)" office:value-type="string" office:string-value="twolfson/twolfson.com-scripts" calcext:value-type="string">
            <text:p>twolfson/twolfson.com-scripts</text:p>
          </table:table-cell>
        </table:table-row>
        <table:table-row table:style-name="ro1">
          <table:table-cell office:value-type="float" office:value="29742606" calcext:value-type="float">
            <text:p>29742606</text:p>
          </table:table-cell>
          <table:table-cell office:value-type="string" calcext:value-type="string">
            <text:p>https://api.github.com/repos/malmostad/meks</text:p>
          </table:table-cell>
          <table:table-cell table:formula="of:=REPLACE([.B1952]; 1; 29; &quot;&quot;)" office:value-type="string" office:string-value="malmostad/meks" calcext:value-type="string">
            <text:p>malmostad/meks</text:p>
          </table:table-cell>
        </table:table-row>
        <table:table-row table:style-name="ro1">
          <table:table-cell office:value-type="float" office:value="29746450" calcext:value-type="float">
            <text:p>29746450</text:p>
          </table:table-cell>
          <table:table-cell office:value-type="string" calcext:value-type="string">
            <text:p>https://api.github.com/repos/medusa-project/PearTree</text:p>
          </table:table-cell>
          <table:table-cell table:formula="of:=REPLACE([.B1953]; 1; 29; &quot;&quot;)" office:value-type="string" office:string-value="medusa-project/PearTree" calcext:value-type="string">
            <text:p>medusa-project/PearTree</text:p>
          </table:table-cell>
        </table:table-row>
        <table:table-row table:style-name="ro1">
          <table:table-cell office:value-type="float" office:value="29770854" calcext:value-type="float">
            <text:p>29770854</text:p>
          </table:table-cell>
          <table:table-cell office:value-type="string" calcext:value-type="string">
            <text:p>https://api.github.com/repos/sul-dlss/libsys-webforms</text:p>
          </table:table-cell>
          <table:table-cell table:formula="of:=REPLACE([.B1954]; 1; 29; &quot;&quot;)" office:value-type="string" office:string-value="sul-dlss/libsys-webforms" calcext:value-type="string">
            <text:p>sul-dlss/libsys-webforms</text:p>
          </table:table-cell>
        </table:table-row>
        <table:table-row table:style-name="ro1">
          <table:table-cell office:value-type="float" office:value="29777589" calcext:value-type="float">
            <text:p>29777589</text:p>
          </table:table-cell>
          <table:table-cell office:value-type="string" calcext:value-type="string">
            <text:p>https://api.github.com/repos/Vrturo/Algo-Gem</text:p>
          </table:table-cell>
          <table:table-cell table:formula="of:=REPLACE([.B1955]; 1; 29; &quot;&quot;)" office:value-type="string" office:string-value="Vrturo/Algo-Gem" calcext:value-type="string">
            <text:p>Vrturo/Algo-Gem</text:p>
          </table:table-cell>
        </table:table-row>
        <table:table-row table:style-name="ro1">
          <table:table-cell office:value-type="float" office:value="29797375" calcext:value-type="float">
            <text:p>29797375</text:p>
          </table:table-cell>
          <table:table-cell office:value-type="string" calcext:value-type="string">
            <text:p>https://api.github.com/repos/airbrake/airbrake-ruby</text:p>
          </table:table-cell>
          <table:table-cell table:formula="of:=REPLACE([.B1956]; 1; 29; &quot;&quot;)" office:value-type="string" office:string-value="airbrake/airbrake-ruby" calcext:value-type="string">
            <text:p>airbrake/airbrake-ruby</text:p>
          </table:table-cell>
        </table:table-row>
        <table:table-row table:style-name="ro1">
          <table:table-cell office:value-type="float" office:value="29869864" calcext:value-type="float">
            <text:p>29869864</text:p>
          </table:table-cell>
          <table:table-cell office:value-type="string" calcext:value-type="string">
            <text:p>https://api.github.com/repos/chgchg123/HappyTribe</text:p>
          </table:table-cell>
          <table:table-cell table:formula="of:=REPLACE([.B1957]; 1; 29; &quot;&quot;)" office:value-type="string" office:string-value="chgchg123/HappyTribe" calcext:value-type="string">
            <text:p>chgchg123/HappyTribe</text:p>
          </table:table-cell>
        </table:table-row>
        <table:table-row table:style-name="ro1">
          <table:table-cell office:value-type="float" office:value="29905202" calcext:value-type="float">
            <text:p>29905202</text:p>
          </table:table-cell>
          <table:table-cell office:value-type="string" calcext:value-type="string">
            <text:p>https://api.github.com/repos/LoyaltyNZ/hoodoo</text:p>
          </table:table-cell>
          <table:table-cell table:formula="of:=REPLACE([.B1958]; 1; 29; &quot;&quot;)" office:value-type="string" office:string-value="LoyaltyNZ/hoodoo" calcext:value-type="string">
            <text:p>LoyaltyNZ/hoodoo</text:p>
          </table:table-cell>
        </table:table-row>
        <table:table-row table:style-name="ro1">
          <table:table-cell office:value-type="float" office:value="29907688" calcext:value-type="float">
            <text:p>29907688</text:p>
          </table:table-cell>
          <table:table-cell office:value-type="string" calcext:value-type="string">
            <text:p>https://api.github.com/repos/justarrived/just_match_api</text:p>
          </table:table-cell>
          <table:table-cell table:formula="of:=REPLACE([.B1959]; 1; 29; &quot;&quot;)" office:value-type="string" office:string-value="justarrived/just_match_api" calcext:value-type="string">
            <text:p>justarrived/just_match_api</text:p>
          </table:table-cell>
        </table:table-row>
        <table:table-row table:style-name="ro1">
          <table:table-cell office:value-type="float" office:value="29965487" calcext:value-type="float">
            <text:p>29965487</text:p>
          </table:table-cell>
          <table:table-cell office:value-type="string" calcext:value-type="string">
            <text:p>https://api.github.com/repos/parti-xyz/canoe-web</text:p>
          </table:table-cell>
          <table:table-cell table:formula="of:=REPLACE([.B1960]; 1; 29; &quot;&quot;)" office:value-type="string" office:string-value="parti-xyz/canoe-web" calcext:value-type="string">
            <text:p>parti-xyz/canoe-web</text:p>
          </table:table-cell>
        </table:table-row>
        <table:table-row table:style-name="ro1">
          <table:table-cell office:value-type="float" office:value="29987864" calcext:value-type="float">
            <text:p>29987864</text:p>
          </table:table-cell>
          <table:table-cell office:value-type="string" calcext:value-type="string">
            <text:p>https://api.github.com/repos/sul-dlss/exhibits</text:p>
          </table:table-cell>
          <table:table-cell table:formula="of:=REPLACE([.B1961]; 1; 29; &quot;&quot;)" office:value-type="string" office:string-value="sul-dlss/exhibits" calcext:value-type="string">
            <text:p>sul-dlss/exhibits</text:p>
          </table:table-cell>
        </table:table-row>
        <table:table-row table:style-name="ro1">
          <table:table-cell office:value-type="float" office:value="30017248" calcext:value-type="float">
            <text:p>30017248</text:p>
          </table:table-cell>
          <table:table-cell office:value-type="string" calcext:value-type="string">
            <text:p>https://api.github.com/repos/nmcl/sandbox</text:p>
          </table:table-cell>
          <table:table-cell table:formula="of:=REPLACE([.B1962]; 1; 29; &quot;&quot;)" office:value-type="string" office:string-value="nmcl/sandbox" calcext:value-type="string">
            <text:p>nmcl/sandbox</text:p>
          </table:table-cell>
        </table:table-row>
        <table:table-row table:style-name="ro1">
          <table:table-cell office:value-type="float" office:value="30081153" calcext:value-type="float">
            <text:p>30081153</text:p>
          </table:table-cell>
          <table:table-cell office:value-type="string" calcext:value-type="string">
            <text:p>https://api.github.com/repos/jasnow/tasks5_edge</text:p>
          </table:table-cell>
          <table:table-cell table:formula="of:=REPLACE([.B1963]; 1; 29; &quot;&quot;)" office:value-type="string" office:string-value="jasnow/tasks5_edge" calcext:value-type="string">
            <text:p>jasnow/tasks5_edge</text:p>
          </table:table-cell>
        </table:table-row>
        <table:table-row table:style-name="ro1">
          <table:table-cell office:value-type="float" office:value="30102602" calcext:value-type="float">
            <text:p>30102602</text:p>
          </table:table-cell>
          <table:table-cell office:value-type="string" calcext:value-type="string">
            <text:p>https://api.github.com/repos/ethanwilkins/simplr</text:p>
          </table:table-cell>
          <table:table-cell table:formula="of:=REPLACE([.B1964]; 1; 29; &quot;&quot;)" office:value-type="string" office:string-value="ethanwilkins/simplr" calcext:value-type="string">
            <text:p>ethanwilkins/simplr</text:p>
          </table:table-cell>
        </table:table-row>
        <table:table-row table:style-name="ro1">
          <table:table-cell office:value-type="float" office:value="30103185" calcext:value-type="float">
            <text:p>30103185</text:p>
          </table:table-cell>
          <table:table-cell office:value-type="string" calcext:value-type="string">
            <text:p>https://api.github.com/repos/audibleblink/gitmessage</text:p>
          </table:table-cell>
          <table:table-cell table:formula="of:=REPLACE([.B1965]; 1; 29; &quot;&quot;)" office:value-type="string" office:string-value="audibleblink/gitmessage" calcext:value-type="string">
            <text:p>audibleblink/gitmessage</text:p>
          </table:table-cell>
        </table:table-row>
        <table:table-row table:style-name="ro1">
          <table:table-cell office:value-type="float" office:value="30112618" calcext:value-type="float">
            <text:p>30112618</text:p>
          </table:table-cell>
          <table:table-cell office:value-type="string" calcext:value-type="string">
            <text:p>https://api.github.com/repos/veloyamigiku/RubySample</text:p>
          </table:table-cell>
          <table:table-cell table:formula="of:=REPLACE([.B1966]; 1; 29; &quot;&quot;)" office:value-type="string" office:string-value="veloyamigiku/RubySample" calcext:value-type="string">
            <text:p>veloyamigiku/RubySample</text:p>
          </table:table-cell>
        </table:table-row>
        <table:table-row table:style-name="ro1">
          <table:table-cell office:value-type="float" office:value="30148771" calcext:value-type="float">
            <text:p>30148771</text:p>
          </table:table-cell>
          <table:table-cell office:value-type="string" calcext:value-type="string">
            <text:p>https://api.github.com/repos/waxpoetic/brotherly</text:p>
          </table:table-cell>
          <table:table-cell table:formula="of:=REPLACE([.B1967]; 1; 29; &quot;&quot;)" office:value-type="string" office:string-value="waxpoetic/brotherly" calcext:value-type="string">
            <text:p>waxpoetic/brotherly</text:p>
          </table:table-cell>
        </table:table-row>
        <table:table-row table:style-name="ro1">
          <table:table-cell office:value-type="float" office:value="30167745" calcext:value-type="float">
            <text:p>30167745</text:p>
          </table:table-cell>
          <table:table-cell office:value-type="string" calcext:value-type="string">
            <text:p>https://api.github.com/repos/18F/federalist-docs</text:p>
          </table:table-cell>
          <table:table-cell table:formula="of:=REPLACE([.B1968]; 1; 29; &quot;&quot;)" office:value-type="string" office:string-value="18F/federalist-docs" calcext:value-type="string">
            <text:p>18F/federalist-docs</text:p>
          </table:table-cell>
        </table:table-row>
        <table:table-row table:style-name="ro1">
          <table:table-cell office:value-type="float" office:value="30183199" calcext:value-type="float">
            <text:p>30183199</text:p>
          </table:table-cell>
          <table:table-cell office:value-type="string" calcext:value-type="string">
            <text:p>https://api.github.com/repos/oss-gate/workshop</text:p>
          </table:table-cell>
          <table:table-cell table:formula="of:=REPLACE([.B1969]; 1; 29; &quot;&quot;)" office:value-type="string" office:string-value="oss-gate/workshop" calcext:value-type="string">
            <text:p>oss-gate/workshop</text:p>
          </table:table-cell>
        </table:table-row>
        <table:table-row table:style-name="ro1">
          <table:table-cell office:value-type="float" office:value="30214415" calcext:value-type="float">
            <text:p>30214415</text:p>
          </table:table-cell>
          <table:table-cell office:value-type="string" calcext:value-type="string">
            <text:p>https://api.github.com/repos/sisimai/rb-Sisimai</text:p>
          </table:table-cell>
          <table:table-cell table:formula="of:=REPLACE([.B1970]; 1; 29; &quot;&quot;)" office:value-type="string" office:string-value="sisimai/rb-Sisimai" calcext:value-type="string">
            <text:p>sisimai/rb-Sisimai</text:p>
          </table:table-cell>
        </table:table-row>
        <table:table-row table:style-name="ro1">
          <table:table-cell office:value-type="float" office:value="30233523" calcext:value-type="float">
            <text:p>30233523</text:p>
          </table:table-cell>
          <table:table-cell office:value-type="string" calcext:value-type="string">
            <text:p>https://api.github.com/repos/a-know/a-know-home-server</text:p>
          </table:table-cell>
          <table:table-cell table:formula="of:=REPLACE([.B1971]; 1; 29; &quot;&quot;)" office:value-type="string" office:string-value="a-know/a-know-home-server" calcext:value-type="string">
            <text:p>a-know/a-know-home-server</text:p>
          </table:table-cell>
        </table:table-row>
        <table:table-row table:style-name="ro1">
          <table:table-cell office:value-type="float" office:value="30305102" calcext:value-type="float">
            <text:p>30305102</text:p>
          </table:table-cell>
          <table:table-cell office:value-type="string" calcext:value-type="string">
            <text:p>https://api.github.com/repos/project-zenra/March</text:p>
          </table:table-cell>
          <table:table-cell table:formula="of:=REPLACE([.B1972]; 1; 29; &quot;&quot;)" office:value-type="string" office:string-value="project-zenra/March" calcext:value-type="string">
            <text:p>project-zenra/March</text:p>
          </table:table-cell>
        </table:table-row>
        <table:table-row table:style-name="ro1">
          <table:table-cell office:value-type="float" office:value="30326063" calcext:value-type="float">
            <text:p>30326063</text:p>
          </table:table-cell>
          <table:table-cell office:value-type="string" calcext:value-type="string">
            <text:p>https://api.github.com/repos/alirezaandersen/exercism</text:p>
          </table:table-cell>
          <table:table-cell table:formula="of:=REPLACE([.B1973]; 1; 29; &quot;&quot;)" office:value-type="string" office:string-value="alirezaandersen/exercism" calcext:value-type="string">
            <text:p>alirezaandersen/exercism</text:p>
          </table:table-cell>
        </table:table-row>
        <table:table-row table:style-name="ro1">
          <table:table-cell office:value-type="float" office:value="30354420" calcext:value-type="float">
            <text:p>30354420</text:p>
          </table:table-cell>
          <table:table-cell office:value-type="string" calcext:value-type="string">
            <text:p>https://api.github.com/repos/sassafrastech/madeline_system</text:p>
          </table:table-cell>
          <table:table-cell table:formula="of:=REPLACE([.B1974]; 1; 29; &quot;&quot;)" office:value-type="string" office:string-value="sassafrastech/madeline_system" calcext:value-type="string">
            <text:p>sassafrastech/madeline_system</text:p>
          </table:table-cell>
        </table:table-row>
        <table:table-row table:style-name="ro1">
          <table:table-cell office:value-type="float" office:value="30412852" calcext:value-type="float">
            <text:p>30412852</text:p>
          </table:table-cell>
          <table:table-cell office:value-type="string" calcext:value-type="string">
            <text:p>https://api.github.com/repos/bombertroop/mypos</text:p>
          </table:table-cell>
          <table:table-cell table:formula="of:=REPLACE([.B1975]; 1; 29; &quot;&quot;)" office:value-type="string" office:string-value="bombertroop/mypos" calcext:value-type="string">
            <text:p>bombertroop/mypos</text:p>
          </table:table-cell>
        </table:table-row>
        <table:table-row table:style-name="ro1">
          <table:table-cell office:value-type="float" office:value="30421102" calcext:value-type="float">
            <text:p>30421102</text:p>
          </table:table-cell>
          <table:table-cell office:value-type="string" calcext:value-type="string">
            <text:p>https://api.github.com/repos/rickbarrette/redmine_qbo</text:p>
          </table:table-cell>
          <table:table-cell table:formula="of:=REPLACE([.B1976]; 1; 29; &quot;&quot;)" office:value-type="string" office:string-value="rickbarrette/redmine_qbo" calcext:value-type="string">
            <text:p>rickbarrette/redmine_qbo</text:p>
          </table:table-cell>
        </table:table-row>
        <table:table-row table:style-name="ro1">
          <table:table-cell office:value-type="float" office:value="30431220" calcext:value-type="float">
            <text:p>30431220</text:p>
          </table:table-cell>
          <table:table-cell office:value-type="string" calcext:value-type="string">
            <text:p>https://api.github.com/repos/jhajek/packer-vagrant-build-scripts</text:p>
          </table:table-cell>
          <table:table-cell table:formula="of:=REPLACE([.B1977]; 1; 29; &quot;&quot;)" office:value-type="string" office:string-value="jhajek/packer-vagrant-build-scripts" calcext:value-type="string">
            <text:p>jhajek/packer-vagrant-build-scripts</text:p>
          </table:table-cell>
        </table:table-row>
        <table:table-row table:style-name="ro1">
          <table:table-cell office:value-type="float" office:value="30456478" calcext:value-type="float">
            <text:p>30456478</text:p>
          </table:table-cell>
          <table:table-cell office:value-type="string" calcext:value-type="string">
            <text:p>https://api.github.com/repos/ts-3156/egotter</text:p>
          </table:table-cell>
          <table:table-cell table:formula="of:=REPLACE([.B1978]; 1; 29; &quot;&quot;)" office:value-type="string" office:string-value="ts-3156/egotter" calcext:value-type="string">
            <text:p>ts-3156/egotter</text:p>
          </table:table-cell>
        </table:table-row>
        <table:table-row table:style-name="ro1">
          <table:table-cell office:value-type="float" office:value="30490003" calcext:value-type="float">
            <text:p>30490003</text:p>
          </table:table-cell>
          <table:table-cell office:value-type="string" calcext:value-type="string">
            <text:p>https://api.github.com/repos/voxpupuli/puppet-collectd</text:p>
          </table:table-cell>
          <table:table-cell table:formula="of:=REPLACE([.B1979]; 1; 29; &quot;&quot;)" office:value-type="string" office:string-value="voxpupuli/puppet-collectd" calcext:value-type="string">
            <text:p>voxpupuli/puppet-collectd</text:p>
          </table:table-cell>
        </table:table-row>
        <table:table-row table:style-name="ro1">
          <table:table-cell office:value-type="float" office:value="30538355" calcext:value-type="float">
            <text:p>30538355</text:p>
          </table:table-cell>
          <table:table-cell office:value-type="string" calcext:value-type="string">
            <text:p>https://api.github.com/repos/edhowland/viper</text:p>
          </table:table-cell>
          <table:table-cell table:formula="of:=REPLACE([.B1980]; 1; 29; &quot;&quot;)" office:value-type="string" office:string-value="edhowland/viper" calcext:value-type="string">
            <text:p>edhowland/viper</text:p>
          </table:table-cell>
        </table:table-row>
        <table:table-row table:style-name="ro1">
          <table:table-cell office:value-type="float" office:value="30565764" calcext:value-type="float">
            <text:p>30565764</text:p>
          </table:table-cell>
          <table:table-cell office:value-type="string" calcext:value-type="string">
            <text:p>https://api.github.com/repos/iknow/cerego_view_models</text:p>
          </table:table-cell>
          <table:table-cell table:formula="of:=REPLACE([.B1981]; 1; 29; &quot;&quot;)" office:value-type="string" office:string-value="iknow/cerego_view_models" calcext:value-type="string">
            <text:p>iknow/cerego_view_models</text:p>
          </table:table-cell>
        </table:table-row>
        <table:table-row table:style-name="ro1">
          <table:table-cell office:value-type="float" office:value="30604729" calcext:value-type="float">
            <text:p>30604729</text:p>
          </table:table-cell>
          <table:table-cell office:value-type="string" calcext:value-type="string">
            <text:p>https://api.github.com/repos/bitcraze/bitcraze-website</text:p>
          </table:table-cell>
          <table:table-cell table:formula="of:=REPLACE([.B1982]; 1; 29; &quot;&quot;)" office:value-type="string" office:string-value="bitcraze/bitcraze-website" calcext:value-type="string">
            <text:p>bitcraze/bitcraze-website</text:p>
          </table:table-cell>
        </table:table-row>
        <table:table-row table:style-name="ro1">
          <table:table-cell office:value-type="float" office:value="30688488" calcext:value-type="float">
            <text:p>30688488</text:p>
          </table:table-cell>
          <table:table-cell office:value-type="string" calcext:value-type="string">
            <text:p>https://api.github.com/repos/ministryofjustice/moving-people-safely</text:p>
          </table:table-cell>
          <table:table-cell table:formula="of:=REPLACE([.B1983]; 1; 29; &quot;&quot;)" office:value-type="string" office:string-value="ministryofjustice/moving-people-safely" calcext:value-type="string">
            <text:p>ministryofjustice/moving-people-safely</text:p>
          </table:table-cell>
        </table:table-row>
        <table:table-row table:style-name="ro1">
          <table:table-cell office:value-type="float" office:value="30804577" calcext:value-type="float">
            <text:p>30804577</text:p>
          </table:table-cell>
          <table:table-cell office:value-type="string" calcext:value-type="string">
            <text:p>https://api.github.com/repos/pkorenev/cms</text:p>
          </table:table-cell>
          <table:table-cell table:formula="of:=REPLACE([.B1984]; 1; 29; &quot;&quot;)" office:value-type="string" office:string-value="pkorenev/cms" calcext:value-type="string">
            <text:p>pkorenev/cms</text:p>
          </table:table-cell>
        </table:table-row>
        <table:table-row table:style-name="ro1">
          <table:table-cell office:value-type="float" office:value="30838963" calcext:value-type="float">
            <text:p>30838963</text:p>
          </table:table-cell>
          <table:table-cell office:value-type="string" calcext:value-type="string">
            <text:p>https://api.github.com/repos/ruby/spec</text:p>
          </table:table-cell>
          <table:table-cell table:formula="of:=REPLACE([.B1985]; 1; 29; &quot;&quot;)" office:value-type="string" office:string-value="ruby/spec" calcext:value-type="string">
            <text:p>ruby/spec</text:p>
          </table:table-cell>
        </table:table-row>
        <table:table-row table:style-name="ro1">
          <table:table-cell office:value-type="float" office:value="30850041" calcext:value-type="float">
            <text:p>30850041</text:p>
          </table:table-cell>
          <table:table-cell office:value-type="string" calcext:value-type="string">
            <text:p>https://api.github.com/repos/MichalBryxi/kasa</text:p>
          </table:table-cell>
          <table:table-cell table:formula="of:=REPLACE([.B1986]; 1; 29; &quot;&quot;)" office:value-type="string" office:string-value="MichalBryxi/kasa" calcext:value-type="string">
            <text:p>MichalBryxi/kasa</text:p>
          </table:table-cell>
        </table:table-row>
        <table:table-row table:style-name="ro1">
          <table:table-cell office:value-type="float" office:value="30857923" calcext:value-type="float">
            <text:p>30857923</text:p>
          </table:table-cell>
          <table:table-cell office:value-type="string" calcext:value-type="string">
            <text:p>https://api.github.com/repos/uvalib/Libra2</text:p>
          </table:table-cell>
          <table:table-cell table:formula="of:=REPLACE([.B1987]; 1; 29; &quot;&quot;)" office:value-type="string" office:string-value="uvalib/Libra2" calcext:value-type="string">
            <text:p>uvalib/Libra2</text:p>
          </table:table-cell>
        </table:table-row>
        <table:table-row table:style-name="ro1">
          <table:table-cell office:value-type="float" office:value="30891370" calcext:value-type="float">
            <text:p>30891370</text:p>
          </table:table-cell>
          <table:table-cell office:value-type="string" calcext:value-type="string">
            <text:p>https://api.github.com/repos/yast/yast-storage-ng</text:p>
          </table:table-cell>
          <table:table-cell table:formula="of:=REPLACE([.B1988]; 1; 29; &quot;&quot;)" office:value-type="string" office:string-value="yast/yast-storage-ng" calcext:value-type="string">
            <text:p>yast/yast-storage-ng</text:p>
          </table:table-cell>
        </table:table-row>
        <table:table-row table:style-name="ro1">
          <table:table-cell office:value-type="float" office:value="30898758" calcext:value-type="float">
            <text:p>30898758</text:p>
          </table:table-cell>
          <table:table-cell office:value-type="string" calcext:value-type="string">
            <text:p>https://api.github.com/repos/cph/our-houston</text:p>
          </table:table-cell>
          <table:table-cell table:formula="of:=REPLACE([.B1989]; 1; 29; &quot;&quot;)" office:value-type="string" office:string-value="cph/our-houston" calcext:value-type="string">
            <text:p>cph/our-houston</text:p>
          </table:table-cell>
        </table:table-row>
        <table:table-row table:style-name="ro1">
          <table:table-cell office:value-type="float" office:value="30935201" calcext:value-type="float">
            <text:p>30935201</text:p>
          </table:table-cell>
          <table:table-cell office:value-type="string" calcext:value-type="string">
            <text:p>https://api.github.com/repos/on-site/StockAid</text:p>
          </table:table-cell>
          <table:table-cell table:formula="of:=REPLACE([.B1990]; 1; 29; &quot;&quot;)" office:value-type="string" office:string-value="on-site/StockAid" calcext:value-type="string">
            <text:p>on-site/StockAid</text:p>
          </table:table-cell>
        </table:table-row>
        <table:table-row table:style-name="ro1">
          <table:table-cell office:value-type="float" office:value="30984711" calcext:value-type="float">
            <text:p>30984711</text:p>
          </table:table-cell>
          <table:table-cell office:value-type="string" calcext:value-type="string">
            <text:p>https://api.github.com/repos/scoutapp/scout_apm_ruby</text:p>
          </table:table-cell>
          <table:table-cell table:formula="of:=REPLACE([.B1991]; 1; 29; &quot;&quot;)" office:value-type="string" office:string-value="scoutapp/scout_apm_ruby" calcext:value-type="string">
            <text:p>scoutapp/scout_apm_ruby</text:p>
          </table:table-cell>
        </table:table-row>
        <table:table-row table:style-name="ro1">
          <table:table-cell office:value-type="float" office:value="31000396" calcext:value-type="float">
            <text:p>31000396</text:p>
          </table:table-cell>
          <table:table-cell office:value-type="string" calcext:value-type="string">
            <text:p>https://api.github.com/repos/ricofehr/nextdeploy</text:p>
          </table:table-cell>
          <table:table-cell table:formula="of:=REPLACE([.B1992]; 1; 29; &quot;&quot;)" office:value-type="string" office:string-value="ricofehr/nextdeploy" calcext:value-type="string">
            <text:p>ricofehr/nextdeploy</text:p>
          </table:table-cell>
        </table:table-row>
        <table:table-row table:style-name="ro1">
          <table:table-cell office:value-type="float" office:value="31009031" calcext:value-type="float">
            <text:p>31009031</text:p>
          </table:table-cell>
          <table:table-cell office:value-type="string" calcext:value-type="string">
            <text:p>https://api.github.com/repos/calacademy-research/antcat</text:p>
          </table:table-cell>
          <table:table-cell table:formula="of:=REPLACE([.B1993]; 1; 29; &quot;&quot;)" office:value-type="string" office:string-value="calacademy-research/antcat" calcext:value-type="string">
            <text:p>calacademy-research/antcat</text:p>
          </table:table-cell>
        </table:table-row>
        <table:table-row table:style-name="ro1">
          <table:table-cell office:value-type="float" office:value="31014697" calcext:value-type="float">
            <text:p>31014697</text:p>
          </table:table-cell>
          <table:table-cell office:value-type="string" calcext:value-type="string">
            <text:p>https://api.github.com/repos/ajacques/CertManager</text:p>
          </table:table-cell>
          <table:table-cell table:formula="of:=REPLACE([.B1994]; 1; 29; &quot;&quot;)" office:value-type="string" office:string-value="ajacques/CertManager" calcext:value-type="string">
            <text:p>ajacques/CertManager</text:p>
          </table:table-cell>
        </table:table-row>
        <table:table-row table:style-name="ro1">
          <table:table-cell office:value-type="float" office:value="31015484" calcext:value-type="float">
            <text:p>31015484</text:p>
          </table:table-cell>
          <table:table-cell office:value-type="string" calcext:value-type="string">
            <text:p>https://api.github.com/repos/Readom/README</text:p>
          </table:table-cell>
          <table:table-cell table:formula="of:=REPLACE([.B1995]; 1; 29; &quot;&quot;)" office:value-type="string" office:string-value="Readom/README" calcext:value-type="string">
            <text:p>Readom/README</text:p>
          </table:table-cell>
        </table:table-row>
        <table:table-row table:style-name="ro1">
          <table:table-cell office:value-type="float" office:value="31016416" calcext:value-type="float">
            <text:p>31016416</text:p>
          </table:table-cell>
          <table:table-cell office:value-type="string" calcext:value-type="string">
            <text:p>https://api.github.com/repos/changeworld/hackerrank</text:p>
          </table:table-cell>
          <table:table-cell table:formula="of:=REPLACE([.B1996]; 1; 29; &quot;&quot;)" office:value-type="string" office:string-value="changeworld/hackerrank" calcext:value-type="string">
            <text:p>changeworld/hackerrank</text:p>
          </table:table-cell>
        </table:table-row>
        <table:table-row table:style-name="ro1">
          <table:table-cell office:value-type="float" office:value="31058704" calcext:value-type="float">
            <text:p>31058704</text:p>
          </table:table-cell>
          <table:table-cell office:value-type="string" calcext:value-type="string">
            <text:p>https://api.github.com/repos/dvarrui/sysadmin-game</text:p>
          </table:table-cell>
          <table:table-cell table:formula="of:=REPLACE([.B1997]; 1; 29; &quot;&quot;)" office:value-type="string" office:string-value="dvarrui/sysadmin-game" calcext:value-type="string">
            <text:p>dvarrui/sysadmin-game</text:p>
          </table:table-cell>
        </table:table-row>
        <table:table-row table:style-name="ro1">
          <table:table-cell office:value-type="float" office:value="31062204" calcext:value-type="float">
            <text:p>31062204</text:p>
          </table:table-cell>
          <table:table-cell office:value-type="string" calcext:value-type="string">
            <text:p>https://api.github.com/repos/zendesk/ruby-kafka</text:p>
          </table:table-cell>
          <table:table-cell table:formula="of:=REPLACE([.B1998]; 1; 29; &quot;&quot;)" office:value-type="string" office:string-value="zendesk/ruby-kafka" calcext:value-type="string">
            <text:p>zendesk/ruby-kafka</text:p>
          </table:table-cell>
        </table:table-row>
        <table:table-row table:style-name="ro1">
          <table:table-cell office:value-type="float" office:value="31190561" calcext:value-type="float">
            <text:p>31190561</text:p>
          </table:table-cell>
          <table:table-cell office:value-type="string" calcext:value-type="string">
            <text:p>https://api.github.com/repos/Madek/madek_admin-webapp</text:p>
          </table:table-cell>
          <table:table-cell table:formula="of:=REPLACE([.B1999]; 1; 29; &quot;&quot;)" office:value-type="string" office:string-value="Madek/madek_admin-webapp" calcext:value-type="string">
            <text:p>Madek/madek_admin-webapp</text:p>
          </table:table-cell>
        </table:table-row>
        <table:table-row table:style-name="ro1">
          <table:table-cell office:value-type="float" office:value="31194477" calcext:value-type="float">
            <text:p>31194477</text:p>
          </table:table-cell>
          <table:table-cell office:value-type="string" calcext:value-type="string">
            <text:p>https://api.github.com/repos/juntos-com-vc/juntos.com.vc</text:p>
          </table:table-cell>
          <table:table-cell table:formula="of:=REPLACE([.B2000]; 1; 29; &quot;&quot;)" office:value-type="string" office:string-value="juntos-com-vc/juntos.com.vc" calcext:value-type="string">
            <text:p>juntos-com-vc/juntos.com.vc</text:p>
          </table:table-cell>
        </table:table-row>
        <table:table-row table:style-name="ro1">
          <table:table-cell office:value-type="float" office:value="31201735" calcext:value-type="float">
            <text:p>31201735</text:p>
          </table:table-cell>
          <table:table-cell office:value-type="string" calcext:value-type="string">
            <text:p>https://api.github.com/repos/mksndz/meta</text:p>
          </table:table-cell>
          <table:table-cell table:formula="of:=REPLACE([.B2001]; 1; 29; &quot;&quot;)" office:value-type="string" office:string-value="mksndz/meta" calcext:value-type="string">
            <text:p>mksndz/meta</text:p>
          </table:table-cell>
        </table:table-row>
        <table:table-row table:style-name="ro1">
          <table:table-cell office:value-type="float" office:value="31233397" calcext:value-type="float">
            <text:p>31233397</text:p>
          </table:table-cell>
          <table:table-cell office:value-type="string" calcext:value-type="string">
            <text:p>https://api.github.com/repos/hanami/model</text:p>
          </table:table-cell>
          <table:table-cell table:formula="of:=REPLACE([.B2002]; 1; 29; &quot;&quot;)" office:value-type="string" office:string-value="hanami/model" calcext:value-type="string">
            <text:p>hanami/model</text:p>
          </table:table-cell>
        </table:table-row>
        <table:table-row table:style-name="ro1">
          <table:table-cell office:value-type="float" office:value="31238158" calcext:value-type="float">
            <text:p>31238158</text:p>
          </table:table-cell>
          <table:table-cell office:value-type="string" calcext:value-type="string">
            <text:p>https://api.github.com/repos/ministryofjustice/prison-visits-public</text:p>
          </table:table-cell>
          <table:table-cell table:formula="of:=REPLACE([.B2003]; 1; 29; &quot;&quot;)" office:value-type="string" office:string-value="ministryofjustice/prison-visits-public" calcext:value-type="string">
            <text:p>ministryofjustice/prison-visits-public</text:p>
          </table:table-cell>
        </table:table-row>
        <table:table-row table:style-name="ro1">
          <table:table-cell office:value-type="float" office:value="31238505" calcext:value-type="float">
            <text:p>31238505</text:p>
          </table:table-cell>
          <table:table-cell office:value-type="string" calcext:value-type="string">
            <text:p>https://api.github.com/repos/hanami/hanami.github.io</text:p>
          </table:table-cell>
          <table:table-cell table:formula="of:=REPLACE([.B2004]; 1; 29; &quot;&quot;)" office:value-type="string" office:string-value="hanami/hanami.github.io" calcext:value-type="string">
            <text:p>hanami/hanami.github.io</text:p>
          </table:table-cell>
        </table:table-row>
        <table:table-row table:style-name="ro1">
          <table:table-cell office:value-type="float" office:value="31241874" calcext:value-type="float">
            <text:p>31241874</text:p>
          </table:table-cell>
          <table:table-cell office:value-type="string" calcext:value-type="string">
            <text:p>https://api.github.com/repos/hanami/hanami</text:p>
          </table:table-cell>
          <table:table-cell table:formula="of:=REPLACE([.B2005]; 1; 29; &quot;&quot;)" office:value-type="string" office:string-value="hanami/hanami" calcext:value-type="string">
            <text:p>hanami/hanami</text:p>
          </table:table-cell>
        </table:table-row>
        <table:table-row table:style-name="ro1">
          <table:table-cell office:value-type="float" office:value="31281000" calcext:value-type="float">
            <text:p>31281000</text:p>
          </table:table-cell>
          <table:table-cell office:value-type="string" calcext:value-type="string">
            <text:p>https://api.github.com/repos/coreyja/glassy-collections</text:p>
          </table:table-cell>
          <table:table-cell table:formula="of:=REPLACE([.B2006]; 1; 29; &quot;&quot;)" office:value-type="string" office:string-value="coreyja/glassy-collections" calcext:value-type="string">
            <text:p>coreyja/glassy-collections</text:p>
          </table:table-cell>
        </table:table-row>
        <table:table-row table:style-name="ro1">
          <table:table-cell office:value-type="float" office:value="31381152" calcext:value-type="float">
            <text:p>31381152</text:p>
          </table:table-cell>
          <table:table-cell office:value-type="string" calcext:value-type="string">
            <text:p>https://api.github.com/repos/riseshia/cal4w</text:p>
          </table:table-cell>
          <table:table-cell table:formula="of:=REPLACE([.B2007]; 1; 29; &quot;&quot;)" office:value-type="string" office:string-value="riseshia/cal4w" calcext:value-type="string">
            <text:p>riseshia/cal4w</text:p>
          </table:table-cell>
        </table:table-row>
        <table:table-row table:style-name="ro1">
          <table:table-cell office:value-type="float" office:value="31411395" calcext:value-type="float">
            <text:p>31411395</text:p>
          </table:table-cell>
          <table:table-cell office:value-type="string" calcext:value-type="string">
            <text:p>https://api.github.com/repos/cloudfoundry-incubator/bits-service</text:p>
          </table:table-cell>
          <table:table-cell table:formula="of:=REPLACE([.B2008]; 1; 29; &quot;&quot;)" office:value-type="string" office:string-value="cloudfoundry-incubator/bits-service" calcext:value-type="string">
            <text:p>cloudfoundry-incubator/bits-service</text:p>
          </table:table-cell>
        </table:table-row>
        <table:table-row table:style-name="ro1">
          <table:table-cell office:value-type="float" office:value="31424726" calcext:value-type="float">
            <text:p>31424726</text:p>
          </table:table-cell>
          <table:table-cell office:value-type="string" calcext:value-type="string">
            <text:p>https://api.github.com/repos/oneops/circuit-oneops-1</text:p>
          </table:table-cell>
          <table:table-cell table:formula="of:=REPLACE([.B2009]; 1; 29; &quot;&quot;)" office:value-type="string" office:string-value="oneops/circuit-oneops-1" calcext:value-type="string">
            <text:p>oneops/circuit-oneops-1</text:p>
          </table:table-cell>
        </table:table-row>
        <table:table-row table:style-name="ro1">
          <table:table-cell office:value-type="float" office:value="31431013" calcext:value-type="float">
            <text:p>31431013</text:p>
          </table:table-cell>
          <table:table-cell office:value-type="string" calcext:value-type="string">
            <text:p>https://api.github.com/repos/department-of-veterans-affairs/caseflow-efolder</text:p>
          </table:table-cell>
          <table:table-cell table:formula="of:=REPLACE([.B2010]; 1; 29; &quot;&quot;)" office:value-type="string" office:string-value="department-of-veterans-affairs/caseflow-efolder" calcext:value-type="string">
            <text:p>department-of-veterans-affairs/caseflow-efolder</text:p>
          </table:table-cell>
        </table:table-row>
        <table:table-row table:style-name="ro1">
          <table:table-cell office:value-type="float" office:value="31469647" calcext:value-type="float">
            <text:p>31469647</text:p>
          </table:table-cell>
          <table:table-cell office:value-type="string" calcext:value-type="string">
            <text:p>https://api.github.com/repos/themasterchef/Vagabond</text:p>
          </table:table-cell>
          <table:table-cell table:formula="of:=REPLACE([.B2011]; 1; 29; &quot;&quot;)" office:value-type="string" office:string-value="themasterchef/Vagabond" calcext:value-type="string">
            <text:p>themasterchef/Vagabond</text:p>
          </table:table-cell>
        </table:table-row>
        <table:table-row table:style-name="ro1">
          <table:table-cell office:value-type="float" office:value="31497892" calcext:value-type="float">
            <text:p>31497892</text:p>
          </table:table-cell>
          <table:table-cell office:value-type="string" calcext:value-type="string">
            <text:p>https://api.github.com/repos/donjar/kontes-terbuka</text:p>
          </table:table-cell>
          <table:table-cell table:formula="of:=REPLACE([.B2012]; 1; 29; &quot;&quot;)" office:value-type="string" office:string-value="donjar/kontes-terbuka" calcext:value-type="string">
            <text:p>donjar/kontes-terbuka</text:p>
          </table:table-cell>
        </table:table-row>
        <table:table-row table:style-name="ro1">
          <table:table-cell office:value-type="float" office:value="31520985" calcext:value-type="float">
            <text:p>31520985</text:p>
          </table:table-cell>
          <table:table-cell office:value-type="string" calcext:value-type="string">
            <text:p>https://api.github.com/repos/modernistik/parse-stack</text:p>
          </table:table-cell>
          <table:table-cell table:formula="of:=REPLACE([.B2013]; 1; 29; &quot;&quot;)" office:value-type="string" office:string-value="modernistik/parse-stack" calcext:value-type="string">
            <text:p>modernistik/parse-stack</text:p>
          </table:table-cell>
        </table:table-row>
        <table:table-row table:style-name="ro1">
          <table:table-cell office:value-type="float" office:value="31569063" calcext:value-type="float">
            <text:p>31569063</text:p>
          </table:table-cell>
          <table:table-cell office:value-type="string" calcext:value-type="string">
            <text:p>https://api.github.com/repos/fastly/fastly_nsq</text:p>
          </table:table-cell>
          <table:table-cell table:formula="of:=REPLACE([.B2014]; 1; 29; &quot;&quot;)" office:value-type="string" office:string-value="fastly/fastly_nsq" calcext:value-type="string">
            <text:p>fastly/fastly_nsq</text:p>
          </table:table-cell>
        </table:table-row>
        <table:table-row table:style-name="ro1">
          <table:table-cell office:value-type="float" office:value="31600694" calcext:value-type="float">
            <text:p>31600694</text:p>
          </table:table-cell>
          <table:table-cell office:value-type="string" calcext:value-type="string">
            <text:p>https://api.github.com/repos/rastating/wordpress-exploit-framework</text:p>
          </table:table-cell>
          <table:table-cell table:formula="of:=REPLACE([.B2015]; 1; 29; &quot;&quot;)" office:value-type="string" office:string-value="rastating/wordpress-exploit-framework" calcext:value-type="string">
            <text:p>rastating/wordpress-exploit-framework</text:p>
          </table:table-cell>
        </table:table-row>
        <table:table-row table:style-name="ro1">
          <table:table-cell office:value-type="float" office:value="31634890" calcext:value-type="float">
            <text:p>31634890</text:p>
          </table:table-cell>
          <table:table-cell office:value-type="string" calcext:value-type="string">
            <text:p>https://api.github.com/repos/klys2004/bjsp</text:p>
          </table:table-cell>
          <table:table-cell table:formula="of:=REPLACE([.B2016]; 1; 29; &quot;&quot;)" office:value-type="string" office:string-value="klys2004/bjsp" calcext:value-type="string">
            <text:p>klys2004/bjsp</text:p>
          </table:table-cell>
        </table:table-row>
        <table:table-row table:style-name="ro1">
          <table:table-cell office:value-type="float" office:value="31641563" calcext:value-type="float">
            <text:p>31641563</text:p>
          </table:table-cell>
          <table:table-cell office:value-type="string" calcext:value-type="string">
            <text:p>https://api.github.com/repos/moholtzberg/recurring</text:p>
          </table:table-cell>
          <table:table-cell table:formula="of:=REPLACE([.B2017]; 1; 29; &quot;&quot;)" office:value-type="string" office:string-value="moholtzberg/recurring" calcext:value-type="string">
            <text:p>moholtzberg/recurring</text:p>
          </table:table-cell>
        </table:table-row>
        <table:table-row table:style-name="ro1">
          <table:table-cell office:value-type="float" office:value="31659832" calcext:value-type="float">
            <text:p>31659832</text:p>
          </table:table-cell>
          <table:table-cell office:value-type="string" calcext:value-type="string">
            <text:p>https://api.github.com/repos/umts/probable-engine</text:p>
          </table:table-cell>
          <table:table-cell table:formula="of:=REPLACE([.B2018]; 1; 29; &quot;&quot;)" office:value-type="string" office:string-value="umts/probable-engine" calcext:value-type="string">
            <text:p>umts/probable-engine</text:p>
          </table:table-cell>
        </table:table-row>
        <table:table-row table:style-name="ro1">
          <table:table-cell office:value-type="float" office:value="31785113" calcext:value-type="float">
            <text:p>31785113</text:p>
          </table:table-cell>
          <table:table-cell office:value-type="string" calcext:value-type="string">
            <text:p>https://api.github.com/repos/ministryofjustice/hwf-publicapp</text:p>
          </table:table-cell>
          <table:table-cell table:formula="of:=REPLACE([.B2019]; 1; 29; &quot;&quot;)" office:value-type="string" office:string-value="ministryofjustice/hwf-publicapp" calcext:value-type="string">
            <text:p>ministryofjustice/hwf-publicapp</text:p>
          </table:table-cell>
        </table:table-row>
        <table:table-row table:style-name="ro1">
          <table:table-cell office:value-type="float" office:value="31925309" calcext:value-type="float">
            <text:p>31925309</text:p>
          </table:table-cell>
          <table:table-cell office:value-type="string" calcext:value-type="string">
            <text:p>https://api.github.com/repos/openSNP/snpr</text:p>
          </table:table-cell>
          <table:table-cell table:formula="of:=REPLACE([.B2020]; 1; 29; &quot;&quot;)" office:value-type="string" office:string-value="openSNP/snpr" calcext:value-type="string">
            <text:p>openSNP/snpr</text:p>
          </table:table-cell>
        </table:table-row>
        <table:table-row table:style-name="ro1">
          <table:table-cell office:value-type="float" office:value="31964336" calcext:value-type="float">
            <text:p>31964336</text:p>
          </table:table-cell>
          <table:table-cell office:value-type="string" calcext:value-type="string">
            <text:p>https://api.github.com/repos/dtk/dtk-server</text:p>
          </table:table-cell>
          <table:table-cell table:formula="of:=REPLACE([.B2021]; 1; 29; &quot;&quot;)" office:value-type="string" office:string-value="dtk/dtk-server" calcext:value-type="string">
            <text:p>dtk/dtk-server</text:p>
          </table:table-cell>
        </table:table-row>
        <table:table-row table:style-name="ro1">
          <table:table-cell office:value-type="float" office:value="31982954" calcext:value-type="float">
            <text:p>31982954</text:p>
          </table:table-cell>
          <table:table-cell office:value-type="string" calcext:value-type="string">
            <text:p>https://api.github.com/repos/Danger/danger</text:p>
          </table:table-cell>
          <table:table-cell table:formula="of:=REPLACE([.B2022]; 1; 29; &quot;&quot;)" office:value-type="string" office:string-value="Danger/danger" calcext:value-type="string">
            <text:p>Danger/danger</text:p>
          </table:table-cell>
        </table:table-row>
        <table:table-row table:style-name="ro1">
          <table:table-cell office:value-type="float" office:value="32029691" calcext:value-type="float">
            <text:p>32029691</text:p>
          </table:table-cell>
          <table:table-cell office:value-type="string" calcext:value-type="string">
            <text:p>https://api.github.com/repos/network-for-good/nfg_csv_importer</text:p>
          </table:table-cell>
          <table:table-cell table:formula="of:=REPLACE([.B2023]; 1; 29; &quot;&quot;)" office:value-type="string" office:string-value="network-for-good/nfg_csv_importer" calcext:value-type="string">
            <text:p>network-for-good/nfg_csv_importer</text:p>
          </table:table-cell>
        </table:table-row>
        <table:table-row table:style-name="ro1">
          <table:table-cell office:value-type="float" office:value="32119880" calcext:value-type="float">
            <text:p>32119880</text:p>
          </table:table-cell>
          <table:table-cell office:value-type="string" calcext:value-type="string">
            <text:p>https://api.github.com/repos/houndci/hound</text:p>
          </table:table-cell>
          <table:table-cell table:formula="of:=REPLACE([.B2024]; 1; 29; &quot;&quot;)" office:value-type="string" office:string-value="houndci/hound" calcext:value-type="string">
            <text:p>houndci/hound</text:p>
          </table:table-cell>
        </table:table-row>
        <table:table-row table:style-name="ro1">
          <table:table-cell office:value-type="float" office:value="32334994" calcext:value-type="float">
            <text:p>32334994</text:p>
          </table:table-cell>
          <table:table-cell office:value-type="string" calcext:value-type="string">
            <text:p>https://api.github.com/repos/wludh/huon_rails</text:p>
          </table:table-cell>
          <table:table-cell table:formula="of:=REPLACE([.B2025]; 1; 29; &quot;&quot;)" office:value-type="string" office:string-value="wludh/huon_rails" calcext:value-type="string">
            <text:p>wludh/huon_rails</text:p>
          </table:table-cell>
        </table:table-row>
        <table:table-row table:style-name="ro1">
          <table:table-cell office:value-type="float" office:value="32403830" calcext:value-type="float">
            <text:p>32403830</text:p>
          </table:table-cell>
          <table:table-cell office:value-type="string" calcext:value-type="string">
            <text:p>https://api.github.com/repos/aodn/chef</text:p>
          </table:table-cell>
          <table:table-cell table:formula="of:=REPLACE([.B2026]; 1; 29; &quot;&quot;)" office:value-type="string" office:string-value="aodn/chef" calcext:value-type="string">
            <text:p>aodn/chef</text:p>
          </table:table-cell>
        </table:table-row>
        <table:table-row table:style-name="ro1">
          <table:table-cell office:value-type="float" office:value="32612751" calcext:value-type="float">
            <text:p>32612751</text:p>
          </table:table-cell>
          <table:table-cell office:value-type="string" calcext:value-type="string">
            <text:p>https://api.github.com/repos/realityforge/buildr_plus</text:p>
          </table:table-cell>
          <table:table-cell table:formula="of:=REPLACE([.B2027]; 1; 29; &quot;&quot;)" office:value-type="string" office:string-value="realityforge/buildr_plus" calcext:value-type="string">
            <text:p>realityforge/buildr_plus</text:p>
          </table:table-cell>
        </table:table-row>
        <table:table-row table:style-name="ro1">
          <table:table-cell office:value-type="float" office:value="32971433" calcext:value-type="float">
            <text:p>32971433</text:p>
          </table:table-cell>
          <table:table-cell office:value-type="string" calcext:value-type="string">
            <text:p>https://api.github.com/repos/applicaster/CocoaPods</text:p>
          </table:table-cell>
          <table:table-cell table:formula="of:=REPLACE([.B2028]; 1; 29; &quot;&quot;)" office:value-type="string" office:string-value="applicaster/CocoaPods" calcext:value-type="string">
            <text:p>applicaster/CocoaPods</text:p>
          </table:table-cell>
        </table:table-row>
        <table:table-row table:style-name="ro1">
          <table:table-cell office:value-type="float" office:value="33055832" calcext:value-type="float">
            <text:p>33055832</text:p>
          </table:table-cell>
          <table:table-cell office:value-type="string" calcext:value-type="string">
            <text:p>https://api.github.com/repos/Devbootcamp/phase-0-tracks</text:p>
          </table:table-cell>
          <table:table-cell table:formula="of:=REPLACE([.B2029]; 1; 29; &quot;&quot;)" office:value-type="string" office:string-value="Devbootcamp/phase-0-tracks" calcext:value-type="string">
            <text:p>Devbootcamp/phase-0-tracks</text:p>
          </table:table-cell>
        </table:table-row>
        <table:table-row table:style-name="ro1">
          <table:table-cell office:value-type="float" office:value="33175387" calcext:value-type="float">
            <text:p>33175387</text:p>
          </table:table-cell>
          <table:table-cell office:value-type="string" calcext:value-type="string">
            <text:p>https://api.github.com/repos/atmos/slash-heroku</text:p>
          </table:table-cell>
          <table:table-cell table:formula="of:=REPLACE([.B2030]; 1; 29; &quot;&quot;)" office:value-type="string" office:string-value="atmos/slash-heroku" calcext:value-type="string">
            <text:p>atmos/slash-heroku</text:p>
          </table:table-cell>
        </table:table-row>
        <table:table-row table:style-name="ro1">
          <table:table-cell office:value-type="float" office:value="33185770" calcext:value-type="float">
            <text:p>33185770</text:p>
          </table:table-cell>
          <table:table-cell office:value-type="string" calcext:value-type="string">
            <text:p>https://api.github.com/repos/dradis/dradis-ce</text:p>
          </table:table-cell>
          <table:table-cell table:formula="of:=REPLACE([.B2031]; 1; 29; &quot;&quot;)" office:value-type="string" office:string-value="dradis/dradis-ce" calcext:value-type="string">
            <text:p>dradis/dradis-ce</text:p>
          </table:table-cell>
        </table:table-row>
        <table:table-row table:style-name="ro1">
          <table:table-cell office:value-type="float" office:value="33426800" calcext:value-type="float">
            <text:p>33426800</text:p>
          </table:table-cell>
          <table:table-cell office:value-type="string" calcext:value-type="string">
            <text:p>https://api.github.com/repos/flant/dapp</text:p>
          </table:table-cell>
          <table:table-cell table:formula="of:=REPLACE([.B2032]; 1; 29; &quot;&quot;)" office:value-type="string" office:string-value="flant/dapp" calcext:value-type="string">
            <text:p>flant/dapp</text:p>
          </table:table-cell>
        </table:table-row>
        <table:table-row table:style-name="ro1">
          <table:table-cell office:value-type="float" office:value="33435155" calcext:value-type="float">
            <text:p>33435155</text:p>
          </table:table-cell>
          <table:table-cell office:value-type="string" calcext:value-type="string">
            <text:p>https://api.github.com/repos/helpyio/helpy</text:p>
          </table:table-cell>
          <table:table-cell table:formula="of:=REPLACE([.B2033]; 1; 29; &quot;&quot;)" office:value-type="string" office:string-value="helpyio/helpy" calcext:value-type="string">
            <text:p>helpyio/helpy</text:p>
          </table:table-cell>
        </table:table-row>
        <table:table-row table:style-name="ro1">
          <table:table-cell office:value-type="float" office:value="33507971" calcext:value-type="float">
            <text:p>33507971</text:p>
          </table:table-cell>
          <table:table-cell office:value-type="string" calcext:value-type="string">
            <text:p>https://api.github.com/repos/dry-rb/dry-types</text:p>
          </table:table-cell>
          <table:table-cell table:formula="of:=REPLACE([.B2034]; 1; 29; &quot;&quot;)" office:value-type="string" office:string-value="dry-rb/dry-types" calcext:value-type="string">
            <text:p>dry-rb/dry-types</text:p>
          </table:table-cell>
        </table:table-row>
        <table:table-row table:style-name="ro1">
          <table:table-cell office:value-type="float" office:value="33538563" calcext:value-type="float">
            <text:p>33538563</text:p>
          </table:table-cell>
          <table:table-cell office:value-type="string" calcext:value-type="string">
            <text:p>https://api.github.com/repos/makitokezuka/symptom-interview</text:p>
          </table:table-cell>
          <table:table-cell table:formula="of:=REPLACE([.B2035]; 1; 29; &quot;&quot;)" office:value-type="string" office:string-value="makitokezuka/symptom-interview" calcext:value-type="string">
            <text:p>makitokezuka/symptom-interview</text:p>
          </table:table-cell>
        </table:table-row>
        <table:table-row table:style-name="ro1">
          <table:table-cell office:value-type="float" office:value="33616634" calcext:value-type="float">
            <text:p>33616634</text:p>
          </table:table-cell>
          <table:table-cell office:value-type="string" calcext:value-type="string">
            <text:p>https://api.github.com/repos/librariesio/libraries.io</text:p>
          </table:table-cell>
          <table:table-cell table:formula="of:=REPLACE([.B2036]; 1; 29; &quot;&quot;)" office:value-type="string" office:string-value="librariesio/libraries.io" calcext:value-type="string">
            <text:p>librariesio/libraries.io</text:p>
          </table:table-cell>
        </table:table-row>
        <table:table-row table:style-name="ro1">
          <table:table-cell office:value-type="float" office:value="33720828" calcext:value-type="float">
            <text:p>33720828</text:p>
          </table:table-cell>
          <table:table-cell office:value-type="string" calcext:value-type="string">
            <text:p>https://api.github.com/repos/workato/connector_sdk</text:p>
          </table:table-cell>
          <table:table-cell table:formula="of:=REPLACE([.B2037]; 1; 29; &quot;&quot;)" office:value-type="string" office:string-value="workato/connector_sdk" calcext:value-type="string">
            <text:p>workato/connector_sdk</text:p>
          </table:table-cell>
        </table:table-row>
        <table:table-row table:style-name="ro1">
          <table:table-cell office:value-type="float" office:value="33899711" calcext:value-type="float">
            <text:p>33899711</text:p>
          </table:table-cell>
          <table:table-cell office:value-type="string" calcext:value-type="string">
            <text:p>https://api.github.com/repos/projectblacklight/spotlight</text:p>
          </table:table-cell>
          <table:table-cell table:formula="of:=REPLACE([.B2038]; 1; 29; &quot;&quot;)" office:value-type="string" office:string-value="projectblacklight/spotlight" calcext:value-type="string">
            <text:p>projectblacklight/spotlight</text:p>
          </table:table-cell>
        </table:table-row>
        <table:table-row table:style-name="ro1">
          <table:table-cell office:value-type="float" office:value="33924597" calcext:value-type="float">
            <text:p>33924597</text:p>
          </table:table-cell>
          <table:table-cell office:value-type="string" calcext:value-type="string">
            <text:p>https://api.github.com/repos/roqua/screensmart</text:p>
          </table:table-cell>
          <table:table-cell table:formula="of:=REPLACE([.B2039]; 1; 29; &quot;&quot;)" office:value-type="string" office:string-value="roqua/screensmart" calcext:value-type="string">
            <text:p>roqua/screensmart</text:p>
          </table:table-cell>
        </table:table-row>
        <table:table-row table:style-name="ro1">
          <table:table-cell office:value-type="float" office:value="34015488" calcext:value-type="float">
            <text:p>34015488</text:p>
          </table:table-cell>
          <table:table-cell office:value-type="string" calcext:value-type="string">
            <text:p>https://api.github.com/repos/kabisa/kudo-o-matic</text:p>
          </table:table-cell>
          <table:table-cell table:formula="of:=REPLACE([.B2040]; 1; 29; &quot;&quot;)" office:value-type="string" office:string-value="kabisa/kudo-o-matic" calcext:value-type="string">
            <text:p>kabisa/kudo-o-matic</text:p>
          </table:table-cell>
        </table:table-row>
        <table:table-row table:style-name="ro1">
          <table:table-cell office:value-type="float" office:value="34314739" calcext:value-type="float">
            <text:p>34314739</text:p>
          </table:table-cell>
          <table:table-cell office:value-type="string" calcext:value-type="string">
            <text:p>https://api.github.com/repos/chef-cookbooks/audit</text:p>
          </table:table-cell>
          <table:table-cell table:formula="of:=REPLACE([.B2041]; 1; 29; &quot;&quot;)" office:value-type="string" office:string-value="chef-cookbooks/audit" calcext:value-type="string">
            <text:p>chef-cookbooks/audit</text:p>
          </table:table-cell>
        </table:table-row>
        <table:table-row table:style-name="ro1">
          <table:table-cell office:value-type="float" office:value="34317114" calcext:value-type="float">
            <text:p>34317114</text:p>
          </table:table-cell>
          <table:table-cell office:value-type="string" calcext:value-type="string">
            <text:p>https://api.github.com/repos/maestrano/mno-enterprise</text:p>
          </table:table-cell>
          <table:table-cell table:formula="of:=REPLACE([.B2042]; 1; 29; &quot;&quot;)" office:value-type="string" office:string-value="maestrano/mno-enterprise" calcext:value-type="string">
            <text:p>maestrano/mno-enterprise</text:p>
          </table:table-cell>
        </table:table-row>
        <table:table-row table:style-name="ro1">
          <table:table-cell office:value-type="float" office:value="34395802" calcext:value-type="float">
            <text:p>34395802</text:p>
          </table:table-cell>
          <table:table-cell office:value-type="string" calcext:value-type="string">
            <text:p>https://api.github.com/repos/jasnow/testing-app5edge</text:p>
          </table:table-cell>
          <table:table-cell table:formula="of:=REPLACE([.B2043]; 1; 29; &quot;&quot;)" office:value-type="string" office:string-value="jasnow/testing-app5edge" calcext:value-type="string">
            <text:p>jasnow/testing-app5edge</text:p>
          </table:table-cell>
        </table:table-row>
        <table:table-row table:style-name="ro1">
          <table:table-cell office:value-type="float" office:value="34421218" calcext:value-type="float">
            <text:p>34421218</text:p>
          </table:table-cell>
          <table:table-cell office:value-type="string" calcext:value-type="string">
            <text:p>https://api.github.com/repos/ouranos/mno-enterprise</text:p>
          </table:table-cell>
          <table:table-cell table:formula="of:=REPLACE([.B2044]; 1; 29; &quot;&quot;)" office:value-type="string" office:string-value="ouranos/mno-enterprise" calcext:value-type="string">
            <text:p>ouranos/mno-enterprise</text:p>
          </table:table-cell>
        </table:table-row>
        <table:table-row table:style-name="ro1">
          <table:table-cell office:value-type="float" office:value="34538567" calcext:value-type="float">
            <text:p>34538567</text:p>
          </table:table-cell>
          <table:table-cell office:value-type="string" calcext:value-type="string">
            <text:p>https://api.github.com/repos/CBIIT/nci-treatment-arm-processor-api</text:p>
          </table:table-cell>
          <table:table-cell table:formula="of:=REPLACE([.B2045]; 1; 29; &quot;&quot;)" office:value-type="string" office:string-value="CBIIT/nci-treatment-arm-processor-api" calcext:value-type="string">
            <text:p>CBIIT/nci-treatment-arm-processor-api</text:p>
          </table:table-cell>
        </table:table-row>
        <table:table-row table:style-name="ro1">
          <table:table-cell office:value-type="float" office:value="34541805" calcext:value-type="float">
            <text:p>34541805</text:p>
          </table:table-cell>
          <table:table-cell office:value-type="string" calcext:value-type="string">
            <text:p>https://api.github.com/repos/leoamigood/bullsandcows</text:p>
          </table:table-cell>
          <table:table-cell table:formula="of:=REPLACE([.B2046]; 1; 29; &quot;&quot;)" office:value-type="string" office:string-value="leoamigood/bullsandcows" calcext:value-type="string">
            <text:p>leoamigood/bullsandcows</text:p>
          </table:table-cell>
        </table:table-row>
        <table:table-row table:style-name="ro1">
          <table:table-cell office:value-type="float" office:value="34568623" calcext:value-type="float">
            <text:p>34568623</text:p>
          </table:table-cell>
          <table:table-cell office:value-type="string" calcext:value-type="string">
            <text:p>https://api.github.com/repos/Talend/talend-cloud-installer</text:p>
          </table:table-cell>
          <table:table-cell table:formula="of:=REPLACE([.B2047]; 1; 29; &quot;&quot;)" office:value-type="string" office:string-value="Talend/talend-cloud-installer" calcext:value-type="string">
            <text:p>Talend/talend-cloud-installer</text:p>
          </table:table-cell>
        </table:table-row>
        <table:table-row table:style-name="ro1">
          <table:table-cell office:value-type="float" office:value="34707235" calcext:value-type="float">
            <text:p>34707235</text:p>
          </table:table-cell>
          <table:table-cell office:value-type="string" calcext:value-type="string">
            <text:p>https://api.github.com/repos/empowerhack/DrawMyLife-Service</text:p>
          </table:table-cell>
          <table:table-cell table:formula="of:=REPLACE([.B2048]; 1; 29; &quot;&quot;)" office:value-type="string" office:string-value="empowerhack/DrawMyLife-Service" calcext:value-type="string">
            <text:p>empowerhack/DrawMyLife-Service</text:p>
          </table:table-cell>
        </table:table-row>
        <table:table-row table:style-name="ro1">
          <table:table-cell office:value-type="float" office:value="34834500" calcext:value-type="float">
            <text:p>34834500</text:p>
          </table:table-cell>
          <table:table-cell office:value-type="string" calcext:value-type="string">
            <text:p>https://api.github.com/repos/epimorphics/ukhpi</text:p>
          </table:table-cell>
          <table:table-cell table:formula="of:=REPLACE([.B2049]; 1; 29; &quot;&quot;)" office:value-type="string" office:string-value="epimorphics/ukhpi" calcext:value-type="string">
            <text:p>epimorphics/ukhpi</text:p>
          </table:table-cell>
        </table:table-row>
        <table:table-row table:style-name="ro1">
          <table:table-cell office:value-type="float" office:value="34909937" calcext:value-type="float">
            <text:p>34909937</text:p>
          </table:table-cell>
          <table:table-cell office:value-type="string" calcext:value-type="string">
            <text:p>https://api.github.com/repos/rcmdnk/BrewfileTest_python3</text:p>
          </table:table-cell>
          <table:table-cell table:formula="of:=REPLACE([.B2050]; 1; 29; &quot;&quot;)" office:value-type="string" office:string-value="rcmdnk/BrewfileTest_python3" calcext:value-type="string">
            <text:p>rcmdnk/BrewfileTest_python3</text:p>
          </table:table-cell>
        </table:table-row>
        <table:table-row table:style-name="ro1">
          <table:table-cell office:value-type="float" office:value="34909958" calcext:value-type="float">
            <text:p>34909958</text:p>
          </table:table-cell>
          <table:table-cell office:value-type="string" calcext:value-type="string">
            <text:p>https://api.github.com/repos/rcmdnk/BrewfileTest_python</text:p>
          </table:table-cell>
          <table:table-cell table:formula="of:=REPLACE([.B2051]; 1; 29; &quot;&quot;)" office:value-type="string" office:string-value="rcmdnk/BrewfileTest_python" calcext:value-type="string">
            <text:p>rcmdnk/BrewfileTest_python</text:p>
          </table:table-cell>
        </table:table-row>
        <table:table-row table:style-name="ro1">
          <table:table-cell office:value-type="float" office:value="35020075" calcext:value-type="float">
            <text:p>35020075</text:p>
          </table:table-cell>
          <table:table-cell office:value-type="string" calcext:value-type="string">
            <text:p>https://api.github.com/repos/bm-sms/daimon-news</text:p>
          </table:table-cell>
          <table:table-cell table:formula="of:=REPLACE([.B2052]; 1; 29; &quot;&quot;)" office:value-type="string" office:string-value="bm-sms/daimon-news" calcext:value-type="string">
            <text:p>bm-sms/daimon-news</text:p>
          </table:table-cell>
        </table:table-row>
        <table:table-row table:style-name="ro1">
          <table:table-cell office:value-type="float" office:value="35034370" calcext:value-type="float">
            <text:p>35034370</text:p>
          </table:table-cell>
          <table:table-cell office:value-type="string" calcext:value-type="string">
            <text:p>https://api.github.com/repos/APTrust/pharos</text:p>
          </table:table-cell>
          <table:table-cell table:formula="of:=REPLACE([.B2053]; 1; 29; &quot;&quot;)" office:value-type="string" office:string-value="APTrust/pharos" calcext:value-type="string">
            <text:p>APTrust/pharos</text:p>
          </table:table-cell>
        </table:table-row>
        <table:table-row table:style-name="ro1">
          <table:table-cell office:value-type="float" office:value="35085825" calcext:value-type="float">
            <text:p>35085825</text:p>
          </table:table-cell>
          <table:table-cell office:value-type="string" calcext:value-type="string">
            <text:p>https://api.github.com/repos/theodi/bothan</text:p>
          </table:table-cell>
          <table:table-cell table:formula="of:=REPLACE([.B2054]; 1; 29; &quot;&quot;)" office:value-type="string" office:string-value="theodi/bothan" calcext:value-type="string">
            <text:p>theodi/bothan</text:p>
          </table:table-cell>
        </table:table-row>
        <table:table-row table:style-name="ro1">
          <table:table-cell office:value-type="float" office:value="35180482" calcext:value-type="float">
            <text:p>35180482</text:p>
          </table:table-cell>
          <table:table-cell office:value-type="string" calcext:value-type="string">
            <text:p>https://api.github.com/repos/bluz71/platters</text:p>
          </table:table-cell>
          <table:table-cell table:formula="of:=REPLACE([.B2055]; 1; 29; &quot;&quot;)" office:value-type="string" office:string-value="bluz71/platters" calcext:value-type="string">
            <text:p>bluz71/platters</text:p>
          </table:table-cell>
        </table:table-row>
        <table:table-row table:style-name="ro1">
          <table:table-cell office:value-type="float" office:value="35256269" calcext:value-type="float">
            <text:p>35256269</text:p>
          </table:table-cell>
          <table:table-cell office:value-type="string" calcext:value-type="string">
            <text:p>https://api.github.com/repos/Linuxbrew/brew</text:p>
          </table:table-cell>
          <table:table-cell table:formula="of:=REPLACE([.B2056]; 1; 29; &quot;&quot;)" office:value-type="string" office:string-value="Linuxbrew/brew" calcext:value-type="string">
            <text:p>Linuxbrew/brew</text:p>
          </table:table-cell>
        </table:table-row>
        <table:table-row table:style-name="ro1">
          <table:table-cell office:value-type="float" office:value="35256629" calcext:value-type="float">
            <text:p>35256629</text:p>
          </table:table-cell>
          <table:table-cell office:value-type="string" calcext:value-type="string">
            <text:p>https://api.github.com/repos/timgillies/climber2</text:p>
          </table:table-cell>
          <table:table-cell table:formula="of:=REPLACE([.B2057]; 1; 29; &quot;&quot;)" office:value-type="string" office:string-value="timgillies/climber2" calcext:value-type="string">
            <text:p>timgillies/climber2</text:p>
          </table:table-cell>
        </table:table-row>
        <table:table-row table:style-name="ro1">
          <table:table-cell office:value-type="float" office:value="35258949" calcext:value-type="float">
            <text:p>35258949</text:p>
          </table:table-cell>
          <table:table-cell office:value-type="string" calcext:value-type="string">
            <text:p>https://api.github.com/repos/imGraetzl/im_graetzl</text:p>
          </table:table-cell>
          <table:table-cell table:formula="of:=REPLACE([.B2058]; 1; 29; &quot;&quot;)" office:value-type="string" office:string-value="imGraetzl/im_graetzl" calcext:value-type="string">
            <text:p>imGraetzl/im_graetzl</text:p>
          </table:table-cell>
        </table:table-row>
        <table:table-row table:style-name="ro1">
          <table:table-cell office:value-type="float" office:value="35415943" calcext:value-type="float">
            <text:p>35415943</text:p>
          </table:table-cell>
          <table:table-cell office:value-type="string" calcext:value-type="string">
            <text:p>https://api.github.com/repos/appsignal/appsignal-ruby</text:p>
          </table:table-cell>
          <table:table-cell table:formula="of:=REPLACE([.B2059]; 1; 29; &quot;&quot;)" office:value-type="string" office:string-value="appsignal/appsignal-ruby" calcext:value-type="string">
            <text:p>appsignal/appsignal-ruby</text:p>
          </table:table-cell>
        </table:table-row>
        <table:table-row table:style-name="ro1">
          <table:table-cell office:value-type="float" office:value="35416635" calcext:value-type="float">
            <text:p>35416635</text:p>
          </table:table-cell>
          <table:table-cell office:value-type="string" calcext:value-type="string">
            <text:p>https://api.github.com/repos/18F/identity-idp</text:p>
          </table:table-cell>
          <table:table-cell table:formula="of:=REPLACE([.B2060]; 1; 29; &quot;&quot;)" office:value-type="string" office:string-value="18F/identity-idp" calcext:value-type="string">
            <text:p>18F/identity-idp</text:p>
          </table:table-cell>
        </table:table-row>
        <table:table-row table:style-name="ro1">
          <table:table-cell office:value-type="float" office:value="35586794" calcext:value-type="float">
            <text:p>35586794</text:p>
          </table:table-cell>
          <table:table-cell office:value-type="string" calcext:value-type="string">
            <text:p>https://api.github.com/repos/Galooshi/import-js</text:p>
          </table:table-cell>
          <table:table-cell table:formula="of:=REPLACE([.B2061]; 1; 29; &quot;&quot;)" office:value-type="string" office:string-value="Galooshi/import-js" calcext:value-type="string">
            <text:p>Galooshi/import-js</text:p>
          </table:table-cell>
        </table:table-row>
        <table:table-row table:style-name="ro1">
          <table:table-cell office:value-type="float" office:value="35937672" calcext:value-type="float">
            <text:p>35937672</text:p>
          </table:table-cell>
          <table:table-cell office:value-type="string" calcext:value-type="string">
            <text:p>https://api.github.com/repos/HewlettPackard/oneview-sdk-ruby</text:p>
          </table:table-cell>
          <table:table-cell table:formula="of:=REPLACE([.B2062]; 1; 29; &quot;&quot;)" office:value-type="string" office:string-value="HewlettPackard/oneview-sdk-ruby" calcext:value-type="string">
            <text:p>HewlettPackard/oneview-sdk-ruby</text:p>
          </table:table-cell>
        </table:table-row>
        <table:table-row table:style-name="ro1">
          <table:table-cell office:value-type="float" office:value="36255824" calcext:value-type="float">
            <text:p>36255824</text:p>
          </table:table-cell>
          <table:table-cell office:value-type="string" calcext:value-type="string">
            <text:p>https://api.github.com/repos/10000-Lakes-Gaming/registration</text:p>
          </table:table-cell>
          <table:table-cell table:formula="of:=REPLACE([.B2063]; 1; 29; &quot;&quot;)" office:value-type="string" office:string-value="10000-Lakes-Gaming/registration" calcext:value-type="string">
            <text:p>10000-Lakes-Gaming/registration</text:p>
          </table:table-cell>
        </table:table-row>
        <table:table-row table:style-name="ro1">
          <table:table-cell office:value-type="float" office:value="36263047" calcext:value-type="float">
            <text:p>36263047</text:p>
          </table:table-cell>
          <table:table-cell office:value-type="string" calcext:value-type="string">
            <text:p>https://api.github.com/repos/jcwproductions/devx</text:p>
          </table:table-cell>
          <table:table-cell table:formula="of:=REPLACE([.B2064]; 1; 29; &quot;&quot;)" office:value-type="string" office:string-value="jcwproductions/devx" calcext:value-type="string">
            <text:p>jcwproductions/devx</text:p>
          </table:table-cell>
        </table:table-row>
        <table:table-row table:style-name="ro1">
          <table:table-cell office:value-type="float" office:value="36391850" calcext:value-type="float">
            <text:p>36391850</text:p>
          </table:table-cell>
          <table:table-cell office:value-type="string" calcext:value-type="string">
            <text:p>https://api.github.com/repos/versioneye/versioneye-core</text:p>
          </table:table-cell>
          <table:table-cell table:formula="of:=REPLACE([.B2065]; 1; 29; &quot;&quot;)" office:value-type="string" office:string-value="versioneye/versioneye-core" calcext:value-type="string">
            <text:p>versioneye/versioneye-core</text:p>
          </table:table-cell>
        </table:table-row>
        <table:table-row table:style-name="ro1">
          <table:table-cell office:value-type="float" office:value="36408659" calcext:value-type="float">
            <text:p>36408659</text:p>
          </table:table-cell>
          <table:table-cell office:value-type="string" calcext:value-type="string">
            <text:p>https://api.github.com/repos/fog/fog-azure-rm</text:p>
          </table:table-cell>
          <table:table-cell table:formula="of:=REPLACE([.B2066]; 1; 29; &quot;&quot;)" office:value-type="string" office:string-value="fog/fog-azure-rm" calcext:value-type="string">
            <text:p>fog/fog-azure-rm</text:p>
          </table:table-cell>
        </table:table-row>
        <table:table-row table:style-name="ro1">
          <table:table-cell office:value-type="float" office:value="36512440" calcext:value-type="float">
            <text:p>36512440</text:p>
          </table:table-cell>
          <table:table-cell office:value-type="string" calcext:value-type="string">
            <text:p>https://api.github.com/repos/NREL/OpenStudio-Beopt</text:p>
          </table:table-cell>
          <table:table-cell table:formula="of:=REPLACE([.B2067]; 1; 29; &quot;&quot;)" office:value-type="string" office:string-value="NREL/OpenStudio-Beopt" calcext:value-type="string">
            <text:p>NREL/OpenStudio-Beopt</text:p>
          </table:table-cell>
        </table:table-row>
        <table:table-row table:style-name="ro1">
          <table:table-cell office:value-type="float" office:value="36598990" calcext:value-type="float">
            <text:p>36598990</text:p>
          </table:table-cell>
          <table:table-cell office:value-type="string" calcext:value-type="string">
            <text:p>https://api.github.com/repos/bohuie/digitalYouth</text:p>
          </table:table-cell>
          <table:table-cell table:formula="of:=REPLACE([.B2068]; 1; 29; &quot;&quot;)" office:value-type="string" office:string-value="bohuie/digitalYouth" calcext:value-type="string">
            <text:p>bohuie/digitalYouth</text:p>
          </table:table-cell>
        </table:table-row>
        <table:table-row table:style-name="ro1">
          <table:table-cell office:value-type="float" office:value="36603538" calcext:value-type="float">
            <text:p>36603538</text:p>
          </table:table-cell>
          <table:table-cell office:value-type="string" calcext:value-type="string">
            <text:p>https://api.github.com/repos/18F/identity-dashboard</text:p>
          </table:table-cell>
          <table:table-cell table:formula="of:=REPLACE([.B2069]; 1; 29; &quot;&quot;)" office:value-type="string" office:string-value="18F/identity-dashboard" calcext:value-type="string">
            <text:p>18F/identity-dashboard</text:p>
          </table:table-cell>
        </table:table-row>
        <table:table-row table:style-name="ro1">
          <table:table-cell office:value-type="float" office:value="36746682" calcext:value-type="float">
            <text:p>36746682</text:p>
          </table:table-cell>
          <table:table-cell office:value-type="string" calcext:value-type="string">
            <text:p>https://api.github.com/repos/DSG-UniFE/spf</text:p>
          </table:table-cell>
          <table:table-cell table:formula="of:=REPLACE([.B2070]; 1; 29; &quot;&quot;)" office:value-type="string" office:string-value="DSG-UniFE/spf" calcext:value-type="string">
            <text:p>DSG-UniFE/spf</text:p>
          </table:table-cell>
        </table:table-row>
        <table:table-row table:style-name="ro1">
          <table:table-cell office:value-type="float" office:value="36761014" calcext:value-type="float">
            <text:p>36761014</text:p>
          </table:table-cell>
          <table:table-cell office:value-type="string" calcext:value-type="string">
            <text:p>https://api.github.com/repos/roschaefer/story.board</text:p>
          </table:table-cell>
          <table:table-cell table:formula="of:=REPLACE([.B2071]; 1; 29; &quot;&quot;)" office:value-type="string" office:string-value="roschaefer/story.board" calcext:value-type="string">
            <text:p>roschaefer/story.board</text:p>
          </table:table-cell>
        </table:table-row>
        <table:table-row table:style-name="ro1">
          <table:table-cell office:value-type="float" office:value="36811450" calcext:value-type="float">
            <text:p>36811450</text:p>
          </table:table-cell>
          <table:table-cell office:value-type="string" calcext:value-type="string">
            <text:p>https://api.github.com/repos/Mapotempo/optimizer-api</text:p>
          </table:table-cell>
          <table:table-cell table:formula="of:=REPLACE([.B2072]; 1; 29; &quot;&quot;)" office:value-type="string" office:string-value="Mapotempo/optimizer-api" calcext:value-type="string">
            <text:p>Mapotempo/optimizer-api</text:p>
          </table:table-cell>
        </table:table-row>
        <table:table-row table:style-name="ro1">
          <table:table-cell office:value-type="float" office:value="36830526" calcext:value-type="float">
            <text:p>36830526</text:p>
          </table:table-cell>
          <table:table-cell office:value-type="string" calcext:value-type="string">
            <text:p>https://api.github.com/repos/CBIIT/nci-uMatch-bddtests</text:p>
          </table:table-cell>
          <table:table-cell table:formula="of:=REPLACE([.B2073]; 1; 29; &quot;&quot;)" office:value-type="string" office:string-value="CBIIT/nci-uMatch-bddtests" calcext:value-type="string">
            <text:p>CBIIT/nci-uMatch-bddtests</text:p>
          </table:table-cell>
        </table:table-row>
        <table:table-row table:style-name="ro1">
          <table:table-cell office:value-type="float" office:value="36958325" calcext:value-type="float">
            <text:p>36958325</text:p>
          </table:table-cell>
          <table:table-cell office:value-type="string" calcext:value-type="string">
            <text:p>https://api.github.com/repos/metasfresh/metasfresh-documentation</text:p>
          </table:table-cell>
          <table:table-cell table:formula="of:=REPLACE([.B2074]; 1; 29; &quot;&quot;)" office:value-type="string" office:string-value="metasfresh/metasfresh-documentation" calcext:value-type="string">
            <text:p>metasfresh/metasfresh-documentation</text:p>
          </table:table-cell>
        </table:table-row>
        <table:table-row table:style-name="ro1">
          <table:table-cell office:value-type="float" office:value="37128139" calcext:value-type="float">
            <text:p>37128139</text:p>
          </table:table-cell>
          <table:table-cell office:value-type="string" calcext:value-type="string">
            <text:p>https://api.github.com/repos/kyontan/ictsc-score-server</text:p>
          </table:table-cell>
          <table:table-cell table:formula="of:=REPLACE([.B2075]; 1; 29; &quot;&quot;)" office:value-type="string" office:string-value="kyontan/ictsc-score-server" calcext:value-type="string">
            <text:p>kyontan/ictsc-score-server</text:p>
          </table:table-cell>
        </table:table-row>
        <table:table-row table:style-name="ro1">
          <table:table-cell office:value-type="float" office:value="37130556" calcext:value-type="float">
            <text:p>37130556</text:p>
          </table:table-cell>
          <table:table-cell office:value-type="string" calcext:value-type="string">
            <text:p>https://api.github.com/repos/theodi/octopub</text:p>
          </table:table-cell>
          <table:table-cell table:formula="of:=REPLACE([.B2076]; 1; 29; &quot;&quot;)" office:value-type="string" office:string-value="theodi/octopub" calcext:value-type="string">
            <text:p>theodi/octopub</text:p>
          </table:table-cell>
        </table:table-row>
        <table:table-row table:style-name="ro1">
          <table:table-cell office:value-type="float" office:value="37188700" calcext:value-type="float">
            <text:p>37188700</text:p>
          </table:table-cell>
          <table:table-cell office:value-type="string" calcext:value-type="string">
            <text:p>https://api.github.com/repos/WeTransfer/zip_tricks</text:p>
          </table:table-cell>
          <table:table-cell table:formula="of:=REPLACE([.B2077]; 1; 29; &quot;&quot;)" office:value-type="string" office:string-value="WeTransfer/zip_tricks" calcext:value-type="string">
            <text:p>WeTransfer/zip_tricks</text:p>
          </table:table-cell>
        </table:table-row>
        <table:table-row table:style-name="ro1">
          <table:table-cell office:value-type="float" office:value="37193032" calcext:value-type="float">
            <text:p>37193032</text:p>
          </table:table-cell>
          <table:table-cell office:value-type="string" calcext:value-type="string">
            <text:p>https://api.github.com/repos/CBIIT/nci-match-patient-api</text:p>
          </table:table-cell>
          <table:table-cell table:formula="of:=REPLACE([.B2078]; 1; 29; &quot;&quot;)" office:value-type="string" office:string-value="CBIIT/nci-match-patient-api" calcext:value-type="string">
            <text:p>CBIIT/nci-match-patient-api</text:p>
          </table:table-cell>
        </table:table-row>
        <table:table-row table:style-name="ro1">
          <table:table-cell office:value-type="float" office:value="37196613" calcext:value-type="float">
            <text:p>37196613</text:p>
          </table:table-cell>
          <table:table-cell office:value-type="string" calcext:value-type="string">
            <text:p>https://api.github.com/repos/ONLYOFFICE/ooxml_parser</text:p>
          </table:table-cell>
          <table:table-cell table:formula="of:=REPLACE([.B2079]; 1; 29; &quot;&quot;)" office:value-type="string" office:string-value="ONLYOFFICE/ooxml_parser" calcext:value-type="string">
            <text:p>ONLYOFFICE/ooxml_parser</text:p>
          </table:table-cell>
        </table:table-row>
        <table:table-row table:style-name="ro1">
          <table:table-cell office:value-type="float" office:value="37253336" calcext:value-type="float">
            <text:p>37253336</text:p>
          </table:table-cell>
          <table:table-cell office:value-type="string" calcext:value-type="string">
            <text:p>https://api.github.com/repos/projecthydra/curation_concerns</text:p>
          </table:table-cell>
          <table:table-cell table:formula="of:=REPLACE([.B2080]; 1; 29; &quot;&quot;)" office:value-type="string" office:string-value="projecthydra/curation_concerns" calcext:value-type="string">
            <text:p>projecthydra/curation_concerns</text:p>
          </table:table-cell>
        </table:table-row>
        <table:table-row table:style-name="ro1">
          <table:table-cell office:value-type="float" office:value="37263278" calcext:value-type="float">
            <text:p>37263278</text:p>
          </table:table-cell>
          <table:table-cell office:value-type="string" calcext:value-type="string">
            <text:p>https://api.github.com/repos/CBIIT/nci-match-patient-processor</text:p>
          </table:table-cell>
          <table:table-cell table:formula="of:=REPLACE([.B2081]; 1; 29; &quot;&quot;)" office:value-type="string" office:string-value="CBIIT/nci-match-patient-processor" calcext:value-type="string">
            <text:p>CBIIT/nci-match-patient-processor</text:p>
          </table:table-cell>
        </table:table-row>
        <table:table-row table:style-name="ro1">
          <table:table-cell office:value-type="float" office:value="37342927" calcext:value-type="float">
            <text:p>37342927</text:p>
          </table:table-cell>
          <table:table-cell office:value-type="string" calcext:value-type="string">
            <text:p>https://api.github.com/repos/coderdba/NOTES</text:p>
          </table:table-cell>
          <table:table-cell table:formula="of:=REPLACE([.B2082]; 1; 29; &quot;&quot;)" office:value-type="string" office:string-value="coderdba/NOTES" calcext:value-type="string">
            <text:p>coderdba/NOTES</text:p>
          </table:table-cell>
        </table:table-row>
        <table:table-row table:style-name="ro1">
          <table:table-cell office:value-type="float" office:value="37520439" calcext:value-type="float">
            <text:p>37520439</text:p>
          </table:table-cell>
          <table:table-cell office:value-type="string" calcext:value-type="string">
            <text:p>https://api.github.com/repos/Dalphi/dalphi</text:p>
          </table:table-cell>
          <table:table-cell table:formula="of:=REPLACE([.B2083]; 1; 29; &quot;&quot;)" office:value-type="string" office:string-value="Dalphi/dalphi" calcext:value-type="string">
            <text:p>Dalphi/dalphi</text:p>
          </table:table-cell>
        </table:table-row>
        <table:table-row table:style-name="ro1">
          <table:table-cell office:value-type="float" office:value="37549945" calcext:value-type="float">
            <text:p>37549945</text:p>
          </table:table-cell>
          <table:table-cell office:value-type="string" calcext:value-type="string">
            <text:p>https://api.github.com/repos/NREL/OpenStudio-server</text:p>
          </table:table-cell>
          <table:table-cell table:formula="of:=REPLACE([.B2084]; 1; 29; &quot;&quot;)" office:value-type="string" office:string-value="NREL/OpenStudio-server" calcext:value-type="string">
            <text:p>NREL/OpenStudio-server</text:p>
          </table:table-cell>
        </table:table-row>
        <table:table-row table:style-name="ro1">
          <table:table-cell office:value-type="float" office:value="37575099" calcext:value-type="float">
            <text:p>37575099</text:p>
          </table:table-cell>
          <table:table-cell office:value-type="string" calcext:value-type="string">
            <text:p>https://api.github.com/repos/dnsimple/dnsimple-support</text:p>
          </table:table-cell>
          <table:table-cell table:formula="of:=REPLACE([.B2085]; 1; 29; &quot;&quot;)" office:value-type="string" office:string-value="dnsimple/dnsimple-support" calcext:value-type="string">
            <text:p>dnsimple/dnsimple-support</text:p>
          </table:table-cell>
        </table:table-row>
        <table:table-row table:style-name="ro1">
          <table:table-cell office:value-type="float" office:value="37745131" calcext:value-type="float">
            <text:p>37745131</text:p>
          </table:table-cell>
          <table:table-cell office:value-type="string" calcext:value-type="string">
            <text:p>https://api.github.com/repos/ministryofjustice/hmcts-form-finder-back-office</text:p>
          </table:table-cell>
          <table:table-cell table:formula="of:=REPLACE([.B2086]; 1; 29; &quot;&quot;)" office:value-type="string" office:string-value="ministryofjustice/hmcts-form-finder-back-office" calcext:value-type="string">
            <text:p>ministryofjustice/hmcts-form-finder-back-office</text:p>
          </table:table-cell>
        </table:table-row>
        <table:table-row table:style-name="ro1">
          <table:table-cell office:value-type="float" office:value="37906207" calcext:value-type="float">
            <text:p>37906207</text:p>
          </table:table-cell>
          <table:table-cell office:value-type="string" calcext:value-type="string">
            <text:p>https://api.github.com/repos/timberio/timber-ruby</text:p>
          </table:table-cell>
          <table:table-cell table:formula="of:=REPLACE([.B2087]; 1; 29; &quot;&quot;)" office:value-type="string" office:string-value="timberio/timber-ruby" calcext:value-type="string">
            <text:p>timberio/timber-ruby</text:p>
          </table:table-cell>
        </table:table-row>
        <table:table-row table:style-name="ro1">
          <table:table-cell office:value-type="float" office:value="37978465" calcext:value-type="float">
            <text:p>37978465</text:p>
          </table:table-cell>
          <table:table-cell office:value-type="string" calcext:value-type="string">
            <text:p>https://api.github.com/repos/chef-cft/wombat</text:p>
          </table:table-cell>
          <table:table-cell table:formula="of:=REPLACE([.B2088]; 1; 29; &quot;&quot;)" office:value-type="string" office:string-value="chef-cft/wombat" calcext:value-type="string">
            <text:p>chef-cft/wombat</text:p>
          </table:table-cell>
        </table:table-row>
        <table:table-row table:style-name="ro1">
          <table:table-cell office:value-type="float" office:value="38432663" calcext:value-type="float">
            <text:p>38432663</text:p>
          </table:table-cell>
          <table:table-cell office:value-type="string" calcext:value-type="string">
            <text:p>https://api.github.com/repos/haconiwa/haconiwa</text:p>
          </table:table-cell>
          <table:table-cell table:formula="of:=REPLACE([.B2089]; 1; 29; &quot;&quot;)" office:value-type="string" office:string-value="haconiwa/haconiwa" calcext:value-type="string">
            <text:p>haconiwa/haconiwa</text:p>
          </table:table-cell>
        </table:table-row>
        <table:table-row table:style-name="ro1">
          <table:table-cell office:value-type="float" office:value="38534422" calcext:value-type="float">
            <text:p>38534422</text:p>
          </table:table-cell>
          <table:table-cell office:value-type="string" calcext:value-type="string">
            <text:p>https://api.github.com/repos/the-difference-engine/one-hundred-club</text:p>
          </table:table-cell>
          <table:table-cell table:formula="of:=REPLACE([.B2090]; 1; 29; &quot;&quot;)" office:value-type="string" office:string-value="the-difference-engine/one-hundred-club" calcext:value-type="string">
            <text:p>the-difference-engine/one-hundred-club</text:p>
          </table:table-cell>
        </table:table-row>
        <table:table-row table:style-name="ro1">
          <table:table-cell office:value-type="float" office:value="38537183" calcext:value-type="float">
            <text:p>38537183</text:p>
          </table:table-cell>
          <table:table-cell office:value-type="string" calcext:value-type="string">
            <text:p>https://api.github.com/repos/yasyf/vc</text:p>
          </table:table-cell>
          <table:table-cell table:formula="of:=REPLACE([.B2091]; 1; 29; &quot;&quot;)" office:value-type="string" office:string-value="yasyf/vc" calcext:value-type="string">
            <text:p>yasyf/vc</text:p>
          </table:table-cell>
        </table:table-row>
        <table:table-row table:style-name="ro1">
          <table:table-cell office:value-type="float" office:value="38665634" calcext:value-type="float">
            <text:p>38665634</text:p>
          </table:table-cell>
          <table:table-cell office:value-type="string" calcext:value-type="string">
            <text:p>https://api.github.com/repos/BuddyRobots/BabyPlan</text:p>
          </table:table-cell>
          <table:table-cell table:formula="of:=REPLACE([.B2092]; 1; 29; &quot;&quot;)" office:value-type="string" office:string-value="BuddyRobots/BabyPlan" calcext:value-type="string">
            <text:p>BuddyRobots/BabyPlan</text:p>
          </table:table-cell>
        </table:table-row>
        <table:table-row table:style-name="ro1">
          <table:table-cell office:value-type="float" office:value="38733234" calcext:value-type="float">
            <text:p>38733234</text:p>
          </table:table-cell>
          <table:table-cell office:value-type="string" calcext:value-type="string">
            <text:p>https://api.github.com/repos/mlibrary/heliotrope</text:p>
          </table:table-cell>
          <table:table-cell table:formula="of:=REPLACE([.B2093]; 1; 29; &quot;&quot;)" office:value-type="string" office:string-value="mlibrary/heliotrope" calcext:value-type="string">
            <text:p>mlibrary/heliotrope</text:p>
          </table:table-cell>
        </table:table-row>
        <table:table-row table:style-name="ro1">
          <table:table-cell office:value-type="float" office:value="38740909" calcext:value-type="float">
            <text:p>38740909</text:p>
          </table:table-cell>
          <table:table-cell office:value-type="string" calcext:value-type="string">
            <text:p>https://api.github.com/repos/wdenton/noa2co2</text:p>
          </table:table-cell>
          <table:table-cell table:formula="of:=REPLACE([.B2094]; 1; 29; &quot;&quot;)" office:value-type="string" office:string-value="wdenton/noa2co2" calcext:value-type="string">
            <text:p>wdenton/noa2co2</text:p>
          </table:table-cell>
        </table:table-row>
        <table:table-row table:style-name="ro1">
          <table:table-cell office:value-type="float" office:value="39119961" calcext:value-type="float">
            <text:p>39119961</text:p>
          </table:table-cell>
          <table:table-cell office:value-type="string" calcext:value-type="string">
            <text:p>https://api.github.com/repos/Vizzuality/forest-atlas-landscape-cms</text:p>
          </table:table-cell>
          <table:table-cell table:formula="of:=REPLACE([.B2095]; 1; 29; &quot;&quot;)" office:value-type="string" office:string-value="Vizzuality/forest-atlas-landscape-cms" calcext:value-type="string">
            <text:p>Vizzuality/forest-atlas-landscape-cms</text:p>
          </table:table-cell>
        </table:table-row>
        <table:table-row table:style-name="ro1">
          <table:table-cell office:value-type="float" office:value="39123359" calcext:value-type="float">
            <text:p>39123359</text:p>
          </table:table-cell>
          <table:table-cell office:value-type="string" calcext:value-type="string">
            <text:p>https://api.github.com/repos/everypolitician-scrapers/nigeria-national-assembly</text:p>
          </table:table-cell>
          <table:table-cell table:formula="of:=REPLACE([.B2096]; 1; 29; &quot;&quot;)" office:value-type="string" office:string-value="everypolitician-scrapers/nigeria-national-assembly" calcext:value-type="string">
            <text:p>everypolitician-scrapers/nigeria-national-assembly</text:p>
          </table:table-cell>
        </table:table-row>
        <table:table-row table:style-name="ro1">
          <table:table-cell office:value-type="float" office:value="39636626" calcext:value-type="float">
            <text:p>39636626</text:p>
          </table:table-cell>
          <table:table-cell office:value-type="string" calcext:value-type="string">
            <text:p>https://api.github.com/repos/lumoslabs/broadside</text:p>
          </table:table-cell>
          <table:table-cell table:formula="of:=REPLACE([.B2097]; 1; 29; &quot;&quot;)" office:value-type="string" office:string-value="lumoslabs/broadside" calcext:value-type="string">
            <text:p>lumoslabs/broadside</text:p>
          </table:table-cell>
        </table:table-row>
        <table:table-row table:style-name="ro1">
          <table:table-cell office:value-type="float" office:value="39780492" calcext:value-type="float">
            <text:p>39780492</text:p>
          </table:table-cell>
          <table:table-cell office:value-type="string" calcext:value-type="string">
            <text:p>https://api.github.com/repos/chef-cft/bjc</text:p>
          </table:table-cell>
          <table:table-cell table:formula="of:=REPLACE([.B2098]; 1; 29; &quot;&quot;)" office:value-type="string" office:string-value="chef-cft/bjc" calcext:value-type="string">
            <text:p>chef-cft/bjc</text:p>
          </table:table-cell>
        </table:table-row>
        <table:table-row table:style-name="ro1">
          <table:table-cell office:value-type="float" office:value="40366835" calcext:value-type="float">
            <text:p>40366835</text:p>
          </table:table-cell>
          <table:table-cell office:value-type="string" calcext:value-type="string">
            <text:p>https://api.github.com/repos/boomerdigital/solidus_avatax_certified</text:p>
          </table:table-cell>
          <table:table-cell table:formula="of:=REPLACE([.B2099]; 1; 29; &quot;&quot;)" office:value-type="string" office:string-value="boomerdigital/solidus_avatax_certified" calcext:value-type="string">
            <text:p>boomerdigital/solidus_avatax_certified</text:p>
          </table:table-cell>
        </table:table-row>
        <table:table-row table:style-name="ro1">
          <table:table-cell office:value-type="float" office:value="40381621" calcext:value-type="float">
            <text:p>40381621</text:p>
          </table:table-cell>
          <table:table-cell office:value-type="string" calcext:value-type="string">
            <text:p>https://api.github.com/repos/TGAC/brassica</text:p>
          </table:table-cell>
          <table:table-cell table:formula="of:=REPLACE([.B2100]; 1; 29; &quot;&quot;)" office:value-type="string" office:string-value="TGAC/brassica" calcext:value-type="string">
            <text:p>TGAC/brassica</text:p>
          </table:table-cell>
        </table:table-row>
        <table:table-row table:style-name="ro1">
          <table:table-cell office:value-type="float" office:value="40839985" calcext:value-type="float">
            <text:p>40839985</text:p>
          </table:table-cell>
          <table:table-cell office:value-type="string" calcext:value-type="string">
            <text:p>https://api.github.com/repos/alphagov/govuk-app-deployment</text:p>
          </table:table-cell>
          <table:table-cell table:formula="of:=REPLACE([.B2101]; 1; 29; &quot;&quot;)" office:value-type="string" office:string-value="alphagov/govuk-app-deployment" calcext:value-type="string">
            <text:p>alphagov/govuk-app-deployment</text:p>
          </table:table-cell>
        </table:table-row>
        <table:table-row table:style-name="ro1">
          <table:table-cell office:value-type="float" office:value="40884157" calcext:value-type="float">
            <text:p>40884157</text:p>
          </table:table-cell>
          <table:table-cell office:value-type="string" calcext:value-type="string">
            <text:p>https://api.github.com/repos/cenit-io/cenit</text:p>
          </table:table-cell>
          <table:table-cell table:formula="of:=REPLACE([.B2102]; 1; 29; &quot;&quot;)" office:value-type="string" office:string-value="cenit-io/cenit" calcext:value-type="string">
            <text:p>cenit-io/cenit</text:p>
          </table:table-cell>
        </table:table-row>
        <table:table-row table:style-name="ro1">
          <table:table-cell office:value-type="float" office:value="40900185" calcext:value-type="float">
            <text:p>40900185</text:p>
          </table:table-cell>
          <table:table-cell office:value-type="string" calcext:value-type="string">
            <text:p>https://api.github.com/repos/gambala/gambala</text:p>
          </table:table-cell>
          <table:table-cell table:formula="of:=REPLACE([.B2103]; 1; 29; &quot;&quot;)" office:value-type="string" office:string-value="gambala/gambala" calcext:value-type="string">
            <text:p>gambala/gambala</text:p>
          </table:table-cell>
        </table:table-row>
        <table:table-row table:style-name="ro1">
          <table:table-cell office:value-type="float" office:value="40940644" calcext:value-type="float">
            <text:p>40940644</text:p>
          </table:table-cell>
          <table:table-cell office:value-type="string" calcext:value-type="string">
            <text:p>https://api.github.com/repos/mpkrueger/saver</text:p>
          </table:table-cell>
          <table:table-cell table:formula="of:=REPLACE([.B2104]; 1; 29; &quot;&quot;)" office:value-type="string" office:string-value="mpkrueger/saver" calcext:value-type="string">
            <text:p>mpkrueger/saver</text:p>
          </table:table-cell>
        </table:table-row>
        <table:table-row table:style-name="ro1">
          <table:table-cell office:value-type="float" office:value="41003441" calcext:value-type="float">
            <text:p>41003441</text:p>
          </table:table-cell>
          <table:table-cell office:value-type="string" calcext:value-type="string">
            <text:p>https://api.github.com/repos/evildarkarchon/andys_scripts</text:p>
          </table:table-cell>
          <table:table-cell table:formula="of:=REPLACE([.B2105]; 1; 29; &quot;&quot;)" office:value-type="string" office:string-value="evildarkarchon/andys_scripts" calcext:value-type="string">
            <text:p>evildarkarchon/andys_scripts</text:p>
          </table:table-cell>
        </table:table-row>
        <table:table-row table:style-name="ro1">
          <table:table-cell office:value-type="float" office:value="41026376" calcext:value-type="float">
            <text:p>41026376</text:p>
          </table:table-cell>
          <table:table-cell office:value-type="string" calcext:value-type="string">
            <text:p>https://api.github.com/repos/greenriver/boston-cas</text:p>
          </table:table-cell>
          <table:table-cell table:formula="of:=REPLACE([.B2106]; 1; 29; &quot;&quot;)" office:value-type="string" office:string-value="greenriver/boston-cas" calcext:value-type="string">
            <text:p>greenriver/boston-cas</text:p>
          </table:table-cell>
        </table:table-row>
        <table:table-row table:style-name="ro1">
          <table:table-cell office:value-type="float" office:value="41033704" calcext:value-type="float">
            <text:p>41033704</text:p>
          </table:table-cell>
          <table:table-cell office:value-type="string" calcext:value-type="string">
            <text:p>https://api.github.com/repos/zoltron2001/trading-game</text:p>
          </table:table-cell>
          <table:table-cell table:formula="of:=REPLACE([.B2107]; 1; 29; &quot;&quot;)" office:value-type="string" office:string-value="zoltron2001/trading-game" calcext:value-type="string">
            <text:p>zoltron2001/trading-game</text:p>
          </table:table-cell>
        </table:table-row>
        <table:table-row table:style-name="ro1">
          <table:table-cell office:value-type="float" office:value="41095193" calcext:value-type="float">
            <text:p>41095193</text:p>
          </table:table-cell>
          <table:table-cell office:value-type="string" calcext:value-type="string">
            <text:p>https://api.github.com/repos/OSC/ood-dashboard</text:p>
          </table:table-cell>
          <table:table-cell table:formula="of:=REPLACE([.B2108]; 1; 29; &quot;&quot;)" office:value-type="string" office:string-value="OSC/ood-dashboard" calcext:value-type="string">
            <text:p>OSC/ood-dashboard</text:p>
          </table:table-cell>
        </table:table-row>
        <table:table-row table:style-name="ro1">
          <table:table-cell office:value-type="float" office:value="41140114" calcext:value-type="float">
            <text:p>41140114</text:p>
          </table:table-cell>
          <table:table-cell office:value-type="string" calcext:value-type="string">
            <text:p>https://api.github.com/repos/Galooshi/happo</text:p>
          </table:table-cell>
          <table:table-cell table:formula="of:=REPLACE([.B2109]; 1; 29; &quot;&quot;)" office:value-type="string" office:string-value="Galooshi/happo" calcext:value-type="string">
            <text:p>Galooshi/happo</text:p>
          </table:table-cell>
        </table:table-row>
        <table:table-row table:style-name="ro1">
          <table:table-cell office:value-type="float" office:value="41404553" calcext:value-type="float">
            <text:p>41404553</text:p>
          </table:table-cell>
          <table:table-cell office:value-type="string" calcext:value-type="string">
            <text:p>https://api.github.com/repos/kumabook/spread_beaver</text:p>
          </table:table-cell>
          <table:table-cell table:formula="of:=REPLACE([.B2110]; 1; 29; &quot;&quot;)" office:value-type="string" office:string-value="kumabook/spread_beaver" calcext:value-type="string">
            <text:p>kumabook/spread_beaver</text:p>
          </table:table-cell>
        </table:table-row>
        <table:table-row table:style-name="ro1">
          <table:table-cell office:value-type="float" office:value="41444629" calcext:value-type="float">
            <text:p>41444629</text:p>
          </table:table-cell>
          <table:table-cell office:value-type="string" calcext:value-type="string">
            <text:p>https://api.github.com/repos/udongo/udongo</text:p>
          </table:table-cell>
          <table:table-cell table:formula="of:=REPLACE([.B2111]; 1; 29; &quot;&quot;)" office:value-type="string" office:string-value="udongo/udongo" calcext:value-type="string">
            <text:p>udongo/udongo</text:p>
          </table:table-cell>
        </table:table-row>
        <table:table-row table:style-name="ro1">
          <table:table-cell office:value-type="float" office:value="41521442" calcext:value-type="float">
            <text:p>41521442</text:p>
          </table:table-cell>
          <table:table-cell office:value-type="string" calcext:value-type="string">
            <text:p>https://api.github.com/repos/tadpol/MrMurano</text:p>
          </table:table-cell>
          <table:table-cell table:formula="of:=REPLACE([.B2112]; 1; 29; &quot;&quot;)" office:value-type="string" office:string-value="tadpol/MrMurano" calcext:value-type="string">
            <text:p>tadpol/MrMurano</text:p>
          </table:table-cell>
        </table:table-row>
        <table:table-row table:style-name="ro1">
          <table:table-cell office:value-type="float" office:value="41585165" calcext:value-type="float">
            <text:p>41585165</text:p>
          </table:table-cell>
          <table:table-cell office:value-type="string" calcext:value-type="string">
            <text:p>https://api.github.com/repos/everypolitician-scrapers/kazakhstan-mazhilis</text:p>
          </table:table-cell>
          <table:table-cell table:formula="of:=REPLACE([.B2113]; 1; 29; &quot;&quot;)" office:value-type="string" office:string-value="everypolitician-scrapers/kazakhstan-mazhilis" calcext:value-type="string">
            <text:p>everypolitician-scrapers/kazakhstan-mazhilis</text:p>
          </table:table-cell>
        </table:table-row>
        <table:table-row table:style-name="ro1">
          <table:table-cell office:value-type="float" office:value="41608708" calcext:value-type="float">
            <text:p>41608708</text:p>
          </table:table-cell>
          <table:table-cell office:value-type="string" calcext:value-type="string">
            <text:p>https://api.github.com/repos/jasnow/show-me-the-food5edge</text:p>
          </table:table-cell>
          <table:table-cell table:formula="of:=REPLACE([.B2114]; 1; 29; &quot;&quot;)" office:value-type="string" office:string-value="jasnow/show-me-the-food5edge" calcext:value-type="string">
            <text:p>jasnow/show-me-the-food5edge</text:p>
          </table:table-cell>
        </table:table-row>
        <table:table-row table:style-name="ro1">
          <table:table-cell office:value-type="float" office:value="41761184" calcext:value-type="float">
            <text:p>41761184</text:p>
          </table:table-cell>
          <table:table-cell office:value-type="string" calcext:value-type="string">
            <text:p>https://api.github.com/repos/how-is/how_is</text:p>
          </table:table-cell>
          <table:table-cell table:formula="of:=REPLACE([.B2115]; 1; 29; &quot;&quot;)" office:value-type="string" office:string-value="how-is/how_is" calcext:value-type="string">
            <text:p>how-is/how_is</text:p>
          </table:table-cell>
        </table:table-row>
        <table:table-row table:style-name="ro1">
          <table:table-cell office:value-type="float" office:value="41854202" calcext:value-type="float">
            <text:p>41854202</text:p>
          </table:table-cell>
          <table:table-cell office:value-type="string" calcext:value-type="string">
            <text:p>https://api.github.com/repos/ministryofjustice/correspondence_tool_staff</text:p>
          </table:table-cell>
          <table:table-cell table:formula="of:=REPLACE([.B2116]; 1; 29; &quot;&quot;)" office:value-type="string" office:string-value="ministryofjustice/correspondence_tool_staff" calcext:value-type="string">
            <text:p>ministryofjustice/correspondence_tool_staff</text:p>
          </table:table-cell>
        </table:table-row>
        <table:table-row table:style-name="ro1">
          <table:table-cell office:value-type="float" office:value="42048343" calcext:value-type="float">
            <text:p>42048343</text:p>
          </table:table-cell>
          <table:table-cell office:value-type="string" calcext:value-type="string">
            <text:p>https://api.github.com/repos/Maumagnaguagno/HyperTensioN_U</text:p>
          </table:table-cell>
          <table:table-cell table:formula="of:=REPLACE([.B2117]; 1; 29; &quot;&quot;)" office:value-type="string" office:string-value="Maumagnaguagno/HyperTensioN_U" calcext:value-type="string">
            <text:p>Maumagnaguagno/HyperTensioN_U</text:p>
          </table:table-cell>
        </table:table-row>
        <table:table-row table:style-name="ro1">
          <table:table-cell office:value-type="float" office:value="42087065" calcext:value-type="float">
            <text:p>42087065</text:p>
          </table:table-cell>
          <table:table-cell office:value-type="string" calcext:value-type="string">
            <text:p>https://api.github.com/repos/sonata-nfv/son-gkeeper</text:p>
          </table:table-cell>
          <table:table-cell table:formula="of:=REPLACE([.B2118]; 1; 29; &quot;&quot;)" office:value-type="string" office:string-value="sonata-nfv/son-gkeeper" calcext:value-type="string">
            <text:p>sonata-nfv/son-gkeeper</text:p>
          </table:table-cell>
        </table:table-row>
        <table:table-row table:style-name="ro1">
          <table:table-cell office:value-type="float" office:value="42207965" calcext:value-type="float">
            <text:p>42207965</text:p>
          </table:table-cell>
          <table:table-cell office:value-type="string" calcext:value-type="string">
            <text:p>https://api.github.com/repos/Leanplum/CocoaPods</text:p>
          </table:table-cell>
          <table:table-cell table:formula="of:=REPLACE([.B2119]; 1; 29; &quot;&quot;)" office:value-type="string" office:string-value="Leanplum/CocoaPods" calcext:value-type="string">
            <text:p>Leanplum/CocoaPods</text:p>
          </table:table-cell>
        </table:table-row>
        <table:table-row table:style-name="ro1">
          <table:table-cell office:value-type="float" office:value="42268439" calcext:value-type="float">
            <text:p>42268439</text:p>
          </table:table-cell>
          <table:table-cell office:value-type="string" calcext:value-type="string">
            <text:p>https://api.github.com/repos/nownabe/blog.nownabe.com</text:p>
          </table:table-cell>
          <table:table-cell table:formula="of:=REPLACE([.B2120]; 1; 29; &quot;&quot;)" office:value-type="string" office:string-value="nownabe/blog.nownabe.com" calcext:value-type="string">
            <text:p>nownabe/blog.nownabe.com</text:p>
          </table:table-cell>
        </table:table-row>
        <table:table-row table:style-name="ro1">
          <table:table-cell office:value-type="float" office:value="42299773" calcext:value-type="float">
            <text:p>42299773</text:p>
          </table:table-cell>
          <table:table-cell office:value-type="string" calcext:value-type="string">
            <text:p>https://api.github.com/repos/datagraft/datagraft-portal</text:p>
          </table:table-cell>
          <table:table-cell table:formula="of:=REPLACE([.B2121]; 1; 29; &quot;&quot;)" office:value-type="string" office:string-value="datagraft/datagraft-portal" calcext:value-type="string">
            <text:p>datagraft/datagraft-portal</text:p>
          </table:table-cell>
        </table:table-row>
        <table:table-row table:style-name="ro1">
          <table:table-cell office:value-type="float" office:value="42576505" calcext:value-type="float">
            <text:p>42576505</text:p>
          </table:table-cell>
          <table:table-cell office:value-type="string" calcext:value-type="string">
            <text:p>https://api.github.com/repos/MITLibraries/bento</text:p>
          </table:table-cell>
          <table:table-cell table:formula="of:=REPLACE([.B2122]; 1; 29; &quot;&quot;)" office:value-type="string" office:string-value="MITLibraries/bento" calcext:value-type="string">
            <text:p>MITLibraries/bento</text:p>
          </table:table-cell>
        </table:table-row>
        <table:table-row table:style-name="ro1">
          <table:table-cell office:value-type="float" office:value="42631057" calcext:value-type="float">
            <text:p>42631057</text:p>
          </table:table-cell>
          <table:table-cell office:value-type="string" calcext:value-type="string">
            <text:p>https://api.github.com/repos/everypolitician-scrapers/singapore-parliament</text:p>
          </table:table-cell>
          <table:table-cell table:formula="of:=REPLACE([.B2123]; 1; 29; &quot;&quot;)" office:value-type="string" office:string-value="everypolitician-scrapers/singapore-parliament" calcext:value-type="string">
            <text:p>everypolitician-scrapers/singapore-parliament</text:p>
          </table:table-cell>
        </table:table-row>
        <table:table-row table:style-name="ro1">
          <table:table-cell office:value-type="float" office:value="42634966" calcext:value-type="float">
            <text:p>42634966</text:p>
          </table:table-cell>
          <table:table-cell office:value-type="string" calcext:value-type="string">
            <text:p>https://api.github.com/repos/everypolitician-scrapers/singapore-current</text:p>
          </table:table-cell>
          <table:table-cell table:formula="of:=REPLACE([.B2124]; 1; 29; &quot;&quot;)" office:value-type="string" office:string-value="everypolitician-scrapers/singapore-current" calcext:value-type="string">
            <text:p>everypolitician-scrapers/singapore-current</text:p>
          </table:table-cell>
        </table:table-row>
        <table:table-row table:style-name="ro1">
          <table:table-cell office:value-type="float" office:value="42760806" calcext:value-type="float">
            <text:p>42760806</text:p>
          </table:table-cell>
          <table:table-cell office:value-type="string" calcext:value-type="string">
            <text:p>https://api.github.com/repos/mozilla/ssh_scan</text:p>
          </table:table-cell>
          <table:table-cell table:formula="of:=REPLACE([.B2125]; 1; 29; &quot;&quot;)" office:value-type="string" office:string-value="mozilla/ssh_scan" calcext:value-type="string">
            <text:p>mozilla/ssh_scan</text:p>
          </table:table-cell>
        </table:table-row>
        <table:table-row table:style-name="ro1">
          <table:table-cell office:value-type="float" office:value="42775066" calcext:value-type="float">
            <text:p>42775066</text:p>
          </table:table-cell>
          <table:table-cell office:value-type="string" calcext:value-type="string">
            <text:p>https://api.github.com/repos/everypolitician-scrapers/vanuatu-parliament</text:p>
          </table:table-cell>
          <table:table-cell table:formula="of:=REPLACE([.B2126]; 1; 29; &quot;&quot;)" office:value-type="string" office:string-value="everypolitician-scrapers/vanuatu-parliament" calcext:value-type="string">
            <text:p>everypolitician-scrapers/vanuatu-parliament</text:p>
          </table:table-cell>
        </table:table-row>
        <table:table-row table:style-name="ro1">
          <table:table-cell office:value-type="float" office:value="42781819" calcext:value-type="float">
            <text:p>42781819</text:p>
          </table:table-cell>
          <table:table-cell office:value-type="string" calcext:value-type="string">
            <text:p>https://api.github.com/repos/everypolitician-scrapers/kenya-mzalendo</text:p>
          </table:table-cell>
          <table:table-cell table:formula="of:=REPLACE([.B2127]; 1; 29; &quot;&quot;)" office:value-type="string" office:string-value="everypolitician-scrapers/kenya-mzalendo" calcext:value-type="string">
            <text:p>everypolitician-scrapers/kenya-mzalendo</text:p>
          </table:table-cell>
        </table:table-row>
        <table:table-row table:style-name="ro1">
          <table:table-cell office:value-type="float" office:value="42781825" calcext:value-type="float">
            <text:p>42781825</text:p>
          </table:table-cell>
          <table:table-cell office:value-type="string" calcext:value-type="string">
            <text:p>https://api.github.com/repos/everypolitician-scrapers/ireland-kildarestreet</text:p>
          </table:table-cell>
          <table:table-cell table:formula="of:=REPLACE([.B2128]; 1; 29; &quot;&quot;)" office:value-type="string" office:string-value="everypolitician-scrapers/ireland-kildarestreet" calcext:value-type="string">
            <text:p>everypolitician-scrapers/ireland-kildarestreet</text:p>
          </table:table-cell>
        </table:table-row>
        <table:table-row table:style-name="ro1">
          <table:table-cell office:value-type="float" office:value="42781832" calcext:value-type="float">
            <text:p>42781832</text:p>
          </table:table-cell>
          <table:table-cell office:value-type="string" calcext:value-type="string">
            <text:p>https://api.github.com/repos/everypolitician-scrapers/new-zealand-parliament</text:p>
          </table:table-cell>
          <table:table-cell table:formula="of:=REPLACE([.B2129]; 1; 29; &quot;&quot;)" office:value-type="string" office:string-value="everypolitician-scrapers/new-zealand-parliament" calcext:value-type="string">
            <text:p>everypolitician-scrapers/new-zealand-parliament</text:p>
          </table:table-cell>
        </table:table-row>
        <table:table-row table:style-name="ro1">
          <table:table-cell office:value-type="float" office:value="42781865" calcext:value-type="float">
            <text:p>42781865</text:p>
          </table:table-cell>
          <table:table-cell office:value-type="string" calcext:value-type="string">
            <text:p>https://api.github.com/repos/everypolitician-scrapers/aruba-parlamento</text:p>
          </table:table-cell>
          <table:table-cell table:formula="of:=REPLACE([.B2130]; 1; 29; &quot;&quot;)" office:value-type="string" office:string-value="everypolitician-scrapers/aruba-parlamento" calcext:value-type="string">
            <text:p>everypolitician-scrapers/aruba-parlamento</text:p>
          </table:table-cell>
        </table:table-row>
        <table:table-row table:style-name="ro1">
          <table:table-cell office:value-type="float" office:value="42781874" calcext:value-type="float">
            <text:p>42781874</text:p>
          </table:table-cell>
          <table:table-cell office:value-type="string" calcext:value-type="string">
            <text:p>https://api.github.com/repos/everypolitician-scrapers/romanian-parliament</text:p>
          </table:table-cell>
          <table:table-cell table:formula="of:=REPLACE([.B2131]; 1; 29; &quot;&quot;)" office:value-type="string" office:string-value="everypolitician-scrapers/romanian-parliament" calcext:value-type="string">
            <text:p>everypolitician-scrapers/romanian-parliament</text:p>
          </table:table-cell>
        </table:table-row>
        <table:table-row table:style-name="ro1">
          <table:table-cell office:value-type="float" office:value="42781907" calcext:value-type="float">
            <text:p>42781907</text:p>
          </table:table-cell>
          <table:table-cell office:value-type="string" calcext:value-type="string">
            <text:p>https://api.github.com/repos/everypolitician-scrapers/welsh-assembly</text:p>
          </table:table-cell>
          <table:table-cell table:formula="of:=REPLACE([.B2132]; 1; 29; &quot;&quot;)" office:value-type="string" office:string-value="everypolitician-scrapers/welsh-assembly" calcext:value-type="string">
            <text:p>everypolitician-scrapers/welsh-assembly</text:p>
          </table:table-cell>
        </table:table-row>
        <table:table-row table:style-name="ro1">
          <table:table-cell office:value-type="float" office:value="42781954" calcext:value-type="float">
            <text:p>42781954</text:p>
          </table:table-cell>
          <table:table-cell office:value-type="string" calcext:value-type="string">
            <text:p>https://api.github.com/repos/everypolitician-scrapers/croatia-parliament</text:p>
          </table:table-cell>
          <table:table-cell table:formula="of:=REPLACE([.B2133]; 1; 29; &quot;&quot;)" office:value-type="string" office:string-value="everypolitician-scrapers/croatia-parliament" calcext:value-type="string">
            <text:p>everypolitician-scrapers/croatia-parliament</text:p>
          </table:table-cell>
        </table:table-row>
        <table:table-row table:style-name="ro1">
          <table:table-cell office:value-type="float" office:value="42781971" calcext:value-type="float">
            <text:p>42781971</text:p>
          </table:table-cell>
          <table:table-cell office:value-type="string" calcext:value-type="string">
            <text:p>https://api.github.com/repos/everypolitician-scrapers/mexico-diputados-2015</text:p>
          </table:table-cell>
          <table:table-cell table:formula="of:=REPLACE([.B2134]; 1; 29; &quot;&quot;)" office:value-type="string" office:string-value="everypolitician-scrapers/mexico-diputados-2015" calcext:value-type="string">
            <text:p>everypolitician-scrapers/mexico-diputados-2015</text:p>
          </table:table-cell>
        </table:table-row>
        <table:table-row table:style-name="ro1">
          <table:table-cell office:value-type="float" office:value="42782003" calcext:value-type="float">
            <text:p>42782003</text:p>
          </table:table-cell>
          <table:table-cell office:value-type="string" calcext:value-type="string">
            <text:p>https://api.github.com/repos/everypolitician-scrapers/denmark-folketing</text:p>
          </table:table-cell>
          <table:table-cell table:formula="of:=REPLACE([.B2135]; 1; 29; &quot;&quot;)" office:value-type="string" office:string-value="everypolitician-scrapers/denmark-folketing" calcext:value-type="string">
            <text:p>everypolitician-scrapers/denmark-folketing</text:p>
          </table:table-cell>
        </table:table-row>
        <table:table-row table:style-name="ro1">
          <table:table-cell office:value-type="float" office:value="42782096" calcext:value-type="float">
            <text:p>42782096</text:p>
          </table:table-cell>
          <table:table-cell office:value-type="string" calcext:value-type="string">
            <text:p>https://api.github.com/repos/everypolitician-scrapers/macedonia-sobranie</text:p>
          </table:table-cell>
          <table:table-cell table:formula="of:=REPLACE([.B2136]; 1; 29; &quot;&quot;)" office:value-type="string" office:string-value="everypolitician-scrapers/macedonia-sobranie" calcext:value-type="string">
            <text:p>everypolitician-scrapers/macedonia-sobranie</text:p>
          </table:table-cell>
        </table:table-row>
        <table:table-row table:style-name="ro1">
          <table:table-cell office:value-type="float" office:value="42782099" calcext:value-type="float">
            <text:p>42782099</text:p>
          </table:table-cell>
          <table:table-cell office:value-type="string" calcext:value-type="string">
            <text:p>https://api.github.com/repos/everypolitician-scrapers/philippines-house-of-representatives</text:p>
          </table:table-cell>
          <table:table-cell table:formula="of:=REPLACE([.B2137]; 1; 29; &quot;&quot;)" office:value-type="string" office:string-value="everypolitician-scrapers/philippines-house-of-representatives" calcext:value-type="string">
            <text:p>everypolitician-scrapers/philippines-house-of-representatives</text:p>
          </table:table-cell>
        </table:table-row>
        <table:table-row table:style-name="ro1">
          <table:table-cell office:value-type="float" office:value="42782127" calcext:value-type="float">
            <text:p>42782127</text:p>
          </table:table-cell>
          <table:table-cell office:value-type="string" calcext:value-type="string">
            <text:p>https://api.github.com/repos/everypolitician-scrapers/pakistan-national-assembly</text:p>
          </table:table-cell>
          <table:table-cell table:formula="of:=REPLACE([.B2138]; 1; 29; &quot;&quot;)" office:value-type="string" office:string-value="everypolitician-scrapers/pakistan-national-assembly" calcext:value-type="string">
            <text:p>everypolitician-scrapers/pakistan-national-assembly</text:p>
          </table:table-cell>
        </table:table-row>
        <table:table-row table:style-name="ro1">
          <table:table-cell office:value-type="float" office:value="42782213" calcext:value-type="float">
            <text:p>42782213</text:p>
          </table:table-cell>
          <table:table-cell office:value-type="string" calcext:value-type="string">
            <text:p>https://api.github.com/repos/everypolitician-scrapers/Alderney</text:p>
          </table:table-cell>
          <table:table-cell table:formula="of:=REPLACE([.B2139]; 1; 29; &quot;&quot;)" office:value-type="string" office:string-value="everypolitician-scrapers/Alderney" calcext:value-type="string">
            <text:p>everypolitician-scrapers/Alderney</text:p>
          </table:table-cell>
        </table:table-row>
        <table:table-row table:style-name="ro1">
          <table:table-cell office:value-type="float" office:value="42782216" calcext:value-type="float">
            <text:p>42782216</text:p>
          </table:table-cell>
          <table:table-cell office:value-type="string" calcext:value-type="string">
            <text:p>https://api.github.com/repos/everypolitician-scrapers/afghanistan-assembly</text:p>
          </table:table-cell>
          <table:table-cell table:formula="of:=REPLACE([.B2140]; 1; 29; &quot;&quot;)" office:value-type="string" office:string-value="everypolitician-scrapers/afghanistan-assembly" calcext:value-type="string">
            <text:p>everypolitician-scrapers/afghanistan-assembly</text:p>
          </table:table-cell>
        </table:table-row>
        <table:table-row table:style-name="ro1">
          <table:table-cell office:value-type="float" office:value="42782248" calcext:value-type="float">
            <text:p>42782248</text:p>
          </table:table-cell>
          <table:table-cell office:value-type="string" calcext:value-type="string">
            <text:p>https://api.github.com/repos/everypolitician-scrapers/andorra-consell-general</text:p>
          </table:table-cell>
          <table:table-cell table:formula="of:=REPLACE([.B2141]; 1; 29; &quot;&quot;)" office:value-type="string" office:string-value="everypolitician-scrapers/andorra-consell-general" calcext:value-type="string">
            <text:p>everypolitician-scrapers/andorra-consell-general</text:p>
          </table:table-cell>
        </table:table-row>
        <table:table-row table:style-name="ro1">
          <table:table-cell office:value-type="float" office:value="42782250" calcext:value-type="float">
            <text:p>42782250</text:p>
          </table:table-cell>
          <table:table-cell office:value-type="string" calcext:value-type="string">
            <text:p>https://api.github.com/repos/everypolitician-scrapers/bhutan-national-assembly</text:p>
          </table:table-cell>
          <table:table-cell table:formula="of:=REPLACE([.B2142]; 1; 29; &quot;&quot;)" office:value-type="string" office:string-value="everypolitician-scrapers/bhutan-national-assembly" calcext:value-type="string">
            <text:p>everypolitician-scrapers/bhutan-national-assembly</text:p>
          </table:table-cell>
        </table:table-row>
        <table:table-row table:style-name="ro1">
          <table:table-cell office:value-type="float" office:value="42784951" calcext:value-type="float">
            <text:p>42784951</text:p>
          </table:table-cell>
          <table:table-cell office:value-type="string" calcext:value-type="string">
            <text:p>https://api.github.com/repos/TomSmit/a-velvet-uproar</text:p>
          </table:table-cell>
          <table:table-cell table:formula="of:=REPLACE([.B2143]; 1; 29; &quot;&quot;)" office:value-type="string" office:string-value="TomSmit/a-velvet-uproar" calcext:value-type="string">
            <text:p>TomSmit/a-velvet-uproar</text:p>
          </table:table-cell>
        </table:table-row>
        <table:table-row table:style-name="ro1">
          <table:table-cell office:value-type="float" office:value="42817500" calcext:value-type="float">
            <text:p>42817500</text:p>
          </table:table-cell>
          <table:table-cell office:value-type="string" calcext:value-type="string">
            <text:p>https://api.github.com/repos/Vizzuality/GCPM</text:p>
          </table:table-cell>
          <table:table-cell table:formula="of:=REPLACE([.B2144]; 1; 29; &quot;&quot;)" office:value-type="string" office:string-value="Vizzuality/GCPM" calcext:value-type="string">
            <text:p>Vizzuality/GCPM</text:p>
          </table:table-cell>
        </table:table-row>
        <table:table-row table:style-name="ro1">
          <table:table-cell office:value-type="float" office:value="42868312" calcext:value-type="float">
            <text:p>42868312</text:p>
          </table:table-cell>
          <table:table-cell office:value-type="string" calcext:value-type="string">
            <text:p>https://api.github.com/repos/joojieman/northseapartsthree</text:p>
          </table:table-cell>
          <table:table-cell table:formula="of:=REPLACE([.B2145]; 1; 29; &quot;&quot;)" office:value-type="string" office:string-value="joojieman/northseapartsthree" calcext:value-type="string">
            <text:p>joojieman/northseapartsthree</text:p>
          </table:table-cell>
        </table:table-row>
        <table:table-row table:style-name="ro1">
          <table:table-cell office:value-type="float" office:value="42970163" calcext:value-type="float">
            <text:p>42970163</text:p>
          </table:table-cell>
          <table:table-cell office:value-type="string" calcext:value-type="string">
            <text:p>https://api.github.com/repos/uofo/reverse-archaeology-content</text:p>
          </table:table-cell>
          <table:table-cell table:formula="of:=REPLACE([.B2146]; 1; 29; &quot;&quot;)" office:value-type="string" office:string-value="uofo/reverse-archaeology-content" calcext:value-type="string">
            <text:p>uofo/reverse-archaeology-content</text:p>
          </table:table-cell>
        </table:table-row>
        <table:table-row table:style-name="ro1">
          <table:table-cell office:value-type="float" office:value="43033845" calcext:value-type="float">
            <text:p>43033845</text:p>
          </table:table-cell>
          <table:table-cell office:value-type="string" calcext:value-type="string">
            <text:p>https://api.github.com/repos/dylankarr/oldpluto</text:p>
          </table:table-cell>
          <table:table-cell table:formula="of:=REPLACE([.B2147]; 1; 29; &quot;&quot;)" office:value-type="string" office:string-value="dylankarr/oldpluto" calcext:value-type="string">
            <text:p>dylankarr/oldpluto</text:p>
          </table:table-cell>
        </table:table-row>
        <table:table-row table:style-name="ro1">
          <table:table-cell office:value-type="float" office:value="43093982" calcext:value-type="float">
            <text:p>43093982</text:p>
          </table:table-cell>
          <table:table-cell office:value-type="string" calcext:value-type="string">
            <text:p>https://api.github.com/repos/juliankohlman/LaunchSchool</text:p>
          </table:table-cell>
          <table:table-cell table:formula="of:=REPLACE([.B2148]; 1; 29; &quot;&quot;)" office:value-type="string" office:string-value="juliankohlman/LaunchSchool" calcext:value-type="string">
            <text:p>juliankohlman/LaunchSchool</text:p>
          </table:table-cell>
        </table:table-row>
        <table:table-row table:style-name="ro1">
          <table:table-cell office:value-type="float" office:value="43223409" calcext:value-type="float">
            <text:p>43223409</text:p>
          </table:table-cell>
          <table:table-cell office:value-type="string" calcext:value-type="string">
            <text:p>https://api.github.com/repos/darthjee/danica</text:p>
          </table:table-cell>
          <table:table-cell table:formula="of:=REPLACE([.B2149]; 1; 29; &quot;&quot;)" office:value-type="string" office:string-value="darthjee/danica" calcext:value-type="string">
            <text:p>darthjee/danica</text:p>
          </table:table-cell>
        </table:table-row>
        <table:table-row table:style-name="ro1">
          <table:table-cell office:value-type="float" office:value="43238226" calcext:value-type="float">
            <text:p>43238226</text:p>
          </table:table-cell>
          <table:table-cell office:value-type="string" calcext:value-type="string">
            <text:p>https://api.github.com/repos/everypolitician-scrapers/austria-parlament</text:p>
          </table:table-cell>
          <table:table-cell table:formula="of:=REPLACE([.B2150]; 1; 29; &quot;&quot;)" office:value-type="string" office:string-value="everypolitician-scrapers/austria-parlament" calcext:value-type="string">
            <text:p>everypolitician-scrapers/austria-parlament</text:p>
          </table:table-cell>
        </table:table-row>
        <table:table-row table:style-name="ro1">
          <table:table-cell office:value-type="float" office:value="43271540" calcext:value-type="float">
            <text:p>43271540</text:p>
          </table:table-cell>
          <table:table-cell office:value-type="string" calcext:value-type="string">
            <text:p>https://api.github.com/repos/roschaefer/rundfunk-mitbestimmen</text:p>
          </table:table-cell>
          <table:table-cell table:formula="of:=REPLACE([.B2151]; 1; 29; &quot;&quot;)" office:value-type="string" office:string-value="roschaefer/rundfunk-mitbestimmen" calcext:value-type="string">
            <text:p>roschaefer/rundfunk-mitbestimmen</text:p>
          </table:table-cell>
        </table:table-row>
        <table:table-row table:style-name="ro1">
          <table:table-cell office:value-type="float" office:value="43349475" calcext:value-type="float">
            <text:p>43349475</text:p>
          </table:table-cell>
          <table:table-cell office:value-type="string" calcext:value-type="string">
            <text:p>https://api.github.com/repos/codhab/portal</text:p>
          </table:table-cell>
          <table:table-cell table:formula="of:=REPLACE([.B2152]; 1; 29; &quot;&quot;)" office:value-type="string" office:string-value="codhab/portal" calcext:value-type="string">
            <text:p>codhab/portal</text:p>
          </table:table-cell>
        </table:table-row>
        <table:table-row table:style-name="ro1">
          <table:table-cell office:value-type="float" office:value="43389317" calcext:value-type="float">
            <text:p>43389317</text:p>
          </table:table-cell>
          <table:table-cell office:value-type="string" calcext:value-type="string">
            <text:p>https://api.github.com/repos/reevoo/sapience-rb</text:p>
          </table:table-cell>
          <table:table-cell table:formula="of:=REPLACE([.B2153]; 1; 29; &quot;&quot;)" office:value-type="string" office:string-value="reevoo/sapience-rb" calcext:value-type="string">
            <text:p>reevoo/sapience-rb</text:p>
          </table:table-cell>
        </table:table-row>
        <table:table-row table:style-name="ro1">
          <table:table-cell office:value-type="float" office:value="43412954" calcext:value-type="float">
            <text:p>43412954</text:p>
          </table:table-cell>
          <table:table-cell office:value-type="string" calcext:value-type="string">
            <text:p>https://api.github.com/repos/danger/danger-js</text:p>
          </table:table-cell>
          <table:table-cell table:formula="of:=REPLACE([.B2154]; 1; 29; &quot;&quot;)" office:value-type="string" office:string-value="danger/danger-js" calcext:value-type="string">
            <text:p>danger/danger-js</text:p>
          </table:table-cell>
        </table:table-row>
        <table:table-row table:style-name="ro1">
          <table:table-cell office:value-type="float" office:value="44259133" calcext:value-type="float">
            <text:p>44259133</text:p>
          </table:table-cell>
          <table:table-cell office:value-type="string" calcext:value-type="string">
            <text:p>https://api.github.com/repos/GoogleCloudPlatform/google-cloud-ruby</text:p>
          </table:table-cell>
          <table:table-cell table:formula="of:=REPLACE([.B2155]; 1; 29; &quot;&quot;)" office:value-type="string" office:string-value="GoogleCloudPlatform/google-cloud-ruby" calcext:value-type="string">
            <text:p>GoogleCloudPlatform/google-cloud-ruby</text:p>
          </table:table-cell>
        </table:table-row>
        <table:table-row table:style-name="ro1">
          <table:table-cell office:value-type="float" office:value="44371960" calcext:value-type="float">
            <text:p>44371960</text:p>
          </table:table-cell>
          <table:table-cell office:value-type="string" calcext:value-type="string">
            <text:p>https://api.github.com/repos/snwfog/buyma_insider</text:p>
          </table:table-cell>
          <table:table-cell table:formula="of:=REPLACE([.B2156]; 1; 29; &quot;&quot;)" office:value-type="string" office:string-value="snwfog/buyma_insider" calcext:value-type="string">
            <text:p>snwfog/buyma_insider</text:p>
          </table:table-cell>
        </table:table-row>
        <table:table-row table:style-name="ro1">
          <table:table-cell office:value-type="float" office:value="44509928" calcext:value-type="float">
            <text:p>44509928</text:p>
          </table:table-cell>
          <table:table-cell office:value-type="string" calcext:value-type="string">
            <text:p>https://api.github.com/repos/jerrywardlow/devops-playground</text:p>
          </table:table-cell>
          <table:table-cell table:formula="of:=REPLACE([.B2157]; 1; 29; &quot;&quot;)" office:value-type="string" office:string-value="jerrywardlow/devops-playground" calcext:value-type="string">
            <text:p>jerrywardlow/devops-playground</text:p>
          </table:table-cell>
        </table:table-row>
        <table:table-row table:style-name="ro1">
          <table:table-cell office:value-type="float" office:value="44692487" calcext:value-type="float">
            <text:p>44692487</text:p>
          </table:table-cell>
          <table:table-cell office:value-type="string" calcext:value-type="string">
            <text:p>https://api.github.com/repos/libovness/coindexter</text:p>
          </table:table-cell>
          <table:table-cell table:formula="of:=REPLACE([.B2158]; 1; 29; &quot;&quot;)" office:value-type="string" office:string-value="libovness/coindexter" calcext:value-type="string">
            <text:p>libovness/coindexter</text:p>
          </table:table-cell>
        </table:table-row>
        <table:table-row table:style-name="ro1">
          <table:table-cell office:value-type="float" office:value="44783868" calcext:value-type="float">
            <text:p>44783868</text:p>
          </table:table-cell>
          <table:table-cell office:value-type="string" calcext:value-type="string">
            <text:p>https://api.github.com/repos/agostonlaszlo/agostonlaszlo.github.io</text:p>
          </table:table-cell>
          <table:table-cell table:formula="of:=REPLACE([.B2159]; 1; 29; &quot;&quot;)" office:value-type="string" office:string-value="agostonlaszlo/agostonlaszlo.github.io" calcext:value-type="string">
            <text:p>agostonlaszlo/agostonlaszlo.github.io</text:p>
          </table:table-cell>
        </table:table-row>
        <table:table-row table:style-name="ro1">
          <table:table-cell office:value-type="float" office:value="44826891" calcext:value-type="float">
            <text:p>44826891</text:p>
          </table:table-cell>
          <table:table-cell office:value-type="string" calcext:value-type="string">
            <text:p>https://api.github.com/repos/BathHacked/energy-sparks</text:p>
          </table:table-cell>
          <table:table-cell table:formula="of:=REPLACE([.B2160]; 1; 29; &quot;&quot;)" office:value-type="string" office:string-value="BathHacked/energy-sparks" calcext:value-type="string">
            <text:p>BathHacked/energy-sparks</text:p>
          </table:table-cell>
        </table:table-row>
        <table:table-row table:style-name="ro1">
          <table:table-cell office:value-type="float" office:value="44839358" calcext:value-type="float">
            <text:p>44839358</text:p>
          </table:table-cell>
          <table:table-cell office:value-type="string" calcext:value-type="string">
            <text:p>https://api.github.com/repos/esemble/esemble.github.io</text:p>
          </table:table-cell>
          <table:table-cell table:formula="of:=REPLACE([.B2161]; 1; 29; &quot;&quot;)" office:value-type="string" office:string-value="esemble/esemble.github.io" calcext:value-type="string">
            <text:p>esemble/esemble.github.io</text:p>
          </table:table-cell>
        </table:table-row>
        <table:table-row table:style-name="ro1">
          <table:table-cell office:value-type="float" office:value="45413717" calcext:value-type="float">
            <text:p>45413717</text:p>
          </table:table-cell>
          <table:table-cell office:value-type="string" calcext:value-type="string">
            <text:p>https://api.github.com/repos/AfeefaDe/afeefa-backend-api</text:p>
          </table:table-cell>
          <table:table-cell table:formula="of:=REPLACE([.B2162]; 1; 29; &quot;&quot;)" office:value-type="string" office:string-value="AfeefaDe/afeefa-backend-api" calcext:value-type="string">
            <text:p>AfeefaDe/afeefa-backend-api</text:p>
          </table:table-cell>
        </table:table-row>
        <table:table-row table:style-name="ro1">
          <table:table-cell office:value-type="float" office:value="45463035" calcext:value-type="float">
            <text:p>45463035</text:p>
          </table:table-cell>
          <table:table-cell office:value-type="string" calcext:value-type="string">
            <text:p>https://api.github.com/repos/floraison/flor</text:p>
          </table:table-cell>
          <table:table-cell table:formula="of:=REPLACE([.B2163]; 1; 29; &quot;&quot;)" office:value-type="string" office:string-value="floraison/flor" calcext:value-type="string">
            <text:p>floraison/flor</text:p>
          </table:table-cell>
        </table:table-row>
        <table:table-row table:style-name="ro1">
          <table:table-cell office:value-type="float" office:value="45625339" calcext:value-type="float">
            <text:p>45625339</text:p>
          </table:table-cell>
          <table:table-cell office:value-type="string" calcext:value-type="string">
            <text:p>https://api.github.com/repos/chn-challenger/one_maths</text:p>
          </table:table-cell>
          <table:table-cell table:formula="of:=REPLACE([.B2164]; 1; 29; &quot;&quot;)" office:value-type="string" office:string-value="chn-challenger/one_maths" calcext:value-type="string">
            <text:p>chn-challenger/one_maths</text:p>
          </table:table-cell>
        </table:table-row>
        <table:table-row table:style-name="ro1">
          <table:table-cell office:value-type="float" office:value="45750754" calcext:value-type="float">
            <text:p>45750754</text:p>
          </table:table-cell>
          <table:table-cell office:value-type="string" calcext:value-type="string">
            <text:p>https://api.github.com/repos/PopulateTools/gobierto</text:p>
          </table:table-cell>
          <table:table-cell table:formula="of:=REPLACE([.B2165]; 1; 29; &quot;&quot;)" office:value-type="string" office:string-value="PopulateTools/gobierto" calcext:value-type="string">
            <text:p>PopulateTools/gobierto</text:p>
          </table:table-cell>
        </table:table-row>
        <table:table-row table:style-name="ro1">
          <table:table-cell office:value-type="float" office:value="45780869" calcext:value-type="float">
            <text:p>45780869</text:p>
          </table:table-cell>
          <table:table-cell office:value-type="string" calcext:value-type="string">
            <text:p>https://api.github.com/repos/digitalrebar/digitalrebar</text:p>
          </table:table-cell>
          <table:table-cell table:formula="of:=REPLACE([.B2166]; 1; 29; &quot;&quot;)" office:value-type="string" office:string-value="digitalrebar/digitalrebar" calcext:value-type="string">
            <text:p>digitalrebar/digitalrebar</text:p>
          </table:table-cell>
        </table:table-row>
        <table:table-row table:style-name="ro1">
          <table:table-cell office:value-type="float" office:value="45837386" calcext:value-type="float">
            <text:p>45837386</text:p>
          </table:table-cell>
          <table:table-cell office:value-type="string" calcext:value-type="string">
            <text:p>https://api.github.com/repos/LunarLogic/rails-girls-submissions</text:p>
          </table:table-cell>
          <table:table-cell table:formula="of:=REPLACE([.B2167]; 1; 29; &quot;&quot;)" office:value-type="string" office:string-value="LunarLogic/rails-girls-submissions" calcext:value-type="string">
            <text:p>LunarLogic/rails-girls-submissions</text:p>
          </table:table-cell>
        </table:table-row>
        <table:table-row table:style-name="ro1">
          <table:table-cell office:value-type="float" office:value="46456676" calcext:value-type="float">
            <text:p>46456676</text:p>
          </table:table-cell>
          <table:table-cell office:value-type="string" calcext:value-type="string">
            <text:p>https://api.github.com/repos/benedictify/Marvl</text:p>
          </table:table-cell>
          <table:table-cell table:formula="of:=REPLACE([.B2168]; 1; 29; &quot;&quot;)" office:value-type="string" office:string-value="benedictify/Marvl" calcext:value-type="string">
            <text:p>benedictify/Marvl</text:p>
          </table:table-cell>
        </table:table-row>
        <table:table-row table:style-name="ro1">
          <table:table-cell office:value-type="float" office:value="46634963" calcext:value-type="float">
            <text:p>46634963</text:p>
          </table:table-cell>
          <table:table-cell office:value-type="string" calcext:value-type="string">
            <text:p>https://api.github.com/repos/Venta-USA/venta-usa</text:p>
          </table:table-cell>
          <table:table-cell table:formula="of:=REPLACE([.B2169]; 1; 29; &quot;&quot;)" office:value-type="string" office:string-value="Venta-USA/venta-usa" calcext:value-type="string">
            <text:p>Venta-USA/venta-usa</text:p>
          </table:table-cell>
        </table:table-row>
        <table:table-row table:style-name="ro1">
          <table:table-cell office:value-type="float" office:value="46716781" calcext:value-type="float">
            <text:p>46716781</text:p>
          </table:table-cell>
          <table:table-cell office:value-type="string" calcext:value-type="string">
            <text:p>https://api.github.com/repos/everypolitician-scrapers/japan</text:p>
          </table:table-cell>
          <table:table-cell table:formula="of:=REPLACE([.B2170]; 1; 29; &quot;&quot;)" office:value-type="string" office:string-value="everypolitician-scrapers/japan" calcext:value-type="string">
            <text:p>everypolitician-scrapers/japan</text:p>
          </table:table-cell>
        </table:table-row>
        <table:table-row table:style-name="ro1">
          <table:table-cell office:value-type="float" office:value="46789337" calcext:value-type="float">
            <text:p>46789337</text:p>
          </table:table-cell>
          <table:table-cell office:value-type="string" calcext:value-type="string">
            <text:p>https://api.github.com/repos/everypolitician-scrapers/seychelles_national_assembly</text:p>
          </table:table-cell>
          <table:table-cell table:formula="of:=REPLACE([.B2171]; 1; 29; &quot;&quot;)" office:value-type="string" office:string-value="everypolitician-scrapers/seychelles_national_assembly" calcext:value-type="string">
            <text:p>everypolitician-scrapers/seychelles_national_assembly</text:p>
          </table:table-cell>
        </table:table-row>
        <table:table-row table:style-name="ro1">
          <table:table-cell office:value-type="float" office:value="46789342" calcext:value-type="float">
            <text:p>46789342</text:p>
          </table:table-cell>
          <table:table-cell office:value-type="string" calcext:value-type="string">
            <text:p>https://api.github.com/repos/everypolitician-scrapers/ghana-parliament</text:p>
          </table:table-cell>
          <table:table-cell table:formula="of:=REPLACE([.B2172]; 1; 29; &quot;&quot;)" office:value-type="string" office:string-value="everypolitician-scrapers/ghana-parliament" calcext:value-type="string">
            <text:p>everypolitician-scrapers/ghana-parliament</text:p>
          </table:table-cell>
        </table:table-row>
        <table:table-row table:style-name="ro1">
          <table:table-cell office:value-type="float" office:value="46789360" calcext:value-type="float">
            <text:p>46789360</text:p>
          </table:table-cell>
          <table:table-cell office:value-type="string" calcext:value-type="string">
            <text:p>https://api.github.com/repos/everypolitician-scrapers/zambia-na-scraper</text:p>
          </table:table-cell>
          <table:table-cell table:formula="of:=REPLACE([.B2173]; 1; 29; &quot;&quot;)" office:value-type="string" office:string-value="everypolitician-scrapers/zambia-na-scraper" calcext:value-type="string">
            <text:p>everypolitician-scrapers/zambia-na-scraper</text:p>
          </table:table-cell>
        </table:table-row>
        <table:table-row table:style-name="ro1">
          <table:table-cell office:value-type="float" office:value="46789549" calcext:value-type="float">
            <text:p>46789549</text:p>
          </table:table-cell>
          <table:table-cell office:value-type="string" calcext:value-type="string">
            <text:p>https://api.github.com/repos/everypolitician-scrapers/morocco-house-of-representatives</text:p>
          </table:table-cell>
          <table:table-cell table:formula="of:=REPLACE([.B2174]; 1; 29; &quot;&quot;)" office:value-type="string" office:string-value="everypolitician-scrapers/morocco-house-of-representatives" calcext:value-type="string">
            <text:p>everypolitician-scrapers/morocco-house-of-representatives</text:p>
          </table:table-cell>
        </table:table-row>
        <table:table-row table:style-name="ro1">
          <table:table-cell office:value-type="float" office:value="46789583" calcext:value-type="float">
            <text:p>46789583</text:p>
          </table:table-cell>
          <table:table-cell office:value-type="string" calcext:value-type="string">
            <text:p>https://api.github.com/repos/everypolitician-scrapers/georgia-chemiparlamenti</text:p>
          </table:table-cell>
          <table:table-cell table:formula="of:=REPLACE([.B2175]; 1; 29; &quot;&quot;)" office:value-type="string" office:string-value="everypolitician-scrapers/georgia-chemiparlamenti" calcext:value-type="string">
            <text:p>everypolitician-scrapers/georgia-chemiparlamenti</text:p>
          </table:table-cell>
        </table:table-row>
        <table:table-row table:style-name="ro1">
          <table:table-cell office:value-type="float" office:value="46789737" calcext:value-type="float">
            <text:p>46789737</text:p>
          </table:table-cell>
          <table:table-cell office:value-type="string" calcext:value-type="string">
            <text:p>https://api.github.com/repos/everypolitician-scrapers/syria-peoples-council</text:p>
          </table:table-cell>
          <table:table-cell table:formula="of:=REPLACE([.B2176]; 1; 29; &quot;&quot;)" office:value-type="string" office:string-value="everypolitician-scrapers/syria-peoples-council" calcext:value-type="string">
            <text:p>everypolitician-scrapers/syria-peoples-council</text:p>
          </table:table-cell>
        </table:table-row>
        <table:table-row table:style-name="ro1">
          <table:table-cell office:value-type="float" office:value="46791733" calcext:value-type="float">
            <text:p>46791733</text:p>
          </table:table-cell>
          <table:table-cell office:value-type="string" calcext:value-type="string">
            <text:p>https://api.github.com/repos/everypolitician-scrapers/honduras-national-congress</text:p>
          </table:table-cell>
          <table:table-cell table:formula="of:=REPLACE([.B2177]; 1; 29; &quot;&quot;)" office:value-type="string" office:string-value="everypolitician-scrapers/honduras-national-congress" calcext:value-type="string">
            <text:p>everypolitician-scrapers/honduras-national-congress</text:p>
          </table:table-cell>
        </table:table-row>
        <table:table-row table:style-name="ro1">
          <table:table-cell office:value-type="float" office:value="46792198" calcext:value-type="float">
            <text:p>46792198</text:p>
          </table:table-cell>
          <table:table-cell office:value-type="string" calcext:value-type="string">
            <text:p>https://api.github.com/repos/everypolitician-scrapers/vietnam-national-assembly-members</text:p>
          </table:table-cell>
          <table:table-cell table:formula="of:=REPLACE([.B2178]; 1; 29; &quot;&quot;)" office:value-type="string" office:string-value="everypolitician-scrapers/vietnam-national-assembly-members" calcext:value-type="string">
            <text:p>everypolitician-scrapers/vietnam-national-assembly-members</text:p>
          </table:table-cell>
        </table:table-row>
        <table:table-row table:style-name="ro1">
          <table:table-cell office:value-type="float" office:value="46792907" calcext:value-type="float">
            <text:p>46792907</text:p>
          </table:table-cell>
          <table:table-cell office:value-type="string" calcext:value-type="string">
            <text:p>https://api.github.com/repos/ca-cwds/intake</text:p>
          </table:table-cell>
          <table:table-cell table:formula="of:=REPLACE([.B2179]; 1; 29; &quot;&quot;)" office:value-type="string" office:string-value="ca-cwds/intake" calcext:value-type="string">
            <text:p>ca-cwds/intake</text:p>
          </table:table-cell>
        </table:table-row>
        <table:table-row table:style-name="ro1">
          <table:table-cell office:value-type="float" office:value="46806232" calcext:value-type="float">
            <text:p>46806232</text:p>
          </table:table-cell>
          <table:table-cell office:value-type="string" calcext:value-type="string">
            <text:p>https://api.github.com/repos/michigan-sustainability-cases/gala</text:p>
          </table:table-cell>
          <table:table-cell table:formula="of:=REPLACE([.B2180]; 1; 29; &quot;&quot;)" office:value-type="string" office:string-value="michigan-sustainability-cases/gala" calcext:value-type="string">
            <text:p>michigan-sustainability-cases/gala</text:p>
          </table:table-cell>
        </table:table-row>
        <table:table-row table:style-name="ro1">
          <table:table-cell office:value-type="float" office:value="46806963" calcext:value-type="float">
            <text:p>46806963</text:p>
          </table:table-cell>
          <table:table-cell office:value-type="string" calcext:value-type="string">
            <text:p>https://api.github.com/repos/CruGlobal/staff-conf-onsite</text:p>
          </table:table-cell>
          <table:table-cell table:formula="of:=REPLACE([.B2181]; 1; 29; &quot;&quot;)" office:value-type="string" office:string-value="CruGlobal/staff-conf-onsite" calcext:value-type="string">
            <text:p>CruGlobal/staff-conf-onsite</text:p>
          </table:table-cell>
        </table:table-row>
        <table:table-row table:style-name="ro1">
          <table:table-cell office:value-type="float" office:value="47111310" calcext:value-type="float">
            <text:p>47111310</text:p>
          </table:table-cell>
          <table:table-cell office:value-type="string" calcext:value-type="string">
            <text:p>https://api.github.com/repos/Vizzuality/csn-tool</text:p>
          </table:table-cell>
          <table:table-cell table:formula="of:=REPLACE([.B2182]; 1; 29; &quot;&quot;)" office:value-type="string" office:string-value="Vizzuality/csn-tool" calcext:value-type="string">
            <text:p>Vizzuality/csn-tool</text:p>
          </table:table-cell>
        </table:table-row>
        <table:table-row table:style-name="ro1">
          <table:table-cell office:value-type="float" office:value="47187988" calcext:value-type="float">
            <text:p>47187988</text:p>
          </table:table-cell>
          <table:table-cell office:value-type="string" calcext:value-type="string">
            <text:p>https://api.github.com/repos/parti-xyz/govcraft</text:p>
          </table:table-cell>
          <table:table-cell table:formula="of:=REPLACE([.B2183]; 1; 29; &quot;&quot;)" office:value-type="string" office:string-value="parti-xyz/govcraft" calcext:value-type="string">
            <text:p>parti-xyz/govcraft</text:p>
          </table:table-cell>
        </table:table-row>
        <table:table-row table:style-name="ro1">
          <table:table-cell office:value-type="float" office:value="47699665" calcext:value-type="float">
            <text:p>47699665</text:p>
          </table:table-cell>
          <table:table-cell office:value-type="string" calcext:value-type="string">
            <text:p>https://api.github.com/repos/hackclub/api</text:p>
          </table:table-cell>
          <table:table-cell table:formula="of:=REPLACE([.B2184]; 1; 29; &quot;&quot;)" office:value-type="string" office:string-value="hackclub/api" calcext:value-type="string">
            <text:p>hackclub/api</text:p>
          </table:table-cell>
        </table:table-row>
        <table:table-row table:style-name="ro1">
          <table:table-cell office:value-type="float" office:value="47758127" calcext:value-type="float">
            <text:p>47758127</text:p>
          </table:table-cell>
          <table:table-cell office:value-type="string" calcext:value-type="string">
            <text:p>https://api.github.com/repos/donapieppo/siamis</text:p>
          </table:table-cell>
          <table:table-cell table:formula="of:=REPLACE([.B2185]; 1; 29; &quot;&quot;)" office:value-type="string" office:string-value="donapieppo/siamis" calcext:value-type="string">
            <text:p>donapieppo/siamis</text:p>
          </table:table-cell>
        </table:table-row>
        <table:table-row table:style-name="ro1">
          <table:table-cell office:value-type="float" office:value="47815349" calcext:value-type="float">
            <text:p>47815349</text:p>
          </table:table-cell>
          <table:table-cell office:value-type="string" calcext:value-type="string">
            <text:p>https://api.github.com/repos/ProboCI/probo-docs</text:p>
          </table:table-cell>
          <table:table-cell table:formula="of:=REPLACE([.B2186]; 1; 29; &quot;&quot;)" office:value-type="string" office:string-value="ProboCI/probo-docs" calcext:value-type="string">
            <text:p>ProboCI/probo-docs</text:p>
          </table:table-cell>
        </table:table-row>
        <table:table-row table:style-name="ro1">
          <table:table-cell office:value-type="float" office:value="48177104" calcext:value-type="float">
            <text:p>48177104</text:p>
          </table:table-cell>
          <table:table-cell office:value-type="string" calcext:value-type="string">
            <text:p>https://api.github.com/repos/everypolitician-scrapers/guernsey-2016</text:p>
          </table:table-cell>
          <table:table-cell table:formula="of:=REPLACE([.B2187]; 1; 29; &quot;&quot;)" office:value-type="string" office:string-value="everypolitician-scrapers/guernsey-2016" calcext:value-type="string">
            <text:p>everypolitician-scrapers/guernsey-2016</text:p>
          </table:table-cell>
        </table:table-row>
        <table:table-row table:style-name="ro1">
          <table:table-cell office:value-type="float" office:value="48209590" calcext:value-type="float">
            <text:p>48209590</text:p>
          </table:table-cell>
          <table:table-cell office:value-type="string" calcext:value-type="string">
            <text:p>https://api.github.com/repos/everypolitician-scrapers/korea-assembly</text:p>
          </table:table-cell>
          <table:table-cell table:formula="of:=REPLACE([.B2188]; 1; 29; &quot;&quot;)" office:value-type="string" office:string-value="everypolitician-scrapers/korea-assembly" calcext:value-type="string">
            <text:p>everypolitician-scrapers/korea-assembly</text:p>
          </table:table-cell>
        </table:table-row>
        <table:table-row table:style-name="ro1">
          <table:table-cell office:value-type="float" office:value="48236975" calcext:value-type="float">
            <text:p>48236975</text:p>
          </table:table-cell>
          <table:table-cell office:value-type="string" calcext:value-type="string">
            <text:p>https://api.github.com/repos/everypolitician-scrapers/russia-duma-2016</text:p>
          </table:table-cell>
          <table:table-cell table:formula="of:=REPLACE([.B2189]; 1; 29; &quot;&quot;)" office:value-type="string" office:string-value="everypolitician-scrapers/russia-duma-2016" calcext:value-type="string">
            <text:p>everypolitician-scrapers/russia-duma-2016</text:p>
          </table:table-cell>
        </table:table-row>
        <table:table-row table:style-name="ro1">
          <table:table-cell office:value-type="float" office:value="48257263" calcext:value-type="float">
            <text:p>48257263</text:p>
          </table:table-cell>
          <table:table-cell office:value-type="string" calcext:value-type="string">
            <text:p>https://api.github.com/repos/sensu/sensu-omnibus</text:p>
          </table:table-cell>
          <table:table-cell table:formula="of:=REPLACE([.B2190]; 1; 29; &quot;&quot;)" office:value-type="string" office:string-value="sensu/sensu-omnibus" calcext:value-type="string">
            <text:p>sensu/sensu-omnibus</text:p>
          </table:table-cell>
        </table:table-row>
        <table:table-row table:style-name="ro1">
          <table:table-cell office:value-type="float" office:value="48339835" calcext:value-type="float">
            <text:p>48339835</text:p>
          </table:table-cell>
          <table:table-cell office:value-type="string" calcext:value-type="string">
            <text:p>https://api.github.com/repos/zalando-incubator/kubernetes-on-aws</text:p>
          </table:table-cell>
          <table:table-cell table:formula="of:=REPLACE([.B2191]; 1; 29; &quot;&quot;)" office:value-type="string" office:string-value="zalando-incubator/kubernetes-on-aws" calcext:value-type="string">
            <text:p>zalando-incubator/kubernetes-on-aws</text:p>
          </table:table-cell>
        </table:table-row>
        <table:table-row table:style-name="ro1">
          <table:table-cell office:value-type="float" office:value="48496746" calcext:value-type="float">
            <text:p>48496746</text:p>
          </table:table-cell>
          <table:table-cell office:value-type="string" calcext:value-type="string">
            <text:p>https://api.github.com/repos/YaleSTC/vesta</text:p>
          </table:table-cell>
          <table:table-cell table:formula="of:=REPLACE([.B2192]; 1; 29; &quot;&quot;)" office:value-type="string" office:string-value="YaleSTC/vesta" calcext:value-type="string">
            <text:p>YaleSTC/vesta</text:p>
          </table:table-cell>
        </table:table-row>
        <table:table-row table:style-name="ro1">
          <table:table-cell office:value-type="float" office:value="48605934" calcext:value-type="float">
            <text:p>48605934</text:p>
          </table:table-cell>
          <table:table-cell office:value-type="string" calcext:value-type="string">
            <text:p>https://api.github.com/repos/githubschool/on-demand-github-pages</text:p>
          </table:table-cell>
          <table:table-cell table:formula="of:=REPLACE([.B2193]; 1; 29; &quot;&quot;)" office:value-type="string" office:string-value="githubschool/on-demand-github-pages" calcext:value-type="string">
            <text:p>githubschool/on-demand-github-pages</text:p>
          </table:table-cell>
        </table:table-row>
        <table:table-row table:style-name="ro1">
          <table:table-cell office:value-type="float" office:value="48661472" calcext:value-type="float">
            <text:p>48661472</text:p>
          </table:table-cell>
          <table:table-cell office:value-type="string" calcext:value-type="string">
            <text:p>https://api.github.com/repos/zammad/zammad</text:p>
          </table:table-cell>
          <table:table-cell table:formula="of:=REPLACE([.B2194]; 1; 29; &quot;&quot;)" office:value-type="string" office:string-value="zammad/zammad" calcext:value-type="string">
            <text:p>zammad/zammad</text:p>
          </table:table-cell>
        </table:table-row>
        <table:table-row table:style-name="ro1">
          <table:table-cell office:value-type="float" office:value="48674715" calcext:value-type="float">
            <text:p>48674715</text:p>
          </table:table-cell>
          <table:table-cell office:value-type="string" calcext:value-type="string">
            <text:p>https://api.github.com/repos/everypolitician-scrapers/spain_congreso_es</text:p>
          </table:table-cell>
          <table:table-cell table:formula="of:=REPLACE([.B2195]; 1; 29; &quot;&quot;)" office:value-type="string" office:string-value="everypolitician-scrapers/spain_congreso_es" calcext:value-type="string">
            <text:p>everypolitician-scrapers/spain_congreso_es</text:p>
          </table:table-cell>
        </table:table-row>
        <table:table-row table:style-name="ro1">
          <table:table-cell office:value-type="float" office:value="48675375" calcext:value-type="float">
            <text:p>48675375</text:p>
          </table:table-cell>
          <table:table-cell office:value-type="string" calcext:value-type="string">
            <text:p>https://api.github.com/repos/everypolitician-scrapers/hong_kong_legislative_council_members</text:p>
          </table:table-cell>
          <table:table-cell table:formula="of:=REPLACE([.B2196]; 1; 29; &quot;&quot;)" office:value-type="string" office:string-value="everypolitician-scrapers/hong_kong_legislative_council_members" calcext:value-type="string">
            <text:p>everypolitician-scrapers/hong_kong_legislative_council_members</text:p>
          </table:table-cell>
        </table:table-row>
        <table:table-row table:style-name="ro1">
          <table:table-cell office:value-type="float" office:value="48675465" calcext:value-type="float">
            <text:p>48675465</text:p>
          </table:table-cell>
          <table:table-cell office:value-type="string" calcext:value-type="string">
            <text:p>https://api.github.com/repos/everypolitician-scrapers/netherlands</text:p>
          </table:table-cell>
          <table:table-cell table:formula="of:=REPLACE([.B2197]; 1; 29; &quot;&quot;)" office:value-type="string" office:string-value="everypolitician-scrapers/netherlands" calcext:value-type="string">
            <text:p>everypolitician-scrapers/netherlands</text:p>
          </table:table-cell>
        </table:table-row>
        <table:table-row table:style-name="ro1">
          <table:table-cell office:value-type="float" office:value="48695129" calcext:value-type="float">
            <text:p>48695129</text:p>
          </table:table-cell>
          <table:table-cell office:value-type="string" calcext:value-type="string">
            <text:p>https://api.github.com/repos/cloudfoundry/dotnet-core-buildpack</text:p>
          </table:table-cell>
          <table:table-cell table:formula="of:=REPLACE([.B2198]; 1; 29; &quot;&quot;)" office:value-type="string" office:string-value="cloudfoundry/dotnet-core-buildpack" calcext:value-type="string">
            <text:p>cloudfoundry/dotnet-core-buildpack</text:p>
          </table:table-cell>
        </table:table-row>
        <table:table-row table:style-name="ro1">
          <table:table-cell office:value-type="float" office:value="48711981" calcext:value-type="float">
            <text:p>48711981</text:p>
          </table:table-cell>
          <table:table-cell office:value-type="string" calcext:value-type="string">
            <text:p>https://api.github.com/repos/atomicjolt/lti_starter_app</text:p>
          </table:table-cell>
          <table:table-cell table:formula="of:=REPLACE([.B2199]; 1; 29; &quot;&quot;)" office:value-type="string" office:string-value="atomicjolt/lti_starter_app" calcext:value-type="string">
            <text:p>atomicjolt/lti_starter_app</text:p>
          </table:table-cell>
        </table:table-row>
        <table:table-row table:style-name="ro1">
          <table:table-cell office:value-type="float" office:value="48739274" calcext:value-type="float">
            <text:p>48739274</text:p>
          </table:table-cell>
          <table:table-cell office:value-type="string" calcext:value-type="string">
            <text:p>https://api.github.com/repos/github/octocatalog-diff</text:p>
          </table:table-cell>
          <table:table-cell table:formula="of:=REPLACE([.B2200]; 1; 29; &quot;&quot;)" office:value-type="string" office:string-value="github/octocatalog-diff" calcext:value-type="string">
            <text:p>github/octocatalog-diff</text:p>
          </table:table-cell>
        </table:table-row>
        <table:table-row table:style-name="ro1">
          <table:table-cell office:value-type="float" office:value="48797147" calcext:value-type="float">
            <text:p>48797147</text:p>
          </table:table-cell>
          <table:table-cell office:value-type="string" calcext:value-type="string">
            <text:p>https://api.github.com/repos/ministryofjustice/tax-tribunals-datacapture</text:p>
          </table:table-cell>
          <table:table-cell table:formula="of:=REPLACE([.B2201]; 1; 29; &quot;&quot;)" office:value-type="string" office:string-value="ministryofjustice/tax-tribunals-datacapture" calcext:value-type="string">
            <text:p>ministryofjustice/tax-tribunals-datacapture</text:p>
          </table:table-cell>
        </table:table-row>
        <table:table-row table:style-name="ro1">
          <table:table-cell office:value-type="float" office:value="48803847" calcext:value-type="float">
            <text:p>48803847</text:p>
          </table:table-cell>
          <table:table-cell office:value-type="string" calcext:value-type="string">
            <text:p>https://api.github.com/repos/atomicjolt/adhesion</text:p>
          </table:table-cell>
          <table:table-cell table:formula="of:=REPLACE([.B2202]; 1; 29; &quot;&quot;)" office:value-type="string" office:string-value="atomicjolt/adhesion" calcext:value-type="string">
            <text:p>atomicjolt/adhesion</text:p>
          </table:table-cell>
        </table:table-row>
        <table:table-row table:style-name="ro1">
          <table:table-cell office:value-type="float" office:value="49203570" calcext:value-type="float">
            <text:p>49203570</text:p>
          </table:table-cell>
          <table:table-cell office:value-type="string" calcext:value-type="string">
            <text:p>https://api.github.com/repos/ndlib/QA_tests</text:p>
          </table:table-cell>
          <table:table-cell table:formula="of:=REPLACE([.B2203]; 1; 29; &quot;&quot;)" office:value-type="string" office:string-value="ndlib/QA_tests" calcext:value-type="string">
            <text:p>ndlib/QA_tests</text:p>
          </table:table-cell>
        </table:table-row>
        <table:table-row table:style-name="ro1">
          <table:table-cell office:value-type="float" office:value="49286106" calcext:value-type="float">
            <text:p>49286106</text:p>
          </table:table-cell>
          <table:table-cell office:value-type="string" calcext:value-type="string">
            <text:p>https://api.github.com/repos/zomeki/zomeki3</text:p>
          </table:table-cell>
          <table:table-cell table:formula="of:=REPLACE([.B2204]; 1; 29; &quot;&quot;)" office:value-type="string" office:string-value="zomeki/zomeki3" calcext:value-type="string">
            <text:p>zomeki/zomeki3</text:p>
          </table:table-cell>
        </table:table-row>
        <table:table-row table:style-name="ro1">
          <table:table-cell office:value-type="float" office:value="49356797" calcext:value-type="float">
            <text:p>49356797</text:p>
          </table:table-cell>
          <table:table-cell office:value-type="string" calcext:value-type="string">
            <text:p>https://api.github.com/repos/Vizzuality/nutritions_dashboard</text:p>
          </table:table-cell>
          <table:table-cell table:formula="of:=REPLACE([.B2205]; 1; 29; &quot;&quot;)" office:value-type="string" office:string-value="Vizzuality/nutritions_dashboard" calcext:value-type="string">
            <text:p>Vizzuality/nutritions_dashboard</text:p>
          </table:table-cell>
        </table:table-row>
        <table:table-row table:style-name="ro1">
          <table:table-cell office:value-type="float" office:value="49806214" calcext:value-type="float">
            <text:p>49806214</text:p>
          </table:table-cell>
          <table:table-cell office:value-type="string" calcext:value-type="string">
            <text:p>https://api.github.com/repos/AjuntamentdeBarcelona/decidim</text:p>
          </table:table-cell>
          <table:table-cell table:formula="of:=REPLACE([.B2206]; 1; 29; &quot;&quot;)" office:value-type="string" office:string-value="AjuntamentdeBarcelona/decidim" calcext:value-type="string">
            <text:p>AjuntamentdeBarcelona/decidim</text:p>
          </table:table-cell>
        </table:table-row>
        <table:table-row table:style-name="ro1">
          <table:table-cell office:value-type="float" office:value="49937943" calcext:value-type="float">
            <text:p>49937943</text:p>
          </table:table-cell>
          <table:table-cell office:value-type="string" calcext:value-type="string">
            <text:p>https://api.github.com/repos/Hyfer-Tech/TWB</text:p>
          </table:table-cell>
          <table:table-cell table:formula="of:=REPLACE([.B2207]; 1; 29; &quot;&quot;)" office:value-type="string" office:string-value="Hyfer-Tech/TWB" calcext:value-type="string">
            <text:p>Hyfer-Tech/TWB</text:p>
          </table:table-cell>
        </table:table-row>
        <table:table-row table:style-name="ro1">
          <table:table-cell office:value-type="float" office:value="49956018" calcext:value-type="float">
            <text:p>49956018</text:p>
          </table:table-cell>
          <table:table-cell office:value-type="string" calcext:value-type="string">
            <text:p>https://api.github.com/repos/instana/ruby-sensor</text:p>
          </table:table-cell>
          <table:table-cell table:formula="of:=REPLACE([.B2208]; 1; 29; &quot;&quot;)" office:value-type="string" office:string-value="instana/ruby-sensor" calcext:value-type="string">
            <text:p>instana/ruby-sensor</text:p>
          </table:table-cell>
        </table:table-row>
        <table:table-row table:style-name="ro1">
          <table:table-cell office:value-type="float" office:value="50176416" calcext:value-type="float">
            <text:p>50176416</text:p>
          </table:table-cell>
          <table:table-cell office:value-type="string" calcext:value-type="string">
            <text:p>https://api.github.com/repos/projecthydra-labs/hyku</text:p>
          </table:table-cell>
          <table:table-cell table:formula="of:=REPLACE([.B2209]; 1; 29; &quot;&quot;)" office:value-type="string" office:string-value="projecthydra-labs/hyku" calcext:value-type="string">
            <text:p>projecthydra-labs/hyku</text:p>
          </table:table-cell>
        </table:table-row>
        <table:table-row table:style-name="ro1">
          <table:table-cell office:value-type="float" office:value="50392158" calcext:value-type="float">
            <text:p>50392158</text:p>
          </table:table-cell>
          <table:table-cell office:value-type="string" calcext:value-type="string">
            <text:p>https://api.github.com/repos/BuSensei/busensei</text:p>
          </table:table-cell>
          <table:table-cell table:formula="of:=REPLACE([.B2210]; 1; 29; &quot;&quot;)" office:value-type="string" office:string-value="BuSensei/busensei" calcext:value-type="string">
            <text:p>BuSensei/busensei</text:p>
          </table:table-cell>
        </table:table-row>
        <table:table-row table:style-name="ro1">
          <table:table-cell office:value-type="float" office:value="50557883" calcext:value-type="float">
            <text:p>50557883</text:p>
          </table:table-cell>
          <table:table-cell office:value-type="string" calcext:value-type="string">
            <text:p>https://api.github.com/repos/TakuKobayashi/citore</text:p>
          </table:table-cell>
          <table:table-cell table:formula="of:=REPLACE([.B2211]; 1; 29; &quot;&quot;)" office:value-type="string" office:string-value="TakuKobayashi/citore" calcext:value-type="string">
            <text:p>TakuKobayashi/citore</text:p>
          </table:table-cell>
        </table:table-row>
        <table:table-row table:style-name="ro1">
          <table:table-cell office:value-type="float" office:value="50634864" calcext:value-type="float">
            <text:p>50634864</text:p>
          </table:table-cell>
          <table:table-cell office:value-type="string" calcext:value-type="string">
            <text:p>https://api.github.com/repos/splitio/ruby-client</text:p>
          </table:table-cell>
          <table:table-cell table:formula="of:=REPLACE([.B2212]; 1; 29; &quot;&quot;)" office:value-type="string" office:string-value="splitio/ruby-client" calcext:value-type="string">
            <text:p>splitio/ruby-client</text:p>
          </table:table-cell>
        </table:table-row>
        <table:table-row table:style-name="ro1">
          <table:table-cell office:value-type="float" office:value="50758634" calcext:value-type="float">
            <text:p>50758634</text:p>
          </table:table-cell>
          <table:table-cell office:value-type="string" calcext:value-type="string">
            <text:p>https://api.github.com/repos/teamcapybara/capybara</text:p>
          </table:table-cell>
          <table:table-cell table:formula="of:=REPLACE([.B2213]; 1; 29; &quot;&quot;)" office:value-type="string" office:string-value="teamcapybara/capybara" calcext:value-type="string">
            <text:p>teamcapybara/capybara</text:p>
          </table:table-cell>
        </table:table-row>
        <table:table-row table:style-name="ro1">
          <table:table-cell office:value-type="float" office:value="50949527" calcext:value-type="float">
            <text:p>50949527</text:p>
          </table:table-cell>
          <table:table-cell office:value-type="string" calcext:value-type="string">
            <text:p>https://api.github.com/repos/ShakeJ/LGCNP</text:p>
          </table:table-cell>
          <table:table-cell table:formula="of:=REPLACE([.B2214]; 1; 29; &quot;&quot;)" office:value-type="string" office:string-value="ShakeJ/LGCNP" calcext:value-type="string">
            <text:p>ShakeJ/LGCNP</text:p>
          </table:table-cell>
        </table:table-row>
        <table:table-row table:style-name="ro1">
          <table:table-cell office:value-type="float" office:value="51645922" calcext:value-type="float">
            <text:p>51645922</text:p>
          </table:table-cell>
          <table:table-cell office:value-type="string" calcext:value-type="string">
            <text:p>https://api.github.com/repos/ryosuke-endo/kijochannel</text:p>
          </table:table-cell>
          <table:table-cell table:formula="of:=REPLACE([.B2215]; 1; 29; &quot;&quot;)" office:value-type="string" office:string-value="ryosuke-endo/kijochannel" calcext:value-type="string">
            <text:p>ryosuke-endo/kijochannel</text:p>
          </table:table-cell>
        </table:table-row>
        <table:table-row table:style-name="ro1">
          <table:table-cell office:value-type="float" office:value="51822724" calcext:value-type="float">
            <text:p>51822724</text:p>
          </table:table-cell>
          <table:table-cell office:value-type="string" calcext:value-type="string">
            <text:p>https://api.github.com/repos/alphagov/content-performance-manager</text:p>
          </table:table-cell>
          <table:table-cell table:formula="of:=REPLACE([.B2216]; 1; 29; &quot;&quot;)" office:value-type="string" office:string-value="alphagov/content-performance-manager" calcext:value-type="string">
            <text:p>alphagov/content-performance-manager</text:p>
          </table:table-cell>
        </table:table-row>
        <table:table-row table:style-name="ro1">
          <table:table-cell office:value-type="float" office:value="51877388" calcext:value-type="float">
            <text:p>51877388</text:p>
          </table:table-cell>
          <table:table-cell office:value-type="string" calcext:value-type="string">
            <text:p>https://api.github.com/repos/DataDog/dd-trace-rb</text:p>
          </table:table-cell>
          <table:table-cell table:formula="of:=REPLACE([.B2217]; 1; 29; &quot;&quot;)" office:value-type="string" office:string-value="DataDog/dd-trace-rb" calcext:value-type="string">
            <text:p>DataDog/dd-trace-rb</text:p>
          </table:table-cell>
        </table:table-row>
        <table:table-row table:style-name="ro1">
          <table:table-cell office:value-type="float" office:value="52143905" calcext:value-type="float">
            <text:p>52143905</text:p>
          </table:table-cell>
          <table:table-cell office:value-type="string" calcext:value-type="string">
            <text:p>https://api.github.com/repos/newcontext-oss/kitchen-terraform</text:p>
          </table:table-cell>
          <table:table-cell table:formula="of:=REPLACE([.B2218]; 1; 29; &quot;&quot;)" office:value-type="string" office:string-value="newcontext-oss/kitchen-terraform" calcext:value-type="string">
            <text:p>newcontext-oss/kitchen-terraform</text:p>
          </table:table-cell>
        </table:table-row>
        <table:table-row table:style-name="ro1">
          <table:table-cell office:value-type="float" office:value="52262872" calcext:value-type="float">
            <text:p>52262872</text:p>
          </table:table-cell>
          <table:table-cell office:value-type="string" calcext:value-type="string">
            <text:p>https://api.github.com/repos/yuanthehe/Phyziq</text:p>
          </table:table-cell>
          <table:table-cell table:formula="of:=REPLACE([.B2219]; 1; 29; &quot;&quot;)" office:value-type="string" office:string-value="yuanthehe/Phyziq" calcext:value-type="string">
            <text:p>yuanthehe/Phyziq</text:p>
          </table:table-cell>
        </table:table-row>
        <table:table-row table:style-name="ro1">
          <table:table-cell office:value-type="float" office:value="52360670" calcext:value-type="float">
            <text:p>52360670</text:p>
          </table:table-cell>
          <table:table-cell office:value-type="string" calcext:value-type="string">
            <text:p>https://api.github.com/repos/m1909m/neuTestRuby</text:p>
          </table:table-cell>
          <table:table-cell table:formula="of:=REPLACE([.B2220]; 1; 29; &quot;&quot;)" office:value-type="string" office:string-value="m1909m/neuTestRuby" calcext:value-type="string">
            <text:p>m1909m/neuTestRuby</text:p>
          </table:table-cell>
        </table:table-row>
        <table:table-row table:style-name="ro1">
          <table:table-cell office:value-type="float" office:value="52409531" calcext:value-type="float">
            <text:p>52409531</text:p>
          </table:table-cell>
          <table:table-cell office:value-type="string" calcext:value-type="string">
            <text:p>https://api.github.com/repos/ryan-blake/boards-app</text:p>
          </table:table-cell>
          <table:table-cell table:formula="of:=REPLACE([.B2221]; 1; 29; &quot;&quot;)" office:value-type="string" office:string-value="ryan-blake/boards-app" calcext:value-type="string">
            <text:p>ryan-blake/boards-app</text:p>
          </table:table-cell>
        </table:table-row>
        <table:table-row table:style-name="ro1">
          <table:table-cell office:value-type="float" office:value="52464339" calcext:value-type="float">
            <text:p>52464339</text:p>
          </table:table-cell>
          <table:table-cell office:value-type="string" calcext:value-type="string">
            <text:p>https://api.github.com/repos/yegor256/0pdd</text:p>
          </table:table-cell>
          <table:table-cell table:formula="of:=REPLACE([.B2222]; 1; 29; &quot;&quot;)" office:value-type="string" office:string-value="yegor256/0pdd" calcext:value-type="string">
            <text:p>yegor256/0pdd</text:p>
          </table:table-cell>
        </table:table-row>
        <table:table-row table:style-name="ro1">
          <table:table-cell office:value-type="float" office:value="52702357" calcext:value-type="float">
            <text:p>52702357</text:p>
          </table:table-cell>
          <table:table-cell office:value-type="string" calcext:value-type="string">
            <text:p>https://api.github.com/repos/Kotany-IF070-WebUI-RoR/NewVasjuky</text:p>
          </table:table-cell>
          <table:table-cell table:formula="of:=REPLACE([.B2223]; 1; 29; &quot;&quot;)" office:value-type="string" office:string-value="Kotany-IF070-WebUI-RoR/NewVasjuky" calcext:value-type="string">
            <text:p>Kotany-IF070-WebUI-RoR/NewVasjuky</text:p>
          </table:table-cell>
        </table:table-row>
        <table:table-row table:style-name="ro1">
          <table:table-cell office:value-type="float" office:value="52747824" calcext:value-type="float">
            <text:p>52747824</text:p>
          </table:table-cell>
          <table:table-cell office:value-type="string" calcext:value-type="string">
            <text:p>https://api.github.com/repos/metroideas/beta.metroideas.org</text:p>
          </table:table-cell>
          <table:table-cell table:formula="of:=REPLACE([.B2224]; 1; 29; &quot;&quot;)" office:value-type="string" office:string-value="metroideas/beta.metroideas.org" calcext:value-type="string">
            <text:p>metroideas/beta.metroideas.org</text:p>
          </table:table-cell>
        </table:table-row>
        <table:table-row table:style-name="ro1">
          <table:table-cell office:value-type="float" office:value="52760416" calcext:value-type="float">
            <text:p>52760416</text:p>
          </table:table-cell>
          <table:table-cell office:value-type="string" calcext:value-type="string">
            <text:p>https://api.github.com/repos/heroku/legacy-cli</text:p>
          </table:table-cell>
          <table:table-cell table:formula="of:=REPLACE([.B2225]; 1; 29; &quot;&quot;)" office:value-type="string" office:string-value="heroku/legacy-cli" calcext:value-type="string">
            <text:p>heroku/legacy-cli</text:p>
          </table:table-cell>
        </table:table-row>
        <table:table-row table:style-name="ro1">
          <table:table-cell office:value-type="float" office:value="52866872" calcext:value-type="float">
            <text:p>52866872</text:p>
          </table:table-cell>
          <table:table-cell office:value-type="string" calcext:value-type="string">
            <text:p>https://api.github.com/repos/LagoLunatic/DSVEdit</text:p>
          </table:table-cell>
          <table:table-cell table:formula="of:=REPLACE([.B2226]; 1; 29; &quot;&quot;)" office:value-type="string" office:string-value="LagoLunatic/DSVEdit" calcext:value-type="string">
            <text:p>LagoLunatic/DSVEdit</text:p>
          </table:table-cell>
        </table:table-row>
        <table:table-row table:style-name="ro1">
          <table:table-cell office:value-type="float" office:value="52963578" calcext:value-type="float">
            <text:p>52963578</text:p>
          </table:table-cell>
          <table:table-cell office:value-type="string" calcext:value-type="string">
            <text:p>https://api.github.com/repos/JukkaAGit/recomp</text:p>
          </table:table-cell>
          <table:table-cell table:formula="of:=REPLACE([.B2227]; 1; 29; &quot;&quot;)" office:value-type="string" office:string-value="JukkaAGit/recomp" calcext:value-type="string">
            <text:p>JukkaAGit/recomp</text:p>
          </table:table-cell>
        </table:table-row>
        <table:table-row table:style-name="ro1">
          <table:table-cell office:value-type="float" office:value="52990859" calcext:value-type="float">
            <text:p>52990859</text:p>
          </table:table-cell>
          <table:table-cell office:value-type="string" calcext:value-type="string">
            <text:p>https://api.github.com/repos/christopheraue/m-ruby-world_object</text:p>
          </table:table-cell>
          <table:table-cell table:formula="of:=REPLACE([.B2228]; 1; 29; &quot;&quot;)" office:value-type="string" office:string-value="christopheraue/m-ruby-world_object" calcext:value-type="string">
            <text:p>christopheraue/m-ruby-world_object</text:p>
          </table:table-cell>
        </table:table-row>
        <table:table-row table:style-name="ro1">
          <table:table-cell office:value-type="float" office:value="53158882" calcext:value-type="float">
            <text:p>53158882</text:p>
          </table:table-cell>
          <table:table-cell office:value-type="string" calcext:value-type="string">
            <text:p>https://api.github.com/repos/ManageIQ/manageiq-ui-classic</text:p>
          </table:table-cell>
          <table:table-cell table:formula="of:=REPLACE([.B2229]; 1; 29; &quot;&quot;)" office:value-type="string" office:string-value="ManageIQ/manageiq-ui-classic" calcext:value-type="string">
            <text:p>ManageIQ/manageiq-ui-classic</text:p>
          </table:table-cell>
        </table:table-row>
        <table:table-row table:style-name="ro1">
          <table:table-cell office:value-type="float" office:value="53234827" calcext:value-type="float">
            <text:p>53234827</text:p>
          </table:table-cell>
          <table:table-cell office:value-type="string" calcext:value-type="string">
            <text:p>https://api.github.com/repos/octobox/octobox</text:p>
          </table:table-cell>
          <table:table-cell table:formula="of:=REPLACE([.B2230]; 1; 29; &quot;&quot;)" office:value-type="string" office:string-value="octobox/octobox" calcext:value-type="string">
            <text:p>octobox/octobox</text:p>
          </table:table-cell>
        </table:table-row>
        <table:table-row table:style-name="ro1">
          <table:table-cell office:value-type="float" office:value="53806581" calcext:value-type="float">
            <text:p>53806581</text:p>
          </table:table-cell>
          <table:table-cell office:value-type="string" calcext:value-type="string">
            <text:p>https://api.github.com/repos/mjacobus/field-service</text:p>
          </table:table-cell>
          <table:table-cell table:formula="of:=REPLACE([.B2231]; 1; 29; &quot;&quot;)" office:value-type="string" office:string-value="mjacobus/field-service" calcext:value-type="string">
            <text:p>mjacobus/field-service</text:p>
          </table:table-cell>
        </table:table-row>
        <table:table-row table:style-name="ro1">
          <table:table-cell office:value-type="float" office:value="55160256" calcext:value-type="float">
            <text:p>55160256</text:p>
          </table:table-cell>
          <table:table-cell office:value-type="string" calcext:value-type="string">
            <text:p>https://api.github.com/repos/learningearnings/Mayhem</text:p>
          </table:table-cell>
          <table:table-cell table:formula="of:=REPLACE([.B2232]; 1; 29; &quot;&quot;)" office:value-type="string" office:string-value="learningearnings/Mayhem" calcext:value-type="string">
            <text:p>learningearnings/Mayhem</text:p>
          </table:table-cell>
        </table:table-row>
        <table:table-row table:style-name="ro1">
          <table:table-cell office:value-type="float" office:value="55905303" calcext:value-type="float">
            <text:p>55905303</text:p>
          </table:table-cell>
          <table:table-cell office:value-type="string" calcext:value-type="string">
            <text:p>https://api.github.com/repos/mapFactory/Github-Map</text:p>
          </table:table-cell>
          <table:table-cell table:formula="of:=REPLACE([.B2233]; 1; 29; &quot;&quot;)" office:value-type="string" office:string-value="mapFactory/Github-Map" calcext:value-type="string">
            <text:p>mapFactory/Github-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4:48:06.845364142</dc:date>
    <meta:editing-duration>PT20S</meta:editing-duration>
    <meta:editing-cycles>1</meta:editing-cycles>
    <meta:document-statistic meta:table-count="1" meta:cell-count="6699" meta:object-count="0"/>
    <meta:generator>LibreOffice_Vanilla/6.2.6.2$MacOSX_X86_64 LibreOffice_project/684e730861356e74889dfe6dbddd3562aae2e6ad</meta:generator>
  </office:meta>
</office:document-meta>
</file>